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RONDA DEL VALLE-DD-AT_IN">
            <text:p>RONDA DEL VALLE-DD-AT_IN</text:p>
          </table:table-cell>
          <table:table-cell table:style-name="pd1" office:value-type="string" office:string-value="RONDA DEL VALLE-O3-AT_IN">
            <text:p>RONDA DEL VALLE-O3-AT_IN</text:p>
          </table:table-cell>
        </table:table-row>
        <table:table-row>
          <table:table-cell table:style-name="pd1" office:value-type="date" office:date-value="2015-01-02T09:00:00">
            <text:p>Fri Jan  2 09:00:00 2015</text:p>
          </table:table-cell>
          <table:table-cell office:value-type="float" office:value="216.1667">
            <text:p>216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01-02T10:00:00">
            <text:p>Fri Jan  2 10:00:00 2015</text:p>
          </table:table-cell>
          <table:table-cell office:value-type="float" office:value="237.0">
            <text:p>237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5-01-03T05:00:00">
            <text:p>Sat Jan  3 05:00:00 2015</text:p>
          </table:table-cell>
          <table:table-cell office:value-type="float" office:value="199.6667">
            <text:p>199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5-01-03T09:00:00">
            <text:p>Sat Jan  3 09:00:00 2015</text:p>
          </table:table-cell>
          <table:table-cell office:value-type="float" office:value="220.8333">
            <text:p>220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01-03T12:00:00">
            <text:p>Sat Jan  3 12:00:00 2015</text:p>
          </table:table-cell>
          <table:table-cell office:value-type="float" office:value="77.8333">
            <text:p>77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5-01-04T08:00:00">
            <text:p>Sun Jan  4 08:00:00 2015</text:p>
          </table:table-cell>
          <table:table-cell office:value-type="float" office:value="164.0">
            <text:p>164.0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5-01-05T09:00:00">
            <text:p>Mon Jan  5 09:00:00 2015</text:p>
          </table:table-cell>
          <table:table-cell office:value-type="float" office:value="153.1667">
            <text:p>153.1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5-01-05T12:00:00">
            <text:p>Mon Jan  5 12:00:00 2015</text:p>
          </table:table-cell>
          <table:table-cell office:value-type="float" office:value="88.5">
            <text:p>88.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5-01-05T14:00:00">
            <text:p>Mon Jan  5 14:00:00 2015</text:p>
          </table:table-cell>
          <table:table-cell office:value-type="float" office:value="112.5">
            <text:p>112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5-01-07T06:00:00">
            <text:p>Wed Jan  7 06:00:00 2015</text:p>
          </table:table-cell>
          <table:table-cell office:value-type="float" office:value="204.8333">
            <text:p>204.8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01-07T08:00:00">
            <text:p>Wed Jan  7 08:00:00 2015</text:p>
          </table:table-cell>
          <table:table-cell office:value-type="float" office:value="218.8333">
            <text:p>218.8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5-01-07T09:00:00">
            <text:p>Wed Jan  7 09:00:00 2015</text:p>
          </table:table-cell>
          <table:table-cell office:value-type="float" office:value="256.8333">
            <text:p>256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01-07T10:00:00">
            <text:p>Wed Jan  7 10:00:00 2015</text:p>
          </table:table-cell>
          <table:table-cell office:value-type="float" office:value="212.6667">
            <text:p>212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01-07T11:00:00">
            <text:p>Wed Jan  7 11:00:00 2015</text:p>
          </table:table-cell>
          <table:table-cell office:value-type="float" office:value="112.8333">
            <text:p>112.8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5-01-07T12:00:00">
            <text:p>Wed Jan  7 12:00:00 2015</text:p>
          </table:table-cell>
          <table:table-cell office:value-type="float" office:value="94.0">
            <text:p>94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01-07T13:00:00">
            <text:p>Wed Jan  7 13:00:00 2015</text:p>
          </table:table-cell>
          <table:table-cell office:value-type="float" office:value="135.0">
            <text:p>135.0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01-08T08:00:00">
            <text:p>Thu Jan  8 08:00:00 2015</text:p>
          </table:table-cell>
          <table:table-cell office:value-type="float" office:value="236.5">
            <text:p>236.5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5-01-08T09:00:00">
            <text:p>Thu Jan  8 09:00:00 2015</text:p>
          </table:table-cell>
          <table:table-cell office:value-type="float" office:value="193.3333">
            <text:p>193.3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5-01-08T10:00:00">
            <text:p>Thu Jan  8 10:00:00 2015</text:p>
          </table:table-cell>
          <table:table-cell office:value-type="float" office:value="79.0">
            <text:p>79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1-08T12:00:00">
            <text:p>Thu Jan  8 12:00:00 2015</text:p>
          </table:table-cell>
          <table:table-cell office:value-type="float" office:value="106.5">
            <text:p>106.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5-01-08T13:00:00">
            <text:p>Thu Jan  8 13:00:00 2015</text:p>
          </table:table-cell>
          <table:table-cell office:value-type="float" office:value="141.6667">
            <text:p>141.6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5-01-08T14:00:00">
            <text:p>Thu Jan  8 14:00:00 2015</text:p>
          </table:table-cell>
          <table:table-cell office:value-type="float" office:value="77.1667">
            <text:p>77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5-01-09T11:00:00">
            <text:p>Fri Jan  9 11:00:00 2015</text:p>
          </table:table-cell>
          <table:table-cell office:value-type="float" office:value="164.3333">
            <text:p>164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5-01-13T01:00:00">
            <text:p>Tue Jan 13 01:00:00 2015</text:p>
          </table:table-cell>
          <table:table-cell office:value-type="float" office:value="223.0">
            <text:p>223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01-13T02:00:00">
            <text:p>Tue Jan 13 02:00:00 2015</text:p>
          </table:table-cell>
          <table:table-cell office:value-type="float" office:value="217.5">
            <text:p>217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5-01-13T03:00:00">
            <text:p>Tue Jan 13 03:00:00 2015</text:p>
          </table:table-cell>
          <table:table-cell office:value-type="float" office:value="217.3333">
            <text:p>217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5-01-13T10:00:00">
            <text:p>Tue Jan 13 10:00:00 2015</text:p>
          </table:table-cell>
          <table:table-cell office:value-type="float" office:value="152.6667">
            <text:p>152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5-01-13T11:00:00">
            <text:p>Tue Jan 13 11:00:00 2015</text:p>
          </table:table-cell>
          <table:table-cell office:value-type="float" office:value="83.6667">
            <text:p>83.6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01-14T09:00:00">
            <text:p>Wed Jan 14 09:00:00 2015</text:p>
          </table:table-cell>
          <table:table-cell office:value-type="float" office:value="149.5">
            <text:p>149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01-14T11:00:00">
            <text:p>Wed Jan 14 11:00:00 2015</text:p>
          </table:table-cell>
          <table:table-cell office:value-type="float" office:value="92.5">
            <text:p>92.5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01-14T12:00:00">
            <text:p>Wed Jan 14 12:00:00 2015</text:p>
          </table:table-cell>
          <table:table-cell office:value-type="float" office:value="193.3333">
            <text:p>193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01-15T12:00:00">
            <text:p>Thu Jan 15 12:00:00 2015</text:p>
          </table:table-cell>
          <table:table-cell office:value-type="float" office:value="166.5">
            <text:p>166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5-01-23T20:00:00">
            <text:p>Fri Jan 23 20:00:00 2015</text:p>
          </table:table-cell>
          <table:table-cell office:value-type="float" office:value="168.8333">
            <text:p>168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5-01-27T21:00:00">
            <text:p>Tue Jan 27 21:00:00 2015</text:p>
          </table:table-cell>
          <table:table-cell office:value-type="float" office:value="164.5">
            <text:p>164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01-27T23:00:00">
            <text:p>Tue Jan 27 23:00:00 2015</text:p>
          </table:table-cell>
          <table:table-cell office:value-type="float" office:value="135.0">
            <text:p>135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5-01-28T00:00:00">
            <text:p>Wed Jan 28 00:00:00 2015</text:p>
          </table:table-cell>
          <table:table-cell office:value-type="float" office:value="176.6667">
            <text:p>176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01-29T10:00:00">
            <text:p>Thu Jan 29 10:00:00 2015</text:p>
          </table:table-cell>
          <table:table-cell office:value-type="float" office:value="192.6667">
            <text:p>192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5-01-29T11:00:00">
            <text:p>Thu Jan 29 11:00:00 2015</text:p>
          </table:table-cell>
          <table:table-cell office:value-type="float" office:value="163.0">
            <text:p>163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5-01-29T12:00:00">
            <text:p>Thu Jan 29 12:00:00 2015</text:p>
          </table:table-cell>
          <table:table-cell office:value-type="float" office:value="164.1667">
            <text:p>164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5-02-06T14:00:00">
            <text:p>Fri Feb  6 14:00:00 2015</text:p>
          </table:table-cell>
          <table:table-cell office:value-type="float" office:value="258.8333">
            <text:p>258.8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15-02-07T09:00:00">
            <text:p>Sat Feb  7 09:00:00 2015</text:p>
          </table:table-cell>
          <table:table-cell office:value-type="float" office:value="202.5">
            <text:p>202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5-02-07T11:00:00">
            <text:p>Sat Feb  7 11:00:00 2015</text:p>
          </table:table-cell>
          <table:table-cell office:value-type="float" office:value="136.0">
            <text:p>136.0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5-02-07T12:00:00">
            <text:p>Sat Feb  7 12:00:00 2015</text:p>
          </table:table-cell>
          <table:table-cell office:value-type="float" office:value="253.8333">
            <text:p>253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5-02-09T08:00:00">
            <text:p>Mon Feb  9 08:00:00 2015</text:p>
          </table:table-cell>
          <table:table-cell office:value-type="float" office:value="236.8333">
            <text:p>236.8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5-02-09T09:00:00">
            <text:p>Mon Feb  9 09:00:00 2015</text:p>
          </table:table-cell>
          <table:table-cell office:value-type="float" office:value="185.1667">
            <text:p>185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02-09T12:00:00">
            <text:p>Mon Feb  9 12:00:00 2015</text:p>
          </table:table-cell>
          <table:table-cell office:value-type="float" office:value="159.0">
            <text:p>159.0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15-02-12T09:00:00">
            <text:p>Thu Feb 12 09:00:00 2015</text:p>
          </table:table-cell>
          <table:table-cell office:value-type="float" office:value="287.6667">
            <text:p>287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5-02-12T10:00:00">
            <text:p>Thu Feb 12 10:00:00 2015</text:p>
          </table:table-cell>
          <table:table-cell office:value-type="float" office:value="194.0">
            <text:p>194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02-12T11:00:00">
            <text:p>Thu Feb 12 11:00:00 2015</text:p>
          </table:table-cell>
          <table:table-cell office:value-type="float" office:value="181.1667">
            <text:p>181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5-02-12T12:00:00">
            <text:p>Thu Feb 12 12:00:00 2015</text:p>
          </table:table-cell>
          <table:table-cell office:value-type="float" office:value="216.1667">
            <text:p>216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5-02-12T23:00:00">
            <text:p>Thu Feb 12 23:00:00 2015</text:p>
          </table:table-cell>
          <table:table-cell office:value-type="float" office:value="126.5">
            <text:p>126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5-02-13T02:00:00">
            <text:p>Fri Feb 13 02:00:00 2015</text:p>
          </table:table-cell>
          <table:table-cell office:value-type="float" office:value="197.8333">
            <text:p>197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5-02-13T03:00:00">
            <text:p>Fri Feb 13 03:00:00 2015</text:p>
          </table:table-cell>
          <table:table-cell office:value-type="float" office:value="203.3333">
            <text:p>203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02-13T05:00:00">
            <text:p>Fri Feb 13 05:00:00 2015</text:p>
          </table:table-cell>
          <table:table-cell office:value-type="float" office:value="175.6667">
            <text:p>175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2-13T09:00:00">
            <text:p>Fri Feb 13 09:00:00 2015</text:p>
          </table:table-cell>
          <table:table-cell office:value-type="float" office:value="203.3333">
            <text:p>20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02-13T10:00:00">
            <text:p>Fri Feb 13 10:00:00 2015</text:p>
          </table:table-cell>
          <table:table-cell office:value-type="float" office:value="100.3333">
            <text:p>100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2-13T11:00:00">
            <text:p>Fri Feb 13 11:00:00 2015</text:p>
          </table:table-cell>
          <table:table-cell office:value-type="float" office:value="99.3333">
            <text:p>99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02-16T19:00:00">
            <text:p>Mon Feb 16 19:00:00 2015</text:p>
          </table:table-cell>
          <table:table-cell office:value-type="float" office:value="92.5">
            <text:p>92.5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5-02-16T20:00:00">
            <text:p>Mon Feb 16 20:00:00 2015</text:p>
          </table:table-cell>
          <table:table-cell office:value-type="float" office:value="98.3333">
            <text:p>98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5-02-16T21:00:00">
            <text:p>Mon Feb 16 21:00:00 2015</text:p>
          </table:table-cell>
          <table:table-cell office:value-type="float" office:value="175.6667">
            <text:p>175.6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5-02-16T22:00:00">
            <text:p>Mon Feb 16 22:00:00 2015</text:p>
          </table:table-cell>
          <table:table-cell office:value-type="float" office:value="201.3333">
            <text:p>201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5-02-16T23:00:00">
            <text:p>Mon Feb 16 23:00:00 2015</text:p>
          </table:table-cell>
          <table:table-cell office:value-type="float" office:value="166.0">
            <text:p>166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2-17T00:00:00">
            <text:p>Tue Feb 17 00:00:00 2015</text:p>
          </table:table-cell>
          <table:table-cell office:value-type="float" office:value="288.2">
            <text:p>288.2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5-02-17T01:00:00">
            <text:p>Tue Feb 17 01:00:00 2015</text:p>
          </table:table-cell>
          <table:table-cell office:value-type="float" office:value="115.3333">
            <text:p>115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5-02-17T15:00:00">
            <text:p>Tue Feb 17 15:00:00 2015</text:p>
          </table:table-cell>
          <table:table-cell office:value-type="float" office:value="88.6667">
            <text:p>88.6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5-02-27T11:00:00">
            <text:p>Fri Feb 27 11:00:00 2015</text:p>
          </table:table-cell>
          <table:table-cell office:value-type="float" office:value="138.0">
            <text:p>138.0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5-02-27T12:00:00">
            <text:p>Fri Feb 27 12:00:00 2015</text:p>
          </table:table-cell>
          <table:table-cell office:value-type="float" office:value="133.3333">
            <text:p>133.3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5-03-02T10:00:00">
            <text:p>Mon Mar  2 10:00:00 2015</text:p>
          </table:table-cell>
          <table:table-cell office:value-type="float" office:value="119.8333">
            <text:p>119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5-03-02T15:00:00">
            <text:p>Mon Mar  2 15:00:00 2015</text:p>
          </table:table-cell>
          <table:table-cell office:value-type="float" office:value="169.5">
            <text:p>169.5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5-03-03T08:00:00">
            <text:p>Tue Mar  3 08:00:00 2015</text:p>
          </table:table-cell>
          <table:table-cell office:value-type="float" office:value="193.5">
            <text:p>193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03-03T09:00:00">
            <text:p>Tue Mar  3 09:00:00 2015</text:p>
          </table:table-cell>
          <table:table-cell office:value-type="float" office:value="112.3333">
            <text:p>112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5-03-03T10:00:00">
            <text:p>Tue Mar  3 10:00:00 2015</text:p>
          </table:table-cell>
          <table:table-cell office:value-type="float" office:value="89.6667">
            <text:p>89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5-03-03T11:00:00">
            <text:p>Tue Mar  3 11:00:00 2015</text:p>
          </table:table-cell>
          <table:table-cell office:value-type="float" office:value="82.1667">
            <text:p>82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5-03-03T12:00:00">
            <text:p>Tue Mar  3 12:00:00 2015</text:p>
          </table:table-cell>
          <table:table-cell office:value-type="float" office:value="118.5">
            <text:p>118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5-03-03T13:00:00">
            <text:p>Tue Mar  3 13:00:00 2015</text:p>
          </table:table-cell>
          <table:table-cell office:value-type="float" office:value="151.6667">
            <text:p>151.6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5-03-04T15:00:00">
            <text:p>Wed Mar  4 15:00:00 2015</text:p>
          </table:table-cell>
          <table:table-cell office:value-type="float" office:value="86.5">
            <text:p>86.5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15-03-04T16:00:00">
            <text:p>Wed Mar  4 16:00:00 2015</text:p>
          </table:table-cell>
          <table:table-cell office:value-type="float" office:value="81.3333">
            <text:p>81.3333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15-03-04T17:00:00">
            <text:p>Wed Mar  4 17:00:00 2015</text:p>
          </table:table-cell>
          <table:table-cell office:value-type="float" office:value="84.0">
            <text:p>84.0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15-03-06T10:00:00">
            <text:p>Fri Mar  6 10:00:00 2015</text:p>
          </table:table-cell>
          <table:table-cell office:value-type="float" office:value="97.3333">
            <text:p>97.3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5-03-09T08:00:00">
            <text:p>Mon Mar  9 08:00:00 2015</text:p>
          </table:table-cell>
          <table:table-cell office:value-type="float" office:value="180.0">
            <text:p>180.0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03-09T09:00:00">
            <text:p>Mon Mar  9 09:00:00 2015</text:p>
          </table:table-cell>
          <table:table-cell office:value-type="float" office:value="148.0">
            <text:p>148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5-03-10T09:00:00">
            <text:p>Tue Mar 10 09:00:00 2015</text:p>
          </table:table-cell>
          <table:table-cell office:value-type="float" office:value="106.3333">
            <text:p>106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03-10T10:00:00">
            <text:p>Tue Mar 10 10:00:00 2015</text:p>
          </table:table-cell>
          <table:table-cell office:value-type="float" office:value="108.0">
            <text:p>108.0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5-03-10T11:00:00">
            <text:p>Tue Mar 10 11:00:00 2015</text:p>
          </table:table-cell>
          <table:table-cell office:value-type="float" office:value="129.3333">
            <text:p>129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5-03-10T12:00:00">
            <text:p>Tue Mar 10 12:00:00 2015</text:p>
          </table:table-cell>
          <table:table-cell office:value-type="float" office:value="117.3333">
            <text:p>117.3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5-03-11T08:00:00">
            <text:p>Wed Mar 11 08:00:00 2015</text:p>
          </table:table-cell>
          <table:table-cell office:value-type="float" office:value="185.8333">
            <text:p>185.8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5-03-11T09:00:00">
            <text:p>Wed Mar 11 09:00:00 2015</text:p>
          </table:table-cell>
          <table:table-cell office:value-type="float" office:value="115.3333">
            <text:p>115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03-11T10:00:00">
            <text:p>Wed Mar 11 10:00:00 2015</text:p>
          </table:table-cell>
          <table:table-cell office:value-type="float" office:value="74.3333">
            <text:p>74.3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5-03-11T11:00:00">
            <text:p>Wed Mar 11 11:00:00 2015</text:p>
          </table:table-cell>
          <table:table-cell office:value-type="float" office:value="98.0">
            <text:p>98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5-03-11T12:00:00">
            <text:p>Wed Mar 11 12:00:00 2015</text:p>
          </table:table-cell>
          <table:table-cell office:value-type="float" office:value="119.8333">
            <text:p>119.8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5-03-13T14:00:00">
            <text:p>Fri Mar 13 14:00:00 2015</text:p>
          </table:table-cell>
          <table:table-cell office:value-type="float" office:value="185.8333">
            <text:p>185.8333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15-03-13T20:00:00">
            <text:p>Fri Mar 13 20:00:00 2015</text:p>
          </table:table-cell>
          <table:table-cell office:value-type="float" office:value="215.3333">
            <text:p>215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5-03-19T09:00:00">
            <text:p>Thu Mar 19 09:00:00 2015</text:p>
          </table:table-cell>
          <table:table-cell office:value-type="float" office:value="158.6667">
            <text:p>158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5-03-19T15:00:00">
            <text:p>Thu Mar 19 15:00:00 2015</text:p>
          </table:table-cell>
          <table:table-cell office:value-type="float" office:value="168.5">
            <text:p>168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5-03-20T11:00:00">
            <text:p>Fri Mar 20 11:00:00 2015</text:p>
          </table:table-cell>
          <table:table-cell office:value-type="float" office:value="161.5">
            <text:p>161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5-03-23T09:00:00">
            <text:p>Mon Mar 23 09:00:00 2015</text:p>
          </table:table-cell>
          <table:table-cell office:value-type="float" office:value="276.1667">
            <text:p>276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5-03-27T11:00:00">
            <text:p>Fri Mar 27 11:00:00 2015</text:p>
          </table:table-cell>
          <table:table-cell office:value-type="float" office:value="159.8333">
            <text:p>159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5-03-27T12:00:00">
            <text:p>Fri Mar 27 12:00:00 2015</text:p>
          </table:table-cell>
          <table:table-cell office:value-type="float" office:value="188.1667">
            <text:p>188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5-08-03T14:00:00">
            <text:p>Mon Aug  3 14:00:00 2015</text:p>
          </table:table-cell>
          <table:table-cell office:value-type="float" office:value="252.1667">
            <text:p>252.1667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5-08-07T09:00:00">
            <text:p>Fri Aug  7 09:00:00 2015</text:p>
          </table:table-cell>
          <table:table-cell office:value-type="float" office:value="225.1667">
            <text:p>225.1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5-08-16T12:00:00">
            <text:p>Sun Aug 16 12:00:00 2015</text:p>
          </table:table-cell>
          <table:table-cell office:value-type="float" office:value="128.5">
            <text:p>128.5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5-08-31T14:00:00">
            <text:p>Mon Aug 31 14:00:00 2015</text:p>
          </table:table-cell>
          <table:table-cell office:value-type="float" office:value="162.3333">
            <text:p>162.3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5-08-31T15:00:00">
            <text:p>Mon Aug 31 15:00:00 2015</text:p>
          </table:table-cell>
          <table:table-cell office:value-type="float" office:value="174.3333">
            <text:p>174.3333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5-09-07T08:00:00">
            <text:p>Mon Sep  7 08:00:00 2015</text:p>
          </table:table-cell>
          <table:table-cell office:value-type="float" office:value="242.6667">
            <text:p>242.6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5-09-07T09:00:00">
            <text:p>Mon Sep  7 09:00:00 2015</text:p>
          </table:table-cell>
          <table:table-cell office:value-type="float" office:value="218.0">
            <text:p>218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09-07T15:00:00">
            <text:p>Mon Sep  7 15:00:00 2015</text:p>
          </table:table-cell>
          <table:table-cell office:value-type="float" office:value="97.6667">
            <text:p>97.6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5-09-07T16:00:00">
            <text:p>Mon Sep  7 16:00:00 2015</text:p>
          </table:table-cell>
          <table:table-cell office:value-type="float" office:value="190.6667">
            <text:p>190.6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5-09-07T17:00:00">
            <text:p>Mon Sep  7 17:00:00 2015</text:p>
          </table:table-cell>
          <table:table-cell office:value-type="float" office:value="143.0">
            <text:p>143.0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15-09-07T18:00:00">
            <text:p>Mon Sep  7 18:00:00 2015</text:p>
          </table:table-cell>
          <table:table-cell office:value-type="float" office:value="202.6667">
            <text:p>202.6667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5-09-07T19:00:00">
            <text:p>Mon Sep  7 19:00:00 2015</text:p>
          </table:table-cell>
          <table:table-cell office:value-type="float" office:value="204.1667">
            <text:p>204.1667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15-09-07T20:00:00">
            <text:p>Mon Sep  7 20:00:00 2015</text:p>
          </table:table-cell>
          <table:table-cell office:value-type="float" office:value="176.8333">
            <text:p>176.8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5-09-07T21:00:00">
            <text:p>Mon Sep  7 21:00:00 2015</text:p>
          </table:table-cell>
          <table:table-cell office:value-type="float" office:value="179.1667">
            <text:p>179.1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5-09-07T22:00:00">
            <text:p>Mon Sep  7 22:00:00 2015</text:p>
          </table:table-cell>
          <table:table-cell office:value-type="float" office:value="171.3333">
            <text:p>171.3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5-09-10T10:00:00">
            <text:p>Thu Sep 10 10:00:00 2015</text:p>
          </table:table-cell>
          <table:table-cell office:value-type="float" office:value="187.8333">
            <text:p>187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9-10T11:00:00">
            <text:p>Thu Sep 10 11:00:00 2015</text:p>
          </table:table-cell>
          <table:table-cell office:value-type="float" office:value="198.6667">
            <text:p>198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5-09-17T09:00:00">
            <text:p>Thu Sep 17 09:00:00 2015</text:p>
          </table:table-cell>
          <table:table-cell office:value-type="float" office:value="197.1667">
            <text:p>197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9-17T10:00:00">
            <text:p>Thu Sep 17 10:00:00 2015</text:p>
          </table:table-cell>
          <table:table-cell office:value-type="float" office:value="216.1667">
            <text:p>216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9-17T11:00:00">
            <text:p>Thu Sep 17 11:00:00 2015</text:p>
          </table:table-cell>
          <table:table-cell office:value-type="float" office:value="251.6667">
            <text:p>251.6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5-09-21T09:00:00">
            <text:p>Mon Sep 21 09:00:00 2015</text:p>
          </table:table-cell>
          <table:table-cell office:value-type="float" office:value="178.0">
            <text:p>178.0</text:p>
          </table:table-cell>
          <table:table-cell office:value-type="float" office:value="11.8">
            <text:p>11.8</text:p>
          </table:table-cell>
        </table:table-row>
        <table:table-row>
          <table:table-cell table:style-name="pd1" office:value-type="date" office:date-value="2015-09-30T00:00:00">
            <text:p>Wed Sep 30 00:00:00 2015</text:p>
          </table:table-cell>
          <table:table-cell office:value-type="float" office:value="193.0">
            <text:p>193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5-09-30T09:00:00">
            <text:p>Wed Sep 30 09:00:00 2015</text:p>
          </table:table-cell>
          <table:table-cell office:value-type="float" office:value="133.3333">
            <text:p>133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5-09-30T10:00:00">
            <text:p>Wed Sep 30 10:00:00 2015</text:p>
          </table:table-cell>
          <table:table-cell office:value-type="float" office:value="121.8333">
            <text:p>121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5-09-30T11:00:00">
            <text:p>Wed Sep 30 11:00:00 2015</text:p>
          </table:table-cell>
          <table:table-cell office:value-type="float" office:value="228.0">
            <text:p>228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5-09-30T12:00:00">
            <text:p>Wed Sep 30 12:00:00 2015</text:p>
          </table:table-cell>
          <table:table-cell office:value-type="float" office:value="201.3333">
            <text:p>201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5-10-01T10:00:00">
            <text:p>Thu Oct  1 10:00:00 2015</text:p>
          </table:table-cell>
          <table:table-cell office:value-type="float" office:value="100.0">
            <text:p>100.0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5-10-04T10:00:00">
            <text:p>Sun Oct  4 10:00:00 2015</text:p>
          </table:table-cell>
          <table:table-cell office:value-type="float" office:value="279.8333">
            <text:p>279.8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5-10-04T11:00:00">
            <text:p>Sun Oct  4 11:00:00 2015</text:p>
          </table:table-cell>
          <table:table-cell office:value-type="float" office:value="184.0">
            <text:p>184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5-10-04T12:00:00">
            <text:p>Sun Oct  4 12:00:00 2015</text:p>
          </table:table-cell>
          <table:table-cell office:value-type="float" office:value="188.3333">
            <text:p>188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5-10-05T07:00:00">
            <text:p>Mon Oct  5 07:00:00 2015</text:p>
          </table:table-cell>
          <table:table-cell office:value-type="float" office:value="238.1667">
            <text:p>238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5-10-05T08:00:00">
            <text:p>Mon Oct  5 08:00:00 2015</text:p>
          </table:table-cell>
          <table:table-cell office:value-type="float" office:value="212.3333">
            <text:p>212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5-10-05T09:00:00">
            <text:p>Mon Oct  5 09:00:00 2015</text:p>
          </table:table-cell>
          <table:table-cell office:value-type="float" office:value="293.3333">
            <text:p>293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10-05T10:00:00">
            <text:p>Mon Oct  5 10:00:00 2015</text:p>
          </table:table-cell>
          <table:table-cell office:value-type="float" office:value="291.1667">
            <text:p>291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5-10-05T11:00:00">
            <text:p>Mon Oct  5 11:00:00 2015</text:p>
          </table:table-cell>
          <table:table-cell office:value-type="float" office:value="229.6667">
            <text:p>229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5-10-05T12:00:00">
            <text:p>Mon Oct  5 12:00:00 2015</text:p>
          </table:table-cell>
          <table:table-cell office:value-type="float" office:value="245.3333">
            <text:p>245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5-10-05T14:00:00">
            <text:p>Mon Oct  5 14:00:00 2015</text:p>
          </table:table-cell>
          <table:table-cell office:value-type="float" office:value="168.8333">
            <text:p>168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5-10-05T15:00:00">
            <text:p>Mon Oct  5 15:00:00 2015</text:p>
          </table:table-cell>
          <table:table-cell office:value-type="float" office:value="106.6667">
            <text:p>106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5-10-06T02:00:00">
            <text:p>Tue Oct  6 02:00:00 2015</text:p>
          </table:table-cell>
          <table:table-cell office:value-type="float" office:value="245.0">
            <text:p>245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5-10-06T09:00:00">
            <text:p>Tue Oct  6 09:00:00 2015</text:p>
          </table:table-cell>
          <table:table-cell office:value-type="float" office:value="189.3333">
            <text:p>189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5-10-06T10:00:00">
            <text:p>Tue Oct  6 10:00:00 2015</text:p>
          </table:table-cell>
          <table:table-cell office:value-type="float" office:value="267.1667">
            <text:p>267.1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5-10-07T13:00:00">
            <text:p>Wed Oct  7 13:00:00 2015</text:p>
          </table:table-cell>
          <table:table-cell office:value-type="float" office:value="128.6667">
            <text:p>128.6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5-10-07T14:00:00">
            <text:p>Wed Oct  7 14:00:00 2015</text:p>
          </table:table-cell>
          <table:table-cell office:value-type="float" office:value="175.5">
            <text:p>175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5-10-07T15:00:00">
            <text:p>Wed Oct  7 15:00:00 2015</text:p>
          </table:table-cell>
          <table:table-cell office:value-type="float" office:value="195.0">
            <text:p>195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5-10-07T19:00:00">
            <text:p>Wed Oct  7 19:00:00 2015</text:p>
          </table:table-cell>
          <table:table-cell office:value-type="float" office:value="173.6667">
            <text:p>173.6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5-10-08T10:00:00">
            <text:p>Thu Oct  8 10:00:00 2015</text:p>
          </table:table-cell>
          <table:table-cell office:value-type="float" office:value="93.3333">
            <text:p>93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5-10-08T11:00:00">
            <text:p>Thu Oct  8 11:00:00 2015</text:p>
          </table:table-cell>
          <table:table-cell office:value-type="float" office:value="97.6667">
            <text:p>97.6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5-10-08T12:00:00">
            <text:p>Thu Oct  8 12:00:00 2015</text:p>
          </table:table-cell>
          <table:table-cell office:value-type="float" office:value="85.5">
            <text:p>85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5-10-08T13:00:00">
            <text:p>Thu Oct  8 13:00:00 2015</text:p>
          </table:table-cell>
          <table:table-cell office:value-type="float" office:value="116.3333">
            <text:p>116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5-10-09T09:00:00">
            <text:p>Fri Oct  9 09:00:00 2015</text:p>
          </table:table-cell>
          <table:table-cell office:value-type="float" office:value="224.0">
            <text:p>224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10-09T10:00:00">
            <text:p>Fri Oct  9 10:00:00 2015</text:p>
          </table:table-cell>
          <table:table-cell office:value-type="float" office:value="220.3333">
            <text:p>220.3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5-10-09T11:00:00">
            <text:p>Fri Oct  9 11:00:00 2015</text:p>
          </table:table-cell>
          <table:table-cell office:value-type="float" office:value="135.6667">
            <text:p>135.6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5-10-11T10:00:00">
            <text:p>Sun Oct 11 10:00:00 2015</text:p>
          </table:table-cell>
          <table:table-cell office:value-type="float" office:value="108.0">
            <text:p>108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5-10-11T12:00:00">
            <text:p>Sun Oct 11 12:00:00 2015</text:p>
          </table:table-cell>
          <table:table-cell office:value-type="float" office:value="106.6667">
            <text:p>106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5-10-11T13:00:00">
            <text:p>Sun Oct 11 13:00:00 2015</text:p>
          </table:table-cell>
          <table:table-cell office:value-type="float" office:value="111.0">
            <text:p>111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5-10-11T14:00:00">
            <text:p>Sun Oct 11 14:00:00 2015</text:p>
          </table:table-cell>
          <table:table-cell office:value-type="float" office:value="143.0">
            <text:p>143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5-10-11T18:00:00">
            <text:p>Sun Oct 11 18:00:00 2015</text:p>
          </table:table-cell>
          <table:table-cell office:value-type="float" office:value="218.0">
            <text:p>218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5-10-11T21:00:00">
            <text:p>Sun Oct 11 21:00:00 2015</text:p>
          </table:table-cell>
          <table:table-cell office:value-type="float" office:value="143.3333">
            <text:p>143.3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5-10-11T22:00:00">
            <text:p>Sun Oct 11 22:00:00 2015</text:p>
          </table:table-cell>
          <table:table-cell office:value-type="float" office:value="157.1667">
            <text:p>157.1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10-11T23:00:00">
            <text:p>Sun Oct 11 23:00:00 2015</text:p>
          </table:table-cell>
          <table:table-cell office:value-type="float" office:value="147.6667">
            <text:p>147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5-10-12T00:00:00">
            <text:p>Mon Oct 12 00:00:00 2015</text:p>
          </table:table-cell>
          <table:table-cell office:value-type="float" office:value="202.5">
            <text:p>202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5-10-12T02:00:00">
            <text:p>Mon Oct 12 02:00:00 2015</text:p>
          </table:table-cell>
          <table:table-cell office:value-type="float" office:value="159.8333">
            <text:p>159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5-10-12T03:00:00">
            <text:p>Mon Oct 12 03:00:00 2015</text:p>
          </table:table-cell>
          <table:table-cell office:value-type="float" office:value="162.3333">
            <text:p>162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5-10-12T04:00:00">
            <text:p>Mon Oct 12 04:00:00 2015</text:p>
          </table:table-cell>
          <table:table-cell office:value-type="float" office:value="123.8333">
            <text:p>123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5-10-12T05:00:00">
            <text:p>Mon Oct 12 05:00:00 2015</text:p>
          </table:table-cell>
          <table:table-cell office:value-type="float" office:value="177.5">
            <text:p>177.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5-10-12T06:00:00">
            <text:p>Mon Oct 12 06:00:00 2015</text:p>
          </table:table-cell>
          <table:table-cell office:value-type="float" office:value="233.8333">
            <text:p>233.8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5-10-12T07:00:00">
            <text:p>Mon Oct 12 07:00:00 2015</text:p>
          </table:table-cell>
          <table:table-cell office:value-type="float" office:value="189.6667">
            <text:p>189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5-10-12T08:00:00">
            <text:p>Mon Oct 12 08:00:00 2015</text:p>
          </table:table-cell>
          <table:table-cell office:value-type="float" office:value="142.0">
            <text:p>142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5-10-12T09:00:00">
            <text:p>Mon Oct 12 09:00:00 2015</text:p>
          </table:table-cell>
          <table:table-cell office:value-type="float" office:value="193.8333">
            <text:p>193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5-10-12T10:00:00">
            <text:p>Mon Oct 12 10:00:00 2015</text:p>
          </table:table-cell>
          <table:table-cell office:value-type="float" office:value="166.6667">
            <text:p>166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5-10-12T11:00:00">
            <text:p>Mon Oct 12 11:00:00 2015</text:p>
          </table:table-cell>
          <table:table-cell office:value-type="float" office:value="131.3333">
            <text:p>131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5-10-12T12:00:00">
            <text:p>Mon Oct 12 12:00:00 2015</text:p>
          </table:table-cell>
          <table:table-cell office:value-type="float" office:value="115.8333">
            <text:p>115.8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5-10-12T13:00:00">
            <text:p>Mon Oct 12 13:00:00 2015</text:p>
          </table:table-cell>
          <table:table-cell office:value-type="float" office:value="85.8333">
            <text:p>85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5-10-12T16:00:00">
            <text:p>Mon Oct 12 16:00:00 2015</text:p>
          </table:table-cell>
          <table:table-cell office:value-type="float" office:value="167.8333">
            <text:p>167.8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5-10-13T16:00:00">
            <text:p>Tue Oct 13 16:00:00 2015</text:p>
          </table:table-cell>
          <table:table-cell office:value-type="float" office:value="103.3333">
            <text:p>103.3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5-10-14T10:00:00">
            <text:p>Wed Oct 14 10:00:00 2015</text:p>
          </table:table-cell>
          <table:table-cell office:value-type="float" office:value="283.3333">
            <text:p>283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10-15T09:00:00">
            <text:p>Thu Oct 15 09:00:00 2015</text:p>
          </table:table-cell>
          <table:table-cell office:value-type="float" office:value="125.8333">
            <text:p>125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10-16T08:00:00">
            <text:p>Fri Oct 16 08:00:00 2015</text:p>
          </table:table-cell>
          <table:table-cell office:value-type="float" office:value="240.6667">
            <text:p>240.6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5-10-16T09:00:00">
            <text:p>Fri Oct 16 09:00:00 2015</text:p>
          </table:table-cell>
          <table:table-cell office:value-type="float" office:value="101.0">
            <text:p>101.0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5-10-16T10:00:00">
            <text:p>Fri Oct 16 10:00:00 2015</text:p>
          </table:table-cell>
          <table:table-cell office:value-type="float" office:value="137.5">
            <text:p>137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10-16T11:00:00">
            <text:p>Fri Oct 16 11:00:00 2015</text:p>
          </table:table-cell>
          <table:table-cell office:value-type="float" office:value="119.0">
            <text:p>119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10-16T12:00:00">
            <text:p>Fri Oct 16 12:00:00 2015</text:p>
          </table:table-cell>
          <table:table-cell office:value-type="float" office:value="180.8333">
            <text:p>180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10-16T13:00:00">
            <text:p>Fri Oct 16 13:00:00 2015</text:p>
          </table:table-cell>
          <table:table-cell office:value-type="float" office:value="136.6667">
            <text:p>136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5-10-18T10:00:00">
            <text:p>Sun Oct 18 10:00:00 2015</text:p>
          </table:table-cell>
          <table:table-cell office:value-type="float" office:value="205.6667">
            <text:p>205.6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5-10-19T15:00:00">
            <text:p>Mon Oct 19 15:00:00 2015</text:p>
          </table:table-cell>
          <table:table-cell office:value-type="float" office:value="169.5">
            <text:p>169.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5-10-19T16:00:00">
            <text:p>Mon Oct 19 16:00:00 2015</text:p>
          </table:table-cell>
          <table:table-cell office:value-type="float" office:value="181.1667">
            <text:p>181.1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5-10-19T17:00:00">
            <text:p>Mon Oct 19 17:00:00 2015</text:p>
          </table:table-cell>
          <table:table-cell office:value-type="float" office:value="230.6667">
            <text:p>230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5-10-19T18:00:00">
            <text:p>Mon Oct 19 18:00:00 2015</text:p>
          </table:table-cell>
          <table:table-cell office:value-type="float" office:value="168.5">
            <text:p>168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5-10-19T19:00:00">
            <text:p>Mon Oct 19 19:00:00 2015</text:p>
          </table:table-cell>
          <table:table-cell office:value-type="float" office:value="117.5">
            <text:p>117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5-10-19T20:00:00">
            <text:p>Mon Oct 19 20:00:00 2015</text:p>
          </table:table-cell>
          <table:table-cell office:value-type="float" office:value="158.8333">
            <text:p>158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5-10-20T00:00:00">
            <text:p>Tue Oct 20 00:00:00 2015</text:p>
          </table:table-cell>
          <table:table-cell office:value-type="float" office:value="174.1667">
            <text:p>174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10-20T02:00:00">
            <text:p>Tue Oct 20 02:00:00 2015</text:p>
          </table:table-cell>
          <table:table-cell office:value-type="float" office:value="234.5">
            <text:p>234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10-20T03:00:00">
            <text:p>Tue Oct 20 03:00:00 2015</text:p>
          </table:table-cell>
          <table:table-cell office:value-type="float" office:value="159.8333">
            <text:p>159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10-20T04:00:00">
            <text:p>Tue Oct 20 04:00:00 2015</text:p>
          </table:table-cell>
          <table:table-cell office:value-type="float" office:value="184.1667">
            <text:p>184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5-10-20T05:00:00">
            <text:p>Tue Oct 20 05:00:00 2015</text:p>
          </table:table-cell>
          <table:table-cell office:value-type="float" office:value="190.3333">
            <text:p>190.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5-10-20T14:00:00">
            <text:p>Tue Oct 20 14:00:00 2015</text:p>
          </table:table-cell>
          <table:table-cell office:value-type="float" office:value="150.8333">
            <text:p>150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10-21T08:00:00">
            <text:p>Wed Oct 21 08:00:00 2015</text:p>
          </table:table-cell>
          <table:table-cell office:value-type="float" office:value="278.3333">
            <text:p>278.3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5-10-21T09:00:00">
            <text:p>Wed Oct 21 09:00:00 2015</text:p>
          </table:table-cell>
          <table:table-cell office:value-type="float" office:value="276.1667">
            <text:p>276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10-21T10:00:00">
            <text:p>Wed Oct 21 10:00:00 2015</text:p>
          </table:table-cell>
          <table:table-cell office:value-type="float" office:value="298.1667">
            <text:p>298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10-21T12:00:00">
            <text:p>Wed Oct 21 12:00:00 2015</text:p>
          </table:table-cell>
          <table:table-cell office:value-type="float" office:value="125.3333">
            <text:p>125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5-10-22T09:00:00">
            <text:p>Thu Oct 22 09:00:00 2015</text:p>
          </table:table-cell>
          <table:table-cell office:value-type="float" office:value="189.8333">
            <text:p>189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5-10-23T09:00:00">
            <text:p>Fri Oct 23 09:00:00 2015</text:p>
          </table:table-cell>
          <table:table-cell office:value-type="float" office:value="139.0">
            <text:p>139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10-23T10:00:00">
            <text:p>Fri Oct 23 10:00:00 2015</text:p>
          </table:table-cell>
          <table:table-cell office:value-type="float" office:value="129.6667">
            <text:p>129.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10-23T11:00:00">
            <text:p>Fri Oct 23 11:00:00 2015</text:p>
          </table:table-cell>
          <table:table-cell office:value-type="float" office:value="86.3333">
            <text:p>86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5-10-23T12:00:00">
            <text:p>Fri Oct 23 12:00:00 2015</text:p>
          </table:table-cell>
          <table:table-cell office:value-type="float" office:value="115.1667">
            <text:p>115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5-10-24T10:00:00">
            <text:p>Sat Oct 24 10:00:00 2015</text:p>
          </table:table-cell>
          <table:table-cell office:value-type="float" office:value="241.5">
            <text:p>241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5-10-24T11:00:00">
            <text:p>Sat Oct 24 11:00:00 2015</text:p>
          </table:table-cell>
          <table:table-cell office:value-type="float" office:value="116.8333">
            <text:p>116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5-10-24T12:00:00">
            <text:p>Sat Oct 24 12:00:00 2015</text:p>
          </table:table-cell>
          <table:table-cell office:value-type="float" office:value="170.6667">
            <text:p>170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10-24T13:00:00">
            <text:p>Sat Oct 24 13:00:00 2015</text:p>
          </table:table-cell>
          <table:table-cell office:value-type="float" office:value="126.8333">
            <text:p>126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10-24T19:00:00">
            <text:p>Sat Oct 24 19:00:00 2015</text:p>
          </table:table-cell>
          <table:table-cell office:value-type="float" office:value="84.5">
            <text:p>84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5-10-26T09:00:00">
            <text:p>Mon Oct 26 09:00:00 2015</text:p>
          </table:table-cell>
          <table:table-cell office:value-type="float" office:value="250.3333">
            <text:p>250.3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5-10-26T10:00:00">
            <text:p>Mon Oct 26 10:00:00 2015</text:p>
          </table:table-cell>
          <table:table-cell office:value-type="float" office:value="211.1667">
            <text:p>211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5-10-26T15:00:00">
            <text:p>Mon Oct 26 15:00:00 2015</text:p>
          </table:table-cell>
          <table:table-cell office:value-type="float" office:value="84.0">
            <text:p>84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5-10-26T16:00:00">
            <text:p>Mon Oct 26 16:00:00 2015</text:p>
          </table:table-cell>
          <table:table-cell office:value-type="float" office:value="184.5">
            <text:p>184.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10-26T17:00:00">
            <text:p>Mon Oct 26 17:00:00 2015</text:p>
          </table:table-cell>
          <table:table-cell office:value-type="float" office:value="179.1667">
            <text:p>179.1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5-10-26T18:00:00">
            <text:p>Mon Oct 26 18:00:00 2015</text:p>
          </table:table-cell>
          <table:table-cell office:value-type="float" office:value="110.8333">
            <text:p>110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10-26T19:00:00">
            <text:p>Mon Oct 26 19:00:00 2015</text:p>
          </table:table-cell>
          <table:table-cell office:value-type="float" office:value="149.8333">
            <text:p>149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10-26T20:00:00">
            <text:p>Mon Oct 26 20:00:00 2015</text:p>
          </table:table-cell>
          <table:table-cell office:value-type="float" office:value="190.5">
            <text:p>190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5-10-26T21:00:00">
            <text:p>Mon Oct 26 21:00:00 2015</text:p>
          </table:table-cell>
          <table:table-cell office:value-type="float" office:value="147.8333">
            <text:p>147.8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5-10-26T22:00:00">
            <text:p>Mon Oct 26 22:00:00 2015</text:p>
          </table:table-cell>
          <table:table-cell office:value-type="float" office:value="203.6667">
            <text:p>203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5-10-26T23:00:00">
            <text:p>Mon Oct 26 23:00:00 2015</text:p>
          </table:table-cell>
          <table:table-cell office:value-type="float" office:value="221.8333">
            <text:p>221.8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10-27T00:00:00">
            <text:p>Tue Oct 27 00:00:00 2015</text:p>
          </table:table-cell>
          <table:table-cell office:value-type="float" office:value="192.0">
            <text:p>192.0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5-10-27T01:00:00">
            <text:p>Tue Oct 27 01:00:00 2015</text:p>
          </table:table-cell>
          <table:table-cell office:value-type="float" office:value="152.0">
            <text:p>152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10-29T09:00:00">
            <text:p>Thu Oct 29 09:00:00 2015</text:p>
          </table:table-cell>
          <table:table-cell office:value-type="float" office:value="116.1667">
            <text:p>116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5-10-29T10:00:00">
            <text:p>Thu Oct 29 10:00:00 2015</text:p>
          </table:table-cell>
          <table:table-cell office:value-type="float" office:value="112.5">
            <text:p>112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5-10-29T11:00:00">
            <text:p>Thu Oct 29 11:00:00 2015</text:p>
          </table:table-cell>
          <table:table-cell office:value-type="float" office:value="100.8333">
            <text:p>100.8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5-10-29T12:00:00">
            <text:p>Thu Oct 29 12:00:00 2015</text:p>
          </table:table-cell>
          <table:table-cell office:value-type="float" office:value="95.5">
            <text:p>95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5-10-30T07:00:00">
            <text:p>Fri Oct 30 07:00:00 2015</text:p>
          </table:table-cell>
          <table:table-cell office:value-type="float" office:value="283.0">
            <text:p>283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5-10-30T08:00:00">
            <text:p>Fri Oct 30 08:00:00 2015</text:p>
          </table:table-cell>
          <table:table-cell office:value-type="float" office:value="252.3333">
            <text:p>252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5-10-30T09:00:00">
            <text:p>Fri Oct 30 09:00:00 2015</text:p>
          </table:table-cell>
          <table:table-cell office:value-type="float" office:value="104.0">
            <text:p>104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5-10-30T10:00:00">
            <text:p>Fri Oct 30 10:00:00 2015</text:p>
          </table:table-cell>
          <table:table-cell office:value-type="float" office:value="111.5">
            <text:p>111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10-30T11:00:00">
            <text:p>Fri Oct 30 11:00:00 2015</text:p>
          </table:table-cell>
          <table:table-cell office:value-type="float" office:value="122.8333">
            <text:p>122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10-30T12:00:00">
            <text:p>Fri Oct 30 12:00:00 2015</text:p>
          </table:table-cell>
          <table:table-cell office:value-type="float" office:value="175.5">
            <text:p>175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5-11-04T09:00:00">
            <text:p>Wed Nov  4 09:00:00 2015</text:p>
          </table:table-cell>
          <table:table-cell office:value-type="float" office:value="119.1667">
            <text:p>119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5-11-04T10:00:00">
            <text:p>Wed Nov  4 10:00:00 2015</text:p>
          </table:table-cell>
          <table:table-cell office:value-type="float" office:value="82.6667">
            <text:p>82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5-11-05T08:00:00">
            <text:p>Thu Nov  5 08:00:00 2015</text:p>
          </table:table-cell>
          <table:table-cell office:value-type="float" office:value="154.6667">
            <text:p>154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5-11-05T09:00:00">
            <text:p>Thu Nov  5 09:00:00 2015</text:p>
          </table:table-cell>
          <table:table-cell office:value-type="float" office:value="158.5">
            <text:p>158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11-05T10:00:00">
            <text:p>Thu Nov  5 10:00:00 2015</text:p>
          </table:table-cell>
          <table:table-cell office:value-type="float" office:value="185.3333">
            <text:p>185.3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5-11-05T11:00:00">
            <text:p>Thu Nov  5 11:00:00 2015</text:p>
          </table:table-cell>
          <table:table-cell office:value-type="float" office:value="115.1667">
            <text:p>115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11-05T14:00:00">
            <text:p>Thu Nov  5 14:00:00 2015</text:p>
          </table:table-cell>
          <table:table-cell office:value-type="float" office:value="107.6667">
            <text:p>107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5-11-05T15:00:00">
            <text:p>Thu Nov  5 15:00:00 2015</text:p>
          </table:table-cell>
          <table:table-cell office:value-type="float" office:value="147.1667">
            <text:p>147.1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5-11-05T16:00:00">
            <text:p>Thu Nov  5 16:00:00 2015</text:p>
          </table:table-cell>
          <table:table-cell office:value-type="float" office:value="194.5">
            <text:p>194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5-11-06T09:00:00">
            <text:p>Fri Nov  6 09:00:00 2015</text:p>
          </table:table-cell>
          <table:table-cell office:value-type="float" office:value="165.1667">
            <text:p>165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5-11-06T10:00:00">
            <text:p>Fri Nov  6 10:00:00 2015</text:p>
          </table:table-cell>
          <table:table-cell office:value-type="float" office:value="94.5">
            <text:p>94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5-11-06T11:00:00">
            <text:p>Fri Nov  6 11:00:00 2015</text:p>
          </table:table-cell>
          <table:table-cell office:value-type="float" office:value="93.3333">
            <text:p>93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5-11-06T12:00:00">
            <text:p>Fri Nov  6 12:00:00 2015</text:p>
          </table:table-cell>
          <table:table-cell office:value-type="float" office:value="106.5">
            <text:p>106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5-11-07T03:00:00">
            <text:p>Sat Nov  7 03:00:00 2015</text:p>
          </table:table-cell>
          <table:table-cell office:value-type="float" office:value="204.5">
            <text:p>204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11-07T04:00:00">
            <text:p>Sat Nov  7 04:00:00 2015</text:p>
          </table:table-cell>
          <table:table-cell office:value-type="float" office:value="225.3333">
            <text:p>225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11-07T05:00:00">
            <text:p>Sat Nov  7 05:00:00 2015</text:p>
          </table:table-cell>
          <table:table-cell office:value-type="float" office:value="190.0">
            <text:p>190.0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11-07T06:00:00">
            <text:p>Sat Nov  7 06:00:00 2015</text:p>
          </table:table-cell>
          <table:table-cell office:value-type="float" office:value="144.8333">
            <text:p>144.8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5-11-07T07:00:00">
            <text:p>Sat Nov  7 07:00:00 2015</text:p>
          </table:table-cell>
          <table:table-cell office:value-type="float" office:value="125.8333">
            <text:p>125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5-11-07T08:00:00">
            <text:p>Sat Nov  7 08:00:00 2015</text:p>
          </table:table-cell>
          <table:table-cell office:value-type="float" office:value="126.6667">
            <text:p>126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11-07T09:00:00">
            <text:p>Sat Nov  7 09:00:00 2015</text:p>
          </table:table-cell>
          <table:table-cell office:value-type="float" office:value="114.6667">
            <text:p>114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5-11-07T10:00:00">
            <text:p>Sat Nov  7 10:00:00 2015</text:p>
          </table:table-cell>
          <table:table-cell office:value-type="float" office:value="149.6667">
            <text:p>149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5-11-07T11:00:00">
            <text:p>Sat Nov  7 11:00:00 2015</text:p>
          </table:table-cell>
          <table:table-cell office:value-type="float" office:value="148.3333">
            <text:p>148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5-11-07T12:00:00">
            <text:p>Sat Nov  7 12:00:00 2015</text:p>
          </table:table-cell>
          <table:table-cell office:value-type="float" office:value="154.0">
            <text:p>154.0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5-11-09T14:00:00">
            <text:p>Mon Nov  9 14:00:00 2015</text:p>
          </table:table-cell>
          <table:table-cell office:value-type="float" office:value="191.5">
            <text:p>191.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5-11-09T15:00:00">
            <text:p>Mon Nov  9 15:00:00 2015</text:p>
          </table:table-cell>
          <table:table-cell office:value-type="float" office:value="168.0">
            <text:p>168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5-11-11T01:00:00">
            <text:p>Wed Nov 11 01:00:00 2015</text:p>
          </table:table-cell>
          <table:table-cell office:value-type="float" office:value="176.5">
            <text:p>176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5-11-11T09:00:00">
            <text:p>Wed Nov 11 09:00:00 2015</text:p>
          </table:table-cell>
          <table:table-cell office:value-type="float" office:value="171.6667">
            <text:p>171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11-13T06:00:00">
            <text:p>Fri Nov 13 06:00:00 2015</text:p>
          </table:table-cell>
          <table:table-cell office:value-type="float" office:value="227.1667">
            <text:p>227.1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5-11-13T07:00:00">
            <text:p>Fri Nov 13 07:00:00 2015</text:p>
          </table:table-cell>
          <table:table-cell office:value-type="float" office:value="153.1667">
            <text:p>153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5-11-13T08:00:00">
            <text:p>Fri Nov 13 08:00:00 2015</text:p>
          </table:table-cell>
          <table:table-cell office:value-type="float" office:value="178.6667">
            <text:p>178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5-11-13T09:00:00">
            <text:p>Fri Nov 13 09:00:00 2015</text:p>
          </table:table-cell>
          <table:table-cell office:value-type="float" office:value="161.5">
            <text:p>161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5-11-13T10:00:00">
            <text:p>Fri Nov 13 10:00:00 2015</text:p>
          </table:table-cell>
          <table:table-cell office:value-type="float" office:value="79.5">
            <text:p>79.5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5-11-13T11:00:00">
            <text:p>Fri Nov 13 11:00:00 2015</text:p>
          </table:table-cell>
          <table:table-cell office:value-type="float" office:value="132.6667">
            <text:p>132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5-11-13T12:00:00">
            <text:p>Fri Nov 13 12:00:00 2015</text:p>
          </table:table-cell>
          <table:table-cell office:value-type="float" office:value="155.8333">
            <text:p>155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11-15T09:00:00">
            <text:p>Sun Nov 15 09:00:00 2015</text:p>
          </table:table-cell>
          <table:table-cell office:value-type="float" office:value="230.6667">
            <text:p>230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5-11-16T05:00:00">
            <text:p>Mon Nov 16 05:00:00 2015</text:p>
          </table:table-cell>
          <table:table-cell office:value-type="float" office:value="170.3333">
            <text:p>170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11-16T06:00:00">
            <text:p>Mon Nov 16 06:00:00 2015</text:p>
          </table:table-cell>
          <table:table-cell office:value-type="float" office:value="184.0">
            <text:p>184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11-16T07:00:00">
            <text:p>Mon Nov 16 07:00:00 2015</text:p>
          </table:table-cell>
          <table:table-cell office:value-type="float" office:value="209.1667">
            <text:p>209.1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11-16T08:00:00">
            <text:p>Mon Nov 16 08:00:00 2015</text:p>
          </table:table-cell>
          <table:table-cell office:value-type="float" office:value="283.5">
            <text:p>283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5-11-16T09:00:00">
            <text:p>Mon Nov 16 09:00:00 2015</text:p>
          </table:table-cell>
          <table:table-cell office:value-type="float" office:value="205.1667">
            <text:p>205.1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5-11-16T10:00:00">
            <text:p>Mon Nov 16 10:00:00 2015</text:p>
          </table:table-cell>
          <table:table-cell office:value-type="float" office:value="91.0">
            <text:p>91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5-11-16T11:00:00">
            <text:p>Mon Nov 16 11:00:00 2015</text:p>
          </table:table-cell>
          <table:table-cell office:value-type="float" office:value="75.8333">
            <text:p>75.8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5-11-16T12:00:00">
            <text:p>Mon Nov 16 12:00:00 2015</text:p>
          </table:table-cell>
          <table:table-cell office:value-type="float" office:value="160.8333">
            <text:p>160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11-16T13:00:00">
            <text:p>Mon Nov 16 13:00:00 2015</text:p>
          </table:table-cell>
          <table:table-cell office:value-type="float" office:value="144.8333">
            <text:p>144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11-16T14:00:00">
            <text:p>Mon Nov 16 14:00:00 2015</text:p>
          </table:table-cell>
          <table:table-cell office:value-type="float" office:value="129.0">
            <text:p>129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5-11-17T09:00:00">
            <text:p>Tue Nov 17 09:00:00 2015</text:p>
          </table:table-cell>
          <table:table-cell office:value-type="float" office:value="93.0">
            <text:p>93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11-17T12:00:00">
            <text:p>Tue Nov 17 12:00:00 2015</text:p>
          </table:table-cell>
          <table:table-cell office:value-type="float" office:value="177.8333">
            <text:p>177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11-17T13:00:00">
            <text:p>Tue Nov 17 13:00:00 2015</text:p>
          </table:table-cell>
          <table:table-cell office:value-type="float" office:value="135.0">
            <text:p>135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5-11-17T14:00:00">
            <text:p>Tue Nov 17 14:00:00 2015</text:p>
          </table:table-cell>
          <table:table-cell office:value-type="float" office:value="154.5">
            <text:p>154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5-11-17T15:00:00">
            <text:p>Tue Nov 17 15:00:00 2015</text:p>
          </table:table-cell>
          <table:table-cell office:value-type="float" office:value="166.8333">
            <text:p>166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5-11-18T09:00:00">
            <text:p>Wed Nov 18 09:00:00 2015</text:p>
          </table:table-cell>
          <table:table-cell office:value-type="float" office:value="101.0">
            <text:p>101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5-11-18T10:00:00">
            <text:p>Wed Nov 18 10:00:00 2015</text:p>
          </table:table-cell>
          <table:table-cell office:value-type="float" office:value="142.5">
            <text:p>142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11-18T11:00:00">
            <text:p>Wed Nov 18 11:00:00 2015</text:p>
          </table:table-cell>
          <table:table-cell office:value-type="float" office:value="102.5">
            <text:p>102.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5-11-18T13:00:00">
            <text:p>Wed Nov 18 13:00:00 2015</text:p>
          </table:table-cell>
          <table:table-cell office:value-type="float" office:value="97.5">
            <text:p>97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5-11-19T01:00:00">
            <text:p>Thu Nov 19 01:00:00 2015</text:p>
          </table:table-cell>
          <table:table-cell office:value-type="float" office:value="161.5">
            <text:p>161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11-19T04:00:00">
            <text:p>Thu Nov 19 04:00:00 2015</text:p>
          </table:table-cell>
          <table:table-cell office:value-type="float" office:value="177.6667">
            <text:p>177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11-19T05:00:00">
            <text:p>Thu Nov 19 05:00:00 2015</text:p>
          </table:table-cell>
          <table:table-cell office:value-type="float" office:value="109.6667">
            <text:p>109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5-11-19T08:00:00">
            <text:p>Thu Nov 19 08:00:00 2015</text:p>
          </table:table-cell>
          <table:table-cell office:value-type="float" office:value="118.0">
            <text:p>118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5-11-19T09:00:00">
            <text:p>Thu Nov 19 09:00:00 2015</text:p>
          </table:table-cell>
          <table:table-cell office:value-type="float" office:value="120.6667">
            <text:p>120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11-19T10:00:00">
            <text:p>Thu Nov 19 10:00:00 2015</text:p>
          </table:table-cell>
          <table:table-cell office:value-type="float" office:value="109.3333">
            <text:p>109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11-19T11:00:00">
            <text:p>Thu Nov 19 11:00:00 2015</text:p>
          </table:table-cell>
          <table:table-cell office:value-type="float" office:value="83.1667">
            <text:p>83.1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11-19T12:00:00">
            <text:p>Thu Nov 19 12:00:00 2015</text:p>
          </table:table-cell>
          <table:table-cell office:value-type="float" office:value="103.5">
            <text:p>103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5-11-19T13:00:00">
            <text:p>Thu Nov 19 13:00:00 2015</text:p>
          </table:table-cell>
          <table:table-cell office:value-type="float" office:value="105.1667">
            <text:p>105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5-11-20T04:00:00">
            <text:p>Fri Nov 20 04:00:00 2015</text:p>
          </table:table-cell>
          <table:table-cell office:value-type="float" office:value="162.8333">
            <text:p>162.8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11-20T05:00:00">
            <text:p>Fri Nov 20 05:00:00 2015</text:p>
          </table:table-cell>
          <table:table-cell office:value-type="float" office:value="115.5">
            <text:p>115.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5-11-20T06:00:00">
            <text:p>Fri Nov 20 06:00:00 2015</text:p>
          </table:table-cell>
          <table:table-cell office:value-type="float" office:value="91.6667">
            <text:p>91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11-20T08:00:00">
            <text:p>Fri Nov 20 08:00:00 2015</text:p>
          </table:table-cell>
          <table:table-cell office:value-type="float" office:value="199.1667">
            <text:p>199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11-20T09:00:00">
            <text:p>Fri Nov 20 09:00:00 2015</text:p>
          </table:table-cell>
          <table:table-cell office:value-type="float" office:value="120.8333">
            <text:p>120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1-20T10:00:00">
            <text:p>Fri Nov 20 10:00:00 2015</text:p>
          </table:table-cell>
          <table:table-cell office:value-type="float" office:value="119.0">
            <text:p>119.0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5-11-20T11:00:00">
            <text:p>Fri Nov 20 11:00:00 2015</text:p>
          </table:table-cell>
          <table:table-cell office:value-type="float" office:value="99.3333">
            <text:p>99.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5-11-20T13:00:00">
            <text:p>Fri Nov 20 13:00:00 2015</text:p>
          </table:table-cell>
          <table:table-cell office:value-type="float" office:value="153.8333">
            <text:p>153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5-11-20T14:00:00">
            <text:p>Fri Nov 20 14:00:00 2015</text:p>
          </table:table-cell>
          <table:table-cell office:value-type="float" office:value="137.6667">
            <text:p>137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5-11-20T15:00:00">
            <text:p>Fri Nov 20 15:00:00 2015</text:p>
          </table:table-cell>
          <table:table-cell office:value-type="float" office:value="149.3333">
            <text:p>149.3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5-11-23T12:00:00">
            <text:p>Mon Nov 23 12:00:00 2015</text:p>
          </table:table-cell>
          <table:table-cell office:value-type="float" office:value="113.3333">
            <text:p>113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5-11-24T09:00:00">
            <text:p>Tue Nov 24 09:00:00 2015</text:p>
          </table:table-cell>
          <table:table-cell office:value-type="float" office:value="133.0">
            <text:p>133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5-11-24T10:00:00">
            <text:p>Tue Nov 24 10:00:00 2015</text:p>
          </table:table-cell>
          <table:table-cell office:value-type="float" office:value="78.6667">
            <text:p>78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5-11-24T11:00:00">
            <text:p>Tue Nov 24 11:00:00 2015</text:p>
          </table:table-cell>
          <table:table-cell office:value-type="float" office:value="87.1667">
            <text:p>87.1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5-11-24T12:00:00">
            <text:p>Tue Nov 24 12:00:00 2015</text:p>
          </table:table-cell>
          <table:table-cell office:value-type="float" office:value="78.8333">
            <text:p>78.8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5-11-24T14:00:00">
            <text:p>Tue Nov 24 14:00:00 2015</text:p>
          </table:table-cell>
          <table:table-cell office:value-type="float" office:value="130.3333">
            <text:p>130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5-11-25T05:00:00">
            <text:p>Wed Nov 25 05:00:00 2015</text:p>
          </table:table-cell>
          <table:table-cell office:value-type="float" office:value="138.0">
            <text:p>138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11-25T07:00:00">
            <text:p>Wed Nov 25 07:00:00 2015</text:p>
          </table:table-cell>
          <table:table-cell office:value-type="float" office:value="195.5">
            <text:p>195.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5-11-25T08:00:00">
            <text:p>Wed Nov 25 08:00:00 2015</text:p>
          </table:table-cell>
          <table:table-cell office:value-type="float" office:value="239.0">
            <text:p>239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5-11-25T09:00:00">
            <text:p>Wed Nov 25 09:00:00 2015</text:p>
          </table:table-cell>
          <table:table-cell office:value-type="float" office:value="206.0">
            <text:p>206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11-25T10:00:00">
            <text:p>Wed Nov 25 10:00:00 2015</text:p>
          </table:table-cell>
          <table:table-cell office:value-type="float" office:value="82.5">
            <text:p>82.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11-25T11:00:00">
            <text:p>Wed Nov 25 11:00:00 2015</text:p>
          </table:table-cell>
          <table:table-cell office:value-type="float" office:value="98.1667">
            <text:p>98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5-11-25T12:00:00">
            <text:p>Wed Nov 25 12:00:00 2015</text:p>
          </table:table-cell>
          <table:table-cell office:value-type="float" office:value="108.0">
            <text:p>108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5-11-25T14:00:00">
            <text:p>Wed Nov 25 14:00:00 2015</text:p>
          </table:table-cell>
          <table:table-cell office:value-type="float" office:value="136.5">
            <text:p>136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5-11-26T05:00:00">
            <text:p>Thu Nov 26 05:00:00 2015</text:p>
          </table:table-cell>
          <table:table-cell office:value-type="float" office:value="168.0">
            <text:p>168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11-26T06:00:00">
            <text:p>Thu Nov 26 06:00:00 2015</text:p>
          </table:table-cell>
          <table:table-cell office:value-type="float" office:value="194.3333">
            <text:p>194.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11-26T07:00:00">
            <text:p>Thu Nov 26 07:00:00 2015</text:p>
          </table:table-cell>
          <table:table-cell office:value-type="float" office:value="194.1667">
            <text:p>194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11-26T08:00:00">
            <text:p>Thu Nov 26 08:00:00 2015</text:p>
          </table:table-cell>
          <table:table-cell office:value-type="float" office:value="138.8333">
            <text:p>138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11-26T09:00:00">
            <text:p>Thu Nov 26 09:00:00 2015</text:p>
          </table:table-cell>
          <table:table-cell office:value-type="float" office:value="170.0">
            <text:p>170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5-11-26T10:00:00">
            <text:p>Thu Nov 26 10:00:00 2015</text:p>
          </table:table-cell>
          <table:table-cell office:value-type="float" office:value="101.3333">
            <text:p>101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5-11-26T17:00:00">
            <text:p>Thu Nov 26 17:00:00 2015</text:p>
          </table:table-cell>
          <table:table-cell office:value-type="float" office:value="79.5">
            <text:p>79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5-11-26T18:00:00">
            <text:p>Thu Nov 26 18:00:00 2015</text:p>
          </table:table-cell>
          <table:table-cell office:value-type="float" office:value="93.1667">
            <text:p>93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5-11-26T19:00:00">
            <text:p>Thu Nov 26 19:00:00 2015</text:p>
          </table:table-cell>
          <table:table-cell office:value-type="float" office:value="94.0">
            <text:p>94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5-11-26T20:00:00">
            <text:p>Thu Nov 26 20:00:00 2015</text:p>
          </table:table-cell>
          <table:table-cell office:value-type="float" office:value="109.3333">
            <text:p>109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11-28T05:00:00">
            <text:p>Sat Nov 28 05:00:00 2015</text:p>
          </table:table-cell>
          <table:table-cell office:value-type="float" office:value="199.3333">
            <text:p>199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11-28T08:00:00">
            <text:p>Sat Nov 28 08:00:00 2015</text:p>
          </table:table-cell>
          <table:table-cell office:value-type="float" office:value="129.5">
            <text:p>129.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5-11-28T09:00:00">
            <text:p>Sat Nov 28 09:00:00 2015</text:p>
          </table:table-cell>
          <table:table-cell office:value-type="float" office:value="259.3333">
            <text:p>259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11-28T10:00:00">
            <text:p>Sat Nov 28 10:00:00 2015</text:p>
          </table:table-cell>
          <table:table-cell office:value-type="float" office:value="113.5">
            <text:p>113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5-11-28T11:00:00">
            <text:p>Sat Nov 28 11:00:00 2015</text:p>
          </table:table-cell>
          <table:table-cell office:value-type="float" office:value="138.8333">
            <text:p>138.8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5-11-28T16:00:00">
            <text:p>Sat Nov 28 16:00:00 2015</text:p>
          </table:table-cell>
          <table:table-cell office:value-type="float" office:value="106.3333">
            <text:p>106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5-11-29T05:00:00">
            <text:p>Sun Nov 29 05:00:00 2015</text:p>
          </table:table-cell>
          <table:table-cell office:value-type="float" office:value="147.5">
            <text:p>147.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11-29T06:00:00">
            <text:p>Sun Nov 29 06:00:00 2015</text:p>
          </table:table-cell>
          <table:table-cell office:value-type="float" office:value="162.5">
            <text:p>162.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11-29T07:00:00">
            <text:p>Sun Nov 29 07:00:00 2015</text:p>
          </table:table-cell>
          <table:table-cell office:value-type="float" office:value="158.6667">
            <text:p>158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11-29T08:00:00">
            <text:p>Sun Nov 29 08:00:00 2015</text:p>
          </table:table-cell>
          <table:table-cell office:value-type="float" office:value="121.5">
            <text:p>121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5-11-29T09:00:00">
            <text:p>Sun Nov 29 09:00:00 2015</text:p>
          </table:table-cell>
          <table:table-cell office:value-type="float" office:value="256.8333">
            <text:p>256.8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5-11-30T08:00:00">
            <text:p>Mon Nov 30 08:00:00 2015</text:p>
          </table:table-cell>
          <table:table-cell office:value-type="float" office:value="134.8333">
            <text:p>134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11-30T09:00:00">
            <text:p>Mon Nov 30 09:00:00 2015</text:p>
          </table:table-cell>
          <table:table-cell office:value-type="float" office:value="173.3333">
            <text:p>173.3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5-11-30T10:00:00">
            <text:p>Mon Nov 30 10:00:00 2015</text:p>
          </table:table-cell>
          <table:table-cell office:value-type="float" office:value="244.1667">
            <text:p>244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11-30T11:00:00">
            <text:p>Mon Nov 30 11:00:00 2015</text:p>
          </table:table-cell>
          <table:table-cell office:value-type="float" office:value="230.6667">
            <text:p>230.6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5-12-01T09:00:00">
            <text:p>Tue Dec  1 09:00:00 2015</text:p>
          </table:table-cell>
          <table:table-cell office:value-type="float" office:value="190.0">
            <text:p>190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5-12-01T10:00:00">
            <text:p>Tue Dec  1 10:00:00 2015</text:p>
          </table:table-cell>
          <table:table-cell office:value-type="float" office:value="253.6667">
            <text:p>253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12-02T06:00:00">
            <text:p>Wed Dec  2 06:00:00 2015</text:p>
          </table:table-cell>
          <table:table-cell office:value-type="float" office:value="217.1667">
            <text:p>217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5-12-02T07:00:00">
            <text:p>Wed Dec  2 07:00:00 2015</text:p>
          </table:table-cell>
          <table:table-cell office:value-type="float" office:value="199.3333">
            <text:p>199.3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5-12-02T08:00:00">
            <text:p>Wed Dec  2 08:00:00 2015</text:p>
          </table:table-cell>
          <table:table-cell office:value-type="float" office:value="117.6667">
            <text:p>117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5-12-02T09:00:00">
            <text:p>Wed Dec  2 09:00:00 2015</text:p>
          </table:table-cell>
          <table:table-cell office:value-type="float" office:value="213.5">
            <text:p>213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5-12-02T10:00:00">
            <text:p>Wed Dec  2 10:00:00 2015</text:p>
          </table:table-cell>
          <table:table-cell office:value-type="float" office:value="227.5">
            <text:p>227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2-02T13:00:00">
            <text:p>Wed Dec  2 13:00:00 2015</text:p>
          </table:table-cell>
          <table:table-cell office:value-type="float" office:value="100.6667">
            <text:p>100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12-02T14:00:00">
            <text:p>Wed Dec  2 14:00:00 2015</text:p>
          </table:table-cell>
          <table:table-cell office:value-type="float" office:value="105.3333">
            <text:p>105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5-12-02T15:00:00">
            <text:p>Wed Dec  2 15:00:00 2015</text:p>
          </table:table-cell>
          <table:table-cell office:value-type="float" office:value="128.5">
            <text:p>128.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12-03T04:00:00">
            <text:p>Thu Dec  3 04:00:00 2015</text:p>
          </table:table-cell>
          <table:table-cell office:value-type="float" office:value="104.0">
            <text:p>104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5-12-03T05:00:00">
            <text:p>Thu Dec  3 05:00:00 2015</text:p>
          </table:table-cell>
          <table:table-cell office:value-type="float" office:value="86.8333">
            <text:p>86.8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5-12-03T07:00:00">
            <text:p>Thu Dec  3 07:00:00 2015</text:p>
          </table:table-cell>
          <table:table-cell office:value-type="float" office:value="194.8333">
            <text:p>194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5-12-03T08:00:00">
            <text:p>Thu Dec  3 08:00:00 2015</text:p>
          </table:table-cell>
          <table:table-cell office:value-type="float" office:value="257.0">
            <text:p>257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12-03T10:00:00">
            <text:p>Thu Dec  3 10:00:00 2015</text:p>
          </table:table-cell>
          <table:table-cell office:value-type="float" office:value="107.0">
            <text:p>107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5-12-03T11:00:00">
            <text:p>Thu Dec  3 11:00:00 2015</text:p>
          </table:table-cell>
          <table:table-cell office:value-type="float" office:value="85.6667">
            <text:p>85.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12-03T12:00:00">
            <text:p>Thu Dec  3 12:00:00 2015</text:p>
          </table:table-cell>
          <table:table-cell office:value-type="float" office:value="70.1667">
            <text:p>70.1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12-03T13:00:00">
            <text:p>Thu Dec  3 13:00:00 2015</text:p>
          </table:table-cell>
          <table:table-cell office:value-type="float" office:value="180.6667">
            <text:p>180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5-12-03T15:00:00">
            <text:p>Thu Dec  3 15:00:00 2015</text:p>
          </table:table-cell>
          <table:table-cell office:value-type="float" office:value="169.3333">
            <text:p>169.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5-12-04T05:00:00">
            <text:p>Fri Dec  4 05:00:00 2015</text:p>
          </table:table-cell>
          <table:table-cell office:value-type="float" office:value="208.6667">
            <text:p>208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5-12-04T06:00:00">
            <text:p>Fri Dec  4 06:00:00 2015</text:p>
          </table:table-cell>
          <table:table-cell office:value-type="float" office:value="207.8333">
            <text:p>207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12-04T07:00:00">
            <text:p>Fri Dec  4 07:00:00 2015</text:p>
          </table:table-cell>
          <table:table-cell office:value-type="float" office:value="124.0">
            <text:p>124.0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5-12-04T08:00:00">
            <text:p>Fri Dec  4 08:00:00 2015</text:p>
          </table:table-cell>
          <table:table-cell office:value-type="float" office:value="151.1667">
            <text:p>151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5-12-04T12:00:00">
            <text:p>Fri Dec  4 12:00:00 2015</text:p>
          </table:table-cell>
          <table:table-cell office:value-type="float" office:value="103.6667">
            <text:p>103.6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5-12-04T13:00:00">
            <text:p>Fri Dec  4 13:00:00 2015</text:p>
          </table:table-cell>
          <table:table-cell office:value-type="float" office:value="161.1667">
            <text:p>161.1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5-12-06T04:00:00">
            <text:p>Sun Dec  6 04:00:00 2015</text:p>
          </table:table-cell>
          <table:table-cell office:value-type="float" office:value="196.5">
            <text:p>196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5-12-06T05:00:00">
            <text:p>Sun Dec  6 05:00:00 2015</text:p>
          </table:table-cell>
          <table:table-cell office:value-type="float" office:value="187.3333">
            <text:p>187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5-12-06T06:00:00">
            <text:p>Sun Dec  6 06:00:00 2015</text:p>
          </table:table-cell>
          <table:table-cell office:value-type="float" office:value="152.8333">
            <text:p>152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5-12-06T09:00:00">
            <text:p>Sun Dec  6 09:00:00 2015</text:p>
          </table:table-cell>
          <table:table-cell office:value-type="float" office:value="163.3333">
            <text:p>163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12-06T10:00:00">
            <text:p>Sun Dec  6 10:00:00 2015</text:p>
          </table:table-cell>
          <table:table-cell office:value-type="float" office:value="151.0">
            <text:p>151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12-07T04:00:00">
            <text:p>Mon Dec  7 04:00:00 2015</text:p>
          </table:table-cell>
          <table:table-cell office:value-type="float" office:value="210.6667">
            <text:p>210.6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5-12-07T05:00:00">
            <text:p>Mon Dec  7 05:00:00 2015</text:p>
          </table:table-cell>
          <table:table-cell office:value-type="float" office:value="182.8333">
            <text:p>182.8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5-12-07T06:00:00">
            <text:p>Mon Dec  7 06:00:00 2015</text:p>
          </table:table-cell>
          <table:table-cell office:value-type="float" office:value="216.5">
            <text:p>216.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5-12-07T07:00:00">
            <text:p>Mon Dec  7 07:00:00 2015</text:p>
          </table:table-cell>
          <table:table-cell office:value-type="float" office:value="206.3333">
            <text:p>206.3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12-07T08:00:00">
            <text:p>Mon Dec  7 08:00:00 2015</text:p>
          </table:table-cell>
          <table:table-cell office:value-type="float" office:value="215.8333">
            <text:p>215.8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12-07T09:00:00">
            <text:p>Mon Dec  7 09:00:00 2015</text:p>
          </table:table-cell>
          <table:table-cell office:value-type="float" office:value="182.1667">
            <text:p>182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12-07T10:00:00">
            <text:p>Mon Dec  7 10:00:00 2015</text:p>
          </table:table-cell>
          <table:table-cell office:value-type="float" office:value="236.6667">
            <text:p>236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5-12-07T11:00:00">
            <text:p>Mon Dec  7 11:00:00 2015</text:p>
          </table:table-cell>
          <table:table-cell office:value-type="float" office:value="163.3333">
            <text:p>163.3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5-12-07T12:00:00">
            <text:p>Mon Dec  7 12:00:00 2015</text:p>
          </table:table-cell>
          <table:table-cell office:value-type="float" office:value="141.0">
            <text:p>141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5-12-07T13:00:00">
            <text:p>Mon Dec  7 13:00:00 2015</text:p>
          </table:table-cell>
          <table:table-cell office:value-type="float" office:value="84.6667">
            <text:p>84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5-12-08T06:00:00">
            <text:p>Tue Dec  8 06:00:00 2015</text:p>
          </table:table-cell>
          <table:table-cell office:value-type="float" office:value="183.8333">
            <text:p>183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12-08T07:00:00">
            <text:p>Tue Dec  8 07:00:00 2015</text:p>
          </table:table-cell>
          <table:table-cell office:value-type="float" office:value="161.0">
            <text:p>161.0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12-08T08:00:00">
            <text:p>Tue Dec  8 08:00:00 2015</text:p>
          </table:table-cell>
          <table:table-cell office:value-type="float" office:value="227.0">
            <text:p>227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12-08T09:00:00">
            <text:p>Tue Dec  8 09:00:00 2015</text:p>
          </table:table-cell>
          <table:table-cell office:value-type="float" office:value="155.1667">
            <text:p>155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12-08T10:00:00">
            <text:p>Tue Dec  8 10:00:00 2015</text:p>
          </table:table-cell>
          <table:table-cell office:value-type="float" office:value="205.6667">
            <text:p>205.6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5-12-08T11:00:00">
            <text:p>Tue Dec  8 11:00:00 2015</text:p>
          </table:table-cell>
          <table:table-cell office:value-type="float" office:value="79.5">
            <text:p>79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5-12-08T12:00:00">
            <text:p>Tue Dec  8 12:00:00 2015</text:p>
          </table:table-cell>
          <table:table-cell office:value-type="float" office:value="160.6667">
            <text:p>160.6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12-08T15:00:00">
            <text:p>Tue Dec  8 15:00:00 2015</text:p>
          </table:table-cell>
          <table:table-cell office:value-type="float" office:value="148.6667">
            <text:p>148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5-12-08T16:00:00">
            <text:p>Tue Dec  8 16:00:00 2015</text:p>
          </table:table-cell>
          <table:table-cell office:value-type="float" office:value="99.8333">
            <text:p>99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5-12-09T04:00:00">
            <text:p>Wed Dec  9 04:00:00 2015</text:p>
          </table:table-cell>
          <table:table-cell office:value-type="float" office:value="155.1667">
            <text:p>155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5-12-09T05:00:00">
            <text:p>Wed Dec  9 05:00:00 2015</text:p>
          </table:table-cell>
          <table:table-cell office:value-type="float" office:value="151.5">
            <text:p>151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5-12-09T06:00:00">
            <text:p>Wed Dec  9 06:00:00 2015</text:p>
          </table:table-cell>
          <table:table-cell office:value-type="float" office:value="127.1667">
            <text:p>127.1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5-12-09T07:00:00">
            <text:p>Wed Dec  9 07:00:00 2015</text:p>
          </table:table-cell>
          <table:table-cell office:value-type="float" office:value="212.3333">
            <text:p>212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5-12-09T08:00:00">
            <text:p>Wed Dec  9 08:00:00 2015</text:p>
          </table:table-cell>
          <table:table-cell office:value-type="float" office:value="159.6667">
            <text:p>159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12-09T09:00:00">
            <text:p>Wed Dec  9 09:00:00 2015</text:p>
          </table:table-cell>
          <table:table-cell office:value-type="float" office:value="202.3333">
            <text:p>202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2-09T10:00:00">
            <text:p>Wed Dec  9 10:00:00 2015</text:p>
          </table:table-cell>
          <table:table-cell office:value-type="float" office:value="109.0">
            <text:p>109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12-09T11:00:00">
            <text:p>Wed Dec  9 11:00:00 2015</text:p>
          </table:table-cell>
          <table:table-cell office:value-type="float" office:value="139.8333">
            <text:p>139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5-12-12T19:00:00">
            <text:p>Sat Dec 12 19:00:00 2015</text:p>
          </table:table-cell>
          <table:table-cell office:value-type="float" office:value="197.6667">
            <text:p>197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2-13T02:00:00">
            <text:p>Sun Dec 13 02:00:00 2015</text:p>
          </table:table-cell>
          <table:table-cell office:value-type="float" office:value="205.1667">
            <text:p>205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5-12-13T03:00:00">
            <text:p>Sun Dec 13 03:00:00 2015</text:p>
          </table:table-cell>
          <table:table-cell office:value-type="float" office:value="207.0">
            <text:p>207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12-13T04:00:00">
            <text:p>Sun Dec 13 04:00:00 2015</text:p>
          </table:table-cell>
          <table:table-cell office:value-type="float" office:value="140.3333">
            <text:p>140.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12-13T05:00:00">
            <text:p>Sun Dec 13 05:00:00 2015</text:p>
          </table:table-cell>
          <table:table-cell office:value-type="float" office:value="150.5">
            <text:p>150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5-12-13T06:00:00">
            <text:p>Sun Dec 13 06:00:00 2015</text:p>
          </table:table-cell>
          <table:table-cell office:value-type="float" office:value="131.6667">
            <text:p>131.6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5-12-13T07:00:00">
            <text:p>Sun Dec 13 07:00:00 2015</text:p>
          </table:table-cell>
          <table:table-cell office:value-type="float" office:value="216.3333">
            <text:p>216.3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5-12-13T08:00:00">
            <text:p>Sun Dec 13 08:00:00 2015</text:p>
          </table:table-cell>
          <table:table-cell office:value-type="float" office:value="188.6667">
            <text:p>188.6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5-12-13T09:00:00">
            <text:p>Sun Dec 13 09:00:00 2015</text:p>
          </table:table-cell>
          <table:table-cell office:value-type="float" office:value="133.8333">
            <text:p>133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5-12-13T10:00:00">
            <text:p>Sun Dec 13 10:00:00 2015</text:p>
          </table:table-cell>
          <table:table-cell office:value-type="float" office:value="146.1667">
            <text:p>146.1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12-13T11:00:00">
            <text:p>Sun Dec 13 11:00:00 2015</text:p>
          </table:table-cell>
          <table:table-cell office:value-type="float" office:value="97.0">
            <text:p>97.0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5-12-13T12:00:00">
            <text:p>Sun Dec 13 12:00:00 2015</text:p>
          </table:table-cell>
          <table:table-cell office:value-type="float" office:value="97.3333">
            <text:p>97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12-13T13:00:00">
            <text:p>Sun Dec 13 13:00:00 2015</text:p>
          </table:table-cell>
          <table:table-cell office:value-type="float" office:value="107.3333">
            <text:p>107.3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5-12-13T14:00:00">
            <text:p>Sun Dec 13 14:00:00 2015</text:p>
          </table:table-cell>
          <table:table-cell office:value-type="float" office:value="140.5">
            <text:p>140.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5-12-13T18:00:00">
            <text:p>Sun Dec 13 18:00:00 2015</text:p>
          </table:table-cell>
          <table:table-cell office:value-type="float" office:value="127.1667">
            <text:p>127.1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5-12-14T15:00:00">
            <text:p>Mon Dec 14 15:00:00 2015</text:p>
          </table:table-cell>
          <table:table-cell office:value-type="float" office:value="258.1667">
            <text:p>258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5-12-14T16:00:00">
            <text:p>Mon Dec 14 16:00:00 2015</text:p>
          </table:table-cell>
          <table:table-cell office:value-type="float" office:value="195.8333">
            <text:p>195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5-12-14T17:00:00">
            <text:p>Mon Dec 14 17:00:00 2015</text:p>
          </table:table-cell>
          <table:table-cell office:value-type="float" office:value="131.8333">
            <text:p>131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5-12-14T18:00:00">
            <text:p>Mon Dec 14 18:00:00 2015</text:p>
          </table:table-cell>
          <table:table-cell office:value-type="float" office:value="185.5">
            <text:p>185.5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5-12-14T19:00:00">
            <text:p>Mon Dec 14 19:00:00 2015</text:p>
          </table:table-cell>
          <table:table-cell office:value-type="float" office:value="172.1667">
            <text:p>172.1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12-14T20:00:00">
            <text:p>Mon Dec 14 20:00:00 2015</text:p>
          </table:table-cell>
          <table:table-cell office:value-type="float" office:value="213.3333">
            <text:p>213.3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5-12-14T22:00:00">
            <text:p>Mon Dec 14 22:00:00 2015</text:p>
          </table:table-cell>
          <table:table-cell office:value-type="float" office:value="204.0">
            <text:p>204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12-14T23:00:00">
            <text:p>Mon Dec 14 23:00:00 2015</text:p>
          </table:table-cell>
          <table:table-cell office:value-type="float" office:value="143.1667">
            <text:p>143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5-12-15T01:00:00">
            <text:p>Tue Dec 15 01:00:00 2015</text:p>
          </table:table-cell>
          <table:table-cell office:value-type="float" office:value="155.6667">
            <text:p>155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5-12-15T22:00:00">
            <text:p>Tue Dec 15 22:00:00 2015</text:p>
          </table:table-cell>
          <table:table-cell office:value-type="float" office:value="180.8333">
            <text:p>180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5-12-15T23:00:00">
            <text:p>Tue Dec 15 23:00:00 2015</text:p>
          </table:table-cell>
          <table:table-cell office:value-type="float" office:value="149.5">
            <text:p>149.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5-12-16T00:00:00">
            <text:p>Wed Dec 16 00:00:00 2015</text:p>
          </table:table-cell>
          <table:table-cell office:value-type="float" office:value="133.0">
            <text:p>133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5-12-16T01:00:00">
            <text:p>Wed Dec 16 01:00:00 2015</text:p>
          </table:table-cell>
          <table:table-cell office:value-type="float" office:value="123.1667">
            <text:p>123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5-12-16T12:00:00">
            <text:p>Wed Dec 16 12:00:00 2015</text:p>
          </table:table-cell>
          <table:table-cell office:value-type="float" office:value="230.6667">
            <text:p>230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5-12-16T15:00:00">
            <text:p>Wed Dec 16 15:00:00 2015</text:p>
          </table:table-cell>
          <table:table-cell office:value-type="float" office:value="88.3333">
            <text:p>88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5-12-17T05:00:00">
            <text:p>Thu Dec 17 05:00:00 2015</text:p>
          </table:table-cell>
          <table:table-cell office:value-type="float" office:value="177.6667">
            <text:p>177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5-12-17T08:00:00">
            <text:p>Thu Dec 17 08:00:00 2015</text:p>
          </table:table-cell>
          <table:table-cell office:value-type="float" office:value="236.3333">
            <text:p>236.3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5-12-17T10:00:00">
            <text:p>Thu Dec 17 10:00:00 2015</text:p>
          </table:table-cell>
          <table:table-cell office:value-type="float" office:value="125.8333">
            <text:p>125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12-17T11:00:00">
            <text:p>Thu Dec 17 11:00:00 2015</text:p>
          </table:table-cell>
          <table:table-cell office:value-type="float" office:value="188.6667">
            <text:p>188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5-12-17T12:00:00">
            <text:p>Thu Dec 17 12:00:00 2015</text:p>
          </table:table-cell>
          <table:table-cell office:value-type="float" office:value="97.5">
            <text:p>97.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5-12-17T13:00:00">
            <text:p>Thu Dec 17 13:00:00 2015</text:p>
          </table:table-cell>
          <table:table-cell office:value-type="float" office:value="115.0">
            <text:p>115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12-17T14:00:00">
            <text:p>Thu Dec 17 14:00:00 2015</text:p>
          </table:table-cell>
          <table:table-cell office:value-type="float" office:value="145.8333">
            <text:p>145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5-12-18T11:00:00">
            <text:p>Fri Dec 18 11:00:00 2015</text:p>
          </table:table-cell>
          <table:table-cell office:value-type="float" office:value="88.6667">
            <text:p>88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12-18T12:00:00">
            <text:p>Fri Dec 18 12:00:00 2015</text:p>
          </table:table-cell>
          <table:table-cell office:value-type="float" office:value="86.3333">
            <text:p>86.3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12-18T13:00:00">
            <text:p>Fri Dec 18 13:00:00 2015</text:p>
          </table:table-cell>
          <table:table-cell office:value-type="float" office:value="104.1667">
            <text:p>104.1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5-12-19T05:00:00">
            <text:p>Sat Dec 19 05:00:00 2015</text:p>
          </table:table-cell>
          <table:table-cell office:value-type="float" office:value="187.1667">
            <text:p>187.1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5-12-19T10:00:00">
            <text:p>Sat Dec 19 10:00:00 2015</text:p>
          </table:table-cell>
          <table:table-cell office:value-type="float" office:value="71.6">
            <text:p>71.6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5-12-19T11:00:00">
            <text:p>Sat Dec 19 11:00:00 2015</text:p>
          </table:table-cell>
          <table:table-cell office:value-type="float" office:value="109.6667">
            <text:p>109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12-19T13:00:00">
            <text:p>Sat Dec 19 13:00:00 2015</text:p>
          </table:table-cell>
          <table:table-cell office:value-type="float" office:value="118.8333">
            <text:p>118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12-19T14:00:00">
            <text:p>Sat Dec 19 14:00:00 2015</text:p>
          </table:table-cell>
          <table:table-cell office:value-type="float" office:value="109.0">
            <text:p>109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5-12-20T06:00:00">
            <text:p>Sun Dec 20 06:00:00 2015</text:p>
          </table:table-cell>
          <table:table-cell office:value-type="float" office:value="162.3333">
            <text:p>162.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12-20T07:00:00">
            <text:p>Sun Dec 20 07:00:00 2015</text:p>
          </table:table-cell>
          <table:table-cell office:value-type="float" office:value="158.5">
            <text:p>158.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12-20T08:00:00">
            <text:p>Sun Dec 20 08:00:00 2015</text:p>
          </table:table-cell>
          <table:table-cell office:value-type="float" office:value="221.3333">
            <text:p>221.3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5-12-20T09:00:00">
            <text:p>Sun Dec 20 09:00:00 2015</text:p>
          </table:table-cell>
          <table:table-cell office:value-type="float" office:value="181.6667">
            <text:p>181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5-12-20T10:00:00">
            <text:p>Sun Dec 20 10:00:00 2015</text:p>
          </table:table-cell>
          <table:table-cell office:value-type="float" office:value="167.8333">
            <text:p>167.8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12-20T11:00:00">
            <text:p>Sun Dec 20 11:00:00 2015</text:p>
          </table:table-cell>
          <table:table-cell office:value-type="float" office:value="180.0">
            <text:p>180.0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5-12-20T12:00:00">
            <text:p>Sun Dec 20 12:00:00 2015</text:p>
          </table:table-cell>
          <table:table-cell office:value-type="float" office:value="129.3333">
            <text:p>129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5-12-20T13:00:00">
            <text:p>Sun Dec 20 13:00:00 2015</text:p>
          </table:table-cell>
          <table:table-cell office:value-type="float" office:value="166.5">
            <text:p>166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5-12-20T14:00:00">
            <text:p>Sun Dec 20 14:00:00 2015</text:p>
          </table:table-cell>
          <table:table-cell office:value-type="float" office:value="128.6667">
            <text:p>128.6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5-12-21T08:00:00">
            <text:p>Mon Dec 21 08:00:00 2015</text:p>
          </table:table-cell>
          <table:table-cell office:value-type="float" office:value="208.0">
            <text:p>208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5-12-21T09:00:00">
            <text:p>Mon Dec 21 09:00:00 2015</text:p>
          </table:table-cell>
          <table:table-cell office:value-type="float" office:value="132.0">
            <text:p>132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5-12-21T10:00:00">
            <text:p>Mon Dec 21 10:00:00 2015</text:p>
          </table:table-cell>
          <table:table-cell office:value-type="float" office:value="78.5">
            <text:p>78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5-12-21T11:00:00">
            <text:p>Mon Dec 21 11:00:00 2015</text:p>
          </table:table-cell>
          <table:table-cell office:value-type="float" office:value="97.1667">
            <text:p>97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5-12-22T05:00:00">
            <text:p>Tue Dec 22 05:00:00 2015</text:p>
          </table:table-cell>
          <table:table-cell office:value-type="float" office:value="132.8333">
            <text:p>132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5-12-22T06:00:00">
            <text:p>Tue Dec 22 06:00:00 2015</text:p>
          </table:table-cell>
          <table:table-cell office:value-type="float" office:value="137.8333">
            <text:p>137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5-12-22T07:00:00">
            <text:p>Tue Dec 22 07:00:00 2015</text:p>
          </table:table-cell>
          <table:table-cell office:value-type="float" office:value="182.0">
            <text:p>182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5-12-22T08:00:00">
            <text:p>Tue Dec 22 08:00:00 2015</text:p>
          </table:table-cell>
          <table:table-cell office:value-type="float" office:value="144.6667">
            <text:p>144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5-12-22T09:00:00">
            <text:p>Tue Dec 22 09:00:00 2015</text:p>
          </table:table-cell>
          <table:table-cell office:value-type="float" office:value="225.5">
            <text:p>225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22T10:00:00">
            <text:p>Tue Dec 22 10:00:00 2015</text:p>
          </table:table-cell>
          <table:table-cell office:value-type="float" office:value="164.1667">
            <text:p>164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12-22T11:00:00">
            <text:p>Tue Dec 22 11:00:00 2015</text:p>
          </table:table-cell>
          <table:table-cell office:value-type="float" office:value="216.3333">
            <text:p>216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5-12-23T05:00:00">
            <text:p>Wed Dec 23 05:00:00 2015</text:p>
          </table:table-cell>
          <table:table-cell office:value-type="float" office:value="195.3333">
            <text:p>195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12-23T06:00:00">
            <text:p>Wed Dec 23 06:00:00 2015</text:p>
          </table:table-cell>
          <table:table-cell office:value-type="float" office:value="193.1667">
            <text:p>193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5-12-23T07:00:00">
            <text:p>Wed Dec 23 07:00:00 2015</text:p>
          </table:table-cell>
          <table:table-cell office:value-type="float" office:value="166.0">
            <text:p>166.0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5-12-23T08:00:00">
            <text:p>Wed Dec 23 08:00:00 2015</text:p>
          </table:table-cell>
          <table:table-cell office:value-type="float" office:value="241.8333">
            <text:p>241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2-23T09:00:00">
            <text:p>Wed Dec 23 09:00:00 2015</text:p>
          </table:table-cell>
          <table:table-cell office:value-type="float" office:value="150.3333">
            <text:p>150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5-12-23T10:00:00">
            <text:p>Wed Dec 23 10:00:00 2015</text:p>
          </table:table-cell>
          <table:table-cell office:value-type="float" office:value="163.1667">
            <text:p>163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12-23T11:00:00">
            <text:p>Wed Dec 23 11:00:00 2015</text:p>
          </table:table-cell>
          <table:table-cell office:value-type="float" office:value="82.0">
            <text:p>82.0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5-12-23T12:00:00">
            <text:p>Wed Dec 23 12:00:00 2015</text:p>
          </table:table-cell>
          <table:table-cell office:value-type="float" office:value="73.1667">
            <text:p>73.1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5-12-23T13:00:00">
            <text:p>Wed Dec 23 13:00:00 2015</text:p>
          </table:table-cell>
          <table:table-cell office:value-type="float" office:value="138.8333">
            <text:p>138.8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5-12-24T06:00:00">
            <text:p>Thu Dec 24 06:00:00 2015</text:p>
          </table:table-cell>
          <table:table-cell office:value-type="float" office:value="129.0">
            <text:p>129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12-24T07:00:00">
            <text:p>Thu Dec 24 07:00:00 2015</text:p>
          </table:table-cell>
          <table:table-cell office:value-type="float" office:value="170.6667">
            <text:p>170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12-24T08:00:00">
            <text:p>Thu Dec 24 08:00:00 2015</text:p>
          </table:table-cell>
          <table:table-cell office:value-type="float" office:value="200.1667">
            <text:p>200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24T09:00:00">
            <text:p>Thu Dec 24 09:00:00 2015</text:p>
          </table:table-cell>
          <table:table-cell office:value-type="float" office:value="88.8333">
            <text:p>88.8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5-12-24T10:00:00">
            <text:p>Thu Dec 24 10:00:00 2015</text:p>
          </table:table-cell>
          <table:table-cell office:value-type="float" office:value="131.0">
            <text:p>131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5-12-24T11:00:00">
            <text:p>Thu Dec 24 11:00:00 2015</text:p>
          </table:table-cell>
          <table:table-cell office:value-type="float" office:value="89.8333">
            <text:p>89.8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5-12-24T12:00:00">
            <text:p>Thu Dec 24 12:00:00 2015</text:p>
          </table:table-cell>
          <table:table-cell office:value-type="float" office:value="72.8333">
            <text:p>72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5-12-24T13:00:00">
            <text:p>Thu Dec 24 13:00:00 2015</text:p>
          </table:table-cell>
          <table:table-cell office:value-type="float" office:value="108.8333">
            <text:p>108.8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5-12-24T14:00:00">
            <text:p>Thu Dec 24 14:00:00 2015</text:p>
          </table:table-cell>
          <table:table-cell office:value-type="float" office:value="125.3333">
            <text:p>125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5-12-25T09:00:00">
            <text:p>Fri Dec 25 09:00:00 2015</text:p>
          </table:table-cell>
          <table:table-cell office:value-type="float" office:value="177.6667">
            <text:p>177.6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5-12-25T10:00:00">
            <text:p>Fri Dec 25 10:00:00 2015</text:p>
          </table:table-cell>
          <table:table-cell office:value-type="float" office:value="104.8333">
            <text:p>104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5-12-25T11:00:00">
            <text:p>Fri Dec 25 11:00:00 2015</text:p>
          </table:table-cell>
          <table:table-cell office:value-type="float" office:value="97.3333">
            <text:p>97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5-12-25T15:00:00">
            <text:p>Fri Dec 25 15:00:00 2015</text:p>
          </table:table-cell>
          <table:table-cell office:value-type="float" office:value="156.6667">
            <text:p>156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5-12-29T20:00:00">
            <text:p>Tue Dec 29 20:00:00 2015</text:p>
          </table:table-cell>
          <table:table-cell office:value-type="float" office:value="217.5">
            <text:p>217.5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5-12-29T21:00:00">
            <text:p>Tue Dec 29 21:00:00 2015</text:p>
          </table:table-cell>
          <table:table-cell office:value-type="float" office:value="194.0">
            <text:p>194.0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5-12-29T22:00:00">
            <text:p>Tue Dec 29 22:00:00 2015</text:p>
          </table:table-cell>
          <table:table-cell office:value-type="float" office:value="165.0">
            <text:p>165.0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5-12-30T00:00:00">
            <text:p>Wed Dec 30 00:00:00 2015</text:p>
          </table:table-cell>
          <table:table-cell office:value-type="float" office:value="140.0">
            <text:p>140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12-30T01:00:00">
            <text:p>Wed Dec 30 01:00:00 2015</text:p>
          </table:table-cell>
          <table:table-cell office:value-type="float" office:value="168.8333">
            <text:p>168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12-30T02:00:00">
            <text:p>Wed Dec 30 02:00:00 2015</text:p>
          </table:table-cell>
          <table:table-cell office:value-type="float" office:value="156.0">
            <text:p>156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5-12-30T03:00:00">
            <text:p>Wed Dec 30 03:00:00 2015</text:p>
          </table:table-cell>
          <table:table-cell office:value-type="float" office:value="145.1667">
            <text:p>145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5-12-30T07:00:00">
            <text:p>Wed Dec 30 07:00:00 2015</text:p>
          </table:table-cell>
          <table:table-cell office:value-type="float" office:value="167.1667">
            <text:p>167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5-12-30T08:00:00">
            <text:p>Wed Dec 30 08:00:00 2015</text:p>
          </table:table-cell>
          <table:table-cell office:value-type="float" office:value="149.1667">
            <text:p>149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5-12-30T09:00:00">
            <text:p>Wed Dec 30 09:00:00 2015</text:p>
          </table:table-cell>
          <table:table-cell office:value-type="float" office:value="136.8333">
            <text:p>136.8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5-12-30T10:00:00">
            <text:p>Wed Dec 30 10:00:00 2015</text:p>
          </table:table-cell>
          <table:table-cell office:value-type="float" office:value="130.6667">
            <text:p>130.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5-12-30T11:00:00">
            <text:p>Wed Dec 30 11:00:00 2015</text:p>
          </table:table-cell>
          <table:table-cell office:value-type="float" office:value="89.5">
            <text:p>89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5-12-30T12:00:00">
            <text:p>Wed Dec 30 12:00:00 2015</text:p>
          </table:table-cell>
          <table:table-cell office:value-type="float" office:value="79.8333">
            <text:p>79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12-30T13:00:00">
            <text:p>Wed Dec 30 13:00:00 2015</text:p>
          </table:table-cell>
          <table:table-cell office:value-type="float" office:value="165.8333">
            <text:p>165.8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5-12-30T14:00:00">
            <text:p>Wed Dec 30 14:00:00 2015</text:p>
          </table:table-cell>
          <table:table-cell office:value-type="float" office:value="207.6667">
            <text:p>207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5-12-31T11:00:00">
            <text:p>Thu Dec 31 11:00:00 2015</text:p>
          </table:table-cell>
          <table:table-cell office:value-type="float" office:value="108.0">
            <text:p>108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5-12-31T14:00:00">
            <text:p>Thu Dec 31 14:00:00 2015</text:p>
          </table:table-cell>
          <table:table-cell office:value-type="float" office:value="114.3333">
            <text:p>114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5-12-31T15:00:00">
            <text:p>Thu Dec 31 15:00:00 2015</text:p>
          </table:table-cell>
          <table:table-cell office:value-type="float" office:value="132.8333">
            <text:p>132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5-12-31T16:00:00">
            <text:p>Thu Dec 31 16:00:00 2015</text:p>
          </table:table-cell>
          <table:table-cell office:value-type="float" office:value="98.5">
            <text:p>98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5-12-31T20:00:00">
            <text:p>Thu Dec 31 20:00:00 2015</text:p>
          </table:table-cell>
          <table:table-cell office:value-type="float" office:value="180.0">
            <text:p>180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5-12-31T21:00:00">
            <text:p>Thu Dec 31 21:00:00 2015</text:p>
          </table:table-cell>
          <table:table-cell office:value-type="float" office:value="120.8333">
            <text:p>120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5-12-31T22:00:00">
            <text:p>Thu Dec 31 22:00:00 2015</text:p>
          </table:table-cell>
          <table:table-cell office:value-type="float" office:value="232.6667">
            <text:p>232.6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5-12-31T23:00:00">
            <text:p>Thu Dec 31 23:00:00 2015</text:p>
          </table:table-cell>
          <table:table-cell office:value-type="float" office:value="228.0">
            <text:p>228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6-01-01T00:00:00">
            <text:p>Fri Jan  1 00:00:00 2016</text:p>
          </table:table-cell>
          <table:table-cell office:value-type="float" office:value="120.6667">
            <text:p>120.6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6-01-01T01:00:00">
            <text:p>Fri Jan  1 01:00:00 2016</text:p>
          </table:table-cell>
          <table:table-cell office:value-type="float" office:value="187.3333">
            <text:p>187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6-01-01T04:00:00">
            <text:p>Fri Jan  1 04:00:00 2016</text:p>
          </table:table-cell>
          <table:table-cell office:value-type="float" office:value="186.5">
            <text:p>186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6-01-01T05:00:00">
            <text:p>Fri Jan  1 05:00:00 2016</text:p>
          </table:table-cell>
          <table:table-cell office:value-type="float" office:value="134.3333">
            <text:p>134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01-01T06:00:00">
            <text:p>Fri Jan  1 06:00:00 2016</text:p>
          </table:table-cell>
          <table:table-cell office:value-type="float" office:value="114.3333">
            <text:p>114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6-01-01T07:00:00">
            <text:p>Fri Jan  1 07:00:00 2016</text:p>
          </table:table-cell>
          <table:table-cell office:value-type="float" office:value="220.8333">
            <text:p>220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01-01T08:00:00">
            <text:p>Fri Jan  1 08:00:00 2016</text:p>
          </table:table-cell>
          <table:table-cell office:value-type="float" office:value="179.6667">
            <text:p>179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6-01-01T09:00:00">
            <text:p>Fri Jan  1 09:00:00 2016</text:p>
          </table:table-cell>
          <table:table-cell office:value-type="float" office:value="185.3333">
            <text:p>185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6-01-01T10:00:00">
            <text:p>Fri Jan  1 10:00:00 2016</text:p>
          </table:table-cell>
          <table:table-cell office:value-type="float" office:value="154.1667">
            <text:p>154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6-01-01T11:00:00">
            <text:p>Fri Jan  1 11:00:00 2016</text:p>
          </table:table-cell>
          <table:table-cell office:value-type="float" office:value="173.5">
            <text:p>173.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6-01-01T12:00:00">
            <text:p>Fri Jan  1 12:00:00 2016</text:p>
          </table:table-cell>
          <table:table-cell office:value-type="float" office:value="206.6667">
            <text:p>206.6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6-01-01T13:00:00">
            <text:p>Fri Jan  1 13:00:00 2016</text:p>
          </table:table-cell>
          <table:table-cell office:value-type="float" office:value="200.1667">
            <text:p>200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6-01-02T23:00:00">
            <text:p>Sat Jan  2 23:00:00 2016</text:p>
          </table:table-cell>
          <table:table-cell office:value-type="float" office:value="138.5">
            <text:p>138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01-03T00:00:00">
            <text:p>Sun Jan  3 00:00:00 2016</text:p>
          </table:table-cell>
          <table:table-cell office:value-type="float" office:value="187.0">
            <text:p>187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6-01-08T07:00:00">
            <text:p>Fri Jan  8 07:00:00 2016</text:p>
          </table:table-cell>
          <table:table-cell office:value-type="float" office:value="217.3333">
            <text:p>217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6-01-08T09:00:00">
            <text:p>Fri Jan  8 09:00:00 2016</text:p>
          </table:table-cell>
          <table:table-cell office:value-type="float" office:value="207.6667">
            <text:p>207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6-01-08T10:00:00">
            <text:p>Fri Jan  8 10:00:00 2016</text:p>
          </table:table-cell>
          <table:table-cell office:value-type="float" office:value="234.6667">
            <text:p>234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6-01-08T11:00:00">
            <text:p>Fri Jan  8 11:00:00 2016</text:p>
          </table:table-cell>
          <table:table-cell office:value-type="float" office:value="123.6667">
            <text:p>123.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6-01-08T12:00:00">
            <text:p>Fri Jan  8 12:00:00 2016</text:p>
          </table:table-cell>
          <table:table-cell office:value-type="float" office:value="111.8333">
            <text:p>111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6-01-08T13:00:00">
            <text:p>Fri Jan  8 13:00:00 2016</text:p>
          </table:table-cell>
          <table:table-cell office:value-type="float" office:value="82.0">
            <text:p>82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6-01-08T14:00:00">
            <text:p>Fri Jan  8 14:00:00 2016</text:p>
          </table:table-cell>
          <table:table-cell office:value-type="float" office:value="105.3333">
            <text:p>105.3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6-01-12T09:00:00">
            <text:p>Tue Jan 12 09:00:00 2016</text:p>
          </table:table-cell>
          <table:table-cell office:value-type="float" office:value="93.5">
            <text:p>93.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6-01-12T10:00:00">
            <text:p>Tue Jan 12 10:00:00 2016</text:p>
          </table:table-cell>
          <table:table-cell office:value-type="float" office:value="75.0">
            <text:p>75.0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6-01-12T11:00:00">
            <text:p>Tue Jan 12 11:00:00 2016</text:p>
          </table:table-cell>
          <table:table-cell office:value-type="float" office:value="93.1667">
            <text:p>93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6-01-12T13:00:00">
            <text:p>Tue Jan 12 13:00:00 2016</text:p>
          </table:table-cell>
          <table:table-cell office:value-type="float" office:value="106.3333">
            <text:p>106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6-01-12T15:00:00">
            <text:p>Tue Jan 12 15:00:00 2016</text:p>
          </table:table-cell>
          <table:table-cell office:value-type="float" office:value="151.8333">
            <text:p>151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6-01-13T07:00:00">
            <text:p>Wed Jan 13 07:00:00 2016</text:p>
          </table:table-cell>
          <table:table-cell office:value-type="float" office:value="188.6667">
            <text:p>188.6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6-01-13T08:00:00">
            <text:p>Wed Jan 13 08:00:00 2016</text:p>
          </table:table-cell>
          <table:table-cell office:value-type="float" office:value="294.5">
            <text:p>294.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6-01-13T09:00:00">
            <text:p>Wed Jan 13 09:00:00 2016</text:p>
          </table:table-cell>
          <table:table-cell office:value-type="float" office:value="127.6667">
            <text:p>127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01-13T10:00:00">
            <text:p>Wed Jan 13 10:00:00 2016</text:p>
          </table:table-cell>
          <table:table-cell office:value-type="float" office:value="88.6667">
            <text:p>88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6-01-13T11:00:00">
            <text:p>Wed Jan 13 11:00:00 2016</text:p>
          </table:table-cell>
          <table:table-cell office:value-type="float" office:value="190.5">
            <text:p>190.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6-01-13T12:00:00">
            <text:p>Wed Jan 13 12:00:00 2016</text:p>
          </table:table-cell>
          <table:table-cell office:value-type="float" office:value="240.8333">
            <text:p>240.8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6-01-13T13:00:00">
            <text:p>Wed Jan 13 13:00:00 2016</text:p>
          </table:table-cell>
          <table:table-cell office:value-type="float" office:value="191.1667">
            <text:p>191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6-01-13T21:00:00">
            <text:p>Wed Jan 13 21:00:00 2016</text:p>
          </table:table-cell>
          <table:table-cell office:value-type="float" office:value="134.1667">
            <text:p>134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6-01-14T07:00:00">
            <text:p>Thu Jan 14 07:00:00 2016</text:p>
          </table:table-cell>
          <table:table-cell office:value-type="float" office:value="218.0">
            <text:p>218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6-01-14T08:00:00">
            <text:p>Thu Jan 14 08:00:00 2016</text:p>
          </table:table-cell>
          <table:table-cell office:value-type="float" office:value="157.6667">
            <text:p>157.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6-01-14T09:00:00">
            <text:p>Thu Jan 14 09:00:00 2016</text:p>
          </table:table-cell>
          <table:table-cell office:value-type="float" office:value="122.1667">
            <text:p>122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01-14T10:00:00">
            <text:p>Thu Jan 14 10:00:00 2016</text:p>
          </table:table-cell>
          <table:table-cell office:value-type="float" office:value="218.0">
            <text:p>218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01-14T11:00:00">
            <text:p>Thu Jan 14 11:00:00 2016</text:p>
          </table:table-cell>
          <table:table-cell office:value-type="float" office:value="242.8333">
            <text:p>242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6-01-14T12:00:00">
            <text:p>Thu Jan 14 12:00:00 2016</text:p>
          </table:table-cell>
          <table:table-cell office:value-type="float" office:value="197.0">
            <text:p>197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6-01-14T13:00:00">
            <text:p>Thu Jan 14 13:00:00 2016</text:p>
          </table:table-cell>
          <table:table-cell office:value-type="float" office:value="104.8333">
            <text:p>104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6-01-14T14:00:00">
            <text:p>Thu Jan 14 14:00:00 2016</text:p>
          </table:table-cell>
          <table:table-cell office:value-type="float" office:value="112.6667">
            <text:p>112.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6-01-14T15:00:00">
            <text:p>Thu Jan 14 15:00:00 2016</text:p>
          </table:table-cell>
          <table:table-cell office:value-type="float" office:value="104.0">
            <text:p>104.0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6-01-14T16:00:00">
            <text:p>Thu Jan 14 16:00:00 2016</text:p>
          </table:table-cell>
          <table:table-cell office:value-type="float" office:value="114.5">
            <text:p>114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6-01-15T11:00:00">
            <text:p>Fri Jan 15 11:00:00 2016</text:p>
          </table:table-cell>
          <table:table-cell office:value-type="float" office:value="274.5">
            <text:p>274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6-01-17T09:00:00">
            <text:p>Sun Jan 17 09:00:00 2016</text:p>
          </table:table-cell>
          <table:table-cell office:value-type="float" office:value="179.5">
            <text:p>179.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6-01-18T05:00:00">
            <text:p>Mon Jan 18 05:00:00 2016</text:p>
          </table:table-cell>
          <table:table-cell office:value-type="float" office:value="201.0">
            <text:p>201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6-01-18T06:00:00">
            <text:p>Mon Jan 18 06:00:00 2016</text:p>
          </table:table-cell>
          <table:table-cell office:value-type="float" office:value="118.1667">
            <text:p>118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6-01-18T07:00:00">
            <text:p>Mon Jan 18 07:00:00 2016</text:p>
          </table:table-cell>
          <table:table-cell office:value-type="float" office:value="162.3333">
            <text:p>162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6-01-18T08:00:00">
            <text:p>Mon Jan 18 08:00:00 2016</text:p>
          </table:table-cell>
          <table:table-cell office:value-type="float" office:value="182.6667">
            <text:p>182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6-01-18T09:00:00">
            <text:p>Mon Jan 18 09:00:00 2016</text:p>
          </table:table-cell>
          <table:table-cell office:value-type="float" office:value="136.8333">
            <text:p>136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6-01-19T11:00:00">
            <text:p>Tue Jan 19 11:00:00 2016</text:p>
          </table:table-cell>
          <table:table-cell office:value-type="float" office:value="164.0">
            <text:p>164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6-01-19T12:00:00">
            <text:p>Tue Jan 19 12:00:00 2016</text:p>
          </table:table-cell>
          <table:table-cell office:value-type="float" office:value="117.3333">
            <text:p>117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6-01-19T13:00:00">
            <text:p>Tue Jan 19 13:00:00 2016</text:p>
          </table:table-cell>
          <table:table-cell office:value-type="float" office:value="141.6667">
            <text:p>141.6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6-01-19T14:00:00">
            <text:p>Tue Jan 19 14:00:00 2016</text:p>
          </table:table-cell>
          <table:table-cell office:value-type="float" office:value="191.8333">
            <text:p>191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6-01-19T17:00:00">
            <text:p>Tue Jan 19 17:00:00 2016</text:p>
          </table:table-cell>
          <table:table-cell office:value-type="float" office:value="169.8333">
            <text:p>169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6-01-19T18:00:00">
            <text:p>Tue Jan 19 18:00:00 2016</text:p>
          </table:table-cell>
          <table:table-cell office:value-type="float" office:value="88.3333">
            <text:p>88.3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6-01-19T20:00:00">
            <text:p>Tue Jan 19 20:00:00 2016</text:p>
          </table:table-cell>
          <table:table-cell office:value-type="float" office:value="135.1667">
            <text:p>135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6-01-19T21:00:00">
            <text:p>Tue Jan 19 21:00:00 2016</text:p>
          </table:table-cell>
          <table:table-cell office:value-type="float" office:value="100.3333">
            <text:p>100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6-01-19T22:00:00">
            <text:p>Tue Jan 19 22:00:00 2016</text:p>
          </table:table-cell>
          <table:table-cell office:value-type="float" office:value="166.6667">
            <text:p>166.6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6-01-19T23:00:00">
            <text:p>Tue Jan 19 23:00:00 2016</text:p>
          </table:table-cell>
          <table:table-cell office:value-type="float" office:value="149.5">
            <text:p>149.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6-01-20T00:00:00">
            <text:p>Wed Jan 20 00:00:00 2016</text:p>
          </table:table-cell>
          <table:table-cell office:value-type="float" office:value="109.3333">
            <text:p>109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6-01-20T01:00:00">
            <text:p>Wed Jan 20 01:00:00 2016</text:p>
          </table:table-cell>
          <table:table-cell office:value-type="float" office:value="153.1667">
            <text:p>153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01-20T02:00:00">
            <text:p>Wed Jan 20 02:00:00 2016</text:p>
          </table:table-cell>
          <table:table-cell office:value-type="float" office:value="178.3333">
            <text:p>178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6-01-20T03:00:00">
            <text:p>Wed Jan 20 03:00:00 2016</text:p>
          </table:table-cell>
          <table:table-cell office:value-type="float" office:value="109.6667">
            <text:p>109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6-01-20T04:00:00">
            <text:p>Wed Jan 20 04:00:00 2016</text:p>
          </table:table-cell>
          <table:table-cell office:value-type="float" office:value="126.6667">
            <text:p>126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6-01-20T05:00:00">
            <text:p>Wed Jan 20 05:00:00 2016</text:p>
          </table:table-cell>
          <table:table-cell office:value-type="float" office:value="144.0">
            <text:p>144.0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6-01-20T06:00:00">
            <text:p>Wed Jan 20 06:00:00 2016</text:p>
          </table:table-cell>
          <table:table-cell office:value-type="float" office:value="110.1667">
            <text:p>110.1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6-01-20T07:00:00">
            <text:p>Wed Jan 20 07:00:00 2016</text:p>
          </table:table-cell>
          <table:table-cell office:value-type="float" office:value="117.0">
            <text:p>117.0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6-01-20T08:00:00">
            <text:p>Wed Jan 20 08:00:00 2016</text:p>
          </table:table-cell>
          <table:table-cell office:value-type="float" office:value="210.5">
            <text:p>210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6-01-20T09:00:00">
            <text:p>Wed Jan 20 09:00:00 2016</text:p>
          </table:table-cell>
          <table:table-cell office:value-type="float" office:value="183.0">
            <text:p>183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6-01-20T10:00:00">
            <text:p>Wed Jan 20 10:00:00 2016</text:p>
          </table:table-cell>
          <table:table-cell office:value-type="float" office:value="242.5">
            <text:p>242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6-01-20T11:00:00">
            <text:p>Wed Jan 20 11:00:00 2016</text:p>
          </table:table-cell>
          <table:table-cell office:value-type="float" office:value="228.5">
            <text:p>228.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6-01-20T12:00:00">
            <text:p>Wed Jan 20 12:00:00 2016</text:p>
          </table:table-cell>
          <table:table-cell office:value-type="float" office:value="195.8333">
            <text:p>195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6-01-20T13:00:00">
            <text:p>Wed Jan 20 13:00:00 2016</text:p>
          </table:table-cell>
          <table:table-cell office:value-type="float" office:value="180.8333">
            <text:p>180.8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6-01-20T14:00:00">
            <text:p>Wed Jan 20 14:00:00 2016</text:p>
          </table:table-cell>
          <table:table-cell office:value-type="float" office:value="160.0">
            <text:p>160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6-01-21T07:00:00">
            <text:p>Thu Jan 21 07:00:00 2016</text:p>
          </table:table-cell>
          <table:table-cell office:value-type="float" office:value="140.0">
            <text:p>140.0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6-01-21T08:00:00">
            <text:p>Thu Jan 21 08:00:00 2016</text:p>
          </table:table-cell>
          <table:table-cell office:value-type="float" office:value="228.5">
            <text:p>228.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6-01-21T09:00:00">
            <text:p>Thu Jan 21 09:00:00 2016</text:p>
          </table:table-cell>
          <table:table-cell office:value-type="float" office:value="229.8333">
            <text:p>229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6-01-21T10:00:00">
            <text:p>Thu Jan 21 10:00:00 2016</text:p>
          </table:table-cell>
          <table:table-cell office:value-type="float" office:value="125.6667">
            <text:p>125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6-01-21T11:00:00">
            <text:p>Thu Jan 21 11:00:00 2016</text:p>
          </table:table-cell>
          <table:table-cell office:value-type="float" office:value="132.1667">
            <text:p>132.1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6-01-21T14:00:00">
            <text:p>Thu Jan 21 14:00:00 2016</text:p>
          </table:table-cell>
          <table:table-cell office:value-type="float" office:value="168.1667">
            <text:p>168.1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6-01-21T15:00:00">
            <text:p>Thu Jan 21 15:00:00 2016</text:p>
          </table:table-cell>
          <table:table-cell office:value-type="float" office:value="102.0">
            <text:p>102.0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6-01-22T04:00:00">
            <text:p>Fri Jan 22 04:00:00 2016</text:p>
          </table:table-cell>
          <table:table-cell office:value-type="float" office:value="226.3333">
            <text:p>226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6-01-22T05:00:00">
            <text:p>Fri Jan 22 05:00:00 2016</text:p>
          </table:table-cell>
          <table:table-cell office:value-type="float" office:value="168.0">
            <text:p>168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6-01-22T06:00:00">
            <text:p>Fri Jan 22 06:00:00 2016</text:p>
          </table:table-cell>
          <table:table-cell office:value-type="float" office:value="172.1667">
            <text:p>172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6-01-22T07:00:00">
            <text:p>Fri Jan 22 07:00:00 2016</text:p>
          </table:table-cell>
          <table:table-cell office:value-type="float" office:value="120.5">
            <text:p>120.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6-01-22T08:00:00">
            <text:p>Fri Jan 22 08:00:00 2016</text:p>
          </table:table-cell>
          <table:table-cell office:value-type="float" office:value="100.3333">
            <text:p>100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6-01-22T09:00:00">
            <text:p>Fri Jan 22 09:00:00 2016</text:p>
          </table:table-cell>
          <table:table-cell office:value-type="float" office:value="232.6667">
            <text:p>232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01-22T10:00:00">
            <text:p>Fri Jan 22 10:00:00 2016</text:p>
          </table:table-cell>
          <table:table-cell office:value-type="float" office:value="138.1667">
            <text:p>138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6-01-22T14:00:00">
            <text:p>Fri Jan 22 14:00:00 2016</text:p>
          </table:table-cell>
          <table:table-cell office:value-type="float" office:value="141.0">
            <text:p>141.0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6-01-22T15:00:00">
            <text:p>Fri Jan 22 15:00:00 2016</text:p>
          </table:table-cell>
          <table:table-cell office:value-type="float" office:value="138.8333">
            <text:p>138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6-01-23T06:00:00">
            <text:p>Sat Jan 23 06:00:00 2016</text:p>
          </table:table-cell>
          <table:table-cell office:value-type="float" office:value="206.8333">
            <text:p>206.8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6-01-23T07:00:00">
            <text:p>Sat Jan 23 07:00:00 2016</text:p>
          </table:table-cell>
          <table:table-cell office:value-type="float" office:value="210.5">
            <text:p>210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6-01-23T08:00:00">
            <text:p>Sat Jan 23 08:00:00 2016</text:p>
          </table:table-cell>
          <table:table-cell office:value-type="float" office:value="220.8333">
            <text:p>220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6-01-23T09:00:00">
            <text:p>Sat Jan 23 09:00:00 2016</text:p>
          </table:table-cell>
          <table:table-cell office:value-type="float" office:value="242.6667">
            <text:p>242.6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6-01-23T10:00:00">
            <text:p>Sat Jan 23 10:00:00 2016</text:p>
          </table:table-cell>
          <table:table-cell office:value-type="float" office:value="204.0">
            <text:p>204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01-23T11:00:00">
            <text:p>Sat Jan 23 11:00:00 2016</text:p>
          </table:table-cell>
          <table:table-cell office:value-type="float" office:value="200.3333">
            <text:p>200.3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6-01-23T12:00:00">
            <text:p>Sat Jan 23 12:00:00 2016</text:p>
          </table:table-cell>
          <table:table-cell office:value-type="float" office:value="173.8333">
            <text:p>173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6-01-23T13:00:00">
            <text:p>Sat Jan 23 13:00:00 2016</text:p>
          </table:table-cell>
          <table:table-cell office:value-type="float" office:value="98.3333">
            <text:p>98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6-01-23T14:00:00">
            <text:p>Sat Jan 23 14:00:00 2016</text:p>
          </table:table-cell>
          <table:table-cell office:value-type="float" office:value="111.0">
            <text:p>111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6-01-24T13:00:00">
            <text:p>Sun Jan 24 13:00:00 2016</text:p>
          </table:table-cell>
          <table:table-cell office:value-type="float" office:value="107.0">
            <text:p>107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6-01-24T14:00:00">
            <text:p>Sun Jan 24 14:00:00 2016</text:p>
          </table:table-cell>
          <table:table-cell office:value-type="float" office:value="174.1667">
            <text:p>174.1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6-01-25T07:00:00">
            <text:p>Mon Jan 25 07:00:00 2016</text:p>
          </table:table-cell>
          <table:table-cell office:value-type="float" office:value="184.5">
            <text:p>184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6-01-25T08:00:00">
            <text:p>Mon Jan 25 08:00:00 2016</text:p>
          </table:table-cell>
          <table:table-cell office:value-type="float" office:value="274.5">
            <text:p>274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6-01-25T09:00:00">
            <text:p>Mon Jan 25 09:00:00 2016</text:p>
          </table:table-cell>
          <table:table-cell office:value-type="float" office:value="254.0">
            <text:p>254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6-01-25T11:00:00">
            <text:p>Mon Jan 25 11:00:00 2016</text:p>
          </table:table-cell>
          <table:table-cell office:value-type="float" office:value="163.1667">
            <text:p>163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6-01-25T12:00:00">
            <text:p>Mon Jan 25 12:00:00 2016</text:p>
          </table:table-cell>
          <table:table-cell office:value-type="float" office:value="89.3333">
            <text:p>89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6-01-25T13:00:00">
            <text:p>Mon Jan 25 13:00:00 2016</text:p>
          </table:table-cell>
          <table:table-cell office:value-type="float" office:value="104.0">
            <text:p>104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6-01-25T14:00:00">
            <text:p>Mon Jan 25 14:00:00 2016</text:p>
          </table:table-cell>
          <table:table-cell office:value-type="float" office:value="107.5">
            <text:p>107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6-01-26T10:00:00">
            <text:p>Tue Jan 26 10:00:00 2016</text:p>
          </table:table-cell>
          <table:table-cell office:value-type="float" office:value="194.5">
            <text:p>194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6-01-26T11:00:00">
            <text:p>Tue Jan 26 11:00:00 2016</text:p>
          </table:table-cell>
          <table:table-cell office:value-type="float" office:value="128.6667">
            <text:p>128.6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6-01-26T12:00:00">
            <text:p>Tue Jan 26 12:00:00 2016</text:p>
          </table:table-cell>
          <table:table-cell office:value-type="float" office:value="115.3333">
            <text:p>115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6-01-27T09:00:00">
            <text:p>Wed Jan 27 09:00:00 2016</text:p>
          </table:table-cell>
          <table:table-cell office:value-type="float" office:value="222.5">
            <text:p>222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6-01-27T12:00:00">
            <text:p>Wed Jan 27 12:00:00 2016</text:p>
          </table:table-cell>
          <table:table-cell office:value-type="float" office:value="174.3333">
            <text:p>174.3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6-01-28T09:00:00">
            <text:p>Thu Jan 28 09:00:00 2016</text:p>
          </table:table-cell>
          <table:table-cell office:value-type="float" office:value="118.5">
            <text:p>118.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6-01-28T10:00:00">
            <text:p>Thu Jan 28 10:00:00 2016</text:p>
          </table:table-cell>
          <table:table-cell office:value-type="float" office:value="149.8333">
            <text:p>149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6-01-28T11:00:00">
            <text:p>Thu Jan 28 11:00:00 2016</text:p>
          </table:table-cell>
          <table:table-cell office:value-type="float" office:value="97.3333">
            <text:p>97.3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6-01-28T12:00:00">
            <text:p>Thu Jan 28 12:00:00 2016</text:p>
          </table:table-cell>
          <table:table-cell office:value-type="float" office:value="96.1667">
            <text:p>96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6-01-28T13:00:00">
            <text:p>Thu Jan 28 13:00:00 2016</text:p>
          </table:table-cell>
          <table:table-cell office:value-type="float" office:value="88.8333">
            <text:p>88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6-01-29T05:00:00">
            <text:p>Fri Jan 29 05:00:00 2016</text:p>
          </table:table-cell>
          <table:table-cell office:value-type="float" office:value="158.3333">
            <text:p>158.3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6-01-29T06:00:00">
            <text:p>Fri Jan 29 06:00:00 2016</text:p>
          </table:table-cell>
          <table:table-cell office:value-type="float" office:value="160.8333">
            <text:p>160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6-01-29T07:00:00">
            <text:p>Fri Jan 29 07:00:00 2016</text:p>
          </table:table-cell>
          <table:table-cell office:value-type="float" office:value="165.0">
            <text:p>165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6-01-29T08:00:00">
            <text:p>Fri Jan 29 08:00:00 2016</text:p>
          </table:table-cell>
          <table:table-cell office:value-type="float" office:value="140.8333">
            <text:p>140.8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6-01-29T09:00:00">
            <text:p>Fri Jan 29 09:00:00 2016</text:p>
          </table:table-cell>
          <table:table-cell office:value-type="float" office:value="179.5">
            <text:p>179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01-29T10:00:00">
            <text:p>Fri Jan 29 10:00:00 2016</text:p>
          </table:table-cell>
          <table:table-cell office:value-type="float" office:value="183.0">
            <text:p>183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6-01-29T11:00:00">
            <text:p>Fri Jan 29 11:00:00 2016</text:p>
          </table:table-cell>
          <table:table-cell office:value-type="float" office:value="181.5">
            <text:p>181.5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6-01-29T12:00:00">
            <text:p>Fri Jan 29 12:00:00 2016</text:p>
          </table:table-cell>
          <table:table-cell office:value-type="float" office:value="108.1667">
            <text:p>108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6-01-29T13:00:00">
            <text:p>Fri Jan 29 13:00:00 2016</text:p>
          </table:table-cell>
          <table:table-cell office:value-type="float" office:value="127.8333">
            <text:p>127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6-01-30T09:00:00">
            <text:p>Sat Jan 30 09:00:00 2016</text:p>
          </table:table-cell>
          <table:table-cell office:value-type="float" office:value="145.0">
            <text:p>145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6-01-30T10:00:00">
            <text:p>Sat Jan 30 10:00:00 2016</text:p>
          </table:table-cell>
          <table:table-cell office:value-type="float" office:value="233.6667">
            <text:p>233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6-01-30T11:00:00">
            <text:p>Sat Jan 30 11:00:00 2016</text:p>
          </table:table-cell>
          <table:table-cell office:value-type="float" office:value="135.6667">
            <text:p>135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6-01-30T12:00:00">
            <text:p>Sat Jan 30 12:00:00 2016</text:p>
          </table:table-cell>
          <table:table-cell office:value-type="float" office:value="95.6667">
            <text:p>95.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6-01-30T13:00:00">
            <text:p>Sat Jan 30 13:00:00 2016</text:p>
          </table:table-cell>
          <table:table-cell office:value-type="float" office:value="204.1667">
            <text:p>204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6-01-30T14:00:00">
            <text:p>Sat Jan 30 14:00:00 2016</text:p>
          </table:table-cell>
          <table:table-cell office:value-type="float" office:value="196.1667">
            <text:p>196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6-01-30T15:00:00">
            <text:p>Sat Jan 30 15:00:00 2016</text:p>
          </table:table-cell>
          <table:table-cell office:value-type="float" office:value="160.3333">
            <text:p>160.3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6-01-31T05:00:00">
            <text:p>Sun Jan 31 05:00:00 2016</text:p>
          </table:table-cell>
          <table:table-cell office:value-type="float" office:value="203.3333">
            <text:p>203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6-01-31T06:00:00">
            <text:p>Sun Jan 31 06:00:00 2016</text:p>
          </table:table-cell>
          <table:table-cell office:value-type="float" office:value="206.6667">
            <text:p>206.6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6-01-31T07:00:00">
            <text:p>Sun Jan 31 07:00:00 2016</text:p>
          </table:table-cell>
          <table:table-cell office:value-type="float" office:value="187.6667">
            <text:p>187.6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6-01-31T08:00:00">
            <text:p>Sun Jan 31 08:00:00 2016</text:p>
          </table:table-cell>
          <table:table-cell office:value-type="float" office:value="213.1667">
            <text:p>213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6-01-31T09:00:00">
            <text:p>Sun Jan 31 09:00:00 2016</text:p>
          </table:table-cell>
          <table:table-cell office:value-type="float" office:value="163.3333">
            <text:p>163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6-01-31T10:00:00">
            <text:p>Sun Jan 31 10:00:00 2016</text:p>
          </table:table-cell>
          <table:table-cell office:value-type="float" office:value="180.1667">
            <text:p>180.1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6-01-31T11:00:00">
            <text:p>Sun Jan 31 11:00:00 2016</text:p>
          </table:table-cell>
          <table:table-cell office:value-type="float" office:value="100.1667">
            <text:p>100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6-01-31T14:00:00">
            <text:p>Sun Jan 31 14:00:00 2016</text:p>
          </table:table-cell>
          <table:table-cell office:value-type="float" office:value="139.6667">
            <text:p>139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6-02-01T11:00:00">
            <text:p>Mon Feb  1 11:00:00 2016</text:p>
          </table:table-cell>
          <table:table-cell office:value-type="float" office:value="108.6667">
            <text:p>108.6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6-02-01T12:00:00">
            <text:p>Mon Feb  1 12:00:00 2016</text:p>
          </table:table-cell>
          <table:table-cell office:value-type="float" office:value="147.8333">
            <text:p>147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6-02-01T13:00:00">
            <text:p>Mon Feb  1 13:00:00 2016</text:p>
          </table:table-cell>
          <table:table-cell office:value-type="float" office:value="153.3333">
            <text:p>153.3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6-02-01T14:00:00">
            <text:p>Mon Feb  1 14:00:00 2016</text:p>
          </table:table-cell>
          <table:table-cell office:value-type="float" office:value="119.0">
            <text:p>119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6-02-01T15:00:00">
            <text:p>Mon Feb  1 15:00:00 2016</text:p>
          </table:table-cell>
          <table:table-cell office:value-type="float" office:value="114.6667">
            <text:p>114.6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6-02-01T16:00:00">
            <text:p>Mon Feb  1 16:00:00 2016</text:p>
          </table:table-cell>
          <table:table-cell office:value-type="float" office:value="193.6667">
            <text:p>193.6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6-02-01T17:00:00">
            <text:p>Mon Feb  1 17:00:00 2016</text:p>
          </table:table-cell>
          <table:table-cell office:value-type="float" office:value="138.5">
            <text:p>138.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6-02-02T04:00:00">
            <text:p>Tue Feb  2 04:00:00 2016</text:p>
          </table:table-cell>
          <table:table-cell office:value-type="float" office:value="245.3333">
            <text:p>245.3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6-02-02T05:00:00">
            <text:p>Tue Feb  2 05:00:00 2016</text:p>
          </table:table-cell>
          <table:table-cell office:value-type="float" office:value="233.8333">
            <text:p>233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6-02-02T06:00:00">
            <text:p>Tue Feb  2 06:00:00 2016</text:p>
          </table:table-cell>
          <table:table-cell office:value-type="float" office:value="172.1667">
            <text:p>172.1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6-02-02T08:00:00">
            <text:p>Tue Feb  2 08:00:00 2016</text:p>
          </table:table-cell>
          <table:table-cell office:value-type="float" office:value="182.6667">
            <text:p>182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6-02-02T09:00:00">
            <text:p>Tue Feb  2 09:00:00 2016</text:p>
          </table:table-cell>
          <table:table-cell office:value-type="float" office:value="158.6667">
            <text:p>158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02-02T10:00:00">
            <text:p>Tue Feb  2 10:00:00 2016</text:p>
          </table:table-cell>
          <table:table-cell office:value-type="float" office:value="211.6667">
            <text:p>211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6-02-02T11:00:00">
            <text:p>Tue Feb  2 11:00:00 2016</text:p>
          </table:table-cell>
          <table:table-cell office:value-type="float" office:value="83.1667">
            <text:p>83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6-02-02T12:00:00">
            <text:p>Tue Feb  2 12:00:00 2016</text:p>
          </table:table-cell>
          <table:table-cell office:value-type="float" office:value="79.5">
            <text:p>79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6-02-02T13:00:00">
            <text:p>Tue Feb  2 13:00:00 2016</text:p>
          </table:table-cell>
          <table:table-cell office:value-type="float" office:value="160.0">
            <text:p>160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6-02-02T14:00:00">
            <text:p>Tue Feb  2 14:00:00 2016</text:p>
          </table:table-cell>
          <table:table-cell office:value-type="float" office:value="155.3333">
            <text:p>155.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6-02-03T07:00:00">
            <text:p>Wed Feb  3 07:00:00 2016</text:p>
          </table:table-cell>
          <table:table-cell office:value-type="float" office:value="242.1667">
            <text:p>242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6-02-03T08:00:00">
            <text:p>Wed Feb  3 08:00:00 2016</text:p>
          </table:table-cell>
          <table:table-cell office:value-type="float" office:value="143.0">
            <text:p>143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6-02-03T09:00:00">
            <text:p>Wed Feb  3 09:00:00 2016</text:p>
          </table:table-cell>
          <table:table-cell office:value-type="float" office:value="153.8333">
            <text:p>153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02-03T10:00:00">
            <text:p>Wed Feb  3 10:00:00 2016</text:p>
          </table:table-cell>
          <table:table-cell office:value-type="float" office:value="142.3333">
            <text:p>142.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6-02-03T11:00:00">
            <text:p>Wed Feb  3 11:00:00 2016</text:p>
          </table:table-cell>
          <table:table-cell office:value-type="float" office:value="118.5">
            <text:p>118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6-02-03T12:00:00">
            <text:p>Wed Feb  3 12:00:00 2016</text:p>
          </table:table-cell>
          <table:table-cell office:value-type="float" office:value="220.3333">
            <text:p>220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6-02-03T13:00:00">
            <text:p>Wed Feb  3 13:00:00 2016</text:p>
          </table:table-cell>
          <table:table-cell office:value-type="float" office:value="153.5">
            <text:p>153.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6-02-03T14:00:00">
            <text:p>Wed Feb  3 14:00:00 2016</text:p>
          </table:table-cell>
          <table:table-cell office:value-type="float" office:value="180.5">
            <text:p>180.5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6-02-03T15:00:00">
            <text:p>Wed Feb  3 15:00:00 2016</text:p>
          </table:table-cell>
          <table:table-cell office:value-type="float" office:value="129.6667">
            <text:p>129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6-02-04T09:00:00">
            <text:p>Thu Feb  4 09:00:00 2016</text:p>
          </table:table-cell>
          <table:table-cell office:value-type="float" office:value="253.3333">
            <text:p>253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6-02-04T10:00:00">
            <text:p>Thu Feb  4 10:00:00 2016</text:p>
          </table:table-cell>
          <table:table-cell office:value-type="float" office:value="94.6667">
            <text:p>94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6-02-04T11:00:00">
            <text:p>Thu Feb  4 11:00:00 2016</text:p>
          </table:table-cell>
          <table:table-cell office:value-type="float" office:value="110.8333">
            <text:p>110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6-02-04T14:00:00">
            <text:p>Thu Feb  4 14:00:00 2016</text:p>
          </table:table-cell>
          <table:table-cell office:value-type="float" office:value="83.6667">
            <text:p>83.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6-02-06T01:00:00">
            <text:p>Sat Feb  6 01:00:00 2016</text:p>
          </table:table-cell>
          <table:table-cell office:value-type="float" office:value="211.6667">
            <text:p>211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02-06T02:00:00">
            <text:p>Sat Feb  6 02:00:00 2016</text:p>
          </table:table-cell>
          <table:table-cell office:value-type="float" office:value="244.8333">
            <text:p>244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6-02-06T04:00:00">
            <text:p>Sat Feb  6 04:00:00 2016</text:p>
          </table:table-cell>
          <table:table-cell office:value-type="float" office:value="230.3333">
            <text:p>230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6-02-06T06:00:00">
            <text:p>Sat Feb  6 06:00:00 2016</text:p>
          </table:table-cell>
          <table:table-cell office:value-type="float" office:value="152.1667">
            <text:p>152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6-02-06T08:00:00">
            <text:p>Sat Feb  6 08:00:00 2016</text:p>
          </table:table-cell>
          <table:table-cell office:value-type="float" office:value="242.1667">
            <text:p>242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6-02-06T09:00:00">
            <text:p>Sat Feb  6 09:00:00 2016</text:p>
          </table:table-cell>
          <table:table-cell office:value-type="float" office:value="218.0">
            <text:p>218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02-06T10:00:00">
            <text:p>Sat Feb  6 10:00:00 2016</text:p>
          </table:table-cell>
          <table:table-cell office:value-type="float" office:value="172.6667">
            <text:p>172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6-02-06T13:00:00">
            <text:p>Sat Feb  6 13:00:00 2016</text:p>
          </table:table-cell>
          <table:table-cell office:value-type="float" office:value="111.5">
            <text:p>111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6-02-06T14:00:00">
            <text:p>Sat Feb  6 14:00:00 2016</text:p>
          </table:table-cell>
          <table:table-cell office:value-type="float" office:value="98.3333">
            <text:p>98.3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6-02-13T05:00:00">
            <text:p>Sat Feb 13 05:00:00 2016</text:p>
          </table:table-cell>
          <table:table-cell office:value-type="float" office:value="292.5">
            <text:p>292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6-02-13T08:00:00">
            <text:p>Sat Feb 13 08:00:00 2016</text:p>
          </table:table-cell>
          <table:table-cell office:value-type="float" office:value="291.3333">
            <text:p>291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6-02-13T12:00:00">
            <text:p>Sat Feb 13 12:00:00 2016</text:p>
          </table:table-cell>
          <table:table-cell office:value-type="float" office:value="290.1667">
            <text:p>290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6-02-17T08:00:00">
            <text:p>Wed Feb 17 08:00:00 2016</text:p>
          </table:table-cell>
          <table:table-cell office:value-type="float" office:value="246.3333">
            <text:p>246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6-02-17T09:00:00">
            <text:p>Wed Feb 17 09:00:00 2016</text:p>
          </table:table-cell>
          <table:table-cell office:value-type="float" office:value="130.5">
            <text:p>130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02-17T10:00:00">
            <text:p>Wed Feb 17 10:00:00 2016</text:p>
          </table:table-cell>
          <table:table-cell office:value-type="float" office:value="78.8333">
            <text:p>78.8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6-02-17T11:00:00">
            <text:p>Wed Feb 17 11:00:00 2016</text:p>
          </table:table-cell>
          <table:table-cell office:value-type="float" office:value="162.8333">
            <text:p>162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6-02-17T12:00:00">
            <text:p>Wed Feb 17 12:00:00 2016</text:p>
          </table:table-cell>
          <table:table-cell office:value-type="float" office:value="129.6667">
            <text:p>129.6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6-02-18T17:00:00">
            <text:p>Thu Feb 18 17:00:00 2016</text:p>
          </table:table-cell>
          <table:table-cell office:value-type="float" office:value="157.5">
            <text:p>157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6-02-18T18:00:00">
            <text:p>Thu Feb 18 18:00:00 2016</text:p>
          </table:table-cell>
          <table:table-cell office:value-type="float" office:value="88.0">
            <text:p>88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6-02-18T19:00:00">
            <text:p>Thu Feb 18 19:00:00 2016</text:p>
          </table:table-cell>
          <table:table-cell office:value-type="float" office:value="99.1667">
            <text:p>99.1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6-02-18T20:00:00">
            <text:p>Thu Feb 18 20:00:00 2016</text:p>
          </table:table-cell>
          <table:table-cell office:value-type="float" office:value="137.3333">
            <text:p>137.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6-02-18T21:00:00">
            <text:p>Thu Feb 18 21:00:00 2016</text:p>
          </table:table-cell>
          <table:table-cell office:value-type="float" office:value="170.3333">
            <text:p>170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6-02-18T22:00:00">
            <text:p>Thu Feb 18 22:00:00 2016</text:p>
          </table:table-cell>
          <table:table-cell office:value-type="float" office:value="154.6667">
            <text:p>154.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6-02-19T00:00:00">
            <text:p>Fri Feb 19 00:00:00 2016</text:p>
          </table:table-cell>
          <table:table-cell office:value-type="float" office:value="202.3333">
            <text:p>202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6-02-21T20:00:00">
            <text:p>Sun Feb 21 20:00:00 2016</text:p>
          </table:table-cell>
          <table:table-cell office:value-type="float" office:value="257.0">
            <text:p>257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6-02-21T22:00:00">
            <text:p>Sun Feb 21 22:00:00 2016</text:p>
          </table:table-cell>
          <table:table-cell office:value-type="float" office:value="221.3333">
            <text:p>221.3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6-02-23T10:00:00">
            <text:p>Tue Feb 23 10:00:00 2016</text:p>
          </table:table-cell>
          <table:table-cell office:value-type="float" office:value="280.6667">
            <text:p>280.6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6-02-23T12:00:00">
            <text:p>Tue Feb 23 12:00:00 2016</text:p>
          </table:table-cell>
          <table:table-cell office:value-type="float" office:value="160.1667">
            <text:p>160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6-02-24T09:00:00">
            <text:p>Wed Feb 24 09:00:00 2016</text:p>
          </table:table-cell>
          <table:table-cell office:value-type="float" office:value="98.8333">
            <text:p>98.8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6-02-24T10:00:00">
            <text:p>Wed Feb 24 10:00:00 2016</text:p>
          </table:table-cell>
          <table:table-cell office:value-type="float" office:value="96.5">
            <text:p>96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6-02-24T11:00:00">
            <text:p>Wed Feb 24 11:00:00 2016</text:p>
          </table:table-cell>
          <table:table-cell office:value-type="float" office:value="94.1667">
            <text:p>94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6-02-24T12:00:00">
            <text:p>Wed Feb 24 12:00:00 2016</text:p>
          </table:table-cell>
          <table:table-cell office:value-type="float" office:value="171.8333">
            <text:p>171.8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6-03-01T10:00:00">
            <text:p>Tue Mar  1 10:00:00 2016</text:p>
          </table:table-cell>
          <table:table-cell office:value-type="float" office:value="80.8333">
            <text:p>80.8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6-03-02T09:00:00">
            <text:p>Wed Mar  2 09:00:00 2016</text:p>
          </table:table-cell>
          <table:table-cell office:value-type="float" office:value="242.6667">
            <text:p>242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6-03-02T10:00:00">
            <text:p>Wed Mar  2 10:00:00 2016</text:p>
          </table:table-cell>
          <table:table-cell office:value-type="float" office:value="102.3333">
            <text:p>102.3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6-03-02T13:00:00">
            <text:p>Wed Mar  2 13:00:00 2016</text:p>
          </table:table-cell>
          <table:table-cell office:value-type="float" office:value="109.0">
            <text:p>109.0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6-03-02T14:00:00">
            <text:p>Wed Mar  2 14:00:00 2016</text:p>
          </table:table-cell>
          <table:table-cell office:value-type="float" office:value="105.5">
            <text:p>105.5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16-03-03T14:00:00">
            <text:p>Thu Mar  3 14:00:00 2016</text:p>
          </table:table-cell>
          <table:table-cell office:value-type="float" office:value="149.1667">
            <text:p>149.1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6-03-04T09:00:00">
            <text:p>Fri Mar  4 09:00:00 2016</text:p>
          </table:table-cell>
          <table:table-cell office:value-type="float" office:value="120.6667">
            <text:p>120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6-03-04T10:00:00">
            <text:p>Fri Mar  4 10:00:00 2016</text:p>
          </table:table-cell>
          <table:table-cell office:value-type="float" office:value="135.6667">
            <text:p>135.6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6-03-04T11:00:00">
            <text:p>Fri Mar  4 11:00:00 2016</text:p>
          </table:table-cell>
          <table:table-cell office:value-type="float" office:value="111.6667">
            <text:p>111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6-03-04T12:00:00">
            <text:p>Fri Mar  4 12:00:00 2016</text:p>
          </table:table-cell>
          <table:table-cell office:value-type="float" office:value="136.0">
            <text:p>136.0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6-03-09T10:00:00">
            <text:p>Wed Mar  9 10:00:00 2016</text:p>
          </table:table-cell>
          <table:table-cell office:value-type="float" office:value="115.6667">
            <text:p>115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6-03-09T11:00:00">
            <text:p>Wed Mar  9 11:00:00 2016</text:p>
          </table:table-cell>
          <table:table-cell office:value-type="float" office:value="155.8333">
            <text:p>155.8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6-03-09T12:00:00">
            <text:p>Wed Mar  9 12:00:00 2016</text:p>
          </table:table-cell>
          <table:table-cell office:value-type="float" office:value="80.5">
            <text:p>80.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6-03-11T09:00:00">
            <text:p>Fri Mar 11 09:00:00 2016</text:p>
          </table:table-cell>
          <table:table-cell office:value-type="float" office:value="194.6667">
            <text:p>194.6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6-03-11T10:00:00">
            <text:p>Fri Mar 11 10:00:00 2016</text:p>
          </table:table-cell>
          <table:table-cell office:value-type="float" office:value="125.8333">
            <text:p>125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6-03-12T09:00:00">
            <text:p>Sat Mar 12 09:00:00 2016</text:p>
          </table:table-cell>
          <table:table-cell office:value-type="float" office:value="119.1667">
            <text:p>119.1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6-03-12T10:00:00">
            <text:p>Sat Mar 12 10:00:00 2016</text:p>
          </table:table-cell>
          <table:table-cell office:value-type="float" office:value="91.1667">
            <text:p>91.1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6-03-12T11:00:00">
            <text:p>Sat Mar 12 11:00:00 2016</text:p>
          </table:table-cell>
          <table:table-cell office:value-type="float" office:value="97.0">
            <text:p>97.0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6-03-13T09:00:00">
            <text:p>Sun Mar 13 09:00:00 2016</text:p>
          </table:table-cell>
          <table:table-cell office:value-type="float" office:value="165.8333">
            <text:p>165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6-03-13T10:00:00">
            <text:p>Sun Mar 13 10:00:00 2016</text:p>
          </table:table-cell>
          <table:table-cell office:value-type="float" office:value="158.3333">
            <text:p>158.3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6-03-17T14:00:00">
            <text:p>Thu Mar 17 14:00:00 2016</text:p>
          </table:table-cell>
          <table:table-cell office:value-type="float" office:value="216.8333">
            <text:p>216.8333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16-03-18T11:00:00">
            <text:p>Fri Mar 18 11:00:00 2016</text:p>
          </table:table-cell>
          <table:table-cell office:value-type="float" office:value="144.8333">
            <text:p>144.8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6-03-18T12:00:00">
            <text:p>Fri Mar 18 12:00:00 2016</text:p>
          </table:table-cell>
          <table:table-cell office:value-type="float" office:value="168.5">
            <text:p>168.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6-03-21T07:00:00">
            <text:p>Mon Mar 21 07:00:00 2016</text:p>
          </table:table-cell>
          <table:table-cell office:value-type="float" office:value="232.6667">
            <text:p>232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6-03-21T08:00:00">
            <text:p>Mon Mar 21 08:00:00 2016</text:p>
          </table:table-cell>
          <table:table-cell office:value-type="float" office:value="201.3333">
            <text:p>201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6-03-21T10:00:00">
            <text:p>Mon Mar 21 10:00:00 2016</text:p>
          </table:table-cell>
          <table:table-cell office:value-type="float" office:value="219.1667">
            <text:p>219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6-03-21T11:00:00">
            <text:p>Mon Mar 21 11:00:00 2016</text:p>
          </table:table-cell>
          <table:table-cell office:value-type="float" office:value="191.6667">
            <text:p>191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6-03-29T08:00:00">
            <text:p>Tue Mar 29 08:00:00 2016</text:p>
          </table:table-cell>
          <table:table-cell office:value-type="float" office:value="206.0">
            <text:p>206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6-03-29T09:00:00">
            <text:p>Tue Mar 29 09:00:00 2016</text:p>
          </table:table-cell>
          <table:table-cell office:value-type="float" office:value="149.8333">
            <text:p>149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6-03-29T10:00:00">
            <text:p>Tue Mar 29 10:00:00 2016</text:p>
          </table:table-cell>
          <table:table-cell office:value-type="float" office:value="95.8333">
            <text:p>95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6-03-29T11:00:00">
            <text:p>Tue Mar 29 11:00:00 2016</text:p>
          </table:table-cell>
          <table:table-cell office:value-type="float" office:value="104.3333">
            <text:p>104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6-03-30T09:00:00">
            <text:p>Wed Mar 30 09:00:00 2016</text:p>
          </table:table-cell>
          <table:table-cell office:value-type="float" office:value="207.1667">
            <text:p>207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6-03-30T10:00:00">
            <text:p>Wed Mar 30 10:00:00 2016</text:p>
          </table:table-cell>
          <table:table-cell office:value-type="float" office:value="93.1667">
            <text:p>93.1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6-03-30T11:00:00">
            <text:p>Wed Mar 30 11:00:00 2016</text:p>
          </table:table-cell>
          <table:table-cell office:value-type="float" office:value="200.0">
            <text:p>200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6-04-01T15:00:00">
            <text:p>Fri Apr  1 15:00:00 2016</text:p>
          </table:table-cell>
          <table:table-cell office:value-type="float" office:value="192.8333">
            <text:p>192.8333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16-04-05T22:00:00">
            <text:p>Tue Apr  5 22:00:00 2016</text:p>
          </table:table-cell>
          <table:table-cell office:value-type="float" office:value="286.0">
            <text:p>286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6-04-07T09:00:00">
            <text:p>Thu Apr  7 09:00:00 2016</text:p>
          </table:table-cell>
          <table:table-cell office:value-type="float" office:value="219.6667">
            <text:p>219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6-04-07T10:00:00">
            <text:p>Thu Apr  7 10:00:00 2016</text:p>
          </table:table-cell>
          <table:table-cell office:value-type="float" office:value="101.6667">
            <text:p>101.6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6-04-07T11:00:00">
            <text:p>Thu Apr  7 11:00:00 2016</text:p>
          </table:table-cell>
          <table:table-cell office:value-type="float" office:value="117.5">
            <text:p>117.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6-04-07T12:00:00">
            <text:p>Thu Apr  7 12:00:00 2016</text:p>
          </table:table-cell>
          <table:table-cell office:value-type="float" office:value="96.1667">
            <text:p>96.1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6-05-06T15:00:00">
            <text:p>Fri May  6 15:00:00 2016</text:p>
          </table:table-cell>
          <table:table-cell office:value-type="float" office:value="241.8333">
            <text:p>241.8333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16-05-06T16:00:00">
            <text:p>Fri May  6 16:00:00 2016</text:p>
          </table:table-cell>
          <table:table-cell office:value-type="float" office:value="237.8333">
            <text:p>237.8333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16-05-06T17:00:00">
            <text:p>Fri May  6 17:00:00 2016</text:p>
          </table:table-cell>
          <table:table-cell office:value-type="float" office:value="276.3333">
            <text:p>276.3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6-05-18T14:00:00">
            <text:p>Wed May 18 14:00:00 2016</text:p>
          </table:table-cell>
          <table:table-cell office:value-type="float" office:value="224.5">
            <text:p>224.5</text:p>
          </table:table-cell>
          <table:table-cell office:value-type="float" office:value="119.8333">
            <text:p>119.8333</text:p>
          </table:table-cell>
        </table:table-row>
        <table:table-row>
          <table:table-cell table:style-name="pd1" office:value-type="date" office:date-value="2016-06-17T02:00:00">
            <text:p>Fri Jun 17 02:00:00 2016</text:p>
          </table:table-cell>
          <table:table-cell office:value-type="float" office:value="271.8333">
            <text:p>271.8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6-06-17T03:00:00">
            <text:p>Fri Jun 17 03:00:00 2016</text:p>
          </table:table-cell>
          <table:table-cell office:value-type="float" office:value="249.6667">
            <text:p>249.6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6-06-17T04:00:00">
            <text:p>Fri Jun 17 04:00:00 2016</text:p>
          </table:table-cell>
          <table:table-cell office:value-type="float" office:value="162.5">
            <text:p>162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6-06-17T05:00:00">
            <text:p>Fri Jun 17 05:00:00 2016</text:p>
          </table:table-cell>
          <table:table-cell office:value-type="float" office:value="132.1667">
            <text:p>132.1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6-06-17T06:00:00">
            <text:p>Fri Jun 17 06:00:00 2016</text:p>
          </table:table-cell>
          <table:table-cell office:value-type="float" office:value="177.0">
            <text:p>177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6-08-20T21:00:00">
            <text:p>Sat Aug 20 21:00:00 2016</text:p>
          </table:table-cell>
          <table:table-cell office:value-type="float" office:value="294.1667">
            <text:p>294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6-08-20T22:00:00">
            <text:p>Sat Aug 20 22:00:00 2016</text:p>
          </table:table-cell>
          <table:table-cell office:value-type="float" office:value="273.3333">
            <text:p>273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6-08-20T23:00:00">
            <text:p>Sat Aug 20 23:00:00 2016</text:p>
          </table:table-cell>
          <table:table-cell office:value-type="float" office:value="286.5">
            <text:p>286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6-09-06T12:00:00">
            <text:p>Tue Sep  6 12:00:00 2016</text:p>
          </table:table-cell>
          <table:table-cell office:value-type="float" office:value="98.8333">
            <text:p>98.8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6-09-09T14:00:00">
            <text:p>Fri Sep  9 14:00:00 2016</text:p>
          </table:table-cell>
          <table:table-cell office:value-type="float" office:value="194.3333">
            <text:p>194.3333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16-09-09T15:00:00">
            <text:p>Fri Sep  9 15:00:00 2016</text:p>
          </table:table-cell>
          <table:table-cell office:value-type="float" office:value="284.8333">
            <text:p>284.8333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16-09-09T16:00:00">
            <text:p>Fri Sep  9 16:00:00 2016</text:p>
          </table:table-cell>
          <table:table-cell office:value-type="float" office:value="308.6667">
            <text:p>308.6667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16-09-09T17:00:00">
            <text:p>Fri Sep  9 17:00:00 2016</text:p>
          </table:table-cell>
          <table:table-cell office:value-type="float" office:value="305.5">
            <text:p>305.5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16-09-09T18:00:00">
            <text:p>Fri Sep  9 18:00:00 2016</text:p>
          </table:table-cell>
          <table:table-cell office:value-type="float" office:value="306.5">
            <text:p>306.5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6-09-10T14:00:00">
            <text:p>Sat Sep 10 14:00:00 2016</text:p>
          </table:table-cell>
          <table:table-cell office:value-type="float" office:value="198.8333">
            <text:p>198.8333</text:p>
          </table:table-cell>
          <table:table-cell office:value-type="float" office:value="114.0">
            <text:p>114.0</text:p>
          </table:table-cell>
        </table:table-row>
        <table:table-row>
          <table:table-cell table:style-name="pd1" office:value-type="date" office:date-value="2016-09-10T15:00:00">
            <text:p>Sat Sep 10 15:00:00 2016</text:p>
          </table:table-cell>
          <table:table-cell office:value-type="float" office:value="154.1667">
            <text:p>154.1667</text:p>
          </table:table-cell>
          <table:table-cell office:value-type="float" office:value="111.3333">
            <text:p>111.3333</text:p>
          </table:table-cell>
        </table:table-row>
        <table:table-row>
          <table:table-cell table:style-name="pd1" office:value-type="date" office:date-value="2016-09-10T16:00:00">
            <text:p>Sat Sep 10 16:00:00 2016</text:p>
          </table:table-cell>
          <table:table-cell office:value-type="float" office:value="210.8333">
            <text:p>210.8333</text:p>
          </table:table-cell>
          <table:table-cell office:value-type="float" office:value="120.0">
            <text:p>120.0</text:p>
          </table:table-cell>
        </table:table-row>
        <table:table-row>
          <table:table-cell table:style-name="pd1" office:value-type="date" office:date-value="2016-09-10T17:00:00">
            <text:p>Sat Sep 10 17:00:00 2016</text:p>
          </table:table-cell>
          <table:table-cell office:value-type="float" office:value="226.6667">
            <text:p>226.6667</text:p>
          </table:table-cell>
          <table:table-cell office:value-type="float" office:value="109.3333">
            <text:p>109.3333</text:p>
          </table:table-cell>
        </table:table-row>
        <table:table-row>
          <table:table-cell table:style-name="pd1" office:value-type="date" office:date-value="2016-09-11T15:00:00">
            <text:p>Sun Sep 11 15:00:00 2016</text:p>
          </table:table-cell>
          <table:table-cell office:value-type="float" office:value="113.6667">
            <text:p>113.6667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16-09-11T17:00:00">
            <text:p>Sun Sep 11 17:00:00 2016</text:p>
          </table:table-cell>
          <table:table-cell office:value-type="float" office:value="226.5">
            <text:p>226.5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16-09-11T18:00:00">
            <text:p>Sun Sep 11 18:00:00 2016</text:p>
          </table:table-cell>
          <table:table-cell office:value-type="float" office:value="175.1667">
            <text:p>175.1667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16-09-15T10:00:00">
            <text:p>Thu Sep 15 10:00:00 2016</text:p>
          </table:table-cell>
          <table:table-cell office:value-type="float" office:value="170.6667">
            <text:p>170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6-09-16T15:00:00">
            <text:p>Fri Sep 16 15:00:00 2016</text:p>
          </table:table-cell>
          <table:table-cell office:value-type="float" office:value="121.0">
            <text:p>121.0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16-09-16T16:00:00">
            <text:p>Fri Sep 16 16:00:00 2016</text:p>
          </table:table-cell>
          <table:table-cell office:value-type="float" office:value="138.8333">
            <text:p>138.8333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16-09-17T14:00:00">
            <text:p>Sat Sep 17 14:00:00 2016</text:p>
          </table:table-cell>
          <table:table-cell office:value-type="float" office:value="160.5">
            <text:p>160.5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16-09-17T15:00:00">
            <text:p>Sat Sep 17 15:00:00 2016</text:p>
          </table:table-cell>
          <table:table-cell office:value-type="float" office:value="204.3333">
            <text:p>204.3333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16-09-17T16:00:00">
            <text:p>Sat Sep 17 16:00:00 2016</text:p>
          </table:table-cell>
          <table:table-cell office:value-type="float" office:value="176.0">
            <text:p>176.0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16-09-17T17:00:00">
            <text:p>Sat Sep 17 17:00:00 2016</text:p>
          </table:table-cell>
          <table:table-cell office:value-type="float" office:value="160.0">
            <text:p>160.0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16-09-17T18:00:00">
            <text:p>Sat Sep 17 18:00:00 2016</text:p>
          </table:table-cell>
          <table:table-cell office:value-type="float" office:value="161.3333">
            <text:p>161.3333</text:p>
          </table:table-cell>
          <table:table-cell office:value-type="float" office:value="108.0">
            <text:p>108.0</text:p>
          </table:table-cell>
        </table:table-row>
        <table:table-row>
          <table:table-cell table:style-name="pd1" office:value-type="date" office:date-value="2016-09-26T21:00:00">
            <text:p>Mon Sep 26 21:00:00 2016</text:p>
          </table:table-cell>
          <table:table-cell office:value-type="float" office:value="267.5">
            <text:p>267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6-09-26T22:00:00">
            <text:p>Mon Sep 26 22:00:00 2016</text:p>
          </table:table-cell>
          <table:table-cell office:value-type="float" office:value="179.1667">
            <text:p>179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6-09-27T09:00:00">
            <text:p>Tue Sep 27 09:00:00 2016</text:p>
          </table:table-cell>
          <table:table-cell office:value-type="float" office:value="180.6667">
            <text:p>180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09-30T22:00:00">
            <text:p>Fri Sep 30 22:00:00 2016</text:p>
          </table:table-cell>
          <table:table-cell office:value-type="float" office:value="204.1667">
            <text:p>204.1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6-10-03T09:00:00">
            <text:p>Mon Oct  3 09:00:00 2016</text:p>
          </table:table-cell>
          <table:table-cell office:value-type="float" office:value="193.8333">
            <text:p>193.8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6-10-05T09:00:00">
            <text:p>Wed Oct  5 09:00:00 2016</text:p>
          </table:table-cell>
          <table:table-cell office:value-type="float" office:value="148.3333">
            <text:p>148.3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6-10-05T10:00:00">
            <text:p>Wed Oct  5 10:00:00 2016</text:p>
          </table:table-cell>
          <table:table-cell office:value-type="float" office:value="113.6667">
            <text:p>113.6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6-10-06T18:00:00">
            <text:p>Thu Oct  6 18:00:00 2016</text:p>
          </table:table-cell>
          <table:table-cell office:value-type="float" office:value="302.0">
            <text:p>302.0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16-10-07T09:00:00">
            <text:p>Fri Oct  7 09:00:00 2016</text:p>
          </table:table-cell>
          <table:table-cell office:value-type="float" office:value="192.8333">
            <text:p>192.8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6-10-07T10:00:00">
            <text:p>Fri Oct  7 10:00:00 2016</text:p>
          </table:table-cell>
          <table:table-cell office:value-type="float" office:value="100.5">
            <text:p>100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6-10-07T11:00:00">
            <text:p>Fri Oct  7 11:00:00 2016</text:p>
          </table:table-cell>
          <table:table-cell office:value-type="float" office:value="79.8333">
            <text:p>79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6-10-08T08:00:00">
            <text:p>Sat Oct  8 08:00:00 2016</text:p>
          </table:table-cell>
          <table:table-cell office:value-type="float" office:value="189.0">
            <text:p>189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6-10-08T09:00:00">
            <text:p>Sat Oct  8 09:00:00 2016</text:p>
          </table:table-cell>
          <table:table-cell office:value-type="float" office:value="142.6667">
            <text:p>142.6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6-10-08T10:00:00">
            <text:p>Sat Oct  8 10:00:00 2016</text:p>
          </table:table-cell>
          <table:table-cell office:value-type="float" office:value="86.6667">
            <text:p>86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6-10-12T15:00:00">
            <text:p>Wed Oct 12 15:00:00 2016</text:p>
          </table:table-cell>
          <table:table-cell office:value-type="float" office:value="177.6667">
            <text:p>177.6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6-10-16T10:00:00">
            <text:p>Sun Oct 16 10:00:00 2016</text:p>
          </table:table-cell>
          <table:table-cell office:value-type="float" office:value="146.8333">
            <text:p>146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6-10-17T09:00:00">
            <text:p>Mon Oct 17 09:00:00 2016</text:p>
          </table:table-cell>
          <table:table-cell office:value-type="float" office:value="162.1667">
            <text:p>162.1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6-10-17T10:00:00">
            <text:p>Mon Oct 17 10:00:00 2016</text:p>
          </table:table-cell>
          <table:table-cell office:value-type="float" office:value="120.5">
            <text:p>120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0-18T11:00:00">
            <text:p>Tue Oct 18 11:00:00 2016</text:p>
          </table:table-cell>
          <table:table-cell office:value-type="float" office:value="104.0">
            <text:p>104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6-10-19T10:00:00">
            <text:p>Wed Oct 19 10:00:00 2016</text:p>
          </table:table-cell>
          <table:table-cell office:value-type="float" office:value="257.1667">
            <text:p>257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0-19T11:00:00">
            <text:p>Wed Oct 19 11:00:00 2016</text:p>
          </table:table-cell>
          <table:table-cell office:value-type="float" office:value="103.5">
            <text:p>103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6-10-19T12:00:00">
            <text:p>Wed Oct 19 12:00:00 2016</text:p>
          </table:table-cell>
          <table:table-cell office:value-type="float" office:value="103.1667">
            <text:p>103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6-10-20T08:00:00">
            <text:p>Thu Oct 20 08:00:00 2016</text:p>
          </table:table-cell>
          <table:table-cell office:value-type="float" office:value="179.5">
            <text:p>179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6-10-20T09:00:00">
            <text:p>Thu Oct 20 09:00:00 2016</text:p>
          </table:table-cell>
          <table:table-cell office:value-type="float" office:value="106.1667">
            <text:p>106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0-20T10:00:00">
            <text:p>Thu Oct 20 10:00:00 2016</text:p>
          </table:table-cell>
          <table:table-cell office:value-type="float" office:value="77.6667">
            <text:p>77.6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6-10-20T11:00:00">
            <text:p>Thu Oct 20 11:00:00 2016</text:p>
          </table:table-cell>
          <table:table-cell office:value-type="float" office:value="116.5">
            <text:p>116.5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6-10-20T12:00:00">
            <text:p>Thu Oct 20 12:00:00 2016</text:p>
          </table:table-cell>
          <table:table-cell office:value-type="float" office:value="93.5">
            <text:p>93.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6-10-21T09:00:00">
            <text:p>Fri Oct 21 09:00:00 2016</text:p>
          </table:table-cell>
          <table:table-cell office:value-type="float" office:value="179.1667">
            <text:p>179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0-21T10:00:00">
            <text:p>Fri Oct 21 10:00:00 2016</text:p>
          </table:table-cell>
          <table:table-cell office:value-type="float" office:value="85.6667">
            <text:p>85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6-10-21T11:00:00">
            <text:p>Fri Oct 21 11:00:00 2016</text:p>
          </table:table-cell>
          <table:table-cell office:value-type="float" office:value="79.0">
            <text:p>79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6-10-21T12:00:00">
            <text:p>Fri Oct 21 12:00:00 2016</text:p>
          </table:table-cell>
          <table:table-cell office:value-type="float" office:value="151.0">
            <text:p>151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6-10-22T09:00:00">
            <text:p>Sat Oct 22 09:00:00 2016</text:p>
          </table:table-cell>
          <table:table-cell office:value-type="float" office:value="151.8333">
            <text:p>151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6-10-22T10:00:00">
            <text:p>Sat Oct 22 10:00:00 2016</text:p>
          </table:table-cell>
          <table:table-cell office:value-type="float" office:value="111.6667">
            <text:p>111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6-10-22T11:00:00">
            <text:p>Sat Oct 22 11:00:00 2016</text:p>
          </table:table-cell>
          <table:table-cell office:value-type="float" office:value="178.6667">
            <text:p>178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6-10-22T12:00:00">
            <text:p>Sat Oct 22 12:00:00 2016</text:p>
          </table:table-cell>
          <table:table-cell office:value-type="float" office:value="176.8333">
            <text:p>176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6-10-22T13:00:00">
            <text:p>Sat Oct 22 13:00:00 2016</text:p>
          </table:table-cell>
          <table:table-cell office:value-type="float" office:value="130.8333">
            <text:p>130.8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6-10-24T21:00:00">
            <text:p>Mon Oct 24 21:00:00 2016</text:p>
          </table:table-cell>
          <table:table-cell office:value-type="float" office:value="239.0">
            <text:p>239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6-10-24T22:00:00">
            <text:p>Mon Oct 24 22:00:00 2016</text:p>
          </table:table-cell>
          <table:table-cell office:value-type="float" office:value="232.3333">
            <text:p>232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6-10-24T23:00:00">
            <text:p>Mon Oct 24 23:00:00 2016</text:p>
          </table:table-cell>
          <table:table-cell office:value-type="float" office:value="184.1667">
            <text:p>184.1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6-10-25T08:00:00">
            <text:p>Tue Oct 25 08:00:00 2016</text:p>
          </table:table-cell>
          <table:table-cell office:value-type="float" office:value="176.5">
            <text:p>176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6-10-25T09:00:00">
            <text:p>Tue Oct 25 09:00:00 2016</text:p>
          </table:table-cell>
          <table:table-cell office:value-type="float" office:value="178.1667">
            <text:p>178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6-10-26T09:00:00">
            <text:p>Wed Oct 26 09:00:00 2016</text:p>
          </table:table-cell>
          <table:table-cell office:value-type="float" office:value="164.5">
            <text:p>164.5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6-10-26T10:00:00">
            <text:p>Wed Oct 26 10:00:00 2016</text:p>
          </table:table-cell>
          <table:table-cell office:value-type="float" office:value="130.5">
            <text:p>130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6-10-26T11:00:00">
            <text:p>Wed Oct 26 11:00:00 2016</text:p>
          </table:table-cell>
          <table:table-cell office:value-type="float" office:value="111.1667">
            <text:p>111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0-26T12:00:00">
            <text:p>Wed Oct 26 12:00:00 2016</text:p>
          </table:table-cell>
          <table:table-cell office:value-type="float" office:value="108.3333">
            <text:p>108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6-10-26T13:00:00">
            <text:p>Wed Oct 26 13:00:00 2016</text:p>
          </table:table-cell>
          <table:table-cell office:value-type="float" office:value="94.0">
            <text:p>94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6-10-27T08:00:00">
            <text:p>Thu Oct 27 08:00:00 2016</text:p>
          </table:table-cell>
          <table:table-cell office:value-type="float" office:value="216.5">
            <text:p>216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6-10-27T09:00:00">
            <text:p>Thu Oct 27 09:00:00 2016</text:p>
          </table:table-cell>
          <table:table-cell office:value-type="float" office:value="214.3333">
            <text:p>214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6-10-27T10:00:00">
            <text:p>Thu Oct 27 10:00:00 2016</text:p>
          </table:table-cell>
          <table:table-cell office:value-type="float" office:value="201.5">
            <text:p>201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6-10-27T11:00:00">
            <text:p>Thu Oct 27 11:00:00 2016</text:p>
          </table:table-cell>
          <table:table-cell office:value-type="float" office:value="105.8333">
            <text:p>105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6-10-27T12:00:00">
            <text:p>Thu Oct 27 12:00:00 2016</text:p>
          </table:table-cell>
          <table:table-cell office:value-type="float" office:value="130.6667">
            <text:p>130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6-10-27T13:00:00">
            <text:p>Thu Oct 27 13:00:00 2016</text:p>
          </table:table-cell>
          <table:table-cell office:value-type="float" office:value="96.0">
            <text:p>96.0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6-10-31T01:00:00">
            <text:p>Mon Oct 31 01:00:00 2016</text:p>
          </table:table-cell>
          <table:table-cell office:value-type="float" office:value="209.3333">
            <text:p>209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6-10-31T09:00:00">
            <text:p>Mon Oct 31 09:00:00 2016</text:p>
          </table:table-cell>
          <table:table-cell office:value-type="float" office:value="161.3333">
            <text:p>161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6-11-01T09:00:00">
            <text:p>Tue Nov  1 09:00:00 2016</text:p>
          </table:table-cell>
          <table:table-cell office:value-type="float" office:value="127.0">
            <text:p>127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6-11-02T09:00:00">
            <text:p>Wed Nov  2 09:00:00 2016</text:p>
          </table:table-cell>
          <table:table-cell office:value-type="float" office:value="195.1667">
            <text:p>195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1-02T10:00:00">
            <text:p>Wed Nov  2 10:00:00 2016</text:p>
          </table:table-cell>
          <table:table-cell office:value-type="float" office:value="107.6667">
            <text:p>107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11-02T11:00:00">
            <text:p>Wed Nov  2 11:00:00 2016</text:p>
          </table:table-cell>
          <table:table-cell office:value-type="float" office:value="154.5">
            <text:p>154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6-11-02T19:00:00">
            <text:p>Wed Nov  2 19:00:00 2016</text:p>
          </table:table-cell>
          <table:table-cell office:value-type="float" office:value="222.5">
            <text:p>222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6-11-03T11:00:00">
            <text:p>Thu Nov  3 11:00:00 2016</text:p>
          </table:table-cell>
          <table:table-cell office:value-type="float" office:value="169.3333">
            <text:p>169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6-11-03T12:00:00">
            <text:p>Thu Nov  3 12:00:00 2016</text:p>
          </table:table-cell>
          <table:table-cell office:value-type="float" office:value="190.6667">
            <text:p>190.6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6-11-03T13:00:00">
            <text:p>Thu Nov  3 13:00:00 2016</text:p>
          </table:table-cell>
          <table:table-cell office:value-type="float" office:value="142.0">
            <text:p>142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6-11-04T19:00:00">
            <text:p>Fri Nov  4 19:00:00 2016</text:p>
          </table:table-cell>
          <table:table-cell office:value-type="float" office:value="189.8333">
            <text:p>189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6-11-04T20:00:00">
            <text:p>Fri Nov  4 20:00:00 2016</text:p>
          </table:table-cell>
          <table:table-cell office:value-type="float" office:value="233.0">
            <text:p>233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6-11-08T08:00:00">
            <text:p>Tue Nov  8 08:00:00 2016</text:p>
          </table:table-cell>
          <table:table-cell office:value-type="float" office:value="189.8333">
            <text:p>189.8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6-11-08T09:00:00">
            <text:p>Tue Nov  8 09:00:00 2016</text:p>
          </table:table-cell>
          <table:table-cell office:value-type="float" office:value="133.5">
            <text:p>133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6-11-08T10:00:00">
            <text:p>Tue Nov  8 10:00:00 2016</text:p>
          </table:table-cell>
          <table:table-cell office:value-type="float" office:value="88.6667">
            <text:p>88.6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6-11-08T11:00:00">
            <text:p>Tue Nov  8 11:00:00 2016</text:p>
          </table:table-cell>
          <table:table-cell office:value-type="float" office:value="93.8333">
            <text:p>93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6-11-08T12:00:00">
            <text:p>Tue Nov  8 12:00:00 2016</text:p>
          </table:table-cell>
          <table:table-cell office:value-type="float" office:value="152.3333">
            <text:p>152.3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6-11-09T07:00:00">
            <text:p>Wed Nov  9 07:00:00 2016</text:p>
          </table:table-cell>
          <table:table-cell office:value-type="float" office:value="187.0">
            <text:p>187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6-11-09T11:00:00">
            <text:p>Wed Nov  9 11:00:00 2016</text:p>
          </table:table-cell>
          <table:table-cell office:value-type="float" office:value="200.3333">
            <text:p>200.3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6-11-10T06:00:00">
            <text:p>Thu Nov 10 06:00:00 2016</text:p>
          </table:table-cell>
          <table:table-cell office:value-type="float" office:value="189.0">
            <text:p>189.0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6-11-11T01:00:00">
            <text:p>Fri Nov 11 01:00:00 2016</text:p>
          </table:table-cell>
          <table:table-cell office:value-type="float" office:value="147.6667">
            <text:p>147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6-11-11T02:00:00">
            <text:p>Fri Nov 11 02:00:00 2016</text:p>
          </table:table-cell>
          <table:table-cell office:value-type="float" office:value="143.8333">
            <text:p>143.8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6-11-11T03:00:00">
            <text:p>Fri Nov 11 03:00:00 2016</text:p>
          </table:table-cell>
          <table:table-cell office:value-type="float" office:value="167.3333">
            <text:p>167.3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6-11-11T04:00:00">
            <text:p>Fri Nov 11 04:00:00 2016</text:p>
          </table:table-cell>
          <table:table-cell office:value-type="float" office:value="124.5">
            <text:p>124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6-11-11T05:00:00">
            <text:p>Fri Nov 11 05:00:00 2016</text:p>
          </table:table-cell>
          <table:table-cell office:value-type="float" office:value="142.6667">
            <text:p>142.6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6-11-11T06:00:00">
            <text:p>Fri Nov 11 06:00:00 2016</text:p>
          </table:table-cell>
          <table:table-cell office:value-type="float" office:value="143.8333">
            <text:p>143.8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6-11-11T08:00:00">
            <text:p>Fri Nov 11 08:00:00 2016</text:p>
          </table:table-cell>
          <table:table-cell office:value-type="float" office:value="127.0">
            <text:p>127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6-11-11T09:00:00">
            <text:p>Fri Nov 11 09:00:00 2016</text:p>
          </table:table-cell>
          <table:table-cell office:value-type="float" office:value="153.0">
            <text:p>153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6-11-11T10:00:00">
            <text:p>Fri Nov 11 10:00:00 2016</text:p>
          </table:table-cell>
          <table:table-cell office:value-type="float" office:value="102.5">
            <text:p>102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6-11-11T11:00:00">
            <text:p>Fri Nov 11 11:00:00 2016</text:p>
          </table:table-cell>
          <table:table-cell office:value-type="float" office:value="92.6667">
            <text:p>92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6-11-12T09:00:00">
            <text:p>Sat Nov 12 09:00:00 2016</text:p>
          </table:table-cell>
          <table:table-cell office:value-type="float" office:value="145.6667">
            <text:p>145.6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6-11-14T05:00:00">
            <text:p>Mon Nov 14 05:00:00 2016</text:p>
          </table:table-cell>
          <table:table-cell office:value-type="float" office:value="217.5">
            <text:p>217.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6-11-14T07:00:00">
            <text:p>Mon Nov 14 07:00:00 2016</text:p>
          </table:table-cell>
          <table:table-cell office:value-type="float" office:value="134.8333">
            <text:p>134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6-11-14T08:00:00">
            <text:p>Mon Nov 14 08:00:00 2016</text:p>
          </table:table-cell>
          <table:table-cell office:value-type="float" office:value="257.8333">
            <text:p>257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6-11-14T09:00:00">
            <text:p>Mon Nov 14 09:00:00 2016</text:p>
          </table:table-cell>
          <table:table-cell office:value-type="float" office:value="189.3333">
            <text:p>189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11-14T10:00:00">
            <text:p>Mon Nov 14 10:00:00 2016</text:p>
          </table:table-cell>
          <table:table-cell office:value-type="float" office:value="114.3333">
            <text:p>114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6-11-14T11:00:00">
            <text:p>Mon Nov 14 11:00:00 2016</text:p>
          </table:table-cell>
          <table:table-cell office:value-type="float" office:value="146.1667">
            <text:p>146.1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6-11-14T14:00:00">
            <text:p>Mon Nov 14 14:00:00 2016</text:p>
          </table:table-cell>
          <table:table-cell office:value-type="float" office:value="97.3333">
            <text:p>97.3333</text:p>
          </table:table-cell>
          <table:table-cell office:value-type="float" office:value="69.2">
            <text:p>69.2</text:p>
          </table:table-cell>
        </table:table-row>
        <table:table-row>
          <table:table-cell table:style-name="pd1" office:value-type="date" office:date-value="2016-11-15T12:00:00">
            <text:p>Tue Nov 15 12:00:00 2016</text:p>
          </table:table-cell>
          <table:table-cell office:value-type="float" office:value="209.1667">
            <text:p>209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6-11-15T22:00:00">
            <text:p>Tue Nov 15 22:00:00 2016</text:p>
          </table:table-cell>
          <table:table-cell office:value-type="float" office:value="184.1667">
            <text:p>184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6-11-16T01:00:00">
            <text:p>Wed Nov 16 01:00:00 2016</text:p>
          </table:table-cell>
          <table:table-cell office:value-type="float" office:value="167.3333">
            <text:p>167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6-11-16T07:00:00">
            <text:p>Wed Nov 16 07:00:00 2016</text:p>
          </table:table-cell>
          <table:table-cell office:value-type="float" office:value="225.5">
            <text:p>225.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6-11-16T09:00:00">
            <text:p>Wed Nov 16 09:00:00 2016</text:p>
          </table:table-cell>
          <table:table-cell office:value-type="float" office:value="180.3333">
            <text:p>180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1-16T10:00:00">
            <text:p>Wed Nov 16 10:00:00 2016</text:p>
          </table:table-cell>
          <table:table-cell office:value-type="float" office:value="136.8333">
            <text:p>136.8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6-11-16T11:00:00">
            <text:p>Wed Nov 16 11:00:00 2016</text:p>
          </table:table-cell>
          <table:table-cell office:value-type="float" office:value="79.8333">
            <text:p>79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6-11-16T12:00:00">
            <text:p>Wed Nov 16 12:00:00 2016</text:p>
          </table:table-cell>
          <table:table-cell office:value-type="float" office:value="143.8333">
            <text:p>143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6-11-16T13:00:00">
            <text:p>Wed Nov 16 13:00:00 2016</text:p>
          </table:table-cell>
          <table:table-cell office:value-type="float" office:value="107.3333">
            <text:p>107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6-11-17T07:00:00">
            <text:p>Thu Nov 17 07:00:00 2016</text:p>
          </table:table-cell>
          <table:table-cell office:value-type="float" office:value="154.6667">
            <text:p>154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6-11-17T08:00:00">
            <text:p>Thu Nov 17 08:00:00 2016</text:p>
          </table:table-cell>
          <table:table-cell office:value-type="float" office:value="174.0">
            <text:p>174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11-17T09:00:00">
            <text:p>Thu Nov 17 09:00:00 2016</text:p>
          </table:table-cell>
          <table:table-cell office:value-type="float" office:value="251.1667">
            <text:p>251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11-17T10:00:00">
            <text:p>Thu Nov 17 10:00:00 2016</text:p>
          </table:table-cell>
          <table:table-cell office:value-type="float" office:value="188.8333">
            <text:p>188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6-11-17T11:00:00">
            <text:p>Thu Nov 17 11:00:00 2016</text:p>
          </table:table-cell>
          <table:table-cell office:value-type="float" office:value="88.5">
            <text:p>88.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6-11-18T05:00:00">
            <text:p>Fri Nov 18 05:00:00 2016</text:p>
          </table:table-cell>
          <table:table-cell office:value-type="float" office:value="129.5">
            <text:p>129.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6-11-18T06:00:00">
            <text:p>Fri Nov 18 06:00:00 2016</text:p>
          </table:table-cell>
          <table:table-cell office:value-type="float" office:value="232.5">
            <text:p>232.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6-11-18T07:00:00">
            <text:p>Fri Nov 18 07:00:00 2016</text:p>
          </table:table-cell>
          <table:table-cell office:value-type="float" office:value="180.8333">
            <text:p>180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6-11-18T08:00:00">
            <text:p>Fri Nov 18 08:00:00 2016</text:p>
          </table:table-cell>
          <table:table-cell office:value-type="float" office:value="209.5">
            <text:p>209.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6-11-18T10:00:00">
            <text:p>Fri Nov 18 10:00:00 2016</text:p>
          </table:table-cell>
          <table:table-cell office:value-type="float" office:value="83.5">
            <text:p>83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6-11-18T11:00:00">
            <text:p>Fri Nov 18 11:00:00 2016</text:p>
          </table:table-cell>
          <table:table-cell office:value-type="float" office:value="87.1667">
            <text:p>87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6-11-18T12:00:00">
            <text:p>Fri Nov 18 12:00:00 2016</text:p>
          </table:table-cell>
          <table:table-cell office:value-type="float" office:value="100.0">
            <text:p>100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6-11-19T05:00:00">
            <text:p>Sat Nov 19 05:00:00 2016</text:p>
          </table:table-cell>
          <table:table-cell office:value-type="float" office:value="131.8333">
            <text:p>131.8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6-11-19T06:00:00">
            <text:p>Sat Nov 19 06:00:00 2016</text:p>
          </table:table-cell>
          <table:table-cell office:value-type="float" office:value="178.5">
            <text:p>178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6-11-19T07:00:00">
            <text:p>Sat Nov 19 07:00:00 2016</text:p>
          </table:table-cell>
          <table:table-cell office:value-type="float" office:value="192.0">
            <text:p>192.0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6-11-19T08:00:00">
            <text:p>Sat Nov 19 08:00:00 2016</text:p>
          </table:table-cell>
          <table:table-cell office:value-type="float" office:value="139.6667">
            <text:p>139.6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6-11-19T09:00:00">
            <text:p>Sat Nov 19 09:00:00 2016</text:p>
          </table:table-cell>
          <table:table-cell office:value-type="float" office:value="186.3333">
            <text:p>186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6-11-19T10:00:00">
            <text:p>Sat Nov 19 10:00:00 2016</text:p>
          </table:table-cell>
          <table:table-cell office:value-type="float" office:value="178.6667">
            <text:p>178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6-11-19T11:00:00">
            <text:p>Sat Nov 19 11:00:00 2016</text:p>
          </table:table-cell>
          <table:table-cell office:value-type="float" office:value="112.0">
            <text:p>112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6-11-20T07:00:00">
            <text:p>Sun Nov 20 07:00:00 2016</text:p>
          </table:table-cell>
          <table:table-cell office:value-type="float" office:value="223.0">
            <text:p>223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6-11-20T08:00:00">
            <text:p>Sun Nov 20 08:00:00 2016</text:p>
          </table:table-cell>
          <table:table-cell office:value-type="float" office:value="170.6667">
            <text:p>170.6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6-11-20T09:00:00">
            <text:p>Sun Nov 20 09:00:00 2016</text:p>
          </table:table-cell>
          <table:table-cell office:value-type="float" office:value="155.5">
            <text:p>155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6-11-20T10:00:00">
            <text:p>Sun Nov 20 10:00:00 2016</text:p>
          </table:table-cell>
          <table:table-cell office:value-type="float" office:value="141.3333">
            <text:p>141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6-11-20T11:00:00">
            <text:p>Sun Nov 20 11:00:00 2016</text:p>
          </table:table-cell>
          <table:table-cell office:value-type="float" office:value="127.5">
            <text:p>127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6-11-20T12:00:00">
            <text:p>Sun Nov 20 12:00:00 2016</text:p>
          </table:table-cell>
          <table:table-cell office:value-type="float" office:value="237.0">
            <text:p>237.0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6-11-20T13:00:00">
            <text:p>Sun Nov 20 13:00:00 2016</text:p>
          </table:table-cell>
          <table:table-cell office:value-type="float" office:value="152.8333">
            <text:p>152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6-11-21T22:00:00">
            <text:p>Mon Nov 21 22:00:00 2016</text:p>
          </table:table-cell>
          <table:table-cell office:value-type="float" office:value="257.8333">
            <text:p>257.8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6-11-21T23:00:00">
            <text:p>Mon Nov 21 23:00:00 2016</text:p>
          </table:table-cell>
          <table:table-cell office:value-type="float" office:value="234.3333">
            <text:p>234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1-22T10:00:00">
            <text:p>Tue Nov 22 10:00:00 2016</text:p>
          </table:table-cell>
          <table:table-cell office:value-type="float" office:value="213.8333">
            <text:p>213.8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6-11-22T11:00:00">
            <text:p>Tue Nov 22 11:00:00 2016</text:p>
          </table:table-cell>
          <table:table-cell office:value-type="float" office:value="161.3333">
            <text:p>161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6-11-22T12:00:00">
            <text:p>Tue Nov 22 12:00:00 2016</text:p>
          </table:table-cell>
          <table:table-cell office:value-type="float" office:value="204.3333">
            <text:p>204.3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6-11-22T15:00:00">
            <text:p>Tue Nov 22 15:00:00 2016</text:p>
          </table:table-cell>
          <table:table-cell office:value-type="float" office:value="197.6667">
            <text:p>197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6-11-23T12:00:00">
            <text:p>Wed Nov 23 12:00:00 2016</text:p>
          </table:table-cell>
          <table:table-cell office:value-type="float" office:value="165.5">
            <text:p>165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6-11-24T23:00:00">
            <text:p>Thu Nov 24 23:00:00 2016</text:p>
          </table:table-cell>
          <table:table-cell office:value-type="float" office:value="163.1667">
            <text:p>163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6-11-25T09:00:00">
            <text:p>Fri Nov 25 09:00:00 2016</text:p>
          </table:table-cell>
          <table:table-cell office:value-type="float" office:value="152.5">
            <text:p>152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6-11-25T10:00:00">
            <text:p>Fri Nov 25 10:00:00 2016</text:p>
          </table:table-cell>
          <table:table-cell office:value-type="float" office:value="172.6667">
            <text:p>172.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6-11-25T11:00:00">
            <text:p>Fri Nov 25 11:00:00 2016</text:p>
          </table:table-cell>
          <table:table-cell office:value-type="float" office:value="102.3333">
            <text:p>102.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6-11-25T21:00:00">
            <text:p>Fri Nov 25 21:00:00 2016</text:p>
          </table:table-cell>
          <table:table-cell office:value-type="float" office:value="188.5">
            <text:p>188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6-11-26T19:00:00">
            <text:p>Sat Nov 26 19:00:00 2016</text:p>
          </table:table-cell>
          <table:table-cell office:value-type="float" office:value="163.8333">
            <text:p>163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6-11-26T20:00:00">
            <text:p>Sat Nov 26 20:00:00 2016</text:p>
          </table:table-cell>
          <table:table-cell office:value-type="float" office:value="192.6667">
            <text:p>192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6-11-26T21:00:00">
            <text:p>Sat Nov 26 21:00:00 2016</text:p>
          </table:table-cell>
          <table:table-cell office:value-type="float" office:value="156.8333">
            <text:p>156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6-11-26T22:00:00">
            <text:p>Sat Nov 26 22:00:00 2016</text:p>
          </table:table-cell>
          <table:table-cell office:value-type="float" office:value="149.6667">
            <text:p>149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6-11-26T23:00:00">
            <text:p>Sat Nov 26 23:00:00 2016</text:p>
          </table:table-cell>
          <table:table-cell office:value-type="float" office:value="185.8333">
            <text:p>185.8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6-11-27T00:00:00">
            <text:p>Sun Nov 27 00:00:00 2016</text:p>
          </table:table-cell>
          <table:table-cell office:value-type="float" office:value="221.0">
            <text:p>221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6-11-27T01:00:00">
            <text:p>Sun Nov 27 01:00:00 2016</text:p>
          </table:table-cell>
          <table:table-cell office:value-type="float" office:value="284.0">
            <text:p>284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6-11-27T02:00:00">
            <text:p>Sun Nov 27 02:00:00 2016</text:p>
          </table:table-cell>
          <table:table-cell office:value-type="float" office:value="296.3333">
            <text:p>296.3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6-11-27T03:00:00">
            <text:p>Sun Nov 27 03:00:00 2016</text:p>
          </table:table-cell>
          <table:table-cell office:value-type="float" office:value="218.3333">
            <text:p>218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6-11-27T04:00:00">
            <text:p>Sun Nov 27 04:00:00 2016</text:p>
          </table:table-cell>
          <table:table-cell office:value-type="float" office:value="115.3333">
            <text:p>115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6-11-27T05:00:00">
            <text:p>Sun Nov 27 05:00:00 2016</text:p>
          </table:table-cell>
          <table:table-cell office:value-type="float" office:value="106.3333">
            <text:p>106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6-11-27T06:00:00">
            <text:p>Sun Nov 27 06:00:00 2016</text:p>
          </table:table-cell>
          <table:table-cell office:value-type="float" office:value="108.0">
            <text:p>108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6-11-27T07:00:00">
            <text:p>Sun Nov 27 07:00:00 2016</text:p>
          </table:table-cell>
          <table:table-cell office:value-type="float" office:value="114.3333">
            <text:p>114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6-11-27T08:00:00">
            <text:p>Sun Nov 27 08:00:00 2016</text:p>
          </table:table-cell>
          <table:table-cell office:value-type="float" office:value="200.3333">
            <text:p>200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6-11-27T09:00:00">
            <text:p>Sun Nov 27 09:00:00 2016</text:p>
          </table:table-cell>
          <table:table-cell office:value-type="float" office:value="140.5">
            <text:p>140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6-11-27T10:00:00">
            <text:p>Sun Nov 27 10:00:00 2016</text:p>
          </table:table-cell>
          <table:table-cell office:value-type="float" office:value="111.5">
            <text:p>111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6-11-28T20:00:00">
            <text:p>Mon Nov 28 20:00:00 2016</text:p>
          </table:table-cell>
          <table:table-cell office:value-type="float" office:value="160.0">
            <text:p>160.0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6-11-28T21:00:00">
            <text:p>Mon Nov 28 21:00:00 2016</text:p>
          </table:table-cell>
          <table:table-cell office:value-type="float" office:value="106.3333">
            <text:p>106.3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6-11-28T22:00:00">
            <text:p>Mon Nov 28 22:00:00 2016</text:p>
          </table:table-cell>
          <table:table-cell office:value-type="float" office:value="158.3333">
            <text:p>158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6-11-28T23:00:00">
            <text:p>Mon Nov 28 23:00:00 2016</text:p>
          </table:table-cell>
          <table:table-cell office:value-type="float" office:value="139.3333">
            <text:p>139.3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6-11-29T00:00:00">
            <text:p>Tue Nov 29 00:00:00 2016</text:p>
          </table:table-cell>
          <table:table-cell office:value-type="float" office:value="150.6667">
            <text:p>150.6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6-11-29T01:00:00">
            <text:p>Tue Nov 29 01:00:00 2016</text:p>
          </table:table-cell>
          <table:table-cell office:value-type="float" office:value="132.0">
            <text:p>132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6-11-29T02:00:00">
            <text:p>Tue Nov 29 02:00:00 2016</text:p>
          </table:table-cell>
          <table:table-cell office:value-type="float" office:value="120.6667">
            <text:p>120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6-11-29T03:00:00">
            <text:p>Tue Nov 29 03:00:00 2016</text:p>
          </table:table-cell>
          <table:table-cell office:value-type="float" office:value="159.0">
            <text:p>159.0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6-11-29T04:00:00">
            <text:p>Tue Nov 29 04:00:00 2016</text:p>
          </table:table-cell>
          <table:table-cell office:value-type="float" office:value="88.5">
            <text:p>88.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6-11-29T05:00:00">
            <text:p>Tue Nov 29 05:00:00 2016</text:p>
          </table:table-cell>
          <table:table-cell office:value-type="float" office:value="172.0">
            <text:p>172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6-11-29T06:00:00">
            <text:p>Tue Nov 29 06:00:00 2016</text:p>
          </table:table-cell>
          <table:table-cell office:value-type="float" office:value="133.8333">
            <text:p>133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6-12-01T17:00:00">
            <text:p>Thu Dec  1 17:00:00 2016</text:p>
          </table:table-cell>
          <table:table-cell office:value-type="float" office:value="208.1667">
            <text:p>208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6-12-01T23:00:00">
            <text:p>Thu Dec  1 23:00:00 2016</text:p>
          </table:table-cell>
          <table:table-cell office:value-type="float" office:value="198.0">
            <text:p>198.0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6-12-02T00:00:00">
            <text:p>Fri Dec  2 00:00:00 2016</text:p>
          </table:table-cell>
          <table:table-cell office:value-type="float" office:value="129.6667">
            <text:p>129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6-12-02T05:00:00">
            <text:p>Fri Dec  2 05:00:00 2016</text:p>
          </table:table-cell>
          <table:table-cell office:value-type="float" office:value="137.1667">
            <text:p>137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6-12-02T07:00:00">
            <text:p>Fri Dec  2 07:00:00 2016</text:p>
          </table:table-cell>
          <table:table-cell office:value-type="float" office:value="262.0">
            <text:p>262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6-12-02T08:00:00">
            <text:p>Fri Dec  2 08:00:00 2016</text:p>
          </table:table-cell>
          <table:table-cell office:value-type="float" office:value="263.3333">
            <text:p>263.3333</text:p>
          </table:table-cell>
          <table:table-cell office:value-type="float" office:value="10.4">
            <text:p>10.4</text:p>
          </table:table-cell>
        </table:table-row>
        <table:table-row>
          <table:table-cell table:style-name="pd1" office:value-type="date" office:date-value="2016-12-07T19:00:00">
            <text:p>Wed Dec  7 19:00:00 2016</text:p>
          </table:table-cell>
          <table:table-cell office:value-type="float" office:value="212.6667">
            <text:p>212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6-12-07T20:00:00">
            <text:p>Wed Dec  7 20:00:00 2016</text:p>
          </table:table-cell>
          <table:table-cell office:value-type="float" office:value="173.5">
            <text:p>173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6-12-09T18:00:00">
            <text:p>Fri Dec  9 18:00:00 2016</text:p>
          </table:table-cell>
          <table:table-cell office:value-type="float" office:value="216.6667">
            <text:p>216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6-12-09T19:00:00">
            <text:p>Fri Dec  9 19:00:00 2016</text:p>
          </table:table-cell>
          <table:table-cell office:value-type="float" office:value="240.8333">
            <text:p>240.8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6-12-09T20:00:00">
            <text:p>Fri Dec  9 20:00:00 2016</text:p>
          </table:table-cell>
          <table:table-cell office:value-type="float" office:value="186.5">
            <text:p>186.5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6-12-10T03:00:00">
            <text:p>Sat Dec 10 03:00:00 2016</text:p>
          </table:table-cell>
          <table:table-cell office:value-type="float" office:value="210.3333">
            <text:p>210.3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6-12-10T04:00:00">
            <text:p>Sat Dec 10 04:00:00 2016</text:p>
          </table:table-cell>
          <table:table-cell office:value-type="float" office:value="194.6667">
            <text:p>194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6-12-10T05:00:00">
            <text:p>Sat Dec 10 05:00:00 2016</text:p>
          </table:table-cell>
          <table:table-cell office:value-type="float" office:value="179.8333">
            <text:p>179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6-12-10T06:00:00">
            <text:p>Sat Dec 10 06:00:00 2016</text:p>
          </table:table-cell>
          <table:table-cell office:value-type="float" office:value="204.8333">
            <text:p>204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6-12-10T10:00:00">
            <text:p>Sat Dec 10 10:00:00 2016</text:p>
          </table:table-cell>
          <table:table-cell office:value-type="float" office:value="134.3333">
            <text:p>134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6-12-10T11:00:00">
            <text:p>Sat Dec 10 11:00:00 2016</text:p>
          </table:table-cell>
          <table:table-cell office:value-type="float" office:value="150.6667">
            <text:p>150.6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6-12-10T15:00:00">
            <text:p>Sat Dec 10 15:00:00 2016</text:p>
          </table:table-cell>
          <table:table-cell office:value-type="float" office:value="161.3333">
            <text:p>161.3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6-12-10T16:00:00">
            <text:p>Sat Dec 10 16:00:00 2016</text:p>
          </table:table-cell>
          <table:table-cell office:value-type="float" office:value="205.1667">
            <text:p>205.1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6-12-10T17:00:00">
            <text:p>Sat Dec 10 17:00:00 2016</text:p>
          </table:table-cell>
          <table:table-cell office:value-type="float" office:value="199.6667">
            <text:p>199.6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6-12-10T19:00:00">
            <text:p>Sat Dec 10 19:00:00 2016</text:p>
          </table:table-cell>
          <table:table-cell office:value-type="float" office:value="236.5">
            <text:p>236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6-12-10T20:00:00">
            <text:p>Sat Dec 10 20:00:00 2016</text:p>
          </table:table-cell>
          <table:table-cell office:value-type="float" office:value="185.5">
            <text:p>185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6-12-10T21:00:00">
            <text:p>Sat Dec 10 21:00:00 2016</text:p>
          </table:table-cell>
          <table:table-cell office:value-type="float" office:value="134.1667">
            <text:p>134.1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6-12-10T22:00:00">
            <text:p>Sat Dec 10 22:00:00 2016</text:p>
          </table:table-cell>
          <table:table-cell office:value-type="float" office:value="129.3333">
            <text:p>129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6-12-11T07:00:00">
            <text:p>Sun Dec 11 07:00:00 2016</text:p>
          </table:table-cell>
          <table:table-cell office:value-type="float" office:value="176.1667">
            <text:p>176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6-12-11T08:00:00">
            <text:p>Sun Dec 11 08:00:00 2016</text:p>
          </table:table-cell>
          <table:table-cell office:value-type="float" office:value="270.1667">
            <text:p>270.1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6-12-11T09:00:00">
            <text:p>Sun Dec 11 09:00:00 2016</text:p>
          </table:table-cell>
          <table:table-cell office:value-type="float" office:value="157.8333">
            <text:p>157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6-12-11T10:00:00">
            <text:p>Sun Dec 11 10:00:00 2016</text:p>
          </table:table-cell>
          <table:table-cell office:value-type="float" office:value="91.6667">
            <text:p>91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6-12-11T11:00:00">
            <text:p>Sun Dec 11 11:00:00 2016</text:p>
          </table:table-cell>
          <table:table-cell office:value-type="float" office:value="199.1667">
            <text:p>199.1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6-12-11T12:00:00">
            <text:p>Sun Dec 11 12:00:00 2016</text:p>
          </table:table-cell>
          <table:table-cell office:value-type="float" office:value="188.3333">
            <text:p>188.3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6-12-11T13:00:00">
            <text:p>Sun Dec 11 13:00:00 2016</text:p>
          </table:table-cell>
          <table:table-cell office:value-type="float" office:value="173.8333">
            <text:p>173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6-12-11T14:00:00">
            <text:p>Sun Dec 11 14:00:00 2016</text:p>
          </table:table-cell>
          <table:table-cell office:value-type="float" office:value="151.5">
            <text:p>151.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6-12-11T15:00:00">
            <text:p>Sun Dec 11 15:00:00 2016</text:p>
          </table:table-cell>
          <table:table-cell office:value-type="float" office:value="198.8333">
            <text:p>198.8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6-12-12T09:00:00">
            <text:p>Mon Dec 12 09:00:00 2016</text:p>
          </table:table-cell>
          <table:table-cell office:value-type="float" office:value="194.1667">
            <text:p>194.1667</text:p>
          </table:table-cell>
          <table:table-cell office:value-type="float" office:value="13.2">
            <text:p>13.2</text:p>
          </table:table-cell>
        </table:table-row>
        <table:table-row>
          <table:table-cell table:style-name="pd1" office:value-type="date" office:date-value="2016-12-12T10:00:00">
            <text:p>Mon Dec 12 10:00:00 2016</text:p>
          </table:table-cell>
          <table:table-cell office:value-type="float" office:value="193.5">
            <text:p>193.5</text:p>
          </table:table-cell>
          <table:table-cell office:value-type="float" office:value="6.4">
            <text:p>6.4</text:p>
          </table:table-cell>
        </table:table-row>
        <table:table-row>
          <table:table-cell table:style-name="pd1" office:value-type="date" office:date-value="2016-12-12T11:00:00">
            <text:p>Mon Dec 12 11:00:00 2016</text:p>
          </table:table-cell>
          <table:table-cell office:value-type="float" office:value="82.3333">
            <text:p>82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6-12-12T12:00:00">
            <text:p>Mon Dec 12 12:00:00 2016</text:p>
          </table:table-cell>
          <table:table-cell office:value-type="float" office:value="190.1667">
            <text:p>190.1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6-12-12T13:00:00">
            <text:p>Mon Dec 12 13:00:00 2016</text:p>
          </table:table-cell>
          <table:table-cell office:value-type="float" office:value="101.6667">
            <text:p>101.6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6-12-12T14:00:00">
            <text:p>Mon Dec 12 14:00:00 2016</text:p>
          </table:table-cell>
          <table:table-cell office:value-type="float" office:value="113.6667">
            <text:p>113.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6-12-13T09:00:00">
            <text:p>Tue Dec 13 09:00:00 2016</text:p>
          </table:table-cell>
          <table:table-cell office:value-type="float" office:value="230.6667">
            <text:p>230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6-12-13T15:00:00">
            <text:p>Tue Dec 13 15:00:00 2016</text:p>
          </table:table-cell>
          <table:table-cell office:value-type="float" office:value="140.6667">
            <text:p>140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6-12-13T16:00:00">
            <text:p>Tue Dec 13 16:00:00 2016</text:p>
          </table:table-cell>
          <table:table-cell office:value-type="float" office:value="192.3333">
            <text:p>192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6-12-13T17:00:00">
            <text:p>Tue Dec 13 17:00:00 2016</text:p>
          </table:table-cell>
          <table:table-cell office:value-type="float" office:value="218.6667">
            <text:p>218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6-12-13T18:00:00">
            <text:p>Tue Dec 13 18:00:00 2016</text:p>
          </table:table-cell>
          <table:table-cell office:value-type="float" office:value="235.6667">
            <text:p>235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6-12-14T13:00:00">
            <text:p>Wed Dec 14 13:00:00 2016</text:p>
          </table:table-cell>
          <table:table-cell office:value-type="float" office:value="195.6667">
            <text:p>195.6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6-12-14T14:00:00">
            <text:p>Wed Dec 14 14:00:00 2016</text:p>
          </table:table-cell>
          <table:table-cell office:value-type="float" office:value="122.1667">
            <text:p>122.1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6-12-14T15:00:00">
            <text:p>Wed Dec 14 15:00:00 2016</text:p>
          </table:table-cell>
          <table:table-cell office:value-type="float" office:value="96.3333">
            <text:p>96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6-12-14T16:00:00">
            <text:p>Wed Dec 14 16:00:00 2016</text:p>
          </table:table-cell>
          <table:table-cell office:value-type="float" office:value="249.8333">
            <text:p>249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6-12-14T19:00:00">
            <text:p>Wed Dec 14 19:00:00 2016</text:p>
          </table:table-cell>
          <table:table-cell office:value-type="float" office:value="217.1667">
            <text:p>217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6-12-14T20:00:00">
            <text:p>Wed Dec 14 20:00:00 2016</text:p>
          </table:table-cell>
          <table:table-cell office:value-type="float" office:value="207.5">
            <text:p>207.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6-12-15T00:00:00">
            <text:p>Thu Dec 15 00:00:00 2016</text:p>
          </table:table-cell>
          <table:table-cell office:value-type="float" office:value="174.1667">
            <text:p>174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6-12-16T05:00:00">
            <text:p>Fri Dec 16 05:00:00 2016</text:p>
          </table:table-cell>
          <table:table-cell office:value-type="float" office:value="248.3333">
            <text:p>248.3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6-12-16T08:00:00">
            <text:p>Fri Dec 16 08:00:00 2016</text:p>
          </table:table-cell>
          <table:table-cell office:value-type="float" office:value="235.1667">
            <text:p>235.1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6-12-16T09:00:00">
            <text:p>Fri Dec 16 09:00:00 2016</text:p>
          </table:table-cell>
          <table:table-cell office:value-type="float" office:value="200.8333">
            <text:p>200.8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6-12-16T10:00:00">
            <text:p>Fri Dec 16 10:00:00 2016</text:p>
          </table:table-cell>
          <table:table-cell office:value-type="float" office:value="202.1667">
            <text:p>202.1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6-12-16T11:00:00">
            <text:p>Fri Dec 16 11:00:00 2016</text:p>
          </table:table-cell>
          <table:table-cell office:value-type="float" office:value="184.6667">
            <text:p>184.6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6-12-16T12:00:00">
            <text:p>Fri Dec 16 12:00:00 2016</text:p>
          </table:table-cell>
          <table:table-cell office:value-type="float" office:value="194.6667">
            <text:p>194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6-12-17T09:00:00">
            <text:p>Sat Dec 17 09:00:00 2016</text:p>
          </table:table-cell>
          <table:table-cell office:value-type="float" office:value="272.8333">
            <text:p>272.8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6-12-17T11:00:00">
            <text:p>Sat Dec 17 11:00:00 2016</text:p>
          </table:table-cell>
          <table:table-cell office:value-type="float" office:value="268.1667">
            <text:p>268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6-12-19T03:00:00">
            <text:p>Mon Dec 19 03:00:00 2016</text:p>
          </table:table-cell>
          <table:table-cell office:value-type="float" office:value="263.0">
            <text:p>263.0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6-12-19T04:00:00">
            <text:p>Mon Dec 19 04:00:00 2016</text:p>
          </table:table-cell>
          <table:table-cell office:value-type="float" office:value="219.1667">
            <text:p>219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6-12-19T05:00:00">
            <text:p>Mon Dec 19 05:00:00 2016</text:p>
          </table:table-cell>
          <table:table-cell office:value-type="float" office:value="211.1667">
            <text:p>211.1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6-12-19T06:00:00">
            <text:p>Mon Dec 19 06:00:00 2016</text:p>
          </table:table-cell>
          <table:table-cell office:value-type="float" office:value="296.5">
            <text:p>296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6-12-19T08:00:00">
            <text:p>Mon Dec 19 08:00:00 2016</text:p>
          </table:table-cell>
          <table:table-cell office:value-type="float" office:value="223.8333">
            <text:p>223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6-12-19T09:00:00">
            <text:p>Mon Dec 19 09:00:00 2016</text:p>
          </table:table-cell>
          <table:table-cell office:value-type="float" office:value="123.0">
            <text:p>123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6-12-19T10:00:00">
            <text:p>Mon Dec 19 10:00:00 2016</text:p>
          </table:table-cell>
          <table:table-cell office:value-type="float" office:value="192.8333">
            <text:p>192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2-19T13:00:00">
            <text:p>Mon Dec 19 13:00:00 2016</text:p>
          </table:table-cell>
          <table:table-cell office:value-type="float" office:value="115.5">
            <text:p>115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6-12-19T14:00:00">
            <text:p>Mon Dec 19 14:00:00 2016</text:p>
          </table:table-cell>
          <table:table-cell office:value-type="float" office:value="91.0">
            <text:p>91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6-12-19T15:00:00">
            <text:p>Mon Dec 19 15:00:00 2016</text:p>
          </table:table-cell>
          <table:table-cell office:value-type="float" office:value="90.1667">
            <text:p>90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6-12-19T16:00:00">
            <text:p>Mon Dec 19 16:00:00 2016</text:p>
          </table:table-cell>
          <table:table-cell office:value-type="float" office:value="100.1667">
            <text:p>100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6-12-19T17:00:00">
            <text:p>Mon Dec 19 17:00:00 2016</text:p>
          </table:table-cell>
          <table:table-cell office:value-type="float" office:value="103.1667">
            <text:p>103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6-12-19T18:00:00">
            <text:p>Mon Dec 19 18:00:00 2016</text:p>
          </table:table-cell>
          <table:table-cell office:value-type="float" office:value="109.5">
            <text:p>109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6-12-19T19:00:00">
            <text:p>Mon Dec 19 19:00:00 2016</text:p>
          </table:table-cell>
          <table:table-cell office:value-type="float" office:value="135.8333">
            <text:p>135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6-12-20T11:00:00">
            <text:p>Tue Dec 20 11:00:00 2016</text:p>
          </table:table-cell>
          <table:table-cell office:value-type="float" office:value="117.3333">
            <text:p>117.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6-12-20T12:00:00">
            <text:p>Tue Dec 20 12:00:00 2016</text:p>
          </table:table-cell>
          <table:table-cell office:value-type="float" office:value="91.5">
            <text:p>91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6-12-20T13:00:00">
            <text:p>Tue Dec 20 13:00:00 2016</text:p>
          </table:table-cell>
          <table:table-cell office:value-type="float" office:value="85.1667">
            <text:p>85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6-12-20T15:00:00">
            <text:p>Tue Dec 20 15:00:00 2016</text:p>
          </table:table-cell>
          <table:table-cell office:value-type="float" office:value="171.3333">
            <text:p>171.3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6-12-20T16:00:00">
            <text:p>Tue Dec 20 16:00:00 2016</text:p>
          </table:table-cell>
          <table:table-cell office:value-type="float" office:value="87.1667">
            <text:p>87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6-12-20T17:00:00">
            <text:p>Tue Dec 20 17:00:00 2016</text:p>
          </table:table-cell>
          <table:table-cell office:value-type="float" office:value="79.0">
            <text:p>79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6-12-21T05:00:00">
            <text:p>Wed Dec 21 05:00:00 2016</text:p>
          </table:table-cell>
          <table:table-cell office:value-type="float" office:value="163.8333">
            <text:p>163.8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6-12-21T06:00:00">
            <text:p>Wed Dec 21 06:00:00 2016</text:p>
          </table:table-cell>
          <table:table-cell office:value-type="float" office:value="206.5">
            <text:p>206.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6-12-21T07:00:00">
            <text:p>Wed Dec 21 07:00:00 2016</text:p>
          </table:table-cell>
          <table:table-cell office:value-type="float" office:value="122.8333">
            <text:p>122.8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6-12-21T08:00:00">
            <text:p>Wed Dec 21 08:00:00 2016</text:p>
          </table:table-cell>
          <table:table-cell office:value-type="float" office:value="140.0">
            <text:p>140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2-21T09:00:00">
            <text:p>Wed Dec 21 09:00:00 2016</text:p>
          </table:table-cell>
          <table:table-cell office:value-type="float" office:value="167.1667">
            <text:p>167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12-21T13:00:00">
            <text:p>Wed Dec 21 13:00:00 2016</text:p>
          </table:table-cell>
          <table:table-cell office:value-type="float" office:value="116.6667">
            <text:p>116.6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6-12-22T07:00:00">
            <text:p>Thu Dec 22 07:00:00 2016</text:p>
          </table:table-cell>
          <table:table-cell office:value-type="float" office:value="133.1667">
            <text:p>133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6-12-22T08:00:00">
            <text:p>Thu Dec 22 08:00:00 2016</text:p>
          </table:table-cell>
          <table:table-cell office:value-type="float" office:value="216.5">
            <text:p>216.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6-12-22T12:00:00">
            <text:p>Thu Dec 22 12:00:00 2016</text:p>
          </table:table-cell>
          <table:table-cell office:value-type="float" office:value="91.0">
            <text:p>91.0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6-12-22T13:00:00">
            <text:p>Thu Dec 22 13:00:00 2016</text:p>
          </table:table-cell>
          <table:table-cell office:value-type="float" office:value="71.8333">
            <text:p>71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6-12-23T07:00:00">
            <text:p>Fri Dec 23 07:00:00 2016</text:p>
          </table:table-cell>
          <table:table-cell office:value-type="float" office:value="205.6667">
            <text:p>205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6-12-23T11:00:00">
            <text:p>Fri Dec 23 11:00:00 2016</text:p>
          </table:table-cell>
          <table:table-cell office:value-type="float" office:value="124.1667">
            <text:p>124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6-12-23T12:00:00">
            <text:p>Fri Dec 23 12:00:00 2016</text:p>
          </table:table-cell>
          <table:table-cell office:value-type="float" office:value="133.8333">
            <text:p>133.8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6-12-23T13:00:00">
            <text:p>Fri Dec 23 13:00:00 2016</text:p>
          </table:table-cell>
          <table:table-cell office:value-type="float" office:value="184.0">
            <text:p>184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6-12-23T14:00:00">
            <text:p>Fri Dec 23 14:00:00 2016</text:p>
          </table:table-cell>
          <table:table-cell office:value-type="float" office:value="145.5">
            <text:p>145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6-12-23T15:00:00">
            <text:p>Fri Dec 23 15:00:00 2016</text:p>
          </table:table-cell>
          <table:table-cell office:value-type="float" office:value="116.5">
            <text:p>116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6-12-24T07:00:00">
            <text:p>Sat Dec 24 07:00:00 2016</text:p>
          </table:table-cell>
          <table:table-cell office:value-type="float" office:value="91.3333">
            <text:p>91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6-12-24T08:00:00">
            <text:p>Sat Dec 24 08:00:00 2016</text:p>
          </table:table-cell>
          <table:table-cell office:value-type="float" office:value="207.5">
            <text:p>207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6-12-24T10:00:00">
            <text:p>Sat Dec 24 10:00:00 2016</text:p>
          </table:table-cell>
          <table:table-cell office:value-type="float" office:value="195.3333">
            <text:p>195.3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6-12-24T11:00:00">
            <text:p>Sat Dec 24 11:00:00 2016</text:p>
          </table:table-cell>
          <table:table-cell office:value-type="float" office:value="122.8333">
            <text:p>122.8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6-12-24T12:00:00">
            <text:p>Sat Dec 24 12:00:00 2016</text:p>
          </table:table-cell>
          <table:table-cell office:value-type="float" office:value="184.5">
            <text:p>184.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6-12-24T13:00:00">
            <text:p>Sat Dec 24 13:00:00 2016</text:p>
          </table:table-cell>
          <table:table-cell office:value-type="float" office:value="158.0">
            <text:p>158.0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6-12-25T03:00:00">
            <text:p>Sun Dec 25 03:00:00 2016</text:p>
          </table:table-cell>
          <table:table-cell office:value-type="float" office:value="210.5">
            <text:p>210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6-12-25T04:00:00">
            <text:p>Sun Dec 25 04:00:00 2016</text:p>
          </table:table-cell>
          <table:table-cell office:value-type="float" office:value="150.8333">
            <text:p>150.8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6-12-25T06:00:00">
            <text:p>Sun Dec 25 06:00:00 2016</text:p>
          </table:table-cell>
          <table:table-cell office:value-type="float" office:value="169.5">
            <text:p>169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6-12-25T07:00:00">
            <text:p>Sun Dec 25 07:00:00 2016</text:p>
          </table:table-cell>
          <table:table-cell office:value-type="float" office:value="159.0">
            <text:p>159.0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6-12-25T09:00:00">
            <text:p>Sun Dec 25 09:00:00 2016</text:p>
          </table:table-cell>
          <table:table-cell office:value-type="float" office:value="166.1667">
            <text:p>166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6-12-25T10:00:00">
            <text:p>Sun Dec 25 10:00:00 2016</text:p>
          </table:table-cell>
          <table:table-cell office:value-type="float" office:value="110.8333">
            <text:p>110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6-12-25T11:00:00">
            <text:p>Sun Dec 25 11:00:00 2016</text:p>
          </table:table-cell>
          <table:table-cell office:value-type="float" office:value="113.6667">
            <text:p>113.6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6-12-25T12:00:00">
            <text:p>Sun Dec 25 12:00:00 2016</text:p>
          </table:table-cell>
          <table:table-cell office:value-type="float" office:value="70.0">
            <text:p>70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6-12-25T13:00:00">
            <text:p>Sun Dec 25 13:00:00 2016</text:p>
          </table:table-cell>
          <table:table-cell office:value-type="float" office:value="80.5">
            <text:p>80.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6-12-26T04:00:00">
            <text:p>Mon Dec 26 04:00:00 2016</text:p>
          </table:table-cell>
          <table:table-cell office:value-type="float" office:value="251.3333">
            <text:p>251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6-12-26T05:00:00">
            <text:p>Mon Dec 26 05:00:00 2016</text:p>
          </table:table-cell>
          <table:table-cell office:value-type="float" office:value="228.6667">
            <text:p>228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6-12-26T07:00:00">
            <text:p>Mon Dec 26 07:00:00 2016</text:p>
          </table:table-cell>
          <table:table-cell office:value-type="float" office:value="168.5">
            <text:p>168.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6-12-26T08:00:00">
            <text:p>Mon Dec 26 08:00:00 2016</text:p>
          </table:table-cell>
          <table:table-cell office:value-type="float" office:value="218.3333">
            <text:p>218.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6-12-26T09:00:00">
            <text:p>Mon Dec 26 09:00:00 2016</text:p>
          </table:table-cell>
          <table:table-cell office:value-type="float" office:value="258.6667">
            <text:p>258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6-12-26T10:00:00">
            <text:p>Mon Dec 26 10:00:00 2016</text:p>
          </table:table-cell>
          <table:table-cell office:value-type="float" office:value="130.0">
            <text:p>130.0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6-12-26T11:00:00">
            <text:p>Mon Dec 26 11:00:00 2016</text:p>
          </table:table-cell>
          <table:table-cell office:value-type="float" office:value="165.3333">
            <text:p>165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6-12-26T12:00:00">
            <text:p>Mon Dec 26 12:00:00 2016</text:p>
          </table:table-cell>
          <table:table-cell office:value-type="float" office:value="133.1667">
            <text:p>133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6-12-26T13:00:00">
            <text:p>Mon Dec 26 13:00:00 2016</text:p>
          </table:table-cell>
          <table:table-cell office:value-type="float" office:value="172.1667">
            <text:p>172.1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6-12-27T05:00:00">
            <text:p>Tue Dec 27 05:00:00 2016</text:p>
          </table:table-cell>
          <table:table-cell office:value-type="float" office:value="197.3333">
            <text:p>197.3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6-12-27T06:00:00">
            <text:p>Tue Dec 27 06:00:00 2016</text:p>
          </table:table-cell>
          <table:table-cell office:value-type="float" office:value="222.8333">
            <text:p>222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6-12-27T07:00:00">
            <text:p>Tue Dec 27 07:00:00 2016</text:p>
          </table:table-cell>
          <table:table-cell office:value-type="float" office:value="202.0">
            <text:p>202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6-12-27T08:00:00">
            <text:p>Tue Dec 27 08:00:00 2016</text:p>
          </table:table-cell>
          <table:table-cell office:value-type="float" office:value="213.1667">
            <text:p>213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2-27T09:00:00">
            <text:p>Tue Dec 27 09:00:00 2016</text:p>
          </table:table-cell>
          <table:table-cell office:value-type="float" office:value="140.1667">
            <text:p>140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6-12-27T12:00:00">
            <text:p>Tue Dec 27 12:00:00 2016</text:p>
          </table:table-cell>
          <table:table-cell office:value-type="float" office:value="105.8333">
            <text:p>105.8333</text:p>
          </table:table-cell>
          <table:table-cell office:value-type="float" office:value="15.8">
            <text:p>15.8</text:p>
          </table:table-cell>
        </table:table-row>
        <table:table-row>
          <table:table-cell table:style-name="pd1" office:value-type="date" office:date-value="2016-12-27T13:00:00">
            <text:p>Tue Dec 27 13:00:00 2016</text:p>
          </table:table-cell>
          <table:table-cell office:value-type="float" office:value="200.0">
            <text:p>200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6-12-27T14:00:00">
            <text:p>Tue Dec 27 14:00:00 2016</text:p>
          </table:table-cell>
          <table:table-cell office:value-type="float" office:value="137.8333">
            <text:p>137.8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6-12-27T15:00:00">
            <text:p>Tue Dec 27 15:00:00 2016</text:p>
          </table:table-cell>
          <table:table-cell office:value-type="float" office:value="245.3333">
            <text:p>245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6-12-28T09:00:00">
            <text:p>Wed Dec 28 09:00:00 2016</text:p>
          </table:table-cell>
          <table:table-cell office:value-type="float" office:value="287.8333">
            <text:p>287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12-28T10:00:00">
            <text:p>Wed Dec 28 10:00:00 2016</text:p>
          </table:table-cell>
          <table:table-cell office:value-type="float" office:value="197.8333">
            <text:p>197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6-12-28T11:00:00">
            <text:p>Wed Dec 28 11:00:00 2016</text:p>
          </table:table-cell>
          <table:table-cell office:value-type="float" office:value="148.8333">
            <text:p>148.8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6-12-29T19:00:00">
            <text:p>Thu Dec 29 19:00:00 2016</text:p>
          </table:table-cell>
          <table:table-cell office:value-type="float" office:value="242.1667">
            <text:p>242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6-12-29T20:00:00">
            <text:p>Thu Dec 29 20:00:00 2016</text:p>
          </table:table-cell>
          <table:table-cell office:value-type="float" office:value="220.3333">
            <text:p>220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2-29T23:00:00">
            <text:p>Thu Dec 29 23:00:00 2016</text:p>
          </table:table-cell>
          <table:table-cell office:value-type="float" office:value="175.8333">
            <text:p>175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6-12-30T02:00:00">
            <text:p>Fri Dec 30 02:00:00 2016</text:p>
          </table:table-cell>
          <table:table-cell office:value-type="float" office:value="180.6667">
            <text:p>180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6-12-30T04:00:00">
            <text:p>Fri Dec 30 04:00:00 2016</text:p>
          </table:table-cell>
          <table:table-cell office:value-type="float" office:value="214.6667">
            <text:p>214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6-12-30T05:00:00">
            <text:p>Fri Dec 30 05:00:00 2016</text:p>
          </table:table-cell>
          <table:table-cell office:value-type="float" office:value="137.5">
            <text:p>137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12-30T06:00:00">
            <text:p>Fri Dec 30 06:00:00 2016</text:p>
          </table:table-cell>
          <table:table-cell office:value-type="float" office:value="203.3333">
            <text:p>203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2-30T07:00:00">
            <text:p>Fri Dec 30 07:00:00 2016</text:p>
          </table:table-cell>
          <table:table-cell office:value-type="float" office:value="215.3333">
            <text:p>215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6-12-30T08:00:00">
            <text:p>Fri Dec 30 08:00:00 2016</text:p>
          </table:table-cell>
          <table:table-cell office:value-type="float" office:value="223.1667">
            <text:p>223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12-30T09:00:00">
            <text:p>Fri Dec 30 09:00:00 2016</text:p>
          </table:table-cell>
          <table:table-cell office:value-type="float" office:value="120.8333">
            <text:p>120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6-12-30T10:00:00">
            <text:p>Fri Dec 30 10:00:00 2016</text:p>
          </table:table-cell>
          <table:table-cell office:value-type="float" office:value="80.8333">
            <text:p>80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6-12-31T06:00:00">
            <text:p>Sat Dec 31 06:00:00 2016</text:p>
          </table:table-cell>
          <table:table-cell office:value-type="float" office:value="179.1667">
            <text:p>179.1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6-12-31T07:00:00">
            <text:p>Sat Dec 31 07:00:00 2016</text:p>
          </table:table-cell>
          <table:table-cell office:value-type="float" office:value="219.8333">
            <text:p>219.8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6-12-31T08:00:00">
            <text:p>Sat Dec 31 08:00:00 2016</text:p>
          </table:table-cell>
          <table:table-cell office:value-type="float" office:value="177.0">
            <text:p>177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6-12-31T09:00:00">
            <text:p>Sat Dec 31 09:00:00 2016</text:p>
          </table:table-cell>
          <table:table-cell office:value-type="float" office:value="153.1667">
            <text:p>153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2-31T10:00:00">
            <text:p>Sat Dec 31 10:00:00 2016</text:p>
          </table:table-cell>
          <table:table-cell office:value-type="float" office:value="164.6667">
            <text:p>164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6-12-31T11:00:00">
            <text:p>Sat Dec 31 11:00:00 2016</text:p>
          </table:table-cell>
          <table:table-cell office:value-type="float" office:value="139.0">
            <text:p>139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6-12-31T12:00:00">
            <text:p>Sat Dec 31 12:00:00 2016</text:p>
          </table:table-cell>
          <table:table-cell office:value-type="float" office:value="168.3333">
            <text:p>168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6-12-31T13:00:00">
            <text:p>Sat Dec 31 13:00:00 2016</text:p>
          </table:table-cell>
          <table:table-cell office:value-type="float" office:value="198.3333">
            <text:p>198.3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7-01-01T06:00:00">
            <text:p>Sun Jan  1 06:00:00 2017</text:p>
          </table:table-cell>
          <table:table-cell office:value-type="float" office:value="184.1667">
            <text:p>184.1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7-01-01T11:00:00">
            <text:p>Sun Jan  1 11:00:00 2017</text:p>
          </table:table-cell>
          <table:table-cell office:value-type="float" office:value="63.3333">
            <text:p>63.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7-01-02T08:00:00">
            <text:p>Mon Jan  2 08:00:00 2017</text:p>
          </table:table-cell>
          <table:table-cell office:value-type="float" office:value="250.3333">
            <text:p>250.3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7-01-02T09:00:00">
            <text:p>Mon Jan  2 09:00:00 2017</text:p>
          </table:table-cell>
          <table:table-cell office:value-type="float" office:value="203.1667">
            <text:p>203.1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7-01-02T10:00:00">
            <text:p>Mon Jan  2 10:00:00 2017</text:p>
          </table:table-cell>
          <table:table-cell office:value-type="float" office:value="192.6667">
            <text:p>192.6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7-01-02T11:00:00">
            <text:p>Mon Jan  2 11:00:00 2017</text:p>
          </table:table-cell>
          <table:table-cell office:value-type="float" office:value="285.6667">
            <text:p>285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7-01-02T13:00:00">
            <text:p>Mon Jan  2 13:00:00 2017</text:p>
          </table:table-cell>
          <table:table-cell office:value-type="float" office:value="108.3333">
            <text:p>108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7-01-02T14:00:00">
            <text:p>Mon Jan  2 14:00:00 2017</text:p>
          </table:table-cell>
          <table:table-cell office:value-type="float" office:value="124.0">
            <text:p>124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7-01-02T15:00:00">
            <text:p>Mon Jan  2 15:00:00 2017</text:p>
          </table:table-cell>
          <table:table-cell office:value-type="float" office:value="155.3333">
            <text:p>155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7-01-03T05:00:00">
            <text:p>Tue Jan  3 05:00:00 2017</text:p>
          </table:table-cell>
          <table:table-cell office:value-type="float" office:value="185.1667">
            <text:p>185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7-01-03T07:00:00">
            <text:p>Tue Jan  3 07:00:00 2017</text:p>
          </table:table-cell>
          <table:table-cell office:value-type="float" office:value="203.6667">
            <text:p>203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7-01-03T08:00:00">
            <text:p>Tue Jan  3 08:00:00 2017</text:p>
          </table:table-cell>
          <table:table-cell office:value-type="float" office:value="191.5">
            <text:p>191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7-01-03T09:00:00">
            <text:p>Tue Jan  3 09:00:00 2017</text:p>
          </table:table-cell>
          <table:table-cell office:value-type="float" office:value="227.8333">
            <text:p>227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01-03T10:00:00">
            <text:p>Tue Jan  3 10:00:00 2017</text:p>
          </table:table-cell>
          <table:table-cell office:value-type="float" office:value="170.8333">
            <text:p>170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7-01-03T11:00:00">
            <text:p>Tue Jan  3 11:00:00 2017</text:p>
          </table:table-cell>
          <table:table-cell office:value-type="float" office:value="101.3333">
            <text:p>101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7-01-03T12:00:00">
            <text:p>Tue Jan  3 12:00:00 2017</text:p>
          </table:table-cell>
          <table:table-cell office:value-type="float" office:value="91.5">
            <text:p>91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7-01-03T13:00:00">
            <text:p>Tue Jan  3 13:00:00 2017</text:p>
          </table:table-cell>
          <table:table-cell office:value-type="float" office:value="141.8333">
            <text:p>141.8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7-01-03T14:00:00">
            <text:p>Tue Jan  3 14:00:00 2017</text:p>
          </table:table-cell>
          <table:table-cell office:value-type="float" office:value="161.6667">
            <text:p>161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7-01-03T15:00:00">
            <text:p>Tue Jan  3 15:00:00 2017</text:p>
          </table:table-cell>
          <table:table-cell office:value-type="float" office:value="112.8333">
            <text:p>112.8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7-01-03T16:00:00">
            <text:p>Tue Jan  3 16:00:00 2017</text:p>
          </table:table-cell>
          <table:table-cell office:value-type="float" office:value="136.5">
            <text:p>136.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7-01-04T07:00:00">
            <text:p>Wed Jan  4 07:00:00 2017</text:p>
          </table:table-cell>
          <table:table-cell office:value-type="float" office:value="160.8333">
            <text:p>160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7-01-04T08:00:00">
            <text:p>Wed Jan  4 08:00:00 2017</text:p>
          </table:table-cell>
          <table:table-cell office:value-type="float" office:value="157.6667">
            <text:p>157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7-01-04T10:00:00">
            <text:p>Wed Jan  4 10:00:00 2017</text:p>
          </table:table-cell>
          <table:table-cell office:value-type="float" office:value="165.0">
            <text:p>165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01-04T11:00:00">
            <text:p>Wed Jan  4 11:00:00 2017</text:p>
          </table:table-cell>
          <table:table-cell office:value-type="float" office:value="235.5">
            <text:p>235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7-01-04T12:00:00">
            <text:p>Wed Jan  4 12:00:00 2017</text:p>
          </table:table-cell>
          <table:table-cell office:value-type="float" office:value="121.1667">
            <text:p>121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7-01-04T13:00:00">
            <text:p>Wed Jan  4 13:00:00 2017</text:p>
          </table:table-cell>
          <table:table-cell office:value-type="float" office:value="127.1667">
            <text:p>127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7-01-04T14:00:00">
            <text:p>Wed Jan  4 14:00:00 2017</text:p>
          </table:table-cell>
          <table:table-cell office:value-type="float" office:value="109.0">
            <text:p>109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7-01-04T15:00:00">
            <text:p>Wed Jan  4 15:00:00 2017</text:p>
          </table:table-cell>
          <table:table-cell office:value-type="float" office:value="146.5">
            <text:p>146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7-01-05T09:00:00">
            <text:p>Thu Jan  5 09:00:00 2017</text:p>
          </table:table-cell>
          <table:table-cell office:value-type="float" office:value="143.6667">
            <text:p>143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7-01-05T10:00:00">
            <text:p>Thu Jan  5 10:00:00 2017</text:p>
          </table:table-cell>
          <table:table-cell office:value-type="float" office:value="178.8333">
            <text:p>178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7-01-05T11:00:00">
            <text:p>Thu Jan  5 11:00:00 2017</text:p>
          </table:table-cell>
          <table:table-cell office:value-type="float" office:value="112.6667">
            <text:p>112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7-01-05T12:00:00">
            <text:p>Thu Jan  5 12:00:00 2017</text:p>
          </table:table-cell>
          <table:table-cell office:value-type="float" office:value="78.6667">
            <text:p>78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7-01-05T13:00:00">
            <text:p>Thu Jan  5 13:00:00 2017</text:p>
          </table:table-cell>
          <table:table-cell office:value-type="float" office:value="162.5">
            <text:p>162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7-01-05T15:00:00">
            <text:p>Thu Jan  5 15:00:00 2017</text:p>
          </table:table-cell>
          <table:table-cell office:value-type="float" office:value="153.0">
            <text:p>153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7-01-06T08:00:00">
            <text:p>Fri Jan  6 08:00:00 2017</text:p>
          </table:table-cell>
          <table:table-cell office:value-type="float" office:value="230.0">
            <text:p>230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7-01-06T09:00:00">
            <text:p>Fri Jan  6 09:00:00 2017</text:p>
          </table:table-cell>
          <table:table-cell office:value-type="float" office:value="167.0">
            <text:p>167.0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7-01-06T11:00:00">
            <text:p>Fri Jan  6 11:00:00 2017</text:p>
          </table:table-cell>
          <table:table-cell office:value-type="float" office:value="146.3333">
            <text:p>146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7-01-06T12:00:00">
            <text:p>Fri Jan  6 12:00:00 2017</text:p>
          </table:table-cell>
          <table:table-cell office:value-type="float" office:value="172.3333">
            <text:p>172.3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7-01-07T08:00:00">
            <text:p>Sat Jan  7 08:00:00 2017</text:p>
          </table:table-cell>
          <table:table-cell office:value-type="float" office:value="241.0">
            <text:p>241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7-01-07T09:00:00">
            <text:p>Sat Jan  7 09:00:00 2017</text:p>
          </table:table-cell>
          <table:table-cell office:value-type="float" office:value="208.1667">
            <text:p>208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7-01-07T10:00:00">
            <text:p>Sat Jan  7 10:00:00 2017</text:p>
          </table:table-cell>
          <table:table-cell office:value-type="float" office:value="164.8333">
            <text:p>164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7-01-07T11:00:00">
            <text:p>Sat Jan  7 11:00:00 2017</text:p>
          </table:table-cell>
          <table:table-cell office:value-type="float" office:value="178.3333">
            <text:p>178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7-01-07T12:00:00">
            <text:p>Sat Jan  7 12:00:00 2017</text:p>
          </table:table-cell>
          <table:table-cell office:value-type="float" office:value="117.1667">
            <text:p>117.1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7-01-07T13:00:00">
            <text:p>Sat Jan  7 13:00:00 2017</text:p>
          </table:table-cell>
          <table:table-cell office:value-type="float" office:value="92.0">
            <text:p>92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7-01-07T14:00:00">
            <text:p>Sat Jan  7 14:00:00 2017</text:p>
          </table:table-cell>
          <table:table-cell office:value-type="float" office:value="149.6667">
            <text:p>149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7-01-07T15:00:00">
            <text:p>Sat Jan  7 15:00:00 2017</text:p>
          </table:table-cell>
          <table:table-cell office:value-type="float" office:value="190.0">
            <text:p>190.0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7-01-07T16:00:00">
            <text:p>Sat Jan  7 16:00:00 2017</text:p>
          </table:table-cell>
          <table:table-cell office:value-type="float" office:value="153.3333">
            <text:p>153.3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7-01-08T05:00:00">
            <text:p>Sun Jan  8 05:00:00 2017</text:p>
          </table:table-cell>
          <table:table-cell office:value-type="float" office:value="157.1667">
            <text:p>157.1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7-01-08T06:00:00">
            <text:p>Sun Jan  8 06:00:00 2017</text:p>
          </table:table-cell>
          <table:table-cell office:value-type="float" office:value="207.1667">
            <text:p>207.1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7-01-08T07:00:00">
            <text:p>Sun Jan  8 07:00:00 2017</text:p>
          </table:table-cell>
          <table:table-cell office:value-type="float" office:value="208.5">
            <text:p>208.5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7-01-09T08:00:00">
            <text:p>Mon Jan  9 08:00:00 2017</text:p>
          </table:table-cell>
          <table:table-cell office:value-type="float" office:value="161.5">
            <text:p>161.5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7-01-09T09:00:00">
            <text:p>Mon Jan  9 09:00:00 2017</text:p>
          </table:table-cell>
          <table:table-cell office:value-type="float" office:value="78.0">
            <text:p>78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7-01-09T10:00:00">
            <text:p>Mon Jan  9 10:00:00 2017</text:p>
          </table:table-cell>
          <table:table-cell office:value-type="float" office:value="103.6667">
            <text:p>103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7-01-09T11:00:00">
            <text:p>Mon Jan  9 11:00:00 2017</text:p>
          </table:table-cell>
          <table:table-cell office:value-type="float" office:value="76.0">
            <text:p>76.0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7-01-09T12:00:00">
            <text:p>Mon Jan  9 12:00:00 2017</text:p>
          </table:table-cell>
          <table:table-cell office:value-type="float" office:value="117.8333">
            <text:p>117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7-01-09T16:00:00">
            <text:p>Mon Jan  9 16:00:00 2017</text:p>
          </table:table-cell>
          <table:table-cell office:value-type="float" office:value="116.0">
            <text:p>116.0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7-01-10T05:00:00">
            <text:p>Tue Jan 10 05:00:00 2017</text:p>
          </table:table-cell>
          <table:table-cell office:value-type="float" office:value="180.8333">
            <text:p>180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7-01-10T06:00:00">
            <text:p>Tue Jan 10 06:00:00 2017</text:p>
          </table:table-cell>
          <table:table-cell office:value-type="float" office:value="226.3333">
            <text:p>226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7-01-10T08:00:00">
            <text:p>Tue Jan 10 08:00:00 2017</text:p>
          </table:table-cell>
          <table:table-cell office:value-type="float" office:value="209.8333">
            <text:p>209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7-01-10T10:00:00">
            <text:p>Tue Jan 10 10:00:00 2017</text:p>
          </table:table-cell>
          <table:table-cell office:value-type="float" office:value="177.0">
            <text:p>177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7-01-10T11:00:00">
            <text:p>Tue Jan 10 11:00:00 2017</text:p>
          </table:table-cell>
          <table:table-cell office:value-type="float" office:value="149.3333">
            <text:p>149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7-01-10T12:00:00">
            <text:p>Tue Jan 10 12:00:00 2017</text:p>
          </table:table-cell>
          <table:table-cell office:value-type="float" office:value="205.1667">
            <text:p>205.1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7-01-10T13:00:00">
            <text:p>Tue Jan 10 13:00:00 2017</text:p>
          </table:table-cell>
          <table:table-cell office:value-type="float" office:value="153.5">
            <text:p>153.5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7-01-10T14:00:00">
            <text:p>Tue Jan 10 14:00:00 2017</text:p>
          </table:table-cell>
          <table:table-cell office:value-type="float" office:value="148.6667">
            <text:p>148.6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7-01-10T15:00:00">
            <text:p>Tue Jan 10 15:00:00 2017</text:p>
          </table:table-cell>
          <table:table-cell office:value-type="float" office:value="113.6667">
            <text:p>113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7-01-10T16:00:00">
            <text:p>Tue Jan 10 16:00:00 2017</text:p>
          </table:table-cell>
          <table:table-cell office:value-type="float" office:value="134.1667">
            <text:p>134.1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7-01-10T17:00:00">
            <text:p>Tue Jan 10 17:00:00 2017</text:p>
          </table:table-cell>
          <table:table-cell office:value-type="float" office:value="101.6667">
            <text:p>101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7-01-11T08:00:00">
            <text:p>Wed Jan 11 08:00:00 2017</text:p>
          </table:table-cell>
          <table:table-cell office:value-type="float" office:value="168.0">
            <text:p>168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7-01-11T13:00:00">
            <text:p>Wed Jan 11 13:00:00 2017</text:p>
          </table:table-cell>
          <table:table-cell office:value-type="float" office:value="94.6667">
            <text:p>94.6667</text:p>
          </table:table-cell>
          <table:table-cell office:value-type="float" office:value="61.6">
            <text:p>61.6</text:p>
          </table:table-cell>
        </table:table-row>
        <table:table-row>
          <table:table-cell table:style-name="pd1" office:value-type="date" office:date-value="2017-01-11T14:00:00">
            <text:p>Wed Jan 11 14:00:00 2017</text:p>
          </table:table-cell>
          <table:table-cell office:value-type="float" office:value="118.8333">
            <text:p>118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7-01-12T07:00:00">
            <text:p>Thu Jan 12 07:00:00 2017</text:p>
          </table:table-cell>
          <table:table-cell office:value-type="float" office:value="227.1667">
            <text:p>227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7-01-12T08:00:00">
            <text:p>Thu Jan 12 08:00:00 2017</text:p>
          </table:table-cell>
          <table:table-cell office:value-type="float" office:value="266.8333">
            <text:p>266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7-01-12T09:00:00">
            <text:p>Thu Jan 12 09:00:00 2017</text:p>
          </table:table-cell>
          <table:table-cell office:value-type="float" office:value="153.5">
            <text:p>153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7-01-12T10:00:00">
            <text:p>Thu Jan 12 10:00:00 2017</text:p>
          </table:table-cell>
          <table:table-cell office:value-type="float" office:value="155.8333">
            <text:p>155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7-01-12T11:00:00">
            <text:p>Thu Jan 12 11:00:00 2017</text:p>
          </table:table-cell>
          <table:table-cell office:value-type="float" office:value="102.6667">
            <text:p>102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7-01-12T12:00:00">
            <text:p>Thu Jan 12 12:00:00 2017</text:p>
          </table:table-cell>
          <table:table-cell office:value-type="float" office:value="118.1667">
            <text:p>118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7-01-12T13:00:00">
            <text:p>Thu Jan 12 13:00:00 2017</text:p>
          </table:table-cell>
          <table:table-cell office:value-type="float" office:value="120.1667">
            <text:p>120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7-01-13T05:00:00">
            <text:p>Fri Jan 13 05:00:00 2017</text:p>
          </table:table-cell>
          <table:table-cell office:value-type="float" office:value="184.1667">
            <text:p>184.1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7-01-13T06:00:00">
            <text:p>Fri Jan 13 06:00:00 2017</text:p>
          </table:table-cell>
          <table:table-cell office:value-type="float" office:value="195.8333">
            <text:p>195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7-01-13T07:00:00">
            <text:p>Fri Jan 13 07:00:00 2017</text:p>
          </table:table-cell>
          <table:table-cell office:value-type="float" office:value="205.8333">
            <text:p>205.8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7-01-13T08:00:00">
            <text:p>Fri Jan 13 08:00:00 2017</text:p>
          </table:table-cell>
          <table:table-cell office:value-type="float" office:value="168.0">
            <text:p>168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7-01-13T09:00:00">
            <text:p>Fri Jan 13 09:00:00 2017</text:p>
          </table:table-cell>
          <table:table-cell office:value-type="float" office:value="139.5">
            <text:p>139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7-01-13T10:00:00">
            <text:p>Fri Jan 13 10:00:00 2017</text:p>
          </table:table-cell>
          <table:table-cell office:value-type="float" office:value="137.6667">
            <text:p>137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7-01-13T11:00:00">
            <text:p>Fri Jan 13 11:00:00 2017</text:p>
          </table:table-cell>
          <table:table-cell office:value-type="float" office:value="135.1667">
            <text:p>135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7-01-13T12:00:00">
            <text:p>Fri Jan 13 12:00:00 2017</text:p>
          </table:table-cell>
          <table:table-cell office:value-type="float" office:value="117.1667">
            <text:p>117.1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7-01-13T13:00:00">
            <text:p>Fri Jan 13 13:00:00 2017</text:p>
          </table:table-cell>
          <table:table-cell office:value-type="float" office:value="208.0">
            <text:p>208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7-01-14T07:00:00">
            <text:p>Sat Jan 14 07:00:00 2017</text:p>
          </table:table-cell>
          <table:table-cell office:value-type="float" office:value="216.8333">
            <text:p>216.8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7-01-14T08:00:00">
            <text:p>Sat Jan 14 08:00:00 2017</text:p>
          </table:table-cell>
          <table:table-cell office:value-type="float" office:value="200.6667">
            <text:p>200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7-01-14T09:00:00">
            <text:p>Sat Jan 14 09:00:00 2017</text:p>
          </table:table-cell>
          <table:table-cell office:value-type="float" office:value="240.6667">
            <text:p>240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7-01-14T10:00:00">
            <text:p>Sat Jan 14 10:00:00 2017</text:p>
          </table:table-cell>
          <table:table-cell office:value-type="float" office:value="200.3333">
            <text:p>200.3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7-01-14T11:00:00">
            <text:p>Sat Jan 14 11:00:00 2017</text:p>
          </table:table-cell>
          <table:table-cell office:value-type="float" office:value="160.5">
            <text:p>160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7-01-14T13:00:00">
            <text:p>Sat Jan 14 13:00:00 2017</text:p>
          </table:table-cell>
          <table:table-cell office:value-type="float" office:value="94.0">
            <text:p>94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7-01-14T14:00:00">
            <text:p>Sat Jan 14 14:00:00 2017</text:p>
          </table:table-cell>
          <table:table-cell office:value-type="float" office:value="91.0">
            <text:p>91.0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17-01-14T15:00:00">
            <text:p>Sat Jan 14 15:00:00 2017</text:p>
          </table:table-cell>
          <table:table-cell office:value-type="float" office:value="87.0">
            <text:p>87.0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17-01-15T08:00:00">
            <text:p>Sun Jan 15 08:00:00 2017</text:p>
          </table:table-cell>
          <table:table-cell office:value-type="float" office:value="127.6667">
            <text:p>127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7-01-15T09:00:00">
            <text:p>Sun Jan 15 09:00:00 2017</text:p>
          </table:table-cell>
          <table:table-cell office:value-type="float" office:value="116.1667">
            <text:p>116.1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7-01-15T10:00:00">
            <text:p>Sun Jan 15 10:00:00 2017</text:p>
          </table:table-cell>
          <table:table-cell office:value-type="float" office:value="146.3333">
            <text:p>146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7-01-15T11:00:00">
            <text:p>Sun Jan 15 11:00:00 2017</text:p>
          </table:table-cell>
          <table:table-cell office:value-type="float" office:value="113.8333">
            <text:p>113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7-01-15T12:00:00">
            <text:p>Sun Jan 15 12:00:00 2017</text:p>
          </table:table-cell>
          <table:table-cell office:value-type="float" office:value="102.6667">
            <text:p>102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7-01-15T14:00:00">
            <text:p>Sun Jan 15 14:00:00 2017</text:p>
          </table:table-cell>
          <table:table-cell office:value-type="float" office:value="104.1667">
            <text:p>104.1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7-01-15T15:00:00">
            <text:p>Sun Jan 15 15:00:00 2017</text:p>
          </table:table-cell>
          <table:table-cell office:value-type="float" office:value="133.1667">
            <text:p>133.1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17-01-15T16:00:00">
            <text:p>Sun Jan 15 16:00:00 2017</text:p>
          </table:table-cell>
          <table:table-cell office:value-type="float" office:value="109.3333">
            <text:p>109.3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17-01-15T18:00:00">
            <text:p>Sun Jan 15 18:00:00 2017</text:p>
          </table:table-cell>
          <table:table-cell office:value-type="float" office:value="103.5">
            <text:p>103.5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7-01-16T07:00:00">
            <text:p>Mon Jan 16 07:00:00 2017</text:p>
          </table:table-cell>
          <table:table-cell office:value-type="float" office:value="216.8333">
            <text:p>216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7-01-16T08:00:00">
            <text:p>Mon Jan 16 08:00:00 2017</text:p>
          </table:table-cell>
          <table:table-cell office:value-type="float" office:value="126.3333">
            <text:p>126.3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7-01-16T09:00:00">
            <text:p>Mon Jan 16 09:00:00 2017</text:p>
          </table:table-cell>
          <table:table-cell office:value-type="float" office:value="103.5">
            <text:p>103.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7-01-16T10:00:00">
            <text:p>Mon Jan 16 10:00:00 2017</text:p>
          </table:table-cell>
          <table:table-cell office:value-type="float" office:value="97.8333">
            <text:p>97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7-01-16T13:00:00">
            <text:p>Mon Jan 16 13:00:00 2017</text:p>
          </table:table-cell>
          <table:table-cell office:value-type="float" office:value="103.6667">
            <text:p>103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7-01-16T15:00:00">
            <text:p>Mon Jan 16 15:00:00 2017</text:p>
          </table:table-cell>
          <table:table-cell office:value-type="float" office:value="180.5">
            <text:p>180.5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7-01-17T07:00:00">
            <text:p>Tue Jan 17 07:00:00 2017</text:p>
          </table:table-cell>
          <table:table-cell office:value-type="float" office:value="197.0">
            <text:p>197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7-01-17T08:00:00">
            <text:p>Tue Jan 17 08:00:00 2017</text:p>
          </table:table-cell>
          <table:table-cell office:value-type="float" office:value="144.6667">
            <text:p>144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7-01-17T09:00:00">
            <text:p>Tue Jan 17 09:00:00 2017</text:p>
          </table:table-cell>
          <table:table-cell office:value-type="float" office:value="134.8333">
            <text:p>134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7-01-17T10:00:00">
            <text:p>Tue Jan 17 10:00:00 2017</text:p>
          </table:table-cell>
          <table:table-cell office:value-type="float" office:value="106.6667">
            <text:p>106.6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7-01-17T11:00:00">
            <text:p>Tue Jan 17 11:00:00 2017</text:p>
          </table:table-cell>
          <table:table-cell office:value-type="float" office:value="140.1667">
            <text:p>140.1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7-01-17T12:00:00">
            <text:p>Tue Jan 17 12:00:00 2017</text:p>
          </table:table-cell>
          <table:table-cell office:value-type="float" office:value="119.0">
            <text:p>119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7-01-17T13:00:00">
            <text:p>Tue Jan 17 13:00:00 2017</text:p>
          </table:table-cell>
          <table:table-cell office:value-type="float" office:value="148.3333">
            <text:p>148.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7-01-19T17:00:00">
            <text:p>Thu Jan 19 17:00:00 2017</text:p>
          </table:table-cell>
          <table:table-cell office:value-type="float" office:value="232.1667">
            <text:p>232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7-01-19T20:00:00">
            <text:p>Thu Jan 19 20:00:00 2017</text:p>
          </table:table-cell>
          <table:table-cell office:value-type="float" office:value="206.6667">
            <text:p>206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7-01-19T21:00:00">
            <text:p>Thu Jan 19 21:00:00 2017</text:p>
          </table:table-cell>
          <table:table-cell office:value-type="float" office:value="302.1667">
            <text:p>302.1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7-01-19T22:00:00">
            <text:p>Thu Jan 19 22:00:00 2017</text:p>
          </table:table-cell>
          <table:table-cell office:value-type="float" office:value="298.0">
            <text:p>298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7-01-19T23:00:00">
            <text:p>Thu Jan 19 23:00:00 2017</text:p>
          </table:table-cell>
          <table:table-cell office:value-type="float" office:value="306.8333">
            <text:p>306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7-01-20T00:00:00">
            <text:p>Fri Jan 20 00:00:00 2017</text:p>
          </table:table-cell>
          <table:table-cell office:value-type="float" office:value="265.5">
            <text:p>265.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7-01-20T10:00:00">
            <text:p>Fri Jan 20 10:00:00 2017</text:p>
          </table:table-cell>
          <table:table-cell office:value-type="float" office:value="208.6667">
            <text:p>208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7-01-20T11:00:00">
            <text:p>Fri Jan 20 11:00:00 2017</text:p>
          </table:table-cell>
          <table:table-cell office:value-type="float" office:value="159.0">
            <text:p>159.0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7-01-20T12:00:00">
            <text:p>Fri Jan 20 12:00:00 2017</text:p>
          </table:table-cell>
          <table:table-cell office:value-type="float" office:value="122.8333">
            <text:p>122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7-01-20T13:00:00">
            <text:p>Fri Jan 20 13:00:00 2017</text:p>
          </table:table-cell>
          <table:table-cell office:value-type="float" office:value="100.3333">
            <text:p>100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7-01-20T14:00:00">
            <text:p>Fri Jan 20 14:00:00 2017</text:p>
          </table:table-cell>
          <table:table-cell office:value-type="float" office:value="139.6667">
            <text:p>139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7-01-20T15:00:00">
            <text:p>Fri Jan 20 15:00:00 2017</text:p>
          </table:table-cell>
          <table:table-cell office:value-type="float" office:value="98.3333">
            <text:p>98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7-01-20T19:00:00">
            <text:p>Fri Jan 20 19:00:00 2017</text:p>
          </table:table-cell>
          <table:table-cell office:value-type="float" office:value="233.6667">
            <text:p>233.6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7-01-20T20:00:00">
            <text:p>Fri Jan 20 20:00:00 2017</text:p>
          </table:table-cell>
          <table:table-cell office:value-type="float" office:value="102.6667">
            <text:p>102.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7-01-20T21:00:00">
            <text:p>Fri Jan 20 21:00:00 2017</text:p>
          </table:table-cell>
          <table:table-cell office:value-type="float" office:value="193.8333">
            <text:p>193.8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7-01-20T22:00:00">
            <text:p>Fri Jan 20 22:00:00 2017</text:p>
          </table:table-cell>
          <table:table-cell office:value-type="float" office:value="180.1667">
            <text:p>180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01-20T23:00:00">
            <text:p>Fri Jan 20 23:00:00 2017</text:p>
          </table:table-cell>
          <table:table-cell office:value-type="float" office:value="224.6667">
            <text:p>224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01-21T00:00:00">
            <text:p>Sat Jan 21 00:00:00 2017</text:p>
          </table:table-cell>
          <table:table-cell office:value-type="float" office:value="137.3333">
            <text:p>137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7-01-21T07:00:00">
            <text:p>Sat Jan 21 07:00:00 2017</text:p>
          </table:table-cell>
          <table:table-cell office:value-type="float" office:value="121.3333">
            <text:p>121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7-01-21T09:00:00">
            <text:p>Sat Jan 21 09:00:00 2017</text:p>
          </table:table-cell>
          <table:table-cell office:value-type="float" office:value="200.8333">
            <text:p>200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7-01-21T10:00:00">
            <text:p>Sat Jan 21 10:00:00 2017</text:p>
          </table:table-cell>
          <table:table-cell office:value-type="float" office:value="126.6667">
            <text:p>126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7-01-23T13:00:00">
            <text:p>Mon Jan 23 13:00:00 2017</text:p>
          </table:table-cell>
          <table:table-cell office:value-type="float" office:value="177.5">
            <text:p>177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7-01-23T15:00:00">
            <text:p>Mon Jan 23 15:00:00 2017</text:p>
          </table:table-cell>
          <table:table-cell office:value-type="float" office:value="199.1667">
            <text:p>199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7-01-23T20:00:00">
            <text:p>Mon Jan 23 20:00:00 2017</text:p>
          </table:table-cell>
          <table:table-cell office:value-type="float" office:value="187.0">
            <text:p>187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7-01-24T00:00:00">
            <text:p>Tue Jan 24 00:00:00 2017</text:p>
          </table:table-cell>
          <table:table-cell office:value-type="float" office:value="142.1667">
            <text:p>142.1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7-01-24T05:00:00">
            <text:p>Tue Jan 24 05:00:00 2017</text:p>
          </table:table-cell>
          <table:table-cell office:value-type="float" office:value="210.1667">
            <text:p>210.1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7-01-24T07:00:00">
            <text:p>Tue Jan 24 07:00:00 2017</text:p>
          </table:table-cell>
          <table:table-cell office:value-type="float" office:value="211.1667">
            <text:p>211.1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7-01-24T08:00:00">
            <text:p>Tue Jan 24 08:00:00 2017</text:p>
          </table:table-cell>
          <table:table-cell office:value-type="float" office:value="149.3333">
            <text:p>149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7-01-24T09:00:00">
            <text:p>Tue Jan 24 09:00:00 2017</text:p>
          </table:table-cell>
          <table:table-cell office:value-type="float" office:value="220.5">
            <text:p>220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7-01-24T10:00:00">
            <text:p>Tue Jan 24 10:00:00 2017</text:p>
          </table:table-cell>
          <table:table-cell office:value-type="float" office:value="137.0">
            <text:p>137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7-01-24T11:00:00">
            <text:p>Tue Jan 24 11:00:00 2017</text:p>
          </table:table-cell>
          <table:table-cell office:value-type="float" office:value="92.5">
            <text:p>92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7-01-24T12:00:00">
            <text:p>Tue Jan 24 12:00:00 2017</text:p>
          </table:table-cell>
          <table:table-cell office:value-type="float" office:value="106.0">
            <text:p>106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7-01-24T13:00:00">
            <text:p>Tue Jan 24 13:00:00 2017</text:p>
          </table:table-cell>
          <table:table-cell office:value-type="float" office:value="107.3333">
            <text:p>107.3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7-01-25T08:00:00">
            <text:p>Wed Jan 25 08:00:00 2017</text:p>
          </table:table-cell>
          <table:table-cell office:value-type="float" office:value="187.1667">
            <text:p>187.1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7-01-25T09:00:00">
            <text:p>Wed Jan 25 09:00:00 2017</text:p>
          </table:table-cell>
          <table:table-cell office:value-type="float" office:value="189.1667">
            <text:p>189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7-01-25T10:00:00">
            <text:p>Wed Jan 25 10:00:00 2017</text:p>
          </table:table-cell>
          <table:table-cell office:value-type="float" office:value="92.0">
            <text:p>92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7-01-25T11:00:00">
            <text:p>Wed Jan 25 11:00:00 2017</text:p>
          </table:table-cell>
          <table:table-cell office:value-type="float" office:value="121.5">
            <text:p>121.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7-01-25T12:00:00">
            <text:p>Wed Jan 25 12:00:00 2017</text:p>
          </table:table-cell>
          <table:table-cell office:value-type="float" office:value="113.3333">
            <text:p>113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7-01-25T14:00:00">
            <text:p>Wed Jan 25 14:00:00 2017</text:p>
          </table:table-cell>
          <table:table-cell office:value-type="float" office:value="117.8333">
            <text:p>117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7-01-25T15:00:00">
            <text:p>Wed Jan 25 15:00:00 2017</text:p>
          </table:table-cell>
          <table:table-cell office:value-type="float" office:value="111.5">
            <text:p>111.5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7-01-26T07:00:00">
            <text:p>Thu Jan 26 07:00:00 2017</text:p>
          </table:table-cell>
          <table:table-cell office:value-type="float" office:value="169.5">
            <text:p>169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7-01-26T08:00:00">
            <text:p>Thu Jan 26 08:00:00 2017</text:p>
          </table:table-cell>
          <table:table-cell office:value-type="float" office:value="123.3333">
            <text:p>123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7-01-26T09:00:00">
            <text:p>Thu Jan 26 09:00:00 2017</text:p>
          </table:table-cell>
          <table:table-cell office:value-type="float" office:value="125.0">
            <text:p>125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7-01-26T10:00:00">
            <text:p>Thu Jan 26 10:00:00 2017</text:p>
          </table:table-cell>
          <table:table-cell office:value-type="float" office:value="118.1667">
            <text:p>118.1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7-01-26T11:00:00">
            <text:p>Thu Jan 26 11:00:00 2017</text:p>
          </table:table-cell>
          <table:table-cell office:value-type="float" office:value="121.8333">
            <text:p>121.8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7-01-26T12:00:00">
            <text:p>Thu Jan 26 12:00:00 2017</text:p>
          </table:table-cell>
          <table:table-cell office:value-type="float" office:value="109.3333">
            <text:p>109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7-01-26T13:00:00">
            <text:p>Thu Jan 26 13:00:00 2017</text:p>
          </table:table-cell>
          <table:table-cell office:value-type="float" office:value="96.6667">
            <text:p>96.6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7-01-26T16:00:00">
            <text:p>Thu Jan 26 16:00:00 2017</text:p>
          </table:table-cell>
          <table:table-cell office:value-type="float" office:value="110.5">
            <text:p>110.5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17-01-29T08:00:00">
            <text:p>Sun Jan 29 08:00:00 2017</text:p>
          </table:table-cell>
          <table:table-cell office:value-type="float" office:value="189.0">
            <text:p>189.0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7-01-29T09:00:00">
            <text:p>Sun Jan 29 09:00:00 2017</text:p>
          </table:table-cell>
          <table:table-cell office:value-type="float" office:value="128.6667">
            <text:p>128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7-01-29T10:00:00">
            <text:p>Sun Jan 29 10:00:00 2017</text:p>
          </table:table-cell>
          <table:table-cell office:value-type="float" office:value="117.1667">
            <text:p>117.1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7-01-30T10:00:00">
            <text:p>Mon Jan 30 10:00:00 2017</text:p>
          </table:table-cell>
          <table:table-cell office:value-type="float" office:value="111.3333">
            <text:p>111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7-01-30T11:00:00">
            <text:p>Mon Jan 30 11:00:00 2017</text:p>
          </table:table-cell>
          <table:table-cell office:value-type="float" office:value="89.1667">
            <text:p>89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7-01-31T08:00:00">
            <text:p>Tue Jan 31 08:00:00 2017</text:p>
          </table:table-cell>
          <table:table-cell office:value-type="float" office:value="155.0">
            <text:p>155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7-01-31T09:00:00">
            <text:p>Tue Jan 31 09:00:00 2017</text:p>
          </table:table-cell>
          <table:table-cell office:value-type="float" office:value="144.0">
            <text:p>144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01-31T10:00:00">
            <text:p>Tue Jan 31 10:00:00 2017</text:p>
          </table:table-cell>
          <table:table-cell office:value-type="float" office:value="129.6667">
            <text:p>129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01-31T11:00:00">
            <text:p>Tue Jan 31 11:00:00 2017</text:p>
          </table:table-cell>
          <table:table-cell office:value-type="float" office:value="151.1667">
            <text:p>151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7-01-31T13:00:00">
            <text:p>Tue Jan 31 13:00:00 2017</text:p>
          </table:table-cell>
          <table:table-cell office:value-type="float" office:value="171.5">
            <text:p>171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7-02-01T13:00:00">
            <text:p>Wed Feb  1 13:00:00 2017</text:p>
          </table:table-cell>
          <table:table-cell office:value-type="float" office:value="151.0">
            <text:p>151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7-02-02T08:00:00">
            <text:p>Thu Feb  2 08:00:00 2017</text:p>
          </table:table-cell>
          <table:table-cell office:value-type="float" office:value="218.3333">
            <text:p>218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7-02-02T09:00:00">
            <text:p>Thu Feb  2 09:00:00 2017</text:p>
          </table:table-cell>
          <table:table-cell office:value-type="float" office:value="160.3333">
            <text:p>160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7-02-02T10:00:00">
            <text:p>Thu Feb  2 10:00:00 2017</text:p>
          </table:table-cell>
          <table:table-cell office:value-type="float" office:value="152.6667">
            <text:p>152.6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7-02-06T20:00:00">
            <text:p>Mon Feb  6 20:00:00 2017</text:p>
          </table:table-cell>
          <table:table-cell office:value-type="float" office:value="238.3333">
            <text:p>238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7-02-06T21:00:00">
            <text:p>Mon Feb  6 21:00:00 2017</text:p>
          </table:table-cell>
          <table:table-cell office:value-type="float" office:value="192.3333">
            <text:p>192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7-02-06T22:00:00">
            <text:p>Mon Feb  6 22:00:00 2017</text:p>
          </table:table-cell>
          <table:table-cell office:value-type="float" office:value="209.5">
            <text:p>209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02-06T23:00:00">
            <text:p>Mon Feb  6 23:00:00 2017</text:p>
          </table:table-cell>
          <table:table-cell office:value-type="float" office:value="180.0">
            <text:p>180.0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7-02-07T08:00:00">
            <text:p>Tue Feb  7 08:00:00 2017</text:p>
          </table:table-cell>
          <table:table-cell office:value-type="float" office:value="211.1667">
            <text:p>211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7-02-07T09:00:00">
            <text:p>Tue Feb  7 09:00:00 2017</text:p>
          </table:table-cell>
          <table:table-cell office:value-type="float" office:value="159.8333">
            <text:p>159.8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02-09T09:00:00">
            <text:p>Thu Feb  9 09:00:00 2017</text:p>
          </table:table-cell>
          <table:table-cell office:value-type="float" office:value="105.5">
            <text:p>105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7-02-09T10:00:00">
            <text:p>Thu Feb  9 10:00:00 2017</text:p>
          </table:table-cell>
          <table:table-cell office:value-type="float" office:value="88.6667">
            <text:p>88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7-02-09T11:00:00">
            <text:p>Thu Feb  9 11:00:00 2017</text:p>
          </table:table-cell>
          <table:table-cell office:value-type="float" office:value="96.5">
            <text:p>96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7-02-09T12:00:00">
            <text:p>Thu Feb  9 12:00:00 2017</text:p>
          </table:table-cell>
          <table:table-cell office:value-type="float" office:value="86.1667">
            <text:p>86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7-02-10T08:00:00">
            <text:p>Fri Feb 10 08:00:00 2017</text:p>
          </table:table-cell>
          <table:table-cell office:value-type="float" office:value="224.6667">
            <text:p>224.6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7-02-12T00:00:00">
            <text:p>Sun Feb 12 00:00:00 2017</text:p>
          </table:table-cell>
          <table:table-cell office:value-type="float" office:value="201.0">
            <text:p>201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7-02-16T23:00:00">
            <text:p>Thu Feb 16 23:00:00 2017</text:p>
          </table:table-cell>
          <table:table-cell office:value-type="float" office:value="193.1667">
            <text:p>193.1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02-17T11:00:00">
            <text:p>Fri Feb 17 11:00:00 2017</text:p>
          </table:table-cell>
          <table:table-cell office:value-type="float" office:value="105.1667">
            <text:p>105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7-02-19T12:00:00">
            <text:p>Sun Feb 19 12:00:00 2017</text:p>
          </table:table-cell>
          <table:table-cell office:value-type="float" office:value="163.8333">
            <text:p>163.8333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17-02-24T09:00:00">
            <text:p>Fri Feb 24 09:00:00 2017</text:p>
          </table:table-cell>
          <table:table-cell office:value-type="float" office:value="133.0">
            <text:p>133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7-02-25T07:00:00">
            <text:p>Sat Feb 25 07:00:00 2017</text:p>
          </table:table-cell>
          <table:table-cell office:value-type="float" office:value="219.0">
            <text:p>219.0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7-02-25T11:00:00">
            <text:p>Sat Feb 25 11:00:00 2017</text:p>
          </table:table-cell>
          <table:table-cell office:value-type="float" office:value="129.1667">
            <text:p>129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7-02-26T09:00:00">
            <text:p>Sun Feb 26 09:00:00 2017</text:p>
          </table:table-cell>
          <table:table-cell office:value-type="float" office:value="191.6667">
            <text:p>191.6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7-02-26T10:00:00">
            <text:p>Sun Feb 26 10:00:00 2017</text:p>
          </table:table-cell>
          <table:table-cell office:value-type="float" office:value="141.6667">
            <text:p>141.6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7-02-26T13:00:00">
            <text:p>Sun Feb 26 13:00:00 2017</text:p>
          </table:table-cell>
          <table:table-cell office:value-type="float" office:value="151.6667">
            <text:p>151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7-03-01T02:00:00">
            <text:p>Wed Mar  1 02:00:00 2017</text:p>
          </table:table-cell>
          <table:table-cell office:value-type="float" office:value="129.5">
            <text:p>129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7-03-01T08:00:00">
            <text:p>Wed Mar  1 08:00:00 2017</text:p>
          </table:table-cell>
          <table:table-cell office:value-type="float" office:value="186.1667">
            <text:p>186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7-03-01T09:00:00">
            <text:p>Wed Mar  1 09:00:00 2017</text:p>
          </table:table-cell>
          <table:table-cell office:value-type="float" office:value="123.5">
            <text:p>123.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7-03-01T10:00:00">
            <text:p>Wed Mar  1 10:00:00 2017</text:p>
          </table:table-cell>
          <table:table-cell office:value-type="float" office:value="128.3333">
            <text:p>128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7-03-01T11:00:00">
            <text:p>Wed Mar  1 11:00:00 2017</text:p>
          </table:table-cell>
          <table:table-cell office:value-type="float" office:value="107.1667">
            <text:p>107.1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7-03-01T12:00:00">
            <text:p>Wed Mar  1 12:00:00 2017</text:p>
          </table:table-cell>
          <table:table-cell office:value-type="float" office:value="134.1667">
            <text:p>134.1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7-03-01T13:00:00">
            <text:p>Wed Mar  1 13:00:00 2017</text:p>
          </table:table-cell>
          <table:table-cell office:value-type="float" office:value="126.3333">
            <text:p>126.3333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7-03-02T08:00:00">
            <text:p>Thu Mar  2 08:00:00 2017</text:p>
          </table:table-cell>
          <table:table-cell office:value-type="float" office:value="211.0">
            <text:p>211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03-02T09:00:00">
            <text:p>Thu Mar  2 09:00:00 2017</text:p>
          </table:table-cell>
          <table:table-cell office:value-type="float" office:value="170.5">
            <text:p>170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7-03-02T10:00:00">
            <text:p>Thu Mar  2 10:00:00 2017</text:p>
          </table:table-cell>
          <table:table-cell office:value-type="float" office:value="95.3333">
            <text:p>95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7-03-02T11:00:00">
            <text:p>Thu Mar  2 11:00:00 2017</text:p>
          </table:table-cell>
          <table:table-cell office:value-type="float" office:value="98.1667">
            <text:p>98.1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7-03-02T12:00:00">
            <text:p>Thu Mar  2 12:00:00 2017</text:p>
          </table:table-cell>
          <table:table-cell office:value-type="float" office:value="102.5">
            <text:p>102.5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7-03-03T09:00:00">
            <text:p>Fri Mar  3 09:00:00 2017</text:p>
          </table:table-cell>
          <table:table-cell office:value-type="float" office:value="222.1667">
            <text:p>222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7-03-06T04:00:00">
            <text:p>Mon Mar  6 04:00:00 2017</text:p>
          </table:table-cell>
          <table:table-cell office:value-type="float" office:value="223.8333">
            <text:p>223.8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7-03-06T05:00:00">
            <text:p>Mon Mar  6 05:00:00 2017</text:p>
          </table:table-cell>
          <table:table-cell office:value-type="float" office:value="241.3333">
            <text:p>241.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7-03-06T08:00:00">
            <text:p>Mon Mar  6 08:00:00 2017</text:p>
          </table:table-cell>
          <table:table-cell office:value-type="float" office:value="213.0">
            <text:p>213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7-03-06T09:00:00">
            <text:p>Mon Mar  6 09:00:00 2017</text:p>
          </table:table-cell>
          <table:table-cell office:value-type="float" office:value="213.5">
            <text:p>213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7-03-06T20:00:00">
            <text:p>Mon Mar  6 20:00:00 2017</text:p>
          </table:table-cell>
          <table:table-cell office:value-type="float" office:value="186.8333">
            <text:p>186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7-03-07T09:00:00">
            <text:p>Tue Mar  7 09:00:00 2017</text:p>
          </table:table-cell>
          <table:table-cell office:value-type="float" office:value="120.8333">
            <text:p>120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7-03-07T10:00:00">
            <text:p>Tue Mar  7 10:00:00 2017</text:p>
          </table:table-cell>
          <table:table-cell office:value-type="float" office:value="197.3333">
            <text:p>197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7-03-07T11:00:00">
            <text:p>Tue Mar  7 11:00:00 2017</text:p>
          </table:table-cell>
          <table:table-cell office:value-type="float" office:value="249.8333">
            <text:p>249.8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7-03-07T12:00:00">
            <text:p>Tue Mar  7 12:00:00 2017</text:p>
          </table:table-cell>
          <table:table-cell office:value-type="float" office:value="188.8333">
            <text:p>188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7-03-07T13:00:00">
            <text:p>Tue Mar  7 13:00:00 2017</text:p>
          </table:table-cell>
          <table:table-cell office:value-type="float" office:value="187.0">
            <text:p>187.0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7-03-07T14:00:00">
            <text:p>Tue Mar  7 14:00:00 2017</text:p>
          </table:table-cell>
          <table:table-cell office:value-type="float" office:value="132.0">
            <text:p>132.0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7-03-07T15:00:00">
            <text:p>Tue Mar  7 15:00:00 2017</text:p>
          </table:table-cell>
          <table:table-cell office:value-type="float" office:value="106.3333">
            <text:p>106.3333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17-03-07T16:00:00">
            <text:p>Tue Mar  7 16:00:00 2017</text:p>
          </table:table-cell>
          <table:table-cell office:value-type="float" office:value="121.0">
            <text:p>121.0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17-03-08T09:00:00">
            <text:p>Wed Mar  8 09:00:00 2017</text:p>
          </table:table-cell>
          <table:table-cell office:value-type="float" office:value="151.1667">
            <text:p>151.1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7-03-08T10:00:00">
            <text:p>Wed Mar  8 10:00:00 2017</text:p>
          </table:table-cell>
          <table:table-cell office:value-type="float" office:value="176.5">
            <text:p>176.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7-03-08T11:00:00">
            <text:p>Wed Mar  8 11:00:00 2017</text:p>
          </table:table-cell>
          <table:table-cell office:value-type="float" office:value="89.0">
            <text:p>89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7-03-08T12:00:00">
            <text:p>Wed Mar  8 12:00:00 2017</text:p>
          </table:table-cell>
          <table:table-cell office:value-type="float" office:value="103.1667">
            <text:p>103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7-03-08T13:00:00">
            <text:p>Wed Mar  8 13:00:00 2017</text:p>
          </table:table-cell>
          <table:table-cell office:value-type="float" office:value="136.6667">
            <text:p>136.6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17-03-08T14:00:00">
            <text:p>Wed Mar  8 14:00:00 2017</text:p>
          </table:table-cell>
          <table:table-cell office:value-type="float" office:value="134.6667">
            <text:p>134.6667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17-03-11T07:00:00">
            <text:p>Sat Mar 11 07:00:00 2017</text:p>
          </table:table-cell>
          <table:table-cell office:value-type="float" office:value="199.3333">
            <text:p>199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7-03-11T08:00:00">
            <text:p>Sat Mar 11 08:00:00 2017</text:p>
          </table:table-cell>
          <table:table-cell office:value-type="float" office:value="166.5">
            <text:p>166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7-03-11T09:00:00">
            <text:p>Sat Mar 11 09:00:00 2017</text:p>
          </table:table-cell>
          <table:table-cell office:value-type="float" office:value="156.0">
            <text:p>156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7-03-11T10:00:00">
            <text:p>Sat Mar 11 10:00:00 2017</text:p>
          </table:table-cell>
          <table:table-cell office:value-type="float" office:value="161.5">
            <text:p>161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7-03-11T11:00:00">
            <text:p>Sat Mar 11 11:00:00 2017</text:p>
          </table:table-cell>
          <table:table-cell office:value-type="float" office:value="140.1667">
            <text:p>140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7-03-11T12:00:00">
            <text:p>Sat Mar 11 12:00:00 2017</text:p>
          </table:table-cell>
          <table:table-cell office:value-type="float" office:value="180.3333">
            <text:p>180.3333</text:p>
          </table:table-cell>
          <table:table-cell office:value-type="float" office:value="102.3333">
            <text:p>102.3333</text:p>
          </table:table-cell>
        </table:table-row>
        <table:table-row>
          <table:table-cell table:style-name="pd1" office:value-type="date" office:date-value="2017-03-28T09:00:00">
            <text:p>Tue Mar 28 09:00:00 2017</text:p>
          </table:table-cell>
          <table:table-cell office:value-type="float" office:value="132.5">
            <text:p>132.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7-03-28T13:00:00">
            <text:p>Tue Mar 28 13:00:00 2017</text:p>
          </table:table-cell>
          <table:table-cell office:value-type="float" office:value="164.6667">
            <text:p>164.6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7-03-31T13:00:00">
            <text:p>Fri Mar 31 13:00:00 2017</text:p>
          </table:table-cell>
          <table:table-cell office:value-type="float" office:value="146.5">
            <text:p>146.5</text:p>
          </table:table-cell>
          <table:table-cell office:value-type="float" office:value="102.3333">
            <text:p>102.3333</text:p>
          </table:table-cell>
        </table:table-row>
        <table:table-row>
          <table:table-cell table:style-name="pd1" office:value-type="date" office:date-value="2017-04-06T11:00:00">
            <text:p>Thu Apr  6 11:00:00 2017</text:p>
          </table:table-cell>
          <table:table-cell office:value-type="float" office:value="97.6667">
            <text:p>97.6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7-04-06T12:00:00">
            <text:p>Thu Apr  6 12:00:00 2017</text:p>
          </table:table-cell>
          <table:table-cell office:value-type="float" office:value="151.8333">
            <text:p>151.8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17-05-26T17:00:00">
            <text:p>Fri May 26 17:00:00 2017</text:p>
          </table:table-cell>
          <table:table-cell office:value-type="float" office:value="276.1667">
            <text:p>276.1667</text:p>
          </table:table-cell>
          <table:table-cell office:value-type="float" office:value="111.6667">
            <text:p>111.6667</text:p>
          </table:table-cell>
        </table:table-row>
        <table:table-row>
          <table:table-cell table:style-name="pd1" office:value-type="date" office:date-value="2017-05-30T16:00:00">
            <text:p>Tue May 30 16:00:00 2017</text:p>
          </table:table-cell>
          <table:table-cell office:value-type="float" office:value="215.8333">
            <text:p>215.8333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17-06-07T16:00:00">
            <text:p>Wed Jun  7 16:00:00 2017</text:p>
          </table:table-cell>
          <table:table-cell office:value-type="float" office:value="142.3333">
            <text:p>142.3333</text:p>
          </table:table-cell>
          <table:table-cell office:value-type="float" office:value="138.3333">
            <text:p>138.3333</text:p>
          </table:table-cell>
        </table:table-row>
        <table:table-row>
          <table:table-cell table:style-name="pd1" office:value-type="date" office:date-value="2017-07-01T12:00:00">
            <text:p>Sat Jul  1 12:00:00 2017</text:p>
          </table:table-cell>
          <table:table-cell office:value-type="float" office:value="144.6667">
            <text:p>144.6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7-07-06T14:00:00">
            <text:p>Thu Jul  6 14:00:00 2017</text:p>
          </table:table-cell>
          <table:table-cell office:value-type="float" office:value="281.0">
            <text:p>281.0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7-07-06T15:00:00">
            <text:p>Thu Jul  6 15:00:00 2017</text:p>
          </table:table-cell>
          <table:table-cell office:value-type="float" office:value="291.8333">
            <text:p>291.8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7-07-06T16:00:00">
            <text:p>Thu Jul  6 16:00:00 2017</text:p>
          </table:table-cell>
          <table:table-cell office:value-type="float" office:value="301.5">
            <text:p>301.5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7-07-06T17:00:00">
            <text:p>Thu Jul  6 17:00:00 2017</text:p>
          </table:table-cell>
          <table:table-cell office:value-type="float" office:value="283.3333">
            <text:p>283.3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7-07-06T18:00:00">
            <text:p>Thu Jul  6 18:00:00 2017</text:p>
          </table:table-cell>
          <table:table-cell office:value-type="float" office:value="289.8333">
            <text:p>289.8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7-07-08T15:00:00">
            <text:p>Sat Jul  8 15:00:00 2017</text:p>
          </table:table-cell>
          <table:table-cell office:value-type="float" office:value="303.1667">
            <text:p>303.1667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17-07-08T17:00:00">
            <text:p>Sat Jul  8 17:00:00 2017</text:p>
          </table:table-cell>
          <table:table-cell office:value-type="float" office:value="296.3333">
            <text:p>296.3333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17-07-14T18:00:00">
            <text:p>Fri Jul 14 18:00:00 2017</text:p>
          </table:table-cell>
          <table:table-cell office:value-type="float" office:value="283.1667">
            <text:p>283.1667</text:p>
          </table:table-cell>
          <table:table-cell office:value-type="float" office:value="116.0">
            <text:p>116.0</text:p>
          </table:table-cell>
        </table:table-row>
        <table:table-row>
          <table:table-cell table:style-name="pd1" office:value-type="date" office:date-value="2017-07-20T12:00:00">
            <text:p>Thu Jul 20 12:00:00 2017</text:p>
          </table:table-cell>
          <table:table-cell office:value-type="float" office:value="182.0">
            <text:p>182.0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7-09-13T10:00:00">
            <text:p>Wed Sep 13 10:00:00 2017</text:p>
          </table:table-cell>
          <table:table-cell office:value-type="float" office:value="182.3333">
            <text:p>182.3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7-09-19T09:00:00">
            <text:p>Tue Sep 19 09:00:00 2017</text:p>
          </table:table-cell>
          <table:table-cell office:value-type="float" office:value="188.3333">
            <text:p>188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7-09-27T10:00:00">
            <text:p>Wed Sep 27 10:00:00 2017</text:p>
          </table:table-cell>
          <table:table-cell office:value-type="float" office:value="135.8333">
            <text:p>135.8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7-09-27T11:00:00">
            <text:p>Wed Sep 27 11:00:00 2017</text:p>
          </table:table-cell>
          <table:table-cell office:value-type="float" office:value="172.1667">
            <text:p>172.1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7-10-02T21:00:00">
            <text:p>Mon Oct  2 21:00:00 2017</text:p>
          </table:table-cell>
          <table:table-cell office:value-type="float" office:value="246.1667">
            <text:p>246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0-03T23:00:00">
            <text:p>Tue Oct  3 23:00:00 2017</text:p>
          </table:table-cell>
          <table:table-cell office:value-type="float" office:value="130.6667">
            <text:p>130.6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7-10-04T09:00:00">
            <text:p>Wed Oct  4 09:00:00 2017</text:p>
          </table:table-cell>
          <table:table-cell office:value-type="float" office:value="226.0">
            <text:p>226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7-10-04T10:00:00">
            <text:p>Wed Oct  4 10:00:00 2017</text:p>
          </table:table-cell>
          <table:table-cell office:value-type="float" office:value="124.8333">
            <text:p>124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7-10-06T07:00:00">
            <text:p>Fri Oct  6 07:00:00 2017</text:p>
          </table:table-cell>
          <table:table-cell office:value-type="float" office:value="203.1667">
            <text:p>203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7-10-06T08:00:00">
            <text:p>Fri Oct  6 08:00:00 2017</text:p>
          </table:table-cell>
          <table:table-cell office:value-type="float" office:value="156.3333">
            <text:p>156.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7-10-06T09:00:00">
            <text:p>Fri Oct  6 09:00:00 2017</text:p>
          </table:table-cell>
          <table:table-cell office:value-type="float" office:value="155.0">
            <text:p>155.0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10-06T10:00:00">
            <text:p>Fri Oct  6 10:00:00 2017</text:p>
          </table:table-cell>
          <table:table-cell office:value-type="float" office:value="92.3333">
            <text:p>92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7-10-06T11:00:00">
            <text:p>Fri Oct  6 11:00:00 2017</text:p>
          </table:table-cell>
          <table:table-cell office:value-type="float" office:value="94.0">
            <text:p>94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7-10-07T07:00:00">
            <text:p>Sat Oct  7 07:00:00 2017</text:p>
          </table:table-cell>
          <table:table-cell office:value-type="float" office:value="247.6667">
            <text:p>247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7-10-07T10:00:00">
            <text:p>Sat Oct  7 10:00:00 2017</text:p>
          </table:table-cell>
          <table:table-cell office:value-type="float" office:value="116.1667">
            <text:p>116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7-10-07T11:00:00">
            <text:p>Sat Oct  7 11:00:00 2017</text:p>
          </table:table-cell>
          <table:table-cell office:value-type="float" office:value="87.0">
            <text:p>87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7-10-09T09:00:00">
            <text:p>Mon Oct  9 09:00:00 2017</text:p>
          </table:table-cell>
          <table:table-cell office:value-type="float" office:value="153.0">
            <text:p>153.0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7-10-09T10:00:00">
            <text:p>Mon Oct  9 10:00:00 2017</text:p>
          </table:table-cell>
          <table:table-cell office:value-type="float" office:value="85.5">
            <text:p>85.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7-10-09T15:00:00">
            <text:p>Mon Oct  9 15:00:00 2017</text:p>
          </table:table-cell>
          <table:table-cell office:value-type="float" office:value="224.5">
            <text:p>224.5</text:p>
          </table:table-cell>
          <table:table-cell office:value-type="float" office:value="112.6667">
            <text:p>112.6667</text:p>
          </table:table-cell>
        </table:table-row>
        <table:table-row>
          <table:table-cell table:style-name="pd1" office:value-type="date" office:date-value="2017-10-12T22:00:00">
            <text:p>Thu Oct 12 22:00:00 2017</text:p>
          </table:table-cell>
          <table:table-cell office:value-type="float" office:value="199.8333">
            <text:p>199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7-10-13T00:00:00">
            <text:p>Fri Oct 13 00:00:00 2017</text:p>
          </table:table-cell>
          <table:table-cell office:value-type="float" office:value="186.1667">
            <text:p>186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7-10-13T09:00:00">
            <text:p>Fri Oct 13 09:00:00 2017</text:p>
          </table:table-cell>
          <table:table-cell office:value-type="float" office:value="239.0">
            <text:p>239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7-10-13T10:00:00">
            <text:p>Fri Oct 13 10:00:00 2017</text:p>
          </table:table-cell>
          <table:table-cell office:value-type="float" office:value="236.0">
            <text:p>236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7-10-13T11:00:00">
            <text:p>Fri Oct 13 11:00:00 2017</text:p>
          </table:table-cell>
          <table:table-cell office:value-type="float" office:value="91.5">
            <text:p>91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7-10-14T08:00:00">
            <text:p>Sat Oct 14 08:00:00 2017</text:p>
          </table:table-cell>
          <table:table-cell office:value-type="float" office:value="225.6667">
            <text:p>225.6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7-10-14T09:00:00">
            <text:p>Sat Oct 14 09:00:00 2017</text:p>
          </table:table-cell>
          <table:table-cell office:value-type="float" office:value="183.6667">
            <text:p>183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7-10-14T10:00:00">
            <text:p>Sat Oct 14 10:00:00 2017</text:p>
          </table:table-cell>
          <table:table-cell office:value-type="float" office:value="126.5">
            <text:p>126.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7-10-14T11:00:00">
            <text:p>Sat Oct 14 11:00:00 2017</text:p>
          </table:table-cell>
          <table:table-cell office:value-type="float" office:value="158.3333">
            <text:p>158.3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7-10-17T10:00:00">
            <text:p>Tue Oct 17 10:00:00 2017</text:p>
          </table:table-cell>
          <table:table-cell office:value-type="float" office:value="203.0">
            <text:p>203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7-10-17T11:00:00">
            <text:p>Tue Oct 17 11:00:00 2017</text:p>
          </table:table-cell>
          <table:table-cell office:value-type="float" office:value="279.5">
            <text:p>279.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7-10-18T10:00:00">
            <text:p>Wed Oct 18 10:00:00 2017</text:p>
          </table:table-cell>
          <table:table-cell office:value-type="float" office:value="216.6667">
            <text:p>216.6667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7-10-18T11:00:00">
            <text:p>Wed Oct 18 11:00:00 2017</text:p>
          </table:table-cell>
          <table:table-cell office:value-type="float" office:value="177.6667">
            <text:p>177.6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7-10-18T12:00:00">
            <text:p>Wed Oct 18 12:00:00 2017</text:p>
          </table:table-cell>
          <table:table-cell office:value-type="float" office:value="134.0">
            <text:p>134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7-10-18T13:00:00">
            <text:p>Wed Oct 18 13:00:00 2017</text:p>
          </table:table-cell>
          <table:table-cell office:value-type="float" office:value="96.6667">
            <text:p>96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7-10-20T13:00:00">
            <text:p>Fri Oct 20 13:00:00 2017</text:p>
          </table:table-cell>
          <table:table-cell office:value-type="float" office:value="162.3333">
            <text:p>162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7-10-20T14:00:00">
            <text:p>Fri Oct 20 14:00:00 2017</text:p>
          </table:table-cell>
          <table:table-cell office:value-type="float" office:value="163.1667">
            <text:p>163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7-10-20T15:00:00">
            <text:p>Fri Oct 20 15:00:00 2017</text:p>
          </table:table-cell>
          <table:table-cell office:value-type="float" office:value="204.3333">
            <text:p>204.3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7-10-20T21:00:00">
            <text:p>Fri Oct 20 21:00:00 2017</text:p>
          </table:table-cell>
          <table:table-cell office:value-type="float" office:value="158.1667">
            <text:p>158.1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7-10-21T05:00:00">
            <text:p>Sat Oct 21 05:00:00 2017</text:p>
          </table:table-cell>
          <table:table-cell office:value-type="float" office:value="162.8333">
            <text:p>162.8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7-10-21T06:00:00">
            <text:p>Sat Oct 21 06:00:00 2017</text:p>
          </table:table-cell>
          <table:table-cell office:value-type="float" office:value="157.8333">
            <text:p>157.8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7-10-21T07:00:00">
            <text:p>Sat Oct 21 07:00:00 2017</text:p>
          </table:table-cell>
          <table:table-cell office:value-type="float" office:value="156.3333">
            <text:p>156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7-10-21T08:00:00">
            <text:p>Sat Oct 21 08:00:00 2017</text:p>
          </table:table-cell>
          <table:table-cell office:value-type="float" office:value="225.3333">
            <text:p>225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7-10-21T09:00:00">
            <text:p>Sat Oct 21 09:00:00 2017</text:p>
          </table:table-cell>
          <table:table-cell office:value-type="float" office:value="156.5">
            <text:p>156.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7-10-21T10:00:00">
            <text:p>Sat Oct 21 10:00:00 2017</text:p>
          </table:table-cell>
          <table:table-cell office:value-type="float" office:value="123.6667">
            <text:p>123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7-10-21T11:00:00">
            <text:p>Sat Oct 21 11:00:00 2017</text:p>
          </table:table-cell>
          <table:table-cell office:value-type="float" office:value="106.8333">
            <text:p>106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7-10-21T12:00:00">
            <text:p>Sat Oct 21 12:00:00 2017</text:p>
          </table:table-cell>
          <table:table-cell office:value-type="float" office:value="106.6667">
            <text:p>106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7-10-31T07:00:00">
            <text:p>Tue Oct 31 07:00:00 2017</text:p>
          </table:table-cell>
          <table:table-cell office:value-type="float" office:value="201.3333">
            <text:p>201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7-10-31T08:00:00">
            <text:p>Tue Oct 31 08:00:00 2017</text:p>
          </table:table-cell>
          <table:table-cell office:value-type="float" office:value="208.5">
            <text:p>208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7-10-31T09:00:00">
            <text:p>Tue Oct 31 09:00:00 2017</text:p>
          </table:table-cell>
          <table:table-cell office:value-type="float" office:value="170.5">
            <text:p>170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7-10-31T11:00:00">
            <text:p>Tue Oct 31 11:00:00 2017</text:p>
          </table:table-cell>
          <table:table-cell office:value-type="float" office:value="112.1667">
            <text:p>112.1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7-10-31T12:00:00">
            <text:p>Tue Oct 31 12:00:00 2017</text:p>
          </table:table-cell>
          <table:table-cell office:value-type="float" office:value="101.8333">
            <text:p>101.8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7-11-01T04:00:00">
            <text:p>Wed Nov  1 04:00:00 2017</text:p>
          </table:table-cell>
          <table:table-cell office:value-type="float" office:value="189.3333">
            <text:p>189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7-11-01T05:00:00">
            <text:p>Wed Nov  1 05:00:00 2017</text:p>
          </table:table-cell>
          <table:table-cell office:value-type="float" office:value="178.5">
            <text:p>178.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7-11-02T10:00:00">
            <text:p>Thu Nov  2 10:00:00 2017</text:p>
          </table:table-cell>
          <table:table-cell office:value-type="float" office:value="132.8333">
            <text:p>132.8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7-11-02T11:00:00">
            <text:p>Thu Nov  2 11:00:00 2017</text:p>
          </table:table-cell>
          <table:table-cell office:value-type="float" office:value="126.8333">
            <text:p>126.8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7-11-02T12:00:00">
            <text:p>Thu Nov  2 12:00:00 2017</text:p>
          </table:table-cell>
          <table:table-cell office:value-type="float" office:value="110.0">
            <text:p>110.0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7-11-03T04:00:00">
            <text:p>Fri Nov  3 04:00:00 2017</text:p>
          </table:table-cell>
          <table:table-cell office:value-type="float" office:value="290.5">
            <text:p>290.5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7-11-03T06:00:00">
            <text:p>Fri Nov  3 06:00:00 2017</text:p>
          </table:table-cell>
          <table:table-cell office:value-type="float" office:value="166.0">
            <text:p>166.0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7-11-03T13:00:00">
            <text:p>Fri Nov  3 13:00:00 2017</text:p>
          </table:table-cell>
          <table:table-cell office:value-type="float" office:value="200.3333">
            <text:p>200.3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7-11-03T14:00:00">
            <text:p>Fri Nov  3 14:00:00 2017</text:p>
          </table:table-cell>
          <table:table-cell office:value-type="float" office:value="185.8333">
            <text:p>185.8333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17-11-05T11:00:00">
            <text:p>Sun Nov  5 11:00:00 2017</text:p>
          </table:table-cell>
          <table:table-cell office:value-type="float" office:value="180.6667">
            <text:p>180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7-11-08T06:00:00">
            <text:p>Wed Nov  8 06:00:00 2017</text:p>
          </table:table-cell>
          <table:table-cell office:value-type="float" office:value="148.5">
            <text:p>148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7-11-08T09:00:00">
            <text:p>Wed Nov  8 09:00:00 2017</text:p>
          </table:table-cell>
          <table:table-cell office:value-type="float" office:value="253.6667">
            <text:p>253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7-11-08T10:00:00">
            <text:p>Wed Nov  8 10:00:00 2017</text:p>
          </table:table-cell>
          <table:table-cell office:value-type="float" office:value="199.6667">
            <text:p>199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7-11-08T12:00:00">
            <text:p>Wed Nov  8 12:00:00 2017</text:p>
          </table:table-cell>
          <table:table-cell office:value-type="float" office:value="102.6667">
            <text:p>102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7-11-09T10:00:00">
            <text:p>Thu Nov  9 10:00:00 2017</text:p>
          </table:table-cell>
          <table:table-cell office:value-type="float" office:value="182.8333">
            <text:p>182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7-11-09T11:00:00">
            <text:p>Thu Nov  9 11:00:00 2017</text:p>
          </table:table-cell>
          <table:table-cell office:value-type="float" office:value="134.8333">
            <text:p>134.8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7-11-11T05:00:00">
            <text:p>Sat Nov 11 05:00:00 2017</text:p>
          </table:table-cell>
          <table:table-cell office:value-type="float" office:value="196.3333">
            <text:p>196.3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7-11-11T06:00:00">
            <text:p>Sat Nov 11 06:00:00 2017</text:p>
          </table:table-cell>
          <table:table-cell office:value-type="float" office:value="191.3333">
            <text:p>191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7-11-11T08:00:00">
            <text:p>Sat Nov 11 08:00:00 2017</text:p>
          </table:table-cell>
          <table:table-cell office:value-type="float" office:value="225.3333">
            <text:p>225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7-11-11T09:00:00">
            <text:p>Sat Nov 11 09:00:00 2017</text:p>
          </table:table-cell>
          <table:table-cell office:value-type="float" office:value="221.0">
            <text:p>221.0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7-11-11T10:00:00">
            <text:p>Sat Nov 11 10:00:00 2017</text:p>
          </table:table-cell>
          <table:table-cell office:value-type="float" office:value="170.1667">
            <text:p>170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7-11-11T11:00:00">
            <text:p>Sat Nov 11 11:00:00 2017</text:p>
          </table:table-cell>
          <table:table-cell office:value-type="float" office:value="134.8333">
            <text:p>134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7-11-12T08:00:00">
            <text:p>Sun Nov 12 08:00:00 2017</text:p>
          </table:table-cell>
          <table:table-cell office:value-type="float" office:value="204.1667">
            <text:p>204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7-11-12T09:00:00">
            <text:p>Sun Nov 12 09:00:00 2017</text:p>
          </table:table-cell>
          <table:table-cell office:value-type="float" office:value="171.1667">
            <text:p>171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7-11-12T10:00:00">
            <text:p>Sun Nov 12 10:00:00 2017</text:p>
          </table:table-cell>
          <table:table-cell office:value-type="float" office:value="71.6667">
            <text:p>71.6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7-11-12T11:00:00">
            <text:p>Sun Nov 12 11:00:00 2017</text:p>
          </table:table-cell>
          <table:table-cell office:value-type="float" office:value="84.6667">
            <text:p>84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7-11-12T12:00:00">
            <text:p>Sun Nov 12 12:00:00 2017</text:p>
          </table:table-cell>
          <table:table-cell office:value-type="float" office:value="87.1667">
            <text:p>87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7-11-13T15:00:00">
            <text:p>Mon Nov 13 15:00:00 2017</text:p>
          </table:table-cell>
          <table:table-cell office:value-type="float" office:value="97.0">
            <text:p>97.0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7-11-13T16:00:00">
            <text:p>Mon Nov 13 16:00:00 2017</text:p>
          </table:table-cell>
          <table:table-cell office:value-type="float" office:value="90.0">
            <text:p>90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7-11-13T17:00:00">
            <text:p>Mon Nov 13 17:00:00 2017</text:p>
          </table:table-cell>
          <table:table-cell office:value-type="float" office:value="98.6667">
            <text:p>98.6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7-11-15T09:00:00">
            <text:p>Wed Nov 15 09:00:00 2017</text:p>
          </table:table-cell>
          <table:table-cell office:value-type="float" office:value="194.8333">
            <text:p>194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11-15T11:00:00">
            <text:p>Wed Nov 15 11:00:00 2017</text:p>
          </table:table-cell>
          <table:table-cell office:value-type="float" office:value="106.1667">
            <text:p>106.1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7-11-16T08:00:00">
            <text:p>Thu Nov 16 08:00:00 2017</text:p>
          </table:table-cell>
          <table:table-cell office:value-type="float" office:value="196.3333">
            <text:p>196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1-16T09:00:00">
            <text:p>Thu Nov 16 09:00:00 2017</text:p>
          </table:table-cell>
          <table:table-cell office:value-type="float" office:value="108.6667">
            <text:p>108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7-11-16T11:00:00">
            <text:p>Thu Nov 16 11:00:00 2017</text:p>
          </table:table-cell>
          <table:table-cell office:value-type="float" office:value="88.5">
            <text:p>88.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7-11-17T06:00:00">
            <text:p>Fri Nov 17 06:00:00 2017</text:p>
          </table:table-cell>
          <table:table-cell office:value-type="float" office:value="150.0">
            <text:p>150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7-11-17T07:00:00">
            <text:p>Fri Nov 17 07:00:00 2017</text:p>
          </table:table-cell>
          <table:table-cell office:value-type="float" office:value="228.1667">
            <text:p>228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7-11-17T08:00:00">
            <text:p>Fri Nov 17 08:00:00 2017</text:p>
          </table:table-cell>
          <table:table-cell office:value-type="float" office:value="189.6667">
            <text:p>189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1-17T09:00:00">
            <text:p>Fri Nov 17 09:00:00 2017</text:p>
          </table:table-cell>
          <table:table-cell office:value-type="float" office:value="228.0">
            <text:p>228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11-17T10:00:00">
            <text:p>Fri Nov 17 10:00:00 2017</text:p>
          </table:table-cell>
          <table:table-cell office:value-type="float" office:value="108.8333">
            <text:p>108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7-11-17T11:00:00">
            <text:p>Fri Nov 17 11:00:00 2017</text:p>
          </table:table-cell>
          <table:table-cell office:value-type="float" office:value="115.5">
            <text:p>115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7-11-17T12:00:00">
            <text:p>Fri Nov 17 12:00:00 2017</text:p>
          </table:table-cell>
          <table:table-cell office:value-type="float" office:value="96.5">
            <text:p>96.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7-11-18T04:00:00">
            <text:p>Sat Nov 18 04:00:00 2017</text:p>
          </table:table-cell>
          <table:table-cell office:value-type="float" office:value="210.8333">
            <text:p>210.8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7-11-18T05:00:00">
            <text:p>Sat Nov 18 05:00:00 2017</text:p>
          </table:table-cell>
          <table:table-cell office:value-type="float" office:value="211.6667">
            <text:p>211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7-11-18T07:00:00">
            <text:p>Sat Nov 18 07:00:00 2017</text:p>
          </table:table-cell>
          <table:table-cell office:value-type="float" office:value="197.5">
            <text:p>197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7-11-18T08:00:00">
            <text:p>Sat Nov 18 08:00:00 2017</text:p>
          </table:table-cell>
          <table:table-cell office:value-type="float" office:value="205.3333">
            <text:p>205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7-11-18T09:00:00">
            <text:p>Sat Nov 18 09:00:00 2017</text:p>
          </table:table-cell>
          <table:table-cell office:value-type="float" office:value="177.8333">
            <text:p>177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7-11-18T10:00:00">
            <text:p>Sat Nov 18 10:00:00 2017</text:p>
          </table:table-cell>
          <table:table-cell office:value-type="float" office:value="143.5">
            <text:p>143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7-11-18T11:00:00">
            <text:p>Sat Nov 18 11:00:00 2017</text:p>
          </table:table-cell>
          <table:table-cell office:value-type="float" office:value="90.6667">
            <text:p>90.6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7-11-18T12:00:00">
            <text:p>Sat Nov 18 12:00:00 2017</text:p>
          </table:table-cell>
          <table:table-cell office:value-type="float" office:value="88.3333">
            <text:p>88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7-11-19T07:00:00">
            <text:p>Sun Nov 19 07:00:00 2017</text:p>
          </table:table-cell>
          <table:table-cell office:value-type="float" office:value="254.0">
            <text:p>254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7-11-19T08:00:00">
            <text:p>Sun Nov 19 08:00:00 2017</text:p>
          </table:table-cell>
          <table:table-cell office:value-type="float" office:value="175.8333">
            <text:p>175.8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7-11-19T09:00:00">
            <text:p>Sun Nov 19 09:00:00 2017</text:p>
          </table:table-cell>
          <table:table-cell office:value-type="float" office:value="218.6667">
            <text:p>218.6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7-11-19T10:00:00">
            <text:p>Sun Nov 19 10:00:00 2017</text:p>
          </table:table-cell>
          <table:table-cell office:value-type="float" office:value="109.1667">
            <text:p>109.1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7-11-19T12:00:00">
            <text:p>Sun Nov 19 12:00:00 2017</text:p>
          </table:table-cell>
          <table:table-cell office:value-type="float" office:value="79.0">
            <text:p>79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7-11-20T09:00:00">
            <text:p>Mon Nov 20 09:00:00 2017</text:p>
          </table:table-cell>
          <table:table-cell office:value-type="float" office:value="211.8333">
            <text:p>211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1-20T10:00:00">
            <text:p>Mon Nov 20 10:00:00 2017</text:p>
          </table:table-cell>
          <table:table-cell office:value-type="float" office:value="95.0">
            <text:p>95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7-11-21T13:00:00">
            <text:p>Tue Nov 21 13:00:00 2017</text:p>
          </table:table-cell>
          <table:table-cell office:value-type="float" office:value="75.1667">
            <text:p>75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7-11-21T14:00:00">
            <text:p>Tue Nov 21 14:00:00 2017</text:p>
          </table:table-cell>
          <table:table-cell office:value-type="float" office:value="123.1667">
            <text:p>123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7-11-21T15:00:00">
            <text:p>Tue Nov 21 15:00:00 2017</text:p>
          </table:table-cell>
          <table:table-cell office:value-type="float" office:value="88.1667">
            <text:p>88.1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7-11-22T09:00:00">
            <text:p>Wed Nov 22 09:00:00 2017</text:p>
          </table:table-cell>
          <table:table-cell office:value-type="float" office:value="115.8333">
            <text:p>115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7-11-22T11:00:00">
            <text:p>Wed Nov 22 11:00:00 2017</text:p>
          </table:table-cell>
          <table:table-cell office:value-type="float" office:value="79.8333">
            <text:p>79.8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7-11-22T12:00:00">
            <text:p>Wed Nov 22 12:00:00 2017</text:p>
          </table:table-cell>
          <table:table-cell office:value-type="float" office:value="112.6667">
            <text:p>112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7-11-22T14:00:00">
            <text:p>Wed Nov 22 14:00:00 2017</text:p>
          </table:table-cell>
          <table:table-cell office:value-type="float" office:value="93.6667">
            <text:p>93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7-11-23T09:00:00">
            <text:p>Thu Nov 23 09:00:00 2017</text:p>
          </table:table-cell>
          <table:table-cell office:value-type="float" office:value="191.0">
            <text:p>191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11-23T12:00:00">
            <text:p>Thu Nov 23 12:00:00 2017</text:p>
          </table:table-cell>
          <table:table-cell office:value-type="float" office:value="87.6667">
            <text:p>87.6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7-11-23T13:00:00">
            <text:p>Thu Nov 23 13:00:00 2017</text:p>
          </table:table-cell>
          <table:table-cell office:value-type="float" office:value="170.5">
            <text:p>170.5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7-11-24T05:00:00">
            <text:p>Fri Nov 24 05:00:00 2017</text:p>
          </table:table-cell>
          <table:table-cell office:value-type="float" office:value="202.1667">
            <text:p>202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7-11-24T06:00:00">
            <text:p>Fri Nov 24 06:00:00 2017</text:p>
          </table:table-cell>
          <table:table-cell office:value-type="float" office:value="161.3333">
            <text:p>161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7-11-24T07:00:00">
            <text:p>Fri Nov 24 07:00:00 2017</text:p>
          </table:table-cell>
          <table:table-cell office:value-type="float" office:value="170.3333">
            <text:p>170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7-11-24T08:00:00">
            <text:p>Fri Nov 24 08:00:00 2017</text:p>
          </table:table-cell>
          <table:table-cell office:value-type="float" office:value="189.8333">
            <text:p>189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1-24T11:00:00">
            <text:p>Fri Nov 24 11:00:00 2017</text:p>
          </table:table-cell>
          <table:table-cell office:value-type="float" office:value="93.5">
            <text:p>93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7-11-24T12:00:00">
            <text:p>Fri Nov 24 12:00:00 2017</text:p>
          </table:table-cell>
          <table:table-cell office:value-type="float" office:value="77.5">
            <text:p>77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7-11-25T08:00:00">
            <text:p>Sat Nov 25 08:00:00 2017</text:p>
          </table:table-cell>
          <table:table-cell office:value-type="float" office:value="211.6667">
            <text:p>211.6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7-11-25T09:00:00">
            <text:p>Sat Nov 25 09:00:00 2017</text:p>
          </table:table-cell>
          <table:table-cell office:value-type="float" office:value="209.5">
            <text:p>209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11-25T10:00:00">
            <text:p>Sat Nov 25 10:00:00 2017</text:p>
          </table:table-cell>
          <table:table-cell office:value-type="float" office:value="150.6667">
            <text:p>150.6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7-11-25T11:00:00">
            <text:p>Sat Nov 25 11:00:00 2017</text:p>
          </table:table-cell>
          <table:table-cell office:value-type="float" office:value="226.6667">
            <text:p>226.6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7-11-25T12:00:00">
            <text:p>Sat Nov 25 12:00:00 2017</text:p>
          </table:table-cell>
          <table:table-cell office:value-type="float" office:value="169.1667">
            <text:p>169.1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7-11-25T13:00:00">
            <text:p>Sat Nov 25 13:00:00 2017</text:p>
          </table:table-cell>
          <table:table-cell office:value-type="float" office:value="222.3333">
            <text:p>222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7-11-26T06:00:00">
            <text:p>Sun Nov 26 06:00:00 2017</text:p>
          </table:table-cell>
          <table:table-cell office:value-type="float" office:value="139.6667">
            <text:p>139.6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7-11-26T09:00:00">
            <text:p>Sun Nov 26 09:00:00 2017</text:p>
          </table:table-cell>
          <table:table-cell office:value-type="float" office:value="151.6">
            <text:p>151.6</text:p>
          </table:table-cell>
          <table:table-cell office:value-type="float" office:value="6.8">
            <text:p>6.8</text:p>
          </table:table-cell>
        </table:table-row>
        <table:table-row>
          <table:table-cell table:style-name="pd1" office:value-type="date" office:date-value="2017-11-29T19:00:00">
            <text:p>Wed Nov 29 19:00:00 2017</text:p>
          </table:table-cell>
          <table:table-cell office:value-type="float" office:value="101.5">
            <text:p>101.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7-11-29T20:00:00">
            <text:p>Wed Nov 29 20:00:00 2017</text:p>
          </table:table-cell>
          <table:table-cell office:value-type="float" office:value="189.0">
            <text:p>189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7-12-01T08:00:00">
            <text:p>Fri Dec  1 08:00:00 2017</text:p>
          </table:table-cell>
          <table:table-cell office:value-type="float" office:value="174.8333">
            <text:p>174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7-12-01T09:00:00">
            <text:p>Fri Dec  1 09:00:00 2017</text:p>
          </table:table-cell>
          <table:table-cell office:value-type="float" office:value="152.5">
            <text:p>152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7-12-01T10:00:00">
            <text:p>Fri Dec  1 10:00:00 2017</text:p>
          </table:table-cell>
          <table:table-cell office:value-type="float" office:value="105.3333">
            <text:p>105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7-12-01T11:00:00">
            <text:p>Fri Dec  1 11:00:00 2017</text:p>
          </table:table-cell>
          <table:table-cell office:value-type="float" office:value="91.8333">
            <text:p>91.8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7-12-01T12:00:00">
            <text:p>Fri Dec  1 12:00:00 2017</text:p>
          </table:table-cell>
          <table:table-cell office:value-type="float" office:value="103.3333">
            <text:p>103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7-12-03T08:00:00">
            <text:p>Sun Dec  3 08:00:00 2017</text:p>
          </table:table-cell>
          <table:table-cell office:value-type="float" office:value="206.3333">
            <text:p>206.3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7-12-03T09:00:00">
            <text:p>Sun Dec  3 09:00:00 2017</text:p>
          </table:table-cell>
          <table:table-cell office:value-type="float" office:value="166.1667">
            <text:p>166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7-12-03T11:00:00">
            <text:p>Sun Dec  3 11:00:00 2017</text:p>
          </table:table-cell>
          <table:table-cell office:value-type="float" office:value="92.5">
            <text:p>92.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7-12-04T09:00:00">
            <text:p>Mon Dec  4 09:00:00 2017</text:p>
          </table:table-cell>
          <table:table-cell office:value-type="float" office:value="97.3333">
            <text:p>97.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7-12-04T10:00:00">
            <text:p>Mon Dec  4 10:00:00 2017</text:p>
          </table:table-cell>
          <table:table-cell office:value-type="float" office:value="131.8333">
            <text:p>131.8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7-12-04T11:00:00">
            <text:p>Mon Dec  4 11:00:00 2017</text:p>
          </table:table-cell>
          <table:table-cell office:value-type="float" office:value="89.6667">
            <text:p>89.6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7-12-05T09:00:00">
            <text:p>Tue Dec  5 09:00:00 2017</text:p>
          </table:table-cell>
          <table:table-cell office:value-type="float" office:value="222.8333">
            <text:p>222.8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2-05T11:00:00">
            <text:p>Tue Dec  5 11:00:00 2017</text:p>
          </table:table-cell>
          <table:table-cell office:value-type="float" office:value="142.1667">
            <text:p>142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7-12-05T20:00:00">
            <text:p>Tue Dec  5 20:00:00 2017</text:p>
          </table:table-cell>
          <table:table-cell office:value-type="float" office:value="176.1667">
            <text:p>176.1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12-06T06:00:00">
            <text:p>Wed Dec  6 06:00:00 2017</text:p>
          </table:table-cell>
          <table:table-cell office:value-type="float" office:value="223.1667">
            <text:p>223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12-06T07:00:00">
            <text:p>Wed Dec  6 07:00:00 2017</text:p>
          </table:table-cell>
          <table:table-cell office:value-type="float" office:value="212.1667">
            <text:p>212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7-12-06T08:00:00">
            <text:p>Wed Dec  6 08:00:00 2017</text:p>
          </table:table-cell>
          <table:table-cell office:value-type="float" office:value="164.5">
            <text:p>164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7-12-06T09:00:00">
            <text:p>Wed Dec  6 09:00:00 2017</text:p>
          </table:table-cell>
          <table:table-cell office:value-type="float" office:value="232.8333">
            <text:p>232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7-12-06T10:00:00">
            <text:p>Wed Dec  6 10:00:00 2017</text:p>
          </table:table-cell>
          <table:table-cell office:value-type="float" office:value="209.0">
            <text:p>209.0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7-12-06T11:00:00">
            <text:p>Wed Dec  6 11:00:00 2017</text:p>
          </table:table-cell>
          <table:table-cell office:value-type="float" office:value="94.6667">
            <text:p>94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7-12-06T12:00:00">
            <text:p>Wed Dec  6 12:00:00 2017</text:p>
          </table:table-cell>
          <table:table-cell office:value-type="float" office:value="141.6667">
            <text:p>141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7-12-07T05:00:00">
            <text:p>Thu Dec  7 05:00:00 2017</text:p>
          </table:table-cell>
          <table:table-cell office:value-type="float" office:value="142.6667">
            <text:p>142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7-12-07T06:00:00">
            <text:p>Thu Dec  7 06:00:00 2017</text:p>
          </table:table-cell>
          <table:table-cell office:value-type="float" office:value="169.8333">
            <text:p>169.8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7-12-07T07:00:00">
            <text:p>Thu Dec  7 07:00:00 2017</text:p>
          </table:table-cell>
          <table:table-cell office:value-type="float" office:value="186.0">
            <text:p>186.0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7-12-07T08:00:00">
            <text:p>Thu Dec  7 08:00:00 2017</text:p>
          </table:table-cell>
          <table:table-cell office:value-type="float" office:value="136.3333">
            <text:p>136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7-12-07T09:00:00">
            <text:p>Thu Dec  7 09:00:00 2017</text:p>
          </table:table-cell>
          <table:table-cell office:value-type="float" office:value="244.1667">
            <text:p>244.1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7-12-07T10:00:00">
            <text:p>Thu Dec  7 10:00:00 2017</text:p>
          </table:table-cell>
          <table:table-cell office:value-type="float" office:value="211.8333">
            <text:p>211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7-12-07T11:00:00">
            <text:p>Thu Dec  7 11:00:00 2017</text:p>
          </table:table-cell>
          <table:table-cell office:value-type="float" office:value="88.5">
            <text:p>88.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7-12-07T12:00:00">
            <text:p>Thu Dec  7 12:00:00 2017</text:p>
          </table:table-cell>
          <table:table-cell office:value-type="float" office:value="79.1667">
            <text:p>79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7-12-07T14:00:00">
            <text:p>Thu Dec  7 14:00:00 2017</text:p>
          </table:table-cell>
          <table:table-cell office:value-type="float" office:value="152.6667">
            <text:p>152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7-12-08T05:00:00">
            <text:p>Fri Dec  8 05:00:00 2017</text:p>
          </table:table-cell>
          <table:table-cell office:value-type="float" office:value="137.3333">
            <text:p>137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7-12-08T06:00:00">
            <text:p>Fri Dec  8 06:00:00 2017</text:p>
          </table:table-cell>
          <table:table-cell office:value-type="float" office:value="222.5">
            <text:p>222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7-12-08T08:00:00">
            <text:p>Fri Dec  8 08:00:00 2017</text:p>
          </table:table-cell>
          <table:table-cell office:value-type="float" office:value="175.5">
            <text:p>175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7-12-08T09:00:00">
            <text:p>Fri Dec  8 09:00:00 2017</text:p>
          </table:table-cell>
          <table:table-cell office:value-type="float" office:value="229.0">
            <text:p>229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7-12-08T10:00:00">
            <text:p>Fri Dec  8 10:00:00 2017</text:p>
          </table:table-cell>
          <table:table-cell office:value-type="float" office:value="107.6667">
            <text:p>107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7-12-08T11:00:00">
            <text:p>Fri Dec  8 11:00:00 2017</text:p>
          </table:table-cell>
          <table:table-cell office:value-type="float" office:value="130.5">
            <text:p>130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7-12-08T12:00:00">
            <text:p>Fri Dec  8 12:00:00 2017</text:p>
          </table:table-cell>
          <table:table-cell office:value-type="float" office:value="145.8333">
            <text:p>145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7-12-09T07:00:00">
            <text:p>Sat Dec  9 07:00:00 2017</text:p>
          </table:table-cell>
          <table:table-cell office:value-type="float" office:value="143.0">
            <text:p>143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7-12-09T08:00:00">
            <text:p>Sat Dec  9 08:00:00 2017</text:p>
          </table:table-cell>
          <table:table-cell office:value-type="float" office:value="186.6667">
            <text:p>186.6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7-12-09T10:00:00">
            <text:p>Sat Dec  9 10:00:00 2017</text:p>
          </table:table-cell>
          <table:table-cell office:value-type="float" office:value="159.5">
            <text:p>159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7-12-09T11:00:00">
            <text:p>Sat Dec  9 11:00:00 2017</text:p>
          </table:table-cell>
          <table:table-cell office:value-type="float" office:value="174.1667">
            <text:p>174.1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7-12-09T12:00:00">
            <text:p>Sat Dec  9 12:00:00 2017</text:p>
          </table:table-cell>
          <table:table-cell office:value-type="float" office:value="164.3333">
            <text:p>164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7-12-09T13:00:00">
            <text:p>Sat Dec  9 13:00:00 2017</text:p>
          </table:table-cell>
          <table:table-cell office:value-type="float" office:value="107.8333">
            <text:p>107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7-12-09T14:00:00">
            <text:p>Sat Dec  9 14:00:00 2017</text:p>
          </table:table-cell>
          <table:table-cell office:value-type="float" office:value="130.6667">
            <text:p>130.6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7-12-09T15:00:00">
            <text:p>Sat Dec  9 15:00:00 2017</text:p>
          </table:table-cell>
          <table:table-cell office:value-type="float" office:value="126.5">
            <text:p>126.5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7-12-09T23:00:00">
            <text:p>Sat Dec  9 23:00:00 2017</text:p>
          </table:table-cell>
          <table:table-cell office:value-type="float" office:value="193.3333">
            <text:p>193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10T02:00:00">
            <text:p>Sun Dec 10 02:00:00 2017</text:p>
          </table:table-cell>
          <table:table-cell office:value-type="float" office:value="118.6667">
            <text:p>118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7-12-10T03:00:00">
            <text:p>Sun Dec 10 03:00:00 2017</text:p>
          </table:table-cell>
          <table:table-cell office:value-type="float" office:value="149.6667">
            <text:p>149.6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7-12-11T14:00:00">
            <text:p>Mon Dec 11 14:00:00 2017</text:p>
          </table:table-cell>
          <table:table-cell office:value-type="float" office:value="288.8333">
            <text:p>288.8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7-12-12T20:00:00">
            <text:p>Tue Dec 12 20:00:00 2017</text:p>
          </table:table-cell>
          <table:table-cell office:value-type="float" office:value="149.5">
            <text:p>149.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7-12-12T21:00:00">
            <text:p>Tue Dec 12 21:00:00 2017</text:p>
          </table:table-cell>
          <table:table-cell office:value-type="float" office:value="148.3333">
            <text:p>148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7-12-12T22:00:00">
            <text:p>Tue Dec 12 22:00:00 2017</text:p>
          </table:table-cell>
          <table:table-cell office:value-type="float" office:value="184.5">
            <text:p>184.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7-12-12T23:00:00">
            <text:p>Tue Dec 12 23:00:00 2017</text:p>
          </table:table-cell>
          <table:table-cell office:value-type="float" office:value="148.3333">
            <text:p>148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7-12-13T00:00:00">
            <text:p>Wed Dec 13 00:00:00 2017</text:p>
          </table:table-cell>
          <table:table-cell office:value-type="float" office:value="157.0">
            <text:p>157.0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7-12-13T09:00:00">
            <text:p>Wed Dec 13 09:00:00 2017</text:p>
          </table:table-cell>
          <table:table-cell office:value-type="float" office:value="214.8333">
            <text:p>214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2-13T10:00:00">
            <text:p>Wed Dec 13 10:00:00 2017</text:p>
          </table:table-cell>
          <table:table-cell office:value-type="float" office:value="111.3333">
            <text:p>111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7-12-13T11:00:00">
            <text:p>Wed Dec 13 11:00:00 2017</text:p>
          </table:table-cell>
          <table:table-cell office:value-type="float" office:value="129.8333">
            <text:p>129.8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7-12-14T08:00:00">
            <text:p>Thu Dec 14 08:00:00 2017</text:p>
          </table:table-cell>
          <table:table-cell office:value-type="float" office:value="174.1667">
            <text:p>174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7-12-14T09:00:00">
            <text:p>Thu Dec 14 09:00:00 2017</text:p>
          </table:table-cell>
          <table:table-cell office:value-type="float" office:value="95.6667">
            <text:p>95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7-12-14T10:00:00">
            <text:p>Thu Dec 14 10:00:00 2017</text:p>
          </table:table-cell>
          <table:table-cell office:value-type="float" office:value="101.5">
            <text:p>101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7-12-14T11:00:00">
            <text:p>Thu Dec 14 11:00:00 2017</text:p>
          </table:table-cell>
          <table:table-cell office:value-type="float" office:value="220.3333">
            <text:p>220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7-12-14T12:00:00">
            <text:p>Thu Dec 14 12:00:00 2017</text:p>
          </table:table-cell>
          <table:table-cell office:value-type="float" office:value="215.0">
            <text:p>215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7-12-18T09:00:00">
            <text:p>Mon Dec 18 09:00:00 2017</text:p>
          </table:table-cell>
          <table:table-cell office:value-type="float" office:value="281.3333">
            <text:p>281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2-18T10:00:00">
            <text:p>Mon Dec 18 10:00:00 2017</text:p>
          </table:table-cell>
          <table:table-cell office:value-type="float" office:value="182.6667">
            <text:p>182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7-12-18T11:00:00">
            <text:p>Mon Dec 18 11:00:00 2017</text:p>
          </table:table-cell>
          <table:table-cell office:value-type="float" office:value="107.0">
            <text:p>107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7-12-18T12:00:00">
            <text:p>Mon Dec 18 12:00:00 2017</text:p>
          </table:table-cell>
          <table:table-cell office:value-type="float" office:value="94.5">
            <text:p>94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7-12-19T00:00:00">
            <text:p>Tue Dec 19 00:00:00 2017</text:p>
          </table:table-cell>
          <table:table-cell office:value-type="float" office:value="143.8333">
            <text:p>143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12-19T08:00:00">
            <text:p>Tue Dec 19 08:00:00 2017</text:p>
          </table:table-cell>
          <table:table-cell office:value-type="float" office:value="211.1667">
            <text:p>211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7-12-19T10:00:00">
            <text:p>Tue Dec 19 10:00:00 2017</text:p>
          </table:table-cell>
          <table:table-cell office:value-type="float" office:value="174.5">
            <text:p>174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2-19T11:00:00">
            <text:p>Tue Dec 19 11:00:00 2017</text:p>
          </table:table-cell>
          <table:table-cell office:value-type="float" office:value="196.1667">
            <text:p>196.1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7-12-20T11:00:00">
            <text:p>Wed Dec 20 11:00:00 2017</text:p>
          </table:table-cell>
          <table:table-cell office:value-type="float" office:value="110.0">
            <text:p>110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7-12-20T12:00:00">
            <text:p>Wed Dec 20 12:00:00 2017</text:p>
          </table:table-cell>
          <table:table-cell office:value-type="float" office:value="88.6667">
            <text:p>88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7-12-20T13:00:00">
            <text:p>Wed Dec 20 13:00:00 2017</text:p>
          </table:table-cell>
          <table:table-cell office:value-type="float" office:value="124.0">
            <text:p>124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7-12-21T09:00:00">
            <text:p>Thu Dec 21 09:00:00 2017</text:p>
          </table:table-cell>
          <table:table-cell office:value-type="float" office:value="140.8333">
            <text:p>140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7-12-21T12:00:00">
            <text:p>Thu Dec 21 12:00:00 2017</text:p>
          </table:table-cell>
          <table:table-cell office:value-type="float" office:value="93.0">
            <text:p>93.0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7-12-21T13:00:00">
            <text:p>Thu Dec 21 13:00:00 2017</text:p>
          </table:table-cell>
          <table:table-cell office:value-type="float" office:value="215.5">
            <text:p>215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7-12-21T14:00:00">
            <text:p>Thu Dec 21 14:00:00 2017</text:p>
          </table:table-cell>
          <table:table-cell office:value-type="float" office:value="116.5">
            <text:p>116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7-12-22T08:00:00">
            <text:p>Fri Dec 22 08:00:00 2017</text:p>
          </table:table-cell>
          <table:table-cell office:value-type="float" office:value="179.6667">
            <text:p>179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2-22T09:00:00">
            <text:p>Fri Dec 22 09:00:00 2017</text:p>
          </table:table-cell>
          <table:table-cell office:value-type="float" office:value="199.5">
            <text:p>199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12-22T10:00:00">
            <text:p>Fri Dec 22 10:00:00 2017</text:p>
          </table:table-cell>
          <table:table-cell office:value-type="float" office:value="171.6667">
            <text:p>171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12-22T11:00:00">
            <text:p>Fri Dec 22 11:00:00 2017</text:p>
          </table:table-cell>
          <table:table-cell office:value-type="float" office:value="90.1667">
            <text:p>90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7-12-22T13:00:00">
            <text:p>Fri Dec 22 13:00:00 2017</text:p>
          </table:table-cell>
          <table:table-cell office:value-type="float" office:value="99.0">
            <text:p>99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7-12-22T14:00:00">
            <text:p>Fri Dec 22 14:00:00 2017</text:p>
          </table:table-cell>
          <table:table-cell office:value-type="float" office:value="98.1667">
            <text:p>98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7-12-23T07:00:00">
            <text:p>Sat Dec 23 07:00:00 2017</text:p>
          </table:table-cell>
          <table:table-cell office:value-type="float" office:value="161.6667">
            <text:p>161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7-12-23T08:00:00">
            <text:p>Sat Dec 23 08:00:00 2017</text:p>
          </table:table-cell>
          <table:table-cell office:value-type="float" office:value="199.6667">
            <text:p>199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7-12-23T09:00:00">
            <text:p>Sat Dec 23 09:00:00 2017</text:p>
          </table:table-cell>
          <table:table-cell office:value-type="float" office:value="245.5">
            <text:p>245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7-12-23T11:00:00">
            <text:p>Sat Dec 23 11:00:00 2017</text:p>
          </table:table-cell>
          <table:table-cell office:value-type="float" office:value="117.0">
            <text:p>117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7-12-23T12:00:00">
            <text:p>Sat Dec 23 12:00:00 2017</text:p>
          </table:table-cell>
          <table:table-cell office:value-type="float" office:value="86.8333">
            <text:p>86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7-12-25T02:00:00">
            <text:p>Mon Dec 25 02:00:00 2017</text:p>
          </table:table-cell>
          <table:table-cell office:value-type="float" office:value="222.3333">
            <text:p>222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7-12-25T03:00:00">
            <text:p>Mon Dec 25 03:00:00 2017</text:p>
          </table:table-cell>
          <table:table-cell office:value-type="float" office:value="204.3333">
            <text:p>204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12-25T04:00:00">
            <text:p>Mon Dec 25 04:00:00 2017</text:p>
          </table:table-cell>
          <table:table-cell office:value-type="float" office:value="203.8333">
            <text:p>203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7-12-25T05:00:00">
            <text:p>Mon Dec 25 05:00:00 2017</text:p>
          </table:table-cell>
          <table:table-cell office:value-type="float" office:value="175.8333">
            <text:p>175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7-12-25T06:00:00">
            <text:p>Mon Dec 25 06:00:00 2017</text:p>
          </table:table-cell>
          <table:table-cell office:value-type="float" office:value="178.0">
            <text:p>178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7-12-25T09:00:00">
            <text:p>Mon Dec 25 09:00:00 2017</text:p>
          </table:table-cell>
          <table:table-cell office:value-type="float" office:value="192.8333">
            <text:p>192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7-12-25T10:00:00">
            <text:p>Mon Dec 25 10:00:00 2017</text:p>
          </table:table-cell>
          <table:table-cell office:value-type="float" office:value="105.5">
            <text:p>105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7-12-29T15:00:00">
            <text:p>Fri Dec 29 15:00:00 2017</text:p>
          </table:table-cell>
          <table:table-cell office:value-type="float" office:value="299.1667">
            <text:p>299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7-12-29T16:00:00">
            <text:p>Fri Dec 29 16:00:00 2017</text:p>
          </table:table-cell>
          <table:table-cell office:value-type="float" office:value="282.5">
            <text:p>282.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7-12-29T17:00:00">
            <text:p>Fri Dec 29 17:00:00 2017</text:p>
          </table:table-cell>
          <table:table-cell office:value-type="float" office:value="292.0">
            <text:p>292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7-12-29T18:00:00">
            <text:p>Fri Dec 29 18:00:00 2017</text:p>
          </table:table-cell>
          <table:table-cell office:value-type="float" office:value="186.8333">
            <text:p>186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7-12-30T00:00:00">
            <text:p>Sat Dec 30 00:00:00 2017</text:p>
          </table:table-cell>
          <table:table-cell office:value-type="float" office:value="210.1667">
            <text:p>210.1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2-30T09:00:00">
            <text:p>Sat Dec 30 09:00:00 2017</text:p>
          </table:table-cell>
          <table:table-cell office:value-type="float" office:value="183.5">
            <text:p>183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12-31T06:00:00">
            <text:p>Sun Dec 31 06:00:00 2017</text:p>
          </table:table-cell>
          <table:table-cell office:value-type="float" office:value="200.8333">
            <text:p>200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2-31T07:00:00">
            <text:p>Sun Dec 31 07:00:00 2017</text:p>
          </table:table-cell>
          <table:table-cell office:value-type="float" office:value="205.8333">
            <text:p>205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12-31T08:00:00">
            <text:p>Sun Dec 31 08:00:00 2017</text:p>
          </table:table-cell>
          <table:table-cell office:value-type="float" office:value="176.8333">
            <text:p>176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7-12-31T09:00:00">
            <text:p>Sun Dec 31 09:00:00 2017</text:p>
          </table:table-cell>
          <table:table-cell office:value-type="float" office:value="142.0">
            <text:p>142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7-12-31T10:00:00">
            <text:p>Sun Dec 31 10:00:00 2017</text:p>
          </table:table-cell>
          <table:table-cell office:value-type="float" office:value="143.0">
            <text:p>143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7-12-31T13:00:00">
            <text:p>Sun Dec 31 13:00:00 2017</text:p>
          </table:table-cell>
          <table:table-cell office:value-type="float" office:value="148.0">
            <text:p>148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8-01-01T20:00:00">
            <text:p>Mon Jan  1 20:00:00 2018</text:p>
          </table:table-cell>
          <table:table-cell office:value-type="float" office:value="159.6667">
            <text:p>159.6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8-01-02T14:00:00">
            <text:p>Tue Jan  2 14:00:00 2018</text:p>
          </table:table-cell>
          <table:table-cell office:value-type="float" office:value="108.6667">
            <text:p>108.6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8-01-03T05:00:00">
            <text:p>Wed Jan  3 05:00:00 2018</text:p>
          </table:table-cell>
          <table:table-cell office:value-type="float" office:value="127.1667">
            <text:p>127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8-01-03T07:00:00">
            <text:p>Wed Jan  3 07:00:00 2018</text:p>
          </table:table-cell>
          <table:table-cell office:value-type="float" office:value="154.3333">
            <text:p>154.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8-01-03T08:00:00">
            <text:p>Wed Jan  3 08:00:00 2018</text:p>
          </table:table-cell>
          <table:table-cell office:value-type="float" office:value="117.3333">
            <text:p>117.3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8-01-03T09:00:00">
            <text:p>Wed Jan  3 09:00:00 2018</text:p>
          </table:table-cell>
          <table:table-cell office:value-type="float" office:value="110.3333">
            <text:p>110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01-03T10:00:00">
            <text:p>Wed Jan  3 10:00:00 2018</text:p>
          </table:table-cell>
          <table:table-cell office:value-type="float" office:value="132.5">
            <text:p>132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8-01-03T15:00:00">
            <text:p>Wed Jan  3 15:00:00 2018</text:p>
          </table:table-cell>
          <table:table-cell office:value-type="float" office:value="137.6667">
            <text:p>137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8-01-04T20:00:00">
            <text:p>Thu Jan  4 20:00:00 2018</text:p>
          </table:table-cell>
          <table:table-cell office:value-type="float" office:value="112.3333">
            <text:p>112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8-01-04T21:00:00">
            <text:p>Thu Jan  4 21:00:00 2018</text:p>
          </table:table-cell>
          <table:table-cell office:value-type="float" office:value="207.8333">
            <text:p>207.8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8-01-04T22:00:00">
            <text:p>Thu Jan  4 22:00:00 2018</text:p>
          </table:table-cell>
          <table:table-cell office:value-type="float" office:value="118.5">
            <text:p>118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8-01-04T23:00:00">
            <text:p>Thu Jan  4 23:00:00 2018</text:p>
          </table:table-cell>
          <table:table-cell office:value-type="float" office:value="149.3333">
            <text:p>149.3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8-01-05T00:00:00">
            <text:p>Fri Jan  5 00:00:00 2018</text:p>
          </table:table-cell>
          <table:table-cell office:value-type="float" office:value="219.1667">
            <text:p>219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8-01-05T02:00:00">
            <text:p>Fri Jan  5 02:00:00 2018</text:p>
          </table:table-cell>
          <table:table-cell office:value-type="float" office:value="255.3333">
            <text:p>255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8-01-05T04:00:00">
            <text:p>Fri Jan  5 04:00:00 2018</text:p>
          </table:table-cell>
          <table:table-cell office:value-type="float" office:value="157.3333">
            <text:p>157.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8-01-05T05:00:00">
            <text:p>Fri Jan  5 05:00:00 2018</text:p>
          </table:table-cell>
          <table:table-cell office:value-type="float" office:value="138.8333">
            <text:p>138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8-01-05T06:00:00">
            <text:p>Fri Jan  5 06:00:00 2018</text:p>
          </table:table-cell>
          <table:table-cell office:value-type="float" office:value="91.6667">
            <text:p>91.6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8-01-08T05:00:00">
            <text:p>Mon Jan  8 05:00:00 2018</text:p>
          </table:table-cell>
          <table:table-cell office:value-type="float" office:value="284.0">
            <text:p>284.0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8-01-08T07:00:00">
            <text:p>Mon Jan  8 07:00:00 2018</text:p>
          </table:table-cell>
          <table:table-cell office:value-type="float" office:value="70.8333">
            <text:p>70.8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8-01-08T08:00:00">
            <text:p>Mon Jan  8 08:00:00 2018</text:p>
          </table:table-cell>
          <table:table-cell office:value-type="float" office:value="151.8333">
            <text:p>151.8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8-01-08T09:00:00">
            <text:p>Mon Jan  8 09:00:00 2018</text:p>
          </table:table-cell>
          <table:table-cell office:value-type="float" office:value="168.5">
            <text:p>168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8-01-09T09:00:00">
            <text:p>Tue Jan  9 09:00:00 2018</text:p>
          </table:table-cell>
          <table:table-cell office:value-type="float" office:value="135.0">
            <text:p>135.0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01-09T10:00:00">
            <text:p>Tue Jan  9 10:00:00 2018</text:p>
          </table:table-cell>
          <table:table-cell office:value-type="float" office:value="96.1667">
            <text:p>96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8-01-09T11:00:00">
            <text:p>Tue Jan  9 11:00:00 2018</text:p>
          </table:table-cell>
          <table:table-cell office:value-type="float" office:value="171.6667">
            <text:p>171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8-01-09T12:00:00">
            <text:p>Tue Jan  9 12:00:00 2018</text:p>
          </table:table-cell>
          <table:table-cell office:value-type="float" office:value="113.3333">
            <text:p>113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8-01-12T09:00:00">
            <text:p>Fri Jan 12 09:00:00 2018</text:p>
          </table:table-cell>
          <table:table-cell office:value-type="float" office:value="210.8333">
            <text:p>210.8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01-12T10:00:00">
            <text:p>Fri Jan 12 10:00:00 2018</text:p>
          </table:table-cell>
          <table:table-cell office:value-type="float" office:value="166.8333">
            <text:p>166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8-01-13T07:00:00">
            <text:p>Sat Jan 13 07:00:00 2018</text:p>
          </table:table-cell>
          <table:table-cell office:value-type="float" office:value="196.6667">
            <text:p>196.6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8-01-13T08:00:00">
            <text:p>Sat Jan 13 08:00:00 2018</text:p>
          </table:table-cell>
          <table:table-cell office:value-type="float" office:value="190.8333">
            <text:p>190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8-01-13T09:00:00">
            <text:p>Sat Jan 13 09:00:00 2018</text:p>
          </table:table-cell>
          <table:table-cell office:value-type="float" office:value="185.5">
            <text:p>185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8-01-13T10:00:00">
            <text:p>Sat Jan 13 10:00:00 2018</text:p>
          </table:table-cell>
          <table:table-cell office:value-type="float" office:value="186.8333">
            <text:p>186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8-01-13T11:00:00">
            <text:p>Sat Jan 13 11:00:00 2018</text:p>
          </table:table-cell>
          <table:table-cell office:value-type="float" office:value="152.8333">
            <text:p>152.8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8-01-13T12:00:00">
            <text:p>Sat Jan 13 12:00:00 2018</text:p>
          </table:table-cell>
          <table:table-cell office:value-type="float" office:value="157.8333">
            <text:p>157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8-01-15T14:00:00">
            <text:p>Mon Jan 15 14:00:00 2018</text:p>
          </table:table-cell>
          <table:table-cell office:value-type="float" office:value="183.5">
            <text:p>183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8-01-15T15:00:00">
            <text:p>Mon Jan 15 15:00:00 2018</text:p>
          </table:table-cell>
          <table:table-cell office:value-type="float" office:value="179.6667">
            <text:p>179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8-01-15T16:00:00">
            <text:p>Mon Jan 15 16:00:00 2018</text:p>
          </table:table-cell>
          <table:table-cell office:value-type="float" office:value="145.6667">
            <text:p>145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8-01-15T17:00:00">
            <text:p>Mon Jan 15 17:00:00 2018</text:p>
          </table:table-cell>
          <table:table-cell office:value-type="float" office:value="212.8333">
            <text:p>212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8-01-15T18:00:00">
            <text:p>Mon Jan 15 18:00:00 2018</text:p>
          </table:table-cell>
          <table:table-cell office:value-type="float" office:value="241.1667">
            <text:p>241.1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8-01-15T19:00:00">
            <text:p>Mon Jan 15 19:00:00 2018</text:p>
          </table:table-cell>
          <table:table-cell office:value-type="float" office:value="214.3333">
            <text:p>214.3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01-15T20:00:00">
            <text:p>Mon Jan 15 20:00:00 2018</text:p>
          </table:table-cell>
          <table:table-cell office:value-type="float" office:value="206.3333">
            <text:p>206.3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8-01-15T21:00:00">
            <text:p>Mon Jan 15 21:00:00 2018</text:p>
          </table:table-cell>
          <table:table-cell office:value-type="float" office:value="168.5">
            <text:p>168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01-15T22:00:00">
            <text:p>Mon Jan 15 22:00:00 2018</text:p>
          </table:table-cell>
          <table:table-cell office:value-type="float" office:value="182.3333">
            <text:p>182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8-01-16T10:00:00">
            <text:p>Tue Jan 16 10:00:00 2018</text:p>
          </table:table-cell>
          <table:table-cell office:value-type="float" office:value="95.6667">
            <text:p>95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8-01-16T12:00:00">
            <text:p>Tue Jan 16 12:00:00 2018</text:p>
          </table:table-cell>
          <table:table-cell office:value-type="float" office:value="100.5">
            <text:p>100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8-01-16T13:00:00">
            <text:p>Tue Jan 16 13:00:00 2018</text:p>
          </table:table-cell>
          <table:table-cell office:value-type="float" office:value="105.3333">
            <text:p>105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8-01-17T09:00:00">
            <text:p>Wed Jan 17 09:00:00 2018</text:p>
          </table:table-cell>
          <table:table-cell office:value-type="float" office:value="205.3333">
            <text:p>205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01-17T10:00:00">
            <text:p>Wed Jan 17 10:00:00 2018</text:p>
          </table:table-cell>
          <table:table-cell office:value-type="float" office:value="118.6667">
            <text:p>118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8-01-17T11:00:00">
            <text:p>Wed Jan 17 11:00:00 2018</text:p>
          </table:table-cell>
          <table:table-cell office:value-type="float" office:value="122.3333">
            <text:p>122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8-01-17T12:00:00">
            <text:p>Wed Jan 17 12:00:00 2018</text:p>
          </table:table-cell>
          <table:table-cell office:value-type="float" office:value="150.3333">
            <text:p>150.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8-01-17T13:00:00">
            <text:p>Wed Jan 17 13:00:00 2018</text:p>
          </table:table-cell>
          <table:table-cell office:value-type="float" office:value="133.0">
            <text:p>133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8-01-17T14:00:00">
            <text:p>Wed Jan 17 14:00:00 2018</text:p>
          </table:table-cell>
          <table:table-cell office:value-type="float" office:value="75.8333">
            <text:p>75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8-01-17T15:00:00">
            <text:p>Wed Jan 17 15:00:00 2018</text:p>
          </table:table-cell>
          <table:table-cell office:value-type="float" office:value="89.1667">
            <text:p>89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8-01-17T16:00:00">
            <text:p>Wed Jan 17 16:00:00 2018</text:p>
          </table:table-cell>
          <table:table-cell office:value-type="float" office:value="121.3333">
            <text:p>121.3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8-01-19T03:00:00">
            <text:p>Fri Jan 19 03:00:00 2018</text:p>
          </table:table-cell>
          <table:table-cell office:value-type="float" office:value="218.5">
            <text:p>218.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8-01-19T04:00:00">
            <text:p>Fri Jan 19 04:00:00 2018</text:p>
          </table:table-cell>
          <table:table-cell office:value-type="float" office:value="190.6667">
            <text:p>190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8-01-19T08:00:00">
            <text:p>Fri Jan 19 08:00:00 2018</text:p>
          </table:table-cell>
          <table:table-cell office:value-type="float" office:value="223.6667">
            <text:p>223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8-01-19T09:00:00">
            <text:p>Fri Jan 19 09:00:00 2018</text:p>
          </table:table-cell>
          <table:table-cell office:value-type="float" office:value="194.3333">
            <text:p>194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19T10:00:00">
            <text:p>Fri Jan 19 10:00:00 2018</text:p>
          </table:table-cell>
          <table:table-cell office:value-type="float" office:value="110.8333">
            <text:p>110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8-01-19T11:00:00">
            <text:p>Fri Jan 19 11:00:00 2018</text:p>
          </table:table-cell>
          <table:table-cell office:value-type="float" office:value="108.0">
            <text:p>108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8-01-19T12:00:00">
            <text:p>Fri Jan 19 12:00:00 2018</text:p>
          </table:table-cell>
          <table:table-cell office:value-type="float" office:value="100.8333">
            <text:p>100.8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8-01-19T13:00:00">
            <text:p>Fri Jan 19 13:00:00 2018</text:p>
          </table:table-cell>
          <table:table-cell office:value-type="float" office:value="88.3333">
            <text:p>88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8-01-19T14:00:00">
            <text:p>Fri Jan 19 14:00:00 2018</text:p>
          </table:table-cell>
          <table:table-cell office:value-type="float" office:value="143.3333">
            <text:p>143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8-01-20T07:00:00">
            <text:p>Sat Jan 20 07:00:00 2018</text:p>
          </table:table-cell>
          <table:table-cell office:value-type="float" office:value="176.1667">
            <text:p>176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8-01-20T08:00:00">
            <text:p>Sat Jan 20 08:00:00 2018</text:p>
          </table:table-cell>
          <table:table-cell office:value-type="float" office:value="126.5">
            <text:p>126.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8-01-20T09:00:00">
            <text:p>Sat Jan 20 09:00:00 2018</text:p>
          </table:table-cell>
          <table:table-cell office:value-type="float" office:value="237.3333">
            <text:p>237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8-01-20T10:00:00">
            <text:p>Sat Jan 20 10:00:00 2018</text:p>
          </table:table-cell>
          <table:table-cell office:value-type="float" office:value="101.1667">
            <text:p>101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8-01-20T11:00:00">
            <text:p>Sat Jan 20 11:00:00 2018</text:p>
          </table:table-cell>
          <table:table-cell office:value-type="float" office:value="84.5">
            <text:p>84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8-01-20T14:00:00">
            <text:p>Sat Jan 20 14:00:00 2018</text:p>
          </table:table-cell>
          <table:table-cell office:value-type="float" office:value="114.0">
            <text:p>114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8-01-21T08:00:00">
            <text:p>Sun Jan 21 08:00:00 2018</text:p>
          </table:table-cell>
          <table:table-cell office:value-type="float" office:value="222.5">
            <text:p>222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8-01-22T13:00:00">
            <text:p>Mon Jan 22 13:00:00 2018</text:p>
          </table:table-cell>
          <table:table-cell office:value-type="float" office:value="96.0">
            <text:p>96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8-01-22T14:00:00">
            <text:p>Mon Jan 22 14:00:00 2018</text:p>
          </table:table-cell>
          <table:table-cell office:value-type="float" office:value="104.1667">
            <text:p>104.1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8-01-23T09:00:00">
            <text:p>Tue Jan 23 09:00:00 2018</text:p>
          </table:table-cell>
          <table:table-cell office:value-type="float" office:value="190.5">
            <text:p>190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8-01-23T10:00:00">
            <text:p>Tue Jan 23 10:00:00 2018</text:p>
          </table:table-cell>
          <table:table-cell office:value-type="float" office:value="136.8333">
            <text:p>136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8-01-25T08:00:00">
            <text:p>Thu Jan 25 08:00:00 2018</text:p>
          </table:table-cell>
          <table:table-cell office:value-type="float" office:value="165.5">
            <text:p>165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8-01-25T11:00:00">
            <text:p>Thu Jan 25 11:00:00 2018</text:p>
          </table:table-cell>
          <table:table-cell office:value-type="float" office:value="165.1667">
            <text:p>165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8-01-25T12:00:00">
            <text:p>Thu Jan 25 12:00:00 2018</text:p>
          </table:table-cell>
          <table:table-cell office:value-type="float" office:value="101.0">
            <text:p>101.0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8-01-25T13:00:00">
            <text:p>Thu Jan 25 13:00:00 2018</text:p>
          </table:table-cell>
          <table:table-cell office:value-type="float" office:value="124.8333">
            <text:p>124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8-01-25T14:00:00">
            <text:p>Thu Jan 25 14:00:00 2018</text:p>
          </table:table-cell>
          <table:table-cell office:value-type="float" office:value="141.0">
            <text:p>141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8-01-25T15:00:00">
            <text:p>Thu Jan 25 15:00:00 2018</text:p>
          </table:table-cell>
          <table:table-cell office:value-type="float" office:value="278.0">
            <text:p>278.0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8-01-31T14:00:00">
            <text:p>Wed Jan 31 14:00:00 2018</text:p>
          </table:table-cell>
          <table:table-cell office:value-type="float" office:value="120.1667">
            <text:p>120.1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8-01-31T15:00:00">
            <text:p>Wed Jan 31 15:00:00 2018</text:p>
          </table:table-cell>
          <table:table-cell office:value-type="float" office:value="213.5">
            <text:p>213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8-01-31T20:00:00">
            <text:p>Wed Jan 31 20:00:00 2018</text:p>
          </table:table-cell>
          <table:table-cell office:value-type="float" office:value="209.1667">
            <text:p>209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8-01-31T21:00:00">
            <text:p>Wed Jan 31 21:00:00 2018</text:p>
          </table:table-cell>
          <table:table-cell office:value-type="float" office:value="143.0">
            <text:p>143.0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8-01-31T22:00:00">
            <text:p>Wed Jan 31 22:00:00 2018</text:p>
          </table:table-cell>
          <table:table-cell office:value-type="float" office:value="248.1667">
            <text:p>248.1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8-01-31T23:00:00">
            <text:p>Wed Jan 31 23:00:00 2018</text:p>
          </table:table-cell>
          <table:table-cell office:value-type="float" office:value="137.8333">
            <text:p>137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8-02-01T08:00:00">
            <text:p>Thu Feb  1 08:00:00 2018</text:p>
          </table:table-cell>
          <table:table-cell office:value-type="float" office:value="157.8333">
            <text:p>157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8-02-01T10:00:00">
            <text:p>Thu Feb  1 10:00:00 2018</text:p>
          </table:table-cell>
          <table:table-cell office:value-type="float" office:value="119.8333">
            <text:p>119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8-02-02T21:00:00">
            <text:p>Fri Feb  2 21:00:00 2018</text:p>
          </table:table-cell>
          <table:table-cell office:value-type="float" office:value="260.5">
            <text:p>260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8-02-02T22:00:00">
            <text:p>Fri Feb  2 22:00:00 2018</text:p>
          </table:table-cell>
          <table:table-cell office:value-type="float" office:value="233.3333">
            <text:p>233.3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8-02-02T23:00:00">
            <text:p>Fri Feb  2 23:00:00 2018</text:p>
          </table:table-cell>
          <table:table-cell office:value-type="float" office:value="292.3333">
            <text:p>292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8-02-03T00:00:00">
            <text:p>Sat Feb  3 00:00:00 2018</text:p>
          </table:table-cell>
          <table:table-cell office:value-type="float" office:value="210.5">
            <text:p>210.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8-02-03T10:00:00">
            <text:p>Sat Feb  3 10:00:00 2018</text:p>
          </table:table-cell>
          <table:table-cell office:value-type="float" office:value="113.8333">
            <text:p>113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8-02-03T11:00:00">
            <text:p>Sat Feb  3 11:00:00 2018</text:p>
          </table:table-cell>
          <table:table-cell office:value-type="float" office:value="88.8333">
            <text:p>88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8-02-06T02:00:00">
            <text:p>Tue Feb  6 02:00:00 2018</text:p>
          </table:table-cell>
          <table:table-cell office:value-type="float" office:value="207.1667">
            <text:p>207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8-02-06T03:00:00">
            <text:p>Tue Feb  6 03:00:00 2018</text:p>
          </table:table-cell>
          <table:table-cell office:value-type="float" office:value="177.8333">
            <text:p>177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8-02-06T04:00:00">
            <text:p>Tue Feb  6 04:00:00 2018</text:p>
          </table:table-cell>
          <table:table-cell office:value-type="float" office:value="113.1667">
            <text:p>113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8-02-06T05:00:00">
            <text:p>Tue Feb  6 05:00:00 2018</text:p>
          </table:table-cell>
          <table:table-cell office:value-type="float" office:value="132.8333">
            <text:p>132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8-02-06T06:00:00">
            <text:p>Tue Feb  6 06:00:00 2018</text:p>
          </table:table-cell>
          <table:table-cell office:value-type="float" office:value="136.3333">
            <text:p>136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8-02-06T08:00:00">
            <text:p>Tue Feb  6 08:00:00 2018</text:p>
          </table:table-cell>
          <table:table-cell office:value-type="float" office:value="256.1667">
            <text:p>256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8-02-06T09:00:00">
            <text:p>Tue Feb  6 09:00:00 2018</text:p>
          </table:table-cell>
          <table:table-cell office:value-type="float" office:value="134.1667">
            <text:p>134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8-02-06T10:00:00">
            <text:p>Tue Feb  6 10:00:00 2018</text:p>
          </table:table-cell>
          <table:table-cell office:value-type="float" office:value="90.6667">
            <text:p>90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8-02-06T11:00:00">
            <text:p>Tue Feb  6 11:00:00 2018</text:p>
          </table:table-cell>
          <table:table-cell office:value-type="float" office:value="85.3333">
            <text:p>85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8-02-06T14:00:00">
            <text:p>Tue Feb  6 14:00:00 2018</text:p>
          </table:table-cell>
          <table:table-cell office:value-type="float" office:value="194.8333">
            <text:p>194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8-02-06T15:00:00">
            <text:p>Tue Feb  6 15:00:00 2018</text:p>
          </table:table-cell>
          <table:table-cell office:value-type="float" office:value="176.5">
            <text:p>176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8-02-06T16:00:00">
            <text:p>Tue Feb  6 16:00:00 2018</text:p>
          </table:table-cell>
          <table:table-cell office:value-type="float" office:value="197.3333">
            <text:p>197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8-02-06T17:00:00">
            <text:p>Tue Feb  6 17:00:00 2018</text:p>
          </table:table-cell>
          <table:table-cell office:value-type="float" office:value="184.0">
            <text:p>184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8-02-20T01:00:00">
            <text:p>Tue Feb 20 01:00:00 2018</text:p>
          </table:table-cell>
          <table:table-cell office:value-type="float" office:value="178.8333">
            <text:p>178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8-02-20T02:00:00">
            <text:p>Tue Feb 20 02:00:00 2018</text:p>
          </table:table-cell>
          <table:table-cell office:value-type="float" office:value="158.5">
            <text:p>158.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8-02-20T03:00:00">
            <text:p>Tue Feb 20 03:00:00 2018</text:p>
          </table:table-cell>
          <table:table-cell office:value-type="float" office:value="155.0">
            <text:p>155.0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8-02-20T04:00:00">
            <text:p>Tue Feb 20 04:00:00 2018</text:p>
          </table:table-cell>
          <table:table-cell office:value-type="float" office:value="166.0">
            <text:p>166.0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8-02-20T05:00:00">
            <text:p>Tue Feb 20 05:00:00 2018</text:p>
          </table:table-cell>
          <table:table-cell office:value-type="float" office:value="98.5">
            <text:p>98.5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8-02-20T06:00:00">
            <text:p>Tue Feb 20 06:00:00 2018</text:p>
          </table:table-cell>
          <table:table-cell office:value-type="float" office:value="159.8333">
            <text:p>159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8-02-20T07:00:00">
            <text:p>Tue Feb 20 07:00:00 2018</text:p>
          </table:table-cell>
          <table:table-cell office:value-type="float" office:value="170.3333">
            <text:p>170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8-02-20T08:00:00">
            <text:p>Tue Feb 20 08:00:00 2018</text:p>
          </table:table-cell>
          <table:table-cell office:value-type="float" office:value="144.6667">
            <text:p>144.6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8-02-20T09:00:00">
            <text:p>Tue Feb 20 09:00:00 2018</text:p>
          </table:table-cell>
          <table:table-cell office:value-type="float" office:value="112.6667">
            <text:p>112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8-02-20T10:00:00">
            <text:p>Tue Feb 20 10:00:00 2018</text:p>
          </table:table-cell>
          <table:table-cell office:value-type="float" office:value="113.8333">
            <text:p>113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8-02-20T11:00:00">
            <text:p>Tue Feb 20 11:00:00 2018</text:p>
          </table:table-cell>
          <table:table-cell office:value-type="float" office:value="130.3333">
            <text:p>130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8-02-20T12:00:00">
            <text:p>Tue Feb 20 12:00:00 2018</text:p>
          </table:table-cell>
          <table:table-cell office:value-type="float" office:value="97.1667">
            <text:p>97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8-02-20T13:00:00">
            <text:p>Tue Feb 20 13:00:00 2018</text:p>
          </table:table-cell>
          <table:table-cell office:value-type="float" office:value="106.8333">
            <text:p>106.8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8-02-20T15:00:00">
            <text:p>Tue Feb 20 15:00:00 2018</text:p>
          </table:table-cell>
          <table:table-cell office:value-type="float" office:value="91.5">
            <text:p>91.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8-02-21T05:00:00">
            <text:p>Wed Feb 21 05:00:00 2018</text:p>
          </table:table-cell>
          <table:table-cell office:value-type="float" office:value="147.8333">
            <text:p>147.8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8-02-21T06:00:00">
            <text:p>Wed Feb 21 06:00:00 2018</text:p>
          </table:table-cell>
          <table:table-cell office:value-type="float" office:value="147.3333">
            <text:p>147.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8-02-21T07:00:00">
            <text:p>Wed Feb 21 07:00:00 2018</text:p>
          </table:table-cell>
          <table:table-cell office:value-type="float" office:value="153.0">
            <text:p>153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8-02-21T08:00:00">
            <text:p>Wed Feb 21 08:00:00 2018</text:p>
          </table:table-cell>
          <table:table-cell office:value-type="float" office:value="154.5">
            <text:p>154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8-02-21T16:00:00">
            <text:p>Wed Feb 21 16:00:00 2018</text:p>
          </table:table-cell>
          <table:table-cell office:value-type="float" office:value="94.6667">
            <text:p>94.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8-02-21T17:00:00">
            <text:p>Wed Feb 21 17:00:00 2018</text:p>
          </table:table-cell>
          <table:table-cell office:value-type="float" office:value="116.0">
            <text:p>116.0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8-02-21T18:00:00">
            <text:p>Wed Feb 21 18:00:00 2018</text:p>
          </table:table-cell>
          <table:table-cell office:value-type="float" office:value="167.3333">
            <text:p>167.3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8-02-21T19:00:00">
            <text:p>Wed Feb 21 19:00:00 2018</text:p>
          </table:table-cell>
          <table:table-cell office:value-type="float" office:value="179.5">
            <text:p>179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8-02-22T08:00:00">
            <text:p>Thu Feb 22 08:00:00 2018</text:p>
          </table:table-cell>
          <table:table-cell office:value-type="float" office:value="154.3333">
            <text:p>154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8-02-22T12:00:00">
            <text:p>Thu Feb 22 12:00:00 2018</text:p>
          </table:table-cell>
          <table:table-cell office:value-type="float" office:value="172.5">
            <text:p>172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8-02-22T13:00:00">
            <text:p>Thu Feb 22 13:00:00 2018</text:p>
          </table:table-cell>
          <table:table-cell office:value-type="float" office:value="187.3333">
            <text:p>187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8-02-22T14:00:00">
            <text:p>Thu Feb 22 14:00:00 2018</text:p>
          </table:table-cell>
          <table:table-cell office:value-type="float" office:value="184.6667">
            <text:p>184.6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8-02-22T15:00:00">
            <text:p>Thu Feb 22 15:00:00 2018</text:p>
          </table:table-cell>
          <table:table-cell office:value-type="float" office:value="178.6667">
            <text:p>178.6667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18-02-22T16:00:00">
            <text:p>Thu Feb 22 16:00:00 2018</text:p>
          </table:table-cell>
          <table:table-cell office:value-type="float" office:value="221.8333">
            <text:p>221.8333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8-02-22T18:00:00">
            <text:p>Thu Feb 22 18:00:00 2018</text:p>
          </table:table-cell>
          <table:table-cell office:value-type="float" office:value="246.8333">
            <text:p>246.8333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18-02-23T08:00:00">
            <text:p>Fri Feb 23 08:00:00 2018</text:p>
          </table:table-cell>
          <table:table-cell office:value-type="float" office:value="95.3333">
            <text:p>95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8-02-23T09:00:00">
            <text:p>Fri Feb 23 09:00:00 2018</text:p>
          </table:table-cell>
          <table:table-cell office:value-type="float" office:value="113.1667">
            <text:p>113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8-02-23T10:00:00">
            <text:p>Fri Feb 23 10:00:00 2018</text:p>
          </table:table-cell>
          <table:table-cell office:value-type="float" office:value="88.5">
            <text:p>88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8-02-23T11:00:00">
            <text:p>Fri Feb 23 11:00:00 2018</text:p>
          </table:table-cell>
          <table:table-cell office:value-type="float" office:value="122.5">
            <text:p>122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8-02-23T12:00:00">
            <text:p>Fri Feb 23 12:00:00 2018</text:p>
          </table:table-cell>
          <table:table-cell office:value-type="float" office:value="154.0">
            <text:p>154.0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8-02-23T13:00:00">
            <text:p>Fri Feb 23 13:00:00 2018</text:p>
          </table:table-cell>
          <table:table-cell office:value-type="float" office:value="134.8333">
            <text:p>134.8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18-02-23T14:00:00">
            <text:p>Fri Feb 23 14:00:00 2018</text:p>
          </table:table-cell>
          <table:table-cell office:value-type="float" office:value="140.6667">
            <text:p>140.6667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18-02-23T15:00:00">
            <text:p>Fri Feb 23 15:00:00 2018</text:p>
          </table:table-cell>
          <table:table-cell office:value-type="float" office:value="175.6667">
            <text:p>175.6667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18-02-23T16:00:00">
            <text:p>Fri Feb 23 16:00:00 2018</text:p>
          </table:table-cell>
          <table:table-cell office:value-type="float" office:value="164.1667">
            <text:p>164.1667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18-02-23T17:00:00">
            <text:p>Fri Feb 23 17:00:00 2018</text:p>
          </table:table-cell>
          <table:table-cell office:value-type="float" office:value="185.5">
            <text:p>185.5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18-02-24T09:00:00">
            <text:p>Sat Feb 24 09:00:00 2018</text:p>
          </table:table-cell>
          <table:table-cell office:value-type="float" office:value="208.3333">
            <text:p>208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8-02-24T10:00:00">
            <text:p>Sat Feb 24 10:00:00 2018</text:p>
          </table:table-cell>
          <table:table-cell office:value-type="float" office:value="226.1667">
            <text:p>226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8-02-24T11:00:00">
            <text:p>Sat Feb 24 11:00:00 2018</text:p>
          </table:table-cell>
          <table:table-cell office:value-type="float" office:value="151.6667">
            <text:p>151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8-02-25T05:00:00">
            <text:p>Sun Feb 25 05:00:00 2018</text:p>
          </table:table-cell>
          <table:table-cell office:value-type="float" office:value="149.8333">
            <text:p>149.8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8-02-25T06:00:00">
            <text:p>Sun Feb 25 06:00:00 2018</text:p>
          </table:table-cell>
          <table:table-cell office:value-type="float" office:value="162.1667">
            <text:p>162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8-02-25T12:00:00">
            <text:p>Sun Feb 25 12:00:00 2018</text:p>
          </table:table-cell>
          <table:table-cell office:value-type="float" office:value="108.8333">
            <text:p>108.8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8-02-25T13:00:00">
            <text:p>Sun Feb 25 13:00:00 2018</text:p>
          </table:table-cell>
          <table:table-cell office:value-type="float" office:value="102.3333">
            <text:p>102.3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18-02-26T08:00:00">
            <text:p>Mon Feb 26 08:00:00 2018</text:p>
          </table:table-cell>
          <table:table-cell office:value-type="float" office:value="189.0">
            <text:p>189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8-02-26T09:00:00">
            <text:p>Mon Feb 26 09:00:00 2018</text:p>
          </table:table-cell>
          <table:table-cell office:value-type="float" office:value="84.1667">
            <text:p>84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8-02-26T10:00:00">
            <text:p>Mon Feb 26 10:00:00 2018</text:p>
          </table:table-cell>
          <table:table-cell office:value-type="float" office:value="88.0">
            <text:p>88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8-02-26T11:00:00">
            <text:p>Mon Feb 26 11:00:00 2018</text:p>
          </table:table-cell>
          <table:table-cell office:value-type="float" office:value="82.3333">
            <text:p>82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8-02-26T12:00:00">
            <text:p>Mon Feb 26 12:00:00 2018</text:p>
          </table:table-cell>
          <table:table-cell office:value-type="float" office:value="85.6667">
            <text:p>85.6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8-02-26T13:00:00">
            <text:p>Mon Feb 26 13:00:00 2018</text:p>
          </table:table-cell>
          <table:table-cell office:value-type="float" office:value="107.1667">
            <text:p>107.1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8-02-28T05:00:00">
            <text:p>Wed Feb 28 05:00:00 2018</text:p>
          </table:table-cell>
          <table:table-cell office:value-type="float" office:value="234.0">
            <text:p>234.0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8-03-02T10:00:00">
            <text:p>Fri Mar  2 10:00:00 2018</text:p>
          </table:table-cell>
          <table:table-cell office:value-type="float" office:value="278.8333">
            <text:p>278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8-03-02T11:00:00">
            <text:p>Fri Mar  2 11:00:00 2018</text:p>
          </table:table-cell>
          <table:table-cell office:value-type="float" office:value="287.8333">
            <text:p>287.8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8-03-02T12:00:00">
            <text:p>Fri Mar  2 12:00:00 2018</text:p>
          </table:table-cell>
          <table:table-cell office:value-type="float" office:value="265.8333">
            <text:p>265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8-03-02T14:00:00">
            <text:p>Fri Mar  2 14:00:00 2018</text:p>
          </table:table-cell>
          <table:table-cell office:value-type="float" office:value="288.5">
            <text:p>288.5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8-03-02T15:00:00">
            <text:p>Fri Mar  2 15:00:00 2018</text:p>
          </table:table-cell>
          <table:table-cell office:value-type="float" office:value="287.6667">
            <text:p>287.6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8-03-02T17:00:00">
            <text:p>Fri Mar  2 17:00:00 2018</text:p>
          </table:table-cell>
          <table:table-cell office:value-type="float" office:value="311.8333">
            <text:p>311.8333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8-03-02T18:00:00">
            <text:p>Fri Mar  2 18:00:00 2018</text:p>
          </table:table-cell>
          <table:table-cell office:value-type="float" office:value="315.3333">
            <text:p>315.3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8-03-06T21:00:00">
            <text:p>Tue Mar  6 21:00:00 2018</text:p>
          </table:table-cell>
          <table:table-cell office:value-type="float" office:value="310.5">
            <text:p>310.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8-03-08T18:00:00">
            <text:p>Thu Mar  8 18:00:00 2018</text:p>
          </table:table-cell>
          <table:table-cell office:value-type="float" office:value="266.5">
            <text:p>266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8-03-14T10:00:00">
            <text:p>Wed Mar 14 10:00:00 2018</text:p>
          </table:table-cell>
          <table:table-cell office:value-type="float" office:value="176.1667">
            <text:p>176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8-03-14T11:00:00">
            <text:p>Wed Mar 14 11:00:00 2018</text:p>
          </table:table-cell>
          <table:table-cell office:value-type="float" office:value="190.5">
            <text:p>190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8-03-20T21:00:00">
            <text:p>Tue Mar 20 21:00:00 2018</text:p>
          </table:table-cell>
          <table:table-cell office:value-type="float" office:value="281.5">
            <text:p>281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8-03-22T08:00:00">
            <text:p>Thu Mar 22 08:00:00 2018</text:p>
          </table:table-cell>
          <table:table-cell office:value-type="float" office:value="137.3333">
            <text:p>137.3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8-03-23T17:00:00">
            <text:p>Fri Mar 23 17:00:00 2018</text:p>
          </table:table-cell>
          <table:table-cell office:value-type="float" office:value="196.5">
            <text:p>196.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8-03-23T18:00:00">
            <text:p>Fri Mar 23 18:00:00 2018</text:p>
          </table:table-cell>
          <table:table-cell office:value-type="float" office:value="108.0">
            <text:p>108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8-03-28T09:00:00">
            <text:p>Wed Mar 28 09:00:00 2018</text:p>
          </table:table-cell>
          <table:table-cell office:value-type="float" office:value="154.8333">
            <text:p>154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03-28T10:00:00">
            <text:p>Wed Mar 28 10:00:00 2018</text:p>
          </table:table-cell>
          <table:table-cell office:value-type="float" office:value="208.0">
            <text:p>208.0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8-03-28T11:00:00">
            <text:p>Wed Mar 28 11:00:00 2018</text:p>
          </table:table-cell>
          <table:table-cell office:value-type="float" office:value="89.6667">
            <text:p>89.6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8-03-28T12:00:00">
            <text:p>Wed Mar 28 12:00:00 2018</text:p>
          </table:table-cell>
          <table:table-cell office:value-type="float" office:value="142.5">
            <text:p>142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8-03-28T13:00:00">
            <text:p>Wed Mar 28 13:00:00 2018</text:p>
          </table:table-cell>
          <table:table-cell office:value-type="float" office:value="198.0">
            <text:p>198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8-03-29T11:00:00">
            <text:p>Thu Mar 29 11:00:00 2018</text:p>
          </table:table-cell>
          <table:table-cell office:value-type="float" office:value="316.3333">
            <text:p>316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8-04-05T11:00:00">
            <text:p>Thu Apr  5 11:00:00 2018</text:p>
          </table:table-cell>
          <table:table-cell office:value-type="float" office:value="81.5">
            <text:p>81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8-04-05T12:00:00">
            <text:p>Thu Apr  5 12:00:00 2018</text:p>
          </table:table-cell>
          <table:table-cell office:value-type="float" office:value="155.3333">
            <text:p>155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8-04-06T15:00:00">
            <text:p>Fri Apr  6 15:00:00 2018</text:p>
          </table:table-cell>
          <table:table-cell office:value-type="float" office:value="223.3333">
            <text:p>223.3333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18-04-07T20:00:00">
            <text:p>Sat Apr  7 20:00:00 2018</text:p>
          </table:table-cell>
          <table:table-cell office:value-type="float" office:value="302.0">
            <text:p>302.0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18-04-17T10:00:00">
            <text:p>Tue Apr 17 10:00:00 2018</text:p>
          </table:table-cell>
          <table:table-cell office:value-type="float" office:value="105.8333">
            <text:p>105.8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8-04-17T11:00:00">
            <text:p>Tue Apr 17 11:00:00 2018</text:p>
          </table:table-cell>
          <table:table-cell office:value-type="float" office:value="96.3333">
            <text:p>96.3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8-04-18T10:00:00">
            <text:p>Wed Apr 18 10:00:00 2018</text:p>
          </table:table-cell>
          <table:table-cell office:value-type="float" office:value="227.3333">
            <text:p>227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8-04-18T16:00:00">
            <text:p>Wed Apr 18 16:00:00 2018</text:p>
          </table:table-cell>
          <table:table-cell office:value-type="float" office:value="210.1667">
            <text:p>210.1667</text:p>
          </table:table-cell>
          <table:table-cell office:value-type="float" office:value="115.1667">
            <text:p>115.1667</text:p>
          </table:table-cell>
        </table:table-row>
        <table:table-row>
          <table:table-cell table:style-name="pd1" office:value-type="date" office:date-value="2018-04-23T18:00:00">
            <text:p>Mon Apr 23 18:00:00 2018</text:p>
          </table:table-cell>
          <table:table-cell office:value-type="float" office:value="202.5">
            <text:p>202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8-04-24T08:00:00">
            <text:p>Tue Apr 24 08:00:00 2018</text:p>
          </table:table-cell>
          <table:table-cell office:value-type="float" office:value="181.1667">
            <text:p>181.1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8-04-24T09:00:00">
            <text:p>Tue Apr 24 09:00:00 2018</text:p>
          </table:table-cell>
          <table:table-cell office:value-type="float" office:value="174.8333">
            <text:p>174.833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8-04-24T10:00:00">
            <text:p>Tue Apr 24 10:00:00 2018</text:p>
          </table:table-cell>
          <table:table-cell office:value-type="float" office:value="95.5">
            <text:p>95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8-04-24T11:00:00">
            <text:p>Tue Apr 24 11:00:00 2018</text:p>
          </table:table-cell>
          <table:table-cell office:value-type="float" office:value="174.0">
            <text:p>174.0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18-04-24T12:00:00">
            <text:p>Tue Apr 24 12:00:00 2018</text:p>
          </table:table-cell>
          <table:table-cell office:value-type="float" office:value="155.3333">
            <text:p>155.3333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18-04-25T17:00:00">
            <text:p>Wed Apr 25 17:00:00 2018</text:p>
          </table:table-cell>
          <table:table-cell office:value-type="float" office:value="200.3333">
            <text:p>200.3333</text:p>
          </table:table-cell>
          <table:table-cell office:value-type="float" office:value="108.5">
            <text:p>108.5</text:p>
          </table:table-cell>
        </table:table-row>
        <table:table-row>
          <table:table-cell table:style-name="pd1" office:value-type="date" office:date-value="2018-05-01T17:00:00">
            <text:p>Tue May  1 17:00:00 2018</text:p>
          </table:table-cell>
          <table:table-cell office:value-type="float" office:value="154.5">
            <text:p>154.5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18-05-02T12:00:00">
            <text:p>Wed May  2 12:00:00 2018</text:p>
          </table:table-cell>
          <table:table-cell office:value-type="float" office:value="164.3333">
            <text:p>164.3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8-05-04T08:00:00">
            <text:p>Fri May  4 08:00:00 2018</text:p>
          </table:table-cell>
          <table:table-cell office:value-type="float" office:value="277.8333">
            <text:p>277.8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8-05-04T13:00:00">
            <text:p>Fri May  4 13:00:00 2018</text:p>
          </table:table-cell>
          <table:table-cell office:value-type="float" office:value="154.6667">
            <text:p>154.6667</text:p>
          </table:table-cell>
          <table:table-cell office:value-type="float" office:value="75.4">
            <text:p>75.4</text:p>
          </table:table-cell>
        </table:table-row>
        <table:table-row>
          <table:table-cell table:style-name="pd1" office:value-type="date" office:date-value="2018-05-04T14:00:00">
            <text:p>Fri May  4 14:00:00 2018</text:p>
          </table:table-cell>
          <table:table-cell office:value-type="float" office:value="135.3333">
            <text:p>135.3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8-05-05T12:00:00">
            <text:p>Sat May  5 12:00:00 2018</text:p>
          </table:table-cell>
          <table:table-cell office:value-type="float" office:value="130.8333">
            <text:p>130.8333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18-05-07T08:00:00">
            <text:p>Mon May  7 08:00:00 2018</text:p>
          </table:table-cell>
          <table:table-cell office:value-type="float" office:value="252.1667">
            <text:p>252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8-05-07T10:00:00">
            <text:p>Mon May  7 10:00:00 2018</text:p>
          </table:table-cell>
          <table:table-cell office:value-type="float" office:value="79.6667">
            <text:p>79.6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8-05-09T23:00:00">
            <text:p>Wed May  9 23:00:00 2018</text:p>
          </table:table-cell>
          <table:table-cell office:value-type="float" office:value="120.8333">
            <text:p>120.8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8-05-25T14:00:00">
            <text:p>Fri May 25 14:00:00 2018</text:p>
          </table:table-cell>
          <table:table-cell office:value-type="float" office:value="262.6667">
            <text:p>262.6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18-05-27T18:00:00">
            <text:p>Sun May 27 18:00:00 2018</text:p>
          </table:table-cell>
          <table:table-cell office:value-type="float" office:value="147.3333">
            <text:p>147.3333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18-05-30T17:00:00">
            <text:p>Wed May 30 17:00:00 2018</text:p>
          </table:table-cell>
          <table:table-cell office:value-type="float" office:value="301.8333">
            <text:p>301.8333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18-06-04T11:00:00">
            <text:p>Mon Jun  4 11:00:00 2018</text:p>
          </table:table-cell>
          <table:table-cell office:value-type="float" office:value="181.8333">
            <text:p>181.8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8-06-09T15:00:00">
            <text:p>Sat Jun  9 15:00:00 2018</text:p>
          </table:table-cell>
          <table:table-cell office:value-type="float" office:value="166.1667">
            <text:p>166.1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18-06-25T23:00:00">
            <text:p>Mon Jun 25 23:00:00 2018</text:p>
          </table:table-cell>
          <table:table-cell office:value-type="float" office:value="308.0">
            <text:p>308.0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18-07-01T10:00:00">
            <text:p>Sun Jul  1 10:00:00 2018</text:p>
          </table:table-cell>
          <table:table-cell office:value-type="float" office:value="243.6667">
            <text:p>243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8-07-02T15:00:00">
            <text:p>Mon Jul  2 15:00:00 2018</text:p>
          </table:table-cell>
          <table:table-cell office:value-type="float" office:value="222.3333">
            <text:p>222.3333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18-07-02T16:00:00">
            <text:p>Mon Jul  2 16:00:00 2018</text:p>
          </table:table-cell>
          <table:table-cell office:value-type="float" office:value="247.8333">
            <text:p>247.8333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18-07-07T15:00:00">
            <text:p>Sat Jul  7 15:00:00 2018</text:p>
          </table:table-cell>
          <table:table-cell office:value-type="float" office:value="190.8333">
            <text:p>190.8333</text:p>
          </table:table-cell>
          <table:table-cell office:value-type="float" office:value="130.5">
            <text:p>130.5</text:p>
          </table:table-cell>
        </table:table-row>
        <table:table-row>
          <table:table-cell table:style-name="pd1" office:value-type="date" office:date-value="2018-07-17T18:00:00">
            <text:p>Tue Jul 17 18:00:00 2018</text:p>
          </table:table-cell>
          <table:table-cell office:value-type="float" office:value="216.5">
            <text:p>216.5</text:p>
          </table:table-cell>
          <table:table-cell office:value-type="float" office:value="138.3333">
            <text:p>138.3333</text:p>
          </table:table-cell>
        </table:table-row>
        <table:table-row>
          <table:table-cell table:style-name="pd1" office:value-type="date" office:date-value="2018-07-19T14:00:00">
            <text:p>Thu Jul 19 14:00:00 2018</text:p>
          </table:table-cell>
          <table:table-cell office:value-type="float" office:value="185.8333">
            <text:p>185.8333</text:p>
          </table:table-cell>
          <table:table-cell office:value-type="float" office:value="139.5">
            <text:p>139.5</text:p>
          </table:table-cell>
        </table:table-row>
        <table:table-row>
          <table:table-cell table:style-name="pd1" office:value-type="date" office:date-value="2018-07-19T15:00:00">
            <text:p>Thu Jul 19 15:00:00 2018</text:p>
          </table:table-cell>
          <table:table-cell office:value-type="float" office:value="181.0">
            <text:p>181.0</text:p>
          </table:table-cell>
          <table:table-cell office:value-type="float" office:value="136.0">
            <text:p>136.0</text:p>
          </table:table-cell>
        </table:table-row>
        <table:table-row>
          <table:table-cell table:style-name="pd1" office:value-type="date" office:date-value="2018-07-25T21:00:00">
            <text:p>Wed Jul 25 21:00:00 2018</text:p>
          </table:table-cell>
          <table:table-cell office:value-type="float" office:value="306.0">
            <text:p>306.0</text:p>
          </table:table-cell>
          <table:table-cell office:value-type="float" office:value="120.3333">
            <text:p>120.3333</text:p>
          </table:table-cell>
        </table:table-row>
        <table:table-row>
          <table:table-cell table:style-name="pd1" office:value-type="date" office:date-value="2018-07-30T12:00:00">
            <text:p>Mon Jul 30 12:00:00 2018</text:p>
          </table:table-cell>
          <table:table-cell office:value-type="float" office:value="216.8333">
            <text:p>216.8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8-07-31T12:00:00">
            <text:p>Tue Jul 31 12:00:00 2018</text:p>
          </table:table-cell>
          <table:table-cell office:value-type="float" office:value="114.8333">
            <text:p>114.8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8-08-04T12:00:00">
            <text:p>Sat Aug  4 12:00:00 2018</text:p>
          </table:table-cell>
          <table:table-cell office:value-type="float" office:value="140.0">
            <text:p>140.0</text:p>
          </table:table-cell>
          <table:table-cell office:value-type="float" office:value="131.8333">
            <text:p>131.8333</text:p>
          </table:table-cell>
        </table:table-row>
        <table:table-row>
          <table:table-cell table:style-name="pd1" office:value-type="date" office:date-value="2018-08-04T13:00:00">
            <text:p>Sat Aug  4 13:00:00 2018</text:p>
          </table:table-cell>
          <table:table-cell office:value-type="float" office:value="208.1667">
            <text:p>208.1667</text:p>
          </table:table-cell>
          <table:table-cell office:value-type="float" office:value="152.8333">
            <text:p>152.8333</text:p>
          </table:table-cell>
        </table:table-row>
        <table:table-row>
          <table:table-cell table:style-name="pd1" office:value-type="date" office:date-value="2018-08-04T14:00:00">
            <text:p>Sat Aug  4 14:00:00 2018</text:p>
          </table:table-cell>
          <table:table-cell office:value-type="float" office:value="173.3333">
            <text:p>173.3333</text:p>
          </table:table-cell>
          <table:table-cell office:value-type="float" office:value="152.3333">
            <text:p>152.3333</text:p>
          </table:table-cell>
        </table:table-row>
        <table:table-row>
          <table:table-cell table:style-name="pd1" office:value-type="date" office:date-value="2018-08-04T15:00:00">
            <text:p>Sat Aug  4 15:00:00 2018</text:p>
          </table:table-cell>
          <table:table-cell office:value-type="float" office:value="157.6667">
            <text:p>157.6667</text:p>
          </table:table-cell>
          <table:table-cell office:value-type="float" office:value="129.5">
            <text:p>129.5</text:p>
          </table:table-cell>
        </table:table-row>
        <table:table-row>
          <table:table-cell table:style-name="pd1" office:value-type="date" office:date-value="2018-08-04T16:00:00">
            <text:p>Sat Aug  4 16:00:00 2018</text:p>
          </table:table-cell>
          <table:table-cell office:value-type="float" office:value="139.0">
            <text:p>139.0</text:p>
          </table:table-cell>
          <table:table-cell office:value-type="float" office:value="135.1667">
            <text:p>135.1667</text:p>
          </table:table-cell>
        </table:table-row>
        <table:table-row>
          <table:table-cell table:style-name="pd1" office:value-type="date" office:date-value="2018-08-04T17:00:00">
            <text:p>Sat Aug  4 17:00:00 2018</text:p>
          </table:table-cell>
          <table:table-cell office:value-type="float" office:value="143.5">
            <text:p>143.5</text:p>
          </table:table-cell>
          <table:table-cell office:value-type="float" office:value="139.3333">
            <text:p>139.3333</text:p>
          </table:table-cell>
        </table:table-row>
        <table:table-row>
          <table:table-cell table:style-name="pd1" office:value-type="date" office:date-value="2018-08-04T18:00:00">
            <text:p>Sat Aug  4 18:00:00 2018</text:p>
          </table:table-cell>
          <table:table-cell office:value-type="float" office:value="197.1667">
            <text:p>197.1667</text:p>
          </table:table-cell>
          <table:table-cell office:value-type="float" office:value="135.1667">
            <text:p>135.1667</text:p>
          </table:table-cell>
        </table:table-row>
        <table:table-row>
          <table:table-cell table:style-name="pd1" office:value-type="date" office:date-value="2018-08-05T14:00:00">
            <text:p>Sun Aug  5 14:00:00 2018</text:p>
          </table:table-cell>
          <table:table-cell office:value-type="float" office:value="182.6667">
            <text:p>182.6667</text:p>
          </table:table-cell>
          <table:table-cell office:value-type="float" office:value="124.8333">
            <text:p>124.8333</text:p>
          </table:table-cell>
        </table:table-row>
        <table:table-row>
          <table:table-cell table:style-name="pd1" office:value-type="date" office:date-value="2018-08-05T16:00:00">
            <text:p>Sun Aug  5 16:00:00 2018</text:p>
          </table:table-cell>
          <table:table-cell office:value-type="float" office:value="200.6667">
            <text:p>200.6667</text:p>
          </table:table-cell>
          <table:table-cell office:value-type="float" office:value="117.5">
            <text:p>117.5</text:p>
          </table:table-cell>
        </table:table-row>
        <table:table-row>
          <table:table-cell table:style-name="pd1" office:value-type="date" office:date-value="2018-08-05T17:00:00">
            <text:p>Sun Aug  5 17:00:00 2018</text:p>
          </table:table-cell>
          <table:table-cell office:value-type="float" office:value="229.3333">
            <text:p>229.3333</text:p>
          </table:table-cell>
          <table:table-cell office:value-type="float" office:value="114.8333">
            <text:p>114.8333</text:p>
          </table:table-cell>
        </table:table-row>
        <table:table-row>
          <table:table-cell table:style-name="pd1" office:value-type="date" office:date-value="2018-08-06T14:00:00">
            <text:p>Mon Aug  6 14:00:00 2018</text:p>
          </table:table-cell>
          <table:table-cell office:value-type="float" office:value="187.8333">
            <text:p>187.8333</text:p>
          </table:table-cell>
          <table:table-cell office:value-type="float" office:value="134.3333">
            <text:p>134.3333</text:p>
          </table:table-cell>
        </table:table-row>
        <table:table-row>
          <table:table-cell table:style-name="pd1" office:value-type="date" office:date-value="2018-08-06T15:00:00">
            <text:p>Mon Aug  6 15:00:00 2018</text:p>
          </table:table-cell>
          <table:table-cell office:value-type="float" office:value="219.1667">
            <text:p>219.1667</text:p>
          </table:table-cell>
          <table:table-cell office:value-type="float" office:value="124.8333">
            <text:p>124.8333</text:p>
          </table:table-cell>
        </table:table-row>
        <table:table-row>
          <table:table-cell table:style-name="pd1" office:value-type="date" office:date-value="2018-08-06T16:00:00">
            <text:p>Mon Aug  6 16:00:00 2018</text:p>
          </table:table-cell>
          <table:table-cell office:value-type="float" office:value="252.5">
            <text:p>252.5</text:p>
          </table:table-cell>
          <table:table-cell office:value-type="float" office:value="123.6667">
            <text:p>123.6667</text:p>
          </table:table-cell>
        </table:table-row>
        <table:table-row>
          <table:table-cell table:style-name="pd1" office:value-type="date" office:date-value="2018-08-06T17:00:00">
            <text:p>Mon Aug  6 17:00:00 2018</text:p>
          </table:table-cell>
          <table:table-cell office:value-type="float" office:value="252.0">
            <text:p>252.0</text:p>
          </table:table-cell>
          <table:table-cell office:value-type="float" office:value="125.1667">
            <text:p>125.1667</text:p>
          </table:table-cell>
        </table:table-row>
        <table:table-row>
          <table:table-cell table:style-name="pd1" office:value-type="date" office:date-value="2018-08-09T22:00:00">
            <text:p>Thu Aug  9 22:00:00 2018</text:p>
          </table:table-cell>
          <table:table-cell office:value-type="float" office:value="231.1667">
            <text:p>231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8-08-10T12:00:00">
            <text:p>Fri Aug 10 12:00:00 2018</text:p>
          </table:table-cell>
          <table:table-cell office:value-type="float" office:value="100.3333">
            <text:p>100.3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18-08-15T14:00:00">
            <text:p>Wed Aug 15 14:00:00 2018</text:p>
          </table:table-cell>
          <table:table-cell office:value-type="float" office:value="182.3333">
            <text:p>182.3333</text:p>
          </table:table-cell>
          <table:table-cell office:value-type="float" office:value="111.6667">
            <text:p>111.6667</text:p>
          </table:table-cell>
        </table:table-row>
        <table:table-row>
          <table:table-cell table:style-name="pd1" office:value-type="date" office:date-value="2018-08-15T15:00:00">
            <text:p>Wed Aug 15 15:00:00 2018</text:p>
          </table:table-cell>
          <table:table-cell office:value-type="float" office:value="238.1667">
            <text:p>238.1667</text:p>
          </table:table-cell>
          <table:table-cell office:value-type="float" office:value="118.8333">
            <text:p>118.8333</text:p>
          </table:table-cell>
        </table:table-row>
        <table:table-row>
          <table:table-cell table:style-name="pd1" office:value-type="date" office:date-value="2018-08-15T16:00:00">
            <text:p>Wed Aug 15 16:00:00 2018</text:p>
          </table:table-cell>
          <table:table-cell office:value-type="float" office:value="262.5">
            <text:p>262.5</text:p>
          </table:table-cell>
          <table:table-cell office:value-type="float" office:value="118.3333">
            <text:p>118.3333</text:p>
          </table:table-cell>
        </table:table-row>
        <table:table-row>
          <table:table-cell table:style-name="pd1" office:value-type="date" office:date-value="2018-08-15T17:00:00">
            <text:p>Wed Aug 15 17:00:00 2018</text:p>
          </table:table-cell>
          <table:table-cell office:value-type="float" office:value="284.5">
            <text:p>284.5</text:p>
          </table:table-cell>
          <table:table-cell office:value-type="float" office:value="117.5">
            <text:p>117.5</text:p>
          </table:table-cell>
        </table:table-row>
        <table:table-row>
          <table:table-cell table:style-name="pd1" office:value-type="date" office:date-value="2018-08-15T18:00:00">
            <text:p>Wed Aug 15 18:00:00 2018</text:p>
          </table:table-cell>
          <table:table-cell office:value-type="float" office:value="300.0">
            <text:p>300.0</text:p>
          </table:table-cell>
          <table:table-cell office:value-type="float" office:value="115.8333">
            <text:p>115.8333</text:p>
          </table:table-cell>
        </table:table-row>
        <table:table-row>
          <table:table-cell table:style-name="pd1" office:value-type="date" office:date-value="2018-08-22T18:00:00">
            <text:p>Wed Aug 22 18:00:00 2018</text:p>
          </table:table-cell>
          <table:table-cell office:value-type="float" office:value="186.3333">
            <text:p>186.3333</text:p>
          </table:table-cell>
          <table:table-cell office:value-type="float" office:value="131.1667">
            <text:p>131.1667</text:p>
          </table:table-cell>
        </table:table-row>
        <table:table-row>
          <table:table-cell table:style-name="pd1" office:value-type="date" office:date-value="2018-08-23T18:00:00">
            <text:p>Thu Aug 23 18:00:00 2018</text:p>
          </table:table-cell>
          <table:table-cell office:value-type="float" office:value="253.5">
            <text:p>253.5</text:p>
          </table:table-cell>
          <table:table-cell office:value-type="float" office:value="130.8333">
            <text:p>130.8333</text:p>
          </table:table-cell>
        </table:table-row>
        <table:table-row>
          <table:table-cell table:style-name="pd1" office:value-type="date" office:date-value="2018-08-30T17:00:00">
            <text:p>Thu Aug 30 17:00:00 2018</text:p>
          </table:table-cell>
          <table:table-cell office:value-type="float" office:value="180.6667">
            <text:p>180.6667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18-09-02T14:00:00">
            <text:p>Sun Sep  2 14:00:00 2018</text:p>
          </table:table-cell>
          <table:table-cell office:value-type="float" office:value="136.3333">
            <text:p>136.3333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18-09-16T19:00:00">
            <text:p>Sun Sep 16 19:00:00 2018</text:p>
          </table:table-cell>
          <table:table-cell office:value-type="float" office:value="208.6667">
            <text:p>208.6667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18-09-16T23:00:00">
            <text:p>Sun Sep 16 23:00:00 2018</text:p>
          </table:table-cell>
          <table:table-cell office:value-type="float" office:value="210.3333">
            <text:p>210.333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8-09-17T22:00:00">
            <text:p>Mon Sep 17 22:00:00 2018</text:p>
          </table:table-cell>
          <table:table-cell office:value-type="float" office:value="179.1667">
            <text:p>179.1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8-09-17T23:00:00">
            <text:p>Mon Sep 17 23:00:00 2018</text:p>
          </table:table-cell>
          <table:table-cell office:value-type="float" office:value="186.5">
            <text:p>186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8-09-18T00:00:00">
            <text:p>Tue Sep 18 00:00:00 2018</text:p>
          </table:table-cell>
          <table:table-cell office:value-type="float" office:value="200.5">
            <text:p>200.5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8-09-18T09:00:00">
            <text:p>Tue Sep 18 09:00:00 2018</text:p>
          </table:table-cell>
          <table:table-cell office:value-type="float" office:value="169.1667">
            <text:p>169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8-09-18T10:00:00">
            <text:p>Tue Sep 18 10:00:00 2018</text:p>
          </table:table-cell>
          <table:table-cell office:value-type="float" office:value="109.1667">
            <text:p>109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8-09-18T15:00:00">
            <text:p>Tue Sep 18 15:00:00 2018</text:p>
          </table:table-cell>
          <table:table-cell office:value-type="float" office:value="171.0">
            <text:p>171.0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18-09-26T22:00:00">
            <text:p>Wed Sep 26 22:00:00 2018</text:p>
          </table:table-cell>
          <table:table-cell office:value-type="float" office:value="188.1667">
            <text:p>188.1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8-10-01T21:00:00">
            <text:p>Mon Oct  1 21:00:00 2018</text:p>
          </table:table-cell>
          <table:table-cell office:value-type="float" office:value="254.0">
            <text:p>254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8-10-02T13:00:00">
            <text:p>Tue Oct  2 13:00:00 2018</text:p>
          </table:table-cell>
          <table:table-cell office:value-type="float" office:value="132.1667">
            <text:p>132.1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8-10-02T14:00:00">
            <text:p>Tue Oct  2 14:00:00 2018</text:p>
          </table:table-cell>
          <table:table-cell office:value-type="float" office:value="146.3333">
            <text:p>146.3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8-10-03T09:00:00">
            <text:p>Wed Oct  3 09:00:00 2018</text:p>
          </table:table-cell>
          <table:table-cell office:value-type="float" office:value="148.0">
            <text:p>148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8-10-03T14:00:00">
            <text:p>Wed Oct  3 14:00:00 2018</text:p>
          </table:table-cell>
          <table:table-cell office:value-type="float" office:value="177.5">
            <text:p>177.5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18-10-05T16:00:00">
            <text:p>Fri Oct  5 16:00:00 2018</text:p>
          </table:table-cell>
          <table:table-cell office:value-type="float" office:value="144.5">
            <text:p>144.5</text:p>
          </table:table-cell>
          <table:table-cell office:value-type="float" office:value="111.6667">
            <text:p>111.6667</text:p>
          </table:table-cell>
        </table:table-row>
        <table:table-row>
          <table:table-cell table:style-name="pd1" office:value-type="date" office:date-value="2018-10-05T17:00:00">
            <text:p>Fri Oct  5 17:00:00 2018</text:p>
          </table:table-cell>
          <table:table-cell office:value-type="float" office:value="201.8333">
            <text:p>201.8333</text:p>
          </table:table-cell>
          <table:table-cell office:value-type="float" office:value="110.8333">
            <text:p>110.8333</text:p>
          </table:table-cell>
        </table:table-row>
        <table:table-row>
          <table:table-cell table:style-name="pd1" office:value-type="date" office:date-value="2018-10-08T14:00:00">
            <text:p>Mon Oct  8 14:00:00 2018</text:p>
          </table:table-cell>
          <table:table-cell office:value-type="float" office:value="160.5">
            <text:p>160.5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18-10-08T20:00:00">
            <text:p>Mon Oct  8 20:00:00 2018</text:p>
          </table:table-cell>
          <table:table-cell office:value-type="float" office:value="296.1667">
            <text:p>296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8-10-11T06:00:00">
            <text:p>Thu Oct 11 06:00:00 2018</text:p>
          </table:table-cell>
          <table:table-cell office:value-type="float" office:value="187.3333">
            <text:p>187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8-10-11T10:00:00">
            <text:p>Thu Oct 11 10:00:00 2018</text:p>
          </table:table-cell>
          <table:table-cell office:value-type="float" office:value="125.3333">
            <text:p>125.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8-10-11T12:00:00">
            <text:p>Thu Oct 11 12:00:00 2018</text:p>
          </table:table-cell>
          <table:table-cell office:value-type="float" office:value="159.0">
            <text:p>159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8-10-11T14:00:00">
            <text:p>Thu Oct 11 14:00:00 2018</text:p>
          </table:table-cell>
          <table:table-cell office:value-type="float" office:value="138.5">
            <text:p>138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8-10-11T23:00:00">
            <text:p>Thu Oct 11 23:00:00 2018</text:p>
          </table:table-cell>
          <table:table-cell office:value-type="float" office:value="128.3333">
            <text:p>128.3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8-10-12T13:00:00">
            <text:p>Fri Oct 12 13:00:00 2018</text:p>
          </table:table-cell>
          <table:table-cell office:value-type="float" office:value="125.8333">
            <text:p>125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8-10-12T14:00:00">
            <text:p>Fri Oct 12 14:00:00 2018</text:p>
          </table:table-cell>
          <table:table-cell office:value-type="float" office:value="94.3333">
            <text:p>94.3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8-10-12T15:00:00">
            <text:p>Fri Oct 12 15:00:00 2018</text:p>
          </table:table-cell>
          <table:table-cell office:value-type="float" office:value="203.3333">
            <text:p>203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8-10-12T16:00:00">
            <text:p>Fri Oct 12 16:00:00 2018</text:p>
          </table:table-cell>
          <table:table-cell office:value-type="float" office:value="148.5">
            <text:p>148.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8-10-12T17:00:00">
            <text:p>Fri Oct 12 17:00:00 2018</text:p>
          </table:table-cell>
          <table:table-cell office:value-type="float" office:value="140.1667">
            <text:p>140.1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8-10-13T10:00:00">
            <text:p>Sat Oct 13 10:00:00 2018</text:p>
          </table:table-cell>
          <table:table-cell office:value-type="float" office:value="97.3333">
            <text:p>97.3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8-10-13T11:00:00">
            <text:p>Sat Oct 13 11:00:00 2018</text:p>
          </table:table-cell>
          <table:table-cell office:value-type="float" office:value="95.5">
            <text:p>95.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8-10-13T12:00:00">
            <text:p>Sat Oct 13 12:00:00 2018</text:p>
          </table:table-cell>
          <table:table-cell office:value-type="float" office:value="79.6667">
            <text:p>79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8-10-16T15:00:00">
            <text:p>Tue Oct 16 15:00:00 2018</text:p>
          </table:table-cell>
          <table:table-cell office:value-type="float" office:value="149.6667">
            <text:p>149.6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8-10-16T16:00:00">
            <text:p>Tue Oct 16 16:00:00 2018</text:p>
          </table:table-cell>
          <table:table-cell office:value-type="float" office:value="124.5">
            <text:p>124.5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8-10-17T08:00:00">
            <text:p>Wed Oct 17 08:00:00 2018</text:p>
          </table:table-cell>
          <table:table-cell office:value-type="float" office:value="194.5">
            <text:p>194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8-10-17T09:00:00">
            <text:p>Wed Oct 17 09:00:00 2018</text:p>
          </table:table-cell>
          <table:table-cell office:value-type="float" office:value="202.6667">
            <text:p>202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8-10-17T10:00:00">
            <text:p>Wed Oct 17 10:00:00 2018</text:p>
          </table:table-cell>
          <table:table-cell office:value-type="float" office:value="105.5">
            <text:p>105.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8-10-17T11:00:00">
            <text:p>Wed Oct 17 11:00:00 2018</text:p>
          </table:table-cell>
          <table:table-cell office:value-type="float" office:value="101.1667">
            <text:p>101.1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8-10-17T12:00:00">
            <text:p>Wed Oct 17 12:00:00 2018</text:p>
          </table:table-cell>
          <table:table-cell office:value-type="float" office:value="102.3333">
            <text:p>102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8-10-18T11:00:00">
            <text:p>Thu Oct 18 11:00:00 2018</text:p>
          </table:table-cell>
          <table:table-cell office:value-type="float" office:value="114.1667">
            <text:p>114.1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8-10-18T16:00:00">
            <text:p>Thu Oct 18 16:00:00 2018</text:p>
          </table:table-cell>
          <table:table-cell office:value-type="float" office:value="175.1667">
            <text:p>175.1667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18-10-19T11:00:00">
            <text:p>Fri Oct 19 11:00:00 2018</text:p>
          </table:table-cell>
          <table:table-cell office:value-type="float" office:value="145.0">
            <text:p>145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8-10-22T02:00:00">
            <text:p>Mon Oct 22 02:00:00 2018</text:p>
          </table:table-cell>
          <table:table-cell office:value-type="float" office:value="143.0">
            <text:p>143.0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8-10-22T03:00:00">
            <text:p>Mon Oct 22 03:00:00 2018</text:p>
          </table:table-cell>
          <table:table-cell office:value-type="float" office:value="167.8333">
            <text:p>167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8-10-22T04:00:00">
            <text:p>Mon Oct 22 04:00:00 2018</text:p>
          </table:table-cell>
          <table:table-cell office:value-type="float" office:value="183.5">
            <text:p>183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8-10-22T05:00:00">
            <text:p>Mon Oct 22 05:00:00 2018</text:p>
          </table:table-cell>
          <table:table-cell office:value-type="float" office:value="182.8333">
            <text:p>182.8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8-10-22T06:00:00">
            <text:p>Mon Oct 22 06:00:00 2018</text:p>
          </table:table-cell>
          <table:table-cell office:value-type="float" office:value="131.5">
            <text:p>131.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8-10-22T07:00:00">
            <text:p>Mon Oct 22 07:00:00 2018</text:p>
          </table:table-cell>
          <table:table-cell office:value-type="float" office:value="125.1667">
            <text:p>125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8-10-22T08:00:00">
            <text:p>Mon Oct 22 08:00:00 2018</text:p>
          </table:table-cell>
          <table:table-cell office:value-type="float" office:value="225.0">
            <text:p>225.0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8-10-22T09:00:00">
            <text:p>Mon Oct 22 09:00:00 2018</text:p>
          </table:table-cell>
          <table:table-cell office:value-type="float" office:value="285.3333">
            <text:p>285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8-10-22T15:00:00">
            <text:p>Mon Oct 22 15:00:00 2018</text:p>
          </table:table-cell>
          <table:table-cell office:value-type="float" office:value="104.5">
            <text:p>104.5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8-10-22T16:00:00">
            <text:p>Mon Oct 22 16:00:00 2018</text:p>
          </table:table-cell>
          <table:table-cell office:value-type="float" office:value="123.1667">
            <text:p>123.166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18-10-24T10:00:00">
            <text:p>Wed Oct 24 10:00:00 2018</text:p>
          </table:table-cell>
          <table:table-cell office:value-type="float" office:value="124.8333">
            <text:p>124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8-10-24T11:00:00">
            <text:p>Wed Oct 24 11:00:00 2018</text:p>
          </table:table-cell>
          <table:table-cell office:value-type="float" office:value="82.1667">
            <text:p>82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8-10-24T15:00:00">
            <text:p>Wed Oct 24 15:00:00 2018</text:p>
          </table:table-cell>
          <table:table-cell office:value-type="float" office:value="159.8333">
            <text:p>159.8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18-10-25T07:00:00">
            <text:p>Thu Oct 25 07:00:00 2018</text:p>
          </table:table-cell>
          <table:table-cell office:value-type="float" office:value="235.5">
            <text:p>235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8-10-25T08:00:00">
            <text:p>Thu Oct 25 08:00:00 2018</text:p>
          </table:table-cell>
          <table:table-cell office:value-type="float" office:value="246.5">
            <text:p>246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0-25T09:00:00">
            <text:p>Thu Oct 25 09:00:00 2018</text:p>
          </table:table-cell>
          <table:table-cell office:value-type="float" office:value="126.1667">
            <text:p>126.1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8-10-25T10:00:00">
            <text:p>Thu Oct 25 10:00:00 2018</text:p>
          </table:table-cell>
          <table:table-cell office:value-type="float" office:value="102.3333">
            <text:p>102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8-10-25T11:00:00">
            <text:p>Thu Oct 25 11:00:00 2018</text:p>
          </table:table-cell>
          <table:table-cell office:value-type="float" office:value="106.8333">
            <text:p>106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8-10-25T12:00:00">
            <text:p>Thu Oct 25 12:00:00 2018</text:p>
          </table:table-cell>
          <table:table-cell office:value-type="float" office:value="95.5">
            <text:p>95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8-10-26T09:00:00">
            <text:p>Fri Oct 26 09:00:00 2018</text:p>
          </table:table-cell>
          <table:table-cell office:value-type="float" office:value="127.3333">
            <text:p>127.3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0-26T10:00:00">
            <text:p>Fri Oct 26 10:00:00 2018</text:p>
          </table:table-cell>
          <table:table-cell office:value-type="float" office:value="213.8333">
            <text:p>213.8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8-10-26T11:00:00">
            <text:p>Fri Oct 26 11:00:00 2018</text:p>
          </table:table-cell>
          <table:table-cell office:value-type="float" office:value="203.8333">
            <text:p>203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8-10-26T12:00:00">
            <text:p>Fri Oct 26 12:00:00 2018</text:p>
          </table:table-cell>
          <table:table-cell office:value-type="float" office:value="169.1667">
            <text:p>169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8-10-26T13:00:00">
            <text:p>Fri Oct 26 13:00:00 2018</text:p>
          </table:table-cell>
          <table:table-cell office:value-type="float" office:value="119.1667">
            <text:p>119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8-10-26T14:00:00">
            <text:p>Fri Oct 26 14:00:00 2018</text:p>
          </table:table-cell>
          <table:table-cell office:value-type="float" office:value="111.0">
            <text:p>111.0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8-10-26T15:00:00">
            <text:p>Fri Oct 26 15:00:00 2018</text:p>
          </table:table-cell>
          <table:table-cell office:value-type="float" office:value="87.8333">
            <text:p>87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8-10-26T16:00:00">
            <text:p>Fri Oct 26 16:00:00 2018</text:p>
          </table:table-cell>
          <table:table-cell office:value-type="float" office:value="109.3333">
            <text:p>109.3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8-10-26T17:00:00">
            <text:p>Fri Oct 26 17:00:00 2018</text:p>
          </table:table-cell>
          <table:table-cell office:value-type="float" office:value="99.1667">
            <text:p>99.1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8-10-26T18:00:00">
            <text:p>Fri Oct 26 18:00:00 2018</text:p>
          </table:table-cell>
          <table:table-cell office:value-type="float" office:value="79.6667">
            <text:p>79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8-10-26T19:00:00">
            <text:p>Fri Oct 26 19:00:00 2018</text:p>
          </table:table-cell>
          <table:table-cell office:value-type="float" office:value="157.0">
            <text:p>157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8-10-26T20:00:00">
            <text:p>Fri Oct 26 20:00:00 2018</text:p>
          </table:table-cell>
          <table:table-cell office:value-type="float" office:value="200.1667">
            <text:p>200.1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8-10-26T21:00:00">
            <text:p>Fri Oct 26 21:00:00 2018</text:p>
          </table:table-cell>
          <table:table-cell office:value-type="float" office:value="130.8333">
            <text:p>130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8-10-26T22:00:00">
            <text:p>Fri Oct 26 22:00:00 2018</text:p>
          </table:table-cell>
          <table:table-cell office:value-type="float" office:value="234.8333">
            <text:p>234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10-26T23:00:00">
            <text:p>Fri Oct 26 23:00:00 2018</text:p>
          </table:table-cell>
          <table:table-cell office:value-type="float" office:value="287.8333">
            <text:p>287.8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8-10-27T00:00:00">
            <text:p>Sat Oct 27 00:00:00 2018</text:p>
          </table:table-cell>
          <table:table-cell office:value-type="float" office:value="191.8333">
            <text:p>191.8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8-10-28T15:00:00">
            <text:p>Sun Oct 28 15:00:00 2018</text:p>
          </table:table-cell>
          <table:table-cell office:value-type="float" office:value="258.0">
            <text:p>258.0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8-10-29T10:00:00">
            <text:p>Mon Oct 29 10:00:00 2018</text:p>
          </table:table-cell>
          <table:table-cell office:value-type="float" office:value="290.6667">
            <text:p>290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8-11-01T15:00:00">
            <text:p>Thu Nov  1 15:00:00 2018</text:p>
          </table:table-cell>
          <table:table-cell office:value-type="float" office:value="116.6667">
            <text:p>116.6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8-11-02T04:00:00">
            <text:p>Fri Nov  2 04:00:00 2018</text:p>
          </table:table-cell>
          <table:table-cell office:value-type="float" office:value="180.3333">
            <text:p>180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8-11-02T05:00:00">
            <text:p>Fri Nov  2 05:00:00 2018</text:p>
          </table:table-cell>
          <table:table-cell office:value-type="float" office:value="252.3333">
            <text:p>252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8-11-02T06:00:00">
            <text:p>Fri Nov  2 06:00:00 2018</text:p>
          </table:table-cell>
          <table:table-cell office:value-type="float" office:value="223.5">
            <text:p>223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8-11-02T07:00:00">
            <text:p>Fri Nov  2 07:00:00 2018</text:p>
          </table:table-cell>
          <table:table-cell office:value-type="float" office:value="180.1667">
            <text:p>180.1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8-11-02T08:00:00">
            <text:p>Fri Nov  2 08:00:00 2018</text:p>
          </table:table-cell>
          <table:table-cell office:value-type="float" office:value="203.1667">
            <text:p>203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8-11-02T09:00:00">
            <text:p>Fri Nov  2 09:00:00 2018</text:p>
          </table:table-cell>
          <table:table-cell office:value-type="float" office:value="180.1667">
            <text:p>180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8-11-02T10:00:00">
            <text:p>Fri Nov  2 10:00:00 2018</text:p>
          </table:table-cell>
          <table:table-cell office:value-type="float" office:value="106.0">
            <text:p>106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8-11-02T11:00:00">
            <text:p>Fri Nov  2 11:00:00 2018</text:p>
          </table:table-cell>
          <table:table-cell office:value-type="float" office:value="103.5">
            <text:p>103.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8-11-02T12:00:00">
            <text:p>Fri Nov  2 12:00:00 2018</text:p>
          </table:table-cell>
          <table:table-cell office:value-type="float" office:value="87.8333">
            <text:p>87.8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8-11-02T13:00:00">
            <text:p>Fri Nov  2 13:00:00 2018</text:p>
          </table:table-cell>
          <table:table-cell office:value-type="float" office:value="92.3333">
            <text:p>92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8-11-02T14:00:00">
            <text:p>Fri Nov  2 14:00:00 2018</text:p>
          </table:table-cell>
          <table:table-cell office:value-type="float" office:value="113.0">
            <text:p>113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8-11-02T15:00:00">
            <text:p>Fri Nov  2 15:00:00 2018</text:p>
          </table:table-cell>
          <table:table-cell office:value-type="float" office:value="111.8333">
            <text:p>111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8-11-02T16:00:00">
            <text:p>Fri Nov  2 16:00:00 2018</text:p>
          </table:table-cell>
          <table:table-cell office:value-type="float" office:value="97.6667">
            <text:p>97.6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8-11-03T05:00:00">
            <text:p>Sat Nov  3 05:00:00 2018</text:p>
          </table:table-cell>
          <table:table-cell office:value-type="float" office:value="134.8333">
            <text:p>134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11-03T06:00:00">
            <text:p>Sat Nov  3 06:00:00 2018</text:p>
          </table:table-cell>
          <table:table-cell office:value-type="float" office:value="166.0">
            <text:p>166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8-11-03T07:00:00">
            <text:p>Sat Nov  3 07:00:00 2018</text:p>
          </table:table-cell>
          <table:table-cell office:value-type="float" office:value="239.8333">
            <text:p>239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8-11-03T08:00:00">
            <text:p>Sat Nov  3 08:00:00 2018</text:p>
          </table:table-cell>
          <table:table-cell office:value-type="float" office:value="214.8333">
            <text:p>214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1-03T09:00:00">
            <text:p>Sat Nov  3 09:00:00 2018</text:p>
          </table:table-cell>
          <table:table-cell office:value-type="float" office:value="156.0">
            <text:p>156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8-11-04T07:00:00">
            <text:p>Sun Nov  4 07:00:00 2018</text:p>
          </table:table-cell>
          <table:table-cell office:value-type="float" office:value="208.1667">
            <text:p>208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8-11-04T08:00:00">
            <text:p>Sun Nov  4 08:00:00 2018</text:p>
          </table:table-cell>
          <table:table-cell office:value-type="float" office:value="220.1667">
            <text:p>220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8-11-04T09:00:00">
            <text:p>Sun Nov  4 09:00:00 2018</text:p>
          </table:table-cell>
          <table:table-cell office:value-type="float" office:value="129.0">
            <text:p>129.0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8-11-04T11:00:00">
            <text:p>Sun Nov  4 11:00:00 2018</text:p>
          </table:table-cell>
          <table:table-cell office:value-type="float" office:value="71.3333">
            <text:p>71.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8-11-06T20:00:00">
            <text:p>Tue Nov  6 20:00:00 2018</text:p>
          </table:table-cell>
          <table:table-cell office:value-type="float" office:value="185.0">
            <text:p>185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8-11-06T21:00:00">
            <text:p>Tue Nov  6 21:00:00 2018</text:p>
          </table:table-cell>
          <table:table-cell office:value-type="float" office:value="169.0">
            <text:p>169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8-11-06T22:00:00">
            <text:p>Tue Nov  6 22:00:00 2018</text:p>
          </table:table-cell>
          <table:table-cell office:value-type="float" office:value="187.0">
            <text:p>187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8-11-06T23:00:00">
            <text:p>Tue Nov  6 23:00:00 2018</text:p>
          </table:table-cell>
          <table:table-cell office:value-type="float" office:value="214.3333">
            <text:p>214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8-11-07T00:00:00">
            <text:p>Wed Nov  7 00:00:00 2018</text:p>
          </table:table-cell>
          <table:table-cell office:value-type="float" office:value="185.8">
            <text:p>185.8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11-07T08:00:00">
            <text:p>Wed Nov  7 08:00:00 2018</text:p>
          </table:table-cell>
          <table:table-cell office:value-type="float" office:value="181.3333">
            <text:p>181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8-11-07T09:00:00">
            <text:p>Wed Nov  7 09:00:00 2018</text:p>
          </table:table-cell>
          <table:table-cell office:value-type="float" office:value="197.1667">
            <text:p>197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8-11-07T10:00:00">
            <text:p>Wed Nov  7 10:00:00 2018</text:p>
          </table:table-cell>
          <table:table-cell office:value-type="float" office:value="147.0">
            <text:p>147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8-11-07T11:00:00">
            <text:p>Wed Nov  7 11:00:00 2018</text:p>
          </table:table-cell>
          <table:table-cell office:value-type="float" office:value="160.8333">
            <text:p>160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8-11-07T12:00:00">
            <text:p>Wed Nov  7 12:00:00 2018</text:p>
          </table:table-cell>
          <table:table-cell office:value-type="float" office:value="120.8333">
            <text:p>120.8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8-11-07T13:00:00">
            <text:p>Wed Nov  7 13:00:00 2018</text:p>
          </table:table-cell>
          <table:table-cell office:value-type="float" office:value="128.1667">
            <text:p>128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8-11-08T00:00:00">
            <text:p>Thu Nov  8 00:00:00 2018</text:p>
          </table:table-cell>
          <table:table-cell office:value-type="float" office:value="116.3333">
            <text:p>116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8-11-08T07:00:00">
            <text:p>Thu Nov  8 07:00:00 2018</text:p>
          </table:table-cell>
          <table:table-cell office:value-type="float" office:value="123.1667">
            <text:p>123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8-11-08T09:00:00">
            <text:p>Thu Nov  8 09:00:00 2018</text:p>
          </table:table-cell>
          <table:table-cell office:value-type="float" office:value="112.1667">
            <text:p>112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8-11-08T10:00:00">
            <text:p>Thu Nov  8 10:00:00 2018</text:p>
          </table:table-cell>
          <table:table-cell office:value-type="float" office:value="204.1667">
            <text:p>204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8-11-08T11:00:00">
            <text:p>Thu Nov  8 11:00:00 2018</text:p>
          </table:table-cell>
          <table:table-cell office:value-type="float" office:value="118.5">
            <text:p>118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8-11-08T12:00:00">
            <text:p>Thu Nov  8 12:00:00 2018</text:p>
          </table:table-cell>
          <table:table-cell office:value-type="float" office:value="174.0">
            <text:p>174.0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8-11-08T17:00:00">
            <text:p>Thu Nov  8 17:00:00 2018</text:p>
          </table:table-cell>
          <table:table-cell office:value-type="float" office:value="186.8333">
            <text:p>186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8-11-08T18:00:00">
            <text:p>Thu Nov  8 18:00:00 2018</text:p>
          </table:table-cell>
          <table:table-cell office:value-type="float" office:value="125.1667">
            <text:p>125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8-11-10T00:00:00">
            <text:p>Sat Nov 10 00:00:00 2018</text:p>
          </table:table-cell>
          <table:table-cell office:value-type="float" office:value="173.5">
            <text:p>173.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8-11-10T10:00:00">
            <text:p>Sat Nov 10 10:00:00 2018</text:p>
          </table:table-cell>
          <table:table-cell office:value-type="float" office:value="107.5">
            <text:p>107.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8-11-12T16:00:00">
            <text:p>Mon Nov 12 16:00:00 2018</text:p>
          </table:table-cell>
          <table:table-cell office:value-type="float" office:value="115.3333">
            <text:p>115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8-11-13T07:00:00">
            <text:p>Tue Nov 13 07:00:00 2018</text:p>
          </table:table-cell>
          <table:table-cell office:value-type="float" office:value="144.1667">
            <text:p>144.1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8-11-13T08:00:00">
            <text:p>Tue Nov 13 08:00:00 2018</text:p>
          </table:table-cell>
          <table:table-cell office:value-type="float" office:value="124.8333">
            <text:p>124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8-11-13T11:00:00">
            <text:p>Tue Nov 13 11:00:00 2018</text:p>
          </table:table-cell>
          <table:table-cell office:value-type="float" office:value="112.5">
            <text:p>112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8-11-13T12:00:00">
            <text:p>Tue Nov 13 12:00:00 2018</text:p>
          </table:table-cell>
          <table:table-cell office:value-type="float" office:value="217.5">
            <text:p>217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8-11-13T13:00:00">
            <text:p>Tue Nov 13 13:00:00 2018</text:p>
          </table:table-cell>
          <table:table-cell office:value-type="float" office:value="164.1667">
            <text:p>164.1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8-11-13T14:00:00">
            <text:p>Tue Nov 13 14:00:00 2018</text:p>
          </table:table-cell>
          <table:table-cell office:value-type="float" office:value="178.8333">
            <text:p>178.8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8-11-13T15:00:00">
            <text:p>Tue Nov 13 15:00:00 2018</text:p>
          </table:table-cell>
          <table:table-cell office:value-type="float" office:value="140.5">
            <text:p>140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8-11-15T14:00:00">
            <text:p>Thu Nov 15 14:00:00 2018</text:p>
          </table:table-cell>
          <table:table-cell office:value-type="float" office:value="170.5">
            <text:p>170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8-11-15T16:00:00">
            <text:p>Thu Nov 15 16:00:00 2018</text:p>
          </table:table-cell>
          <table:table-cell office:value-type="float" office:value="215.3333">
            <text:p>215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8-11-16T08:00:00">
            <text:p>Fri Nov 16 08:00:00 2018</text:p>
          </table:table-cell>
          <table:table-cell office:value-type="float" office:value="202.3333">
            <text:p>202.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8-11-19T08:00:00">
            <text:p>Mon Nov 19 08:00:00 2018</text:p>
          </table:table-cell>
          <table:table-cell office:value-type="float" office:value="150.3333">
            <text:p>150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8-11-19T09:00:00">
            <text:p>Mon Nov 19 09:00:00 2018</text:p>
          </table:table-cell>
          <table:table-cell office:value-type="float" office:value="172.0">
            <text:p>172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8-11-19T10:00:00">
            <text:p>Mon Nov 19 10:00:00 2018</text:p>
          </table:table-cell>
          <table:table-cell office:value-type="float" office:value="166.1667">
            <text:p>166.1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8-11-19T11:00:00">
            <text:p>Mon Nov 19 11:00:00 2018</text:p>
          </table:table-cell>
          <table:table-cell office:value-type="float" office:value="90.0">
            <text:p>90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8-11-19T12:00:00">
            <text:p>Mon Nov 19 12:00:00 2018</text:p>
          </table:table-cell>
          <table:table-cell office:value-type="float" office:value="286.0">
            <text:p>286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8-11-19T14:00:00">
            <text:p>Mon Nov 19 14:00:00 2018</text:p>
          </table:table-cell>
          <table:table-cell office:value-type="float" office:value="284.0">
            <text:p>284.0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8-11-24T09:00:00">
            <text:p>Sat Nov 24 09:00:00 2018</text:p>
          </table:table-cell>
          <table:table-cell office:value-type="float" office:value="213.6667">
            <text:p>213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1-24T10:00:00">
            <text:p>Sat Nov 24 10:00:00 2018</text:p>
          </table:table-cell>
          <table:table-cell office:value-type="float" office:value="90.8333">
            <text:p>90.8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8-11-24T11:00:00">
            <text:p>Sat Nov 24 11:00:00 2018</text:p>
          </table:table-cell>
          <table:table-cell office:value-type="float" office:value="75.1667">
            <text:p>75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8-11-24T12:00:00">
            <text:p>Sat Nov 24 12:00:00 2018</text:p>
          </table:table-cell>
          <table:table-cell office:value-type="float" office:value="75.0">
            <text:p>75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8-11-27T08:00:00">
            <text:p>Tue Nov 27 08:00:00 2018</text:p>
          </table:table-cell>
          <table:table-cell office:value-type="float" office:value="150.6667">
            <text:p>150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8-11-27T09:00:00">
            <text:p>Tue Nov 27 09:00:00 2018</text:p>
          </table:table-cell>
          <table:table-cell office:value-type="float" office:value="115.3333">
            <text:p>115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8-11-27T10:00:00">
            <text:p>Tue Nov 27 10:00:00 2018</text:p>
          </table:table-cell>
          <table:table-cell office:value-type="float" office:value="107.1667">
            <text:p>107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8-11-27T11:00:00">
            <text:p>Tue Nov 27 11:00:00 2018</text:p>
          </table:table-cell>
          <table:table-cell office:value-type="float" office:value="99.1667">
            <text:p>99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8-11-27T12:00:00">
            <text:p>Tue Nov 27 12:00:00 2018</text:p>
          </table:table-cell>
          <table:table-cell office:value-type="float" office:value="116.1667">
            <text:p>116.1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8-11-27T13:00:00">
            <text:p>Tue Nov 27 13:00:00 2018</text:p>
          </table:table-cell>
          <table:table-cell office:value-type="float" office:value="91.1667">
            <text:p>91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8-11-27T16:00:00">
            <text:p>Tue Nov 27 16:00:00 2018</text:p>
          </table:table-cell>
          <table:table-cell office:value-type="float" office:value="120.3333">
            <text:p>120.3333</text:p>
          </table:table-cell>
          <table:table-cell office:value-type="float" office:value="58.4">
            <text:p>58.4</text:p>
          </table:table-cell>
        </table:table-row>
        <table:table-row>
          <table:table-cell table:style-name="pd1" office:value-type="date" office:date-value="2018-11-30T10:00:00">
            <text:p>Fri Nov 30 10:00:00 2018</text:p>
          </table:table-cell>
          <table:table-cell office:value-type="float" office:value="127.5">
            <text:p>127.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8-12-02T05:00:00">
            <text:p>Sun Dec  2 05:00:00 2018</text:p>
          </table:table-cell>
          <table:table-cell office:value-type="float" office:value="177.5">
            <text:p>177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8-12-02T06:00:00">
            <text:p>Sun Dec  2 06:00:00 2018</text:p>
          </table:table-cell>
          <table:table-cell office:value-type="float" office:value="186.8333">
            <text:p>186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8-12-02T07:00:00">
            <text:p>Sun Dec  2 07:00:00 2018</text:p>
          </table:table-cell>
          <table:table-cell office:value-type="float" office:value="218.8333">
            <text:p>218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8-12-02T08:00:00">
            <text:p>Sun Dec  2 08:00:00 2018</text:p>
          </table:table-cell>
          <table:table-cell office:value-type="float" office:value="150.5">
            <text:p>150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8-12-02T09:00:00">
            <text:p>Sun Dec  2 09:00:00 2018</text:p>
          </table:table-cell>
          <table:table-cell office:value-type="float" office:value="160.1667">
            <text:p>160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8-12-02T11:00:00">
            <text:p>Sun Dec  2 11:00:00 2018</text:p>
          </table:table-cell>
          <table:table-cell office:value-type="float" office:value="103.3333">
            <text:p>103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8-12-03T07:00:00">
            <text:p>Mon Dec  3 07:00:00 2018</text:p>
          </table:table-cell>
          <table:table-cell office:value-type="float" office:value="165.5">
            <text:p>165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12-03T08:00:00">
            <text:p>Mon Dec  3 08:00:00 2018</text:p>
          </table:table-cell>
          <table:table-cell office:value-type="float" office:value="163.3333">
            <text:p>163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8-12-03T09:00:00">
            <text:p>Mon Dec  3 09:00:00 2018</text:p>
          </table:table-cell>
          <table:table-cell office:value-type="float" office:value="230.1667">
            <text:p>230.1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03T10:00:00">
            <text:p>Mon Dec  3 10:00:00 2018</text:p>
          </table:table-cell>
          <table:table-cell office:value-type="float" office:value="199.8333">
            <text:p>199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8-12-03T11:00:00">
            <text:p>Mon Dec  3 11:00:00 2018</text:p>
          </table:table-cell>
          <table:table-cell office:value-type="float" office:value="99.0">
            <text:p>99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8-12-03T12:00:00">
            <text:p>Mon Dec  3 12:00:00 2018</text:p>
          </table:table-cell>
          <table:table-cell office:value-type="float" office:value="152.6667">
            <text:p>152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8-12-03T13:00:00">
            <text:p>Mon Dec  3 13:00:00 2018</text:p>
          </table:table-cell>
          <table:table-cell office:value-type="float" office:value="97.1667">
            <text:p>97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8-12-03T14:00:00">
            <text:p>Mon Dec  3 14:00:00 2018</text:p>
          </table:table-cell>
          <table:table-cell office:value-type="float" office:value="128.8333">
            <text:p>128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8-12-03T15:00:00">
            <text:p>Mon Dec  3 15:00:00 2018</text:p>
          </table:table-cell>
          <table:table-cell office:value-type="float" office:value="132.1667">
            <text:p>132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8-12-04T12:00:00">
            <text:p>Tue Dec  4 12:00:00 2018</text:p>
          </table:table-cell>
          <table:table-cell office:value-type="float" office:value="75.6667">
            <text:p>75.6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8-12-04T14:00:00">
            <text:p>Tue Dec  4 14:00:00 2018</text:p>
          </table:table-cell>
          <table:table-cell office:value-type="float" office:value="128.5">
            <text:p>128.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8-12-05T07:00:00">
            <text:p>Wed Dec  5 07:00:00 2018</text:p>
          </table:table-cell>
          <table:table-cell office:value-type="float" office:value="209.3333">
            <text:p>209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5T08:00:00">
            <text:p>Wed Dec  5 08:00:00 2018</text:p>
          </table:table-cell>
          <table:table-cell office:value-type="float" office:value="232.1667">
            <text:p>232.1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05T11:00:00">
            <text:p>Wed Dec  5 11:00:00 2018</text:p>
          </table:table-cell>
          <table:table-cell office:value-type="float" office:value="116.5">
            <text:p>116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8-12-05T12:00:00">
            <text:p>Wed Dec  5 12:00:00 2018</text:p>
          </table:table-cell>
          <table:table-cell office:value-type="float" office:value="82.6667">
            <text:p>82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8-12-05T13:00:00">
            <text:p>Wed Dec  5 13:00:00 2018</text:p>
          </table:table-cell>
          <table:table-cell office:value-type="float" office:value="89.5">
            <text:p>89.5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8-12-05T14:00:00">
            <text:p>Wed Dec  5 14:00:00 2018</text:p>
          </table:table-cell>
          <table:table-cell office:value-type="float" office:value="73.5">
            <text:p>73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8-12-05T15:00:00">
            <text:p>Wed Dec  5 15:00:00 2018</text:p>
          </table:table-cell>
          <table:table-cell office:value-type="float" office:value="80.0">
            <text:p>80.0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8-12-07T07:00:00">
            <text:p>Fri Dec  7 07:00:00 2018</text:p>
          </table:table-cell>
          <table:table-cell office:value-type="float" office:value="149.1667">
            <text:p>149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8-12-07T09:00:00">
            <text:p>Fri Dec  7 09:00:00 2018</text:p>
          </table:table-cell>
          <table:table-cell office:value-type="float" office:value="200.6667">
            <text:p>200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7T10:00:00">
            <text:p>Fri Dec  7 10:00:00 2018</text:p>
          </table:table-cell>
          <table:table-cell office:value-type="float" office:value="148.5">
            <text:p>148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8-12-07T11:00:00">
            <text:p>Fri Dec  7 11:00:00 2018</text:p>
          </table:table-cell>
          <table:table-cell office:value-type="float" office:value="103.5">
            <text:p>103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8-12-07T12:00:00">
            <text:p>Fri Dec  7 12:00:00 2018</text:p>
          </table:table-cell>
          <table:table-cell office:value-type="float" office:value="88.3333">
            <text:p>88.3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8-12-07T14:00:00">
            <text:p>Fri Dec  7 14:00:00 2018</text:p>
          </table:table-cell>
          <table:table-cell office:value-type="float" office:value="111.1667">
            <text:p>111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8-12-07T15:00:00">
            <text:p>Fri Dec  7 15:00:00 2018</text:p>
          </table:table-cell>
          <table:table-cell office:value-type="float" office:value="175.1667">
            <text:p>175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8-12-08T13:00:00">
            <text:p>Sat Dec  8 13:00:00 2018</text:p>
          </table:table-cell>
          <table:table-cell office:value-type="float" office:value="80.8333">
            <text:p>80.8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8-12-08T14:00:00">
            <text:p>Sat Dec  8 14:00:00 2018</text:p>
          </table:table-cell>
          <table:table-cell office:value-type="float" office:value="91.1667">
            <text:p>91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8-12-09T07:00:00">
            <text:p>Sun Dec  9 07:00:00 2018</text:p>
          </table:table-cell>
          <table:table-cell office:value-type="float" office:value="128.3333">
            <text:p>128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8-12-09T09:00:00">
            <text:p>Sun Dec  9 09:00:00 2018</text:p>
          </table:table-cell>
          <table:table-cell office:value-type="float" office:value="188.8333">
            <text:p>188.8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8-12-09T11:00:00">
            <text:p>Sun Dec  9 11:00:00 2018</text:p>
          </table:table-cell>
          <table:table-cell office:value-type="float" office:value="98.8333">
            <text:p>98.8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8-12-09T12:00:00">
            <text:p>Sun Dec  9 12:00:00 2018</text:p>
          </table:table-cell>
          <table:table-cell office:value-type="float" office:value="73.0">
            <text:p>73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8-12-09T14:00:00">
            <text:p>Sun Dec  9 14:00:00 2018</text:p>
          </table:table-cell>
          <table:table-cell office:value-type="float" office:value="83.8333">
            <text:p>83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8-12-10T04:00:00">
            <text:p>Mon Dec 10 04:00:00 2018</text:p>
          </table:table-cell>
          <table:table-cell office:value-type="float" office:value="215.1667">
            <text:p>215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8-12-10T05:00:00">
            <text:p>Mon Dec 10 05:00:00 2018</text:p>
          </table:table-cell>
          <table:table-cell office:value-type="float" office:value="177.1667">
            <text:p>177.1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8-12-10T06:00:00">
            <text:p>Mon Dec 10 06:00:00 2018</text:p>
          </table:table-cell>
          <table:table-cell office:value-type="float" office:value="156.1667">
            <text:p>156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8-12-10T10:00:00">
            <text:p>Mon Dec 10 10:00:00 2018</text:p>
          </table:table-cell>
          <table:table-cell office:value-type="float" office:value="142.8333">
            <text:p>142.8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8-12-10T13:00:00">
            <text:p>Mon Dec 10 13:00:00 2018</text:p>
          </table:table-cell>
          <table:table-cell office:value-type="float" office:value="82.3333">
            <text:p>82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8-12-14T20:00:00">
            <text:p>Fri Dec 14 20:00:00 2018</text:p>
          </table:table-cell>
          <table:table-cell office:value-type="float" office:value="207.0">
            <text:p>207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8-12-14T21:00:00">
            <text:p>Fri Dec 14 21:00:00 2018</text:p>
          </table:table-cell>
          <table:table-cell office:value-type="float" office:value="215.5">
            <text:p>215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8-12-15T02:00:00">
            <text:p>Sat Dec 15 02:00:00 2018</text:p>
          </table:table-cell>
          <table:table-cell office:value-type="float" office:value="195.5">
            <text:p>195.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8-12-15T04:00:00">
            <text:p>Sat Dec 15 04:00:00 2018</text:p>
          </table:table-cell>
          <table:table-cell office:value-type="float" office:value="181.1667">
            <text:p>181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8-12-15T10:00:00">
            <text:p>Sat Dec 15 10:00:00 2018</text:p>
          </table:table-cell>
          <table:table-cell office:value-type="float" office:value="97.1667">
            <text:p>97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8-12-15T11:00:00">
            <text:p>Sat Dec 15 11:00:00 2018</text:p>
          </table:table-cell>
          <table:table-cell office:value-type="float" office:value="94.1667">
            <text:p>94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8-12-15T12:00:00">
            <text:p>Sat Dec 15 12:00:00 2018</text:p>
          </table:table-cell>
          <table:table-cell office:value-type="float" office:value="113.1667">
            <text:p>113.1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8-12-16T06:00:00">
            <text:p>Sun Dec 16 06:00:00 2018</text:p>
          </table:table-cell>
          <table:table-cell office:value-type="float" office:value="167.0">
            <text:p>167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8-12-16T07:00:00">
            <text:p>Sun Dec 16 07:00:00 2018</text:p>
          </table:table-cell>
          <table:table-cell office:value-type="float" office:value="208.1667">
            <text:p>208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8-12-16T08:00:00">
            <text:p>Sun Dec 16 08:00:00 2018</text:p>
          </table:table-cell>
          <table:table-cell office:value-type="float" office:value="158.1667">
            <text:p>158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8-12-16T09:00:00">
            <text:p>Sun Dec 16 09:00:00 2018</text:p>
          </table:table-cell>
          <table:table-cell office:value-type="float" office:value="120.6667">
            <text:p>120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8-12-16T10:00:00">
            <text:p>Sun Dec 16 10:00:00 2018</text:p>
          </table:table-cell>
          <table:table-cell office:value-type="float" office:value="103.0">
            <text:p>103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8-12-16T11:00:00">
            <text:p>Sun Dec 16 11:00:00 2018</text:p>
          </table:table-cell>
          <table:table-cell office:value-type="float" office:value="125.3333">
            <text:p>125.3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8-12-17T04:00:00">
            <text:p>Mon Dec 17 04:00:00 2018</text:p>
          </table:table-cell>
          <table:table-cell office:value-type="float" office:value="134.1667">
            <text:p>134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8-12-18T02:00:00">
            <text:p>Tue Dec 18 02:00:00 2018</text:p>
          </table:table-cell>
          <table:table-cell office:value-type="float" office:value="216.6667">
            <text:p>216.6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8-12-18T03:00:00">
            <text:p>Tue Dec 18 03:00:00 2018</text:p>
          </table:table-cell>
          <table:table-cell office:value-type="float" office:value="221.5">
            <text:p>221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8-12-18T08:00:00">
            <text:p>Tue Dec 18 08:00:00 2018</text:p>
          </table:table-cell>
          <table:table-cell office:value-type="float" office:value="194.6667">
            <text:p>194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8-12-18T09:00:00">
            <text:p>Tue Dec 18 09:00:00 2018</text:p>
          </table:table-cell>
          <table:table-cell office:value-type="float" office:value="139.8333">
            <text:p>139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18T10:00:00">
            <text:p>Tue Dec 18 10:00:00 2018</text:p>
          </table:table-cell>
          <table:table-cell office:value-type="float" office:value="111.8333">
            <text:p>111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8-12-18T11:00:00">
            <text:p>Tue Dec 18 11:00:00 2018</text:p>
          </table:table-cell>
          <table:table-cell office:value-type="float" office:value="147.0">
            <text:p>147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8-12-18T12:00:00">
            <text:p>Tue Dec 18 12:00:00 2018</text:p>
          </table:table-cell>
          <table:table-cell office:value-type="float" office:value="146.8333">
            <text:p>146.8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8-12-19T09:00:00">
            <text:p>Wed Dec 19 09:00:00 2018</text:p>
          </table:table-cell>
          <table:table-cell office:value-type="float" office:value="125.0">
            <text:p>125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8-12-19T10:00:00">
            <text:p>Wed Dec 19 10:00:00 2018</text:p>
          </table:table-cell>
          <table:table-cell office:value-type="float" office:value="195.3333">
            <text:p>195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8-12-19T11:00:00">
            <text:p>Wed Dec 19 11:00:00 2018</text:p>
          </table:table-cell>
          <table:table-cell office:value-type="float" office:value="145.0">
            <text:p>145.0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12-19T12:00:00">
            <text:p>Wed Dec 19 12:00:00 2018</text:p>
          </table:table-cell>
          <table:table-cell office:value-type="float" office:value="146.8333">
            <text:p>146.8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20T10:00:00">
            <text:p>Thu Dec 20 10:00:00 2018</text:p>
          </table:table-cell>
          <table:table-cell office:value-type="float" office:value="153.8333">
            <text:p>153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8-12-20T11:00:00">
            <text:p>Thu Dec 20 11:00:00 2018</text:p>
          </table:table-cell>
          <table:table-cell office:value-type="float" office:value="90.5">
            <text:p>90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8-12-21T10:00:00">
            <text:p>Fri Dec 21 10:00:00 2018</text:p>
          </table:table-cell>
          <table:table-cell office:value-type="float" office:value="146.0">
            <text:p>146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12-22T10:00:00">
            <text:p>Sat Dec 22 10:00:00 2018</text:p>
          </table:table-cell>
          <table:table-cell office:value-type="float" office:value="190.3333">
            <text:p>190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8-12-23T10:00:00">
            <text:p>Sun Dec 23 10:00:00 2018</text:p>
          </table:table-cell>
          <table:table-cell office:value-type="float" office:value="179.8333">
            <text:p>179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8-12-27T09:00:00">
            <text:p>Thu Dec 27 09:00:00 2018</text:p>
          </table:table-cell>
          <table:table-cell office:value-type="float" office:value="218.5">
            <text:p>218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7T11:00:00">
            <text:p>Thu Dec 27 11:00:00 2018</text:p>
          </table:table-cell>
          <table:table-cell office:value-type="float" office:value="98.8333">
            <text:p>98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8-12-27T12:00:00">
            <text:p>Thu Dec 27 12:00:00 2018</text:p>
          </table:table-cell>
          <table:table-cell office:value-type="float" office:value="229.5">
            <text:p>229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8-12-29T10:00:00">
            <text:p>Sat Dec 29 10:00:00 2018</text:p>
          </table:table-cell>
          <table:table-cell office:value-type="float" office:value="133.8333">
            <text:p>133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8-12-31T20:00:00">
            <text:p>Mon Dec 31 20:00:00 2018</text:p>
          </table:table-cell>
          <table:table-cell office:value-type="float" office:value="213.5">
            <text:p>213.5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9-01-02T09:00:00">
            <text:p>Wed Jan  2 09:00:00 2019</text:p>
          </table:table-cell>
          <table:table-cell office:value-type="float" office:value="221.1667">
            <text:p>221.1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01-02T10:00:00">
            <text:p>Wed Jan  2 10:00:00 2019</text:p>
          </table:table-cell>
          <table:table-cell office:value-type="float" office:value="138.3333">
            <text:p>138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01-04T19:00:00">
            <text:p>Fri Jan  4 19:00:00 2019</text:p>
          </table:table-cell>
          <table:table-cell office:value-type="float" office:value="209.1667">
            <text:p>209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9-01-04T20:00:00">
            <text:p>Fri Jan  4 20:00:00 2019</text:p>
          </table:table-cell>
          <table:table-cell office:value-type="float" office:value="148.1667">
            <text:p>148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9-01-08T09:00:00">
            <text:p>Tue Jan  8 09:00:00 2019</text:p>
          </table:table-cell>
          <table:table-cell office:value-type="float" office:value="178.0">
            <text:p>178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01-08T13:00:00">
            <text:p>Tue Jan  8 13:00:00 2019</text:p>
          </table:table-cell>
          <table:table-cell office:value-type="float" office:value="183.1667">
            <text:p>183.1667</text:p>
          </table:table-cell>
          <table:table-cell office:value-type="float" office:value="31.4">
            <text:p>31.4</text:p>
          </table:table-cell>
        </table:table-row>
        <table:table-row>
          <table:table-cell table:style-name="pd1" office:value-type="date" office:date-value="2019-01-08T14:00:00">
            <text:p>Tue Jan  8 14:00:00 2019</text:p>
          </table:table-cell>
          <table:table-cell office:value-type="float" office:value="136.3333">
            <text:p>136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9-01-08T15:00:00">
            <text:p>Tue Jan  8 15:00:00 2019</text:p>
          </table:table-cell>
          <table:table-cell office:value-type="float" office:value="147.1667">
            <text:p>147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9-01-08T16:00:00">
            <text:p>Tue Jan  8 16:00:00 2019</text:p>
          </table:table-cell>
          <table:table-cell office:value-type="float" office:value="130.3333">
            <text:p>130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9-01-09T03:00:00">
            <text:p>Wed Jan  9 03:00:00 2019</text:p>
          </table:table-cell>
          <table:table-cell office:value-type="float" office:value="124.3333">
            <text:p>124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9-01-09T04:00:00">
            <text:p>Wed Jan  9 04:00:00 2019</text:p>
          </table:table-cell>
          <table:table-cell office:value-type="float" office:value="120.1667">
            <text:p>120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9-01-09T05:00:00">
            <text:p>Wed Jan  9 05:00:00 2019</text:p>
          </table:table-cell>
          <table:table-cell office:value-type="float" office:value="141.8333">
            <text:p>141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9-01-09T06:00:00">
            <text:p>Wed Jan  9 06:00:00 2019</text:p>
          </table:table-cell>
          <table:table-cell office:value-type="float" office:value="176.5">
            <text:p>176.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9-01-09T07:00:00">
            <text:p>Wed Jan  9 07:00:00 2019</text:p>
          </table:table-cell>
          <table:table-cell office:value-type="float" office:value="163.5">
            <text:p>163.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9-01-09T08:00:00">
            <text:p>Wed Jan  9 08:00:00 2019</text:p>
          </table:table-cell>
          <table:table-cell office:value-type="float" office:value="155.0">
            <text:p>155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9-01-09T09:00:00">
            <text:p>Wed Jan  9 09:00:00 2019</text:p>
          </table:table-cell>
          <table:table-cell office:value-type="float" office:value="158.6667">
            <text:p>158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9-01-09T10:00:00">
            <text:p>Wed Jan  9 10:00:00 2019</text:p>
          </table:table-cell>
          <table:table-cell office:value-type="float" office:value="157.0">
            <text:p>157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9-01-09T11:00:00">
            <text:p>Wed Jan  9 11:00:00 2019</text:p>
          </table:table-cell>
          <table:table-cell office:value-type="float" office:value="111.0">
            <text:p>111.0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9-01-09T12:00:00">
            <text:p>Wed Jan  9 12:00:00 2019</text:p>
          </table:table-cell>
          <table:table-cell office:value-type="float" office:value="85.1667">
            <text:p>85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9-01-09T13:00:00">
            <text:p>Wed Jan  9 13:00:00 2019</text:p>
          </table:table-cell>
          <table:table-cell office:value-type="float" office:value="87.1667">
            <text:p>87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9-01-10T04:00:00">
            <text:p>Thu Jan 10 04:00:00 2019</text:p>
          </table:table-cell>
          <table:table-cell office:value-type="float" office:value="241.8333">
            <text:p>241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9-01-10T05:00:00">
            <text:p>Thu Jan 10 05:00:00 2019</text:p>
          </table:table-cell>
          <table:table-cell office:value-type="float" office:value="225.6667">
            <text:p>225.6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9-01-10T08:00:00">
            <text:p>Thu Jan 10 08:00:00 2019</text:p>
          </table:table-cell>
          <table:table-cell office:value-type="float" office:value="229.8333">
            <text:p>229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9-01-10T09:00:00">
            <text:p>Thu Jan 10 09:00:00 2019</text:p>
          </table:table-cell>
          <table:table-cell office:value-type="float" office:value="244.1667">
            <text:p>244.1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01-10T10:00:00">
            <text:p>Thu Jan 10 10:00:00 2019</text:p>
          </table:table-cell>
          <table:table-cell office:value-type="float" office:value="202.1667">
            <text:p>202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9-01-11T09:00:00">
            <text:p>Fri Jan 11 09:00:00 2019</text:p>
          </table:table-cell>
          <table:table-cell office:value-type="float" office:value="219.5">
            <text:p>219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9-01-11T10:00:00">
            <text:p>Fri Jan 11 10:00:00 2019</text:p>
          </table:table-cell>
          <table:table-cell office:value-type="float" office:value="107.1667">
            <text:p>107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9-01-11T11:00:00">
            <text:p>Fri Jan 11 11:00:00 2019</text:p>
          </table:table-cell>
          <table:table-cell office:value-type="float" office:value="120.0">
            <text:p>120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9-01-11T12:00:00">
            <text:p>Fri Jan 11 12:00:00 2019</text:p>
          </table:table-cell>
          <table:table-cell office:value-type="float" office:value="107.8333">
            <text:p>107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9-01-12T06:00:00">
            <text:p>Sat Jan 12 06:00:00 2019</text:p>
          </table:table-cell>
          <table:table-cell office:value-type="float" office:value="208.0">
            <text:p>208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01-12T07:00:00">
            <text:p>Sat Jan 12 07:00:00 2019</text:p>
          </table:table-cell>
          <table:table-cell office:value-type="float" office:value="157.8333">
            <text:p>157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9-01-12T08:00:00">
            <text:p>Sat Jan 12 08:00:00 2019</text:p>
          </table:table-cell>
          <table:table-cell office:value-type="float" office:value="204.5">
            <text:p>204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9-01-12T09:00:00">
            <text:p>Sat Jan 12 09:00:00 2019</text:p>
          </table:table-cell>
          <table:table-cell office:value-type="float" office:value="174.1667">
            <text:p>174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9-01-12T10:00:00">
            <text:p>Sat Jan 12 10:00:00 2019</text:p>
          </table:table-cell>
          <table:table-cell office:value-type="float" office:value="167.1667">
            <text:p>167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9-01-12T11:00:00">
            <text:p>Sat Jan 12 11:00:00 2019</text:p>
          </table:table-cell>
          <table:table-cell office:value-type="float" office:value="150.6667">
            <text:p>150.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9-01-12T12:00:00">
            <text:p>Sat Jan 12 12:00:00 2019</text:p>
          </table:table-cell>
          <table:table-cell office:value-type="float" office:value="235.3333">
            <text:p>235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9-01-13T08:00:00">
            <text:p>Sun Jan 13 08:00:00 2019</text:p>
          </table:table-cell>
          <table:table-cell office:value-type="float" office:value="134.1667">
            <text:p>134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9-01-13T09:00:00">
            <text:p>Sun Jan 13 09:00:00 2019</text:p>
          </table:table-cell>
          <table:table-cell office:value-type="float" office:value="156.1667">
            <text:p>156.1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9-01-13T10:00:00">
            <text:p>Sun Jan 13 10:00:00 2019</text:p>
          </table:table-cell>
          <table:table-cell office:value-type="float" office:value="171.8333">
            <text:p>171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9-01-13T11:00:00">
            <text:p>Sun Jan 13 11:00:00 2019</text:p>
          </table:table-cell>
          <table:table-cell office:value-type="float" office:value="165.1667">
            <text:p>165.1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9-01-13T12:00:00">
            <text:p>Sun Jan 13 12:00:00 2019</text:p>
          </table:table-cell>
          <table:table-cell office:value-type="float" office:value="145.0">
            <text:p>145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9-01-13T13:00:00">
            <text:p>Sun Jan 13 13:00:00 2019</text:p>
          </table:table-cell>
          <table:table-cell office:value-type="float" office:value="106.0">
            <text:p>106.0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9-01-14T05:00:00">
            <text:p>Mon Jan 14 05:00:00 2019</text:p>
          </table:table-cell>
          <table:table-cell office:value-type="float" office:value="146.1667">
            <text:p>146.1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9-01-14T06:00:00">
            <text:p>Mon Jan 14 06:00:00 2019</text:p>
          </table:table-cell>
          <table:table-cell office:value-type="float" office:value="150.6667">
            <text:p>150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9-01-14T07:00:00">
            <text:p>Mon Jan 14 07:00:00 2019</text:p>
          </table:table-cell>
          <table:table-cell office:value-type="float" office:value="209.5">
            <text:p>209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9-01-14T08:00:00">
            <text:p>Mon Jan 14 08:00:00 2019</text:p>
          </table:table-cell>
          <table:table-cell office:value-type="float" office:value="164.8333">
            <text:p>164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9-01-14T09:00:00">
            <text:p>Mon Jan 14 09:00:00 2019</text:p>
          </table:table-cell>
          <table:table-cell office:value-type="float" office:value="166.3333">
            <text:p>166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9-01-14T13:00:00">
            <text:p>Mon Jan 14 13:00:00 2019</text:p>
          </table:table-cell>
          <table:table-cell office:value-type="float" office:value="134.6667">
            <text:p>134.6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9-01-14T14:00:00">
            <text:p>Mon Jan 14 14:00:00 2019</text:p>
          </table:table-cell>
          <table:table-cell office:value-type="float" office:value="128.5">
            <text:p>128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9-01-14T15:00:00">
            <text:p>Mon Jan 14 15:00:00 2019</text:p>
          </table:table-cell>
          <table:table-cell office:value-type="float" office:value="175.8333">
            <text:p>175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9-01-15T04:00:00">
            <text:p>Tue Jan 15 04:00:00 2019</text:p>
          </table:table-cell>
          <table:table-cell office:value-type="float" office:value="175.3333">
            <text:p>175.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9-01-15T05:00:00">
            <text:p>Tue Jan 15 05:00:00 2019</text:p>
          </table:table-cell>
          <table:table-cell office:value-type="float" office:value="253.1667">
            <text:p>253.1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9-01-15T06:00:00">
            <text:p>Tue Jan 15 06:00:00 2019</text:p>
          </table:table-cell>
          <table:table-cell office:value-type="float" office:value="184.8333">
            <text:p>184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9-01-15T07:00:00">
            <text:p>Tue Jan 15 07:00:00 2019</text:p>
          </table:table-cell>
          <table:table-cell office:value-type="float" office:value="205.8333">
            <text:p>205.8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9-01-15T08:00:00">
            <text:p>Tue Jan 15 08:00:00 2019</text:p>
          </table:table-cell>
          <table:table-cell office:value-type="float" office:value="174.3333">
            <text:p>174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9-01-15T11:00:00">
            <text:p>Tue Jan 15 11:00:00 2019</text:p>
          </table:table-cell>
          <table:table-cell office:value-type="float" office:value="104.8333">
            <text:p>104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9-01-15T12:00:00">
            <text:p>Tue Jan 15 12:00:00 2019</text:p>
          </table:table-cell>
          <table:table-cell office:value-type="float" office:value="103.6667">
            <text:p>103.6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9-01-15T13:00:00">
            <text:p>Tue Jan 15 13:00:00 2019</text:p>
          </table:table-cell>
          <table:table-cell office:value-type="float" office:value="166.5">
            <text:p>166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9-01-15T14:00:00">
            <text:p>Tue Jan 15 14:00:00 2019</text:p>
          </table:table-cell>
          <table:table-cell office:value-type="float" office:value="142.8333">
            <text:p>142.8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9-01-16T06:00:00">
            <text:p>Wed Jan 16 06:00:00 2019</text:p>
          </table:table-cell>
          <table:table-cell office:value-type="float" office:value="137.1667">
            <text:p>137.1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9-01-16T07:00:00">
            <text:p>Wed Jan 16 07:00:00 2019</text:p>
          </table:table-cell>
          <table:table-cell office:value-type="float" office:value="170.6667">
            <text:p>170.6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9-01-16T08:00:00">
            <text:p>Wed Jan 16 08:00:00 2019</text:p>
          </table:table-cell>
          <table:table-cell office:value-type="float" office:value="99.8333">
            <text:p>99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9-01-16T09:00:00">
            <text:p>Wed Jan 16 09:00:00 2019</text:p>
          </table:table-cell>
          <table:table-cell office:value-type="float" office:value="155.0">
            <text:p>155.0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01-16T10:00:00">
            <text:p>Wed Jan 16 10:00:00 2019</text:p>
          </table:table-cell>
          <table:table-cell office:value-type="float" office:value="139.3333">
            <text:p>139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01-16T11:00:00">
            <text:p>Wed Jan 16 11:00:00 2019</text:p>
          </table:table-cell>
          <table:table-cell office:value-type="float" office:value="97.3333">
            <text:p>97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9-01-16T12:00:00">
            <text:p>Wed Jan 16 12:00:00 2019</text:p>
          </table:table-cell>
          <table:table-cell office:value-type="float" office:value="170.0">
            <text:p>170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9-01-16T13:00:00">
            <text:p>Wed Jan 16 13:00:00 2019</text:p>
          </table:table-cell>
          <table:table-cell office:value-type="float" office:value="71.1667">
            <text:p>71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9-01-16T14:00:00">
            <text:p>Wed Jan 16 14:00:00 2019</text:p>
          </table:table-cell>
          <table:table-cell office:value-type="float" office:value="223.8333">
            <text:p>223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9-01-16T15:00:00">
            <text:p>Wed Jan 16 15:00:00 2019</text:p>
          </table:table-cell>
          <table:table-cell office:value-type="float" office:value="172.5">
            <text:p>172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01-17T14:00:00">
            <text:p>Thu Jan 17 14:00:00 2019</text:p>
          </table:table-cell>
          <table:table-cell office:value-type="float" office:value="151.3333">
            <text:p>151.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9-01-17T15:00:00">
            <text:p>Thu Jan 17 15:00:00 2019</text:p>
          </table:table-cell>
          <table:table-cell office:value-type="float" office:value="110.1667">
            <text:p>110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9-01-18T09:00:00">
            <text:p>Fri Jan 18 09:00:00 2019</text:p>
          </table:table-cell>
          <table:table-cell office:value-type="float" office:value="124.8333">
            <text:p>124.8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9-01-18T10:00:00">
            <text:p>Fri Jan 18 10:00:00 2019</text:p>
          </table:table-cell>
          <table:table-cell office:value-type="float" office:value="250.3333">
            <text:p>250.3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01-18T11:00:00">
            <text:p>Fri Jan 18 11:00:00 2019</text:p>
          </table:table-cell>
          <table:table-cell office:value-type="float" office:value="106.6667">
            <text:p>106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9-01-18T12:00:00">
            <text:p>Fri Jan 18 12:00:00 2019</text:p>
          </table:table-cell>
          <table:table-cell office:value-type="float" office:value="157.8333">
            <text:p>157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9-01-18T13:00:00">
            <text:p>Fri Jan 18 13:00:00 2019</text:p>
          </table:table-cell>
          <table:table-cell office:value-type="float" office:value="192.6667">
            <text:p>192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9-01-18T14:00:00">
            <text:p>Fri Jan 18 14:00:00 2019</text:p>
          </table:table-cell>
          <table:table-cell office:value-type="float" office:value="121.1667">
            <text:p>121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9-01-18T15:00:00">
            <text:p>Fri Jan 18 15:00:00 2019</text:p>
          </table:table-cell>
          <table:table-cell office:value-type="float" office:value="195.8333">
            <text:p>195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9-01-19T10:00:00">
            <text:p>Sat Jan 19 10:00:00 2019</text:p>
          </table:table-cell>
          <table:table-cell office:value-type="float" office:value="145.5">
            <text:p>145.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9-01-19T11:00:00">
            <text:p>Sat Jan 19 11:00:00 2019</text:p>
          </table:table-cell>
          <table:table-cell office:value-type="float" office:value="96.3333">
            <text:p>96.3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9-01-19T12:00:00">
            <text:p>Sat Jan 19 12:00:00 2019</text:p>
          </table:table-cell>
          <table:table-cell office:value-type="float" office:value="130.8333">
            <text:p>130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9-01-19T13:00:00">
            <text:p>Sat Jan 19 13:00:00 2019</text:p>
          </table:table-cell>
          <table:table-cell office:value-type="float" office:value="114.6667">
            <text:p>114.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9-01-19T14:00:00">
            <text:p>Sat Jan 19 14:00:00 2019</text:p>
          </table:table-cell>
          <table:table-cell office:value-type="float" office:value="159.1667">
            <text:p>159.1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9-01-19T15:00:00">
            <text:p>Sat Jan 19 15:00:00 2019</text:p>
          </table:table-cell>
          <table:table-cell office:value-type="float" office:value="201.1667">
            <text:p>201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9-01-19T16:00:00">
            <text:p>Sat Jan 19 16:00:00 2019</text:p>
          </table:table-cell>
          <table:table-cell office:value-type="float" office:value="156.6667">
            <text:p>156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9-01-19T17:00:00">
            <text:p>Sat Jan 19 17:00:00 2019</text:p>
          </table:table-cell>
          <table:table-cell office:value-type="float" office:value="114.5">
            <text:p>114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9-01-19T18:00:00">
            <text:p>Sat Jan 19 18:00:00 2019</text:p>
          </table:table-cell>
          <table:table-cell office:value-type="float" office:value="177.0">
            <text:p>177.0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9-01-21T02:00:00">
            <text:p>Mon Jan 21 02:00:00 2019</text:p>
          </table:table-cell>
          <table:table-cell office:value-type="float" office:value="209.1667">
            <text:p>209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9-01-21T03:00:00">
            <text:p>Mon Jan 21 03:00:00 2019</text:p>
          </table:table-cell>
          <table:table-cell office:value-type="float" office:value="174.6667">
            <text:p>174.6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9-01-21T05:00:00">
            <text:p>Mon Jan 21 05:00:00 2019</text:p>
          </table:table-cell>
          <table:table-cell office:value-type="float" office:value="203.5">
            <text:p>203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9-01-21T06:00:00">
            <text:p>Mon Jan 21 06:00:00 2019</text:p>
          </table:table-cell>
          <table:table-cell office:value-type="float" office:value="181.5">
            <text:p>181.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9-01-21T07:00:00">
            <text:p>Mon Jan 21 07:00:00 2019</text:p>
          </table:table-cell>
          <table:table-cell office:value-type="float" office:value="199.3333">
            <text:p>199.3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9-01-21T08:00:00">
            <text:p>Mon Jan 21 08:00:00 2019</text:p>
          </table:table-cell>
          <table:table-cell office:value-type="float" office:value="120.6667">
            <text:p>120.6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9-01-21T09:00:00">
            <text:p>Mon Jan 21 09:00:00 2019</text:p>
          </table:table-cell>
          <table:table-cell office:value-type="float" office:value="155.8333">
            <text:p>155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9-01-21T13:00:00">
            <text:p>Mon Jan 21 13:00:00 2019</text:p>
          </table:table-cell>
          <table:table-cell office:value-type="float" office:value="101.0">
            <text:p>101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9-01-21T14:00:00">
            <text:p>Mon Jan 21 14:00:00 2019</text:p>
          </table:table-cell>
          <table:table-cell office:value-type="float" office:value="173.3333">
            <text:p>173.3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9-01-21T15:00:00">
            <text:p>Mon Jan 21 15:00:00 2019</text:p>
          </table:table-cell>
          <table:table-cell office:value-type="float" office:value="103.6667">
            <text:p>103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9-01-21T20:00:00">
            <text:p>Mon Jan 21 20:00:00 2019</text:p>
          </table:table-cell>
          <table:table-cell office:value-type="float" office:value="163.3333">
            <text:p>163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9-01-22T06:00:00">
            <text:p>Tue Jan 22 06:00:00 2019</text:p>
          </table:table-cell>
          <table:table-cell office:value-type="float" office:value="184.1667">
            <text:p>184.1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9-01-22T08:00:00">
            <text:p>Tue Jan 22 08:00:00 2019</text:p>
          </table:table-cell>
          <table:table-cell office:value-type="float" office:value="205.1667">
            <text:p>205.1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9-01-22T09:00:00">
            <text:p>Tue Jan 22 09:00:00 2019</text:p>
          </table:table-cell>
          <table:table-cell office:value-type="float" office:value="163.3333">
            <text:p>163.3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9-01-22T10:00:00">
            <text:p>Tue Jan 22 10:00:00 2019</text:p>
          </table:table-cell>
          <table:table-cell office:value-type="float" office:value="123.6667">
            <text:p>123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9-01-22T11:00:00">
            <text:p>Tue Jan 22 11:00:00 2019</text:p>
          </table:table-cell>
          <table:table-cell office:value-type="float" office:value="108.0">
            <text:p>108.0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9-01-22T12:00:00">
            <text:p>Tue Jan 22 12:00:00 2019</text:p>
          </table:table-cell>
          <table:table-cell office:value-type="float" office:value="115.1667">
            <text:p>115.1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9-01-24T19:00:00">
            <text:p>Thu Jan 24 19:00:00 2019</text:p>
          </table:table-cell>
          <table:table-cell office:value-type="float" office:value="193.6667">
            <text:p>193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9-01-24T20:00:00">
            <text:p>Thu Jan 24 20:00:00 2019</text:p>
          </table:table-cell>
          <table:table-cell office:value-type="float" office:value="161.3333">
            <text:p>161.3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9-01-24T21:00:00">
            <text:p>Thu Jan 24 21:00:00 2019</text:p>
          </table:table-cell>
          <table:table-cell office:value-type="float" office:value="151.3333">
            <text:p>151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01-24T22:00:00">
            <text:p>Thu Jan 24 22:00:00 2019</text:p>
          </table:table-cell>
          <table:table-cell office:value-type="float" office:value="165.0">
            <text:p>165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9-01-24T23:00:00">
            <text:p>Thu Jan 24 23:00:00 2019</text:p>
          </table:table-cell>
          <table:table-cell office:value-type="float" office:value="217.1667">
            <text:p>217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9-01-25T00:00:00">
            <text:p>Fri Jan 25 00:00:00 2019</text:p>
          </table:table-cell>
          <table:table-cell office:value-type="float" office:value="184.0">
            <text:p>184.0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9-01-25T02:00:00">
            <text:p>Fri Jan 25 02:00:00 2019</text:p>
          </table:table-cell>
          <table:table-cell office:value-type="float" office:value="164.8333">
            <text:p>164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9-01-25T03:00:00">
            <text:p>Fri Jan 25 03:00:00 2019</text:p>
          </table:table-cell>
          <table:table-cell office:value-type="float" office:value="161.0">
            <text:p>161.0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9-01-25T04:00:00">
            <text:p>Fri Jan 25 04:00:00 2019</text:p>
          </table:table-cell>
          <table:table-cell office:value-type="float" office:value="209.1667">
            <text:p>209.1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9-01-25T05:00:00">
            <text:p>Fri Jan 25 05:00:00 2019</text:p>
          </table:table-cell>
          <table:table-cell office:value-type="float" office:value="154.6667">
            <text:p>154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9-01-25T06:00:00">
            <text:p>Fri Jan 25 06:00:00 2019</text:p>
          </table:table-cell>
          <table:table-cell office:value-type="float" office:value="195.5">
            <text:p>195.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9-01-25T07:00:00">
            <text:p>Fri Jan 25 07:00:00 2019</text:p>
          </table:table-cell>
          <table:table-cell office:value-type="float" office:value="193.6667">
            <text:p>193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9-01-25T08:00:00">
            <text:p>Fri Jan 25 08:00:00 2019</text:p>
          </table:table-cell>
          <table:table-cell office:value-type="float" office:value="116.1667">
            <text:p>116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01-25T09:00:00">
            <text:p>Fri Jan 25 09:00:00 2019</text:p>
          </table:table-cell>
          <table:table-cell office:value-type="float" office:value="151.3333">
            <text:p>151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1-25T10:00:00">
            <text:p>Fri Jan 25 10:00:00 2019</text:p>
          </table:table-cell>
          <table:table-cell office:value-type="float" office:value="111.1667">
            <text:p>111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01-25T11:00:00">
            <text:p>Fri Jan 25 11:00:00 2019</text:p>
          </table:table-cell>
          <table:table-cell office:value-type="float" office:value="194.8333">
            <text:p>194.8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9-01-25T12:00:00">
            <text:p>Fri Jan 25 12:00:00 2019</text:p>
          </table:table-cell>
          <table:table-cell office:value-type="float" office:value="141.6667">
            <text:p>141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9-01-25T13:00:00">
            <text:p>Fri Jan 25 13:00:00 2019</text:p>
          </table:table-cell>
          <table:table-cell office:value-type="float" office:value="89.0">
            <text:p>89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9-01-26T06:00:00">
            <text:p>Sat Jan 26 06:00:00 2019</text:p>
          </table:table-cell>
          <table:table-cell office:value-type="float" office:value="173.1667">
            <text:p>173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9-01-26T07:00:00">
            <text:p>Sat Jan 26 07:00:00 2019</text:p>
          </table:table-cell>
          <table:table-cell office:value-type="float" office:value="158.3333">
            <text:p>158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9-01-26T08:00:00">
            <text:p>Sat Jan 26 08:00:00 2019</text:p>
          </table:table-cell>
          <table:table-cell office:value-type="float" office:value="174.1667">
            <text:p>174.1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9-01-26T09:00:00">
            <text:p>Sat Jan 26 09:00:00 2019</text:p>
          </table:table-cell>
          <table:table-cell office:value-type="float" office:value="178.6667">
            <text:p>178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9-01-26T10:00:00">
            <text:p>Sat Jan 26 10:00:00 2019</text:p>
          </table:table-cell>
          <table:table-cell office:value-type="float" office:value="187.3333">
            <text:p>187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9-01-26T11:00:00">
            <text:p>Sat Jan 26 11:00:00 2019</text:p>
          </table:table-cell>
          <table:table-cell office:value-type="float" office:value="88.1667">
            <text:p>88.1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9-01-26T12:00:00">
            <text:p>Sat Jan 26 12:00:00 2019</text:p>
          </table:table-cell>
          <table:table-cell office:value-type="float" office:value="90.0">
            <text:p>90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9-01-27T06:00:00">
            <text:p>Sun Jan 27 06:00:00 2019</text:p>
          </table:table-cell>
          <table:table-cell office:value-type="float" office:value="155.1667">
            <text:p>155.1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9-01-27T07:00:00">
            <text:p>Sun Jan 27 07:00:00 2019</text:p>
          </table:table-cell>
          <table:table-cell office:value-type="float" office:value="156.1667">
            <text:p>156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9-01-27T08:00:00">
            <text:p>Sun Jan 27 08:00:00 2019</text:p>
          </table:table-cell>
          <table:table-cell office:value-type="float" office:value="146.6667">
            <text:p>146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9-01-27T09:00:00">
            <text:p>Sun Jan 27 09:00:00 2019</text:p>
          </table:table-cell>
          <table:table-cell office:value-type="float" office:value="259.8333">
            <text:p>259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9-01-27T10:00:00">
            <text:p>Sun Jan 27 10:00:00 2019</text:p>
          </table:table-cell>
          <table:table-cell office:value-type="float" office:value="154.6667">
            <text:p>154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9-02-04T20:00:00">
            <text:p>Mon Feb  4 20:00:00 2019</text:p>
          </table:table-cell>
          <table:table-cell office:value-type="float" office:value="151.0">
            <text:p>151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9-02-05T08:00:00">
            <text:p>Tue Feb  5 08:00:00 2019</text:p>
          </table:table-cell>
          <table:table-cell office:value-type="float" office:value="170.1667">
            <text:p>170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9-02-05T09:00:00">
            <text:p>Tue Feb  5 09:00:00 2019</text:p>
          </table:table-cell>
          <table:table-cell office:value-type="float" office:value="149.3333">
            <text:p>149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9-02-05T10:00:00">
            <text:p>Tue Feb  5 10:00:00 2019</text:p>
          </table:table-cell>
          <table:table-cell office:value-type="float" office:value="105.3333">
            <text:p>105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9-02-05T11:00:00">
            <text:p>Tue Feb  5 11:00:00 2019</text:p>
          </table:table-cell>
          <table:table-cell office:value-type="float" office:value="166.6667">
            <text:p>166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9-02-05T12:00:00">
            <text:p>Tue Feb  5 12:00:00 2019</text:p>
          </table:table-cell>
          <table:table-cell office:value-type="float" office:value="105.5">
            <text:p>105.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9-02-05T13:00:00">
            <text:p>Tue Feb  5 13:00:00 2019</text:p>
          </table:table-cell>
          <table:table-cell office:value-type="float" office:value="79.1667">
            <text:p>79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9-02-06T08:00:00">
            <text:p>Wed Feb  6 08:00:00 2019</text:p>
          </table:table-cell>
          <table:table-cell office:value-type="float" office:value="232.1667">
            <text:p>232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6T09:00:00">
            <text:p>Wed Feb  6 09:00:00 2019</text:p>
          </table:table-cell>
          <table:table-cell office:value-type="float" office:value="164.0">
            <text:p>164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9-02-06T10:00:00">
            <text:p>Wed Feb  6 10:00:00 2019</text:p>
          </table:table-cell>
          <table:table-cell office:value-type="float" office:value="124.3333">
            <text:p>124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9-02-06T11:00:00">
            <text:p>Wed Feb  6 11:00:00 2019</text:p>
          </table:table-cell>
          <table:table-cell office:value-type="float" office:value="118.6667">
            <text:p>118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9-02-06T12:00:00">
            <text:p>Wed Feb  6 12:00:00 2019</text:p>
          </table:table-cell>
          <table:table-cell office:value-type="float" office:value="138.0">
            <text:p>138.0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9-02-06T13:00:00">
            <text:p>Wed Feb  6 13:00:00 2019</text:p>
          </table:table-cell>
          <table:table-cell office:value-type="float" office:value="86.3333">
            <text:p>86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9-02-06T14:00:00">
            <text:p>Wed Feb  6 14:00:00 2019</text:p>
          </table:table-cell>
          <table:table-cell office:value-type="float" office:value="97.3333">
            <text:p>97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9-02-07T07:00:00">
            <text:p>Thu Feb  7 07:00:00 2019</text:p>
          </table:table-cell>
          <table:table-cell office:value-type="float" office:value="185.5">
            <text:p>185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9-02-07T09:00:00">
            <text:p>Thu Feb  7 09:00:00 2019</text:p>
          </table:table-cell>
          <table:table-cell office:value-type="float" office:value="149.6667">
            <text:p>149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9-02-07T10:00:00">
            <text:p>Thu Feb  7 10:00:00 2019</text:p>
          </table:table-cell>
          <table:table-cell office:value-type="float" office:value="197.0">
            <text:p>197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9-02-07T11:00:00">
            <text:p>Thu Feb  7 11:00:00 2019</text:p>
          </table:table-cell>
          <table:table-cell office:value-type="float" office:value="76.1667">
            <text:p>76.1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9-02-07T12:00:00">
            <text:p>Thu Feb  7 12:00:00 2019</text:p>
          </table:table-cell>
          <table:table-cell office:value-type="float" office:value="105.1667">
            <text:p>105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9-02-07T13:00:00">
            <text:p>Thu Feb  7 13:00:00 2019</text:p>
          </table:table-cell>
          <table:table-cell office:value-type="float" office:value="120.3333">
            <text:p>120.3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9-02-08T08:00:00">
            <text:p>Fri Feb  8 08:00:00 2019</text:p>
          </table:table-cell>
          <table:table-cell office:value-type="float" office:value="197.6667">
            <text:p>197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9-02-08T09:00:00">
            <text:p>Fri Feb  8 09:00:00 2019</text:p>
          </table:table-cell>
          <table:table-cell office:value-type="float" office:value="160.8333">
            <text:p>160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9-02-08T10:00:00">
            <text:p>Fri Feb  8 10:00:00 2019</text:p>
          </table:table-cell>
          <table:table-cell office:value-type="float" office:value="89.3333">
            <text:p>89.3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9-02-08T11:00:00">
            <text:p>Fri Feb  8 11:00:00 2019</text:p>
          </table:table-cell>
          <table:table-cell office:value-type="float" office:value="76.5">
            <text:p>76.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9-02-08T12:00:00">
            <text:p>Fri Feb  8 12:00:00 2019</text:p>
          </table:table-cell>
          <table:table-cell office:value-type="float" office:value="95.6667">
            <text:p>95.6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9-02-08T13:00:00">
            <text:p>Fri Feb  8 13:00:00 2019</text:p>
          </table:table-cell>
          <table:table-cell office:value-type="float" office:value="94.6667">
            <text:p>94.6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9-02-09T08:00:00">
            <text:p>Sat Feb  9 08:00:00 2019</text:p>
          </table:table-cell>
          <table:table-cell office:value-type="float" office:value="185.0">
            <text:p>185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9-02-09T09:00:00">
            <text:p>Sat Feb  9 09:00:00 2019</text:p>
          </table:table-cell>
          <table:table-cell office:value-type="float" office:value="221.6667">
            <text:p>221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9-02-09T10:00:00">
            <text:p>Sat Feb  9 10:00:00 2019</text:p>
          </table:table-cell>
          <table:table-cell office:value-type="float" office:value="99.1667">
            <text:p>99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9-02-09T11:00:00">
            <text:p>Sat Feb  9 11:00:00 2019</text:p>
          </table:table-cell>
          <table:table-cell office:value-type="float" office:value="101.6667">
            <text:p>101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9-02-09T12:00:00">
            <text:p>Sat Feb  9 12:00:00 2019</text:p>
          </table:table-cell>
          <table:table-cell office:value-type="float" office:value="79.0">
            <text:p>79.0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9-02-11T08:00:00">
            <text:p>Mon Feb 11 08:00:00 2019</text:p>
          </table:table-cell>
          <table:table-cell office:value-type="float" office:value="188.8333">
            <text:p>188.8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9-02-11T09:00:00">
            <text:p>Mon Feb 11 09:00:00 2019</text:p>
          </table:table-cell>
          <table:table-cell office:value-type="float" office:value="151.8333">
            <text:p>151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9-02-11T10:00:00">
            <text:p>Mon Feb 11 10:00:00 2019</text:p>
          </table:table-cell>
          <table:table-cell office:value-type="float" office:value="134.0">
            <text:p>134.0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9-02-11T11:00:00">
            <text:p>Mon Feb 11 11:00:00 2019</text:p>
          </table:table-cell>
          <table:table-cell office:value-type="float" office:value="124.1667">
            <text:p>124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9-02-12T06:00:00">
            <text:p>Tue Feb 12 06:00:00 2019</text:p>
          </table:table-cell>
          <table:table-cell office:value-type="float" office:value="237.8333">
            <text:p>237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9-02-12T07:00:00">
            <text:p>Tue Feb 12 07:00:00 2019</text:p>
          </table:table-cell>
          <table:table-cell office:value-type="float" office:value="230.0">
            <text:p>230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9-02-12T08:00:00">
            <text:p>Tue Feb 12 08:00:00 2019</text:p>
          </table:table-cell>
          <table:table-cell office:value-type="float" office:value="157.5">
            <text:p>157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02-12T09:00:00">
            <text:p>Tue Feb 12 09:00:00 2019</text:p>
          </table:table-cell>
          <table:table-cell office:value-type="float" office:value="261.1667">
            <text:p>261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02-12T10:00:00">
            <text:p>Tue Feb 12 10:00:00 2019</text:p>
          </table:table-cell>
          <table:table-cell office:value-type="float" office:value="246.0">
            <text:p>246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9-02-12T11:00:00">
            <text:p>Tue Feb 12 11:00:00 2019</text:p>
          </table:table-cell>
          <table:table-cell office:value-type="float" office:value="112.0">
            <text:p>112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9-02-12T12:00:00">
            <text:p>Tue Feb 12 12:00:00 2019</text:p>
          </table:table-cell>
          <table:table-cell office:value-type="float" office:value="118.0">
            <text:p>118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9-02-13T21:00:00">
            <text:p>Wed Feb 13 21:00:00 2019</text:p>
          </table:table-cell>
          <table:table-cell office:value-type="float" office:value="195.1667">
            <text:p>195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9-02-13T22:00:00">
            <text:p>Wed Feb 13 22:00:00 2019</text:p>
          </table:table-cell>
          <table:table-cell office:value-type="float" office:value="215.6667">
            <text:p>215.6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02-19T09:00:00">
            <text:p>Tue Feb 19 09:00:00 2019</text:p>
          </table:table-cell>
          <table:table-cell office:value-type="float" office:value="121.0">
            <text:p>121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9-02-19T10:00:00">
            <text:p>Tue Feb 19 10:00:00 2019</text:p>
          </table:table-cell>
          <table:table-cell office:value-type="float" office:value="109.5">
            <text:p>109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9-02-20T08:00:00">
            <text:p>Wed Feb 20 08:00:00 2019</text:p>
          </table:table-cell>
          <table:table-cell office:value-type="float" office:value="192.5">
            <text:p>192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9-02-20T09:00:00">
            <text:p>Wed Feb 20 09:00:00 2019</text:p>
          </table:table-cell>
          <table:table-cell office:value-type="float" office:value="180.3333">
            <text:p>180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9-02-20T10:00:00">
            <text:p>Wed Feb 20 10:00:00 2019</text:p>
          </table:table-cell>
          <table:table-cell office:value-type="float" office:value="75.8333">
            <text:p>75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9-02-20T11:00:00">
            <text:p>Wed Feb 20 11:00:00 2019</text:p>
          </table:table-cell>
          <table:table-cell office:value-type="float" office:value="170.8333">
            <text:p>170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9-02-20T12:00:00">
            <text:p>Wed Feb 20 12:00:00 2019</text:p>
          </table:table-cell>
          <table:table-cell office:value-type="float" office:value="173.5">
            <text:p>173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9-02-20T15:00:00">
            <text:p>Wed Feb 20 15:00:00 2019</text:p>
          </table:table-cell>
          <table:table-cell office:value-type="float" office:value="109.0">
            <text:p>109.0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19-02-22T10:00:00">
            <text:p>Fri Feb 22 10:00:00 2019</text:p>
          </table:table-cell>
          <table:table-cell office:value-type="float" office:value="93.6667">
            <text:p>93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9-02-23T11:00:00">
            <text:p>Sat Feb 23 11:00:00 2019</text:p>
          </table:table-cell>
          <table:table-cell office:value-type="float" office:value="77.8333">
            <text:p>77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9-02-23T12:00:00">
            <text:p>Sat Feb 23 12:00:00 2019</text:p>
          </table:table-cell>
          <table:table-cell office:value-type="float" office:value="87.5">
            <text:p>87.5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19-02-24T09:00:00">
            <text:p>Sun Feb 24 09:00:00 2019</text:p>
          </table:table-cell>
          <table:table-cell office:value-type="float" office:value="115.8333">
            <text:p>115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9-02-24T10:00:00">
            <text:p>Sun Feb 24 10:00:00 2019</text:p>
          </table:table-cell>
          <table:table-cell office:value-type="float" office:value="144.5">
            <text:p>144.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9-02-24T11:00:00">
            <text:p>Sun Feb 24 11:00:00 2019</text:p>
          </table:table-cell>
          <table:table-cell office:value-type="float" office:value="82.0">
            <text:p>82.0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9-03-01T10:00:00">
            <text:p>Fri Mar  1 10:00:00 2019</text:p>
          </table:table-cell>
          <table:table-cell office:value-type="float" office:value="109.3333">
            <text:p>109.3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9-03-01T11:00:00">
            <text:p>Fri Mar  1 11:00:00 2019</text:p>
          </table:table-cell>
          <table:table-cell office:value-type="float" office:value="106.8333">
            <text:p>106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9-03-02T10:00:00">
            <text:p>Sat Mar  2 10:00:00 2019</text:p>
          </table:table-cell>
          <table:table-cell office:value-type="float" office:value="114.8333">
            <text:p>114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9-03-02T11:00:00">
            <text:p>Sat Mar  2 11:00:00 2019</text:p>
          </table:table-cell>
          <table:table-cell office:value-type="float" office:value="115.6667">
            <text:p>115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9-03-03T09:00:00">
            <text:p>Sun Mar  3 09:00:00 2019</text:p>
          </table:table-cell>
          <table:table-cell office:value-type="float" office:value="217.5">
            <text:p>217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9-03-03T10:00:00">
            <text:p>Sun Mar  3 10:00:00 2019</text:p>
          </table:table-cell>
          <table:table-cell office:value-type="float" office:value="119.6667">
            <text:p>119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03-03T11:00:00">
            <text:p>Sun Mar  3 11:00:00 2019</text:p>
          </table:table-cell>
          <table:table-cell office:value-type="float" office:value="83.1667">
            <text:p>83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9-03-05T09:00:00">
            <text:p>Tue Mar  5 09:00:00 2019</text:p>
          </table:table-cell>
          <table:table-cell office:value-type="float" office:value="200.1667">
            <text:p>200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9-03-05T10:00:00">
            <text:p>Tue Mar  5 10:00:00 2019</text:p>
          </table:table-cell>
          <table:table-cell office:value-type="float" office:value="167.5">
            <text:p>167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9-03-05T11:00:00">
            <text:p>Tue Mar  5 11:00:00 2019</text:p>
          </table:table-cell>
          <table:table-cell office:value-type="float" office:value="141.0">
            <text:p>141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9-03-06T06:00:00">
            <text:p>Wed Mar  6 06:00:00 2019</text:p>
          </table:table-cell>
          <table:table-cell office:value-type="float" office:value="165.3333">
            <text:p>165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03-09T10:00:00">
            <text:p>Sat Mar  9 10:00:00 2019</text:p>
          </table:table-cell>
          <table:table-cell office:value-type="float" office:value="113.6667">
            <text:p>113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9-03-10T11:00:00">
            <text:p>Sun Mar 10 11:00:00 2019</text:p>
          </table:table-cell>
          <table:table-cell office:value-type="float" office:value="97.3333">
            <text:p>97.3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9-03-11T08:00:00">
            <text:p>Mon Mar 11 08:00:00 2019</text:p>
          </table:table-cell>
          <table:table-cell office:value-type="float" office:value="156.3333">
            <text:p>156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9-03-11T10:00:00">
            <text:p>Mon Mar 11 10:00:00 2019</text:p>
          </table:table-cell>
          <table:table-cell office:value-type="float" office:value="87.8333">
            <text:p>87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9-03-11T11:00:00">
            <text:p>Mon Mar 11 11:00:00 2019</text:p>
          </table:table-cell>
          <table:table-cell office:value-type="float" office:value="101.0">
            <text:p>101.0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9-03-12T07:00:00">
            <text:p>Tue Mar 12 07:00:00 2019</text:p>
          </table:table-cell>
          <table:table-cell office:value-type="float" office:value="232.5">
            <text:p>232.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9-03-12T08:00:00">
            <text:p>Tue Mar 12 08:00:00 2019</text:p>
          </table:table-cell>
          <table:table-cell office:value-type="float" office:value="193.6667">
            <text:p>193.6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9-03-12T09:00:00">
            <text:p>Tue Mar 12 09:00:00 2019</text:p>
          </table:table-cell>
          <table:table-cell office:value-type="float" office:value="191.5">
            <text:p>191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9-03-12T10:00:00">
            <text:p>Tue Mar 12 10:00:00 2019</text:p>
          </table:table-cell>
          <table:table-cell office:value-type="float" office:value="76.3333">
            <text:p>76.3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9-03-12T11:00:00">
            <text:p>Tue Mar 12 11:00:00 2019</text:p>
          </table:table-cell>
          <table:table-cell office:value-type="float" office:value="84.0">
            <text:p>84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9-03-18T09:00:00">
            <text:p>Mon Mar 18 09:00:00 2019</text:p>
          </table:table-cell>
          <table:table-cell office:value-type="float" office:value="225.5">
            <text:p>225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03-31T12:00:00">
            <text:p>Sun Mar 31 12:00:00 2019</text:p>
          </table:table-cell>
          <table:table-cell office:value-type="float" office:value="160.6667">
            <text:p>160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9-03-31T13:00:00">
            <text:p>Sun Mar 31 13:00:00 2019</text:p>
          </table:table-cell>
          <table:table-cell office:value-type="float" office:value="143.0">
            <text:p>143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9-03-31T14:00:00">
            <text:p>Sun Mar 31 14:00:00 2019</text:p>
          </table:table-cell>
          <table:table-cell office:value-type="float" office:value="228.5">
            <text:p>228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9-03-31T15:00:00">
            <text:p>Sun Mar 31 15:00:00 2019</text:p>
          </table:table-cell>
          <table:table-cell office:value-type="float" office:value="195.0">
            <text:p>195.0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9-03-31T16:00:00">
            <text:p>Sun Mar 31 16:00:00 2019</text:p>
          </table:table-cell>
          <table:table-cell office:value-type="float" office:value="161.6667">
            <text:p>161.6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9-03-31T17:00:00">
            <text:p>Sun Mar 31 17:00:00 2019</text:p>
          </table:table-cell>
          <table:table-cell office:value-type="float" office:value="117.6667">
            <text:p>117.6667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19-03-31T18:00:00">
            <text:p>Sun Mar 31 18:00:00 2019</text:p>
          </table:table-cell>
          <table:table-cell office:value-type="float" office:value="92.8333">
            <text:p>92.8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9-03-31T19:00:00">
            <text:p>Sun Mar 31 19:00:00 2019</text:p>
          </table:table-cell>
          <table:table-cell office:value-type="float" office:value="106.3333">
            <text:p>106.3333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19-03-31T20:00:00">
            <text:p>Sun Mar 31 20:00:00 2019</text:p>
          </table:table-cell>
          <table:table-cell office:value-type="float" office:value="117.0">
            <text:p>117.0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19-03-31T21:00:00">
            <text:p>Sun Mar 31 21:00:00 2019</text:p>
          </table:table-cell>
          <table:table-cell office:value-type="float" office:value="173.0">
            <text:p>173.0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9-03-31T22:00:00">
            <text:p>Sun Mar 31 22:00:00 2019</text:p>
          </table:table-cell>
          <table:table-cell office:value-type="float" office:value="178.6667">
            <text:p>178.6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9-03-31T23:00:00">
            <text:p>Sun Mar 31 23:00:00 2019</text:p>
          </table:table-cell>
          <table:table-cell office:value-type="float" office:value="165.6667">
            <text:p>165.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9-04-01T04:00:00">
            <text:p>Mon Apr  1 04:00:00 2019</text:p>
          </table:table-cell>
          <table:table-cell office:value-type="float" office:value="177.8333">
            <text:p>177.8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9-04-01T05:00:00">
            <text:p>Mon Apr  1 05:00:00 2019</text:p>
          </table:table-cell>
          <table:table-cell office:value-type="float" office:value="201.0">
            <text:p>201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9-04-01T06:00:00">
            <text:p>Mon Apr  1 06:00:00 2019</text:p>
          </table:table-cell>
          <table:table-cell office:value-type="float" office:value="188.0">
            <text:p>188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9-04-01T07:00:00">
            <text:p>Mon Apr  1 07:00:00 2019</text:p>
          </table:table-cell>
          <table:table-cell office:value-type="float" office:value="109.1667">
            <text:p>109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9-04-01T08:00:00">
            <text:p>Mon Apr  1 08:00:00 2019</text:p>
          </table:table-cell>
          <table:table-cell office:value-type="float" office:value="141.5">
            <text:p>141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9-04-01T09:00:00">
            <text:p>Mon Apr  1 09:00:00 2019</text:p>
          </table:table-cell>
          <table:table-cell office:value-type="float" office:value="122.0">
            <text:p>122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9-04-01T10:00:00">
            <text:p>Mon Apr  1 10:00:00 2019</text:p>
          </table:table-cell>
          <table:table-cell office:value-type="float" office:value="111.6667">
            <text:p>111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04-01T11:00:00">
            <text:p>Mon Apr  1 11:00:00 2019</text:p>
          </table:table-cell>
          <table:table-cell office:value-type="float" office:value="108.8333">
            <text:p>108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9-04-01T12:00:00">
            <text:p>Mon Apr  1 12:00:00 2019</text:p>
          </table:table-cell>
          <table:table-cell office:value-type="float" office:value="105.0">
            <text:p>105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9-04-01T15:00:00">
            <text:p>Mon Apr  1 15:00:00 2019</text:p>
          </table:table-cell>
          <table:table-cell office:value-type="float" office:value="106.6667">
            <text:p>106.6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9-04-01T16:00:00">
            <text:p>Mon Apr  1 16:00:00 2019</text:p>
          </table:table-cell>
          <table:table-cell office:value-type="float" office:value="88.5">
            <text:p>88.5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9-04-02T09:00:00">
            <text:p>Tue Apr  2 09:00:00 2019</text:p>
          </table:table-cell>
          <table:table-cell office:value-type="float" office:value="147.8333">
            <text:p>147.8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9-04-02T13:00:00">
            <text:p>Tue Apr  2 13:00:00 2019</text:p>
          </table:table-cell>
          <table:table-cell office:value-type="float" office:value="159.1667">
            <text:p>159.1667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19-04-02T14:00:00">
            <text:p>Tue Apr  2 14:00:00 2019</text:p>
          </table:table-cell>
          <table:table-cell office:value-type="float" office:value="174.1667">
            <text:p>174.1667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19-04-03T09:00:00">
            <text:p>Wed Apr  3 09:00:00 2019</text:p>
          </table:table-cell>
          <table:table-cell office:value-type="float" office:value="227.5">
            <text:p>227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9-04-08T09:00:00">
            <text:p>Mon Apr  8 09:00:00 2019</text:p>
          </table:table-cell>
          <table:table-cell office:value-type="float" office:value="283.8333">
            <text:p>283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9-04-08T13:00:00">
            <text:p>Mon Apr  8 13:00:00 2019</text:p>
          </table:table-cell>
          <table:table-cell office:value-type="float" office:value="244.3333">
            <text:p>244.3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9-04-08T14:00:00">
            <text:p>Mon Apr  8 14:00:00 2019</text:p>
          </table:table-cell>
          <table:table-cell office:value-type="float" office:value="264.8333">
            <text:p>264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9-04-08T15:00:00">
            <text:p>Mon Apr  8 15:00:00 2019</text:p>
          </table:table-cell>
          <table:table-cell office:value-type="float" office:value="242.6667">
            <text:p>242.6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9-04-08T16:00:00">
            <text:p>Mon Apr  8 16:00:00 2019</text:p>
          </table:table-cell>
          <table:table-cell office:value-type="float" office:value="279.3333">
            <text:p>279.3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9-04-08T17:00:00">
            <text:p>Mon Apr  8 17:00:00 2019</text:p>
          </table:table-cell>
          <table:table-cell office:value-type="float" office:value="283.8333">
            <text:p>283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9-04-08T18:00:00">
            <text:p>Mon Apr  8 18:00:00 2019</text:p>
          </table:table-cell>
          <table:table-cell office:value-type="float" office:value="235.1667">
            <text:p>235.1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19-04-08T19:00:00">
            <text:p>Mon Apr  8 19:00:00 2019</text:p>
          </table:table-cell>
          <table:table-cell office:value-type="float" office:value="291.1667">
            <text:p>291.1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9-04-08T20:00:00">
            <text:p>Mon Apr  8 20:00:00 2019</text:p>
          </table:table-cell>
          <table:table-cell office:value-type="float" office:value="298.1667">
            <text:p>298.1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9-04-11T15:00:00">
            <text:p>Thu Apr 11 15:00:00 2019</text:p>
          </table:table-cell>
          <table:table-cell office:value-type="float" office:value="127.8333">
            <text:p>127.8333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19-04-11T16:00:00">
            <text:p>Thu Apr 11 16:00:00 2019</text:p>
          </table:table-cell>
          <table:table-cell office:value-type="float" office:value="116.0">
            <text:p>116.0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19-04-13T10:00:00">
            <text:p>Sat Apr 13 10:00:00 2019</text:p>
          </table:table-cell>
          <table:table-cell office:value-type="float" office:value="81.3333">
            <text:p>81.3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9-04-13T11:00:00">
            <text:p>Sat Apr 13 11:00:00 2019</text:p>
          </table:table-cell>
          <table:table-cell office:value-type="float" office:value="133.0">
            <text:p>133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9-04-13T12:00:00">
            <text:p>Sat Apr 13 12:00:00 2019</text:p>
          </table:table-cell>
          <table:table-cell office:value-type="float" office:value="124.0">
            <text:p>124.0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19-04-13T13:00:00">
            <text:p>Sat Apr 13 13:00:00 2019</text:p>
          </table:table-cell>
          <table:table-cell office:value-type="float" office:value="106.3333">
            <text:p>106.3333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19-04-13T14:00:00">
            <text:p>Sat Apr 13 14:00:00 2019</text:p>
          </table:table-cell>
          <table:table-cell office:value-type="float" office:value="96.6667">
            <text:p>96.6667</text:p>
          </table:table-cell>
          <table:table-cell office:value-type="float" office:value="116.3333">
            <text:p>116.3333</text:p>
          </table:table-cell>
        </table:table-row>
        <table:table-row>
          <table:table-cell table:style-name="pd1" office:value-type="date" office:date-value="2019-04-15T08:00:00">
            <text:p>Mon Apr 15 08:00:00 2019</text:p>
          </table:table-cell>
          <table:table-cell office:value-type="float" office:value="181.6667">
            <text:p>181.6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9-04-15T09:00:00">
            <text:p>Mon Apr 15 09:00:00 2019</text:p>
          </table:table-cell>
          <table:table-cell office:value-type="float" office:value="146.5">
            <text:p>146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9-04-15T10:00:00">
            <text:p>Mon Apr 15 10:00:00 2019</text:p>
          </table:table-cell>
          <table:table-cell office:value-type="float" office:value="166.3333">
            <text:p>166.3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9-04-30T13:00:00">
            <text:p>Tue Apr 30 13:00:00 2019</text:p>
          </table:table-cell>
          <table:table-cell office:value-type="float" office:value="165.0">
            <text:p>165.0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19-05-05T15:00:00">
            <text:p>Sun May  5 15:00:00 2019</text:p>
          </table:table-cell>
          <table:table-cell office:value-type="float" office:value="181.0">
            <text:p>181.0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19-05-05T16:00:00">
            <text:p>Sun May  5 16:00:00 2019</text:p>
          </table:table-cell>
          <table:table-cell office:value-type="float" office:value="179.0">
            <text:p>179.0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19-05-06T14:00:00">
            <text:p>Mon May  6 14:00:00 2019</text:p>
          </table:table-cell>
          <table:table-cell office:value-type="float" office:value="165.6667">
            <text:p>165.6667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19-05-06T15:00:00">
            <text:p>Mon May  6 15:00:00 2019</text:p>
          </table:table-cell>
          <table:table-cell office:value-type="float" office:value="227.5">
            <text:p>227.5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19-05-07T13:00:00">
            <text:p>Tue May  7 13:00:00 2019</text:p>
          </table:table-cell>
          <table:table-cell office:value-type="float" office:value="164.8333">
            <text:p>164.8333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19-05-07T14:00:00">
            <text:p>Tue May  7 14:00:00 2019</text:p>
          </table:table-cell>
          <table:table-cell office:value-type="float" office:value="183.6667">
            <text:p>183.6667</text:p>
          </table:table-cell>
          <table:table-cell office:value-type="float" office:value="101.8333">
            <text:p>101.8333</text:p>
          </table:table-cell>
        </table:table-row>
        <table:table-row>
          <table:table-cell table:style-name="pd1" office:value-type="date" office:date-value="2019-05-07T15:00:00">
            <text:p>Tue May  7 15:00:00 2019</text:p>
          </table:table-cell>
          <table:table-cell office:value-type="float" office:value="183.8333">
            <text:p>183.8333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19-05-08T13:00:00">
            <text:p>Wed May  8 13:00:00 2019</text:p>
          </table:table-cell>
          <table:table-cell office:value-type="float" office:value="305.6667">
            <text:p>305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9-05-08T14:00:00">
            <text:p>Wed May  8 14:00:00 2019</text:p>
          </table:table-cell>
          <table:table-cell office:value-type="float" office:value="306.0">
            <text:p>306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9-05-08T15:00:00">
            <text:p>Wed May  8 15:00:00 2019</text:p>
          </table:table-cell>
          <table:table-cell office:value-type="float" office:value="302.5">
            <text:p>302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05-08T16:00:00">
            <text:p>Wed May  8 16:00:00 2019</text:p>
          </table:table-cell>
          <table:table-cell office:value-type="float" office:value="310.1667">
            <text:p>310.1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9-05-08T17:00:00">
            <text:p>Wed May  8 17:00:00 2019</text:p>
          </table:table-cell>
          <table:table-cell office:value-type="float" office:value="302.1667">
            <text:p>302.1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9-05-08T18:00:00">
            <text:p>Wed May  8 18:00:00 2019</text:p>
          </table:table-cell>
          <table:table-cell office:value-type="float" office:value="292.6667">
            <text:p>292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9-05-08T19:00:00">
            <text:p>Wed May  8 19:00:00 2019</text:p>
          </table:table-cell>
          <table:table-cell office:value-type="float" office:value="281.6667">
            <text:p>281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9-05-08T20:00:00">
            <text:p>Wed May  8 20:00:00 2019</text:p>
          </table:table-cell>
          <table:table-cell office:value-type="float" office:value="287.8333">
            <text:p>287.8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9-05-08T21:00:00">
            <text:p>Wed May  8 21:00:00 2019</text:p>
          </table:table-cell>
          <table:table-cell office:value-type="float" office:value="297.3333">
            <text:p>297.3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9-05-08T22:00:00">
            <text:p>Wed May  8 22:00:00 2019</text:p>
          </table:table-cell>
          <table:table-cell office:value-type="float" office:value="294.8333">
            <text:p>294.8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9-05-08T23:00:00">
            <text:p>Wed May  8 23:00:00 2019</text:p>
          </table:table-cell>
          <table:table-cell office:value-type="float" office:value="305.0">
            <text:p>305.0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9-05-09T00:00:00">
            <text:p>Thu May  9 00:00:00 2019</text:p>
          </table:table-cell>
          <table:table-cell office:value-type="float" office:value="295.0">
            <text:p>295.0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9-05-09T14:00:00">
            <text:p>Thu May  9 14:00:00 2019</text:p>
          </table:table-cell>
          <table:table-cell office:value-type="float" office:value="278.3333">
            <text:p>278.3333</text:p>
          </table:table-cell>
          <table:table-cell office:value-type="float" office:value="53.6">
            <text:p>53.6</text:p>
          </table:table-cell>
        </table:table-row>
        <table:table-row>
          <table:table-cell table:style-name="pd1" office:value-type="date" office:date-value="2019-05-09T15:00:00">
            <text:p>Thu May  9 15:00:00 2019</text:p>
          </table:table-cell>
          <table:table-cell office:value-type="float" office:value="289.8333">
            <text:p>289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9-05-09T16:00:00">
            <text:p>Thu May  9 16:00:00 2019</text:p>
          </table:table-cell>
          <table:table-cell office:value-type="float" office:value="298.3333">
            <text:p>298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9-05-09T17:00:00">
            <text:p>Thu May  9 17:00:00 2019</text:p>
          </table:table-cell>
          <table:table-cell office:value-type="float" office:value="290.0">
            <text:p>290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9-05-09T18:00:00">
            <text:p>Thu May  9 18:00:00 2019</text:p>
          </table:table-cell>
          <table:table-cell office:value-type="float" office:value="273.6667">
            <text:p>273.6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9-05-09T19:00:00">
            <text:p>Thu May  9 19:00:00 2019</text:p>
          </table:table-cell>
          <table:table-cell office:value-type="float" office:value="252.5">
            <text:p>252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9-05-09T20:00:00">
            <text:p>Thu May  9 20:00:00 2019</text:p>
          </table:table-cell>
          <table:table-cell office:value-type="float" office:value="299.8333">
            <text:p>299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9-05-09T21:00:00">
            <text:p>Thu May  9 21:00:00 2019</text:p>
          </table:table-cell>
          <table:table-cell office:value-type="float" office:value="302.6667">
            <text:p>302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05-09T22:00:00">
            <text:p>Thu May  9 22:00:00 2019</text:p>
          </table:table-cell>
          <table:table-cell office:value-type="float" office:value="293.0">
            <text:p>293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9-05-09T23:00:00">
            <text:p>Thu May  9 23:00:00 2019</text:p>
          </table:table-cell>
          <table:table-cell office:value-type="float" office:value="148.5">
            <text:p>148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9-05-10T00:00:00">
            <text:p>Fri May 10 00:00:00 2019</text:p>
          </table:table-cell>
          <table:table-cell office:value-type="float" office:value="133.0">
            <text:p>133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9-05-10T01:00:00">
            <text:p>Fri May 10 01:00:00 2019</text:p>
          </table:table-cell>
          <table:table-cell office:value-type="float" office:value="99.5">
            <text:p>99.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9-05-10T02:00:00">
            <text:p>Fri May 10 02:00:00 2019</text:p>
          </table:table-cell>
          <table:table-cell office:value-type="float" office:value="182.5">
            <text:p>182.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9-05-10T03:00:00">
            <text:p>Fri May 10 03:00:00 2019</text:p>
          </table:table-cell>
          <table:table-cell office:value-type="float" office:value="152.6667">
            <text:p>152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9-05-10T04:00:00">
            <text:p>Fri May 10 04:00:00 2019</text:p>
          </table:table-cell>
          <table:table-cell office:value-type="float" office:value="177.1667">
            <text:p>177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9-05-10T05:00:00">
            <text:p>Fri May 10 05:00:00 2019</text:p>
          </table:table-cell>
          <table:table-cell office:value-type="float" office:value="152.0">
            <text:p>152.0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9-05-10T06:00:00">
            <text:p>Fri May 10 06:00:00 2019</text:p>
          </table:table-cell>
          <table:table-cell office:value-type="float" office:value="152.8333">
            <text:p>152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9-05-10T07:00:00">
            <text:p>Fri May 10 07:00:00 2019</text:p>
          </table:table-cell>
          <table:table-cell office:value-type="float" office:value="207.0">
            <text:p>207.0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9-05-10T08:00:00">
            <text:p>Fri May 10 08:00:00 2019</text:p>
          </table:table-cell>
          <table:table-cell office:value-type="float" office:value="143.6667">
            <text:p>143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9-05-10T11:00:00">
            <text:p>Fri May 10 11:00:00 2019</text:p>
          </table:table-cell>
          <table:table-cell office:value-type="float" office:value="125.8333">
            <text:p>125.8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9-05-10T12:00:00">
            <text:p>Fri May 10 12:00:00 2019</text:p>
          </table:table-cell>
          <table:table-cell office:value-type="float" office:value="205.3333">
            <text:p>205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9-05-10T13:00:00">
            <text:p>Fri May 10 13:00:00 2019</text:p>
          </table:table-cell>
          <table:table-cell office:value-type="float" office:value="206.6667">
            <text:p>206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9-05-10T14:00:00">
            <text:p>Fri May 10 14:00:00 2019</text:p>
          </table:table-cell>
          <table:table-cell office:value-type="float" office:value="192.6667">
            <text:p>192.6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9-05-10T15:00:00">
            <text:p>Fri May 10 15:00:00 2019</text:p>
          </table:table-cell>
          <table:table-cell office:value-type="float" office:value="200.8333">
            <text:p>200.8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9-05-10T16:00:00">
            <text:p>Fri May 10 16:00:00 2019</text:p>
          </table:table-cell>
          <table:table-cell office:value-type="float" office:value="258.3333">
            <text:p>258.3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9-05-10T17:00:00">
            <text:p>Fri May 10 17:00:00 2019</text:p>
          </table:table-cell>
          <table:table-cell office:value-type="float" office:value="267.5">
            <text:p>267.5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9-05-11T08:00:00">
            <text:p>Sat May 11 08:00:00 2019</text:p>
          </table:table-cell>
          <table:table-cell office:value-type="float" office:value="143.8333">
            <text:p>143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9-05-11T09:00:00">
            <text:p>Sat May 11 09:00:00 2019</text:p>
          </table:table-cell>
          <table:table-cell office:value-type="float" office:value="138.1667">
            <text:p>138.1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9-05-11T10:00:00">
            <text:p>Sat May 11 10:00:00 2019</text:p>
          </table:table-cell>
          <table:table-cell office:value-type="float" office:value="103.1667">
            <text:p>103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9-05-11T11:00:00">
            <text:p>Sat May 11 11:00:00 2019</text:p>
          </table:table-cell>
          <table:table-cell office:value-type="float" office:value="97.3333">
            <text:p>97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9-05-11T12:00:00">
            <text:p>Sat May 11 12:00:00 2019</text:p>
          </table:table-cell>
          <table:table-cell office:value-type="float" office:value="117.1667">
            <text:p>117.1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9-05-11T13:00:00">
            <text:p>Sat May 11 13:00:00 2019</text:p>
          </table:table-cell>
          <table:table-cell office:value-type="float" office:value="140.6667">
            <text:p>140.6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19-05-11T14:00:00">
            <text:p>Sat May 11 14:00:00 2019</text:p>
          </table:table-cell>
          <table:table-cell office:value-type="float" office:value="128.6667">
            <text:p>128.6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19-05-11T15:00:00">
            <text:p>Sat May 11 15:00:00 2019</text:p>
          </table:table-cell>
          <table:table-cell office:value-type="float" office:value="138.5">
            <text:p>138.5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19-05-11T16:00:00">
            <text:p>Sat May 11 16:00:00 2019</text:p>
          </table:table-cell>
          <table:table-cell office:value-type="float" office:value="173.3333">
            <text:p>173.3333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19-05-13T12:00:00">
            <text:p>Mon May 13 12:00:00 2019</text:p>
          </table:table-cell>
          <table:table-cell office:value-type="float" office:value="172.6667">
            <text:p>172.6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9-05-13T13:00:00">
            <text:p>Mon May 13 13:00:00 2019</text:p>
          </table:table-cell>
          <table:table-cell office:value-type="float" office:value="143.8333">
            <text:p>143.8333</text:p>
          </table:table-cell>
          <table:table-cell office:value-type="float" office:value="108.5">
            <text:p>108.5</text:p>
          </table:table-cell>
        </table:table-row>
        <table:table-row>
          <table:table-cell table:style-name="pd1" office:value-type="date" office:date-value="2019-05-13T14:00:00">
            <text:p>Mon May 13 14:00:00 2019</text:p>
          </table:table-cell>
          <table:table-cell office:value-type="float" office:value="133.8333">
            <text:p>133.8333</text:p>
          </table:table-cell>
          <table:table-cell office:value-type="float" office:value="125.1667">
            <text:p>125.1667</text:p>
          </table:table-cell>
        </table:table-row>
        <table:table-row>
          <table:table-cell table:style-name="pd1" office:value-type="date" office:date-value="2019-05-15T15:00:00">
            <text:p>Wed May 15 15:00:00 2019</text:p>
          </table:table-cell>
          <table:table-cell office:value-type="float" office:value="258.5">
            <text:p>258.5</text:p>
          </table:table-cell>
          <table:table-cell office:value-type="float" office:value="109.5">
            <text:p>109.5</text:p>
          </table:table-cell>
        </table:table-row>
        <table:table-row>
          <table:table-cell table:style-name="pd1" office:value-type="date" office:date-value="2019-05-15T21:00:00">
            <text:p>Wed May 15 21:00:00 2019</text:p>
          </table:table-cell>
          <table:table-cell office:value-type="float" office:value="280.0">
            <text:p>280.0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19-05-27T15:00:00">
            <text:p>Mon May 27 15:00:00 2019</text:p>
          </table:table-cell>
          <table:table-cell office:value-type="float" office:value="213.3333">
            <text:p>213.3333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19-05-27T16:00:00">
            <text:p>Mon May 27 16:00:00 2019</text:p>
          </table:table-cell>
          <table:table-cell office:value-type="float" office:value="149.8333">
            <text:p>149.8333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19-06-06T13:00:00">
            <text:p>Thu Jun  6 13:00:00 2019</text:p>
          </table:table-cell>
          <table:table-cell office:value-type="float" office:value="235.3333">
            <text:p>235.3333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19-06-06T14:00:00">
            <text:p>Thu Jun  6 14:00:00 2019</text:p>
          </table:table-cell>
          <table:table-cell office:value-type="float" office:value="213.0">
            <text:p>213.0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19-06-06T15:00:00">
            <text:p>Thu Jun  6 15:00:00 2019</text:p>
          </table:table-cell>
          <table:table-cell office:value-type="float" office:value="250.1667">
            <text:p>250.1667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19-06-06T16:00:00">
            <text:p>Thu Jun  6 16:00:00 2019</text:p>
          </table:table-cell>
          <table:table-cell office:value-type="float" office:value="200.0">
            <text:p>200.0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19-06-07T17:00:00">
            <text:p>Fri Jun  7 17:00:00 2019</text:p>
          </table:table-cell>
          <table:table-cell office:value-type="float" office:value="231.5">
            <text:p>231.5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19-06-08T13:00:00">
            <text:p>Sat Jun  8 13:00:00 2019</text:p>
          </table:table-cell>
          <table:table-cell office:value-type="float" office:value="175.0">
            <text:p>175.0</text:p>
          </table:table-cell>
          <table:table-cell office:value-type="float" office:value="107.5">
            <text:p>107.5</text:p>
          </table:table-cell>
        </table:table-row>
        <table:table-row>
          <table:table-cell table:style-name="pd1" office:value-type="date" office:date-value="2019-06-08T14:00:00">
            <text:p>Sat Jun  8 14:00:00 2019</text:p>
          </table:table-cell>
          <table:table-cell office:value-type="float" office:value="205.8333">
            <text:p>205.8333</text:p>
          </table:table-cell>
          <table:table-cell office:value-type="float" office:value="117.5">
            <text:p>117.5</text:p>
          </table:table-cell>
        </table:table-row>
        <table:table-row>
          <table:table-cell table:style-name="pd1" office:value-type="date" office:date-value="2019-06-08T15:00:00">
            <text:p>Sat Jun  8 15:00:00 2019</text:p>
          </table:table-cell>
          <table:table-cell office:value-type="float" office:value="208.8333">
            <text:p>208.8333</text:p>
          </table:table-cell>
          <table:table-cell office:value-type="float" office:value="122.0">
            <text:p>122.0</text:p>
          </table:table-cell>
        </table:table-row>
        <table:table-row>
          <table:table-cell table:style-name="pd1" office:value-type="date" office:date-value="2019-06-19T10:00:00">
            <text:p>Wed Jun 19 10:00:00 2019</text:p>
          </table:table-cell>
          <table:table-cell office:value-type="float" office:value="240.6667">
            <text:p>240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06-19T11:00:00">
            <text:p>Wed Jun 19 11:00:00 2019</text:p>
          </table:table-cell>
          <table:table-cell office:value-type="float" office:value="210.6667">
            <text:p>210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9-06-19T12:00:00">
            <text:p>Wed Jun 19 12:00:00 2019</text:p>
          </table:table-cell>
          <table:table-cell office:value-type="float" office:value="173.1667">
            <text:p>173.1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9-06-19T13:00:00">
            <text:p>Wed Jun 19 13:00:00 2019</text:p>
          </table:table-cell>
          <table:table-cell office:value-type="float" office:value="159.5">
            <text:p>159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9-06-19T14:00:00">
            <text:p>Wed Jun 19 14:00:00 2019</text:p>
          </table:table-cell>
          <table:table-cell office:value-type="float" office:value="205.0">
            <text:p>205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9-06-19T15:00:00">
            <text:p>Wed Jun 19 15:00:00 2019</text:p>
          </table:table-cell>
          <table:table-cell office:value-type="float" office:value="175.5">
            <text:p>175.5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9-06-19T16:00:00">
            <text:p>Wed Jun 19 16:00:00 2019</text:p>
          </table:table-cell>
          <table:table-cell office:value-type="float" office:value="221.6667">
            <text:p>221.6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9-06-19T17:00:00">
            <text:p>Wed Jun 19 17:00:00 2019</text:p>
          </table:table-cell>
          <table:table-cell office:value-type="float" office:value="260.1667">
            <text:p>260.1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9-06-20T13:00:00">
            <text:p>Thu Jun 20 13:00:00 2019</text:p>
          </table:table-cell>
          <table:table-cell office:value-type="float" office:value="200.6667">
            <text:p>200.6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9-06-20T14:00:00">
            <text:p>Thu Jun 20 14:00:00 2019</text:p>
          </table:table-cell>
          <table:table-cell office:value-type="float" office:value="202.6667">
            <text:p>202.6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9-06-20T15:00:00">
            <text:p>Thu Jun 20 15:00:00 2019</text:p>
          </table:table-cell>
          <table:table-cell office:value-type="float" office:value="271.5">
            <text:p>271.5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9-06-21T13:00:00">
            <text:p>Fri Jun 21 13:00:00 2019</text:p>
          </table:table-cell>
          <table:table-cell office:value-type="float" office:value="184.3333">
            <text:p>184.3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9-06-21T14:00:00">
            <text:p>Fri Jun 21 14:00:00 2019</text:p>
          </table:table-cell>
          <table:table-cell office:value-type="float" office:value="150.6667">
            <text:p>150.6667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19-06-21T15:00:00">
            <text:p>Fri Jun 21 15:00:00 2019</text:p>
          </table:table-cell>
          <table:table-cell office:value-type="float" office:value="202.8333">
            <text:p>202.8333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19-06-22T13:00:00">
            <text:p>Sat Jun 22 13:00:00 2019</text:p>
          </table:table-cell>
          <table:table-cell office:value-type="float" office:value="126.0">
            <text:p>126.0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19-06-22T14:00:00">
            <text:p>Sat Jun 22 14:00:00 2019</text:p>
          </table:table-cell>
          <table:table-cell office:value-type="float" office:value="125.5">
            <text:p>125.5</text:p>
          </table:table-cell>
          <table:table-cell office:value-type="float" office:value="115.0">
            <text:p>115.0</text:p>
          </table:table-cell>
        </table:table-row>
        <table:table-row>
          <table:table-cell table:style-name="pd1" office:value-type="date" office:date-value="2019-06-27T17:00:00">
            <text:p>Thu Jun 27 17:00:00 2019</text:p>
          </table:table-cell>
          <table:table-cell office:value-type="float" office:value="218.3333">
            <text:p>218.3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19-06-27T18:00:00">
            <text:p>Thu Jun 27 18:00:00 2019</text:p>
          </table:table-cell>
          <table:table-cell office:value-type="float" office:value="244.6667">
            <text:p>244.6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9-07-15T14:00:00">
            <text:p>Mon Jul 15 14:00:00 2019</text:p>
          </table:table-cell>
          <table:table-cell office:value-type="float" office:value="215.5">
            <text:p>215.5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9-07-15T15:00:00">
            <text:p>Mon Jul 15 15:00:00 2019</text:p>
          </table:table-cell>
          <table:table-cell office:value-type="float" office:value="246.8333">
            <text:p>246.8333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19-07-16T14:00:00">
            <text:p>Tue Jul 16 14:00:00 2019</text:p>
          </table:table-cell>
          <table:table-cell office:value-type="float" office:value="196.6667">
            <text:p>196.6667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19-07-16T15:00:00">
            <text:p>Tue Jul 16 15:00:00 2019</text:p>
          </table:table-cell>
          <table:table-cell office:value-type="float" office:value="194.8333">
            <text:p>194.8333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19-07-17T13:00:00">
            <text:p>Wed Jul 17 13:00:00 2019</text:p>
          </table:table-cell>
          <table:table-cell office:value-type="float" office:value="207.1667">
            <text:p>207.1667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19-07-17T14:00:00">
            <text:p>Wed Jul 17 14:00:00 2019</text:p>
          </table:table-cell>
          <table:table-cell office:value-type="float" office:value="179.5">
            <text:p>179.5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19-07-24T08:00:00">
            <text:p>Wed Jul 24 08:00:00 2019</text:p>
          </table:table-cell>
          <table:table-cell office:value-type="float" office:value="210.5">
            <text:p>210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9-08-08T12:00:00">
            <text:p>Thu Aug  8 12:00:00 2019</text:p>
          </table:table-cell>
          <table:table-cell office:value-type="float" office:value="147.0">
            <text:p>147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9-08-08T13:00:00">
            <text:p>Thu Aug  8 13:00:00 2019</text:p>
          </table:table-cell>
          <table:table-cell office:value-type="float" office:value="160.1667">
            <text:p>160.1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19-08-10T11:00:00">
            <text:p>Sat Aug 10 11:00:00 2019</text:p>
          </table:table-cell>
          <table:table-cell office:value-type="float" office:value="127.3333">
            <text:p>127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9-08-10T12:00:00">
            <text:p>Sat Aug 10 12:00:00 2019</text:p>
          </table:table-cell>
          <table:table-cell office:value-type="float" office:value="95.0">
            <text:p>95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9-08-10T13:00:00">
            <text:p>Sat Aug 10 13:00:00 2019</text:p>
          </table:table-cell>
          <table:table-cell office:value-type="float" office:value="190.5">
            <text:p>190.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9-08-10T14:00:00">
            <text:p>Sat Aug 10 14:00:00 2019</text:p>
          </table:table-cell>
          <table:table-cell office:value-type="float" office:value="137.1667">
            <text:p>137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9-08-10T15:00:00">
            <text:p>Sat Aug 10 15:00:00 2019</text:p>
          </table:table-cell>
          <table:table-cell office:value-type="float" office:value="163.8333">
            <text:p>163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9-08-10T16:00:00">
            <text:p>Sat Aug 10 16:00:00 2019</text:p>
          </table:table-cell>
          <table:table-cell office:value-type="float" office:value="233.1667">
            <text:p>233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9-08-10T17:00:00">
            <text:p>Sat Aug 10 17:00:00 2019</text:p>
          </table:table-cell>
          <table:table-cell office:value-type="float" office:value="156.6667">
            <text:p>156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9-08-14T13:00:00">
            <text:p>Wed Aug 14 13:00:00 2019</text:p>
          </table:table-cell>
          <table:table-cell office:value-type="float" office:value="167.3333">
            <text:p>167.3333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19-08-14T14:00:00">
            <text:p>Wed Aug 14 14:00:00 2019</text:p>
          </table:table-cell>
          <table:table-cell office:value-type="float" office:value="146.8333">
            <text:p>146.8333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19-08-19T14:00:00">
            <text:p>Mon Aug 19 14:00:00 2019</text:p>
          </table:table-cell>
          <table:table-cell office:value-type="float" office:value="155.8333">
            <text:p>155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9-08-19T15:00:00">
            <text:p>Mon Aug 19 15:00:00 2019</text:p>
          </table:table-cell>
          <table:table-cell office:value-type="float" office:value="182.6667">
            <text:p>182.6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9-08-20T14:00:00">
            <text:p>Tue Aug 20 14:00:00 2019</text:p>
          </table:table-cell>
          <table:table-cell office:value-type="float" office:value="119.6667">
            <text:p>119.6667</text:p>
          </table:table-cell>
          <table:table-cell office:value-type="float" office:value="102.3333">
            <text:p>102.3333</text:p>
          </table:table-cell>
        </table:table-row>
        <table:table-row>
          <table:table-cell table:style-name="pd1" office:value-type="date" office:date-value="2019-08-20T15:00:00">
            <text:p>Tue Aug 20 15:00:00 2019</text:p>
          </table:table-cell>
          <table:table-cell office:value-type="float" office:value="130.0">
            <text:p>130.0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19-08-20T16:00:00">
            <text:p>Tue Aug 20 16:00:00 2019</text:p>
          </table:table-cell>
          <table:table-cell office:value-type="float" office:value="188.5">
            <text:p>188.5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19-08-21T14:00:00">
            <text:p>Wed Aug 21 14:00:00 2019</text:p>
          </table:table-cell>
          <table:table-cell office:value-type="float" office:value="197.5">
            <text:p>197.5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9-08-21T15:00:00">
            <text:p>Wed Aug 21 15:00:00 2019</text:p>
          </table:table-cell>
          <table:table-cell office:value-type="float" office:value="231.1667">
            <text:p>231.1667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19-08-21T16:00:00">
            <text:p>Wed Aug 21 16:00:00 2019</text:p>
          </table:table-cell>
          <table:table-cell office:value-type="float" office:value="180.3333">
            <text:p>180.3333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19-08-21T17:00:00">
            <text:p>Wed Aug 21 17:00:00 2019</text:p>
          </table:table-cell>
          <table:table-cell office:value-type="float" office:value="232.6667">
            <text:p>232.6667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19-08-22T15:00:00">
            <text:p>Thu Aug 22 15:00:00 2019</text:p>
          </table:table-cell>
          <table:table-cell office:value-type="float" office:value="132.5">
            <text:p>132.5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19-09-06T12:00:00">
            <text:p>Fri Sep  6 12:00:00 2019</text:p>
          </table:table-cell>
          <table:table-cell office:value-type="float" office:value="207.6667">
            <text:p>207.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9-09-06T13:00:00">
            <text:p>Fri Sep  6 13:00:00 2019</text:p>
          </table:table-cell>
          <table:table-cell office:value-type="float" office:value="173.8333">
            <text:p>173.8333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9-09-06T14:00:00">
            <text:p>Fri Sep  6 14:00:00 2019</text:p>
          </table:table-cell>
          <table:table-cell office:value-type="float" office:value="122.5">
            <text:p>122.5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19-09-08T17:00:00">
            <text:p>Sun Sep  8 17:00:00 2019</text:p>
          </table:table-cell>
          <table:table-cell office:value-type="float" office:value="220.6667">
            <text:p>220.6667</text:p>
          </table:table-cell>
          <table:table-cell office:value-type="float" office:value="106.5">
            <text:p>106.5</text:p>
          </table:table-cell>
        </table:table-row>
        <table:table-row>
          <table:table-cell table:style-name="pd1" office:value-type="date" office:date-value="2019-09-09T12:00:00">
            <text:p>Mon Sep  9 12:00:00 2019</text:p>
          </table:table-cell>
          <table:table-cell office:value-type="float" office:value="193.5">
            <text:p>193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9-09-09T13:00:00">
            <text:p>Mon Sep  9 13:00:00 2019</text:p>
          </table:table-cell>
          <table:table-cell office:value-type="float" office:value="193.3333">
            <text:p>193.3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9-09-09T14:00:00">
            <text:p>Mon Sep  9 14:00:00 2019</text:p>
          </table:table-cell>
          <table:table-cell office:value-type="float" office:value="136.8333">
            <text:p>136.8333</text:p>
          </table:table-cell>
          <table:table-cell office:value-type="float" office:value="96.8333">
            <text:p>96.8333</text:p>
          </table:table-cell>
        </table:table-row>
        <table:table-row>
          <table:table-cell table:style-name="pd1" office:value-type="date" office:date-value="2019-09-09T15:00:00">
            <text:p>Mon Sep  9 15:00:00 2019</text:p>
          </table:table-cell>
          <table:table-cell office:value-type="float" office:value="258.0">
            <text:p>258.0</text:p>
          </table:table-cell>
          <table:table-cell office:value-type="float" office:value="106.5">
            <text:p>106.5</text:p>
          </table:table-cell>
        </table:table-row>
        <table:table-row>
          <table:table-cell table:style-name="pd1" office:value-type="date" office:date-value="2019-09-11T13:00:00">
            <text:p>Wed Sep 11 13:00:00 2019</text:p>
          </table:table-cell>
          <table:table-cell office:value-type="float" office:value="111.6667">
            <text:p>111.6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9-09-11T14:00:00">
            <text:p>Wed Sep 11 14:00:00 2019</text:p>
          </table:table-cell>
          <table:table-cell office:value-type="float" office:value="126.6667">
            <text:p>126.6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9-09-11T15:00:00">
            <text:p>Wed Sep 11 15:00:00 2019</text:p>
          </table:table-cell>
          <table:table-cell office:value-type="float" office:value="120.8333">
            <text:p>120.8333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19-09-11T16:00:00">
            <text:p>Wed Sep 11 16:00:00 2019</text:p>
          </table:table-cell>
          <table:table-cell office:value-type="float" office:value="84.5">
            <text:p>84.5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19-09-12T17:00:00">
            <text:p>Thu Sep 12 17:00:00 2019</text:p>
          </table:table-cell>
          <table:table-cell office:value-type="float" office:value="90.8333">
            <text:p>90.8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9-09-12T18:00:00">
            <text:p>Thu Sep 12 18:00:00 2019</text:p>
          </table:table-cell>
          <table:table-cell office:value-type="float" office:value="93.0">
            <text:p>93.0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9-09-12T19:00:00">
            <text:p>Thu Sep 12 19:00:00 2019</text:p>
          </table:table-cell>
          <table:table-cell office:value-type="float" office:value="94.3333">
            <text:p>94.3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9-09-12T20:00:00">
            <text:p>Thu Sep 12 20:00:00 2019</text:p>
          </table:table-cell>
          <table:table-cell office:value-type="float" office:value="114.1667">
            <text:p>114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9-09-12T21:00:00">
            <text:p>Thu Sep 12 21:00:00 2019</text:p>
          </table:table-cell>
          <table:table-cell office:value-type="float" office:value="160.6667">
            <text:p>160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09-12T22:00:00">
            <text:p>Thu Sep 12 22:00:00 2019</text:p>
          </table:table-cell>
          <table:table-cell office:value-type="float" office:value="172.0">
            <text:p>172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9-09-12T23:00:00">
            <text:p>Thu Sep 12 23:00:00 2019</text:p>
          </table:table-cell>
          <table:table-cell office:value-type="float" office:value="218.0">
            <text:p>218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9-09-14T07:00:00">
            <text:p>Sat Sep 14 07:00:00 2019</text:p>
          </table:table-cell>
          <table:table-cell office:value-type="float" office:value="206.8333">
            <text:p>206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9-09-14T08:00:00">
            <text:p>Sat Sep 14 08:00:00 2019</text:p>
          </table:table-cell>
          <table:table-cell office:value-type="float" office:value="172.0">
            <text:p>172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9-09-14T09:00:00">
            <text:p>Sat Sep 14 09:00:00 2019</text:p>
          </table:table-cell>
          <table:table-cell office:value-type="float" office:value="191.5">
            <text:p>191.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9-09-14T10:00:00">
            <text:p>Sat Sep 14 10:00:00 2019</text:p>
          </table:table-cell>
          <table:table-cell office:value-type="float" office:value="146.8333">
            <text:p>146.8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9-09-14T11:00:00">
            <text:p>Sat Sep 14 11:00:00 2019</text:p>
          </table:table-cell>
          <table:table-cell office:value-type="float" office:value="141.8333">
            <text:p>141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9-09-14T12:00:00">
            <text:p>Sat Sep 14 12:00:00 2019</text:p>
          </table:table-cell>
          <table:table-cell office:value-type="float" office:value="142.5">
            <text:p>142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9-09-14T13:00:00">
            <text:p>Sat Sep 14 13:00:00 2019</text:p>
          </table:table-cell>
          <table:table-cell office:value-type="float" office:value="173.6667">
            <text:p>173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9-09-14T14:00:00">
            <text:p>Sat Sep 14 14:00:00 2019</text:p>
          </table:table-cell>
          <table:table-cell office:value-type="float" office:value="146.6667">
            <text:p>146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9-09-14T15:00:00">
            <text:p>Sat Sep 14 15:00:00 2019</text:p>
          </table:table-cell>
          <table:table-cell office:value-type="float" office:value="110.1667">
            <text:p>110.1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9-09-14T16:00:00">
            <text:p>Sat Sep 14 16:00:00 2019</text:p>
          </table:table-cell>
          <table:table-cell office:value-type="float" office:value="113.5">
            <text:p>113.5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9-09-14T17:00:00">
            <text:p>Sat Sep 14 17:00:00 2019</text:p>
          </table:table-cell>
          <table:table-cell office:value-type="float" office:value="146.1667">
            <text:p>146.1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9-09-14T18:00:00">
            <text:p>Sat Sep 14 18:00:00 2019</text:p>
          </table:table-cell>
          <table:table-cell office:value-type="float" office:value="254.0">
            <text:p>254.0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19-09-14T19:00:00">
            <text:p>Sat Sep 14 19:00:00 2019</text:p>
          </table:table-cell>
          <table:table-cell office:value-type="float" office:value="121.8333">
            <text:p>121.8333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19-09-15T07:00:00">
            <text:p>Sun Sep 15 07:00:00 2019</text:p>
          </table:table-cell>
          <table:table-cell office:value-type="float" office:value="169.6667">
            <text:p>169.6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9-09-15T08:00:00">
            <text:p>Sun Sep 15 08:00:00 2019</text:p>
          </table:table-cell>
          <table:table-cell office:value-type="float" office:value="195.0">
            <text:p>195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9-09-15T09:00:00">
            <text:p>Sun Sep 15 09:00:00 2019</text:p>
          </table:table-cell>
          <table:table-cell office:value-type="float" office:value="198.3333">
            <text:p>198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9-09-15T10:00:00">
            <text:p>Sun Sep 15 10:00:00 2019</text:p>
          </table:table-cell>
          <table:table-cell office:value-type="float" office:value="166.8333">
            <text:p>166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9-09-15T11:00:00">
            <text:p>Sun Sep 15 11:00:00 2019</text:p>
          </table:table-cell>
          <table:table-cell office:value-type="float" office:value="87.5">
            <text:p>87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9-09-15T12:00:00">
            <text:p>Sun Sep 15 12:00:00 2019</text:p>
          </table:table-cell>
          <table:table-cell office:value-type="float" office:value="191.0">
            <text:p>191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9-09-15T13:00:00">
            <text:p>Sun Sep 15 13:00:00 2019</text:p>
          </table:table-cell>
          <table:table-cell office:value-type="float" office:value="149.0">
            <text:p>149.0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9-09-15T14:00:00">
            <text:p>Sun Sep 15 14:00:00 2019</text:p>
          </table:table-cell>
          <table:table-cell office:value-type="float" office:value="146.8333">
            <text:p>146.8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19-09-15T15:00:00">
            <text:p>Sun Sep 15 15:00:00 2019</text:p>
          </table:table-cell>
          <table:table-cell office:value-type="float" office:value="245.0">
            <text:p>245.0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9-09-15T16:00:00">
            <text:p>Sun Sep 15 16:00:00 2019</text:p>
          </table:table-cell>
          <table:table-cell office:value-type="float" office:value="229.6667">
            <text:p>229.6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9-09-15T17:00:00">
            <text:p>Sun Sep 15 17:00:00 2019</text:p>
          </table:table-cell>
          <table:table-cell office:value-type="float" office:value="265.6667">
            <text:p>265.6667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19-09-15T18:00:00">
            <text:p>Sun Sep 15 18:00:00 2019</text:p>
          </table:table-cell>
          <table:table-cell office:value-type="float" office:value="257.0">
            <text:p>257.0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9-09-16T08:00:00">
            <text:p>Mon Sep 16 08:00:00 2019</text:p>
          </table:table-cell>
          <table:table-cell office:value-type="float" office:value="168.6667">
            <text:p>168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9-09-16T09:00:00">
            <text:p>Mon Sep 16 09:00:00 2019</text:p>
          </table:table-cell>
          <table:table-cell office:value-type="float" office:value="191.0">
            <text:p>191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9-09-16T10:00:00">
            <text:p>Mon Sep 16 10:00:00 2019</text:p>
          </table:table-cell>
          <table:table-cell office:value-type="float" office:value="83.5">
            <text:p>83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9-09-16T11:00:00">
            <text:p>Mon Sep 16 11:00:00 2019</text:p>
          </table:table-cell>
          <table:table-cell office:value-type="float" office:value="81.6667">
            <text:p>81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9-09-16T12:00:00">
            <text:p>Mon Sep 16 12:00:00 2019</text:p>
          </table:table-cell>
          <table:table-cell office:value-type="float" office:value="155.3333">
            <text:p>155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9-09-16T13:00:00">
            <text:p>Mon Sep 16 13:00:00 2019</text:p>
          </table:table-cell>
          <table:table-cell office:value-type="float" office:value="87.5">
            <text:p>87.5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9-09-16T14:00:00">
            <text:p>Mon Sep 16 14:00:00 2019</text:p>
          </table:table-cell>
          <table:table-cell office:value-type="float" office:value="141.3333">
            <text:p>141.3333</text:p>
          </table:table-cell>
          <table:table-cell office:value-type="float" office:value="105.6667">
            <text:p>105.6667</text:p>
          </table:table-cell>
        </table:table-row>
        <table:table-row>
          <table:table-cell table:style-name="pd1" office:value-type="date" office:date-value="2019-09-16T15:00:00">
            <text:p>Mon Sep 16 15:00:00 2019</text:p>
          </table:table-cell>
          <table:table-cell office:value-type="float" office:value="145.3333">
            <text:p>145.3333</text:p>
          </table:table-cell>
          <table:table-cell office:value-type="float" office:value="114.3333">
            <text:p>114.3333</text:p>
          </table:table-cell>
        </table:table-row>
        <table:table-row>
          <table:table-cell table:style-name="pd1" office:value-type="date" office:date-value="2019-09-16T16:00:00">
            <text:p>Mon Sep 16 16:00:00 2019</text:p>
          </table:table-cell>
          <table:table-cell office:value-type="float" office:value="175.6667">
            <text:p>175.6667</text:p>
          </table:table-cell>
          <table:table-cell office:value-type="float" office:value="123.0">
            <text:p>123.0</text:p>
          </table:table-cell>
        </table:table-row>
        <table:table-row>
          <table:table-cell table:style-name="pd1" office:value-type="date" office:date-value="2019-09-16T17:00:00">
            <text:p>Mon Sep 16 17:00:00 2019</text:p>
          </table:table-cell>
          <table:table-cell office:value-type="float" office:value="158.6667">
            <text:p>158.6667</text:p>
          </table:table-cell>
          <table:table-cell office:value-type="float" office:value="127.1667">
            <text:p>127.1667</text:p>
          </table:table-cell>
        </table:table-row>
        <table:table-row>
          <table:table-cell table:style-name="pd1" office:value-type="date" office:date-value="2019-09-16T18:00:00">
            <text:p>Mon Sep 16 18:00:00 2019</text:p>
          </table:table-cell>
          <table:table-cell office:value-type="float" office:value="188.1667">
            <text:p>188.1667</text:p>
          </table:table-cell>
          <table:table-cell office:value-type="float" office:value="127.8333">
            <text:p>127.8333</text:p>
          </table:table-cell>
        </table:table-row>
        <table:table-row>
          <table:table-cell table:style-name="pd1" office:value-type="date" office:date-value="2019-09-17T10:00:00">
            <text:p>Tue Sep 17 10:00:00 2019</text:p>
          </table:table-cell>
          <table:table-cell office:value-type="float" office:value="247.1667">
            <text:p>247.1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9-09-17T11:00:00">
            <text:p>Tue Sep 17 11:00:00 2019</text:p>
          </table:table-cell>
          <table:table-cell office:value-type="float" office:value="198.8333">
            <text:p>198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9-09-17T12:00:00">
            <text:p>Tue Sep 17 12:00:00 2019</text:p>
          </table:table-cell>
          <table:table-cell office:value-type="float" office:value="234.8333">
            <text:p>234.8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9-09-17T13:00:00">
            <text:p>Tue Sep 17 13:00:00 2019</text:p>
          </table:table-cell>
          <table:table-cell office:value-type="float" office:value="242.0">
            <text:p>242.0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19-09-17T14:00:00">
            <text:p>Tue Sep 17 14:00:00 2019</text:p>
          </table:table-cell>
          <table:table-cell office:value-type="float" office:value="206.6667">
            <text:p>206.6667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19-09-17T15:00:00">
            <text:p>Tue Sep 17 15:00:00 2019</text:p>
          </table:table-cell>
          <table:table-cell office:value-type="float" office:value="199.6667">
            <text:p>199.6667</text:p>
          </table:table-cell>
          <table:table-cell office:value-type="float" office:value="113.3333">
            <text:p>113.3333</text:p>
          </table:table-cell>
        </table:table-row>
        <table:table-row>
          <table:table-cell table:style-name="pd1" office:value-type="date" office:date-value="2019-09-17T16:00:00">
            <text:p>Tue Sep 17 16:00:00 2019</text:p>
          </table:table-cell>
          <table:table-cell office:value-type="float" office:value="260.1667">
            <text:p>260.1667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19-09-17T17:00:00">
            <text:p>Tue Sep 17 17:00:00 2019</text:p>
          </table:table-cell>
          <table:table-cell office:value-type="float" office:value="239.5">
            <text:p>239.5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19-09-17T18:00:00">
            <text:p>Tue Sep 17 18:00:00 2019</text:p>
          </table:table-cell>
          <table:table-cell office:value-type="float" office:value="190.8333">
            <text:p>190.8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9-09-18T08:00:00">
            <text:p>Wed Sep 18 08:00:00 2019</text:p>
          </table:table-cell>
          <table:table-cell office:value-type="float" office:value="166.0">
            <text:p>166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9-09-18T09:00:00">
            <text:p>Wed Sep 18 09:00:00 2019</text:p>
          </table:table-cell>
          <table:table-cell office:value-type="float" office:value="140.3333">
            <text:p>140.3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9-09-18T10:00:00">
            <text:p>Wed Sep 18 10:00:00 2019</text:p>
          </table:table-cell>
          <table:table-cell office:value-type="float" office:value="194.6667">
            <text:p>194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9-09-18T11:00:00">
            <text:p>Wed Sep 18 11:00:00 2019</text:p>
          </table:table-cell>
          <table:table-cell office:value-type="float" office:value="150.5">
            <text:p>150.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9-09-18T12:00:00">
            <text:p>Wed Sep 18 12:00:00 2019</text:p>
          </table:table-cell>
          <table:table-cell office:value-type="float" office:value="199.0">
            <text:p>199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9-09-18T13:00:00">
            <text:p>Wed Sep 18 13:00:00 2019</text:p>
          </table:table-cell>
          <table:table-cell office:value-type="float" office:value="182.5">
            <text:p>182.5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9-09-18T14:00:00">
            <text:p>Wed Sep 18 14:00:00 2019</text:p>
          </table:table-cell>
          <table:table-cell office:value-type="float" office:value="194.0">
            <text:p>194.0</text:p>
          </table:table-cell>
          <table:table-cell office:value-type="float" office:value="102.0">
            <text:p>102.0</text:p>
          </table:table-cell>
        </table:table-row>
        <table:table-row>
          <table:table-cell table:style-name="pd1" office:value-type="date" office:date-value="2019-09-18T15:00:00">
            <text:p>Wed Sep 18 15:00:00 2019</text:p>
          </table:table-cell>
          <table:table-cell office:value-type="float" office:value="203.1667">
            <text:p>203.1667</text:p>
          </table:table-cell>
          <table:table-cell office:value-type="float" office:value="102.2">
            <text:p>102.2</text:p>
          </table:table-cell>
        </table:table-row>
        <table:table-row>
          <table:table-cell table:style-name="pd1" office:value-type="date" office:date-value="2019-09-18T16:00:00">
            <text:p>Wed Sep 18 16:00:00 2019</text:p>
          </table:table-cell>
          <table:table-cell office:value-type="float" office:value="189.8333">
            <text:p>189.8333</text:p>
          </table:table-cell>
          <table:table-cell office:value-type="float" office:value="109.5">
            <text:p>109.5</text:p>
          </table:table-cell>
        </table:table-row>
        <table:table-row>
          <table:table-cell table:style-name="pd1" office:value-type="date" office:date-value="2019-09-18T17:00:00">
            <text:p>Wed Sep 18 17:00:00 2019</text:p>
          </table:table-cell>
          <table:table-cell office:value-type="float" office:value="229.3333">
            <text:p>229.3333</text:p>
          </table:table-cell>
          <table:table-cell office:value-type="float" office:value="109.3333">
            <text:p>109.3333</text:p>
          </table:table-cell>
        </table:table-row>
        <table:table-row>
          <table:table-cell table:style-name="pd1" office:value-type="date" office:date-value="2019-09-18T18:00:00">
            <text:p>Wed Sep 18 18:00:00 2019</text:p>
          </table:table-cell>
          <table:table-cell office:value-type="float" office:value="243.8333">
            <text:p>243.8333</text:p>
          </table:table-cell>
          <table:table-cell office:value-type="float" office:value="107.0">
            <text:p>107.0</text:p>
          </table:table-cell>
        </table:table-row>
        <table:table-row>
          <table:table-cell table:style-name="pd1" office:value-type="date" office:date-value="2019-09-19T09:00:00">
            <text:p>Thu Sep 19 09:00:00 2019</text:p>
          </table:table-cell>
          <table:table-cell office:value-type="float" office:value="169.6667">
            <text:p>169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9-09-19T10:00:00">
            <text:p>Thu Sep 19 10:00:00 2019</text:p>
          </table:table-cell>
          <table:table-cell office:value-type="float" office:value="89.1667">
            <text:p>89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9-09-19T11:00:00">
            <text:p>Thu Sep 19 11:00:00 2019</text:p>
          </table:table-cell>
          <table:table-cell office:value-type="float" office:value="114.3333">
            <text:p>114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9-09-19T12:00:00">
            <text:p>Thu Sep 19 12:00:00 2019</text:p>
          </table:table-cell>
          <table:table-cell office:value-type="float" office:value="111.6667">
            <text:p>111.6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9-09-19T13:00:00">
            <text:p>Thu Sep 19 13:00:00 2019</text:p>
          </table:table-cell>
          <table:table-cell office:value-type="float" office:value="140.0">
            <text:p>140.0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19-09-19T14:00:00">
            <text:p>Thu Sep 19 14:00:00 2019</text:p>
          </table:table-cell>
          <table:table-cell office:value-type="float" office:value="114.3333">
            <text:p>114.3333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19-09-19T15:00:00">
            <text:p>Thu Sep 19 15:00:00 2019</text:p>
          </table:table-cell>
          <table:table-cell office:value-type="float" office:value="165.1667">
            <text:p>165.1667</text:p>
          </table:table-cell>
          <table:table-cell office:value-type="float" office:value="113.8333">
            <text:p>113.8333</text:p>
          </table:table-cell>
        </table:table-row>
        <table:table-row>
          <table:table-cell table:style-name="pd1" office:value-type="date" office:date-value="2019-09-19T16:00:00">
            <text:p>Thu Sep 19 16:00:00 2019</text:p>
          </table:table-cell>
          <table:table-cell office:value-type="float" office:value="215.0">
            <text:p>215.0</text:p>
          </table:table-cell>
          <table:table-cell office:value-type="float" office:value="118.6667">
            <text:p>118.6667</text:p>
          </table:table-cell>
        </table:table-row>
        <table:table-row>
          <table:table-cell table:style-name="pd1" office:value-type="date" office:date-value="2019-09-19T17:00:00">
            <text:p>Thu Sep 19 17:00:00 2019</text:p>
          </table:table-cell>
          <table:table-cell office:value-type="float" office:value="151.1667">
            <text:p>151.1667</text:p>
          </table:table-cell>
          <table:table-cell office:value-type="float" office:value="125.1667">
            <text:p>125.1667</text:p>
          </table:table-cell>
        </table:table-row>
        <table:table-row>
          <table:table-cell table:style-name="pd1" office:value-type="date" office:date-value="2019-09-19T18:00:00">
            <text:p>Thu Sep 19 18:00:00 2019</text:p>
          </table:table-cell>
          <table:table-cell office:value-type="float" office:value="200.5">
            <text:p>200.5</text:p>
          </table:table-cell>
          <table:table-cell office:value-type="float" office:value="125.6667">
            <text:p>125.6667</text:p>
          </table:table-cell>
        </table:table-row>
        <table:table-row>
          <table:table-cell table:style-name="pd1" office:value-type="date" office:date-value="2019-09-20T08:00:00">
            <text:p>Fri Sep 20 08:00:00 2019</text:p>
          </table:table-cell>
          <table:table-cell office:value-type="float" office:value="188.1667">
            <text:p>188.1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9-09-20T09:00:00">
            <text:p>Fri Sep 20 09:00:00 2019</text:p>
          </table:table-cell>
          <table:table-cell office:value-type="float" office:value="121.8333">
            <text:p>121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9-09-20T10:00:00">
            <text:p>Fri Sep 20 10:00:00 2019</text:p>
          </table:table-cell>
          <table:table-cell office:value-type="float" office:value="101.6667">
            <text:p>101.6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9-09-20T11:00:00">
            <text:p>Fri Sep 20 11:00:00 2019</text:p>
          </table:table-cell>
          <table:table-cell office:value-type="float" office:value="81.5">
            <text:p>81.5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9-09-20T12:00:00">
            <text:p>Fri Sep 20 12:00:00 2019</text:p>
          </table:table-cell>
          <table:table-cell office:value-type="float" office:value="201.8333">
            <text:p>201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9-09-20T13:00:00">
            <text:p>Fri Sep 20 13:00:00 2019</text:p>
          </table:table-cell>
          <table:table-cell office:value-type="float" office:value="225.6667">
            <text:p>225.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9-09-20T14:00:00">
            <text:p>Fri Sep 20 14:00:00 2019</text:p>
          </table:table-cell>
          <table:table-cell office:value-type="float" office:value="247.3333">
            <text:p>247.3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19-09-20T15:00:00">
            <text:p>Fri Sep 20 15:00:00 2019</text:p>
          </table:table-cell>
          <table:table-cell office:value-type="float" office:value="250.0">
            <text:p>250.0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19-09-20T16:00:00">
            <text:p>Fri Sep 20 16:00:00 2019</text:p>
          </table:table-cell>
          <table:table-cell office:value-type="float" office:value="195.0">
            <text:p>195.0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19-09-20T17:00:00">
            <text:p>Fri Sep 20 17:00:00 2019</text:p>
          </table:table-cell>
          <table:table-cell office:value-type="float" office:value="203.5">
            <text:p>203.5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19-09-20T18:00:00">
            <text:p>Fri Sep 20 18:00:00 2019</text:p>
          </table:table-cell>
          <table:table-cell office:value-type="float" office:value="233.1667">
            <text:p>233.1667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19-09-21T08:00:00">
            <text:p>Sat Sep 21 08:00:00 2019</text:p>
          </table:table-cell>
          <table:table-cell office:value-type="float" office:value="123.3333">
            <text:p>123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9-09-21T09:00:00">
            <text:p>Sat Sep 21 09:00:00 2019</text:p>
          </table:table-cell>
          <table:table-cell office:value-type="float" office:value="117.5">
            <text:p>117.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9-09-21T10:00:00">
            <text:p>Sat Sep 21 10:00:00 2019</text:p>
          </table:table-cell>
          <table:table-cell office:value-type="float" office:value="105.3333">
            <text:p>105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9-09-21T11:00:00">
            <text:p>Sat Sep 21 11:00:00 2019</text:p>
          </table:table-cell>
          <table:table-cell office:value-type="float" office:value="98.6667">
            <text:p>98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9-09-21T12:00:00">
            <text:p>Sat Sep 21 12:00:00 2019</text:p>
          </table:table-cell>
          <table:table-cell office:value-type="float" office:value="139.6667">
            <text:p>139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9-09-21T13:00:00">
            <text:p>Sat Sep 21 13:00:00 2019</text:p>
          </table:table-cell>
          <table:table-cell office:value-type="float" office:value="122.0">
            <text:p>122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9-09-21T14:00:00">
            <text:p>Sat Sep 21 14:00:00 2019</text:p>
          </table:table-cell>
          <table:table-cell office:value-type="float" office:value="206.6667">
            <text:p>206.6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9-09-21T15:00:00">
            <text:p>Sat Sep 21 15:00:00 2019</text:p>
          </table:table-cell>
          <table:table-cell office:value-type="float" office:value="198.0">
            <text:p>198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9-09-21T16:00:00">
            <text:p>Sat Sep 21 16:00:00 2019</text:p>
          </table:table-cell>
          <table:table-cell office:value-type="float" office:value="188.6667">
            <text:p>188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9-09-21T17:00:00">
            <text:p>Sat Sep 21 17:00:00 2019</text:p>
          </table:table-cell>
          <table:table-cell office:value-type="float" office:value="260.6667">
            <text:p>260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9-09-21T18:00:00">
            <text:p>Sat Sep 21 18:00:00 2019</text:p>
          </table:table-cell>
          <table:table-cell office:value-type="float" office:value="256.0">
            <text:p>256.0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9-09-21T19:00:00">
            <text:p>Sat Sep 21 19:00:00 2019</text:p>
          </table:table-cell>
          <table:table-cell office:value-type="float" office:value="261.1667">
            <text:p>261.1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9-09-22T07:00:00">
            <text:p>Sun Sep 22 07:00:00 2019</text:p>
          </table:table-cell>
          <table:table-cell office:value-type="float" office:value="170.8333">
            <text:p>170.8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9-09-22T08:00:00">
            <text:p>Sun Sep 22 08:00:00 2019</text:p>
          </table:table-cell>
          <table:table-cell office:value-type="float" office:value="147.3333">
            <text:p>147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9-09-22T09:00:00">
            <text:p>Sun Sep 22 09:00:00 2019</text:p>
          </table:table-cell>
          <table:table-cell office:value-type="float" office:value="218.3333">
            <text:p>218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9-09-22T10:00:00">
            <text:p>Sun Sep 22 10:00:00 2019</text:p>
          </table:table-cell>
          <table:table-cell office:value-type="float" office:value="132.1667">
            <text:p>132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9-09-22T11:00:00">
            <text:p>Sun Sep 22 11:00:00 2019</text:p>
          </table:table-cell>
          <table:table-cell office:value-type="float" office:value="106.1667">
            <text:p>106.1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9-09-22T12:00:00">
            <text:p>Sun Sep 22 12:00:00 2019</text:p>
          </table:table-cell>
          <table:table-cell office:value-type="float" office:value="118.1667">
            <text:p>118.1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9-09-22T13:00:00">
            <text:p>Sun Sep 22 13:00:00 2019</text:p>
          </table:table-cell>
          <table:table-cell office:value-type="float" office:value="92.6667">
            <text:p>92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9-09-22T14:00:00">
            <text:p>Sun Sep 22 14:00:00 2019</text:p>
          </table:table-cell>
          <table:table-cell office:value-type="float" office:value="132.6667">
            <text:p>132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9-09-22T15:00:00">
            <text:p>Sun Sep 22 15:00:00 2019</text:p>
          </table:table-cell>
          <table:table-cell office:value-type="float" office:value="231.6667">
            <text:p>231.6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9-09-22T16:00:00">
            <text:p>Sun Sep 22 16:00:00 2019</text:p>
          </table:table-cell>
          <table:table-cell office:value-type="float" office:value="291.6667">
            <text:p>291.6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9-09-22T17:00:00">
            <text:p>Sun Sep 22 17:00:00 2019</text:p>
          </table:table-cell>
          <table:table-cell office:value-type="float" office:value="290.6667">
            <text:p>290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9-09-22T18:00:00">
            <text:p>Sun Sep 22 18:00:00 2019</text:p>
          </table:table-cell>
          <table:table-cell office:value-type="float" office:value="274.6667">
            <text:p>274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9-09-22T19:00:00">
            <text:p>Sun Sep 22 19:00:00 2019</text:p>
          </table:table-cell>
          <table:table-cell office:value-type="float" office:value="292.5">
            <text:p>292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9-09-22T20:00:00">
            <text:p>Sun Sep 22 20:00:00 2019</text:p>
          </table:table-cell>
          <table:table-cell office:value-type="float" office:value="285.1667">
            <text:p>285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9-09-23T16:00:00">
            <text:p>Mon Sep 23 16:00:00 2019</text:p>
          </table:table-cell>
          <table:table-cell office:value-type="float" office:value="131.6667">
            <text:p>131.6667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19-09-23T17:00:00">
            <text:p>Mon Sep 23 17:00:00 2019</text:p>
          </table:table-cell>
          <table:table-cell office:value-type="float" office:value="179.0">
            <text:p>179.0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19-09-23T18:00:00">
            <text:p>Mon Sep 23 18:00:00 2019</text:p>
          </table:table-cell>
          <table:table-cell office:value-type="float" office:value="182.6667">
            <text:p>182.6667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19-09-24T08:00:00">
            <text:p>Tue Sep 24 08:00:00 2019</text:p>
          </table:table-cell>
          <table:table-cell office:value-type="float" office:value="201.8333">
            <text:p>201.8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9-09-24T09:00:00">
            <text:p>Tue Sep 24 09:00:00 2019</text:p>
          </table:table-cell>
          <table:table-cell office:value-type="float" office:value="141.6667">
            <text:p>141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9-09-24T12:00:00">
            <text:p>Tue Sep 24 12:00:00 2019</text:p>
          </table:table-cell>
          <table:table-cell office:value-type="float" office:value="230.5">
            <text:p>230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9-09-24T13:00:00">
            <text:p>Tue Sep 24 13:00:00 2019</text:p>
          </table:table-cell>
          <table:table-cell office:value-type="float" office:value="159.5">
            <text:p>159.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9-09-24T14:00:00">
            <text:p>Tue Sep 24 14:00:00 2019</text:p>
          </table:table-cell>
          <table:table-cell office:value-type="float" office:value="126.8333">
            <text:p>126.8333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19-09-25T11:00:00">
            <text:p>Wed Sep 25 11:00:00 2019</text:p>
          </table:table-cell>
          <table:table-cell office:value-type="float" office:value="108.8333">
            <text:p>108.8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9-09-25T12:00:00">
            <text:p>Wed Sep 25 12:00:00 2019</text:p>
          </table:table-cell>
          <table:table-cell office:value-type="float" office:value="119.8333">
            <text:p>119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9-09-25T13:00:00">
            <text:p>Wed Sep 25 13:00:00 2019</text:p>
          </table:table-cell>
          <table:table-cell office:value-type="float" office:value="195.8333">
            <text:p>195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9-09-25T14:00:00">
            <text:p>Wed Sep 25 14:00:00 2019</text:p>
          </table:table-cell>
          <table:table-cell office:value-type="float" office:value="163.0">
            <text:p>163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9-09-26T09:00:00">
            <text:p>Thu Sep 26 09:00:00 2019</text:p>
          </table:table-cell>
          <table:table-cell office:value-type="float" office:value="163.8333">
            <text:p>163.8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9-09-26T10:00:00">
            <text:p>Thu Sep 26 10:00:00 2019</text:p>
          </table:table-cell>
          <table:table-cell office:value-type="float" office:value="74.3333">
            <text:p>74.3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9-09-26T11:00:00">
            <text:p>Thu Sep 26 11:00:00 2019</text:p>
          </table:table-cell>
          <table:table-cell office:value-type="float" office:value="143.8333">
            <text:p>143.8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9-09-26T12:00:00">
            <text:p>Thu Sep 26 12:00:00 2019</text:p>
          </table:table-cell>
          <table:table-cell office:value-type="float" office:value="133.5">
            <text:p>133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9-09-26T13:00:00">
            <text:p>Thu Sep 26 13:00:00 2019</text:p>
          </table:table-cell>
          <table:table-cell office:value-type="float" office:value="106.8333">
            <text:p>106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9-09-26T14:00:00">
            <text:p>Thu Sep 26 14:00:00 2019</text:p>
          </table:table-cell>
          <table:table-cell office:value-type="float" office:value="203.6667">
            <text:p>203.6667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19-09-26T15:00:00">
            <text:p>Thu Sep 26 15:00:00 2019</text:p>
          </table:table-cell>
          <table:table-cell office:value-type="float" office:value="188.8333">
            <text:p>188.8333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19-09-27T11:00:00">
            <text:p>Fri Sep 27 11:00:00 2019</text:p>
          </table:table-cell>
          <table:table-cell office:value-type="float" office:value="148.8333">
            <text:p>148.8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9-09-27T15:00:00">
            <text:p>Fri Sep 27 15:00:00 2019</text:p>
          </table:table-cell>
          <table:table-cell office:value-type="float" office:value="135.3333">
            <text:p>135.3333</text:p>
          </table:table-cell>
          <table:table-cell office:value-type="float" office:value="121.1667">
            <text:p>121.1667</text:p>
          </table:table-cell>
        </table:table-row>
        <table:table-row>
          <table:table-cell table:style-name="pd1" office:value-type="date" office:date-value="2019-09-28T13:00:00">
            <text:p>Sat Sep 28 13:00:00 2019</text:p>
          </table:table-cell>
          <table:table-cell office:value-type="float" office:value="98.3333">
            <text:p>98.3333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19-09-29T09:00:00">
            <text:p>Sun Sep 29 09:00:00 2019</text:p>
          </table:table-cell>
          <table:table-cell office:value-type="float" office:value="169.8333">
            <text:p>169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9-09-29T10:00:00">
            <text:p>Sun Sep 29 10:00:00 2019</text:p>
          </table:table-cell>
          <table:table-cell office:value-type="float" office:value="74.8333">
            <text:p>74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9-09-29T11:00:00">
            <text:p>Sun Sep 29 11:00:00 2019</text:p>
          </table:table-cell>
          <table:table-cell office:value-type="float" office:value="73.5">
            <text:p>73.5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9-09-29T12:00:00">
            <text:p>Sun Sep 29 12:00:00 2019</text:p>
          </table:table-cell>
          <table:table-cell office:value-type="float" office:value="84.6667">
            <text:p>84.6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9-09-29T14:00:00">
            <text:p>Sun Sep 29 14:00:00 2019</text:p>
          </table:table-cell>
          <table:table-cell office:value-type="float" office:value="158.1667">
            <text:p>158.1667</text:p>
          </table:table-cell>
          <table:table-cell office:value-type="float" office:value="109.6667">
            <text:p>109.6667</text:p>
          </table:table-cell>
        </table:table-row>
        <table:table-row>
          <table:table-cell table:style-name="pd1" office:value-type="date" office:date-value="2019-09-30T12:00:00">
            <text:p>Mon Sep 30 12:00:00 2019</text:p>
          </table:table-cell>
          <table:table-cell office:value-type="float" office:value="122.1667">
            <text:p>122.1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9-09-30T15:00:00">
            <text:p>Mon Sep 30 15:00:00 2019</text:p>
          </table:table-cell>
          <table:table-cell office:value-type="float" office:value="194.6667">
            <text:p>194.6667</text:p>
          </table:table-cell>
          <table:table-cell office:value-type="float" office:value="108.5">
            <text:p>108.5</text:p>
          </table:table-cell>
        </table:table-row>
        <table:table-row>
          <table:table-cell table:style-name="pd1" office:value-type="date" office:date-value="2019-09-30T21:00:00">
            <text:p>Mon Sep 30 21:00:00 2019</text:p>
          </table:table-cell>
          <table:table-cell office:value-type="float" office:value="158.3333">
            <text:p>158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9-10-01T08:00:00">
            <text:p>Tue Oct  1 08:00:00 2019</text:p>
          </table:table-cell>
          <table:table-cell office:value-type="float" office:value="190.1667">
            <text:p>190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9-10-01T09:00:00">
            <text:p>Tue Oct  1 09:00:00 2019</text:p>
          </table:table-cell>
          <table:table-cell office:value-type="float" office:value="203.0">
            <text:p>203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9-10-01T10:00:00">
            <text:p>Tue Oct  1 10:00:00 2019</text:p>
          </table:table-cell>
          <table:table-cell office:value-type="float" office:value="143.0">
            <text:p>143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9-10-01T11:00:00">
            <text:p>Tue Oct  1 11:00:00 2019</text:p>
          </table:table-cell>
          <table:table-cell office:value-type="float" office:value="132.5">
            <text:p>132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9-10-01T12:00:00">
            <text:p>Tue Oct  1 12:00:00 2019</text:p>
          </table:table-cell>
          <table:table-cell office:value-type="float" office:value="121.6667">
            <text:p>121.6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9-10-01T13:00:00">
            <text:p>Tue Oct  1 13:00:00 2019</text:p>
          </table:table-cell>
          <table:table-cell office:value-type="float" office:value="118.6667">
            <text:p>118.6667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19-10-02T09:00:00">
            <text:p>Wed Oct  2 09:00:00 2019</text:p>
          </table:table-cell>
          <table:table-cell office:value-type="float" office:value="187.1667">
            <text:p>187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9-10-02T10:00:00">
            <text:p>Wed Oct  2 10:00:00 2019</text:p>
          </table:table-cell>
          <table:table-cell office:value-type="float" office:value="138.5">
            <text:p>138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9-10-02T13:00:00">
            <text:p>Wed Oct  2 13:00:00 2019</text:p>
          </table:table-cell>
          <table:table-cell office:value-type="float" office:value="133.8333">
            <text:p>133.8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9-10-03T15:00:00">
            <text:p>Thu Oct  3 15:00:00 2019</text:p>
          </table:table-cell>
          <table:table-cell office:value-type="float" office:value="208.5">
            <text:p>208.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9-10-03T21:00:00">
            <text:p>Thu Oct  3 21:00:00 2019</text:p>
          </table:table-cell>
          <table:table-cell office:value-type="float" office:value="167.3333">
            <text:p>167.3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9-10-03T22:00:00">
            <text:p>Thu Oct  3 22:00:00 2019</text:p>
          </table:table-cell>
          <table:table-cell office:value-type="float" office:value="156.3333">
            <text:p>156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9-10-04T10:00:00">
            <text:p>Fri Oct  4 10:00:00 2019</text:p>
          </table:table-cell>
          <table:table-cell office:value-type="float" office:value="162.3333">
            <text:p>162.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9-10-04T11:00:00">
            <text:p>Fri Oct  4 11:00:00 2019</text:p>
          </table:table-cell>
          <table:table-cell office:value-type="float" office:value="89.1667">
            <text:p>89.1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9-10-04T12:00:00">
            <text:p>Fri Oct  4 12:00:00 2019</text:p>
          </table:table-cell>
          <table:table-cell office:value-type="float" office:value="104.8333">
            <text:p>104.8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9-10-04T13:00:00">
            <text:p>Fri Oct  4 13:00:00 2019</text:p>
          </table:table-cell>
          <table:table-cell office:value-type="float" office:value="118.3333">
            <text:p>118.3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9-10-04T14:00:00">
            <text:p>Fri Oct  4 14:00:00 2019</text:p>
          </table:table-cell>
          <table:table-cell office:value-type="float" office:value="88.3333">
            <text:p>88.3333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9-10-04T15:00:00">
            <text:p>Fri Oct  4 15:00:00 2019</text:p>
          </table:table-cell>
          <table:table-cell office:value-type="float" office:value="146.1667">
            <text:p>146.1667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19-10-05T11:00:00">
            <text:p>Sat Oct  5 11:00:00 2019</text:p>
          </table:table-cell>
          <table:table-cell office:value-type="float" office:value="151.0">
            <text:p>151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9-10-05T12:00:00">
            <text:p>Sat Oct  5 12:00:00 2019</text:p>
          </table:table-cell>
          <table:table-cell office:value-type="float" office:value="224.3333">
            <text:p>224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9-10-05T13:00:00">
            <text:p>Sat Oct  5 13:00:00 2019</text:p>
          </table:table-cell>
          <table:table-cell office:value-type="float" office:value="175.3333">
            <text:p>175.3333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9-10-05T14:00:00">
            <text:p>Sat Oct  5 14:00:00 2019</text:p>
          </table:table-cell>
          <table:table-cell office:value-type="float" office:value="162.0">
            <text:p>162.0</text:p>
          </table:table-cell>
          <table:table-cell office:value-type="float" office:value="102.3333">
            <text:p>102.3333</text:p>
          </table:table-cell>
        </table:table-row>
        <table:table-row>
          <table:table-cell table:style-name="pd1" office:value-type="date" office:date-value="2019-10-06T08:00:00">
            <text:p>Sun Oct  6 08:00:00 2019</text:p>
          </table:table-cell>
          <table:table-cell office:value-type="float" office:value="163.3333">
            <text:p>163.3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9-10-06T09:00:00">
            <text:p>Sun Oct  6 09:00:00 2019</text:p>
          </table:table-cell>
          <table:table-cell office:value-type="float" office:value="94.1667">
            <text:p>94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9-10-06T10:00:00">
            <text:p>Sun Oct  6 10:00:00 2019</text:p>
          </table:table-cell>
          <table:table-cell office:value-type="float" office:value="138.8333">
            <text:p>138.8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9-10-06T11:00:00">
            <text:p>Sun Oct  6 11:00:00 2019</text:p>
          </table:table-cell>
          <table:table-cell office:value-type="float" office:value="83.3333">
            <text:p>83.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9-10-06T12:00:00">
            <text:p>Sun Oct  6 12:00:00 2019</text:p>
          </table:table-cell>
          <table:table-cell office:value-type="float" office:value="102.6667">
            <text:p>102.6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9-10-06T13:00:00">
            <text:p>Sun Oct  6 13:00:00 2019</text:p>
          </table:table-cell>
          <table:table-cell office:value-type="float" office:value="164.0">
            <text:p>164.0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19-10-06T14:00:00">
            <text:p>Sun Oct  6 14:00:00 2019</text:p>
          </table:table-cell>
          <table:table-cell office:value-type="float" office:value="144.8333">
            <text:p>144.8333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19-10-07T08:00:00">
            <text:p>Mon Oct  7 08:00:00 2019</text:p>
          </table:table-cell>
          <table:table-cell office:value-type="float" office:value="147.8333">
            <text:p>147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9-10-07T09:00:00">
            <text:p>Mon Oct  7 09:00:00 2019</text:p>
          </table:table-cell>
          <table:table-cell office:value-type="float" office:value="125.3333">
            <text:p>125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9-10-07T10:00:00">
            <text:p>Mon Oct  7 10:00:00 2019</text:p>
          </table:table-cell>
          <table:table-cell office:value-type="float" office:value="83.6667">
            <text:p>83.6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9-10-07T11:00:00">
            <text:p>Mon Oct  7 11:00:00 2019</text:p>
          </table:table-cell>
          <table:table-cell office:value-type="float" office:value="106.5">
            <text:p>106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9-10-07T12:00:00">
            <text:p>Mon Oct  7 12:00:00 2019</text:p>
          </table:table-cell>
          <table:table-cell office:value-type="float" office:value="93.0">
            <text:p>93.0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9-10-07T13:00:00">
            <text:p>Mon Oct  7 13:00:00 2019</text:p>
          </table:table-cell>
          <table:table-cell office:value-type="float" office:value="131.8333">
            <text:p>131.8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9-10-07T14:00:00">
            <text:p>Mon Oct  7 14:00:00 2019</text:p>
          </table:table-cell>
          <table:table-cell office:value-type="float" office:value="133.3333">
            <text:p>133.3333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19-10-08T07:00:00">
            <text:p>Tue Oct  8 07:00:00 2019</text:p>
          </table:table-cell>
          <table:table-cell office:value-type="float" office:value="246.5">
            <text:p>246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9-10-08T08:00:00">
            <text:p>Tue Oct  8 08:00:00 2019</text:p>
          </table:table-cell>
          <table:table-cell office:value-type="float" office:value="139.5">
            <text:p>139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9-10-08T09:00:00">
            <text:p>Tue Oct  8 09:00:00 2019</text:p>
          </table:table-cell>
          <table:table-cell office:value-type="float" office:value="135.1667">
            <text:p>135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9-10-08T10:00:00">
            <text:p>Tue Oct  8 10:00:00 2019</text:p>
          </table:table-cell>
          <table:table-cell office:value-type="float" office:value="205.8333">
            <text:p>205.8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9-10-08T11:00:00">
            <text:p>Tue Oct  8 11:00:00 2019</text:p>
          </table:table-cell>
          <table:table-cell office:value-type="float" office:value="251.6667">
            <text:p>251.6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9-10-08T12:00:00">
            <text:p>Tue Oct  8 12:00:00 2019</text:p>
          </table:table-cell>
          <table:table-cell office:value-type="float" office:value="168.1667">
            <text:p>168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9-10-08T13:00:00">
            <text:p>Tue Oct  8 13:00:00 2019</text:p>
          </table:table-cell>
          <table:table-cell office:value-type="float" office:value="139.8333">
            <text:p>139.8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9-10-08T14:00:00">
            <text:p>Tue Oct  8 14:00:00 2019</text:p>
          </table:table-cell>
          <table:table-cell office:value-type="float" office:value="173.0">
            <text:p>173.0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19-10-08T15:00:00">
            <text:p>Tue Oct  8 15:00:00 2019</text:p>
          </table:table-cell>
          <table:table-cell office:value-type="float" office:value="187.6667">
            <text:p>187.6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9-10-09T08:00:00">
            <text:p>Wed Oct  9 08:00:00 2019</text:p>
          </table:table-cell>
          <table:table-cell office:value-type="float" office:value="165.0">
            <text:p>165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9-10-09T12:00:00">
            <text:p>Wed Oct  9 12:00:00 2019</text:p>
          </table:table-cell>
          <table:table-cell office:value-type="float" office:value="104.6667">
            <text:p>104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9-10-09T13:00:00">
            <text:p>Wed Oct  9 13:00:00 2019</text:p>
          </table:table-cell>
          <table:table-cell office:value-type="float" office:value="158.0">
            <text:p>158.0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19-10-09T14:00:00">
            <text:p>Wed Oct  9 14:00:00 2019</text:p>
          </table:table-cell>
          <table:table-cell office:value-type="float" office:value="141.8333">
            <text:p>141.8333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19-10-09T15:00:00">
            <text:p>Wed Oct  9 15:00:00 2019</text:p>
          </table:table-cell>
          <table:table-cell office:value-type="float" office:value="160.8333">
            <text:p>160.8333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19-10-09T16:00:00">
            <text:p>Wed Oct  9 16:00:00 2019</text:p>
          </table:table-cell>
          <table:table-cell office:value-type="float" office:value="177.5">
            <text:p>177.5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19-10-10T06:00:00">
            <text:p>Thu Oct 10 06:00:00 2019</text:p>
          </table:table-cell>
          <table:table-cell office:value-type="float" office:value="210.1667">
            <text:p>210.1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9-10-10T07:00:00">
            <text:p>Thu Oct 10 07:00:00 2019</text:p>
          </table:table-cell>
          <table:table-cell office:value-type="float" office:value="174.1667">
            <text:p>174.1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9-10-10T08:00:00">
            <text:p>Thu Oct 10 08:00:00 2019</text:p>
          </table:table-cell>
          <table:table-cell office:value-type="float" office:value="163.1667">
            <text:p>163.1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9-10-10T09:00:00">
            <text:p>Thu Oct 10 09:00:00 2019</text:p>
          </table:table-cell>
          <table:table-cell office:value-type="float" office:value="131.3333">
            <text:p>131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9-10-10T10:00:00">
            <text:p>Thu Oct 10 10:00:00 2019</text:p>
          </table:table-cell>
          <table:table-cell office:value-type="float" office:value="185.8333">
            <text:p>185.8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9-10-10T11:00:00">
            <text:p>Thu Oct 10 11:00:00 2019</text:p>
          </table:table-cell>
          <table:table-cell office:value-type="float" office:value="182.6667">
            <text:p>182.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9-10-10T12:00:00">
            <text:p>Thu Oct 10 12:00:00 2019</text:p>
          </table:table-cell>
          <table:table-cell office:value-type="float" office:value="139.1667">
            <text:p>139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9-10-10T13:00:00">
            <text:p>Thu Oct 10 13:00:00 2019</text:p>
          </table:table-cell>
          <table:table-cell office:value-type="float" office:value="96.5">
            <text:p>96.5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19-10-10T14:00:00">
            <text:p>Thu Oct 10 14:00:00 2019</text:p>
          </table:table-cell>
          <table:table-cell office:value-type="float" office:value="96.5">
            <text:p>96.5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19-10-10T15:00:00">
            <text:p>Thu Oct 10 15:00:00 2019</text:p>
          </table:table-cell>
          <table:table-cell office:value-type="float" office:value="136.8333">
            <text:p>136.8333</text:p>
          </table:table-cell>
          <table:table-cell office:value-type="float" office:value="105.6667">
            <text:p>105.6667</text:p>
          </table:table-cell>
        </table:table-row>
        <table:table-row>
          <table:table-cell table:style-name="pd1" office:value-type="date" office:date-value="2019-10-10T16:00:00">
            <text:p>Thu Oct 10 16:00:00 2019</text:p>
          </table:table-cell>
          <table:table-cell office:value-type="float" office:value="173.6667">
            <text:p>173.6667</text:p>
          </table:table-cell>
          <table:table-cell office:value-type="float" office:value="111.8333">
            <text:p>111.8333</text:p>
          </table:table-cell>
        </table:table-row>
        <table:table-row>
          <table:table-cell table:style-name="pd1" office:value-type="date" office:date-value="2019-10-11T15:00:00">
            <text:p>Fri Oct 11 15:00:00 2019</text:p>
          </table:table-cell>
          <table:table-cell office:value-type="float" office:value="166.0">
            <text:p>166.0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9-10-11T16:00:00">
            <text:p>Fri Oct 11 16:00:00 2019</text:p>
          </table:table-cell>
          <table:table-cell office:value-type="float" office:value="203.8333">
            <text:p>203.8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9-10-11T17:00:00">
            <text:p>Fri Oct 11 17:00:00 2019</text:p>
          </table:table-cell>
          <table:table-cell office:value-type="float" office:value="227.8333">
            <text:p>227.8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9-10-11T18:00:00">
            <text:p>Fri Oct 11 18:00:00 2019</text:p>
          </table:table-cell>
          <table:table-cell office:value-type="float" office:value="224.8333">
            <text:p>224.8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19-10-11T19:00:00">
            <text:p>Fri Oct 11 19:00:00 2019</text:p>
          </table:table-cell>
          <table:table-cell office:value-type="float" office:value="262.8333">
            <text:p>262.8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9-10-11T20:00:00">
            <text:p>Fri Oct 11 20:00:00 2019</text:p>
          </table:table-cell>
          <table:table-cell office:value-type="float" office:value="285.8333">
            <text:p>285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9-10-11T21:00:00">
            <text:p>Fri Oct 11 21:00:00 2019</text:p>
          </table:table-cell>
          <table:table-cell office:value-type="float" office:value="285.6667">
            <text:p>285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9-10-11T22:00:00">
            <text:p>Fri Oct 11 22:00:00 2019</text:p>
          </table:table-cell>
          <table:table-cell office:value-type="float" office:value="165.1667">
            <text:p>165.1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9-10-11T23:00:00">
            <text:p>Fri Oct 11 23:00:00 2019</text:p>
          </table:table-cell>
          <table:table-cell office:value-type="float" office:value="169.6667">
            <text:p>169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9-10-12T00:00:00">
            <text:p>Sat Oct 12 00:00:00 2019</text:p>
          </table:table-cell>
          <table:table-cell office:value-type="float" office:value="269.8333">
            <text:p>269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9-10-12T01:00:00">
            <text:p>Sat Oct 12 01:00:00 2019</text:p>
          </table:table-cell>
          <table:table-cell office:value-type="float" office:value="169.5">
            <text:p>169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9-10-12T09:00:00">
            <text:p>Sat Oct 12 09:00:00 2019</text:p>
          </table:table-cell>
          <table:table-cell office:value-type="float" office:value="132.6667">
            <text:p>132.6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9-10-12T10:00:00">
            <text:p>Sat Oct 12 10:00:00 2019</text:p>
          </table:table-cell>
          <table:table-cell office:value-type="float" office:value="115.1667">
            <text:p>115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9-10-12T11:00:00">
            <text:p>Sat Oct 12 11:00:00 2019</text:p>
          </table:table-cell>
          <table:table-cell office:value-type="float" office:value="195.1667">
            <text:p>195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9-10-12T12:00:00">
            <text:p>Sat Oct 12 12:00:00 2019</text:p>
          </table:table-cell>
          <table:table-cell office:value-type="float" office:value="237.5">
            <text:p>237.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9-10-12T13:00:00">
            <text:p>Sat Oct 12 13:00:00 2019</text:p>
          </table:table-cell>
          <table:table-cell office:value-type="float" office:value="161.3333">
            <text:p>161.3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9-10-12T14:00:00">
            <text:p>Sat Oct 12 14:00:00 2019</text:p>
          </table:table-cell>
          <table:table-cell office:value-type="float" office:value="114.8333">
            <text:p>114.8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9-10-12T15:00:00">
            <text:p>Sat Oct 12 15:00:00 2019</text:p>
          </table:table-cell>
          <table:table-cell office:value-type="float" office:value="106.1667">
            <text:p>106.1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19-10-12T16:00:00">
            <text:p>Sat Oct 12 16:00:00 2019</text:p>
          </table:table-cell>
          <table:table-cell office:value-type="float" office:value="119.6667">
            <text:p>119.6667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19-10-12T17:00:00">
            <text:p>Sat Oct 12 17:00:00 2019</text:p>
          </table:table-cell>
          <table:table-cell office:value-type="float" office:value="140.3333">
            <text:p>140.3333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19-10-13T08:00:00">
            <text:p>Sun Oct 13 08:00:00 2019</text:p>
          </table:table-cell>
          <table:table-cell office:value-type="float" office:value="255.0">
            <text:p>255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9-10-13T09:00:00">
            <text:p>Sun Oct 13 09:00:00 2019</text:p>
          </table:table-cell>
          <table:table-cell office:value-type="float" office:value="156.6667">
            <text:p>156.6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9-10-13T10:00:00">
            <text:p>Sun Oct 13 10:00:00 2019</text:p>
          </table:table-cell>
          <table:table-cell office:value-type="float" office:value="132.5">
            <text:p>132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9-10-13T11:00:00">
            <text:p>Sun Oct 13 11:00:00 2019</text:p>
          </table:table-cell>
          <table:table-cell office:value-type="float" office:value="107.3333">
            <text:p>107.3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9-10-13T12:00:00">
            <text:p>Sun Oct 13 12:00:00 2019</text:p>
          </table:table-cell>
          <table:table-cell office:value-type="float" office:value="130.0">
            <text:p>130.0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9-10-13T13:00:00">
            <text:p>Sun Oct 13 13:00:00 2019</text:p>
          </table:table-cell>
          <table:table-cell office:value-type="float" office:value="109.6667">
            <text:p>109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9-10-13T14:00:00">
            <text:p>Sun Oct 13 14:00:00 2019</text:p>
          </table:table-cell>
          <table:table-cell office:value-type="float" office:value="124.3333">
            <text:p>124.3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9-10-13T15:00:00">
            <text:p>Sun Oct 13 15:00:00 2019</text:p>
          </table:table-cell>
          <table:table-cell office:value-type="float" office:value="167.0">
            <text:p>167.0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9-10-13T16:00:00">
            <text:p>Sun Oct 13 16:00:00 2019</text:p>
          </table:table-cell>
          <table:table-cell office:value-type="float" office:value="136.8333">
            <text:p>136.8333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19-10-13T17:00:00">
            <text:p>Sun Oct 13 17:00:00 2019</text:p>
          </table:table-cell>
          <table:table-cell office:value-type="float" office:value="132.5">
            <text:p>132.5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19-10-13T18:00:00">
            <text:p>Sun Oct 13 18:00:00 2019</text:p>
          </table:table-cell>
          <table:table-cell office:value-type="float" office:value="146.8333">
            <text:p>146.8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9-10-14T09:00:00">
            <text:p>Mon Oct 14 09:00:00 2019</text:p>
          </table:table-cell>
          <table:table-cell office:value-type="float" office:value="287.8333">
            <text:p>287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9-10-15T15:00:00">
            <text:p>Tue Oct 15 15:00:00 2019</text:p>
          </table:table-cell>
          <table:table-cell office:value-type="float" office:value="157.3333">
            <text:p>157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9-10-15T22:00:00">
            <text:p>Tue Oct 15 22:00:00 2019</text:p>
          </table:table-cell>
          <table:table-cell office:value-type="float" office:value="163.8333">
            <text:p>163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10-18T00:00:00">
            <text:p>Fri Oct 18 00:00:00 2019</text:p>
          </table:table-cell>
          <table:table-cell office:value-type="float" office:value="129.6667">
            <text:p>129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9-10-18T09:00:00">
            <text:p>Fri Oct 18 09:00:00 2019</text:p>
          </table:table-cell>
          <table:table-cell office:value-type="float" office:value="133.8333">
            <text:p>133.8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9-10-18T12:00:00">
            <text:p>Fri Oct 18 12:00:00 2019</text:p>
          </table:table-cell>
          <table:table-cell office:value-type="float" office:value="136.3333">
            <text:p>136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9-10-18T13:00:00">
            <text:p>Fri Oct 18 13:00:00 2019</text:p>
          </table:table-cell>
          <table:table-cell office:value-type="float" office:value="103.5">
            <text:p>103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9-10-19T11:00:00">
            <text:p>Sat Oct 19 11:00:00 2019</text:p>
          </table:table-cell>
          <table:table-cell office:value-type="float" office:value="130.3333">
            <text:p>130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9-10-19T12:00:00">
            <text:p>Sat Oct 19 12:00:00 2019</text:p>
          </table:table-cell>
          <table:table-cell office:value-type="float" office:value="167.8333">
            <text:p>167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9-10-19T13:00:00">
            <text:p>Sat Oct 19 13:00:00 2019</text:p>
          </table:table-cell>
          <table:table-cell office:value-type="float" office:value="174.0">
            <text:p>174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9-10-19T14:00:00">
            <text:p>Sat Oct 19 14:00:00 2019</text:p>
          </table:table-cell>
          <table:table-cell office:value-type="float" office:value="250.0">
            <text:p>250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9-10-22T09:00:00">
            <text:p>Tue Oct 22 09:00:00 2019</text:p>
          </table:table-cell>
          <table:table-cell office:value-type="float" office:value="208.3333">
            <text:p>208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10-22T10:00:00">
            <text:p>Tue Oct 22 10:00:00 2019</text:p>
          </table:table-cell>
          <table:table-cell office:value-type="float" office:value="208.8333">
            <text:p>208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9-10-22T11:00:00">
            <text:p>Tue Oct 22 11:00:00 2019</text:p>
          </table:table-cell>
          <table:table-cell office:value-type="float" office:value="106.8333">
            <text:p>106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9-10-22T12:00:00">
            <text:p>Tue Oct 22 12:00:00 2019</text:p>
          </table:table-cell>
          <table:table-cell office:value-type="float" office:value="95.3333">
            <text:p>95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9-10-22T13:00:00">
            <text:p>Tue Oct 22 13:00:00 2019</text:p>
          </table:table-cell>
          <table:table-cell office:value-type="float" office:value="167.0">
            <text:p>167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9-10-25T08:00:00">
            <text:p>Fri Oct 25 08:00:00 2019</text:p>
          </table:table-cell>
          <table:table-cell office:value-type="float" office:value="253.1667">
            <text:p>253.1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10-25T09:00:00">
            <text:p>Fri Oct 25 09:00:00 2019</text:p>
          </table:table-cell>
          <table:table-cell office:value-type="float" office:value="148.0">
            <text:p>148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9-10-25T10:00:00">
            <text:p>Fri Oct 25 10:00:00 2019</text:p>
          </table:table-cell>
          <table:table-cell office:value-type="float" office:value="100.6667">
            <text:p>100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9-10-25T11:00:00">
            <text:p>Fri Oct 25 11:00:00 2019</text:p>
          </table:table-cell>
          <table:table-cell office:value-type="float" office:value="76.5">
            <text:p>76.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9-10-25T12:00:00">
            <text:p>Fri Oct 25 12:00:00 2019</text:p>
          </table:table-cell>
          <table:table-cell office:value-type="float" office:value="72.1667">
            <text:p>72.1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9-10-25T13:00:00">
            <text:p>Fri Oct 25 13:00:00 2019</text:p>
          </table:table-cell>
          <table:table-cell office:value-type="float" office:value="174.8333">
            <text:p>174.8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9-10-25T14:00:00">
            <text:p>Fri Oct 25 14:00:00 2019</text:p>
          </table:table-cell>
          <table:table-cell office:value-type="float" office:value="193.1667">
            <text:p>193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9-10-25T15:00:00">
            <text:p>Fri Oct 25 15:00:00 2019</text:p>
          </table:table-cell>
          <table:table-cell office:value-type="float" office:value="205.3333">
            <text:p>205.3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9-10-25T16:00:00">
            <text:p>Fri Oct 25 16:00:00 2019</text:p>
          </table:table-cell>
          <table:table-cell office:value-type="float" office:value="200.3333">
            <text:p>200.3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9-10-25T17:00:00">
            <text:p>Fri Oct 25 17:00:00 2019</text:p>
          </table:table-cell>
          <table:table-cell office:value-type="float" office:value="176.5">
            <text:p>176.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9-10-25T19:00:00">
            <text:p>Fri Oct 25 19:00:00 2019</text:p>
          </table:table-cell>
          <table:table-cell office:value-type="float" office:value="228.5">
            <text:p>228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9-10-26T09:00:00">
            <text:p>Sat Oct 26 09:00:00 2019</text:p>
          </table:table-cell>
          <table:table-cell office:value-type="float" office:value="178.0">
            <text:p>178.0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9-10-26T10:00:00">
            <text:p>Sat Oct 26 10:00:00 2019</text:p>
          </table:table-cell>
          <table:table-cell office:value-type="float" office:value="227.8333">
            <text:p>227.8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9-10-26T11:00:00">
            <text:p>Sat Oct 26 11:00:00 2019</text:p>
          </table:table-cell>
          <table:table-cell office:value-type="float" office:value="152.6667">
            <text:p>152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9-10-26T12:00:00">
            <text:p>Sat Oct 26 12:00:00 2019</text:p>
          </table:table-cell>
          <table:table-cell office:value-type="float" office:value="126.5">
            <text:p>126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9-10-26T13:00:00">
            <text:p>Sat Oct 26 13:00:00 2019</text:p>
          </table:table-cell>
          <table:table-cell office:value-type="float" office:value="101.5">
            <text:p>101.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9-10-26T14:00:00">
            <text:p>Sat Oct 26 14:00:00 2019</text:p>
          </table:table-cell>
          <table:table-cell office:value-type="float" office:value="107.5">
            <text:p>107.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9-10-26T15:00:00">
            <text:p>Sat Oct 26 15:00:00 2019</text:p>
          </table:table-cell>
          <table:table-cell office:value-type="float" office:value="221.3333">
            <text:p>221.3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9-10-26T16:00:00">
            <text:p>Sat Oct 26 16:00:00 2019</text:p>
          </table:table-cell>
          <table:table-cell office:value-type="float" office:value="173.0">
            <text:p>173.0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19-10-26T17:00:00">
            <text:p>Sat Oct 26 17:00:00 2019</text:p>
          </table:table-cell>
          <table:table-cell office:value-type="float" office:value="124.0">
            <text:p>124.0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19-10-27T09:00:00">
            <text:p>Sun Oct 27 09:00:00 2019</text:p>
          </table:table-cell>
          <table:table-cell office:value-type="float" office:value="286.3333">
            <text:p>286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9-10-27T10:00:00">
            <text:p>Sun Oct 27 10:00:00 2019</text:p>
          </table:table-cell>
          <table:table-cell office:value-type="float" office:value="161.8333">
            <text:p>161.8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10-27T11:00:00">
            <text:p>Sun Oct 27 11:00:00 2019</text:p>
          </table:table-cell>
          <table:table-cell office:value-type="float" office:value="84.6667">
            <text:p>84.6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9-10-27T12:00:00">
            <text:p>Sun Oct 27 12:00:00 2019</text:p>
          </table:table-cell>
          <table:table-cell office:value-type="float" office:value="220.6667">
            <text:p>220.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9-10-27T13:00:00">
            <text:p>Sun Oct 27 13:00:00 2019</text:p>
          </table:table-cell>
          <table:table-cell office:value-type="float" office:value="158.0">
            <text:p>158.0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9-10-27T14:00:00">
            <text:p>Sun Oct 27 14:00:00 2019</text:p>
          </table:table-cell>
          <table:table-cell office:value-type="float" office:value="155.5">
            <text:p>155.5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9-10-27T15:00:00">
            <text:p>Sun Oct 27 15:00:00 2019</text:p>
          </table:table-cell>
          <table:table-cell office:value-type="float" office:value="107.1667">
            <text:p>107.1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9-10-28T07:00:00">
            <text:p>Mon Oct 28 07:00:00 2019</text:p>
          </table:table-cell>
          <table:table-cell office:value-type="float" office:value="253.0">
            <text:p>253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9-10-28T08:00:00">
            <text:p>Mon Oct 28 08:00:00 2019</text:p>
          </table:table-cell>
          <table:table-cell office:value-type="float" office:value="116.6667">
            <text:p>116.6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9-10-28T09:00:00">
            <text:p>Mon Oct 28 09:00:00 2019</text:p>
          </table:table-cell>
          <table:table-cell office:value-type="float" office:value="218.5">
            <text:p>218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9-10-28T10:00:00">
            <text:p>Mon Oct 28 10:00:00 2019</text:p>
          </table:table-cell>
          <table:table-cell office:value-type="float" office:value="216.8333">
            <text:p>216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9-10-28T11:00:00">
            <text:p>Mon Oct 28 11:00:00 2019</text:p>
          </table:table-cell>
          <table:table-cell office:value-type="float" office:value="157.5">
            <text:p>157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9-10-28T12:00:00">
            <text:p>Mon Oct 28 12:00:00 2019</text:p>
          </table:table-cell>
          <table:table-cell office:value-type="float" office:value="145.5">
            <text:p>145.5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9-10-28T13:00:00">
            <text:p>Mon Oct 28 13:00:00 2019</text:p>
          </table:table-cell>
          <table:table-cell office:value-type="float" office:value="127.3333">
            <text:p>127.3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9-10-28T14:00:00">
            <text:p>Mon Oct 28 14:00:00 2019</text:p>
          </table:table-cell>
          <table:table-cell office:value-type="float" office:value="155.8333">
            <text:p>155.8333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9-10-28T15:00:00">
            <text:p>Mon Oct 28 15:00:00 2019</text:p>
          </table:table-cell>
          <table:table-cell office:value-type="float" office:value="179.3333">
            <text:p>179.3333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19-10-29T08:00:00">
            <text:p>Tue Oct 29 08:00:00 2019</text:p>
          </table:table-cell>
          <table:table-cell office:value-type="float" office:value="159.3333">
            <text:p>159.3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9-10-29T09:00:00">
            <text:p>Tue Oct 29 09:00:00 2019</text:p>
          </table:table-cell>
          <table:table-cell office:value-type="float" office:value="128.6667">
            <text:p>128.6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9-10-29T10:00:00">
            <text:p>Tue Oct 29 10:00:00 2019</text:p>
          </table:table-cell>
          <table:table-cell office:value-type="float" office:value="131.8333">
            <text:p>131.8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9-10-29T11:00:00">
            <text:p>Tue Oct 29 11:00:00 2019</text:p>
          </table:table-cell>
          <table:table-cell office:value-type="float" office:value="233.0">
            <text:p>233.0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9-10-29T12:00:00">
            <text:p>Tue Oct 29 12:00:00 2019</text:p>
          </table:table-cell>
          <table:table-cell office:value-type="float" office:value="82.8333">
            <text:p>82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9-10-29T13:00:00">
            <text:p>Tue Oct 29 13:00:00 2019</text:p>
          </table:table-cell>
          <table:table-cell office:value-type="float" office:value="127.3333">
            <text:p>127.3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9-10-29T14:00:00">
            <text:p>Tue Oct 29 14:00:00 2019</text:p>
          </table:table-cell>
          <table:table-cell office:value-type="float" office:value="121.8333">
            <text:p>121.8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9-10-29T15:00:00">
            <text:p>Tue Oct 29 15:00:00 2019</text:p>
          </table:table-cell>
          <table:table-cell office:value-type="float" office:value="147.3333">
            <text:p>147.3333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19-10-29T16:00:00">
            <text:p>Tue Oct 29 16:00:00 2019</text:p>
          </table:table-cell>
          <table:table-cell office:value-type="float" office:value="178.8333">
            <text:p>178.8333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9-10-29T17:00:00">
            <text:p>Tue Oct 29 17:00:00 2019</text:p>
          </table:table-cell>
          <table:table-cell office:value-type="float" office:value="157.3333">
            <text:p>157.3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9-10-30T05:00:00">
            <text:p>Wed Oct 30 05:00:00 2019</text:p>
          </table:table-cell>
          <table:table-cell office:value-type="float" office:value="211.0">
            <text:p>211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9-10-30T06:00:00">
            <text:p>Wed Oct 30 06:00:00 2019</text:p>
          </table:table-cell>
          <table:table-cell office:value-type="float" office:value="165.1667">
            <text:p>165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9-10-30T07:00:00">
            <text:p>Wed Oct 30 07:00:00 2019</text:p>
          </table:table-cell>
          <table:table-cell office:value-type="float" office:value="186.1667">
            <text:p>186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9-10-30T08:00:00">
            <text:p>Wed Oct 30 08:00:00 2019</text:p>
          </table:table-cell>
          <table:table-cell office:value-type="float" office:value="179.3333">
            <text:p>179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9-10-30T09:00:00">
            <text:p>Wed Oct 30 09:00:00 2019</text:p>
          </table:table-cell>
          <table:table-cell office:value-type="float" office:value="165.8333">
            <text:p>165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9-10-30T10:00:00">
            <text:p>Wed Oct 30 10:00:00 2019</text:p>
          </table:table-cell>
          <table:table-cell office:value-type="float" office:value="119.1667">
            <text:p>119.1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9-10-30T11:00:00">
            <text:p>Wed Oct 30 11:00:00 2019</text:p>
          </table:table-cell>
          <table:table-cell office:value-type="float" office:value="143.8333">
            <text:p>143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9-10-30T12:00:00">
            <text:p>Wed Oct 30 12:00:00 2019</text:p>
          </table:table-cell>
          <table:table-cell office:value-type="float" office:value="107.5">
            <text:p>107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9-10-30T13:00:00">
            <text:p>Wed Oct 30 13:00:00 2019</text:p>
          </table:table-cell>
          <table:table-cell office:value-type="float" office:value="206.8333">
            <text:p>206.8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9-10-30T14:00:00">
            <text:p>Wed Oct 30 14:00:00 2019</text:p>
          </table:table-cell>
          <table:table-cell office:value-type="float" office:value="164.8333">
            <text:p>164.8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9-10-31T08:00:00">
            <text:p>Thu Oct 31 08:00:00 2019</text:p>
          </table:table-cell>
          <table:table-cell office:value-type="float" office:value="204.0">
            <text:p>204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9-10-31T09:00:00">
            <text:p>Thu Oct 31 09:00:00 2019</text:p>
          </table:table-cell>
          <table:table-cell office:value-type="float" office:value="110.5">
            <text:p>110.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9-10-31T10:00:00">
            <text:p>Thu Oct 31 10:00:00 2019</text:p>
          </table:table-cell>
          <table:table-cell office:value-type="float" office:value="91.0">
            <text:p>91.0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9-10-31T11:00:00">
            <text:p>Thu Oct 31 11:00:00 2019</text:p>
          </table:table-cell>
          <table:table-cell office:value-type="float" office:value="226.0">
            <text:p>226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9-10-31T12:00:00">
            <text:p>Thu Oct 31 12:00:00 2019</text:p>
          </table:table-cell>
          <table:table-cell office:value-type="float" office:value="285.3333">
            <text:p>285.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9-10-31T13:00:00">
            <text:p>Thu Oct 31 13:00:00 2019</text:p>
          </table:table-cell>
          <table:table-cell office:value-type="float" office:value="287.5">
            <text:p>287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9-10-31T14:00:00">
            <text:p>Thu Oct 31 14:00:00 2019</text:p>
          </table:table-cell>
          <table:table-cell office:value-type="float" office:value="278.8333">
            <text:p>278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9-10-31T15:00:00">
            <text:p>Thu Oct 31 15:00:00 2019</text:p>
          </table:table-cell>
          <table:table-cell office:value-type="float" office:value="279.8333">
            <text:p>279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9-10-31T16:00:00">
            <text:p>Thu Oct 31 16:00:00 2019</text:p>
          </table:table-cell>
          <table:table-cell office:value-type="float" office:value="288.3333">
            <text:p>288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9-10-31T17:00:00">
            <text:p>Thu Oct 31 17:00:00 2019</text:p>
          </table:table-cell>
          <table:table-cell office:value-type="float" office:value="287.8333">
            <text:p>287.8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9-10-31T18:00:00">
            <text:p>Thu Oct 31 18:00:00 2019</text:p>
          </table:table-cell>
          <table:table-cell office:value-type="float" office:value="277.6667">
            <text:p>277.6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9-10-31T19:00:00">
            <text:p>Thu Oct 31 19:00:00 2019</text:p>
          </table:table-cell>
          <table:table-cell office:value-type="float" office:value="270.6667">
            <text:p>270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9-10-31T20:00:00">
            <text:p>Thu Oct 31 20:00:00 2019</text:p>
          </table:table-cell>
          <table:table-cell office:value-type="float" office:value="268.6667">
            <text:p>268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10-31T21:00:00">
            <text:p>Thu Oct 31 21:00:00 2019</text:p>
          </table:table-cell>
          <table:table-cell office:value-type="float" office:value="274.0">
            <text:p>274.0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9-10-31T22:00:00">
            <text:p>Thu Oct 31 22:00:00 2019</text:p>
          </table:table-cell>
          <table:table-cell office:value-type="float" office:value="151.1667">
            <text:p>151.1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9-11-01T09:00:00">
            <text:p>Fri Nov  1 09:00:00 2019</text:p>
          </table:table-cell>
          <table:table-cell office:value-type="float" office:value="285.5">
            <text:p>285.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9-11-01T10:00:00">
            <text:p>Fri Nov  1 10:00:00 2019</text:p>
          </table:table-cell>
          <table:table-cell office:value-type="float" office:value="288.0">
            <text:p>288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9-11-01T11:00:00">
            <text:p>Fri Nov  1 11:00:00 2019</text:p>
          </table:table-cell>
          <table:table-cell office:value-type="float" office:value="293.8333">
            <text:p>293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9-11-01T12:00:00">
            <text:p>Fri Nov  1 12:00:00 2019</text:p>
          </table:table-cell>
          <table:table-cell office:value-type="float" office:value="294.0">
            <text:p>294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9-11-01T13:00:00">
            <text:p>Fri Nov  1 13:00:00 2019</text:p>
          </table:table-cell>
          <table:table-cell office:value-type="float" office:value="293.0">
            <text:p>293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9-11-01T14:00:00">
            <text:p>Fri Nov  1 14:00:00 2019</text:p>
          </table:table-cell>
          <table:table-cell office:value-type="float" office:value="289.5">
            <text:p>289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9-11-01T15:00:00">
            <text:p>Fri Nov  1 15:00:00 2019</text:p>
          </table:table-cell>
          <table:table-cell office:value-type="float" office:value="250.1667">
            <text:p>250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9-11-01T16:00:00">
            <text:p>Fri Nov  1 16:00:00 2019</text:p>
          </table:table-cell>
          <table:table-cell office:value-type="float" office:value="257.3333">
            <text:p>257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9-11-01T17:00:00">
            <text:p>Fri Nov  1 17:00:00 2019</text:p>
          </table:table-cell>
          <table:table-cell office:value-type="float" office:value="265.8333">
            <text:p>265.8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9-11-01T18:00:00">
            <text:p>Fri Nov  1 18:00:00 2019</text:p>
          </table:table-cell>
          <table:table-cell office:value-type="float" office:value="278.6667">
            <text:p>278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9-11-01T19:00:00">
            <text:p>Fri Nov  1 19:00:00 2019</text:p>
          </table:table-cell>
          <table:table-cell office:value-type="float" office:value="280.8333">
            <text:p>280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9-11-01T20:00:00">
            <text:p>Fri Nov  1 20:00:00 2019</text:p>
          </table:table-cell>
          <table:table-cell office:value-type="float" office:value="282.5">
            <text:p>282.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9-11-01T21:00:00">
            <text:p>Fri Nov  1 21:00:00 2019</text:p>
          </table:table-cell>
          <table:table-cell office:value-type="float" office:value="280.6667">
            <text:p>280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9-11-01T22:00:00">
            <text:p>Fri Nov  1 22:00:00 2019</text:p>
          </table:table-cell>
          <table:table-cell office:value-type="float" office:value="281.5">
            <text:p>281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11-01T23:00:00">
            <text:p>Fri Nov  1 23:00:00 2019</text:p>
          </table:table-cell>
          <table:table-cell office:value-type="float" office:value="273.3333">
            <text:p>273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9-11-02T00:00:00">
            <text:p>Sat Nov  2 00:00:00 2019</text:p>
          </table:table-cell>
          <table:table-cell office:value-type="float" office:value="278.1667">
            <text:p>278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9-11-02T07:00:00">
            <text:p>Sat Nov  2 07:00:00 2019</text:p>
          </table:table-cell>
          <table:table-cell office:value-type="float" office:value="280.1667">
            <text:p>280.1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9-11-02T08:00:00">
            <text:p>Sat Nov  2 08:00:00 2019</text:p>
          </table:table-cell>
          <table:table-cell office:value-type="float" office:value="286.6667">
            <text:p>286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9-11-02T09:00:00">
            <text:p>Sat Nov  2 09:00:00 2019</text:p>
          </table:table-cell>
          <table:table-cell office:value-type="float" office:value="286.1667">
            <text:p>286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9-11-02T10:00:00">
            <text:p>Sat Nov  2 10:00:00 2019</text:p>
          </table:table-cell>
          <table:table-cell office:value-type="float" office:value="282.0">
            <text:p>282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9-11-02T11:00:00">
            <text:p>Sat Nov  2 11:00:00 2019</text:p>
          </table:table-cell>
          <table:table-cell office:value-type="float" office:value="279.3333">
            <text:p>279.3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9-11-02T12:00:00">
            <text:p>Sat Nov  2 12:00:00 2019</text:p>
          </table:table-cell>
          <table:table-cell office:value-type="float" office:value="281.3333">
            <text:p>281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9-11-02T13:00:00">
            <text:p>Sat Nov  2 13:00:00 2019</text:p>
          </table:table-cell>
          <table:table-cell office:value-type="float" office:value="282.0">
            <text:p>282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9-11-02T14:00:00">
            <text:p>Sat Nov  2 14:00:00 2019</text:p>
          </table:table-cell>
          <table:table-cell office:value-type="float" office:value="279.5">
            <text:p>279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9-11-02T15:00:00">
            <text:p>Sat Nov  2 15:00:00 2019</text:p>
          </table:table-cell>
          <table:table-cell office:value-type="float" office:value="277.8333">
            <text:p>277.8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9-11-02T16:00:00">
            <text:p>Sat Nov  2 16:00:00 2019</text:p>
          </table:table-cell>
          <table:table-cell office:value-type="float" office:value="275.0">
            <text:p>275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9-11-02T17:00:00">
            <text:p>Sat Nov  2 17:00:00 2019</text:p>
          </table:table-cell>
          <table:table-cell office:value-type="float" office:value="272.3333">
            <text:p>272.3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9-11-02T18:00:00">
            <text:p>Sat Nov  2 18:00:00 2019</text:p>
          </table:table-cell>
          <table:table-cell office:value-type="float" office:value="278.8333">
            <text:p>278.8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9-11-04T12:00:00">
            <text:p>Mon Nov  4 12:00:00 2019</text:p>
          </table:table-cell>
          <table:table-cell office:value-type="float" office:value="278.6667">
            <text:p>278.6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9-11-04T13:00:00">
            <text:p>Mon Nov  4 13:00:00 2019</text:p>
          </table:table-cell>
          <table:table-cell office:value-type="float" office:value="269.0">
            <text:p>269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9-11-04T14:00:00">
            <text:p>Mon Nov  4 14:00:00 2019</text:p>
          </table:table-cell>
          <table:table-cell office:value-type="float" office:value="288.6667">
            <text:p>288.6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9-11-04T15:00:00">
            <text:p>Mon Nov  4 15:00:00 2019</text:p>
          </table:table-cell>
          <table:table-cell office:value-type="float" office:value="279.8333">
            <text:p>279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9-11-04T16:00:00">
            <text:p>Mon Nov  4 16:00:00 2019</text:p>
          </table:table-cell>
          <table:table-cell office:value-type="float" office:value="283.1667">
            <text:p>283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9-11-06T05:00:00">
            <text:p>Wed Nov  6 05:00:00 2019</text:p>
          </table:table-cell>
          <table:table-cell office:value-type="float" office:value="219.0">
            <text:p>219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9-11-06T09:00:00">
            <text:p>Wed Nov  6 09:00:00 2019</text:p>
          </table:table-cell>
          <table:table-cell office:value-type="float" office:value="110.5">
            <text:p>110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9-11-06T21:00:00">
            <text:p>Wed Nov  6 21:00:00 2019</text:p>
          </table:table-cell>
          <table:table-cell office:value-type="float" office:value="204.0">
            <text:p>204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9-11-06T22:00:00">
            <text:p>Wed Nov  6 22:00:00 2019</text:p>
          </table:table-cell>
          <table:table-cell office:value-type="float" office:value="105.8333">
            <text:p>105.8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9-11-07T08:00:00">
            <text:p>Thu Nov  7 08:00:00 2019</text:p>
          </table:table-cell>
          <table:table-cell office:value-type="float" office:value="195.0">
            <text:p>195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9-11-07T09:00:00">
            <text:p>Thu Nov  7 09:00:00 2019</text:p>
          </table:table-cell>
          <table:table-cell office:value-type="float" office:value="181.3333">
            <text:p>181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9-11-07T10:00:00">
            <text:p>Thu Nov  7 10:00:00 2019</text:p>
          </table:table-cell>
          <table:table-cell office:value-type="float" office:value="148.6667">
            <text:p>148.6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9-11-07T11:00:00">
            <text:p>Thu Nov  7 11:00:00 2019</text:p>
          </table:table-cell>
          <table:table-cell office:value-type="float" office:value="154.5">
            <text:p>154.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9-11-07T12:00:00">
            <text:p>Thu Nov  7 12:00:00 2019</text:p>
          </table:table-cell>
          <table:table-cell office:value-type="float" office:value="110.6667">
            <text:p>110.6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9-11-07T13:00:00">
            <text:p>Thu Nov  7 13:00:00 2019</text:p>
          </table:table-cell>
          <table:table-cell office:value-type="float" office:value="133.5">
            <text:p>133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9-11-09T11:00:00">
            <text:p>Sat Nov  9 11:00:00 2019</text:p>
          </table:table-cell>
          <table:table-cell office:value-type="float" office:value="129.0">
            <text:p>129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9-11-11T19:00:00">
            <text:p>Mon Nov 11 19:00:00 2019</text:p>
          </table:table-cell>
          <table:table-cell office:value-type="float" office:value="172.6667">
            <text:p>172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9-11-11T20:00:00">
            <text:p>Mon Nov 11 20:00:00 2019</text:p>
          </table:table-cell>
          <table:table-cell office:value-type="float" office:value="147.6667">
            <text:p>147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9-11-11T21:00:00">
            <text:p>Mon Nov 11 21:00:00 2019</text:p>
          </table:table-cell>
          <table:table-cell office:value-type="float" office:value="124.1667">
            <text:p>124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9-11-11T22:00:00">
            <text:p>Mon Nov 11 22:00:00 2019</text:p>
          </table:table-cell>
          <table:table-cell office:value-type="float" office:value="146.0">
            <text:p>146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9-11-11T23:00:00">
            <text:p>Mon Nov 11 23:00:00 2019</text:p>
          </table:table-cell>
          <table:table-cell office:value-type="float" office:value="198.1667">
            <text:p>198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9-11-12T00:00:00">
            <text:p>Tue Nov 12 00:00:00 2019</text:p>
          </table:table-cell>
          <table:table-cell office:value-type="float" office:value="204.6667">
            <text:p>204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9-11-12T01:00:00">
            <text:p>Tue Nov 12 01:00:00 2019</text:p>
          </table:table-cell>
          <table:table-cell office:value-type="float" office:value="223.1667">
            <text:p>223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9-11-12T02:00:00">
            <text:p>Tue Nov 12 02:00:00 2019</text:p>
          </table:table-cell>
          <table:table-cell office:value-type="float" office:value="272.1667">
            <text:p>272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9-11-12T03:00:00">
            <text:p>Tue Nov 12 03:00:00 2019</text:p>
          </table:table-cell>
          <table:table-cell office:value-type="float" office:value="220.1667">
            <text:p>220.1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9-11-12T04:00:00">
            <text:p>Tue Nov 12 04:00:00 2019</text:p>
          </table:table-cell>
          <table:table-cell office:value-type="float" office:value="244.8333">
            <text:p>244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9-11-12T05:00:00">
            <text:p>Tue Nov 12 05:00:00 2019</text:p>
          </table:table-cell>
          <table:table-cell office:value-type="float" office:value="145.5">
            <text:p>145.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9-11-12T06:00:00">
            <text:p>Tue Nov 12 06:00:00 2019</text:p>
          </table:table-cell>
          <table:table-cell office:value-type="float" office:value="145.8333">
            <text:p>145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9-11-12T07:00:00">
            <text:p>Tue Nov 12 07:00:00 2019</text:p>
          </table:table-cell>
          <table:table-cell office:value-type="float" office:value="133.3333">
            <text:p>133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9-11-12T08:00:00">
            <text:p>Tue Nov 12 08:00:00 2019</text:p>
          </table:table-cell>
          <table:table-cell office:value-type="float" office:value="130.5">
            <text:p>130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9-11-12T09:00:00">
            <text:p>Tue Nov 12 09:00:00 2019</text:p>
          </table:table-cell>
          <table:table-cell office:value-type="float" office:value="105.0">
            <text:p>105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9-11-12T10:00:00">
            <text:p>Tue Nov 12 10:00:00 2019</text:p>
          </table:table-cell>
          <table:table-cell office:value-type="float" office:value="94.6667">
            <text:p>94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9-11-12T11:00:00">
            <text:p>Tue Nov 12 11:00:00 2019</text:p>
          </table:table-cell>
          <table:table-cell office:value-type="float" office:value="112.6667">
            <text:p>112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9-11-12T12:00:00">
            <text:p>Tue Nov 12 12:00:00 2019</text:p>
          </table:table-cell>
          <table:table-cell office:value-type="float" office:value="102.5">
            <text:p>102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9-11-12T13:00:00">
            <text:p>Tue Nov 12 13:00:00 2019</text:p>
          </table:table-cell>
          <table:table-cell office:value-type="float" office:value="104.5">
            <text:p>104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9-11-17T15:00:00">
            <text:p>Sun Nov 17 15:00:00 2019</text:p>
          </table:table-cell>
          <table:table-cell office:value-type="float" office:value="91.8333">
            <text:p>91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9-11-17T18:00:00">
            <text:p>Sun Nov 17 18:00:00 2019</text:p>
          </table:table-cell>
          <table:table-cell office:value-type="float" office:value="123.1667">
            <text:p>123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9-11-17T19:00:00">
            <text:p>Sun Nov 17 19:00:00 2019</text:p>
          </table:table-cell>
          <table:table-cell office:value-type="float" office:value="118.6667">
            <text:p>118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9-11-17T20:00:00">
            <text:p>Sun Nov 17 20:00:00 2019</text:p>
          </table:table-cell>
          <table:table-cell office:value-type="float" office:value="124.3333">
            <text:p>124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9-11-18T19:00:00">
            <text:p>Mon Nov 18 19:00:00 2019</text:p>
          </table:table-cell>
          <table:table-cell office:value-type="float" office:value="197.6667">
            <text:p>197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9-11-18T20:00:00">
            <text:p>Mon Nov 18 20:00:00 2019</text:p>
          </table:table-cell>
          <table:table-cell office:value-type="float" office:value="164.8333">
            <text:p>164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9-11-18T21:00:00">
            <text:p>Mon Nov 18 21:00:00 2019</text:p>
          </table:table-cell>
          <table:table-cell office:value-type="float" office:value="179.8333">
            <text:p>179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9-11-18T22:00:00">
            <text:p>Mon Nov 18 22:00:00 2019</text:p>
          </table:table-cell>
          <table:table-cell office:value-type="float" office:value="193.5">
            <text:p>193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9-11-18T23:00:00">
            <text:p>Mon Nov 18 23:00:00 2019</text:p>
          </table:table-cell>
          <table:table-cell office:value-type="float" office:value="175.1667">
            <text:p>175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9-11-19T00:00:00">
            <text:p>Tue Nov 19 00:00:00 2019</text:p>
          </table:table-cell>
          <table:table-cell office:value-type="float" office:value="169.6667">
            <text:p>169.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9-11-19T03:00:00">
            <text:p>Tue Nov 19 03:00:00 2019</text:p>
          </table:table-cell>
          <table:table-cell office:value-type="float" office:value="189.1667">
            <text:p>189.1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9-11-19T04:00:00">
            <text:p>Tue Nov 19 04:00:00 2019</text:p>
          </table:table-cell>
          <table:table-cell office:value-type="float" office:value="175.1667">
            <text:p>175.1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9-11-19T05:00:00">
            <text:p>Tue Nov 19 05:00:00 2019</text:p>
          </table:table-cell>
          <table:table-cell office:value-type="float" office:value="192.8333">
            <text:p>192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9-11-19T06:00:00">
            <text:p>Tue Nov 19 06:00:00 2019</text:p>
          </table:table-cell>
          <table:table-cell office:value-type="float" office:value="152.0">
            <text:p>152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9-11-19T07:00:00">
            <text:p>Tue Nov 19 07:00:00 2019</text:p>
          </table:table-cell>
          <table:table-cell office:value-type="float" office:value="211.6667">
            <text:p>211.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9-11-19T08:00:00">
            <text:p>Tue Nov 19 08:00:00 2019</text:p>
          </table:table-cell>
          <table:table-cell office:value-type="float" office:value="215.6667">
            <text:p>215.6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9-11-19T09:00:00">
            <text:p>Tue Nov 19 09:00:00 2019</text:p>
          </table:table-cell>
          <table:table-cell office:value-type="float" office:value="113.1667">
            <text:p>113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9-11-19T12:00:00">
            <text:p>Tue Nov 19 12:00:00 2019</text:p>
          </table:table-cell>
          <table:table-cell office:value-type="float" office:value="117.3333">
            <text:p>117.3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9-11-19T13:00:00">
            <text:p>Tue Nov 19 13:00:00 2019</text:p>
          </table:table-cell>
          <table:table-cell office:value-type="float" office:value="99.3333">
            <text:p>99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9-11-19T14:00:00">
            <text:p>Tue Nov 19 14:00:00 2019</text:p>
          </table:table-cell>
          <table:table-cell office:value-type="float" office:value="128.3333">
            <text:p>128.3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9-11-19T15:00:00">
            <text:p>Tue Nov 19 15:00:00 2019</text:p>
          </table:table-cell>
          <table:table-cell office:value-type="float" office:value="172.8333">
            <text:p>172.8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9-11-19T16:00:00">
            <text:p>Tue Nov 19 16:00:00 2019</text:p>
          </table:table-cell>
          <table:table-cell office:value-type="float" office:value="154.8333">
            <text:p>154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9-11-19T17:00:00">
            <text:p>Tue Nov 19 17:00:00 2019</text:p>
          </table:table-cell>
          <table:table-cell office:value-type="float" office:value="122.0">
            <text:p>122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9-11-20T02:00:00">
            <text:p>Wed Nov 20 02:00:00 2019</text:p>
          </table:table-cell>
          <table:table-cell office:value-type="float" office:value="166.5">
            <text:p>166.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9-11-20T04:00:00">
            <text:p>Wed Nov 20 04:00:00 2019</text:p>
          </table:table-cell>
          <table:table-cell office:value-type="float" office:value="167.3333">
            <text:p>167.3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9-11-20T05:00:00">
            <text:p>Wed Nov 20 05:00:00 2019</text:p>
          </table:table-cell>
          <table:table-cell office:value-type="float" office:value="204.8333">
            <text:p>204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9-11-20T07:00:00">
            <text:p>Wed Nov 20 07:00:00 2019</text:p>
          </table:table-cell>
          <table:table-cell office:value-type="float" office:value="119.5">
            <text:p>119.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9-11-20T08:00:00">
            <text:p>Wed Nov 20 08:00:00 2019</text:p>
          </table:table-cell>
          <table:table-cell office:value-type="float" office:value="174.8333">
            <text:p>174.8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9-11-20T12:00:00">
            <text:p>Wed Nov 20 12:00:00 2019</text:p>
          </table:table-cell>
          <table:table-cell office:value-type="float" office:value="189.3333">
            <text:p>189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9-11-20T13:00:00">
            <text:p>Wed Nov 20 13:00:00 2019</text:p>
          </table:table-cell>
          <table:table-cell office:value-type="float" office:value="93.3333">
            <text:p>93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9-11-20T14:00:00">
            <text:p>Wed Nov 20 14:00:00 2019</text:p>
          </table:table-cell>
          <table:table-cell office:value-type="float" office:value="102.8333">
            <text:p>102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9-11-20T15:00:00">
            <text:p>Wed Nov 20 15:00:00 2019</text:p>
          </table:table-cell>
          <table:table-cell office:value-type="float" office:value="109.1667">
            <text:p>109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9-11-20T16:00:00">
            <text:p>Wed Nov 20 16:00:00 2019</text:p>
          </table:table-cell>
          <table:table-cell office:value-type="float" office:value="101.1667">
            <text:p>101.1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9-11-21T21:00:00">
            <text:p>Thu Nov 21 21:00:00 2019</text:p>
          </table:table-cell>
          <table:table-cell office:value-type="float" office:value="139.3333">
            <text:p>139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9-11-22T12:00:00">
            <text:p>Fri Nov 22 12:00:00 2019</text:p>
          </table:table-cell>
          <table:table-cell office:value-type="float" office:value="206.3333">
            <text:p>206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9-11-22T13:00:00">
            <text:p>Fri Nov 22 13:00:00 2019</text:p>
          </table:table-cell>
          <table:table-cell office:value-type="float" office:value="219.0">
            <text:p>219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9-11-25T00:00:00">
            <text:p>Mon Nov 25 00:00:00 2019</text:p>
          </table:table-cell>
          <table:table-cell office:value-type="float" office:value="223.6667">
            <text:p>223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9-11-25T08:00:00">
            <text:p>Mon Nov 25 08:00:00 2019</text:p>
          </table:table-cell>
          <table:table-cell office:value-type="float" office:value="248.3333">
            <text:p>248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9-11-25T09:00:00">
            <text:p>Mon Nov 25 09:00:00 2019</text:p>
          </table:table-cell>
          <table:table-cell office:value-type="float" office:value="138.0">
            <text:p>138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9-11-25T13:00:00">
            <text:p>Mon Nov 25 13:00:00 2019</text:p>
          </table:table-cell>
          <table:table-cell office:value-type="float" office:value="122.0">
            <text:p>122.0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9-11-25T14:00:00">
            <text:p>Mon Nov 25 14:00:00 2019</text:p>
          </table:table-cell>
          <table:table-cell office:value-type="float" office:value="259.6667">
            <text:p>259.6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9-11-25T20:00:00">
            <text:p>Mon Nov 25 20:00:00 2019</text:p>
          </table:table-cell>
          <table:table-cell office:value-type="float" office:value="276.0">
            <text:p>276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9-11-25T21:00:00">
            <text:p>Mon Nov 25 21:00:00 2019</text:p>
          </table:table-cell>
          <table:table-cell office:value-type="float" office:value="196.5">
            <text:p>196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9-11-25T22:00:00">
            <text:p>Mon Nov 25 22:00:00 2019</text:p>
          </table:table-cell>
          <table:table-cell office:value-type="float" office:value="117.8333">
            <text:p>117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9-11-25T23:00:00">
            <text:p>Mon Nov 25 23:00:00 2019</text:p>
          </table:table-cell>
          <table:table-cell office:value-type="float" office:value="123.5">
            <text:p>123.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9-11-26T01:00:00">
            <text:p>Tue Nov 26 01:00:00 2019</text:p>
          </table:table-cell>
          <table:table-cell office:value-type="float" office:value="116.6667">
            <text:p>116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9-11-26T02:00:00">
            <text:p>Tue Nov 26 02:00:00 2019</text:p>
          </table:table-cell>
          <table:table-cell office:value-type="float" office:value="145.1667">
            <text:p>145.1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9-11-26T03:00:00">
            <text:p>Tue Nov 26 03:00:00 2019</text:p>
          </table:table-cell>
          <table:table-cell office:value-type="float" office:value="191.5">
            <text:p>191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9-11-26T04:00:00">
            <text:p>Tue Nov 26 04:00:00 2019</text:p>
          </table:table-cell>
          <table:table-cell office:value-type="float" office:value="119.6667">
            <text:p>119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9-11-26T05:00:00">
            <text:p>Tue Nov 26 05:00:00 2019</text:p>
          </table:table-cell>
          <table:table-cell office:value-type="float" office:value="167.1667">
            <text:p>167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9-11-26T06:00:00">
            <text:p>Tue Nov 26 06:00:00 2019</text:p>
          </table:table-cell>
          <table:table-cell office:value-type="float" office:value="190.1667">
            <text:p>190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9-11-26T07:00:00">
            <text:p>Tue Nov 26 07:00:00 2019</text:p>
          </table:table-cell>
          <table:table-cell office:value-type="float" office:value="218.3333">
            <text:p>218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9-11-26T08:00:00">
            <text:p>Tue Nov 26 08:00:00 2019</text:p>
          </table:table-cell>
          <table:table-cell office:value-type="float" office:value="136.8333">
            <text:p>136.8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9-11-26T09:00:00">
            <text:p>Tue Nov 26 09:00:00 2019</text:p>
          </table:table-cell>
          <table:table-cell office:value-type="float" office:value="150.5">
            <text:p>150.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9-11-28T18:00:00">
            <text:p>Thu Nov 28 18:00:00 2019</text:p>
          </table:table-cell>
          <table:table-cell office:value-type="float" office:value="172.5">
            <text:p>172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9-11-28T19:00:00">
            <text:p>Thu Nov 28 19:00:00 2019</text:p>
          </table:table-cell>
          <table:table-cell office:value-type="float" office:value="143.1667">
            <text:p>143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9-11-28T20:00:00">
            <text:p>Thu Nov 28 20:00:00 2019</text:p>
          </table:table-cell>
          <table:table-cell office:value-type="float" office:value="80.1667">
            <text:p>80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9-11-28T21:00:00">
            <text:p>Thu Nov 28 21:00:00 2019</text:p>
          </table:table-cell>
          <table:table-cell office:value-type="float" office:value="135.0">
            <text:p>135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9-11-28T22:00:00">
            <text:p>Thu Nov 28 22:00:00 2019</text:p>
          </table:table-cell>
          <table:table-cell office:value-type="float" office:value="136.1667">
            <text:p>136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9-11-28T23:00:00">
            <text:p>Thu Nov 28 23:00:00 2019</text:p>
          </table:table-cell>
          <table:table-cell office:value-type="float" office:value="155.1667">
            <text:p>155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9-11-29T01:00:00">
            <text:p>Fri Nov 29 01:00:00 2019</text:p>
          </table:table-cell>
          <table:table-cell office:value-type="float" office:value="153.3333">
            <text:p>153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9-11-29T14:00:00">
            <text:p>Fri Nov 29 14:00:00 2019</text:p>
          </table:table-cell>
          <table:table-cell office:value-type="float" office:value="175.3333">
            <text:p>175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9-11-29T15:00:00">
            <text:p>Fri Nov 29 15:00:00 2019</text:p>
          </table:table-cell>
          <table:table-cell office:value-type="float" office:value="113.6667">
            <text:p>113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9-11-29T16:00:00">
            <text:p>Fri Nov 29 16:00:00 2019</text:p>
          </table:table-cell>
          <table:table-cell office:value-type="float" office:value="153.0">
            <text:p>153.0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9-11-29T17:00:00">
            <text:p>Fri Nov 29 17:00:00 2019</text:p>
          </table:table-cell>
          <table:table-cell office:value-type="float" office:value="130.6667">
            <text:p>130.6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9-11-29T18:00:00">
            <text:p>Fri Nov 29 18:00:00 2019</text:p>
          </table:table-cell>
          <table:table-cell office:value-type="float" office:value="211.0">
            <text:p>211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9-11-29T19:00:00">
            <text:p>Fri Nov 29 19:00:00 2019</text:p>
          </table:table-cell>
          <table:table-cell office:value-type="float" office:value="220.6667">
            <text:p>220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9-11-30T01:00:00">
            <text:p>Sat Nov 30 01:00:00 2019</text:p>
          </table:table-cell>
          <table:table-cell office:value-type="float" office:value="122.5">
            <text:p>122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11-30T05:00:00">
            <text:p>Sat Nov 30 05:00:00 2019</text:p>
          </table:table-cell>
          <table:table-cell office:value-type="float" office:value="128.6667">
            <text:p>128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9-11-30T06:00:00">
            <text:p>Sat Nov 30 06:00:00 2019</text:p>
          </table:table-cell>
          <table:table-cell office:value-type="float" office:value="85.3333">
            <text:p>85.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9-11-30T07:00:00">
            <text:p>Sat Nov 30 07:00:00 2019</text:p>
          </table:table-cell>
          <table:table-cell office:value-type="float" office:value="149.3333">
            <text:p>149.3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9-11-30T08:00:00">
            <text:p>Sat Nov 30 08:00:00 2019</text:p>
          </table:table-cell>
          <table:table-cell office:value-type="float" office:value="173.5">
            <text:p>173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9-11-30T09:00:00">
            <text:p>Sat Nov 30 09:00:00 2019</text:p>
          </table:table-cell>
          <table:table-cell office:value-type="float" office:value="130.5">
            <text:p>130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9-11-30T10:00:00">
            <text:p>Sat Nov 30 10:00:00 2019</text:p>
          </table:table-cell>
          <table:table-cell office:value-type="float" office:value="95.1667">
            <text:p>95.1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9-11-30T11:00:00">
            <text:p>Sat Nov 30 11:00:00 2019</text:p>
          </table:table-cell>
          <table:table-cell office:value-type="float" office:value="234.8333">
            <text:p>234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9-11-30T12:00:00">
            <text:p>Sat Nov 30 12:00:00 2019</text:p>
          </table:table-cell>
          <table:table-cell office:value-type="float" office:value="218.8333">
            <text:p>218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9-11-30T13:00:00">
            <text:p>Sat Nov 30 13:00:00 2019</text:p>
          </table:table-cell>
          <table:table-cell office:value-type="float" office:value="155.0">
            <text:p>155.0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9-11-30T14:00:00">
            <text:p>Sat Nov 30 14:00:00 2019</text:p>
          </table:table-cell>
          <table:table-cell office:value-type="float" office:value="211.6667">
            <text:p>211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9-11-30T15:00:00">
            <text:p>Sat Nov 30 15:00:00 2019</text:p>
          </table:table-cell>
          <table:table-cell office:value-type="float" office:value="147.6667">
            <text:p>147.6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9-12-02T05:00:00">
            <text:p>Mon Dec  2 05:00:00 2019</text:p>
          </table:table-cell>
          <table:table-cell office:value-type="float" office:value="254.5">
            <text:p>254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9-12-02T06:00:00">
            <text:p>Mon Dec  2 06:00:00 2019</text:p>
          </table:table-cell>
          <table:table-cell office:value-type="float" office:value="201.5">
            <text:p>201.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9-12-02T08:00:00">
            <text:p>Mon Dec  2 08:00:00 2019</text:p>
          </table:table-cell>
          <table:table-cell office:value-type="float" office:value="110.0">
            <text:p>110.0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9-12-23T09:00:00">
            <text:p>Mon Dec 23 09:00:00 2019</text:p>
          </table:table-cell>
          <table:table-cell office:value-type="float" office:value="129.0">
            <text:p>129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9-12-23T10:00:00">
            <text:p>Mon Dec 23 10:00:00 2019</text:p>
          </table:table-cell>
          <table:table-cell office:value-type="float" office:value="221.5">
            <text:p>221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9-12-23T14:00:00">
            <text:p>Mon Dec 23 14:00:00 2019</text:p>
          </table:table-cell>
          <table:table-cell office:value-type="float" office:value="63.3333">
            <text:p>63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9-12-23T15:00:00">
            <text:p>Mon Dec 23 15:00:00 2019</text:p>
          </table:table-cell>
          <table:table-cell office:value-type="float" office:value="136.8333">
            <text:p>136.8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9-12-23T16:00:00">
            <text:p>Mon Dec 23 16:00:00 2019</text:p>
          </table:table-cell>
          <table:table-cell office:value-type="float" office:value="39.3333">
            <text:p>39.3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9-12-23T17:00:00">
            <text:p>Mon Dec 23 17:00:00 2019</text:p>
          </table:table-cell>
          <table:table-cell office:value-type="float" office:value="99.6667">
            <text:p>99.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9-12-23T18:00:00">
            <text:p>Mon Dec 23 18:00:00 2019</text:p>
          </table:table-cell>
          <table:table-cell office:value-type="float" office:value="146.3333">
            <text:p>146.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9-12-23T19:00:00">
            <text:p>Mon Dec 23 19:00:00 2019</text:p>
          </table:table-cell>
          <table:table-cell office:value-type="float" office:value="207.5">
            <text:p>207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9-12-23T20:00:00">
            <text:p>Mon Dec 23 20:00:00 2019</text:p>
          </table:table-cell>
          <table:table-cell office:value-type="float" office:value="106.8333">
            <text:p>106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9-12-24T02:00:00">
            <text:p>Tue Dec 24 02:00:00 2019</text:p>
          </table:table-cell>
          <table:table-cell office:value-type="float" office:value="87.8333">
            <text:p>87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9-12-24T03:00:00">
            <text:p>Tue Dec 24 03:00:00 2019</text:p>
          </table:table-cell>
          <table:table-cell office:value-type="float" office:value="118.1667">
            <text:p>118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9-12-24T04:00:00">
            <text:p>Tue Dec 24 04:00:00 2019</text:p>
          </table:table-cell>
          <table:table-cell office:value-type="float" office:value="162.1667">
            <text:p>162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9-12-24T05:00:00">
            <text:p>Tue Dec 24 05:00:00 2019</text:p>
          </table:table-cell>
          <table:table-cell office:value-type="float" office:value="236.5">
            <text:p>236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9-12-24T06:00:00">
            <text:p>Tue Dec 24 06:00:00 2019</text:p>
          </table:table-cell>
          <table:table-cell office:value-type="float" office:value="198.8333">
            <text:p>198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9-12-24T07:00:00">
            <text:p>Tue Dec 24 07:00:00 2019</text:p>
          </table:table-cell>
          <table:table-cell office:value-type="float" office:value="160.1667">
            <text:p>160.1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9-12-24T08:00:00">
            <text:p>Tue Dec 24 08:00:00 2019</text:p>
          </table:table-cell>
          <table:table-cell office:value-type="float" office:value="145.5">
            <text:p>145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9-12-24T09:00:00">
            <text:p>Tue Dec 24 09:00:00 2019</text:p>
          </table:table-cell>
          <table:table-cell office:value-type="float" office:value="294.3333">
            <text:p>294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9-12-24T10:00:00">
            <text:p>Tue Dec 24 10:00:00 2019</text:p>
          </table:table-cell>
          <table:table-cell office:value-type="float" office:value="237.8333">
            <text:p>237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9-12-24T11:00:00">
            <text:p>Tue Dec 24 11:00:00 2019</text:p>
          </table:table-cell>
          <table:table-cell office:value-type="float" office:value="50.0">
            <text:p>50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9-12-24T12:00:00">
            <text:p>Tue Dec 24 12:00:00 2019</text:p>
          </table:table-cell>
          <table:table-cell office:value-type="float" office:value="110.8333">
            <text:p>110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9-12-24T13:00:00">
            <text:p>Tue Dec 24 13:00:00 2019</text:p>
          </table:table-cell>
          <table:table-cell office:value-type="float" office:value="36.8333">
            <text:p>36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9-12-24T14:00:00">
            <text:p>Tue Dec 24 14:00:00 2019</text:p>
          </table:table-cell>
          <table:table-cell office:value-type="float" office:value="170.6667">
            <text:p>170.6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9-12-24T15:00:00">
            <text:p>Tue Dec 24 15:00:00 2019</text:p>
          </table:table-cell>
          <table:table-cell office:value-type="float" office:value="146.1667">
            <text:p>146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9-12-24T16:00:00">
            <text:p>Tue Dec 24 16:00:00 2019</text:p>
          </table:table-cell>
          <table:table-cell office:value-type="float" office:value="102.1667">
            <text:p>102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9-12-25T06:00:00">
            <text:p>Wed Dec 25 06:00:00 2019</text:p>
          </table:table-cell>
          <table:table-cell office:value-type="float" office:value="117.1667">
            <text:p>117.1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9-12-25T07:00:00">
            <text:p>Wed Dec 25 07:00:00 2019</text:p>
          </table:table-cell>
          <table:table-cell office:value-type="float" office:value="129.3333">
            <text:p>129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9-12-25T08:00:00">
            <text:p>Wed Dec 25 08:00:00 2019</text:p>
          </table:table-cell>
          <table:table-cell office:value-type="float" office:value="266.3333">
            <text:p>266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9-12-25T09:00:00">
            <text:p>Wed Dec 25 09:00:00 2019</text:p>
          </table:table-cell>
          <table:table-cell office:value-type="float" office:value="227.0">
            <text:p>227.0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9-12-25T10:00:00">
            <text:p>Wed Dec 25 10:00:00 2019</text:p>
          </table:table-cell>
          <table:table-cell office:value-type="float" office:value="144.8333">
            <text:p>144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9-12-25T11:00:00">
            <text:p>Wed Dec 25 11:00:00 2019</text:p>
          </table:table-cell>
          <table:table-cell office:value-type="float" office:value="72.5">
            <text:p>72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9-12-25T12:00:00">
            <text:p>Wed Dec 25 12:00:00 2019</text:p>
          </table:table-cell>
          <table:table-cell office:value-type="float" office:value="211.6667">
            <text:p>211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9-12-25T13:00:00">
            <text:p>Wed Dec 25 13:00:00 2019</text:p>
          </table:table-cell>
          <table:table-cell office:value-type="float" office:value="145.1667">
            <text:p>145.1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9-12-26T04:00:00">
            <text:p>Thu Dec 26 04:00:00 2019</text:p>
          </table:table-cell>
          <table:table-cell office:value-type="float" office:value="237.0">
            <text:p>237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9-12-26T05:00:00">
            <text:p>Thu Dec 26 05:00:00 2019</text:p>
          </table:table-cell>
          <table:table-cell office:value-type="float" office:value="111.8333">
            <text:p>111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9-12-26T06:00:00">
            <text:p>Thu Dec 26 06:00:00 2019</text:p>
          </table:table-cell>
          <table:table-cell office:value-type="float" office:value="205.0">
            <text:p>205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9-12-26T07:00:00">
            <text:p>Thu Dec 26 07:00:00 2019</text:p>
          </table:table-cell>
          <table:table-cell office:value-type="float" office:value="244.5">
            <text:p>244.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9-12-26T08:00:00">
            <text:p>Thu Dec 26 08:00:00 2019</text:p>
          </table:table-cell>
          <table:table-cell office:value-type="float" office:value="161.1667">
            <text:p>161.1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9-12-26T09:00:00">
            <text:p>Thu Dec 26 09:00:00 2019</text:p>
          </table:table-cell>
          <table:table-cell office:value-type="float" office:value="121.0">
            <text:p>121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9-12-26T13:00:00">
            <text:p>Thu Dec 26 13:00:00 2019</text:p>
          </table:table-cell>
          <table:table-cell office:value-type="float" office:value="167.5">
            <text:p>167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9-12-26T14:00:00">
            <text:p>Thu Dec 26 14:00:00 2019</text:p>
          </table:table-cell>
          <table:table-cell office:value-type="float" office:value="320.5">
            <text:p>320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9-12-26T16:00:00">
            <text:p>Thu Dec 26 16:00:00 2019</text:p>
          </table:table-cell>
          <table:table-cell office:value-type="float" office:value="226.8333">
            <text:p>226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9-12-26T17:00:00">
            <text:p>Thu Dec 26 17:00:00 2019</text:p>
          </table:table-cell>
          <table:table-cell office:value-type="float" office:value="194.3333">
            <text:p>194.3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9-12-27T03:00:00">
            <text:p>Fri Dec 27 03:00:00 2019</text:p>
          </table:table-cell>
          <table:table-cell office:value-type="float" office:value="137.1667">
            <text:p>137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9-12-27T04:00:00">
            <text:p>Fri Dec 27 04:00:00 2019</text:p>
          </table:table-cell>
          <table:table-cell office:value-type="float" office:value="78.5">
            <text:p>78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9-12-27T05:00:00">
            <text:p>Fri Dec 27 05:00:00 2019</text:p>
          </table:table-cell>
          <table:table-cell office:value-type="float" office:value="232.0">
            <text:p>232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9-12-27T06:00:00">
            <text:p>Fri Dec 27 06:00:00 2019</text:p>
          </table:table-cell>
          <table:table-cell office:value-type="float" office:value="174.5">
            <text:p>174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9-12-28T02:00:00">
            <text:p>Sat Dec 28 02:00:00 2019</text:p>
          </table:table-cell>
          <table:table-cell office:value-type="float" office:value="165.1667">
            <text:p>165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9-12-28T03:00:00">
            <text:p>Sat Dec 28 03:00:00 2019</text:p>
          </table:table-cell>
          <table:table-cell office:value-type="float" office:value="119.8333">
            <text:p>119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9-12-28T04:00:00">
            <text:p>Sat Dec 28 04:00:00 2019</text:p>
          </table:table-cell>
          <table:table-cell office:value-type="float" office:value="290.0">
            <text:p>290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9-12-28T05:00:00">
            <text:p>Sat Dec 28 05:00:00 2019</text:p>
          </table:table-cell>
          <table:table-cell office:value-type="float" office:value="246.5">
            <text:p>246.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9-12-28T06:00:00">
            <text:p>Sat Dec 28 06:00:00 2019</text:p>
          </table:table-cell>
          <table:table-cell office:value-type="float" office:value="157.0">
            <text:p>157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9-12-28T07:00:00">
            <text:p>Sat Dec 28 07:00:00 2019</text:p>
          </table:table-cell>
          <table:table-cell office:value-type="float" office:value="257.5">
            <text:p>257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9-12-28T08:00:00">
            <text:p>Sat Dec 28 08:00:00 2019</text:p>
          </table:table-cell>
          <table:table-cell office:value-type="float" office:value="237.8333">
            <text:p>237.8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9-12-28T09:00:00">
            <text:p>Sat Dec 28 09:00:00 2019</text:p>
          </table:table-cell>
          <table:table-cell office:value-type="float" office:value="233.8333">
            <text:p>233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9-12-28T10:00:00">
            <text:p>Sat Dec 28 10:00:00 2019</text:p>
          </table:table-cell>
          <table:table-cell office:value-type="float" office:value="183.6667">
            <text:p>183.6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9-12-28T11:00:00">
            <text:p>Sat Dec 28 11:00:00 2019</text:p>
          </table:table-cell>
          <table:table-cell office:value-type="float" office:value="77.8333">
            <text:p>77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9-12-28T12:00:00">
            <text:p>Sat Dec 28 12:00:00 2019</text:p>
          </table:table-cell>
          <table:table-cell office:value-type="float" office:value="92.6667">
            <text:p>92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9-12-28T13:00:00">
            <text:p>Sat Dec 28 13:00:00 2019</text:p>
          </table:table-cell>
          <table:table-cell office:value-type="float" office:value="141.1667">
            <text:p>141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9-12-28T15:00:00">
            <text:p>Sat Dec 28 15:00:00 2019</text:p>
          </table:table-cell>
          <table:table-cell office:value-type="float" office:value="81.3333">
            <text:p>81.3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9-12-29T07:00:00">
            <text:p>Sun Dec 29 07:00:00 2019</text:p>
          </table:table-cell>
          <table:table-cell office:value-type="float" office:value="293.5">
            <text:p>293.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9-12-29T08:00:00">
            <text:p>Sun Dec 29 08:00:00 2019</text:p>
          </table:table-cell>
          <table:table-cell office:value-type="float" office:value="227.0">
            <text:p>227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9-12-29T09:00:00">
            <text:p>Sun Dec 29 09:00:00 2019</text:p>
          </table:table-cell>
          <table:table-cell office:value-type="float" office:value="148.8333">
            <text:p>148.8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9-12-29T10:00:00">
            <text:p>Sun Dec 29 10:00:00 2019</text:p>
          </table:table-cell>
          <table:table-cell office:value-type="float" office:value="286.5">
            <text:p>286.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9-12-29T11:00:00">
            <text:p>Sun Dec 29 11:00:00 2019</text:p>
          </table:table-cell>
          <table:table-cell office:value-type="float" office:value="292.1667">
            <text:p>292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9-12-29T12:00:00">
            <text:p>Sun Dec 29 12:00:00 2019</text:p>
          </table:table-cell>
          <table:table-cell office:value-type="float" office:value="279.1667">
            <text:p>279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9-12-29T14:00:00">
            <text:p>Sun Dec 29 14:00:00 2019</text:p>
          </table:table-cell>
          <table:table-cell office:value-type="float" office:value="139.1667">
            <text:p>139.1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9-12-30T05:00:00">
            <text:p>Mon Dec 30 05:00:00 2019</text:p>
          </table:table-cell>
          <table:table-cell office:value-type="float" office:value="233.5">
            <text:p>233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9-12-30T06:00:00">
            <text:p>Mon Dec 30 06:00:00 2019</text:p>
          </table:table-cell>
          <table:table-cell office:value-type="float" office:value="199.0">
            <text:p>199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9-12-30T07:00:00">
            <text:p>Mon Dec 30 07:00:00 2019</text:p>
          </table:table-cell>
          <table:table-cell office:value-type="float" office:value="183.1667">
            <text:p>183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9-12-30T08:00:00">
            <text:p>Mon Dec 30 08:00:00 2019</text:p>
          </table:table-cell>
          <table:table-cell office:value-type="float" office:value="163.0">
            <text:p>163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9-12-30T09:00:00">
            <text:p>Mon Dec 30 09:00:00 2019</text:p>
          </table:table-cell>
          <table:table-cell office:value-type="float" office:value="317.5">
            <text:p>317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9-12-30T10:00:00">
            <text:p>Mon Dec 30 10:00:00 2019</text:p>
          </table:table-cell>
          <table:table-cell office:value-type="float" office:value="217.3333">
            <text:p>217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9-12-30T11:00:00">
            <text:p>Mon Dec 30 11:00:00 2019</text:p>
          </table:table-cell>
          <table:table-cell office:value-type="float" office:value="215.3333">
            <text:p>215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9-12-30T12:00:00">
            <text:p>Mon Dec 30 12:00:00 2019</text:p>
          </table:table-cell>
          <table:table-cell office:value-type="float" office:value="211.0">
            <text:p>211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9-12-30T13:00:00">
            <text:p>Mon Dec 30 13:00:00 2019</text:p>
          </table:table-cell>
          <table:table-cell office:value-type="float" office:value="138.0">
            <text:p>138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9-12-30T14:00:00">
            <text:p>Mon Dec 30 14:00:00 2019</text:p>
          </table:table-cell>
          <table:table-cell office:value-type="float" office:value="42.8333">
            <text:p>42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9-12-30T15:00:00">
            <text:p>Mon Dec 30 15:00:00 2019</text:p>
          </table:table-cell>
          <table:table-cell office:value-type="float" office:value="109.1667">
            <text:p>109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12-31T06:00:00">
            <text:p>Tue Dec 31 06:00:00 2019</text:p>
          </table:table-cell>
          <table:table-cell office:value-type="float" office:value="56.0">
            <text:p>56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9-12-31T07:00:00">
            <text:p>Tue Dec 31 07:00:00 2019</text:p>
          </table:table-cell>
          <table:table-cell office:value-type="float" office:value="197.8333">
            <text:p>197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9-12-31T08:00:00">
            <text:p>Tue Dec 31 08:00:00 2019</text:p>
          </table:table-cell>
          <table:table-cell office:value-type="float" office:value="209.0">
            <text:p>209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9-12-31T09:00:00">
            <text:p>Tue Dec 31 09:00:00 2019</text:p>
          </table:table-cell>
          <table:table-cell office:value-type="float" office:value="172.6667">
            <text:p>172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9-12-31T10:00:00">
            <text:p>Tue Dec 31 10:00:00 2019</text:p>
          </table:table-cell>
          <table:table-cell office:value-type="float" office:value="234.5">
            <text:p>234.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9-12-31T11:00:00">
            <text:p>Tue Dec 31 11:00:00 2019</text:p>
          </table:table-cell>
          <table:table-cell office:value-type="float" office:value="95.5">
            <text:p>95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9-12-31T12:00:00">
            <text:p>Tue Dec 31 12:00:00 2019</text:p>
          </table:table-cell>
          <table:table-cell office:value-type="float" office:value="277.0">
            <text:p>277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9-12-31T13:00:00">
            <text:p>Tue Dec 31 13:00:00 2019</text:p>
          </table:table-cell>
          <table:table-cell office:value-type="float" office:value="78.0">
            <text:p>78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9-12-31T14:00:00">
            <text:p>Tue Dec 31 14:00:00 2019</text:p>
          </table:table-cell>
          <table:table-cell office:value-type="float" office:value="149.0">
            <text:p>149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9-12-31T16:00:00">
            <text:p>Tue Dec 31 16:00:00 2019</text:p>
          </table:table-cell>
          <table:table-cell office:value-type="float" office:value="59.0">
            <text:p>59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0-01-01T08:00:00">
            <text:p>Wed Jan  1 08:00:00 2020</text:p>
          </table:table-cell>
          <table:table-cell office:value-type="float" office:value="105.5">
            <text:p>105.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0-01-01T09:00:00">
            <text:p>Wed Jan  1 09:00:00 2020</text:p>
          </table:table-cell>
          <table:table-cell office:value-type="float" office:value="266.0">
            <text:p>266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01-01T10:00:00">
            <text:p>Wed Jan  1 10:00:00 2020</text:p>
          </table:table-cell>
          <table:table-cell office:value-type="float" office:value="264.6">
            <text:p>264.6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01-01T11:00:00">
            <text:p>Wed Jan  1 11:00:00 2020</text:p>
          </table:table-cell>
          <table:table-cell office:value-type="float" office:value="93.3333">
            <text:p>93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0-01-01T12:00:00">
            <text:p>Wed Jan  1 12:00:00 2020</text:p>
          </table:table-cell>
          <table:table-cell office:value-type="float" office:value="89.6667">
            <text:p>89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0-01-01T13:00:00">
            <text:p>Wed Jan  1 13:00:00 2020</text:p>
          </table:table-cell>
          <table:table-cell office:value-type="float" office:value="77.6667">
            <text:p>77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0-01-01T14:00:00">
            <text:p>Wed Jan  1 14:00:00 2020</text:p>
          </table:table-cell>
          <table:table-cell office:value-type="float" office:value="48.0">
            <text:p>48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0-01-01T16:00:00">
            <text:p>Wed Jan  1 16:00:00 2020</text:p>
          </table:table-cell>
          <table:table-cell office:value-type="float" office:value="43.3333">
            <text:p>43.3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0-01-02T06:00:00">
            <text:p>Thu Jan  2 06:00:00 2020</text:p>
          </table:table-cell>
          <table:table-cell office:value-type="float" office:value="107.6667">
            <text:p>107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0-01-02T07:00:00">
            <text:p>Thu Jan  2 07:00:00 2020</text:p>
          </table:table-cell>
          <table:table-cell office:value-type="float" office:value="147.8333">
            <text:p>147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0-01-02T08:00:00">
            <text:p>Thu Jan  2 08:00:00 2020</text:p>
          </table:table-cell>
          <table:table-cell office:value-type="float" office:value="192.0">
            <text:p>192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02T09:00:00">
            <text:p>Thu Jan  2 09:00:00 2020</text:p>
          </table:table-cell>
          <table:table-cell office:value-type="float" office:value="239.8333">
            <text:p>239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0-01-02T10:00:00">
            <text:p>Thu Jan  2 10:00:00 2020</text:p>
          </table:table-cell>
          <table:table-cell office:value-type="float" office:value="75.5">
            <text:p>75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1-02T11:00:00">
            <text:p>Thu Jan  2 11:00:00 2020</text:p>
          </table:table-cell>
          <table:table-cell office:value-type="float" office:value="60.1667">
            <text:p>60.1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0-01-02T12:00:00">
            <text:p>Thu Jan  2 12:00:00 2020</text:p>
          </table:table-cell>
          <table:table-cell office:value-type="float" office:value="97.3333">
            <text:p>97.3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0-01-02T13:00:00">
            <text:p>Thu Jan  2 13:00:00 2020</text:p>
          </table:table-cell>
          <table:table-cell office:value-type="float" office:value="53.5">
            <text:p>53.5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0-01-02T14:00:00">
            <text:p>Thu Jan  2 14:00:00 2020</text:p>
          </table:table-cell>
          <table:table-cell office:value-type="float" office:value="80.6667">
            <text:p>80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0-01-03T10:00:00">
            <text:p>Fri Jan  3 10:00:00 2020</text:p>
          </table:table-cell>
          <table:table-cell office:value-type="float" office:value="168.3333">
            <text:p>168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01-03T11:00:00">
            <text:p>Fri Jan  3 11:00:00 2020</text:p>
          </table:table-cell>
          <table:table-cell office:value-type="float" office:value="77.8">
            <text:p>77.8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01-03T12:00:00">
            <text:p>Fri Jan  3 12:00:00 2020</text:p>
          </table:table-cell>
          <table:table-cell office:value-type="float" office:value="113.1667">
            <text:p>113.1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0-01-03T13:00:00">
            <text:p>Fri Jan  3 13:00:00 2020</text:p>
          </table:table-cell>
          <table:table-cell office:value-type="float" office:value="144.8333">
            <text:p>144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0-01-03T14:00:00">
            <text:p>Fri Jan  3 14:00:00 2020</text:p>
          </table:table-cell>
          <table:table-cell office:value-type="float" office:value="163.8333">
            <text:p>163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0-01-04T08:00:00">
            <text:p>Sat Jan  4 08:00:00 2020</text:p>
          </table:table-cell>
          <table:table-cell office:value-type="float" office:value="125.6667">
            <text:p>125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0-01-04T09:00:00">
            <text:p>Sat Jan  4 09:00:00 2020</text:p>
          </table:table-cell>
          <table:table-cell office:value-type="float" office:value="292.3333">
            <text:p>292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0-01-04T10:00:00">
            <text:p>Sat Jan  4 10:00:00 2020</text:p>
          </table:table-cell>
          <table:table-cell office:value-type="float" office:value="193.3333">
            <text:p>193.3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0-01-04T11:00:00">
            <text:p>Sat Jan  4 11:00:00 2020</text:p>
          </table:table-cell>
          <table:table-cell office:value-type="float" office:value="193.3333">
            <text:p>193.3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0-01-04T12:00:00">
            <text:p>Sat Jan  4 12:00:00 2020</text:p>
          </table:table-cell>
          <table:table-cell office:value-type="float" office:value="82.0">
            <text:p>82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0-01-05T04:00:00">
            <text:p>Sun Jan  5 04:00:00 2020</text:p>
          </table:table-cell>
          <table:table-cell office:value-type="float" office:value="158.1667">
            <text:p>158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1-05T05:00:00">
            <text:p>Sun Jan  5 05:00:00 2020</text:p>
          </table:table-cell>
          <table:table-cell office:value-type="float" office:value="225.3333">
            <text:p>225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05T06:00:00">
            <text:p>Sun Jan  5 06:00:00 2020</text:p>
          </table:table-cell>
          <table:table-cell office:value-type="float" office:value="194.3333">
            <text:p>194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0-01-05T07:00:00">
            <text:p>Sun Jan  5 07:00:00 2020</text:p>
          </table:table-cell>
          <table:table-cell office:value-type="float" office:value="264.6667">
            <text:p>264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0-01-05T08:00:00">
            <text:p>Sun Jan  5 08:00:00 2020</text:p>
          </table:table-cell>
          <table:table-cell office:value-type="float" office:value="112.6667">
            <text:p>112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0-01-05T09:00:00">
            <text:p>Sun Jan  5 09:00:00 2020</text:p>
          </table:table-cell>
          <table:table-cell office:value-type="float" office:value="157.8333">
            <text:p>157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0-01-05T10:00:00">
            <text:p>Sun Jan  5 10:00:00 2020</text:p>
          </table:table-cell>
          <table:table-cell office:value-type="float" office:value="154.5">
            <text:p>154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01-05T11:00:00">
            <text:p>Sun Jan  5 11:00:00 2020</text:p>
          </table:table-cell>
          <table:table-cell office:value-type="float" office:value="66.8333">
            <text:p>66.8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0-01-05T12:00:00">
            <text:p>Sun Jan  5 12:00:00 2020</text:p>
          </table:table-cell>
          <table:table-cell office:value-type="float" office:value="67.5">
            <text:p>67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0-01-05T13:00:00">
            <text:p>Sun Jan  5 13:00:00 2020</text:p>
          </table:table-cell>
          <table:table-cell office:value-type="float" office:value="91.8333">
            <text:p>91.8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0-01-05T14:00:00">
            <text:p>Sun Jan  5 14:00:00 2020</text:p>
          </table:table-cell>
          <table:table-cell office:value-type="float" office:value="221.8333">
            <text:p>221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0-01-05T15:00:00">
            <text:p>Sun Jan  5 15:00:00 2020</text:p>
          </table:table-cell>
          <table:table-cell office:value-type="float" office:value="97.8333">
            <text:p>97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0-01-05T16:00:00">
            <text:p>Sun Jan  5 16:00:00 2020</text:p>
          </table:table-cell>
          <table:table-cell office:value-type="float" office:value="114.4">
            <text:p>114.4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0-01-06T07:00:00">
            <text:p>Mon Jan  6 07:00:00 2020</text:p>
          </table:table-cell>
          <table:table-cell office:value-type="float" office:value="232.3333">
            <text:p>232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0-01-06T08:00:00">
            <text:p>Mon Jan  6 08:00:00 2020</text:p>
          </table:table-cell>
          <table:table-cell office:value-type="float" office:value="135.4">
            <text:p>135.4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0-01-06T09:00:00">
            <text:p>Mon Jan  6 09:00:00 2020</text:p>
          </table:table-cell>
          <table:table-cell office:value-type="float" office:value="177.0">
            <text:p>177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0-01-06T10:00:00">
            <text:p>Mon Jan  6 10:00:00 2020</text:p>
          </table:table-cell>
          <table:table-cell office:value-type="float" office:value="258.6667">
            <text:p>258.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0-01-06T11:00:00">
            <text:p>Mon Jan  6 11:00:00 2020</text:p>
          </table:table-cell>
          <table:table-cell office:value-type="float" office:value="124.3333">
            <text:p>124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0-01-06T12:00:00">
            <text:p>Mon Jan  6 12:00:00 2020</text:p>
          </table:table-cell>
          <table:table-cell office:value-type="float" office:value="80.3333">
            <text:p>80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0-01-06T13:00:00">
            <text:p>Mon Jan  6 13:00:00 2020</text:p>
          </table:table-cell>
          <table:table-cell office:value-type="float" office:value="130.6667">
            <text:p>130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0-01-06T14:00:00">
            <text:p>Mon Jan  6 14:00:00 2020</text:p>
          </table:table-cell>
          <table:table-cell office:value-type="float" office:value="71.5">
            <text:p>71.5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0-01-06T15:00:00">
            <text:p>Mon Jan  6 15:00:00 2020</text:p>
          </table:table-cell>
          <table:table-cell office:value-type="float" office:value="106.1667">
            <text:p>106.1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0-01-07T06:00:00">
            <text:p>Tue Jan  7 06:00:00 2020</text:p>
          </table:table-cell>
          <table:table-cell office:value-type="float" office:value="256.8333">
            <text:p>256.8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0-01-07T07:00:00">
            <text:p>Tue Jan  7 07:00:00 2020</text:p>
          </table:table-cell>
          <table:table-cell office:value-type="float" office:value="85.8333">
            <text:p>85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0-01-07T08:00:00">
            <text:p>Tue Jan  7 08:00:00 2020</text:p>
          </table:table-cell>
          <table:table-cell office:value-type="float" office:value="154.0">
            <text:p>154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0-01-07T09:00:00">
            <text:p>Tue Jan  7 09:00:00 2020</text:p>
          </table:table-cell>
          <table:table-cell office:value-type="float" office:value="245.5">
            <text:p>245.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01-07T15:00:00">
            <text:p>Tue Jan  7 15:00:00 2020</text:p>
          </table:table-cell>
          <table:table-cell office:value-type="float" office:value="154.8333">
            <text:p>154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0-01-07T16:00:00">
            <text:p>Tue Jan  7 16:00:00 2020</text:p>
          </table:table-cell>
          <table:table-cell office:value-type="float" office:value="110.5">
            <text:p>110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0-01-07T17:00:00">
            <text:p>Tue Jan  7 17:00:00 2020</text:p>
          </table:table-cell>
          <table:table-cell office:value-type="float" office:value="118.6667">
            <text:p>118.6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0-01-07T18:00:00">
            <text:p>Tue Jan  7 18:00:00 2020</text:p>
          </table:table-cell>
          <table:table-cell office:value-type="float" office:value="186.6667">
            <text:p>186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0-01-08T04:00:00">
            <text:p>Wed Jan  8 04:00:00 2020</text:p>
          </table:table-cell>
          <table:table-cell office:value-type="float" office:value="116.5">
            <text:p>116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0-01-08T05:00:00">
            <text:p>Wed Jan  8 05:00:00 2020</text:p>
          </table:table-cell>
          <table:table-cell office:value-type="float" office:value="238.3333">
            <text:p>238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0-01-08T06:00:00">
            <text:p>Wed Jan  8 06:00:00 2020</text:p>
          </table:table-cell>
          <table:table-cell office:value-type="float" office:value="225.1667">
            <text:p>225.1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0-01-08T07:00:00">
            <text:p>Wed Jan  8 07:00:00 2020</text:p>
          </table:table-cell>
          <table:table-cell office:value-type="float" office:value="131.1667">
            <text:p>131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0-01-08T08:00:00">
            <text:p>Wed Jan  8 08:00:00 2020</text:p>
          </table:table-cell>
          <table:table-cell office:value-type="float" office:value="169.8333">
            <text:p>169.8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0-01-09T02:00:00">
            <text:p>Thu Jan  9 02:00:00 2020</text:p>
          </table:table-cell>
          <table:table-cell office:value-type="float" office:value="127.1667">
            <text:p>127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0-01-09T13:00:00">
            <text:p>Thu Jan  9 13:00:00 2020</text:p>
          </table:table-cell>
          <table:table-cell office:value-type="float" office:value="49.8333">
            <text:p>49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0-01-09T14:00:00">
            <text:p>Thu Jan  9 14:00:00 2020</text:p>
          </table:table-cell>
          <table:table-cell office:value-type="float" office:value="90.1667">
            <text:p>90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0-01-09T15:00:00">
            <text:p>Thu Jan  9 15:00:00 2020</text:p>
          </table:table-cell>
          <table:table-cell office:value-type="float" office:value="90.6667">
            <text:p>90.6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0-01-10T08:00:00">
            <text:p>Fri Jan 10 08:00:00 2020</text:p>
          </table:table-cell>
          <table:table-cell office:value-type="float" office:value="123.1667">
            <text:p>123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0-01-10T10:00:00">
            <text:p>Fri Jan 10 10:00:00 2020</text:p>
          </table:table-cell>
          <table:table-cell office:value-type="float" office:value="160.1667">
            <text:p>160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01-10T11:00:00">
            <text:p>Fri Jan 10 11:00:00 2020</text:p>
          </table:table-cell>
          <table:table-cell office:value-type="float" office:value="67.5">
            <text:p>67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1-10T12:00:00">
            <text:p>Fri Jan 10 12:00:00 2020</text:p>
          </table:table-cell>
          <table:table-cell office:value-type="float" office:value="102.8333">
            <text:p>102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0-01-10T13:00:00">
            <text:p>Fri Jan 10 13:00:00 2020</text:p>
          </table:table-cell>
          <table:table-cell office:value-type="float" office:value="166.5">
            <text:p>166.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0-01-10T14:00:00">
            <text:p>Fri Jan 10 14:00:00 2020</text:p>
          </table:table-cell>
          <table:table-cell office:value-type="float" office:value="142.5">
            <text:p>142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0-01-10T15:00:00">
            <text:p>Fri Jan 10 15:00:00 2020</text:p>
          </table:table-cell>
          <table:table-cell office:value-type="float" office:value="222.3333">
            <text:p>222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0-01-11T08:00:00">
            <text:p>Sat Jan 11 08:00:00 2020</text:p>
          </table:table-cell>
          <table:table-cell office:value-type="float" office:value="186.6667">
            <text:p>186.6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0-01-11T09:00:00">
            <text:p>Sat Jan 11 09:00:00 2020</text:p>
          </table:table-cell>
          <table:table-cell office:value-type="float" office:value="221.5">
            <text:p>221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0-01-11T10:00:00">
            <text:p>Sat Jan 11 10:00:00 2020</text:p>
          </table:table-cell>
          <table:table-cell office:value-type="float" office:value="248.3333">
            <text:p>248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0-01-11T11:00:00">
            <text:p>Sat Jan 11 11:00:00 2020</text:p>
          </table:table-cell>
          <table:table-cell office:value-type="float" office:value="204.3333">
            <text:p>204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01-11T12:00:00">
            <text:p>Sat Jan 11 12:00:00 2020</text:p>
          </table:table-cell>
          <table:table-cell office:value-type="float" office:value="299.1667">
            <text:p>299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0-01-11T13:00:00">
            <text:p>Sat Jan 11 13:00:00 2020</text:p>
          </table:table-cell>
          <table:table-cell office:value-type="float" office:value="123.5">
            <text:p>123.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0-01-11T14:00:00">
            <text:p>Sat Jan 11 14:00:00 2020</text:p>
          </table:table-cell>
          <table:table-cell office:value-type="float" office:value="187.3333">
            <text:p>187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0-01-12T05:00:00">
            <text:p>Sun Jan 12 05:00:00 2020</text:p>
          </table:table-cell>
          <table:table-cell office:value-type="float" office:value="157.1667">
            <text:p>157.1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0-01-12T06:00:00">
            <text:p>Sun Jan 12 06:00:00 2020</text:p>
          </table:table-cell>
          <table:table-cell office:value-type="float" office:value="181.1667">
            <text:p>181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0-01-12T07:00:00">
            <text:p>Sun Jan 12 07:00:00 2020</text:p>
          </table:table-cell>
          <table:table-cell office:value-type="float" office:value="186.0">
            <text:p>186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0-01-12T08:00:00">
            <text:p>Sun Jan 12 08:00:00 2020</text:p>
          </table:table-cell>
          <table:table-cell office:value-type="float" office:value="170.6667">
            <text:p>170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0-01-12T09:00:00">
            <text:p>Sun Jan 12 09:00:00 2020</text:p>
          </table:table-cell>
          <table:table-cell office:value-type="float" office:value="107.0">
            <text:p>107.0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01-12T10:00:00">
            <text:p>Sun Jan 12 10:00:00 2020</text:p>
          </table:table-cell>
          <table:table-cell office:value-type="float" office:value="101.3333">
            <text:p>101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01-12T11:00:00">
            <text:p>Sun Jan 12 11:00:00 2020</text:p>
          </table:table-cell>
          <table:table-cell office:value-type="float" office:value="66.1667">
            <text:p>66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0-01-12T12:00:00">
            <text:p>Sun Jan 12 12:00:00 2020</text:p>
          </table:table-cell>
          <table:table-cell office:value-type="float" office:value="37.8333">
            <text:p>37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0-01-12T13:00:00">
            <text:p>Sun Jan 12 13:00:00 2020</text:p>
          </table:table-cell>
          <table:table-cell office:value-type="float" office:value="237.3333">
            <text:p>237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0-01-12T14:00:00">
            <text:p>Sun Jan 12 14:00:00 2020</text:p>
          </table:table-cell>
          <table:table-cell office:value-type="float" office:value="180.8333">
            <text:p>180.8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0-01-12T15:00:00">
            <text:p>Sun Jan 12 15:00:00 2020</text:p>
          </table:table-cell>
          <table:table-cell office:value-type="float" office:value="89.5">
            <text:p>89.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0-01-12T16:00:00">
            <text:p>Sun Jan 12 16:00:00 2020</text:p>
          </table:table-cell>
          <table:table-cell office:value-type="float" office:value="36.0">
            <text:p>36.0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0-01-13T11:00:00">
            <text:p>Mon Jan 13 11:00:00 2020</text:p>
          </table:table-cell>
          <table:table-cell office:value-type="float" office:value="102.6667">
            <text:p>102.6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0-01-13T12:00:00">
            <text:p>Mon Jan 13 12:00:00 2020</text:p>
          </table:table-cell>
          <table:table-cell office:value-type="float" office:value="63.5">
            <text:p>63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0-01-13T13:00:00">
            <text:p>Mon Jan 13 13:00:00 2020</text:p>
          </table:table-cell>
          <table:table-cell office:value-type="float" office:value="136.3333">
            <text:p>136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01-13T14:00:00">
            <text:p>Mon Jan 13 14:00:00 2020</text:p>
          </table:table-cell>
          <table:table-cell office:value-type="float" office:value="97.0">
            <text:p>97.0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0-01-13T15:00:00">
            <text:p>Mon Jan 13 15:00:00 2020</text:p>
          </table:table-cell>
          <table:table-cell office:value-type="float" office:value="93.1667">
            <text:p>93.1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0-01-13T16:00:00">
            <text:p>Mon Jan 13 16:00:00 2020</text:p>
          </table:table-cell>
          <table:table-cell office:value-type="float" office:value="184.3333">
            <text:p>184.3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0-01-13T18:00:00">
            <text:p>Mon Jan 13 18:00:00 2020</text:p>
          </table:table-cell>
          <table:table-cell office:value-type="float" office:value="96.1667">
            <text:p>96.1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0-01-13T19:00:00">
            <text:p>Mon Jan 13 19:00:00 2020</text:p>
          </table:table-cell>
          <table:table-cell office:value-type="float" office:value="244.0">
            <text:p>244.0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0-01-13T22:00:00">
            <text:p>Mon Jan 13 22:00:00 2020</text:p>
          </table:table-cell>
          <table:table-cell office:value-type="float" office:value="154.6667">
            <text:p>154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01-14T08:00:00">
            <text:p>Tue Jan 14 08:00:00 2020</text:p>
          </table:table-cell>
          <table:table-cell office:value-type="float" office:value="87.6667">
            <text:p>87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0-01-14T11:00:00">
            <text:p>Tue Jan 14 11:00:00 2020</text:p>
          </table:table-cell>
          <table:table-cell office:value-type="float" office:value="228.1667">
            <text:p>228.1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0-01-14T12:00:00">
            <text:p>Tue Jan 14 12:00:00 2020</text:p>
          </table:table-cell>
          <table:table-cell office:value-type="float" office:value="116.1667">
            <text:p>116.1667</text:p>
          </table:table-cell>
          <table:table-cell office:value-type="float" office:value="22.8">
            <text:p>22.8</text:p>
          </table:table-cell>
        </table:table-row>
        <table:table-row>
          <table:table-cell table:style-name="pd1" office:value-type="date" office:date-value="2020-01-14T15:00:00">
            <text:p>Tue Jan 14 15:00:00 2020</text:p>
          </table:table-cell>
          <table:table-cell office:value-type="float" office:value="135.3333">
            <text:p>135.3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0-01-14T16:00:00">
            <text:p>Tue Jan 14 16:00:00 2020</text:p>
          </table:table-cell>
          <table:table-cell office:value-type="float" office:value="130.3333">
            <text:p>130.3333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0-01-14T17:00:00">
            <text:p>Tue Jan 14 17:00:00 2020</text:p>
          </table:table-cell>
          <table:table-cell office:value-type="float" office:value="72.6667">
            <text:p>72.6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0-01-15T12:00:00">
            <text:p>Wed Jan 15 12:00:00 2020</text:p>
          </table:table-cell>
          <table:table-cell office:value-type="float" office:value="246.0">
            <text:p>246.0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0-01-15T13:00:00">
            <text:p>Wed Jan 15 13:00:00 2020</text:p>
          </table:table-cell>
          <table:table-cell office:value-type="float" office:value="187.3333">
            <text:p>187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01-15T14:00:00">
            <text:p>Wed Jan 15 14:00:00 2020</text:p>
          </table:table-cell>
          <table:table-cell office:value-type="float" office:value="90.6667">
            <text:p>90.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0-01-15T15:00:00">
            <text:p>Wed Jan 15 15:00:00 2020</text:p>
          </table:table-cell>
          <table:table-cell office:value-type="float" office:value="184.5">
            <text:p>184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0-01-15T16:00:00">
            <text:p>Wed Jan 15 16:00:00 2020</text:p>
          </table:table-cell>
          <table:table-cell office:value-type="float" office:value="168.6667">
            <text:p>168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0-01-15T17:00:00">
            <text:p>Wed Jan 15 17:00:00 2020</text:p>
          </table:table-cell>
          <table:table-cell office:value-type="float" office:value="187.5">
            <text:p>187.5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0-01-16T01:00:00">
            <text:p>Thu Jan 16 01:00:00 2020</text:p>
          </table:table-cell>
          <table:table-cell office:value-type="float" office:value="193.1667">
            <text:p>193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0-01-16T02:00:00">
            <text:p>Thu Jan 16 02:00:00 2020</text:p>
          </table:table-cell>
          <table:table-cell office:value-type="float" office:value="102.3333">
            <text:p>102.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0-01-16T03:00:00">
            <text:p>Thu Jan 16 03:00:00 2020</text:p>
          </table:table-cell>
          <table:table-cell office:value-type="float" office:value="107.1667">
            <text:p>107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0-01-16T12:00:00">
            <text:p>Thu Jan 16 12:00:00 2020</text:p>
          </table:table-cell>
          <table:table-cell office:value-type="float" office:value="223.3333">
            <text:p>223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0-01-16T13:00:00">
            <text:p>Thu Jan 16 13:00:00 2020</text:p>
          </table:table-cell>
          <table:table-cell office:value-type="float" office:value="58.8333">
            <text:p>58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0-01-16T14:00:00">
            <text:p>Thu Jan 16 14:00:00 2020</text:p>
          </table:table-cell>
          <table:table-cell office:value-type="float" office:value="143.0">
            <text:p>143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0-01-16T15:00:00">
            <text:p>Thu Jan 16 15:00:00 2020</text:p>
          </table:table-cell>
          <table:table-cell office:value-type="float" office:value="174.3333">
            <text:p>174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0-01-17T13:00:00">
            <text:p>Fri Jan 17 13:00:00 2020</text:p>
          </table:table-cell>
          <table:table-cell office:value-type="float" office:value="155.8333">
            <text:p>155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01-17T15:00:00">
            <text:p>Fri Jan 17 15:00:00 2020</text:p>
          </table:table-cell>
          <table:table-cell office:value-type="float" office:value="58.4">
            <text:p>58.4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0-01-17T16:00:00">
            <text:p>Fri Jan 17 16:00:00 2020</text:p>
          </table:table-cell>
          <table:table-cell office:value-type="float" office:value="275.1667">
            <text:p>275.1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0-01-17T17:00:00">
            <text:p>Fri Jan 17 17:00:00 2020</text:p>
          </table:table-cell>
          <table:table-cell office:value-type="float" office:value="98.8">
            <text:p>98.8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0-01-17T18:00:00">
            <text:p>Fri Jan 17 18:00:00 2020</text:p>
          </table:table-cell>
          <table:table-cell office:value-type="float" office:value="137.5">
            <text:p>137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0-01-18T01:00:00">
            <text:p>Sat Jan 18 01:00:00 2020</text:p>
          </table:table-cell>
          <table:table-cell office:value-type="float" office:value="141.3333">
            <text:p>141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0-01-18T02:00:00">
            <text:p>Sat Jan 18 02:00:00 2020</text:p>
          </table:table-cell>
          <table:table-cell office:value-type="float" office:value="138.5">
            <text:p>138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0-01-18T03:00:00">
            <text:p>Sat Jan 18 03:00:00 2020</text:p>
          </table:table-cell>
          <table:table-cell office:value-type="float" office:value="211.1667">
            <text:p>211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0-01-18T11:00:00">
            <text:p>Sat Jan 18 11:00:00 2020</text:p>
          </table:table-cell>
          <table:table-cell office:value-type="float" office:value="179.8333">
            <text:p>179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0-01-18T12:00:00">
            <text:p>Sat Jan 18 12:00:00 2020</text:p>
          </table:table-cell>
          <table:table-cell office:value-type="float" office:value="205.0">
            <text:p>205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01-18T13:00:00">
            <text:p>Sat Jan 18 13:00:00 2020</text:p>
          </table:table-cell>
          <table:table-cell office:value-type="float" office:value="185.5">
            <text:p>185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0-01-19T00:00:00">
            <text:p>Sun Jan 19 00:00:00 2020</text:p>
          </table:table-cell>
          <table:table-cell office:value-type="float" office:value="274.6667">
            <text:p>274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0-01-19T01:00:00">
            <text:p>Sun Jan 19 01:00:00 2020</text:p>
          </table:table-cell>
          <table:table-cell office:value-type="float" office:value="261.5">
            <text:p>261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0-01-20T22:00:00">
            <text:p>Mon Jan 20 22:00:00 2020</text:p>
          </table:table-cell>
          <table:table-cell office:value-type="float" office:value="263.3333">
            <text:p>263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0-01-20T23:00:00">
            <text:p>Mon Jan 20 23:00:00 2020</text:p>
          </table:table-cell>
          <table:table-cell office:value-type="float" office:value="292.8333">
            <text:p>292.8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0-01-21T00:00:00">
            <text:p>Tue Jan 21 00:00:00 2020</text:p>
          </table:table-cell>
          <table:table-cell office:value-type="float" office:value="194.8333">
            <text:p>194.8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0-01-21T02:00:00">
            <text:p>Tue Jan 21 02:00:00 2020</text:p>
          </table:table-cell>
          <table:table-cell office:value-type="float" office:value="264.5">
            <text:p>264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0-01-21T09:00:00">
            <text:p>Tue Jan 21 09:00:00 2020</text:p>
          </table:table-cell>
          <table:table-cell office:value-type="float" office:value="205.6667">
            <text:p>205.6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0-01-21T14:00:00">
            <text:p>Tue Jan 21 14:00:00 2020</text:p>
          </table:table-cell>
          <table:table-cell office:value-type="float" office:value="176.1667">
            <text:p>176.1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01-21T15:00:00">
            <text:p>Tue Jan 21 15:00:00 2020</text:p>
          </table:table-cell>
          <table:table-cell office:value-type="float" office:value="169.3333">
            <text:p>169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0-01-21T17:00:00">
            <text:p>Tue Jan 21 17:00:00 2020</text:p>
          </table:table-cell>
          <table:table-cell office:value-type="float" office:value="119.8333">
            <text:p>119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0-01-21T20:00:00">
            <text:p>Tue Jan 21 20:00:00 2020</text:p>
          </table:table-cell>
          <table:table-cell office:value-type="float" office:value="141.6667">
            <text:p>141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0-01-21T21:00:00">
            <text:p>Tue Jan 21 21:00:00 2020</text:p>
          </table:table-cell>
          <table:table-cell office:value-type="float" office:value="125.0">
            <text:p>125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0-01-22T01:00:00">
            <text:p>Wed Jan 22 01:00:00 2020</text:p>
          </table:table-cell>
          <table:table-cell office:value-type="float" office:value="152.0">
            <text:p>152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0-01-23T07:00:00">
            <text:p>Thu Jan 23 07:00:00 2020</text:p>
          </table:table-cell>
          <table:table-cell office:value-type="float" office:value="239.3333">
            <text:p>239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0-01-23T09:00:00">
            <text:p>Thu Jan 23 09:00:00 2020</text:p>
          </table:table-cell>
          <table:table-cell office:value-type="float" office:value="152.1667">
            <text:p>152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0-01-23T12:00:00">
            <text:p>Thu Jan 23 12:00:00 2020</text:p>
          </table:table-cell>
          <table:table-cell office:value-type="float" office:value="180.5">
            <text:p>180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0-01-23T13:00:00">
            <text:p>Thu Jan 23 13:00:00 2020</text:p>
          </table:table-cell>
          <table:table-cell office:value-type="float" office:value="223.3333">
            <text:p>223.3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0-01-23T14:00:00">
            <text:p>Thu Jan 23 14:00:00 2020</text:p>
          </table:table-cell>
          <table:table-cell office:value-type="float" office:value="241.0">
            <text:p>241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0-01-23T15:00:00">
            <text:p>Thu Jan 23 15:00:00 2020</text:p>
          </table:table-cell>
          <table:table-cell office:value-type="float" office:value="254.8333">
            <text:p>254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0-01-23T16:00:00">
            <text:p>Thu Jan 23 16:00:00 2020</text:p>
          </table:table-cell>
          <table:table-cell office:value-type="float" office:value="227.6667">
            <text:p>227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0-01-23T17:00:00">
            <text:p>Thu Jan 23 17:00:00 2020</text:p>
          </table:table-cell>
          <table:table-cell office:value-type="float" office:value="288.3333">
            <text:p>288.3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0-01-23T18:00:00">
            <text:p>Thu Jan 23 18:00:00 2020</text:p>
          </table:table-cell>
          <table:table-cell office:value-type="float" office:value="272.0">
            <text:p>272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0-01-23T19:00:00">
            <text:p>Thu Jan 23 19:00:00 2020</text:p>
          </table:table-cell>
          <table:table-cell office:value-type="float" office:value="120.5">
            <text:p>120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01-23T20:00:00">
            <text:p>Thu Jan 23 20:00:00 2020</text:p>
          </table:table-cell>
          <table:table-cell office:value-type="float" office:value="175.5">
            <text:p>175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01-23T21:00:00">
            <text:p>Thu Jan 23 21:00:00 2020</text:p>
          </table:table-cell>
          <table:table-cell office:value-type="float" office:value="135.0">
            <text:p>135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01-24T00:00:00">
            <text:p>Fri Jan 24 00:00:00 2020</text:p>
          </table:table-cell>
          <table:table-cell office:value-type="float" office:value="146.8333">
            <text:p>146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0-01-24T01:00:00">
            <text:p>Fri Jan 24 01:00:00 2020</text:p>
          </table:table-cell>
          <table:table-cell office:value-type="float" office:value="173.8333">
            <text:p>173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0-01-24T02:00:00">
            <text:p>Fri Jan 24 02:00:00 2020</text:p>
          </table:table-cell>
          <table:table-cell office:value-type="float" office:value="225.1667">
            <text:p>225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0-01-24T03:00:00">
            <text:p>Fri Jan 24 03:00:00 2020</text:p>
          </table:table-cell>
          <table:table-cell office:value-type="float" office:value="88.1667">
            <text:p>88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0-01-24T04:00:00">
            <text:p>Fri Jan 24 04:00:00 2020</text:p>
          </table:table-cell>
          <table:table-cell office:value-type="float" office:value="167.5">
            <text:p>167.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01-24T05:00:00">
            <text:p>Fri Jan 24 05:00:00 2020</text:p>
          </table:table-cell>
          <table:table-cell office:value-type="float" office:value="110.3333">
            <text:p>110.3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0-01-24T06:00:00">
            <text:p>Fri Jan 24 06:00:00 2020</text:p>
          </table:table-cell>
          <table:table-cell office:value-type="float" office:value="94.8333">
            <text:p>94.8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0-01-24T07:00:00">
            <text:p>Fri Jan 24 07:00:00 2020</text:p>
          </table:table-cell>
          <table:table-cell office:value-type="float" office:value="179.6667">
            <text:p>179.6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01-24T08:00:00">
            <text:p>Fri Jan 24 08:00:00 2020</text:p>
          </table:table-cell>
          <table:table-cell office:value-type="float" office:value="178.0">
            <text:p>178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0-01-24T09:00:00">
            <text:p>Fri Jan 24 09:00:00 2020</text:p>
          </table:table-cell>
          <table:table-cell office:value-type="float" office:value="105.5">
            <text:p>105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01-24T10:00:00">
            <text:p>Fri Jan 24 10:00:00 2020</text:p>
          </table:table-cell>
          <table:table-cell office:value-type="float" office:value="80.1667">
            <text:p>80.1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01-24T11:00:00">
            <text:p>Fri Jan 24 11:00:00 2020</text:p>
          </table:table-cell>
          <table:table-cell office:value-type="float" office:value="123.5">
            <text:p>123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0-01-24T12:00:00">
            <text:p>Fri Jan 24 12:00:00 2020</text:p>
          </table:table-cell>
          <table:table-cell office:value-type="float" office:value="83.3333">
            <text:p>83.3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0-01-24T13:00:00">
            <text:p>Fri Jan 24 13:00:00 2020</text:p>
          </table:table-cell>
          <table:table-cell office:value-type="float" office:value="186.0">
            <text:p>186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0-01-24T15:00:00">
            <text:p>Fri Jan 24 15:00:00 2020</text:p>
          </table:table-cell>
          <table:table-cell office:value-type="float" office:value="216.6667">
            <text:p>216.6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0-01-25T03:00:00">
            <text:p>Sat Jan 25 03:00:00 2020</text:p>
          </table:table-cell>
          <table:table-cell office:value-type="float" office:value="121.6667">
            <text:p>121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0-01-25T04:00:00">
            <text:p>Sat Jan 25 04:00:00 2020</text:p>
          </table:table-cell>
          <table:table-cell office:value-type="float" office:value="194.5">
            <text:p>194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0-01-25T05:00:00">
            <text:p>Sat Jan 25 05:00:00 2020</text:p>
          </table:table-cell>
          <table:table-cell office:value-type="float" office:value="194.5">
            <text:p>194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0-01-25T06:00:00">
            <text:p>Sat Jan 25 06:00:00 2020</text:p>
          </table:table-cell>
          <table:table-cell office:value-type="float" office:value="193.6667">
            <text:p>193.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0-01-25T07:00:00">
            <text:p>Sat Jan 25 07:00:00 2020</text:p>
          </table:table-cell>
          <table:table-cell office:value-type="float" office:value="100.8333">
            <text:p>100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01-25T08:00:00">
            <text:p>Sat Jan 25 08:00:00 2020</text:p>
          </table:table-cell>
          <table:table-cell office:value-type="float" office:value="171.1667">
            <text:p>171.1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0-01-25T09:00:00">
            <text:p>Sat Jan 25 09:00:00 2020</text:p>
          </table:table-cell>
          <table:table-cell office:value-type="float" office:value="166.8333">
            <text:p>166.8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0-01-25T10:00:00">
            <text:p>Sat Jan 25 10:00:00 2020</text:p>
          </table:table-cell>
          <table:table-cell office:value-type="float" office:value="135.1667">
            <text:p>135.166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0-01-25T11:00:00">
            <text:p>Sat Jan 25 11:00:00 2020</text:p>
          </table:table-cell>
          <table:table-cell office:value-type="float" office:value="146.5">
            <text:p>146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0-01-26T06:00:00">
            <text:p>Sun Jan 26 06:00:00 2020</text:p>
          </table:table-cell>
          <table:table-cell office:value-type="float" office:value="172.8333">
            <text:p>172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0-01-26T07:00:00">
            <text:p>Sun Jan 26 07:00:00 2020</text:p>
          </table:table-cell>
          <table:table-cell office:value-type="float" office:value="117.0">
            <text:p>117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0-01-26T08:00:00">
            <text:p>Sun Jan 26 08:00:00 2020</text:p>
          </table:table-cell>
          <table:table-cell office:value-type="float" office:value="129.5">
            <text:p>129.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0-01-26T09:00:00">
            <text:p>Sun Jan 26 09:00:00 2020</text:p>
          </table:table-cell>
          <table:table-cell office:value-type="float" office:value="158.1667">
            <text:p>158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0-01-26T10:00:00">
            <text:p>Sun Jan 26 10:00:00 2020</text:p>
          </table:table-cell>
          <table:table-cell office:value-type="float" office:value="131.8333">
            <text:p>131.8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0-01-26T11:00:00">
            <text:p>Sun Jan 26 11:00:00 2020</text:p>
          </table:table-cell>
          <table:table-cell office:value-type="float" office:value="168.3333">
            <text:p>168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0-01-26T12:00:00">
            <text:p>Sun Jan 26 12:00:00 2020</text:p>
          </table:table-cell>
          <table:table-cell office:value-type="float" office:value="186.5">
            <text:p>186.5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0-01-26T13:00:00">
            <text:p>Sun Jan 26 13:00:00 2020</text:p>
          </table:table-cell>
          <table:table-cell office:value-type="float" office:value="293.3333">
            <text:p>293.3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0-01-26T14:00:00">
            <text:p>Sun Jan 26 14:00:00 2020</text:p>
          </table:table-cell>
          <table:table-cell office:value-type="float" office:value="268.8333">
            <text:p>268.8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0-01-27T03:00:00">
            <text:p>Mon Jan 27 03:00:00 2020</text:p>
          </table:table-cell>
          <table:table-cell office:value-type="float" office:value="209.3333">
            <text:p>209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0-01-27T04:00:00">
            <text:p>Mon Jan 27 04:00:00 2020</text:p>
          </table:table-cell>
          <table:table-cell office:value-type="float" office:value="151.8333">
            <text:p>151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01-27T05:00:00">
            <text:p>Mon Jan 27 05:00:00 2020</text:p>
          </table:table-cell>
          <table:table-cell office:value-type="float" office:value="180.1667">
            <text:p>180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01-27T06:00:00">
            <text:p>Mon Jan 27 06:00:00 2020</text:p>
          </table:table-cell>
          <table:table-cell office:value-type="float" office:value="199.0">
            <text:p>199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0-01-27T07:00:00">
            <text:p>Mon Jan 27 07:00:00 2020</text:p>
          </table:table-cell>
          <table:table-cell office:value-type="float" office:value="122.5">
            <text:p>122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0-01-27T08:00:00">
            <text:p>Mon Jan 27 08:00:00 2020</text:p>
          </table:table-cell>
          <table:table-cell office:value-type="float" office:value="171.0">
            <text:p>171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0-01-27T09:00:00">
            <text:p>Mon Jan 27 09:00:00 2020</text:p>
          </table:table-cell>
          <table:table-cell office:value-type="float" office:value="237.8">
            <text:p>237.8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0-01-27T10:00:00">
            <text:p>Mon Jan 27 10:00:00 2020</text:p>
          </table:table-cell>
          <table:table-cell office:value-type="float" office:value="111.0">
            <text:p>111.0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0-01-27T11:00:00">
            <text:p>Mon Jan 27 11:00:00 2020</text:p>
          </table:table-cell>
          <table:table-cell office:value-type="float" office:value="184.0">
            <text:p>184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0-01-27T12:00:00">
            <text:p>Mon Jan 27 12:00:00 2020</text:p>
          </table:table-cell>
          <table:table-cell office:value-type="float" office:value="239.3333">
            <text:p>239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0-01-27T13:00:00">
            <text:p>Mon Jan 27 13:00:00 2020</text:p>
          </table:table-cell>
          <table:table-cell office:value-type="float" office:value="217.6667">
            <text:p>217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0-01-27T14:00:00">
            <text:p>Mon Jan 27 14:00:00 2020</text:p>
          </table:table-cell>
          <table:table-cell office:value-type="float" office:value="121.0">
            <text:p>121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0-01-27T15:00:00">
            <text:p>Mon Jan 27 15:00:00 2020</text:p>
          </table:table-cell>
          <table:table-cell office:value-type="float" office:value="198.3333">
            <text:p>198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0-01-27T16:00:00">
            <text:p>Mon Jan 27 16:00:00 2020</text:p>
          </table:table-cell>
          <table:table-cell office:value-type="float" office:value="40.3333">
            <text:p>40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0-01-27T17:00:00">
            <text:p>Mon Jan 27 17:00:00 2020</text:p>
          </table:table-cell>
          <table:table-cell office:value-type="float" office:value="101.1667">
            <text:p>101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0-01-28T06:00:00">
            <text:p>Tue Jan 28 06:00:00 2020</text:p>
          </table:table-cell>
          <table:table-cell office:value-type="float" office:value="145.3333">
            <text:p>145.3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0-01-28T07:00:00">
            <text:p>Tue Jan 28 07:00:00 2020</text:p>
          </table:table-cell>
          <table:table-cell office:value-type="float" office:value="167.6667">
            <text:p>167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0-01-28T08:00:00">
            <text:p>Tue Jan 28 08:00:00 2020</text:p>
          </table:table-cell>
          <table:table-cell office:value-type="float" office:value="132.5">
            <text:p>132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0-01-28T09:00:00">
            <text:p>Tue Jan 28 09:00:00 2020</text:p>
          </table:table-cell>
          <table:table-cell office:value-type="float" office:value="159.1667">
            <text:p>159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0-01-28T13:00:00">
            <text:p>Tue Jan 28 13:00:00 2020</text:p>
          </table:table-cell>
          <table:table-cell office:value-type="float" office:value="98.5">
            <text:p>98.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0-01-28T14:00:00">
            <text:p>Tue Jan 28 14:00:00 2020</text:p>
          </table:table-cell>
          <table:table-cell office:value-type="float" office:value="188.6667">
            <text:p>188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0-01-28T15:00:00">
            <text:p>Tue Jan 28 15:00:00 2020</text:p>
          </table:table-cell>
          <table:table-cell office:value-type="float" office:value="66.6667">
            <text:p>66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0-01-28T16:00:00">
            <text:p>Tue Jan 28 16:00:00 2020</text:p>
          </table:table-cell>
          <table:table-cell office:value-type="float" office:value="56.8333">
            <text:p>56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0-01-28T17:00:00">
            <text:p>Tue Jan 28 17:00:00 2020</text:p>
          </table:table-cell>
          <table:table-cell office:value-type="float" office:value="62.3333">
            <text:p>62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0-01-28T18:00:00">
            <text:p>Tue Jan 28 18:00:00 2020</text:p>
          </table:table-cell>
          <table:table-cell office:value-type="float" office:value="53.3333">
            <text:p>53.3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0-01-29T11:00:00">
            <text:p>Wed Jan 29 11:00:00 2020</text:p>
          </table:table-cell>
          <table:table-cell office:value-type="float" office:value="86.0">
            <text:p>86.0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0-01-29T12:00:00">
            <text:p>Wed Jan 29 12:00:00 2020</text:p>
          </table:table-cell>
          <table:table-cell office:value-type="float" office:value="74.1667">
            <text:p>74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0-01-29T13:00:00">
            <text:p>Wed Jan 29 13:00:00 2020</text:p>
          </table:table-cell>
          <table:table-cell office:value-type="float" office:value="65.0">
            <text:p>65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0-01-29T14:00:00">
            <text:p>Wed Jan 29 14:00:00 2020</text:p>
          </table:table-cell>
          <table:table-cell office:value-type="float" office:value="90.3333">
            <text:p>90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0-01-29T15:00:00">
            <text:p>Wed Jan 29 15:00:00 2020</text:p>
          </table:table-cell>
          <table:table-cell office:value-type="float" office:value="73.1667">
            <text:p>73.1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0-01-29T16:00:00">
            <text:p>Wed Jan 29 16:00:00 2020</text:p>
          </table:table-cell>
          <table:table-cell office:value-type="float" office:value="220.8333">
            <text:p>220.8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0-01-30T06:00:00">
            <text:p>Thu Jan 30 06:00:00 2020</text:p>
          </table:table-cell>
          <table:table-cell office:value-type="float" office:value="171.0">
            <text:p>171.0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01-30T07:00:00">
            <text:p>Thu Jan 30 07:00:00 2020</text:p>
          </table:table-cell>
          <table:table-cell office:value-type="float" office:value="180.3333">
            <text:p>180.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0-01-30T08:00:00">
            <text:p>Thu Jan 30 08:00:00 2020</text:p>
          </table:table-cell>
          <table:table-cell office:value-type="float" office:value="217.1667">
            <text:p>217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01-30T09:00:00">
            <text:p>Thu Jan 30 09:00:00 2020</text:p>
          </table:table-cell>
          <table:table-cell office:value-type="float" office:value="156.5">
            <text:p>156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0-01-30T10:00:00">
            <text:p>Thu Jan 30 10:00:00 2020</text:p>
          </table:table-cell>
          <table:table-cell office:value-type="float" office:value="70.0">
            <text:p>70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0-01-30T11:00:00">
            <text:p>Thu Jan 30 11:00:00 2020</text:p>
          </table:table-cell>
          <table:table-cell office:value-type="float" office:value="81.0">
            <text:p>81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0-01-30T12:00:00">
            <text:p>Thu Jan 30 12:00:00 2020</text:p>
          </table:table-cell>
          <table:table-cell office:value-type="float" office:value="93.5">
            <text:p>93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0-01-30T13:00:00">
            <text:p>Thu Jan 30 13:00:00 2020</text:p>
          </table:table-cell>
          <table:table-cell office:value-type="float" office:value="184.1667">
            <text:p>184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0-01-30T14:00:00">
            <text:p>Thu Jan 30 14:00:00 2020</text:p>
          </table:table-cell>
          <table:table-cell office:value-type="float" office:value="127.0">
            <text:p>127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0-01-30T15:00:00">
            <text:p>Thu Jan 30 15:00:00 2020</text:p>
          </table:table-cell>
          <table:table-cell office:value-type="float" office:value="206.1667">
            <text:p>206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0-01-31T08:00:00">
            <text:p>Fri Jan 31 08:00:00 2020</text:p>
          </table:table-cell>
          <table:table-cell office:value-type="float" office:value="129.8333">
            <text:p>129.8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0-01-31T09:00:00">
            <text:p>Fri Jan 31 09:00:00 2020</text:p>
          </table:table-cell>
          <table:table-cell office:value-type="float" office:value="91.0">
            <text:p>91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01-31T10:00:00">
            <text:p>Fri Jan 31 10:00:00 2020</text:p>
          </table:table-cell>
          <table:table-cell office:value-type="float" office:value="116.8333">
            <text:p>116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0-01-31T11:00:00">
            <text:p>Fri Jan 31 11:00:00 2020</text:p>
          </table:table-cell>
          <table:table-cell office:value-type="float" office:value="192.0">
            <text:p>192.0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0-01-31T12:00:00">
            <text:p>Fri Jan 31 12:00:00 2020</text:p>
          </table:table-cell>
          <table:table-cell office:value-type="float" office:value="49.8333">
            <text:p>49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0-01-31T13:00:00">
            <text:p>Fri Jan 31 13:00:00 2020</text:p>
          </table:table-cell>
          <table:table-cell office:value-type="float" office:value="303.6667">
            <text:p>303.6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0-01-31T14:00:00">
            <text:p>Fri Jan 31 14:00:00 2020</text:p>
          </table:table-cell>
          <table:table-cell office:value-type="float" office:value="277.6667">
            <text:p>277.6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0-01-31T15:00:00">
            <text:p>Fri Jan 31 15:00:00 2020</text:p>
          </table:table-cell>
          <table:table-cell office:value-type="float" office:value="143.1667">
            <text:p>143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0-01-31T16:00:00">
            <text:p>Fri Jan 31 16:00:00 2020</text:p>
          </table:table-cell>
          <table:table-cell office:value-type="float" office:value="100.6667">
            <text:p>100.6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0-02-01T06:00:00">
            <text:p>Sat Feb  1 06:00:00 2020</text:p>
          </table:table-cell>
          <table:table-cell office:value-type="float" office:value="95.3333">
            <text:p>95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02-01T07:00:00">
            <text:p>Sat Feb  1 07:00:00 2020</text:p>
          </table:table-cell>
          <table:table-cell office:value-type="float" office:value="127.8333">
            <text:p>127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02-01T08:00:00">
            <text:p>Sat Feb  1 08:00:00 2020</text:p>
          </table:table-cell>
          <table:table-cell office:value-type="float" office:value="243.1667">
            <text:p>243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02-01T09:00:00">
            <text:p>Sat Feb  1 09:00:00 2020</text:p>
          </table:table-cell>
          <table:table-cell office:value-type="float" office:value="132.8333">
            <text:p>132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0-02-01T10:00:00">
            <text:p>Sat Feb  1 10:00:00 2020</text:p>
          </table:table-cell>
          <table:table-cell office:value-type="float" office:value="155.3333">
            <text:p>155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0-02-01T11:00:00">
            <text:p>Sat Feb  1 11:00:00 2020</text:p>
          </table:table-cell>
          <table:table-cell office:value-type="float" office:value="109.3333">
            <text:p>109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0-02-01T12:00:00">
            <text:p>Sat Feb  1 12:00:00 2020</text:p>
          </table:table-cell>
          <table:table-cell office:value-type="float" office:value="130.2">
            <text:p>130.2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0-02-01T13:00:00">
            <text:p>Sat Feb  1 13:00:00 2020</text:p>
          </table:table-cell>
          <table:table-cell office:value-type="float" office:value="284.8">
            <text:p>284.8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0-02-01T14:00:00">
            <text:p>Sat Feb  1 14:00:00 2020</text:p>
          </table:table-cell>
          <table:table-cell office:value-type="float" office:value="253.1667">
            <text:p>253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02-01T15:00:00">
            <text:p>Sat Feb  1 15:00:00 2020</text:p>
          </table:table-cell>
          <table:table-cell office:value-type="float" office:value="294.6667">
            <text:p>294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0-02-02T09:00:00">
            <text:p>Sun Feb  2 09:00:00 2020</text:p>
          </table:table-cell>
          <table:table-cell office:value-type="float" office:value="132.8333">
            <text:p>132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0-02-02T10:00:00">
            <text:p>Sun Feb  2 10:00:00 2020</text:p>
          </table:table-cell>
          <table:table-cell office:value-type="float" office:value="102.6667">
            <text:p>102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0-02-02T11:00:00">
            <text:p>Sun Feb  2 11:00:00 2020</text:p>
          </table:table-cell>
          <table:table-cell office:value-type="float" office:value="86.5">
            <text:p>86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0-02-02T12:00:00">
            <text:p>Sun Feb  2 12:00:00 2020</text:p>
          </table:table-cell>
          <table:table-cell office:value-type="float" office:value="124.5">
            <text:p>124.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0-02-02T13:00:00">
            <text:p>Sun Feb  2 13:00:00 2020</text:p>
          </table:table-cell>
          <table:table-cell office:value-type="float" office:value="42.8333">
            <text:p>42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0-02-02T14:00:00">
            <text:p>Sun Feb  2 14:00:00 2020</text:p>
          </table:table-cell>
          <table:table-cell office:value-type="float" office:value="72.0">
            <text:p>72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0-02-02T15:00:00">
            <text:p>Sun Feb  2 15:00:00 2020</text:p>
          </table:table-cell>
          <table:table-cell office:value-type="float" office:value="52.0">
            <text:p>52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0-02-02T16:00:00">
            <text:p>Sun Feb  2 16:00:00 2020</text:p>
          </table:table-cell>
          <table:table-cell office:value-type="float" office:value="175.3333">
            <text:p>175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0-02-03T06:00:00">
            <text:p>Mon Feb  3 06:00:00 2020</text:p>
          </table:table-cell>
          <table:table-cell office:value-type="float" office:value="204.3333">
            <text:p>204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0-02-03T07:00:00">
            <text:p>Mon Feb  3 07:00:00 2020</text:p>
          </table:table-cell>
          <table:table-cell office:value-type="float" office:value="107.3333">
            <text:p>107.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0-02-03T08:00:00">
            <text:p>Mon Feb  3 08:00:00 2020</text:p>
          </table:table-cell>
          <table:table-cell office:value-type="float" office:value="168.1667">
            <text:p>168.1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0-02-03T13:00:00">
            <text:p>Mon Feb  3 13:00:00 2020</text:p>
          </table:table-cell>
          <table:table-cell office:value-type="float" office:value="296.3333">
            <text:p>296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0-02-03T14:00:00">
            <text:p>Mon Feb  3 14:00:00 2020</text:p>
          </table:table-cell>
          <table:table-cell office:value-type="float" office:value="182.1667">
            <text:p>182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0-02-03T15:00:00">
            <text:p>Mon Feb  3 15:00:00 2020</text:p>
          </table:table-cell>
          <table:table-cell office:value-type="float" office:value="65.3333">
            <text:p>65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0-02-03T16:00:00">
            <text:p>Mon Feb  3 16:00:00 2020</text:p>
          </table:table-cell>
          <table:table-cell office:value-type="float" office:value="69.6">
            <text:p>69.6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0-02-03T17:00:00">
            <text:p>Mon Feb  3 17:00:00 2020</text:p>
          </table:table-cell>
          <table:table-cell office:value-type="float" office:value="70.0">
            <text:p>70.0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0-02-04T07:00:00">
            <text:p>Tue Feb  4 07:00:00 2020</text:p>
          </table:table-cell>
          <table:table-cell office:value-type="float" office:value="158.4">
            <text:p>158.4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0-02-04T08:00:00">
            <text:p>Tue Feb  4 08:00:00 2020</text:p>
          </table:table-cell>
          <table:table-cell office:value-type="float" office:value="143.5">
            <text:p>143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0-02-04T09:00:00">
            <text:p>Tue Feb  4 09:00:00 2020</text:p>
          </table:table-cell>
          <table:table-cell office:value-type="float" office:value="182.6667">
            <text:p>182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0-02-04T10:00:00">
            <text:p>Tue Feb  4 10:00:00 2020</text:p>
          </table:table-cell>
          <table:table-cell office:value-type="float" office:value="154.3333">
            <text:p>154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02-04T11:00:00">
            <text:p>Tue Feb  4 11:00:00 2020</text:p>
          </table:table-cell>
          <table:table-cell office:value-type="float" office:value="93.0">
            <text:p>93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0-02-04T12:00:00">
            <text:p>Tue Feb  4 12:00:00 2020</text:p>
          </table:table-cell>
          <table:table-cell office:value-type="float" office:value="127.8333">
            <text:p>127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0-02-04T13:00:00">
            <text:p>Tue Feb  4 13:00:00 2020</text:p>
          </table:table-cell>
          <table:table-cell office:value-type="float" office:value="203.6667">
            <text:p>203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0-02-04T14:00:00">
            <text:p>Tue Feb  4 14:00:00 2020</text:p>
          </table:table-cell>
          <table:table-cell office:value-type="float" office:value="129.0">
            <text:p>129.0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0-02-04T15:00:00">
            <text:p>Tue Feb  4 15:00:00 2020</text:p>
          </table:table-cell>
          <table:table-cell office:value-type="float" office:value="78.6667">
            <text:p>78.6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0-02-05T08:00:00">
            <text:p>Wed Feb  5 08:00:00 2020</text:p>
          </table:table-cell>
          <table:table-cell office:value-type="float" office:value="215.6667">
            <text:p>215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02-05T09:00:00">
            <text:p>Wed Feb  5 09:00:00 2020</text:p>
          </table:table-cell>
          <table:table-cell office:value-type="float" office:value="272.6">
            <text:p>272.6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02-05T10:00:00">
            <text:p>Wed Feb  5 10:00:00 2020</text:p>
          </table:table-cell>
          <table:table-cell office:value-type="float" office:value="216.8">
            <text:p>216.8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0-02-05T11:00:00">
            <text:p>Wed Feb  5 11:00:00 2020</text:p>
          </table:table-cell>
          <table:table-cell office:value-type="float" office:value="101.8333">
            <text:p>101.8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0-02-05T12:00:00">
            <text:p>Wed Feb  5 12:00:00 2020</text:p>
          </table:table-cell>
          <table:table-cell office:value-type="float" office:value="82.4">
            <text:p>82.4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0-02-05T13:00:00">
            <text:p>Wed Feb  5 13:00:00 2020</text:p>
          </table:table-cell>
          <table:table-cell office:value-type="float" office:value="162.3333">
            <text:p>162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0-02-07T06:00:00">
            <text:p>Fri Feb  7 06:00:00 2020</text:p>
          </table:table-cell>
          <table:table-cell office:value-type="float" office:value="243.5">
            <text:p>243.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0-02-07T07:00:00">
            <text:p>Fri Feb  7 07:00:00 2020</text:p>
          </table:table-cell>
          <table:table-cell office:value-type="float" office:value="91.5">
            <text:p>91.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0-02-07T08:00:00">
            <text:p>Fri Feb  7 08:00:00 2020</text:p>
          </table:table-cell>
          <table:table-cell office:value-type="float" office:value="116.1667">
            <text:p>116.1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0-02-07T09:00:00">
            <text:p>Fri Feb  7 09:00:00 2020</text:p>
          </table:table-cell>
          <table:table-cell office:value-type="float" office:value="127.6667">
            <text:p>127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02-07T10:00:00">
            <text:p>Fri Feb  7 10:00:00 2020</text:p>
          </table:table-cell>
          <table:table-cell office:value-type="float" office:value="124.0">
            <text:p>124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0-02-07T11:00:00">
            <text:p>Fri Feb  7 11:00:00 2020</text:p>
          </table:table-cell>
          <table:table-cell office:value-type="float" office:value="94.1667">
            <text:p>94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0-02-07T12:00:00">
            <text:p>Fri Feb  7 12:00:00 2020</text:p>
          </table:table-cell>
          <table:table-cell office:value-type="float" office:value="80.1667">
            <text:p>80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0-02-07T13:00:00">
            <text:p>Fri Feb  7 13:00:00 2020</text:p>
          </table:table-cell>
          <table:table-cell office:value-type="float" office:value="273.1667">
            <text:p>273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0-02-08T07:00:00">
            <text:p>Sat Feb  8 07:00:00 2020</text:p>
          </table:table-cell>
          <table:table-cell office:value-type="float" office:value="158.8333">
            <text:p>158.8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0-02-08T08:00:00">
            <text:p>Sat Feb  8 08:00:00 2020</text:p>
          </table:table-cell>
          <table:table-cell office:value-type="float" office:value="112.5">
            <text:p>112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0-02-08T09:00:00">
            <text:p>Sat Feb  8 09:00:00 2020</text:p>
          </table:table-cell>
          <table:table-cell office:value-type="float" office:value="98.6667">
            <text:p>98.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0-02-08T10:00:00">
            <text:p>Sat Feb  8 10:00:00 2020</text:p>
          </table:table-cell>
          <table:table-cell office:value-type="float" office:value="128.0">
            <text:p>128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0-02-08T11:00:00">
            <text:p>Sat Feb  8 11:00:00 2020</text:p>
          </table:table-cell>
          <table:table-cell office:value-type="float" office:value="70.0">
            <text:p>70.0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0-02-08T12:00:00">
            <text:p>Sat Feb  8 12:00:00 2020</text:p>
          </table:table-cell>
          <table:table-cell office:value-type="float" office:value="55.0">
            <text:p>55.0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0-02-08T13:00:00">
            <text:p>Sat Feb  8 13:00:00 2020</text:p>
          </table:table-cell>
          <table:table-cell office:value-type="float" office:value="51.1667">
            <text:p>51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0-02-09T07:00:00">
            <text:p>Sun Feb  9 07:00:00 2020</text:p>
          </table:table-cell>
          <table:table-cell office:value-type="float" office:value="202.0">
            <text:p>202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0-02-09T08:00:00">
            <text:p>Sun Feb  9 08:00:00 2020</text:p>
          </table:table-cell>
          <table:table-cell office:value-type="float" office:value="148.0">
            <text:p>148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0-02-09T09:00:00">
            <text:p>Sun Feb  9 09:00:00 2020</text:p>
          </table:table-cell>
          <table:table-cell office:value-type="float" office:value="134.0">
            <text:p>134.0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0-02-09T10:00:00">
            <text:p>Sun Feb  9 10:00:00 2020</text:p>
          </table:table-cell>
          <table:table-cell office:value-type="float" office:value="167.8333">
            <text:p>167.8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0-02-09T11:00:00">
            <text:p>Sun Feb  9 11:00:00 2020</text:p>
          </table:table-cell>
          <table:table-cell office:value-type="float" office:value="95.3333">
            <text:p>95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0-02-09T12:00:00">
            <text:p>Sun Feb  9 12:00:00 2020</text:p>
          </table:table-cell>
          <table:table-cell office:value-type="float" office:value="150.6667">
            <text:p>150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0-02-09T13:00:00">
            <text:p>Sun Feb  9 13:00:00 2020</text:p>
          </table:table-cell>
          <table:table-cell office:value-type="float" office:value="109.5">
            <text:p>109.5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0-02-09T14:00:00">
            <text:p>Sun Feb  9 14:00:00 2020</text:p>
          </table:table-cell>
          <table:table-cell office:value-type="float" office:value="51.5">
            <text:p>51.5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0-02-09T15:00:00">
            <text:p>Sun Feb  9 15:00:00 2020</text:p>
          </table:table-cell>
          <table:table-cell office:value-type="float" office:value="74.6667">
            <text:p>74.6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0-02-10T07:00:00">
            <text:p>Mon Feb 10 07:00:00 2020</text:p>
          </table:table-cell>
          <table:table-cell office:value-type="float" office:value="204.4">
            <text:p>204.4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0-02-10T08:00:00">
            <text:p>Mon Feb 10 08:00:00 2020</text:p>
          </table:table-cell>
          <table:table-cell office:value-type="float" office:value="219.1667">
            <text:p>219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02-10T09:00:00">
            <text:p>Mon Feb 10 09:00:00 2020</text:p>
          </table:table-cell>
          <table:table-cell office:value-type="float" office:value="173.6667">
            <text:p>173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02-10T10:00:00">
            <text:p>Mon Feb 10 10:00:00 2020</text:p>
          </table:table-cell>
          <table:table-cell office:value-type="float" office:value="132.8333">
            <text:p>132.8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0-02-10T11:00:00">
            <text:p>Mon Feb 10 11:00:00 2020</text:p>
          </table:table-cell>
          <table:table-cell office:value-type="float" office:value="66.8333">
            <text:p>66.8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02-10T12:00:00">
            <text:p>Mon Feb 10 12:00:00 2020</text:p>
          </table:table-cell>
          <table:table-cell office:value-type="float" office:value="67.6667">
            <text:p>67.6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02-10T13:00:00">
            <text:p>Mon Feb 10 13:00:00 2020</text:p>
          </table:table-cell>
          <table:table-cell office:value-type="float" office:value="45.8333">
            <text:p>45.8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0-02-10T14:00:00">
            <text:p>Mon Feb 10 14:00:00 2020</text:p>
          </table:table-cell>
          <table:table-cell office:value-type="float" office:value="47.1667">
            <text:p>47.1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0-02-10T15:00:00">
            <text:p>Mon Feb 10 15:00:00 2020</text:p>
          </table:table-cell>
          <table:table-cell office:value-type="float" office:value="163.8333">
            <text:p>163.8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0-02-11T06:00:00">
            <text:p>Tue Feb 11 06:00:00 2020</text:p>
          </table:table-cell>
          <table:table-cell office:value-type="float" office:value="230.6667">
            <text:p>230.6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0-02-11T07:00:00">
            <text:p>Tue Feb 11 07:00:00 2020</text:p>
          </table:table-cell>
          <table:table-cell office:value-type="float" office:value="300.6667">
            <text:p>300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02-11T08:00:00">
            <text:p>Tue Feb 11 08:00:00 2020</text:p>
          </table:table-cell>
          <table:table-cell office:value-type="float" office:value="131.3333">
            <text:p>131.3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0-02-11T09:00:00">
            <text:p>Tue Feb 11 09:00:00 2020</text:p>
          </table:table-cell>
          <table:table-cell office:value-type="float" office:value="136.4">
            <text:p>136.4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0-02-11T10:00:00">
            <text:p>Tue Feb 11 10:00:00 2020</text:p>
          </table:table-cell>
          <table:table-cell office:value-type="float" office:value="56.8333">
            <text:p>56.8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0-02-11T11:00:00">
            <text:p>Tue Feb 11 11:00:00 2020</text:p>
          </table:table-cell>
          <table:table-cell office:value-type="float" office:value="85.5">
            <text:p>85.5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0-02-11T12:00:00">
            <text:p>Tue Feb 11 12:00:00 2020</text:p>
          </table:table-cell>
          <table:table-cell office:value-type="float" office:value="74.3333">
            <text:p>74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0-02-11T13:00:00">
            <text:p>Tue Feb 11 13:00:00 2020</text:p>
          </table:table-cell>
          <table:table-cell office:value-type="float" office:value="190.5">
            <text:p>190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0-02-11T14:00:00">
            <text:p>Tue Feb 11 14:00:00 2020</text:p>
          </table:table-cell>
          <table:table-cell office:value-type="float" office:value="198.5">
            <text:p>198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0-02-11T15:00:00">
            <text:p>Tue Feb 11 15:00:00 2020</text:p>
          </table:table-cell>
          <table:table-cell office:value-type="float" office:value="176.6667">
            <text:p>176.6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0-02-12T06:00:00">
            <text:p>Wed Feb 12 06:00:00 2020</text:p>
          </table:table-cell>
          <table:table-cell office:value-type="float" office:value="118.6667">
            <text:p>118.6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0-02-12T07:00:00">
            <text:p>Wed Feb 12 07:00:00 2020</text:p>
          </table:table-cell>
          <table:table-cell office:value-type="float" office:value="129.3333">
            <text:p>129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0-02-12T08:00:00">
            <text:p>Wed Feb 12 08:00:00 2020</text:p>
          </table:table-cell>
          <table:table-cell office:value-type="float" office:value="107.0">
            <text:p>107.0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0-02-12T09:00:00">
            <text:p>Wed Feb 12 09:00:00 2020</text:p>
          </table:table-cell>
          <table:table-cell office:value-type="float" office:value="198.6667">
            <text:p>198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0-02-12T10:00:00">
            <text:p>Wed Feb 12 10:00:00 2020</text:p>
          </table:table-cell>
          <table:table-cell office:value-type="float" office:value="254.5">
            <text:p>254.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02-12T14:00:00">
            <text:p>Wed Feb 12 14:00:00 2020</text:p>
          </table:table-cell>
          <table:table-cell office:value-type="float" office:value="84.0">
            <text:p>84.0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0-02-12T15:00:00">
            <text:p>Wed Feb 12 15:00:00 2020</text:p>
          </table:table-cell>
          <table:table-cell office:value-type="float" office:value="143.3333">
            <text:p>143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0-02-12T16:00:00">
            <text:p>Wed Feb 12 16:00:00 2020</text:p>
          </table:table-cell>
          <table:table-cell office:value-type="float" office:value="101.6667">
            <text:p>101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0-02-12T17:00:00">
            <text:p>Wed Feb 12 17:00:00 2020</text:p>
          </table:table-cell>
          <table:table-cell office:value-type="float" office:value="144.0">
            <text:p>144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0-02-12T19:00:00">
            <text:p>Wed Feb 12 19:00:00 2020</text:p>
          </table:table-cell>
          <table:table-cell office:value-type="float" office:value="133.8333">
            <text:p>133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0-02-13T13:00:00">
            <text:p>Thu Feb 13 13:00:00 2020</text:p>
          </table:table-cell>
          <table:table-cell office:value-type="float" office:value="88.5">
            <text:p>88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0-02-13T14:00:00">
            <text:p>Thu Feb 13 14:00:00 2020</text:p>
          </table:table-cell>
          <table:table-cell office:value-type="float" office:value="178.3333">
            <text:p>178.3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0-02-13T15:00:00">
            <text:p>Thu Feb 13 15:00:00 2020</text:p>
          </table:table-cell>
          <table:table-cell office:value-type="float" office:value="231.0">
            <text:p>231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0-02-13T16:00:00">
            <text:p>Thu Feb 13 16:00:00 2020</text:p>
          </table:table-cell>
          <table:table-cell office:value-type="float" office:value="258.5">
            <text:p>258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0-02-13T17:00:00">
            <text:p>Thu Feb 13 17:00:00 2020</text:p>
          </table:table-cell>
          <table:table-cell office:value-type="float" office:value="264.1667">
            <text:p>264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0-02-13T18:00:00">
            <text:p>Thu Feb 13 18:00:00 2020</text:p>
          </table:table-cell>
          <table:table-cell office:value-type="float" office:value="273.5">
            <text:p>273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0-02-13T19:00:00">
            <text:p>Thu Feb 13 19:00:00 2020</text:p>
          </table:table-cell>
          <table:table-cell office:value-type="float" office:value="161.3333">
            <text:p>161.3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0-02-13T23:00:00">
            <text:p>Thu Feb 13 23:00:00 2020</text:p>
          </table:table-cell>
          <table:table-cell office:value-type="float" office:value="138.6667">
            <text:p>138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02-14T00:00:00">
            <text:p>Fri Feb 14 00:00:00 2020</text:p>
          </table:table-cell>
          <table:table-cell office:value-type="float" office:value="200.1667">
            <text:p>200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0-02-14T02:00:00">
            <text:p>Fri Feb 14 02:00:00 2020</text:p>
          </table:table-cell>
          <table:table-cell office:value-type="float" office:value="125.6667">
            <text:p>125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0-02-14T03:00:00">
            <text:p>Fri Feb 14 03:00:00 2020</text:p>
          </table:table-cell>
          <table:table-cell office:value-type="float" office:value="161.1667">
            <text:p>161.1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0-02-14T04:00:00">
            <text:p>Fri Feb 14 04:00:00 2020</text:p>
          </table:table-cell>
          <table:table-cell office:value-type="float" office:value="42.8333">
            <text:p>42.8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0-02-14T05:00:00">
            <text:p>Fri Feb 14 05:00:00 2020</text:p>
          </table:table-cell>
          <table:table-cell office:value-type="float" office:value="111.1667">
            <text:p>111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0-02-14T06:00:00">
            <text:p>Fri Feb 14 06:00:00 2020</text:p>
          </table:table-cell>
          <table:table-cell office:value-type="float" office:value="139.8333">
            <text:p>139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0-02-14T07:00:00">
            <text:p>Fri Feb 14 07:00:00 2020</text:p>
          </table:table-cell>
          <table:table-cell office:value-type="float" office:value="110.0">
            <text:p>110.0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0-02-14T08:00:00">
            <text:p>Fri Feb 14 08:00:00 2020</text:p>
          </table:table-cell>
          <table:table-cell office:value-type="float" office:value="86.0">
            <text:p>86.0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0-02-14T09:00:00">
            <text:p>Fri Feb 14 09:00:00 2020</text:p>
          </table:table-cell>
          <table:table-cell office:value-type="float" office:value="68.0">
            <text:p>68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0-02-14T10:00:00">
            <text:p>Fri Feb 14 10:00:00 2020</text:p>
          </table:table-cell>
          <table:table-cell office:value-type="float" office:value="71.5">
            <text:p>71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0-02-14T11:00:00">
            <text:p>Fri Feb 14 11:00:00 2020</text:p>
          </table:table-cell>
          <table:table-cell office:value-type="float" office:value="69.8333">
            <text:p>69.8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0-02-14T12:00:00">
            <text:p>Fri Feb 14 12:00:00 2020</text:p>
          </table:table-cell>
          <table:table-cell office:value-type="float" office:value="81.6667">
            <text:p>81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0-02-14T13:00:00">
            <text:p>Fri Feb 14 13:00:00 2020</text:p>
          </table:table-cell>
          <table:table-cell office:value-type="float" office:value="128.3333">
            <text:p>128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0-02-14T14:00:00">
            <text:p>Fri Feb 14 14:00:00 2020</text:p>
          </table:table-cell>
          <table:table-cell office:value-type="float" office:value="174.3333">
            <text:p>174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0-02-14T15:00:00">
            <text:p>Fri Feb 14 15:00:00 2020</text:p>
          </table:table-cell>
          <table:table-cell office:value-type="float" office:value="91.3333">
            <text:p>91.3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0-02-15T07:00:00">
            <text:p>Sat Feb 15 07:00:00 2020</text:p>
          </table:table-cell>
          <table:table-cell office:value-type="float" office:value="295.1667">
            <text:p>295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0-02-15T08:00:00">
            <text:p>Sat Feb 15 08:00:00 2020</text:p>
          </table:table-cell>
          <table:table-cell office:value-type="float" office:value="234.8333">
            <text:p>234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02-15T09:00:00">
            <text:p>Sat Feb 15 09:00:00 2020</text:p>
          </table:table-cell>
          <table:table-cell office:value-type="float" office:value="177.1667">
            <text:p>177.1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0-02-15T10:00:00">
            <text:p>Sat Feb 15 10:00:00 2020</text:p>
          </table:table-cell>
          <table:table-cell office:value-type="float" office:value="87.6667">
            <text:p>87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0-02-15T11:00:00">
            <text:p>Sat Feb 15 11:00:00 2020</text:p>
          </table:table-cell>
          <table:table-cell office:value-type="float" office:value="66.6667">
            <text:p>66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0-02-15T12:00:00">
            <text:p>Sat Feb 15 12:00:00 2020</text:p>
          </table:table-cell>
          <table:table-cell office:value-type="float" office:value="47.0">
            <text:p>47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0-02-15T13:00:00">
            <text:p>Sat Feb 15 13:00:00 2020</text:p>
          </table:table-cell>
          <table:table-cell office:value-type="float" office:value="134.3333">
            <text:p>134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0-02-15T14:00:00">
            <text:p>Sat Feb 15 14:00:00 2020</text:p>
          </table:table-cell>
          <table:table-cell office:value-type="float" office:value="30.1667">
            <text:p>30.166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0-02-15T15:00:00">
            <text:p>Sat Feb 15 15:00:00 2020</text:p>
          </table:table-cell>
          <table:table-cell office:value-type="float" office:value="87.5">
            <text:p>87.5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0-02-15T16:00:00">
            <text:p>Sat Feb 15 16:00:00 2020</text:p>
          </table:table-cell>
          <table:table-cell office:value-type="float" office:value="129.3333">
            <text:p>129.3333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0-02-16T08:00:00">
            <text:p>Sun Feb 16 08:00:00 2020</text:p>
          </table:table-cell>
          <table:table-cell office:value-type="float" office:value="187.6667">
            <text:p>187.6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0-02-16T09:00:00">
            <text:p>Sun Feb 16 09:00:00 2020</text:p>
          </table:table-cell>
          <table:table-cell office:value-type="float" office:value="179.1667">
            <text:p>179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02-16T10:00:00">
            <text:p>Sun Feb 16 10:00:00 2020</text:p>
          </table:table-cell>
          <table:table-cell office:value-type="float" office:value="247.6667">
            <text:p>247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0-02-16T11:00:00">
            <text:p>Sun Feb 16 11:00:00 2020</text:p>
          </table:table-cell>
          <table:table-cell office:value-type="float" office:value="86.6667">
            <text:p>86.6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0-02-16T12:00:00">
            <text:p>Sun Feb 16 12:00:00 2020</text:p>
          </table:table-cell>
          <table:table-cell office:value-type="float" office:value="122.3333">
            <text:p>122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0-02-16T13:00:00">
            <text:p>Sun Feb 16 13:00:00 2020</text:p>
          </table:table-cell>
          <table:table-cell office:value-type="float" office:value="99.3333">
            <text:p>99.3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0-02-16T14:00:00">
            <text:p>Sun Feb 16 14:00:00 2020</text:p>
          </table:table-cell>
          <table:table-cell office:value-type="float" office:value="125.6667">
            <text:p>125.6667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0-02-16T15:00:00">
            <text:p>Sun Feb 16 15:00:00 2020</text:p>
          </table:table-cell>
          <table:table-cell office:value-type="float" office:value="154.1667">
            <text:p>154.1667</text:p>
          </table:table-cell>
          <table:table-cell office:value-type="float" office:value="105.1667">
            <text:p>105.1667</text:p>
          </table:table-cell>
        </table:table-row>
        <table:table-row>
          <table:table-cell table:style-name="pd1" office:value-type="date" office:date-value="2020-02-16T16:00:00">
            <text:p>Sun Feb 16 16:00:00 2020</text:p>
          </table:table-cell>
          <table:table-cell office:value-type="float" office:value="120.8333">
            <text:p>120.8333</text:p>
          </table:table-cell>
          <table:table-cell office:value-type="float" office:value="108.5">
            <text:p>108.5</text:p>
          </table:table-cell>
        </table:table-row>
        <table:table-row>
          <table:table-cell table:style-name="pd1" office:value-type="date" office:date-value="2020-02-17T06:00:00">
            <text:p>Mon Feb 17 06:00:00 2020</text:p>
          </table:table-cell>
          <table:table-cell office:value-type="float" office:value="216.5">
            <text:p>216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0-02-17T08:00:00">
            <text:p>Mon Feb 17 08:00:00 2020</text:p>
          </table:table-cell>
          <table:table-cell office:value-type="float" office:value="165.0">
            <text:p>165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0-02-17T09:00:00">
            <text:p>Mon Feb 17 09:00:00 2020</text:p>
          </table:table-cell>
          <table:table-cell office:value-type="float" office:value="151.8333">
            <text:p>151.8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0-02-17T10:00:00">
            <text:p>Mon Feb 17 10:00:00 2020</text:p>
          </table:table-cell>
          <table:table-cell office:value-type="float" office:value="70.6667">
            <text:p>70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0-02-17T15:00:00">
            <text:p>Mon Feb 17 15:00:00 2020</text:p>
          </table:table-cell>
          <table:table-cell office:value-type="float" office:value="204.5">
            <text:p>204.5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0-02-17T16:00:00">
            <text:p>Mon Feb 17 16:00:00 2020</text:p>
          </table:table-cell>
          <table:table-cell office:value-type="float" office:value="260.0">
            <text:p>260.0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0-02-18T05:00:00">
            <text:p>Tue Feb 18 05:00:00 2020</text:p>
          </table:table-cell>
          <table:table-cell office:value-type="float" office:value="186.1667">
            <text:p>186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0-02-18T06:00:00">
            <text:p>Tue Feb 18 06:00:00 2020</text:p>
          </table:table-cell>
          <table:table-cell office:value-type="float" office:value="124.3333">
            <text:p>124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0-02-18T07:00:00">
            <text:p>Tue Feb 18 07:00:00 2020</text:p>
          </table:table-cell>
          <table:table-cell office:value-type="float" office:value="145.0">
            <text:p>145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0-02-18T08:00:00">
            <text:p>Tue Feb 18 08:00:00 2020</text:p>
          </table:table-cell>
          <table:table-cell office:value-type="float" office:value="242.0">
            <text:p>242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0-02-18T09:00:00">
            <text:p>Tue Feb 18 09:00:00 2020</text:p>
          </table:table-cell>
          <table:table-cell office:value-type="float" office:value="189.0">
            <text:p>189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02-18T10:00:00">
            <text:p>Tue Feb 18 10:00:00 2020</text:p>
          </table:table-cell>
          <table:table-cell office:value-type="float" office:value="321.6667">
            <text:p>321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0-02-18T11:00:00">
            <text:p>Tue Feb 18 11:00:00 2020</text:p>
          </table:table-cell>
          <table:table-cell office:value-type="float" office:value="193.6667">
            <text:p>193.6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0-02-18T12:00:00">
            <text:p>Tue Feb 18 12:00:00 2020</text:p>
          </table:table-cell>
          <table:table-cell office:value-type="float" office:value="109.6667">
            <text:p>109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0-02-18T13:00:00">
            <text:p>Tue Feb 18 13:00:00 2020</text:p>
          </table:table-cell>
          <table:table-cell office:value-type="float" office:value="172.8333">
            <text:p>172.8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0-02-18T14:00:00">
            <text:p>Tue Feb 18 14:00:00 2020</text:p>
          </table:table-cell>
          <table:table-cell office:value-type="float" office:value="257.0">
            <text:p>257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0-02-18T15:00:00">
            <text:p>Tue Feb 18 15:00:00 2020</text:p>
          </table:table-cell>
          <table:table-cell office:value-type="float" office:value="244.1667">
            <text:p>244.1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0-02-19T09:00:00">
            <text:p>Wed Feb 19 09:00:00 2020</text:p>
          </table:table-cell>
          <table:table-cell office:value-type="float" office:value="105.8">
            <text:p>105.8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0-02-19T10:00:00">
            <text:p>Wed Feb 19 10:00:00 2020</text:p>
          </table:table-cell>
          <table:table-cell office:value-type="float" office:value="223.5">
            <text:p>223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0-02-19T11:00:00">
            <text:p>Wed Feb 19 11:00:00 2020</text:p>
          </table:table-cell>
          <table:table-cell office:value-type="float" office:value="80.0">
            <text:p>80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0-02-19T12:00:00">
            <text:p>Wed Feb 19 12:00:00 2020</text:p>
          </table:table-cell>
          <table:table-cell office:value-type="float" office:value="101.8333">
            <text:p>101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0-02-19T13:00:00">
            <text:p>Wed Feb 19 13:00:00 2020</text:p>
          </table:table-cell>
          <table:table-cell office:value-type="float" office:value="92.8333">
            <text:p>92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0-02-19T14:00:00">
            <text:p>Wed Feb 19 14:00:00 2020</text:p>
          </table:table-cell>
          <table:table-cell office:value-type="float" office:value="146.1667">
            <text:p>146.1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0-02-19T15:00:00">
            <text:p>Wed Feb 19 15:00:00 2020</text:p>
          </table:table-cell>
          <table:table-cell office:value-type="float" office:value="76.3333">
            <text:p>76.3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0-02-19T16:00:00">
            <text:p>Wed Feb 19 16:00:00 2020</text:p>
          </table:table-cell>
          <table:table-cell office:value-type="float" office:value="153.1667">
            <text:p>153.1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0-02-19T17:00:00">
            <text:p>Wed Feb 19 17:00:00 2020</text:p>
          </table:table-cell>
          <table:table-cell office:value-type="float" office:value="47.1667">
            <text:p>47.1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0-02-19T18:00:00">
            <text:p>Wed Feb 19 18:00:00 2020</text:p>
          </table:table-cell>
          <table:table-cell office:value-type="float" office:value="56.8333">
            <text:p>56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0-02-19T19:00:00">
            <text:p>Wed Feb 19 19:00:00 2020</text:p>
          </table:table-cell>
          <table:table-cell office:value-type="float" office:value="49.6">
            <text:p>49.6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0-02-21T06:00:00">
            <text:p>Fri Feb 21 06:00:00 2020</text:p>
          </table:table-cell>
          <table:table-cell office:value-type="float" office:value="207.6667">
            <text:p>207.6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0-02-21T07:00:00">
            <text:p>Fri Feb 21 07:00:00 2020</text:p>
          </table:table-cell>
          <table:table-cell office:value-type="float" office:value="247.0">
            <text:p>247.0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0-02-21T08:00:00">
            <text:p>Fri Feb 21 08:00:00 2020</text:p>
          </table:table-cell>
          <table:table-cell office:value-type="float" office:value="107.8333">
            <text:p>107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0-02-21T09:00:00">
            <text:p>Fri Feb 21 09:00:00 2020</text:p>
          </table:table-cell>
          <table:table-cell office:value-type="float" office:value="77.3333">
            <text:p>77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0-02-21T10:00:00">
            <text:p>Fri Feb 21 10:00:00 2020</text:p>
          </table:table-cell>
          <table:table-cell office:value-type="float" office:value="117.5">
            <text:p>117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0-02-21T11:00:00">
            <text:p>Fri Feb 21 11:00:00 2020</text:p>
          </table:table-cell>
          <table:table-cell office:value-type="float" office:value="90.3333">
            <text:p>90.3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0-02-21T12:00:00">
            <text:p>Fri Feb 21 12:00:00 2020</text:p>
          </table:table-cell>
          <table:table-cell office:value-type="float" office:value="27.0">
            <text:p>27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0-02-21T13:00:00">
            <text:p>Fri Feb 21 13:00:00 2020</text:p>
          </table:table-cell>
          <table:table-cell office:value-type="float" office:value="117.6667">
            <text:p>117.6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0-02-21T14:00:00">
            <text:p>Fri Feb 21 14:00:00 2020</text:p>
          </table:table-cell>
          <table:table-cell office:value-type="float" office:value="117.1667">
            <text:p>117.1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0-02-21T15:00:00">
            <text:p>Fri Feb 21 15:00:00 2020</text:p>
          </table:table-cell>
          <table:table-cell office:value-type="float" office:value="185.8333">
            <text:p>185.8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0-02-22T10:00:00">
            <text:p>Sat Feb 22 10:00:00 2020</text:p>
          </table:table-cell>
          <table:table-cell office:value-type="float" office:value="196.6667">
            <text:p>196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0-02-22T11:00:00">
            <text:p>Sat Feb 22 11:00:00 2020</text:p>
          </table:table-cell>
          <table:table-cell office:value-type="float" office:value="194.0">
            <text:p>194.0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0-02-22T12:00:00">
            <text:p>Sat Feb 22 12:00:00 2020</text:p>
          </table:table-cell>
          <table:table-cell office:value-type="float" office:value="216.5">
            <text:p>216.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0-02-24T08:00:00">
            <text:p>Mon Feb 24 08:00:00 2020</text:p>
          </table:table-cell>
          <table:table-cell office:value-type="float" office:value="277.8333">
            <text:p>277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02-24T09:00:00">
            <text:p>Mon Feb 24 09:00:00 2020</text:p>
          </table:table-cell>
          <table:table-cell office:value-type="float" office:value="175.3333">
            <text:p>175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0-02-24T10:00:00">
            <text:p>Mon Feb 24 10:00:00 2020</text:p>
          </table:table-cell>
          <table:table-cell office:value-type="float" office:value="97.0">
            <text:p>97.0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0-02-24T11:00:00">
            <text:p>Mon Feb 24 11:00:00 2020</text:p>
          </table:table-cell>
          <table:table-cell office:value-type="float" office:value="87.5">
            <text:p>87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0-02-24T12:00:00">
            <text:p>Mon Feb 24 12:00:00 2020</text:p>
          </table:table-cell>
          <table:table-cell office:value-type="float" office:value="92.3333">
            <text:p>92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0-02-24T13:00:00">
            <text:p>Mon Feb 24 13:00:00 2020</text:p>
          </table:table-cell>
          <table:table-cell office:value-type="float" office:value="111.1667">
            <text:p>111.1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0-02-25T08:00:00">
            <text:p>Tue Feb 25 08:00:00 2020</text:p>
          </table:table-cell>
          <table:table-cell office:value-type="float" office:value="156.5">
            <text:p>156.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02-25T09:00:00">
            <text:p>Tue Feb 25 09:00:00 2020</text:p>
          </table:table-cell>
          <table:table-cell office:value-type="float" office:value="161.6667">
            <text:p>161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02-25T10:00:00">
            <text:p>Tue Feb 25 10:00:00 2020</text:p>
          </table:table-cell>
          <table:table-cell office:value-type="float" office:value="99.5">
            <text:p>99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0-02-25T11:00:00">
            <text:p>Tue Feb 25 11:00:00 2020</text:p>
          </table:table-cell>
          <table:table-cell office:value-type="float" office:value="112.5">
            <text:p>112.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0-02-25T12:00:00">
            <text:p>Tue Feb 25 12:00:00 2020</text:p>
          </table:table-cell>
          <table:table-cell office:value-type="float" office:value="87.8333">
            <text:p>87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0-02-25T13:00:00">
            <text:p>Tue Feb 25 13:00:00 2020</text:p>
          </table:table-cell>
          <table:table-cell office:value-type="float" office:value="63.6667">
            <text:p>63.6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0-02-27T09:00:00">
            <text:p>Thu Feb 27 09:00:00 2020</text:p>
          </table:table-cell>
          <table:table-cell office:value-type="float" office:value="128.3333">
            <text:p>128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0-02-27T10:00:00">
            <text:p>Thu Feb 27 10:00:00 2020</text:p>
          </table:table-cell>
          <table:table-cell office:value-type="float" office:value="115.5">
            <text:p>115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0-03-05T15:00:00">
            <text:p>Thu Mar  5 15:00:00 2020</text:p>
          </table:table-cell>
          <table:table-cell office:value-type="float" office:value="256.1667">
            <text:p>256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0-03-05T20:00:00">
            <text:p>Thu Mar  5 20:00:00 2020</text:p>
          </table:table-cell>
          <table:table-cell office:value-type="float" office:value="245.0">
            <text:p>245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0-03-07T22:00:00">
            <text:p>Sat Mar  7 22:00:00 2020</text:p>
          </table:table-cell>
          <table:table-cell office:value-type="float" office:value="127.3333">
            <text:p>127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0-03-07T23:00:00">
            <text:p>Sat Mar  7 23:00:00 2020</text:p>
          </table:table-cell>
          <table:table-cell office:value-type="float" office:value="143.5">
            <text:p>143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0-03-08T11:00:00">
            <text:p>Sun Mar  8 11:00:00 2020</text:p>
          </table:table-cell>
          <table:table-cell office:value-type="float" office:value="145.0">
            <text:p>145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0-03-08T13:00:00">
            <text:p>Sun Mar  8 13:00:00 2020</text:p>
          </table:table-cell>
          <table:table-cell office:value-type="float" office:value="123.1667">
            <text:p>123.1667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0-03-09T11:00:00">
            <text:p>Mon Mar  9 11:00:00 2020</text:p>
          </table:table-cell>
          <table:table-cell office:value-type="float" office:value="187.1667">
            <text:p>187.1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0-03-09T12:00:00">
            <text:p>Mon Mar  9 12:00:00 2020</text:p>
          </table:table-cell>
          <table:table-cell office:value-type="float" office:value="180.6667">
            <text:p>180.6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0-03-09T14:00:00">
            <text:p>Mon Mar  9 14:00:00 2020</text:p>
          </table:table-cell>
          <table:table-cell office:value-type="float" office:value="23.5">
            <text:p>23.5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0-03-10T09:00:00">
            <text:p>Tue Mar 10 09:00:00 2020</text:p>
          </table:table-cell>
          <table:table-cell office:value-type="float" office:value="244.3333">
            <text:p>244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0-03-10T10:00:00">
            <text:p>Tue Mar 10 10:00:00 2020</text:p>
          </table:table-cell>
          <table:table-cell office:value-type="float" office:value="127.0">
            <text:p>127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0-03-10T11:00:00">
            <text:p>Tue Mar 10 11:00:00 2020</text:p>
          </table:table-cell>
          <table:table-cell office:value-type="float" office:value="159.3333">
            <text:p>159.3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0-03-10T12:00:00">
            <text:p>Tue Mar 10 12:00:00 2020</text:p>
          </table:table-cell>
          <table:table-cell office:value-type="float" office:value="90.1667">
            <text:p>90.1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0-03-10T13:00:00">
            <text:p>Tue Mar 10 13:00:00 2020</text:p>
          </table:table-cell>
          <table:table-cell office:value-type="float" office:value="174.5">
            <text:p>174.5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0-03-10T14:00:00">
            <text:p>Tue Mar 10 14:00:00 2020</text:p>
          </table:table-cell>
          <table:table-cell office:value-type="float" office:value="127.5">
            <text:p>127.5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0-03-11T14:00:00">
            <text:p>Wed Mar 11 14:00:00 2020</text:p>
          </table:table-cell>
          <table:table-cell office:value-type="float" office:value="115.1667">
            <text:p>115.1667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0-03-11T15:00:00">
            <text:p>Wed Mar 11 15:00:00 2020</text:p>
          </table:table-cell>
          <table:table-cell office:value-type="float" office:value="233.1667">
            <text:p>233.1667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20-03-11T16:00:00">
            <text:p>Wed Mar 11 16:00:00 2020</text:p>
          </table:table-cell>
          <table:table-cell office:value-type="float" office:value="214.8333">
            <text:p>214.8333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0-03-11T20:00:00">
            <text:p>Wed Mar 11 20:00:00 2020</text:p>
          </table:table-cell>
          <table:table-cell office:value-type="float" office:value="187.0">
            <text:p>187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0-03-12T12:00:00">
            <text:p>Thu Mar 12 12:00:00 2020</text:p>
          </table:table-cell>
          <table:table-cell office:value-type="float" office:value="139.8333">
            <text:p>139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0-03-12T13:00:00">
            <text:p>Thu Mar 12 13:00:00 2020</text:p>
          </table:table-cell>
          <table:table-cell office:value-type="float" office:value="319.5">
            <text:p>319.5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0-03-12T15:00:00">
            <text:p>Thu Mar 12 15:00:00 2020</text:p>
          </table:table-cell>
          <table:table-cell office:value-type="float" office:value="95.6667">
            <text:p>95.6667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0-03-12T16:00:00">
            <text:p>Thu Mar 12 16:00:00 2020</text:p>
          </table:table-cell>
          <table:table-cell office:value-type="float" office:value="134.3333">
            <text:p>134.3333</text:p>
          </table:table-cell>
          <table:table-cell office:value-type="float" office:value="109.5">
            <text:p>109.5</text:p>
          </table:table-cell>
        </table:table-row>
        <table:table-row>
          <table:table-cell table:style-name="pd1" office:value-type="date" office:date-value="2020-03-13T12:00:00">
            <text:p>Fri Mar 13 12:00:00 2020</text:p>
          </table:table-cell>
          <table:table-cell office:value-type="float" office:value="336.5">
            <text:p>336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0-03-13T13:00:00">
            <text:p>Fri Mar 13 13:00:00 2020</text:p>
          </table:table-cell>
          <table:table-cell office:value-type="float" office:value="185.1667">
            <text:p>185.1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0-03-13T14:00:00">
            <text:p>Fri Mar 13 14:00:00 2020</text:p>
          </table:table-cell>
          <table:table-cell office:value-type="float" office:value="112.5">
            <text:p>112.5</text:p>
          </table:table-cell>
          <table:table-cell office:value-type="float" office:value="96.3333">
            <text:p>96.3333</text:p>
          </table:table-cell>
        </table:table-row>
        <table:table-row>
          <table:table-cell table:style-name="pd1" office:value-type="date" office:date-value="2020-03-14T10:00:00">
            <text:p>Sat Mar 14 10:00:00 2020</text:p>
          </table:table-cell>
          <table:table-cell office:value-type="float" office:value="101.0">
            <text:p>101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0-03-14T11:00:00">
            <text:p>Sat Mar 14 11:00:00 2020</text:p>
          </table:table-cell>
          <table:table-cell office:value-type="float" office:value="28.3333">
            <text:p>28.3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0-03-14T12:00:00">
            <text:p>Sat Mar 14 12:00:00 2020</text:p>
          </table:table-cell>
          <table:table-cell office:value-type="float" office:value="157.8333">
            <text:p>157.8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0-03-14T13:00:00">
            <text:p>Sat Mar 14 13:00:00 2020</text:p>
          </table:table-cell>
          <table:table-cell office:value-type="float" office:value="120.8333">
            <text:p>120.8333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0-03-14T14:00:00">
            <text:p>Sat Mar 14 14:00:00 2020</text:p>
          </table:table-cell>
          <table:table-cell office:value-type="float" office:value="155.8333">
            <text:p>155.8333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0-03-14T15:00:00">
            <text:p>Sat Mar 14 15:00:00 2020</text:p>
          </table:table-cell>
          <table:table-cell office:value-type="float" office:value="133.1667">
            <text:p>133.1667</text:p>
          </table:table-cell>
          <table:table-cell office:value-type="float" office:value="105.1667">
            <text:p>105.1667</text:p>
          </table:table-cell>
        </table:table-row>
        <table:table-row>
          <table:table-cell table:style-name="pd1" office:value-type="date" office:date-value="2020-03-14T17:00:00">
            <text:p>Sat Mar 14 17:00:00 2020</text:p>
          </table:table-cell>
          <table:table-cell office:value-type="float" office:value="17.1667">
            <text:p>17.1667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20-03-15T12:00:00">
            <text:p>Sun Mar 15 12:00:00 2020</text:p>
          </table:table-cell>
          <table:table-cell office:value-type="float" office:value="167.8333">
            <text:p>167.8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0-03-15T13:00:00">
            <text:p>Sun Mar 15 13:00:00 2020</text:p>
          </table:table-cell>
          <table:table-cell office:value-type="float" office:value="175.1667">
            <text:p>175.1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0-03-15T14:00:00">
            <text:p>Sun Mar 15 14:00:00 2020</text:p>
          </table:table-cell>
          <table:table-cell office:value-type="float" office:value="162.0">
            <text:p>162.0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0-03-15T15:00:00">
            <text:p>Sun Mar 15 15:00:00 2020</text:p>
          </table:table-cell>
          <table:table-cell office:value-type="float" office:value="282.1667">
            <text:p>282.1667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0-03-22T21:00:00">
            <text:p>Sun Mar 22 21:00:00 2020</text:p>
          </table:table-cell>
          <table:table-cell office:value-type="float" office:value="182.3333">
            <text:p>182.3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0-03-23T12:00:00">
            <text:p>Mon Mar 23 12:00:00 2020</text:p>
          </table:table-cell>
          <table:table-cell office:value-type="float" office:value="69.0">
            <text:p>69.0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0-03-23T13:00:00">
            <text:p>Mon Mar 23 13:00:00 2020</text:p>
          </table:table-cell>
          <table:table-cell office:value-type="float" office:value="53.5">
            <text:p>53.5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0-03-23T14:00:00">
            <text:p>Mon Mar 23 14:00:00 2020</text:p>
          </table:table-cell>
          <table:table-cell office:value-type="float" office:value="66.3333">
            <text:p>66.3333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0-03-23T15:00:00">
            <text:p>Mon Mar 23 15:00:00 2020</text:p>
          </table:table-cell>
          <table:table-cell office:value-type="float" office:value="60.3333">
            <text:p>60.3333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0-03-23T16:00:00">
            <text:p>Mon Mar 23 16:00:00 2020</text:p>
          </table:table-cell>
          <table:table-cell office:value-type="float" office:value="82.5">
            <text:p>82.5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0-03-24T10:00:00">
            <text:p>Tue Mar 24 10:00:00 2020</text:p>
          </table:table-cell>
          <table:table-cell office:value-type="float" office:value="118.8333">
            <text:p>118.8333</text:p>
          </table:table-cell>
          <table:table-cell office:value-type="float" office:value="83.6">
            <text:p>83.6</text:p>
          </table:table-cell>
        </table:table-row>
        <table:table-row>
          <table:table-cell table:style-name="pd1" office:value-type="date" office:date-value="2020-03-24T11:00:00">
            <text:p>Tue Mar 24 11:00:00 2020</text:p>
          </table:table-cell>
          <table:table-cell office:value-type="float" office:value="102.5">
            <text:p>102.5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0-03-24T12:00:00">
            <text:p>Tue Mar 24 12:00:00 2020</text:p>
          </table:table-cell>
          <table:table-cell office:value-type="float" office:value="111.0">
            <text:p>111.0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0-03-25T11:00:00">
            <text:p>Wed Mar 25 11:00:00 2020</text:p>
          </table:table-cell>
          <table:table-cell office:value-type="float" office:value="310.3333">
            <text:p>310.3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0-03-28T12:00:00">
            <text:p>Sat Mar 28 12:00:00 2020</text:p>
          </table:table-cell>
          <table:table-cell office:value-type="float" office:value="87.3333">
            <text:p>87.3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0-03-28T13:00:00">
            <text:p>Sat Mar 28 13:00:00 2020</text:p>
          </table:table-cell>
          <table:table-cell office:value-type="float" office:value="214.0">
            <text:p>214.0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20-04-06T13:00:00">
            <text:p>Mon Apr  6 13:00:00 2020</text:p>
          </table:table-cell>
          <table:table-cell office:value-type="float" office:value="228.0">
            <text:p>228.0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0-04-06T14:00:00">
            <text:p>Mon Apr  6 14:00:00 2020</text:p>
          </table:table-cell>
          <table:table-cell office:value-type="float" office:value="199.0">
            <text:p>199.0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0-04-07T14:00:00">
            <text:p>Tue Apr  7 14:00:00 2020</text:p>
          </table:table-cell>
          <table:table-cell office:value-type="float" office:value="162.6667">
            <text:p>162.6667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0-04-07T15:00:00">
            <text:p>Tue Apr  7 15:00:00 2020</text:p>
          </table:table-cell>
          <table:table-cell office:value-type="float" office:value="134.3333">
            <text:p>134.3333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0-04-07T16:00:00">
            <text:p>Tue Apr  7 16:00:00 2020</text:p>
          </table:table-cell>
          <table:table-cell office:value-type="float" office:value="206.6667">
            <text:p>206.6667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0-04-07T17:00:00">
            <text:p>Tue Apr  7 17:00:00 2020</text:p>
          </table:table-cell>
          <table:table-cell office:value-type="float" office:value="216.6667">
            <text:p>216.6667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0-04-08T17:00:00">
            <text:p>Wed Apr  8 17:00:00 2020</text:p>
          </table:table-cell>
          <table:table-cell office:value-type="float" office:value="171.5">
            <text:p>171.5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20-04-10T23:00:00">
            <text:p>Fri Apr 10 23:00:00 2020</text:p>
          </table:table-cell>
          <table:table-cell office:value-type="float" office:value="214.1667">
            <text:p>214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0-04-11T08:00:00">
            <text:p>Sat Apr 11 08:00:00 2020</text:p>
          </table:table-cell>
          <table:table-cell office:value-type="float" office:value="278.5">
            <text:p>278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0-04-11T09:00:00">
            <text:p>Sat Apr 11 09:00:00 2020</text:p>
          </table:table-cell>
          <table:table-cell office:value-type="float" office:value="237.0">
            <text:p>237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0-04-11T10:00:00">
            <text:p>Sat Apr 11 10:00:00 2020</text:p>
          </table:table-cell>
          <table:table-cell office:value-type="float" office:value="164.1667">
            <text:p>164.1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0-04-11T13:00:00">
            <text:p>Sat Apr 11 13:00:00 2020</text:p>
          </table:table-cell>
          <table:table-cell office:value-type="float" office:value="93.6667">
            <text:p>93.6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0-04-11T14:00:00">
            <text:p>Sat Apr 11 14:00:00 2020</text:p>
          </table:table-cell>
          <table:table-cell office:value-type="float" office:value="138.5">
            <text:p>138.5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0-04-11T15:00:00">
            <text:p>Sat Apr 11 15:00:00 2020</text:p>
          </table:table-cell>
          <table:table-cell office:value-type="float" office:value="93.0">
            <text:p>93.0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0-04-11T16:00:00">
            <text:p>Sat Apr 11 16:00:00 2020</text:p>
          </table:table-cell>
          <table:table-cell office:value-type="float" office:value="157.3333">
            <text:p>157.3333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0-04-18T13:00:00">
            <text:p>Sat Apr 18 13:00:00 2020</text:p>
          </table:table-cell>
          <table:table-cell office:value-type="float" office:value="133.8333">
            <text:p>133.8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0-04-18T14:00:00">
            <text:p>Sat Apr 18 14:00:00 2020</text:p>
          </table:table-cell>
          <table:table-cell office:value-type="float" office:value="44.1667">
            <text:p>44.1667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0-04-28T12:00:00">
            <text:p>Tue Apr 28 12:00:00 2020</text:p>
          </table:table-cell>
          <table:table-cell office:value-type="float" office:value="181.0">
            <text:p>181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0-05-01T14:00:00">
            <text:p>Fri May  1 14:00:00 2020</text:p>
          </table:table-cell>
          <table:table-cell office:value-type="float" office:value="260.1667">
            <text:p>260.1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0-05-02T08:00:00">
            <text:p>Sat May  2 08:00:00 2020</text:p>
          </table:table-cell>
          <table:table-cell office:value-type="float" office:value="196.6667">
            <text:p>196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0-05-02T10:00:00">
            <text:p>Sat May  2 10:00:00 2020</text:p>
          </table:table-cell>
          <table:table-cell office:value-type="float" office:value="69.3333">
            <text:p>69.3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0-05-02T11:00:00">
            <text:p>Sat May  2 11:00:00 2020</text:p>
          </table:table-cell>
          <table:table-cell office:value-type="float" office:value="86.0">
            <text:p>86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0-05-02T12:00:00">
            <text:p>Sat May  2 12:00:00 2020</text:p>
          </table:table-cell>
          <table:table-cell office:value-type="float" office:value="60.8333">
            <text:p>60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0-05-02T13:00:00">
            <text:p>Sat May  2 13:00:00 2020</text:p>
          </table:table-cell>
          <table:table-cell office:value-type="float" office:value="101.8333">
            <text:p>101.8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0-05-02T14:00:00">
            <text:p>Sat May  2 14:00:00 2020</text:p>
          </table:table-cell>
          <table:table-cell office:value-type="float" office:value="99.0">
            <text:p>99.0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0-05-02T15:00:00">
            <text:p>Sat May  2 15:00:00 2020</text:p>
          </table:table-cell>
          <table:table-cell office:value-type="float" office:value="155.3333">
            <text:p>155.3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0-05-02T16:00:00">
            <text:p>Sat May  2 16:00:00 2020</text:p>
          </table:table-cell>
          <table:table-cell office:value-type="float" office:value="59.0">
            <text:p>59.0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0-05-02T17:00:00">
            <text:p>Sat May  2 17:00:00 2020</text:p>
          </table:table-cell>
          <table:table-cell office:value-type="float" office:value="81.5">
            <text:p>81.5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0-05-03T11:00:00">
            <text:p>Sun May  3 11:00:00 2020</text:p>
          </table:table-cell>
          <table:table-cell office:value-type="float" office:value="331.6667">
            <text:p>331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0-05-03T12:00:00">
            <text:p>Sun May  3 12:00:00 2020</text:p>
          </table:table-cell>
          <table:table-cell office:value-type="float" office:value="283.3333">
            <text:p>283.3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0-05-03T14:00:00">
            <text:p>Sun May  3 14:00:00 2020</text:p>
          </table:table-cell>
          <table:table-cell office:value-type="float" office:value="102.6667">
            <text:p>102.6667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0-05-03T15:00:00">
            <text:p>Sun May  3 15:00:00 2020</text:p>
          </table:table-cell>
          <table:table-cell office:value-type="float" office:value="52.6667">
            <text:p>52.6667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0-05-05T13:00:00">
            <text:p>Tue May  5 13:00:00 2020</text:p>
          </table:table-cell>
          <table:table-cell office:value-type="float" office:value="101.5">
            <text:p>101.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0-05-05T14:00:00">
            <text:p>Tue May  5 14:00:00 2020</text:p>
          </table:table-cell>
          <table:table-cell office:value-type="float" office:value="140.1667">
            <text:p>140.1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0-05-05T15:00:00">
            <text:p>Tue May  5 15:00:00 2020</text:p>
          </table:table-cell>
          <table:table-cell office:value-type="float" office:value="244.6667">
            <text:p>244.666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0-05-06T13:00:00">
            <text:p>Wed May  6 13:00:00 2020</text:p>
          </table:table-cell>
          <table:table-cell office:value-type="float" office:value="145.0">
            <text:p>145.0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0-05-06T14:00:00">
            <text:p>Wed May  6 14:00:00 2020</text:p>
          </table:table-cell>
          <table:table-cell office:value-type="float" office:value="79.0">
            <text:p>79.0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0-05-06T15:00:00">
            <text:p>Wed May  6 15:00:00 2020</text:p>
          </table:table-cell>
          <table:table-cell office:value-type="float" office:value="71.1667">
            <text:p>71.1667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20-05-06T16:00:00">
            <text:p>Wed May  6 16:00:00 2020</text:p>
          </table:table-cell>
          <table:table-cell office:value-type="float" office:value="168.5">
            <text:p>168.5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20-05-06T18:00:00">
            <text:p>Wed May  6 18:00:00 2020</text:p>
          </table:table-cell>
          <table:table-cell office:value-type="float" office:value="102.5">
            <text:p>102.5</text:p>
          </table:table-cell>
          <table:table-cell office:value-type="float" office:value="113.8333">
            <text:p>113.8333</text:p>
          </table:table-cell>
        </table:table-row>
        <table:table-row>
          <table:table-cell table:style-name="pd1" office:value-type="date" office:date-value="2020-05-15T15:00:00">
            <text:p>Fri May 15 15:00:00 2020</text:p>
          </table:table-cell>
          <table:table-cell office:value-type="float" office:value="94.3333">
            <text:p>94.3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0-05-16T15:00:00">
            <text:p>Sat May 16 15:00:00 2020</text:p>
          </table:table-cell>
          <table:table-cell office:value-type="float" office:value="144.6667">
            <text:p>144.666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0-05-17T14:00:00">
            <text:p>Sun May 17 14:00:00 2020</text:p>
          </table:table-cell>
          <table:table-cell office:value-type="float" office:value="114.6667">
            <text:p>114.6667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0-05-17T15:00:00">
            <text:p>Sun May 17 15:00:00 2020</text:p>
          </table:table-cell>
          <table:table-cell office:value-type="float" office:value="159.1667">
            <text:p>159.1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0-05-18T13:00:00">
            <text:p>Mon May 18 13:00:00 2020</text:p>
          </table:table-cell>
          <table:table-cell office:value-type="float" office:value="77.5">
            <text:p>77.5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0-05-18T14:00:00">
            <text:p>Mon May 18 14:00:00 2020</text:p>
          </table:table-cell>
          <table:table-cell office:value-type="float" office:value="80.5">
            <text:p>80.5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0-05-22T15:00:00">
            <text:p>Fri May 22 15:00:00 2020</text:p>
          </table:table-cell>
          <table:table-cell office:value-type="float" office:value="161.3333">
            <text:p>161.3333</text:p>
          </table:table-cell>
          <table:table-cell office:value-type="float" office:value="134.3333">
            <text:p>134.3333</text:p>
          </table:table-cell>
        </table:table-row>
        <table:table-row>
          <table:table-cell table:style-name="pd1" office:value-type="date" office:date-value="2020-08-01T10:00:00">
            <text:p>Sat Aug  1 10:00:00 2020</text:p>
          </table:table-cell>
          <table:table-cell office:value-type="float" office:value="101.6667">
            <text:p>101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0-08-01T11:00:00">
            <text:p>Sat Aug  1 11:00:00 2020</text:p>
          </table:table-cell>
          <table:table-cell office:value-type="float" office:value="91.1667">
            <text:p>91.1667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0-08-01T12:00:00">
            <text:p>Sat Aug  1 12:00:00 2020</text:p>
          </table:table-cell>
          <table:table-cell office:value-type="float" office:value="174.0">
            <text:p>174.0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20-08-01T14:00:00">
            <text:p>Sat Aug  1 14:00:00 2020</text:p>
          </table:table-cell>
          <table:table-cell office:value-type="float" office:value="56.0">
            <text:p>56.0</text:p>
          </table:table-cell>
          <table:table-cell office:value-type="float" office:value="116.3333">
            <text:p>116.3333</text:p>
          </table:table-cell>
        </table:table-row>
        <table:table-row>
          <table:table-cell table:style-name="pd1" office:value-type="date" office:date-value="2020-08-10T14:00:00">
            <text:p>Mon Aug 10 14:00:00 2020</text:p>
          </table:table-cell>
          <table:table-cell office:value-type="float" office:value="149.8333">
            <text:p>149.8333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0-08-11T20:00:00">
            <text:p>Tue Aug 11 20:00:00 2020</text:p>
          </table:table-cell>
          <table:table-cell office:value-type="float" office:value="274.6667">
            <text:p>274.6667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0-08-11T21:00:00">
            <text:p>Tue Aug 11 21:00:00 2020</text:p>
          </table:table-cell>
          <table:table-cell office:value-type="float" office:value="246.1667">
            <text:p>246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0-08-11T22:00:00">
            <text:p>Tue Aug 11 22:00:00 2020</text:p>
          </table:table-cell>
          <table:table-cell office:value-type="float" office:value="207.8333">
            <text:p>207.8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0-09-09T22:00:00">
            <text:p>Wed Sep  9 22:00:00 2020</text:p>
          </table:table-cell>
          <table:table-cell office:value-type="float" office:value="229.1667">
            <text:p>229.1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0-09-09T23:00:00">
            <text:p>Wed Sep  9 23:00:00 2020</text:p>
          </table:table-cell>
          <table:table-cell office:value-type="float" office:value="153.6667">
            <text:p>153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0-09-10T00:00:00">
            <text:p>Thu Sep 10 00:00:00 2020</text:p>
          </table:table-cell>
          <table:table-cell office:value-type="float" office:value="139.6667">
            <text:p>139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0-09-10T12:00:00">
            <text:p>Thu Sep 10 12:00:00 2020</text:p>
          </table:table-cell>
          <table:table-cell office:value-type="float" office:value="138.0">
            <text:p>138.0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0-09-10T13:00:00">
            <text:p>Thu Sep 10 13:00:00 2020</text:p>
          </table:table-cell>
          <table:table-cell office:value-type="float" office:value="233.1667">
            <text:p>233.1667</text:p>
          </table:table-cell>
          <table:table-cell office:value-type="float" office:value="107.5">
            <text:p>107.5</text:p>
          </table:table-cell>
        </table:table-row>
        <table:table-row>
          <table:table-cell table:style-name="pd1" office:value-type="date" office:date-value="2020-09-10T14:00:00">
            <text:p>Thu Sep 10 14:00:00 2020</text:p>
          </table:table-cell>
          <table:table-cell office:value-type="float" office:value="83.5">
            <text:p>83.5</text:p>
          </table:table-cell>
          <table:table-cell office:value-type="float" office:value="119.0">
            <text:p>119.0</text:p>
          </table:table-cell>
        </table:table-row>
        <table:table-row>
          <table:table-cell table:style-name="pd1" office:value-type="date" office:date-value="2020-09-10T15:00:00">
            <text:p>Thu Sep 10 15:00:00 2020</text:p>
          </table:table-cell>
          <table:table-cell office:value-type="float" office:value="157.8333">
            <text:p>157.8333</text:p>
          </table:table-cell>
          <table:table-cell office:value-type="float" office:value="119.6667">
            <text:p>119.6667</text:p>
          </table:table-cell>
        </table:table-row>
        <table:table-row>
          <table:table-cell table:style-name="pd1" office:value-type="date" office:date-value="2020-09-18T17:00:00">
            <text:p>Fri Sep 18 17:00:00 2020</text:p>
          </table:table-cell>
          <table:table-cell office:value-type="float" office:value="227.5">
            <text:p>227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0-09-18T18:00:00">
            <text:p>Fri Sep 18 18:00:00 2020</text:p>
          </table:table-cell>
          <table:table-cell office:value-type="float" office:value="225.8333">
            <text:p>225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0-09-18T19:00:00">
            <text:p>Fri Sep 18 19:00:00 2020</text:p>
          </table:table-cell>
          <table:table-cell office:value-type="float" office:value="227.8333">
            <text:p>227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0-09-18T20:00:00">
            <text:p>Fri Sep 18 20:00:00 2020</text:p>
          </table:table-cell>
          <table:table-cell office:value-type="float" office:value="232.3333">
            <text:p>232.3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0-09-18T21:00:00">
            <text:p>Fri Sep 18 21:00:00 2020</text:p>
          </table:table-cell>
          <table:table-cell office:value-type="float" office:value="210.0">
            <text:p>210.0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0-09-18T22:00:00">
            <text:p>Fri Sep 18 22:00:00 2020</text:p>
          </table:table-cell>
          <table:table-cell office:value-type="float" office:value="213.1667">
            <text:p>213.1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0-09-19T18:00:00">
            <text:p>Sat Sep 19 18:00:00 2020</text:p>
          </table:table-cell>
          <table:table-cell office:value-type="float" office:value="267.0">
            <text:p>267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0-09-19T19:00:00">
            <text:p>Sat Sep 19 19:00:00 2020</text:p>
          </table:table-cell>
          <table:table-cell office:value-type="float" office:value="201.5">
            <text:p>201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0-09-19T20:00:00">
            <text:p>Sat Sep 19 20:00:00 2020</text:p>
          </table:table-cell>
          <table:table-cell office:value-type="float" office:value="213.6667">
            <text:p>213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0-09-19T22:00:00">
            <text:p>Sat Sep 19 22:00:00 2020</text:p>
          </table:table-cell>
          <table:table-cell office:value-type="float" office:value="129.0">
            <text:p>129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0-09-19T23:00:00">
            <text:p>Sat Sep 19 23:00:00 2020</text:p>
          </table:table-cell>
          <table:table-cell office:value-type="float" office:value="145.3333">
            <text:p>145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0-09-20T00:00:00">
            <text:p>Sun Sep 20 00:00:00 2020</text:p>
          </table:table-cell>
          <table:table-cell office:value-type="float" office:value="151.5">
            <text:p>151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09-20T07:00:00">
            <text:p>Sun Sep 20 07:00:00 2020</text:p>
          </table:table-cell>
          <table:table-cell office:value-type="float" office:value="237.8333">
            <text:p>237.8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0-09-20T08:00:00">
            <text:p>Sun Sep 20 08:00:00 2020</text:p>
          </table:table-cell>
          <table:table-cell office:value-type="float" office:value="242.6667">
            <text:p>242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0-09-20T09:00:00">
            <text:p>Sun Sep 20 09:00:00 2020</text:p>
          </table:table-cell>
          <table:table-cell office:value-type="float" office:value="165.5">
            <text:p>165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0-09-20T10:00:00">
            <text:p>Sun Sep 20 10:00:00 2020</text:p>
          </table:table-cell>
          <table:table-cell office:value-type="float" office:value="126.5">
            <text:p>126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0-09-20T11:00:00">
            <text:p>Sun Sep 20 11:00:00 2020</text:p>
          </table:table-cell>
          <table:table-cell office:value-type="float" office:value="131.6667">
            <text:p>131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0-09-20T12:00:00">
            <text:p>Sun Sep 20 12:00:00 2020</text:p>
          </table:table-cell>
          <table:table-cell office:value-type="float" office:value="49.8333">
            <text:p>49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0-09-20T13:00:00">
            <text:p>Sun Sep 20 13:00:00 2020</text:p>
          </table:table-cell>
          <table:table-cell office:value-type="float" office:value="98.6667">
            <text:p>98.6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0-09-20T14:00:00">
            <text:p>Sun Sep 20 14:00:00 2020</text:p>
          </table:table-cell>
          <table:table-cell office:value-type="float" office:value="148.5">
            <text:p>148.5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0-09-20T15:00:00">
            <text:p>Sun Sep 20 15:00:00 2020</text:p>
          </table:table-cell>
          <table:table-cell office:value-type="float" office:value="187.1667">
            <text:p>187.1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0-09-21T09:00:00">
            <text:p>Mon Sep 21 09:00:00 2020</text:p>
          </table:table-cell>
          <table:table-cell office:value-type="float" office:value="145.6667">
            <text:p>145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0-09-21T10:00:00">
            <text:p>Mon Sep 21 10:00:00 2020</text:p>
          </table:table-cell>
          <table:table-cell office:value-type="float" office:value="80.1667">
            <text:p>80.1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0-09-21T11:00:00">
            <text:p>Mon Sep 21 11:00:00 2020</text:p>
          </table:table-cell>
          <table:table-cell office:value-type="float" office:value="50.5">
            <text:p>50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0-09-21T12:00:00">
            <text:p>Mon Sep 21 12:00:00 2020</text:p>
          </table:table-cell>
          <table:table-cell office:value-type="float" office:value="214.3333">
            <text:p>214.3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0-09-21T13:00:00">
            <text:p>Mon Sep 21 13:00:00 2020</text:p>
          </table:table-cell>
          <table:table-cell office:value-type="float" office:value="82.1667">
            <text:p>82.1667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0-09-21T14:00:00">
            <text:p>Mon Sep 21 14:00:00 2020</text:p>
          </table:table-cell>
          <table:table-cell office:value-type="float" office:value="266.6667">
            <text:p>266.6667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20-09-21T15:00:00">
            <text:p>Mon Sep 21 15:00:00 2020</text:p>
          </table:table-cell>
          <table:table-cell office:value-type="float" office:value="168.0">
            <text:p>168.0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0-09-21T16:00:00">
            <text:p>Mon Sep 21 16:00:00 2020</text:p>
          </table:table-cell>
          <table:table-cell office:value-type="float" office:value="292.1667">
            <text:p>292.1667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20-09-22T11:00:00">
            <text:p>Tue Sep 22 11:00:00 2020</text:p>
          </table:table-cell>
          <table:table-cell office:value-type="float" office:value="79.5">
            <text:p>79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09-22T12:00:00">
            <text:p>Tue Sep 22 12:00:00 2020</text:p>
          </table:table-cell>
          <table:table-cell office:value-type="float" office:value="103.6667">
            <text:p>103.6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0-09-22T13:00:00">
            <text:p>Tue Sep 22 13:00:00 2020</text:p>
          </table:table-cell>
          <table:table-cell office:value-type="float" office:value="247.3333">
            <text:p>247.3333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20-09-22T14:00:00">
            <text:p>Tue Sep 22 14:00:00 2020</text:p>
          </table:table-cell>
          <table:table-cell office:value-type="float" office:value="172.6667">
            <text:p>172.6667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0-09-23T15:00:00">
            <text:p>Wed Sep 23 15:00:00 2020</text:p>
          </table:table-cell>
          <table:table-cell office:value-type="float" office:value="267.1667">
            <text:p>267.1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0-09-23T16:00:00">
            <text:p>Wed Sep 23 16:00:00 2020</text:p>
          </table:table-cell>
          <table:table-cell office:value-type="float" office:value="270.1667">
            <text:p>270.1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0-09-23T17:00:00">
            <text:p>Wed Sep 23 17:00:00 2020</text:p>
          </table:table-cell>
          <table:table-cell office:value-type="float" office:value="269.0">
            <text:p>269.0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0-09-23T18:00:00">
            <text:p>Wed Sep 23 18:00:00 2020</text:p>
          </table:table-cell>
          <table:table-cell office:value-type="float" office:value="263.5">
            <text:p>263.5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0-09-23T19:00:00">
            <text:p>Wed Sep 23 19:00:00 2020</text:p>
          </table:table-cell>
          <table:table-cell office:value-type="float" office:value="263.6667">
            <text:p>263.6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0-09-23T20:00:00">
            <text:p>Wed Sep 23 20:00:00 2020</text:p>
          </table:table-cell>
          <table:table-cell office:value-type="float" office:value="268.1667">
            <text:p>268.1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0-09-23T21:00:00">
            <text:p>Wed Sep 23 21:00:00 2020</text:p>
          </table:table-cell>
          <table:table-cell office:value-type="float" office:value="254.1667">
            <text:p>254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0-09-23T22:00:00">
            <text:p>Wed Sep 23 22:00:00 2020</text:p>
          </table:table-cell>
          <table:table-cell office:value-type="float" office:value="192.0">
            <text:p>192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0-09-23T23:00:00">
            <text:p>Wed Sep 23 23:00:00 2020</text:p>
          </table:table-cell>
          <table:table-cell office:value-type="float" office:value="243.1667">
            <text:p>243.1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0-09-24T00:00:00">
            <text:p>Thu Sep 24 00:00:00 2020</text:p>
          </table:table-cell>
          <table:table-cell office:value-type="float" office:value="215.0">
            <text:p>215.0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0-09-24T09:00:00">
            <text:p>Thu Sep 24 09:00:00 2020</text:p>
          </table:table-cell>
          <table:table-cell office:value-type="float" office:value="192.1667">
            <text:p>192.1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0-09-24T10:00:00">
            <text:p>Thu Sep 24 10:00:00 2020</text:p>
          </table:table-cell>
          <table:table-cell office:value-type="float" office:value="179.3333">
            <text:p>179.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09-24T11:00:00">
            <text:p>Thu Sep 24 11:00:00 2020</text:p>
          </table:table-cell>
          <table:table-cell office:value-type="float" office:value="234.8333">
            <text:p>234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0-09-24T12:00:00">
            <text:p>Thu Sep 24 12:00:00 2020</text:p>
          </table:table-cell>
          <table:table-cell office:value-type="float" office:value="98.6667">
            <text:p>98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0-09-24T13:00:00">
            <text:p>Thu Sep 24 13:00:00 2020</text:p>
          </table:table-cell>
          <table:table-cell office:value-type="float" office:value="129.5">
            <text:p>129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0-09-24T14:00:00">
            <text:p>Thu Sep 24 14:00:00 2020</text:p>
          </table:table-cell>
          <table:table-cell office:value-type="float" office:value="208.1667">
            <text:p>208.1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0-09-24T15:00:00">
            <text:p>Thu Sep 24 15:00:00 2020</text:p>
          </table:table-cell>
          <table:table-cell office:value-type="float" office:value="267.3333">
            <text:p>267.3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0-09-24T16:00:00">
            <text:p>Thu Sep 24 16:00:00 2020</text:p>
          </table:table-cell>
          <table:table-cell office:value-type="float" office:value="264.6667">
            <text:p>264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0-09-24T17:00:00">
            <text:p>Thu Sep 24 17:00:00 2020</text:p>
          </table:table-cell>
          <table:table-cell office:value-type="float" office:value="269.3333">
            <text:p>269.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0-09-24T18:00:00">
            <text:p>Thu Sep 24 18:00:00 2020</text:p>
          </table:table-cell>
          <table:table-cell office:value-type="float" office:value="285.6667">
            <text:p>285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0-09-24T19:00:00">
            <text:p>Thu Sep 24 19:00:00 2020</text:p>
          </table:table-cell>
          <table:table-cell office:value-type="float" office:value="265.3333">
            <text:p>265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0-09-24T20:00:00">
            <text:p>Thu Sep 24 20:00:00 2020</text:p>
          </table:table-cell>
          <table:table-cell office:value-type="float" office:value="264.3333">
            <text:p>264.3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0-09-24T21:00:00">
            <text:p>Thu Sep 24 21:00:00 2020</text:p>
          </table:table-cell>
          <table:table-cell office:value-type="float" office:value="268.6667">
            <text:p>268.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0-09-24T22:00:00">
            <text:p>Thu Sep 24 22:00:00 2020</text:p>
          </table:table-cell>
          <table:table-cell office:value-type="float" office:value="236.3333">
            <text:p>236.3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0-09-24T23:00:00">
            <text:p>Thu Sep 24 23:00:00 2020</text:p>
          </table:table-cell>
          <table:table-cell office:value-type="float" office:value="272.8333">
            <text:p>272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0-09-25T00:00:00">
            <text:p>Fri Sep 25 00:00:00 2020</text:p>
          </table:table-cell>
          <table:table-cell office:value-type="float" office:value="233.6667">
            <text:p>233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09-25T01:00:00">
            <text:p>Fri Sep 25 01:00:00 2020</text:p>
          </table:table-cell>
          <table:table-cell office:value-type="float" office:value="108.8333">
            <text:p>108.8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0-09-25T07:00:00">
            <text:p>Fri Sep 25 07:00:00 2020</text:p>
          </table:table-cell>
          <table:table-cell office:value-type="float" office:value="266.8333">
            <text:p>266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09-25T08:00:00">
            <text:p>Fri Sep 25 08:00:00 2020</text:p>
          </table:table-cell>
          <table:table-cell office:value-type="float" office:value="271.5">
            <text:p>271.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0-09-25T09:00:00">
            <text:p>Fri Sep 25 09:00:00 2020</text:p>
          </table:table-cell>
          <table:table-cell office:value-type="float" office:value="271.1667">
            <text:p>271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0-09-25T12:00:00">
            <text:p>Fri Sep 25 12:00:00 2020</text:p>
          </table:table-cell>
          <table:table-cell office:value-type="float" office:value="269.0">
            <text:p>269.0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0-09-25T13:00:00">
            <text:p>Fri Sep 25 13:00:00 2020</text:p>
          </table:table-cell>
          <table:table-cell office:value-type="float" office:value="271.0">
            <text:p>271.0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0-09-25T15:00:00">
            <text:p>Fri Sep 25 15:00:00 2020</text:p>
          </table:table-cell>
          <table:table-cell office:value-type="float" office:value="269.3333">
            <text:p>269.3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0-09-25T16:00:00">
            <text:p>Fri Sep 25 16:00:00 2020</text:p>
          </table:table-cell>
          <table:table-cell office:value-type="float" office:value="269.0">
            <text:p>269.0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0-09-26T15:00:00">
            <text:p>Sat Sep 26 15:00:00 2020</text:p>
          </table:table-cell>
          <table:table-cell office:value-type="float" office:value="171.0">
            <text:p>171.0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0-09-26T16:00:00">
            <text:p>Sat Sep 26 16:00:00 2020</text:p>
          </table:table-cell>
          <table:table-cell office:value-type="float" office:value="171.0">
            <text:p>171.0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0-09-26T17:00:00">
            <text:p>Sat Sep 26 17:00:00 2020</text:p>
          </table:table-cell>
          <table:table-cell office:value-type="float" office:value="131.5">
            <text:p>131.5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20-09-27T16:00:00">
            <text:p>Sun Sep 27 16:00:00 2020</text:p>
          </table:table-cell>
          <table:table-cell office:value-type="float" office:value="182.1667">
            <text:p>182.1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0-09-27T17:00:00">
            <text:p>Sun Sep 27 17:00:00 2020</text:p>
          </table:table-cell>
          <table:table-cell office:value-type="float" office:value="132.8333">
            <text:p>132.8333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0-09-27T18:00:00">
            <text:p>Sun Sep 27 18:00:00 2020</text:p>
          </table:table-cell>
          <table:table-cell office:value-type="float" office:value="178.6667">
            <text:p>178.6667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0-09-27T21:00:00">
            <text:p>Sun Sep 27 21:00:00 2020</text:p>
          </table:table-cell>
          <table:table-cell office:value-type="float" office:value="209.5">
            <text:p>209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0-09-28T06:00:00">
            <text:p>Mon Sep 28 06:00:00 2020</text:p>
          </table:table-cell>
          <table:table-cell office:value-type="float" office:value="204.1667">
            <text:p>204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0-09-28T07:00:00">
            <text:p>Mon Sep 28 07:00:00 2020</text:p>
          </table:table-cell>
          <table:table-cell office:value-type="float" office:value="114.6667">
            <text:p>114.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0-09-28T08:00:00">
            <text:p>Mon Sep 28 08:00:00 2020</text:p>
          </table:table-cell>
          <table:table-cell office:value-type="float" office:value="67.6667">
            <text:p>67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0-09-28T09:00:00">
            <text:p>Mon Sep 28 09:00:00 2020</text:p>
          </table:table-cell>
          <table:table-cell office:value-type="float" office:value="139.6667">
            <text:p>139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09-28T10:00:00">
            <text:p>Mon Sep 28 10:00:00 2020</text:p>
          </table:table-cell>
          <table:table-cell office:value-type="float" office:value="117.8333">
            <text:p>117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0-09-28T12:00:00">
            <text:p>Mon Sep 28 12:00:00 2020</text:p>
          </table:table-cell>
          <table:table-cell office:value-type="float" office:value="85.3333">
            <text:p>85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0-09-28T13:00:00">
            <text:p>Mon Sep 28 13:00:00 2020</text:p>
          </table:table-cell>
          <table:table-cell office:value-type="float" office:value="147.3333">
            <text:p>147.3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0-09-28T14:00:00">
            <text:p>Mon Sep 28 14:00:00 2020</text:p>
          </table:table-cell>
          <table:table-cell office:value-type="float" office:value="95.5">
            <text:p>95.5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0-09-28T15:00:00">
            <text:p>Mon Sep 28 15:00:00 2020</text:p>
          </table:table-cell>
          <table:table-cell office:value-type="float" office:value="90.6667">
            <text:p>90.6667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0-09-28T16:00:00">
            <text:p>Mon Sep 28 16:00:00 2020</text:p>
          </table:table-cell>
          <table:table-cell office:value-type="float" office:value="119.5">
            <text:p>119.5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20-09-28T17:00:00">
            <text:p>Mon Sep 28 17:00:00 2020</text:p>
          </table:table-cell>
          <table:table-cell office:value-type="float" office:value="166.1667">
            <text:p>166.1667</text:p>
          </table:table-cell>
          <table:table-cell office:value-type="float" office:value="104.5">
            <text:p>104.5</text:p>
          </table:table-cell>
        </table:table-row>
        <table:table-row>
          <table:table-cell table:style-name="pd1" office:value-type="date" office:date-value="2020-09-28T18:00:00">
            <text:p>Mon Sep 28 18:00:00 2020</text:p>
          </table:table-cell>
          <table:table-cell office:value-type="float" office:value="59.8333">
            <text:p>59.8333</text:p>
          </table:table-cell>
          <table:table-cell office:value-type="float" office:value="104.5">
            <text:p>104.5</text:p>
          </table:table-cell>
        </table:table-row>
        <table:table-row>
          <table:table-cell table:style-name="pd1" office:value-type="date" office:date-value="2020-09-29T08:00:00">
            <text:p>Tue Sep 29 08:00:00 2020</text:p>
          </table:table-cell>
          <table:table-cell office:value-type="float" office:value="250.1667">
            <text:p>250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0-09-29T09:00:00">
            <text:p>Tue Sep 29 09:00:00 2020</text:p>
          </table:table-cell>
          <table:table-cell office:value-type="float" office:value="100.3333">
            <text:p>100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09-29T10:00:00">
            <text:p>Tue Sep 29 10:00:00 2020</text:p>
          </table:table-cell>
          <table:table-cell office:value-type="float" office:value="174.3333">
            <text:p>174.3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0-09-29T11:00:00">
            <text:p>Tue Sep 29 11:00:00 2020</text:p>
          </table:table-cell>
          <table:table-cell office:value-type="float" office:value="174.0">
            <text:p>174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0-09-29T13:00:00">
            <text:p>Tue Sep 29 13:00:00 2020</text:p>
          </table:table-cell>
          <table:table-cell office:value-type="float" office:value="80.1667">
            <text:p>80.1667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0-09-29T14:00:00">
            <text:p>Tue Sep 29 14:00:00 2020</text:p>
          </table:table-cell>
          <table:table-cell office:value-type="float" office:value="94.6667">
            <text:p>94.6667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20-09-29T15:00:00">
            <text:p>Tue Sep 29 15:00:00 2020</text:p>
          </table:table-cell>
          <table:table-cell office:value-type="float" office:value="108.8333">
            <text:p>108.8333</text:p>
          </table:table-cell>
          <table:table-cell office:value-type="float" office:value="115.1667">
            <text:p>115.1667</text:p>
          </table:table-cell>
        </table:table-row>
        <table:table-row>
          <table:table-cell table:style-name="pd1" office:value-type="date" office:date-value="2020-09-29T16:00:00">
            <text:p>Tue Sep 29 16:00:00 2020</text:p>
          </table:table-cell>
          <table:table-cell office:value-type="float" office:value="231.3333">
            <text:p>231.3333</text:p>
          </table:table-cell>
          <table:table-cell office:value-type="float" office:value="119.1667">
            <text:p>119.1667</text:p>
          </table:table-cell>
        </table:table-row>
        <table:table-row>
          <table:table-cell table:style-name="pd1" office:value-type="date" office:date-value="2020-09-29T17:00:00">
            <text:p>Tue Sep 29 17:00:00 2020</text:p>
          </table:table-cell>
          <table:table-cell office:value-type="float" office:value="160.5">
            <text:p>160.5</text:p>
          </table:table-cell>
          <table:table-cell office:value-type="float" office:value="124.0">
            <text:p>124.0</text:p>
          </table:table-cell>
        </table:table-row>
        <table:table-row>
          <table:table-cell table:style-name="pd1" office:value-type="date" office:date-value="2020-09-30T11:00:00">
            <text:p>Wed Sep 30 11:00:00 2020</text:p>
          </table:table-cell>
          <table:table-cell office:value-type="float" office:value="60.6667">
            <text:p>60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0-09-30T15:00:00">
            <text:p>Wed Sep 30 15:00:00 2020</text:p>
          </table:table-cell>
          <table:table-cell office:value-type="float" office:value="221.8333">
            <text:p>221.8333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0-09-30T16:00:00">
            <text:p>Wed Sep 30 16:00:00 2020</text:p>
          </table:table-cell>
          <table:table-cell office:value-type="float" office:value="250.1667">
            <text:p>250.1667</text:p>
          </table:table-cell>
          <table:table-cell office:value-type="float" office:value="101.8333">
            <text:p>101.8333</text:p>
          </table:table-cell>
        </table:table-row>
        <table:table-row>
          <table:table-cell table:style-name="pd1" office:value-type="date" office:date-value="2020-09-30T21:00:00">
            <text:p>Wed Sep 30 21:00:00 2020</text:p>
          </table:table-cell>
          <table:table-cell office:value-type="float" office:value="206.0">
            <text:p>206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0-10-02T14:00:00">
            <text:p>Fri Oct  2 14:00:00 2020</text:p>
          </table:table-cell>
          <table:table-cell office:value-type="float" office:value="248.8333">
            <text:p>248.8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0-10-02T15:00:00">
            <text:p>Fri Oct  2 15:00:00 2020</text:p>
          </table:table-cell>
          <table:table-cell office:value-type="float" office:value="249.1667">
            <text:p>249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0-10-02T16:00:00">
            <text:p>Fri Oct  2 16:00:00 2020</text:p>
          </table:table-cell>
          <table:table-cell office:value-type="float" office:value="249.6667">
            <text:p>249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0-10-02T17:00:00">
            <text:p>Fri Oct  2 17:00:00 2020</text:p>
          </table:table-cell>
          <table:table-cell office:value-type="float" office:value="255.1667">
            <text:p>255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0-10-02T18:00:00">
            <text:p>Fri Oct  2 18:00:00 2020</text:p>
          </table:table-cell>
          <table:table-cell office:value-type="float" office:value="271.6667">
            <text:p>271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0-10-02T22:00:00">
            <text:p>Fri Oct  2 22:00:00 2020</text:p>
          </table:table-cell>
          <table:table-cell office:value-type="float" office:value="248.8333">
            <text:p>248.8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0-10-02T23:00:00">
            <text:p>Fri Oct  2 23:00:00 2020</text:p>
          </table:table-cell>
          <table:table-cell office:value-type="float" office:value="254.0">
            <text:p>254.0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0-10-03T00:00:00">
            <text:p>Sat Oct  3 00:00:00 2020</text:p>
          </table:table-cell>
          <table:table-cell office:value-type="float" office:value="253.1667">
            <text:p>253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0-10-03T01:00:00">
            <text:p>Sat Oct  3 01:00:00 2020</text:p>
          </table:table-cell>
          <table:table-cell office:value-type="float" office:value="253.6667">
            <text:p>253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0-10-04T13:00:00">
            <text:p>Sun Oct  4 13:00:00 2020</text:p>
          </table:table-cell>
          <table:table-cell office:value-type="float" office:value="149.1667">
            <text:p>149.1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0-10-04T14:00:00">
            <text:p>Sun Oct  4 14:00:00 2020</text:p>
          </table:table-cell>
          <table:table-cell office:value-type="float" office:value="60.8333">
            <text:p>60.8333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0-10-04T15:00:00">
            <text:p>Sun Oct  4 15:00:00 2020</text:p>
          </table:table-cell>
          <table:table-cell office:value-type="float" office:value="131.3333">
            <text:p>131.3333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0-10-05T13:00:00">
            <text:p>Mon Oct  5 13:00:00 2020</text:p>
          </table:table-cell>
          <table:table-cell office:value-type="float" office:value="262.1667">
            <text:p>262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0-10-05T14:00:00">
            <text:p>Mon Oct  5 14:00:00 2020</text:p>
          </table:table-cell>
          <table:table-cell office:value-type="float" office:value="277.1667">
            <text:p>277.1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0-10-05T15:00:00">
            <text:p>Mon Oct  5 15:00:00 2020</text:p>
          </table:table-cell>
          <table:table-cell office:value-type="float" office:value="274.8333">
            <text:p>274.8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0-10-05T16:00:00">
            <text:p>Mon Oct  5 16:00:00 2020</text:p>
          </table:table-cell>
          <table:table-cell office:value-type="float" office:value="272.3333">
            <text:p>272.3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0-10-05T21:00:00">
            <text:p>Mon Oct  5 21:00:00 2020</text:p>
          </table:table-cell>
          <table:table-cell office:value-type="float" office:value="181.8333">
            <text:p>181.8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0-10-05T23:00:00">
            <text:p>Mon Oct  5 23:00:00 2020</text:p>
          </table:table-cell>
          <table:table-cell office:value-type="float" office:value="197.6667">
            <text:p>197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0-10-06T08:00:00">
            <text:p>Tue Oct  6 08:00:00 2020</text:p>
          </table:table-cell>
          <table:table-cell office:value-type="float" office:value="174.6667">
            <text:p>174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0-10-06T09:00:00">
            <text:p>Tue Oct  6 09:00:00 2020</text:p>
          </table:table-cell>
          <table:table-cell office:value-type="float" office:value="147.0">
            <text:p>147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0-10-06T15:00:00">
            <text:p>Tue Oct  6 15:00:00 2020</text:p>
          </table:table-cell>
          <table:table-cell office:value-type="float" office:value="179.0">
            <text:p>179.0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0-10-06T16:00:00">
            <text:p>Tue Oct  6 16:00:00 2020</text:p>
          </table:table-cell>
          <table:table-cell office:value-type="float" office:value="105.0">
            <text:p>105.0</text:p>
          </table:table-cell>
          <table:table-cell office:value-type="float" office:value="96.3333">
            <text:p>96.3333</text:p>
          </table:table-cell>
        </table:table-row>
        <table:table-row>
          <table:table-cell table:style-name="pd1" office:value-type="date" office:date-value="2020-10-06T17:00:00">
            <text:p>Tue Oct  6 17:00:00 2020</text:p>
          </table:table-cell>
          <table:table-cell office:value-type="float" office:value="121.1667">
            <text:p>121.1667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0-10-06T18:00:00">
            <text:p>Tue Oct  6 18:00:00 2020</text:p>
          </table:table-cell>
          <table:table-cell office:value-type="float" office:value="89.8333">
            <text:p>89.8333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20-10-07T04:00:00">
            <text:p>Wed Oct  7 04:00:00 2020</text:p>
          </table:table-cell>
          <table:table-cell office:value-type="float" office:value="243.3333">
            <text:p>243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0-10-07T05:00:00">
            <text:p>Wed Oct  7 05:00:00 2020</text:p>
          </table:table-cell>
          <table:table-cell office:value-type="float" office:value="176.6667">
            <text:p>176.6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0-10-07T06:00:00">
            <text:p>Wed Oct  7 06:00:00 2020</text:p>
          </table:table-cell>
          <table:table-cell office:value-type="float" office:value="171.1667">
            <text:p>171.1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0-10-07T07:00:00">
            <text:p>Wed Oct  7 07:00:00 2020</text:p>
          </table:table-cell>
          <table:table-cell office:value-type="float" office:value="248.0">
            <text:p>248.0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0-10-07T08:00:00">
            <text:p>Wed Oct  7 08:00:00 2020</text:p>
          </table:table-cell>
          <table:table-cell office:value-type="float" office:value="211.0">
            <text:p>211.0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0-10-07T09:00:00">
            <text:p>Wed Oct  7 09:00:00 2020</text:p>
          </table:table-cell>
          <table:table-cell office:value-type="float" office:value="103.1667">
            <text:p>103.1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10-07T10:00:00">
            <text:p>Wed Oct  7 10:00:00 2020</text:p>
          </table:table-cell>
          <table:table-cell office:value-type="float" office:value="81.8333">
            <text:p>81.8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0-10-07T11:00:00">
            <text:p>Wed Oct  7 11:00:00 2020</text:p>
          </table:table-cell>
          <table:table-cell office:value-type="float" office:value="146.5">
            <text:p>146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0-10-07T12:00:00">
            <text:p>Wed Oct  7 12:00:00 2020</text:p>
          </table:table-cell>
          <table:table-cell office:value-type="float" office:value="50.8333">
            <text:p>50.8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0-10-07T13:00:00">
            <text:p>Wed Oct  7 13:00:00 2020</text:p>
          </table:table-cell>
          <table:table-cell office:value-type="float" office:value="32.1667">
            <text:p>32.1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0-10-07T14:00:00">
            <text:p>Wed Oct  7 14:00:00 2020</text:p>
          </table:table-cell>
          <table:table-cell office:value-type="float" office:value="179.0">
            <text:p>179.0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0-10-07T15:00:00">
            <text:p>Wed Oct  7 15:00:00 2020</text:p>
          </table:table-cell>
          <table:table-cell office:value-type="float" office:value="235.5">
            <text:p>235.5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0-10-07T16:00:00">
            <text:p>Wed Oct  7 16:00:00 2020</text:p>
          </table:table-cell>
          <table:table-cell office:value-type="float" office:value="88.3333">
            <text:p>88.3333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0-10-08T08:00:00">
            <text:p>Thu Oct  8 08:00:00 2020</text:p>
          </table:table-cell>
          <table:table-cell office:value-type="float" office:value="164.1667">
            <text:p>164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0-10-08T09:00:00">
            <text:p>Thu Oct  8 09:00:00 2020</text:p>
          </table:table-cell>
          <table:table-cell office:value-type="float" office:value="193.1667">
            <text:p>193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0-10-08T10:00:00">
            <text:p>Thu Oct  8 10:00:00 2020</text:p>
          </table:table-cell>
          <table:table-cell office:value-type="float" office:value="137.6667">
            <text:p>137.6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0-10-08T11:00:00">
            <text:p>Thu Oct  8 11:00:00 2020</text:p>
          </table:table-cell>
          <table:table-cell office:value-type="float" office:value="280.3333">
            <text:p>280.3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0-10-08T12:00:00">
            <text:p>Thu Oct  8 12:00:00 2020</text:p>
          </table:table-cell>
          <table:table-cell office:value-type="float" office:value="292.5">
            <text:p>292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0-10-08T16:00:00">
            <text:p>Thu Oct  8 16:00:00 2020</text:p>
          </table:table-cell>
          <table:table-cell office:value-type="float" office:value="185.6667">
            <text:p>185.6667</text:p>
          </table:table-cell>
          <table:table-cell office:value-type="float" office:value="108.0">
            <text:p>108.0</text:p>
          </table:table-cell>
        </table:table-row>
        <table:table-row>
          <table:table-cell table:style-name="pd1" office:value-type="date" office:date-value="2020-10-09T09:00:00">
            <text:p>Fri Oct  9 09:00:00 2020</text:p>
          </table:table-cell>
          <table:table-cell office:value-type="float" office:value="146.0">
            <text:p>146.0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0-10-09T10:00:00">
            <text:p>Fri Oct  9 10:00:00 2020</text:p>
          </table:table-cell>
          <table:table-cell office:value-type="float" office:value="76.0">
            <text:p>76.0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0-10-09T12:00:00">
            <text:p>Fri Oct  9 12:00:00 2020</text:p>
          </table:table-cell>
          <table:table-cell office:value-type="float" office:value="61.6667">
            <text:p>61.6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0-10-09T13:00:00">
            <text:p>Fri Oct  9 13:00:00 2020</text:p>
          </table:table-cell>
          <table:table-cell office:value-type="float" office:value="148.5">
            <text:p>148.5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0-10-09T14:00:00">
            <text:p>Fri Oct  9 14:00:00 2020</text:p>
          </table:table-cell>
          <table:table-cell office:value-type="float" office:value="154.3333">
            <text:p>154.3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0-10-09T15:00:00">
            <text:p>Fri Oct  9 15:00:00 2020</text:p>
          </table:table-cell>
          <table:table-cell office:value-type="float" office:value="98.5">
            <text:p>98.5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0-10-09T16:00:00">
            <text:p>Fri Oct  9 16:00:00 2020</text:p>
          </table:table-cell>
          <table:table-cell office:value-type="float" office:value="100.0">
            <text:p>100.0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0-10-09T17:00:00">
            <text:p>Fri Oct  9 17:00:00 2020</text:p>
          </table:table-cell>
          <table:table-cell office:value-type="float" office:value="100.3333">
            <text:p>100.3333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20-10-10T06:00:00">
            <text:p>Sat Oct 10 06:00:00 2020</text:p>
          </table:table-cell>
          <table:table-cell office:value-type="float" office:value="204.5">
            <text:p>204.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0-10-10T08:00:00">
            <text:p>Sat Oct 10 08:00:00 2020</text:p>
          </table:table-cell>
          <table:table-cell office:value-type="float" office:value="133.6667">
            <text:p>133.6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0-10-10T09:00:00">
            <text:p>Sat Oct 10 09:00:00 2020</text:p>
          </table:table-cell>
          <table:table-cell office:value-type="float" office:value="118.1667">
            <text:p>118.1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0-10-10T10:00:00">
            <text:p>Sat Oct 10 10:00:00 2020</text:p>
          </table:table-cell>
          <table:table-cell office:value-type="float" office:value="82.1667">
            <text:p>82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0-10-10T11:00:00">
            <text:p>Sat Oct 10 11:00:00 2020</text:p>
          </table:table-cell>
          <table:table-cell office:value-type="float" office:value="90.3333">
            <text:p>90.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0-10-10T12:00:00">
            <text:p>Sat Oct 10 12:00:00 2020</text:p>
          </table:table-cell>
          <table:table-cell office:value-type="float" office:value="37.3333">
            <text:p>37.3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0-10-10T13:00:00">
            <text:p>Sat Oct 10 13:00:00 2020</text:p>
          </table:table-cell>
          <table:table-cell office:value-type="float" office:value="44.3333">
            <text:p>44.3333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0-10-10T14:00:00">
            <text:p>Sat Oct 10 14:00:00 2020</text:p>
          </table:table-cell>
          <table:table-cell office:value-type="float" office:value="92.8333">
            <text:p>92.8333</text:p>
          </table:table-cell>
          <table:table-cell office:value-type="float" office:value="107.5">
            <text:p>107.5</text:p>
          </table:table-cell>
        </table:table-row>
        <table:table-row>
          <table:table-cell table:style-name="pd1" office:value-type="date" office:date-value="2020-10-11T09:00:00">
            <text:p>Sun Oct 11 09:00:00 2020</text:p>
          </table:table-cell>
          <table:table-cell office:value-type="float" office:value="243.0">
            <text:p>243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0-10-11T10:00:00">
            <text:p>Sun Oct 11 10:00:00 2020</text:p>
          </table:table-cell>
          <table:table-cell office:value-type="float" office:value="87.1667">
            <text:p>87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0-10-11T11:00:00">
            <text:p>Sun Oct 11 11:00:00 2020</text:p>
          </table:table-cell>
          <table:table-cell office:value-type="float" office:value="85.0">
            <text:p>85.0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0-10-11T12:00:00">
            <text:p>Sun Oct 11 12:00:00 2020</text:p>
          </table:table-cell>
          <table:table-cell office:value-type="float" office:value="101.5">
            <text:p>101.5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0-10-11T13:00:00">
            <text:p>Sun Oct 11 13:00:00 2020</text:p>
          </table:table-cell>
          <table:table-cell office:value-type="float" office:value="42.8333">
            <text:p>42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0-10-11T14:00:00">
            <text:p>Sun Oct 11 14:00:00 2020</text:p>
          </table:table-cell>
          <table:table-cell office:value-type="float" office:value="41.5">
            <text:p>41.5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0-10-12T22:00:00">
            <text:p>Mon Oct 12 22:00:00 2020</text:p>
          </table:table-cell>
          <table:table-cell office:value-type="float" office:value="136.6667">
            <text:p>136.6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0-10-12T23:00:00">
            <text:p>Mon Oct 12 23:00:00 2020</text:p>
          </table:table-cell>
          <table:table-cell office:value-type="float" office:value="218.3333">
            <text:p>218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10-13T09:00:00">
            <text:p>Tue Oct 13 09:00:00 2020</text:p>
          </table:table-cell>
          <table:table-cell office:value-type="float" office:value="186.1667">
            <text:p>186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0-10-13T20:00:00">
            <text:p>Tue Oct 13 20:00:00 2020</text:p>
          </table:table-cell>
          <table:table-cell office:value-type="float" office:value="247.6667">
            <text:p>247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0-10-13T21:00:00">
            <text:p>Tue Oct 13 21:00:00 2020</text:p>
          </table:table-cell>
          <table:table-cell office:value-type="float" office:value="136.6667">
            <text:p>136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10-13T22:00:00">
            <text:p>Tue Oct 13 22:00:00 2020</text:p>
          </table:table-cell>
          <table:table-cell office:value-type="float" office:value="186.8333">
            <text:p>186.8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10-13T23:00:00">
            <text:p>Tue Oct 13 23:00:00 2020</text:p>
          </table:table-cell>
          <table:table-cell office:value-type="float" office:value="184.6667">
            <text:p>184.6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0-10-16T11:00:00">
            <text:p>Fri Oct 16 11:00:00 2020</text:p>
          </table:table-cell>
          <table:table-cell office:value-type="float" office:value="70.3333">
            <text:p>70.3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0-10-17T09:00:00">
            <text:p>Sat Oct 17 09:00:00 2020</text:p>
          </table:table-cell>
          <table:table-cell office:value-type="float" office:value="288.3333">
            <text:p>288.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10-17T14:00:00">
            <text:p>Sat Oct 17 14:00:00 2020</text:p>
          </table:table-cell>
          <table:table-cell office:value-type="float" office:value="164.5">
            <text:p>164.5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0-10-22T07:00:00">
            <text:p>Thu Oct 22 07:00:00 2020</text:p>
          </table:table-cell>
          <table:table-cell office:value-type="float" office:value="168.3333">
            <text:p>168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0-10-22T08:00:00">
            <text:p>Thu Oct 22 08:00:00 2020</text:p>
          </table:table-cell>
          <table:table-cell office:value-type="float" office:value="223.6667">
            <text:p>223.6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0-10-22T09:00:00">
            <text:p>Thu Oct 22 09:00:00 2020</text:p>
          </table:table-cell>
          <table:table-cell office:value-type="float" office:value="175.1667">
            <text:p>175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0-10-22T10:00:00">
            <text:p>Thu Oct 22 10:00:00 2020</text:p>
          </table:table-cell>
          <table:table-cell office:value-type="float" office:value="252.5">
            <text:p>252.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0-10-22T11:00:00">
            <text:p>Thu Oct 22 11:00:00 2020</text:p>
          </table:table-cell>
          <table:table-cell office:value-type="float" office:value="102.8333">
            <text:p>102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0-10-22T12:00:00">
            <text:p>Thu Oct 22 12:00:00 2020</text:p>
          </table:table-cell>
          <table:table-cell office:value-type="float" office:value="129.0">
            <text:p>129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0-10-22T13:00:00">
            <text:p>Thu Oct 22 13:00:00 2020</text:p>
          </table:table-cell>
          <table:table-cell office:value-type="float" office:value="287.6667">
            <text:p>287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0-10-22T14:00:00">
            <text:p>Thu Oct 22 14:00:00 2020</text:p>
          </table:table-cell>
          <table:table-cell office:value-type="float" office:value="322.0">
            <text:p>322.0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0-10-22T15:00:00">
            <text:p>Thu Oct 22 15:00:00 2020</text:p>
          </table:table-cell>
          <table:table-cell office:value-type="float" office:value="65.3333">
            <text:p>65.3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10-22T16:00:00">
            <text:p>Thu Oct 22 16:00:00 2020</text:p>
          </table:table-cell>
          <table:table-cell office:value-type="float" office:value="116.3333">
            <text:p>116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0-10-22T17:00:00">
            <text:p>Thu Oct 22 17:00:00 2020</text:p>
          </table:table-cell>
          <table:table-cell office:value-type="float" office:value="92.5">
            <text:p>92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0-10-22T18:00:00">
            <text:p>Thu Oct 22 18:00:00 2020</text:p>
          </table:table-cell>
          <table:table-cell office:value-type="float" office:value="107.0">
            <text:p>107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0-10-22T19:00:00">
            <text:p>Thu Oct 22 19:00:00 2020</text:p>
          </table:table-cell>
          <table:table-cell office:value-type="float" office:value="85.0">
            <text:p>85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0-10-22T20:00:00">
            <text:p>Thu Oct 22 20:00:00 2020</text:p>
          </table:table-cell>
          <table:table-cell office:value-type="float" office:value="138.0">
            <text:p>138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0-10-22T21:00:00">
            <text:p>Thu Oct 22 21:00:00 2020</text:p>
          </table:table-cell>
          <table:table-cell office:value-type="float" office:value="168.0">
            <text:p>168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0-10-22T22:00:00">
            <text:p>Thu Oct 22 22:00:00 2020</text:p>
          </table:table-cell>
          <table:table-cell office:value-type="float" office:value="145.6667">
            <text:p>145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0-10-22T23:00:00">
            <text:p>Thu Oct 22 23:00:00 2020</text:p>
          </table:table-cell>
          <table:table-cell office:value-type="float" office:value="151.6667">
            <text:p>151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0-10-23T01:00:00">
            <text:p>Fri Oct 23 01:00:00 2020</text:p>
          </table:table-cell>
          <table:table-cell office:value-type="float" office:value="197.1667">
            <text:p>197.1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10-23T02:00:00">
            <text:p>Fri Oct 23 02:00:00 2020</text:p>
          </table:table-cell>
          <table:table-cell office:value-type="float" office:value="190.6667">
            <text:p>190.6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10-23T12:00:00">
            <text:p>Fri Oct 23 12:00:00 2020</text:p>
          </table:table-cell>
          <table:table-cell office:value-type="float" office:value="80.5">
            <text:p>80.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0-10-23T13:00:00">
            <text:p>Fri Oct 23 13:00:00 2020</text:p>
          </table:table-cell>
          <table:table-cell office:value-type="float" office:value="72.6667">
            <text:p>72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0-10-23T14:00:00">
            <text:p>Fri Oct 23 14:00:00 2020</text:p>
          </table:table-cell>
          <table:table-cell office:value-type="float" office:value="280.8333">
            <text:p>280.8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0-10-23T15:00:00">
            <text:p>Fri Oct 23 15:00:00 2020</text:p>
          </table:table-cell>
          <table:table-cell office:value-type="float" office:value="272.1667">
            <text:p>272.1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0-10-24T08:00:00">
            <text:p>Sat Oct 24 08:00:00 2020</text:p>
          </table:table-cell>
          <table:table-cell office:value-type="float" office:value="130.1667">
            <text:p>130.1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0-10-24T09:00:00">
            <text:p>Sat Oct 24 09:00:00 2020</text:p>
          </table:table-cell>
          <table:table-cell office:value-type="float" office:value="152.5">
            <text:p>152.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0-10-24T10:00:00">
            <text:p>Sat Oct 24 10:00:00 2020</text:p>
          </table:table-cell>
          <table:table-cell office:value-type="float" office:value="107.3333">
            <text:p>107.3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0-10-24T11:00:00">
            <text:p>Sat Oct 24 11:00:00 2020</text:p>
          </table:table-cell>
          <table:table-cell office:value-type="float" office:value="193.5">
            <text:p>193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0-10-24T12:00:00">
            <text:p>Sat Oct 24 12:00:00 2020</text:p>
          </table:table-cell>
          <table:table-cell office:value-type="float" office:value="342.3333">
            <text:p>342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0-10-24T13:00:00">
            <text:p>Sat Oct 24 13:00:00 2020</text:p>
          </table:table-cell>
          <table:table-cell office:value-type="float" office:value="181.1667">
            <text:p>181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0-10-24T14:00:00">
            <text:p>Sat Oct 24 14:00:00 2020</text:p>
          </table:table-cell>
          <table:table-cell office:value-type="float" office:value="283.6667">
            <text:p>283.6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0-10-24T15:00:00">
            <text:p>Sat Oct 24 15:00:00 2020</text:p>
          </table:table-cell>
          <table:table-cell office:value-type="float" office:value="180.5">
            <text:p>180.5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0-10-25T07:00:00">
            <text:p>Sun Oct 25 07:00:00 2020</text:p>
          </table:table-cell>
          <table:table-cell office:value-type="float" office:value="194.3333">
            <text:p>194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0-10-25T08:00:00">
            <text:p>Sun Oct 25 08:00:00 2020</text:p>
          </table:table-cell>
          <table:table-cell office:value-type="float" office:value="197.8333">
            <text:p>197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0-10-25T09:00:00">
            <text:p>Sun Oct 25 09:00:00 2020</text:p>
          </table:table-cell>
          <table:table-cell office:value-type="float" office:value="76.0">
            <text:p>76.0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0-10-25T10:00:00">
            <text:p>Sun Oct 25 10:00:00 2020</text:p>
          </table:table-cell>
          <table:table-cell office:value-type="float" office:value="70.3333">
            <text:p>70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10-25T11:00:00">
            <text:p>Sun Oct 25 11:00:00 2020</text:p>
          </table:table-cell>
          <table:table-cell office:value-type="float" office:value="92.6667">
            <text:p>92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0-10-25T12:00:00">
            <text:p>Sun Oct 25 12:00:00 2020</text:p>
          </table:table-cell>
          <table:table-cell office:value-type="float" office:value="125.6667">
            <text:p>125.6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0-10-25T13:00:00">
            <text:p>Sun Oct 25 13:00:00 2020</text:p>
          </table:table-cell>
          <table:table-cell office:value-type="float" office:value="136.3333">
            <text:p>136.3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0-10-27T08:00:00">
            <text:p>Tue Oct 27 08:00:00 2020</text:p>
          </table:table-cell>
          <table:table-cell office:value-type="float" office:value="175.1667">
            <text:p>175.1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0-10-27T09:00:00">
            <text:p>Tue Oct 27 09:00:00 2020</text:p>
          </table:table-cell>
          <table:table-cell office:value-type="float" office:value="96.8333">
            <text:p>96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0-10-27T13:00:00">
            <text:p>Tue Oct 27 13:00:00 2020</text:p>
          </table:table-cell>
          <table:table-cell office:value-type="float" office:value="92.6667">
            <text:p>92.6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0-10-28T08:00:00">
            <text:p>Wed Oct 28 08:00:00 2020</text:p>
          </table:table-cell>
          <table:table-cell office:value-type="float" office:value="158.6667">
            <text:p>158.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0-10-28T09:00:00">
            <text:p>Wed Oct 28 09:00:00 2020</text:p>
          </table:table-cell>
          <table:table-cell office:value-type="float" office:value="97.6667">
            <text:p>97.6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0-10-28T10:00:00">
            <text:p>Wed Oct 28 10:00:00 2020</text:p>
          </table:table-cell>
          <table:table-cell office:value-type="float" office:value="95.8333">
            <text:p>95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10-28T11:00:00">
            <text:p>Wed Oct 28 11:00:00 2020</text:p>
          </table:table-cell>
          <table:table-cell office:value-type="float" office:value="56.8333">
            <text:p>56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10-28T12:00:00">
            <text:p>Wed Oct 28 12:00:00 2020</text:p>
          </table:table-cell>
          <table:table-cell office:value-type="float" office:value="47.5">
            <text:p>47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0-10-28T13:00:00">
            <text:p>Wed Oct 28 13:00:00 2020</text:p>
          </table:table-cell>
          <table:table-cell office:value-type="float" office:value="147.3333">
            <text:p>147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0-10-28T14:00:00">
            <text:p>Wed Oct 28 14:00:00 2020</text:p>
          </table:table-cell>
          <table:table-cell office:value-type="float" office:value="49.6667">
            <text:p>49.6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0-10-28T15:00:00">
            <text:p>Wed Oct 28 15:00:00 2020</text:p>
          </table:table-cell>
          <table:table-cell office:value-type="float" office:value="41.6667">
            <text:p>41.6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0-10-28T16:00:00">
            <text:p>Wed Oct 28 16:00:00 2020</text:p>
          </table:table-cell>
          <table:table-cell office:value-type="float" office:value="79.0">
            <text:p>79.0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0-10-29T05:00:00">
            <text:p>Thu Oct 29 05:00:00 2020</text:p>
          </table:table-cell>
          <table:table-cell office:value-type="float" office:value="199.1667">
            <text:p>199.1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0-10-29T06:00:00">
            <text:p>Thu Oct 29 06:00:00 2020</text:p>
          </table:table-cell>
          <table:table-cell office:value-type="float" office:value="146.6667">
            <text:p>146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10-29T07:00:00">
            <text:p>Thu Oct 29 07:00:00 2020</text:p>
          </table:table-cell>
          <table:table-cell office:value-type="float" office:value="89.8333">
            <text:p>89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0-10-29T08:00:00">
            <text:p>Thu Oct 29 08:00:00 2020</text:p>
          </table:table-cell>
          <table:table-cell office:value-type="float" office:value="223.5">
            <text:p>223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10-29T09:00:00">
            <text:p>Thu Oct 29 09:00:00 2020</text:p>
          </table:table-cell>
          <table:table-cell office:value-type="float" office:value="156.3333">
            <text:p>156.3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0-10-29T10:00:00">
            <text:p>Thu Oct 29 10:00:00 2020</text:p>
          </table:table-cell>
          <table:table-cell office:value-type="float" office:value="80.6667">
            <text:p>80.6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10-29T11:00:00">
            <text:p>Thu Oct 29 11:00:00 2020</text:p>
          </table:table-cell>
          <table:table-cell office:value-type="float" office:value="49.6667">
            <text:p>49.6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0-10-29T12:00:00">
            <text:p>Thu Oct 29 12:00:00 2020</text:p>
          </table:table-cell>
          <table:table-cell office:value-type="float" office:value="121.8333">
            <text:p>121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0-10-29T13:00:00">
            <text:p>Thu Oct 29 13:00:00 2020</text:p>
          </table:table-cell>
          <table:table-cell office:value-type="float" office:value="42.3333">
            <text:p>42.3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0-10-29T14:00:00">
            <text:p>Thu Oct 29 14:00:00 2020</text:p>
          </table:table-cell>
          <table:table-cell office:value-type="float" office:value="49.3333">
            <text:p>49.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0-10-29T15:00:00">
            <text:p>Thu Oct 29 15:00:00 2020</text:p>
          </table:table-cell>
          <table:table-cell office:value-type="float" office:value="82.6667">
            <text:p>82.6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0-10-29T16:00:00">
            <text:p>Thu Oct 29 16:00:00 2020</text:p>
          </table:table-cell>
          <table:table-cell office:value-type="float" office:value="47.1667">
            <text:p>47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0-10-30T05:00:00">
            <text:p>Fri Oct 30 05:00:00 2020</text:p>
          </table:table-cell>
          <table:table-cell office:value-type="float" office:value="141.6667">
            <text:p>141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0-10-30T06:00:00">
            <text:p>Fri Oct 30 06:00:00 2020</text:p>
          </table:table-cell>
          <table:table-cell office:value-type="float" office:value="87.5">
            <text:p>87.5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0-10-30T07:00:00">
            <text:p>Fri Oct 30 07:00:00 2020</text:p>
          </table:table-cell>
          <table:table-cell office:value-type="float" office:value="91.6667">
            <text:p>91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0-10-30T08:00:00">
            <text:p>Fri Oct 30 08:00:00 2020</text:p>
          </table:table-cell>
          <table:table-cell office:value-type="float" office:value="207.8333">
            <text:p>207.8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0-10-30T09:00:00">
            <text:p>Fri Oct 30 09:00:00 2020</text:p>
          </table:table-cell>
          <table:table-cell office:value-type="float" office:value="249.5">
            <text:p>249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0-10-30T10:00:00">
            <text:p>Fri Oct 30 10:00:00 2020</text:p>
          </table:table-cell>
          <table:table-cell office:value-type="float" office:value="268.5">
            <text:p>268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0-10-30T12:00:00">
            <text:p>Fri Oct 30 12:00:00 2020</text:p>
          </table:table-cell>
          <table:table-cell office:value-type="float" office:value="156.0">
            <text:p>156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0-10-30T13:00:00">
            <text:p>Fri Oct 30 13:00:00 2020</text:p>
          </table:table-cell>
          <table:table-cell office:value-type="float" office:value="127.0">
            <text:p>127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0-10-30T14:00:00">
            <text:p>Fri Oct 30 14:00:00 2020</text:p>
          </table:table-cell>
          <table:table-cell office:value-type="float" office:value="38.8333">
            <text:p>38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0-10-31T03:00:00">
            <text:p>Sat Oct 31 03:00:00 2020</text:p>
          </table:table-cell>
          <table:table-cell office:value-type="float" office:value="182.1667">
            <text:p>182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0-10-31T04:00:00">
            <text:p>Sat Oct 31 04:00:00 2020</text:p>
          </table:table-cell>
          <table:table-cell office:value-type="float" office:value="217.1667">
            <text:p>217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0-10-31T05:00:00">
            <text:p>Sat Oct 31 05:00:00 2020</text:p>
          </table:table-cell>
          <table:table-cell office:value-type="float" office:value="200.8333">
            <text:p>200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0-10-31T06:00:00">
            <text:p>Sat Oct 31 06:00:00 2020</text:p>
          </table:table-cell>
          <table:table-cell office:value-type="float" office:value="136.1667">
            <text:p>136.1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0-10-31T07:00:00">
            <text:p>Sat Oct 31 07:00:00 2020</text:p>
          </table:table-cell>
          <table:table-cell office:value-type="float" office:value="107.5">
            <text:p>107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0-10-31T08:00:00">
            <text:p>Sat Oct 31 08:00:00 2020</text:p>
          </table:table-cell>
          <table:table-cell office:value-type="float" office:value="201.8333">
            <text:p>201.8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0-10-31T09:00:00">
            <text:p>Sat Oct 31 09:00:00 2020</text:p>
          </table:table-cell>
          <table:table-cell office:value-type="float" office:value="73.0">
            <text:p>73.0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0-10-31T10:00:00">
            <text:p>Sat Oct 31 10:00:00 2020</text:p>
          </table:table-cell>
          <table:table-cell office:value-type="float" office:value="91.0">
            <text:p>91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0-10-31T11:00:00">
            <text:p>Sat Oct 31 11:00:00 2020</text:p>
          </table:table-cell>
          <table:table-cell office:value-type="float" office:value="62.8333">
            <text:p>62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0-10-31T12:00:00">
            <text:p>Sat Oct 31 12:00:00 2020</text:p>
          </table:table-cell>
          <table:table-cell office:value-type="float" office:value="76.0">
            <text:p>76.0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0-10-31T13:00:00">
            <text:p>Sat Oct 31 13:00:00 2020</text:p>
          </table:table-cell>
          <table:table-cell office:value-type="float" office:value="133.5">
            <text:p>133.5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0-11-01T09:00:00">
            <text:p>Sun Nov  1 09:00:00 2020</text:p>
          </table:table-cell>
          <table:table-cell office:value-type="float" office:value="120.0">
            <text:p>120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0-11-01T10:00:00">
            <text:p>Sun Nov  1 10:00:00 2020</text:p>
          </table:table-cell>
          <table:table-cell office:value-type="float" office:value="64.6667">
            <text:p>64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0-11-01T11:00:00">
            <text:p>Sun Nov  1 11:00:00 2020</text:p>
          </table:table-cell>
          <table:table-cell office:value-type="float" office:value="65.3333">
            <text:p>65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0-11-01T12:00:00">
            <text:p>Sun Nov  1 12:00:00 2020</text:p>
          </table:table-cell>
          <table:table-cell office:value-type="float" office:value="62.1667">
            <text:p>62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0-11-01T13:00:00">
            <text:p>Sun Nov  1 13:00:00 2020</text:p>
          </table:table-cell>
          <table:table-cell office:value-type="float" office:value="37.1667">
            <text:p>37.1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0-11-02T06:00:00">
            <text:p>Mon Nov  2 06:00:00 2020</text:p>
          </table:table-cell>
          <table:table-cell office:value-type="float" office:value="251.5">
            <text:p>251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0-11-02T07:00:00">
            <text:p>Mon Nov  2 07:00:00 2020</text:p>
          </table:table-cell>
          <table:table-cell office:value-type="float" office:value="152.3333">
            <text:p>152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0-11-02T08:00:00">
            <text:p>Mon Nov  2 08:00:00 2020</text:p>
          </table:table-cell>
          <table:table-cell office:value-type="float" office:value="256.8333">
            <text:p>256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0-11-02T09:00:00">
            <text:p>Mon Nov  2 09:00:00 2020</text:p>
          </table:table-cell>
          <table:table-cell office:value-type="float" office:value="171.3333">
            <text:p>171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0-11-02T10:00:00">
            <text:p>Mon Nov  2 10:00:00 2020</text:p>
          </table:table-cell>
          <table:table-cell office:value-type="float" office:value="75.3333">
            <text:p>75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0-11-02T11:00:00">
            <text:p>Mon Nov  2 11:00:00 2020</text:p>
          </table:table-cell>
          <table:table-cell office:value-type="float" office:value="75.0">
            <text:p>75.0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0-11-02T12:00:00">
            <text:p>Mon Nov  2 12:00:00 2020</text:p>
          </table:table-cell>
          <table:table-cell office:value-type="float" office:value="129.0">
            <text:p>129.0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0-11-02T13:00:00">
            <text:p>Mon Nov  2 13:00:00 2020</text:p>
          </table:table-cell>
          <table:table-cell office:value-type="float" office:value="45.5">
            <text:p>45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0-11-03T04:00:00">
            <text:p>Tue Nov  3 04:00:00 2020</text:p>
          </table:table-cell>
          <table:table-cell office:value-type="float" office:value="245.1667">
            <text:p>245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0-11-03T06:00:00">
            <text:p>Tue Nov  3 06:00:00 2020</text:p>
          </table:table-cell>
          <table:table-cell office:value-type="float" office:value="192.0">
            <text:p>192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0-11-03T07:00:00">
            <text:p>Tue Nov  3 07:00:00 2020</text:p>
          </table:table-cell>
          <table:table-cell office:value-type="float" office:value="227.8333">
            <text:p>227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11-03T08:00:00">
            <text:p>Tue Nov  3 08:00:00 2020</text:p>
          </table:table-cell>
          <table:table-cell office:value-type="float" office:value="167.3333">
            <text:p>167.3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0-11-03T09:00:00">
            <text:p>Tue Nov  3 09:00:00 2020</text:p>
          </table:table-cell>
          <table:table-cell office:value-type="float" office:value="90.3333">
            <text:p>90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0-11-03T10:00:00">
            <text:p>Tue Nov  3 10:00:00 2020</text:p>
          </table:table-cell>
          <table:table-cell office:value-type="float" office:value="202.6667">
            <text:p>202.6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0-11-03T11:00:00">
            <text:p>Tue Nov  3 11:00:00 2020</text:p>
          </table:table-cell>
          <table:table-cell office:value-type="float" office:value="111.5">
            <text:p>111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0-11-03T12:00:00">
            <text:p>Tue Nov  3 12:00:00 2020</text:p>
          </table:table-cell>
          <table:table-cell office:value-type="float" office:value="44.0">
            <text:p>44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0-11-03T13:00:00">
            <text:p>Tue Nov  3 13:00:00 2020</text:p>
          </table:table-cell>
          <table:table-cell office:value-type="float" office:value="168.0">
            <text:p>168.0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0-11-04T10:00:00">
            <text:p>Wed Nov  4 10:00:00 2020</text:p>
          </table:table-cell>
          <table:table-cell office:value-type="float" office:value="207.1667">
            <text:p>207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0-11-04T11:00:00">
            <text:p>Wed Nov  4 11:00:00 2020</text:p>
          </table:table-cell>
          <table:table-cell office:value-type="float" office:value="148.3333">
            <text:p>148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0-11-04T20:00:00">
            <text:p>Wed Nov  4 20:00:00 2020</text:p>
          </table:table-cell>
          <table:table-cell office:value-type="float" office:value="181.1667">
            <text:p>181.1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0-11-04T21:00:00">
            <text:p>Wed Nov  4 21:00:00 2020</text:p>
          </table:table-cell>
          <table:table-cell office:value-type="float" office:value="145.8333">
            <text:p>145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11-05T19:00:00">
            <text:p>Thu Nov  5 19:00:00 2020</text:p>
          </table:table-cell>
          <table:table-cell office:value-type="float" office:value="268.6667">
            <text:p>268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0-11-06T21:00:00">
            <text:p>Fri Nov  6 21:00:00 2020</text:p>
          </table:table-cell>
          <table:table-cell office:value-type="float" office:value="218.6667">
            <text:p>218.6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0-11-06T22:00:00">
            <text:p>Fri Nov  6 22:00:00 2020</text:p>
          </table:table-cell>
          <table:table-cell office:value-type="float" office:value="198.1667">
            <text:p>198.1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0-11-07T00:00:00">
            <text:p>Sat Nov  7 00:00:00 2020</text:p>
          </table:table-cell>
          <table:table-cell office:value-type="float" office:value="245.8333">
            <text:p>245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0-11-08T09:00:00">
            <text:p>Sun Nov  8 09:00:00 2020</text:p>
          </table:table-cell>
          <table:table-cell office:value-type="float" office:value="189.1667">
            <text:p>189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0-11-08T10:00:00">
            <text:p>Sun Nov  8 10:00:00 2020</text:p>
          </table:table-cell>
          <table:table-cell office:value-type="float" office:value="106.6667">
            <text:p>106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0-11-08T11:00:00">
            <text:p>Sun Nov  8 11:00:00 2020</text:p>
          </table:table-cell>
          <table:table-cell office:value-type="float" office:value="72.3333">
            <text:p>72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0-11-08T12:00:00">
            <text:p>Sun Nov  8 12:00:00 2020</text:p>
          </table:table-cell>
          <table:table-cell office:value-type="float" office:value="131.5">
            <text:p>131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11-08T13:00:00">
            <text:p>Sun Nov  8 13:00:00 2020</text:p>
          </table:table-cell>
          <table:table-cell office:value-type="float" office:value="140.8333">
            <text:p>140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0-11-08T14:00:00">
            <text:p>Sun Nov  8 14:00:00 2020</text:p>
          </table:table-cell>
          <table:table-cell office:value-type="float" office:value="133.6667">
            <text:p>133.6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0-11-08T15:00:00">
            <text:p>Sun Nov  8 15:00:00 2020</text:p>
          </table:table-cell>
          <table:table-cell office:value-type="float" office:value="93.6667">
            <text:p>93.6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0-11-09T08:00:00">
            <text:p>Mon Nov  9 08:00:00 2020</text:p>
          </table:table-cell>
          <table:table-cell office:value-type="float" office:value="144.8333">
            <text:p>144.8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0-11-09T09:00:00">
            <text:p>Mon Nov  9 09:00:00 2020</text:p>
          </table:table-cell>
          <table:table-cell office:value-type="float" office:value="135.0">
            <text:p>135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11-09T14:00:00">
            <text:p>Mon Nov  9 14:00:00 2020</text:p>
          </table:table-cell>
          <table:table-cell office:value-type="float" office:value="251.8333">
            <text:p>251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0-11-09T20:00:00">
            <text:p>Mon Nov  9 20:00:00 2020</text:p>
          </table:table-cell>
          <table:table-cell office:value-type="float" office:value="202.8333">
            <text:p>202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0-11-10T01:00:00">
            <text:p>Tue Nov 10 01:00:00 2020</text:p>
          </table:table-cell>
          <table:table-cell office:value-type="float" office:value="194.5">
            <text:p>194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0-11-10T02:00:00">
            <text:p>Tue Nov 10 02:00:00 2020</text:p>
          </table:table-cell>
          <table:table-cell office:value-type="float" office:value="211.8333">
            <text:p>211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11-10T04:00:00">
            <text:p>Tue Nov 10 04:00:00 2020</text:p>
          </table:table-cell>
          <table:table-cell office:value-type="float" office:value="175.5">
            <text:p>175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0-11-10T05:00:00">
            <text:p>Tue Nov 10 05:00:00 2020</text:p>
          </table:table-cell>
          <table:table-cell office:value-type="float" office:value="161.3333">
            <text:p>161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0-11-10T07:00:00">
            <text:p>Tue Nov 10 07:00:00 2020</text:p>
          </table:table-cell>
          <table:table-cell office:value-type="float" office:value="127.0">
            <text:p>127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0-11-10T08:00:00">
            <text:p>Tue Nov 10 08:00:00 2020</text:p>
          </table:table-cell>
          <table:table-cell office:value-type="float" office:value="71.3333">
            <text:p>71.3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0-11-10T09:00:00">
            <text:p>Tue Nov 10 09:00:00 2020</text:p>
          </table:table-cell>
          <table:table-cell office:value-type="float" office:value="80.3333">
            <text:p>80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0-11-10T10:00:00">
            <text:p>Tue Nov 10 10:00:00 2020</text:p>
          </table:table-cell>
          <table:table-cell office:value-type="float" office:value="93.6667">
            <text:p>93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0-11-10T11:00:00">
            <text:p>Tue Nov 10 11:00:00 2020</text:p>
          </table:table-cell>
          <table:table-cell office:value-type="float" office:value="87.5">
            <text:p>87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0-11-10T12:00:00">
            <text:p>Tue Nov 10 12:00:00 2020</text:p>
          </table:table-cell>
          <table:table-cell office:value-type="float" office:value="58.1667">
            <text:p>58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0-11-10T13:00:00">
            <text:p>Tue Nov 10 13:00:00 2020</text:p>
          </table:table-cell>
          <table:table-cell office:value-type="float" office:value="36.8333">
            <text:p>36.8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0-11-12T10:00:00">
            <text:p>Thu Nov 12 10:00:00 2020</text:p>
          </table:table-cell>
          <table:table-cell office:value-type="float" office:value="69.8333">
            <text:p>69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0-11-12T11:00:00">
            <text:p>Thu Nov 12 11:00:00 2020</text:p>
          </table:table-cell>
          <table:table-cell office:value-type="float" office:value="67.0">
            <text:p>67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0-11-12T23:00:00">
            <text:p>Thu Nov 12 23:00:00 2020</text:p>
          </table:table-cell>
          <table:table-cell office:value-type="float" office:value="226.6667">
            <text:p>226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11-13T00:00:00">
            <text:p>Fri Nov 13 00:00:00 2020</text:p>
          </table:table-cell>
          <table:table-cell office:value-type="float" office:value="175.1667">
            <text:p>175.1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0-11-13T01:00:00">
            <text:p>Fri Nov 13 01:00:00 2020</text:p>
          </table:table-cell>
          <table:table-cell office:value-type="float" office:value="224.1667">
            <text:p>224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0-11-13T02:00:00">
            <text:p>Fri Nov 13 02:00:00 2020</text:p>
          </table:table-cell>
          <table:table-cell office:value-type="float" office:value="192.6667">
            <text:p>192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0-11-13T03:00:00">
            <text:p>Fri Nov 13 03:00:00 2020</text:p>
          </table:table-cell>
          <table:table-cell office:value-type="float" office:value="206.8333">
            <text:p>206.8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0-11-13T04:00:00">
            <text:p>Fri Nov 13 04:00:00 2020</text:p>
          </table:table-cell>
          <table:table-cell office:value-type="float" office:value="204.3333">
            <text:p>204.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0-11-13T05:00:00">
            <text:p>Fri Nov 13 05:00:00 2020</text:p>
          </table:table-cell>
          <table:table-cell office:value-type="float" office:value="181.1667">
            <text:p>181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0-11-13T06:00:00">
            <text:p>Fri Nov 13 06:00:00 2020</text:p>
          </table:table-cell>
          <table:table-cell office:value-type="float" office:value="205.3333">
            <text:p>205.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0-11-13T07:00:00">
            <text:p>Fri Nov 13 07:00:00 2020</text:p>
          </table:table-cell>
          <table:table-cell office:value-type="float" office:value="105.6667">
            <text:p>105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11-13T08:00:00">
            <text:p>Fri Nov 13 08:00:00 2020</text:p>
          </table:table-cell>
          <table:table-cell office:value-type="float" office:value="243.8333">
            <text:p>243.8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0-11-13T09:00:00">
            <text:p>Fri Nov 13 09:00:00 2020</text:p>
          </table:table-cell>
          <table:table-cell office:value-type="float" office:value="114.8333">
            <text:p>114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0-11-13T10:00:00">
            <text:p>Fri Nov 13 10:00:00 2020</text:p>
          </table:table-cell>
          <table:table-cell office:value-type="float" office:value="61.3333">
            <text:p>61.3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0-11-13T11:00:00">
            <text:p>Fri Nov 13 11:00:00 2020</text:p>
          </table:table-cell>
          <table:table-cell office:value-type="float" office:value="93.3333">
            <text:p>93.3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0-11-13T12:00:00">
            <text:p>Fri Nov 13 12:00:00 2020</text:p>
          </table:table-cell>
          <table:table-cell office:value-type="float" office:value="35.1667">
            <text:p>35.1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0-11-13T13:00:00">
            <text:p>Fri Nov 13 13:00:00 2020</text:p>
          </table:table-cell>
          <table:table-cell office:value-type="float" office:value="38.8333">
            <text:p>38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0-11-13T14:00:00">
            <text:p>Fri Nov 13 14:00:00 2020</text:p>
          </table:table-cell>
          <table:table-cell office:value-type="float" office:value="92.8333">
            <text:p>92.8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0-11-13T15:00:00">
            <text:p>Fri Nov 13 15:00:00 2020</text:p>
          </table:table-cell>
          <table:table-cell office:value-type="float" office:value="120.3333">
            <text:p>120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0-11-14T05:00:00">
            <text:p>Sat Nov 14 05:00:00 2020</text:p>
          </table:table-cell>
          <table:table-cell office:value-type="float" office:value="120.1667">
            <text:p>120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0-11-14T06:00:00">
            <text:p>Sat Nov 14 06:00:00 2020</text:p>
          </table:table-cell>
          <table:table-cell office:value-type="float" office:value="197.8333">
            <text:p>197.8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0-11-14T07:00:00">
            <text:p>Sat Nov 14 07:00:00 2020</text:p>
          </table:table-cell>
          <table:table-cell office:value-type="float" office:value="98.0">
            <text:p>98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0-11-14T08:00:00">
            <text:p>Sat Nov 14 08:00:00 2020</text:p>
          </table:table-cell>
          <table:table-cell office:value-type="float" office:value="153.6667">
            <text:p>153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0-11-14T09:00:00">
            <text:p>Sat Nov 14 09:00:00 2020</text:p>
          </table:table-cell>
          <table:table-cell office:value-type="float" office:value="95.8333">
            <text:p>95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0-11-14T10:00:00">
            <text:p>Sat Nov 14 10:00:00 2020</text:p>
          </table:table-cell>
          <table:table-cell office:value-type="float" office:value="135.0">
            <text:p>135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11-14T11:00:00">
            <text:p>Sat Nov 14 11:00:00 2020</text:p>
          </table:table-cell>
          <table:table-cell office:value-type="float" office:value="188.1667">
            <text:p>188.1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0-11-14T12:00:00">
            <text:p>Sat Nov 14 12:00:00 2020</text:p>
          </table:table-cell>
          <table:table-cell office:value-type="float" office:value="163.0">
            <text:p>163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11-14T13:00:00">
            <text:p>Sat Nov 14 13:00:00 2020</text:p>
          </table:table-cell>
          <table:table-cell office:value-type="float" office:value="94.8333">
            <text:p>94.8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0-11-14T14:00:00">
            <text:p>Sat Nov 14 14:00:00 2020</text:p>
          </table:table-cell>
          <table:table-cell office:value-type="float" office:value="83.8333">
            <text:p>83.8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0-11-14T15:00:00">
            <text:p>Sat Nov 14 15:00:00 2020</text:p>
          </table:table-cell>
          <table:table-cell office:value-type="float" office:value="139.5">
            <text:p>139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0-11-14T16:00:00">
            <text:p>Sat Nov 14 16:00:00 2020</text:p>
          </table:table-cell>
          <table:table-cell office:value-type="float" office:value="195.8333">
            <text:p>195.8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0-11-14T17:00:00">
            <text:p>Sat Nov 14 17:00:00 2020</text:p>
          </table:table-cell>
          <table:table-cell office:value-type="float" office:value="67.0">
            <text:p>67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0-11-15T09:00:00">
            <text:p>Sun Nov 15 09:00:00 2020</text:p>
          </table:table-cell>
          <table:table-cell office:value-type="float" office:value="117.6667">
            <text:p>117.6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0-11-15T10:00:00">
            <text:p>Sun Nov 15 10:00:00 2020</text:p>
          </table:table-cell>
          <table:table-cell office:value-type="float" office:value="177.5">
            <text:p>177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0-11-15T11:00:00">
            <text:p>Sun Nov 15 11:00:00 2020</text:p>
          </table:table-cell>
          <table:table-cell office:value-type="float" office:value="86.0">
            <text:p>86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0-11-15T12:00:00">
            <text:p>Sun Nov 15 12:00:00 2020</text:p>
          </table:table-cell>
          <table:table-cell office:value-type="float" office:value="63.8333">
            <text:p>63.8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0-11-15T13:00:00">
            <text:p>Sun Nov 15 13:00:00 2020</text:p>
          </table:table-cell>
          <table:table-cell office:value-type="float" office:value="66.0">
            <text:p>66.0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0-11-16T03:00:00">
            <text:p>Mon Nov 16 03:00:00 2020</text:p>
          </table:table-cell>
          <table:table-cell office:value-type="float" office:value="184.8333">
            <text:p>184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0-11-16T04:00:00">
            <text:p>Mon Nov 16 04:00:00 2020</text:p>
          </table:table-cell>
          <table:table-cell office:value-type="float" office:value="140.5">
            <text:p>140.5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0-11-16T05:00:00">
            <text:p>Mon Nov 16 05:00:00 2020</text:p>
          </table:table-cell>
          <table:table-cell office:value-type="float" office:value="161.0">
            <text:p>161.0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0-11-16T06:00:00">
            <text:p>Mon Nov 16 06:00:00 2020</text:p>
          </table:table-cell>
          <table:table-cell office:value-type="float" office:value="171.6667">
            <text:p>171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0-11-16T07:00:00">
            <text:p>Mon Nov 16 07:00:00 2020</text:p>
          </table:table-cell>
          <table:table-cell office:value-type="float" office:value="149.5">
            <text:p>149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0-11-16T08:00:00">
            <text:p>Mon Nov 16 08:00:00 2020</text:p>
          </table:table-cell>
          <table:table-cell office:value-type="float" office:value="123.0">
            <text:p>123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0-11-16T09:00:00">
            <text:p>Mon Nov 16 09:00:00 2020</text:p>
          </table:table-cell>
          <table:table-cell office:value-type="float" office:value="181.1667">
            <text:p>181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1-16T10:00:00">
            <text:p>Mon Nov 16 10:00:00 2020</text:p>
          </table:table-cell>
          <table:table-cell office:value-type="float" office:value="87.6667">
            <text:p>87.6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0-11-16T11:00:00">
            <text:p>Mon Nov 16 11:00:00 2020</text:p>
          </table:table-cell>
          <table:table-cell office:value-type="float" office:value="76.0">
            <text:p>76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0-11-16T12:00:00">
            <text:p>Mon Nov 16 12:00:00 2020</text:p>
          </table:table-cell>
          <table:table-cell office:value-type="float" office:value="60.8333">
            <text:p>60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0-11-16T13:00:00">
            <text:p>Mon Nov 16 13:00:00 2020</text:p>
          </table:table-cell>
          <table:table-cell office:value-type="float" office:value="56.1667">
            <text:p>56.1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11-16T14:00:00">
            <text:p>Mon Nov 16 14:00:00 2020</text:p>
          </table:table-cell>
          <table:table-cell office:value-type="float" office:value="62.1667">
            <text:p>62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0-11-16T15:00:00">
            <text:p>Mon Nov 16 15:00:00 2020</text:p>
          </table:table-cell>
          <table:table-cell office:value-type="float" office:value="143.8333">
            <text:p>143.8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0-11-17T06:00:00">
            <text:p>Tue Nov 17 06:00:00 2020</text:p>
          </table:table-cell>
          <table:table-cell office:value-type="float" office:value="178.5">
            <text:p>178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0-11-17T07:00:00">
            <text:p>Tue Nov 17 07:00:00 2020</text:p>
          </table:table-cell>
          <table:table-cell office:value-type="float" office:value="151.6667">
            <text:p>151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0-11-17T08:00:00">
            <text:p>Tue Nov 17 08:00:00 2020</text:p>
          </table:table-cell>
          <table:table-cell office:value-type="float" office:value="180.8333">
            <text:p>180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0-11-17T09:00:00">
            <text:p>Tue Nov 17 09:00:00 2020</text:p>
          </table:table-cell>
          <table:table-cell office:value-type="float" office:value="76.1667">
            <text:p>76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11-17T10:00:00">
            <text:p>Tue Nov 17 10:00:00 2020</text:p>
          </table:table-cell>
          <table:table-cell office:value-type="float" office:value="57.0">
            <text:p>57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0-11-17T11:00:00">
            <text:p>Tue Nov 17 11:00:00 2020</text:p>
          </table:table-cell>
          <table:table-cell office:value-type="float" office:value="68.0">
            <text:p>68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0-11-17T12:00:00">
            <text:p>Tue Nov 17 12:00:00 2020</text:p>
          </table:table-cell>
          <table:table-cell office:value-type="float" office:value="122.3333">
            <text:p>122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11-17T13:00:00">
            <text:p>Tue Nov 17 13:00:00 2020</text:p>
          </table:table-cell>
          <table:table-cell office:value-type="float" office:value="124.1667">
            <text:p>124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0-11-17T14:00:00">
            <text:p>Tue Nov 17 14:00:00 2020</text:p>
          </table:table-cell>
          <table:table-cell office:value-type="float" office:value="128.5">
            <text:p>128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0-11-18T04:00:00">
            <text:p>Wed Nov 18 04:00:00 2020</text:p>
          </table:table-cell>
          <table:table-cell office:value-type="float" office:value="140.5">
            <text:p>140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0-11-18T05:00:00">
            <text:p>Wed Nov 18 05:00:00 2020</text:p>
          </table:table-cell>
          <table:table-cell office:value-type="float" office:value="108.3333">
            <text:p>108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0-11-18T06:00:00">
            <text:p>Wed Nov 18 06:00:00 2020</text:p>
          </table:table-cell>
          <table:table-cell office:value-type="float" office:value="220.3333">
            <text:p>220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0-11-18T07:00:00">
            <text:p>Wed Nov 18 07:00:00 2020</text:p>
          </table:table-cell>
          <table:table-cell office:value-type="float" office:value="110.0">
            <text:p>110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0-11-18T08:00:00">
            <text:p>Wed Nov 18 08:00:00 2020</text:p>
          </table:table-cell>
          <table:table-cell office:value-type="float" office:value="236.3333">
            <text:p>236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0-11-18T09:00:00">
            <text:p>Wed Nov 18 09:00:00 2020</text:p>
          </table:table-cell>
          <table:table-cell office:value-type="float" office:value="106.1667">
            <text:p>106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11-18T10:00:00">
            <text:p>Wed Nov 18 10:00:00 2020</text:p>
          </table:table-cell>
          <table:table-cell office:value-type="float" office:value="77.0">
            <text:p>77.0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0-11-18T11:00:00">
            <text:p>Wed Nov 18 11:00:00 2020</text:p>
          </table:table-cell>
          <table:table-cell office:value-type="float" office:value="62.1667">
            <text:p>62.1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0-11-18T12:00:00">
            <text:p>Wed Nov 18 12:00:00 2020</text:p>
          </table:table-cell>
          <table:table-cell office:value-type="float" office:value="61.0">
            <text:p>61.0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0-11-18T13:00:00">
            <text:p>Wed Nov 18 13:00:00 2020</text:p>
          </table:table-cell>
          <table:table-cell office:value-type="float" office:value="187.6667">
            <text:p>187.6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11-18T16:00:00">
            <text:p>Wed Nov 18 16:00:00 2020</text:p>
          </table:table-cell>
          <table:table-cell office:value-type="float" office:value="113.3333">
            <text:p>113.3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0-11-19T04:00:00">
            <text:p>Thu Nov 19 04:00:00 2020</text:p>
          </table:table-cell>
          <table:table-cell office:value-type="float" office:value="199.5">
            <text:p>199.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0-11-19T05:00:00">
            <text:p>Thu Nov 19 05:00:00 2020</text:p>
          </table:table-cell>
          <table:table-cell office:value-type="float" office:value="168.5">
            <text:p>168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0-11-19T06:00:00">
            <text:p>Thu Nov 19 06:00:00 2020</text:p>
          </table:table-cell>
          <table:table-cell office:value-type="float" office:value="178.0">
            <text:p>178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0-11-19T07:00:00">
            <text:p>Thu Nov 19 07:00:00 2020</text:p>
          </table:table-cell>
          <table:table-cell office:value-type="float" office:value="148.0">
            <text:p>148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0-11-19T08:00:00">
            <text:p>Thu Nov 19 08:00:00 2020</text:p>
          </table:table-cell>
          <table:table-cell office:value-type="float" office:value="221.5">
            <text:p>221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11-19T10:00:00">
            <text:p>Thu Nov 19 10:00:00 2020</text:p>
          </table:table-cell>
          <table:table-cell office:value-type="float" office:value="128.0">
            <text:p>128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0-11-19T11:00:00">
            <text:p>Thu Nov 19 11:00:00 2020</text:p>
          </table:table-cell>
          <table:table-cell office:value-type="float" office:value="73.8333">
            <text:p>73.8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0-11-19T12:00:00">
            <text:p>Thu Nov 19 12:00:00 2020</text:p>
          </table:table-cell>
          <table:table-cell office:value-type="float" office:value="55.6667">
            <text:p>55.6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0-11-19T13:00:00">
            <text:p>Thu Nov 19 13:00:00 2020</text:p>
          </table:table-cell>
          <table:table-cell office:value-type="float" office:value="208.0">
            <text:p>208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11-19T16:00:00">
            <text:p>Thu Nov 19 16:00:00 2020</text:p>
          </table:table-cell>
          <table:table-cell office:value-type="float" office:value="58.5">
            <text:p>58.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0-11-20T07:00:00">
            <text:p>Fri Nov 20 07:00:00 2020</text:p>
          </table:table-cell>
          <table:table-cell office:value-type="float" office:value="210.3333">
            <text:p>210.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0-11-20T08:00:00">
            <text:p>Fri Nov 20 08:00:00 2020</text:p>
          </table:table-cell>
          <table:table-cell office:value-type="float" office:value="166.8333">
            <text:p>166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0-11-20T09:00:00">
            <text:p>Fri Nov 20 09:00:00 2020</text:p>
          </table:table-cell>
          <table:table-cell office:value-type="float" office:value="124.6667">
            <text:p>124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11-20T10:00:00">
            <text:p>Fri Nov 20 10:00:00 2020</text:p>
          </table:table-cell>
          <table:table-cell office:value-type="float" office:value="148.5">
            <text:p>148.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11-20T11:00:00">
            <text:p>Fri Nov 20 11:00:00 2020</text:p>
          </table:table-cell>
          <table:table-cell office:value-type="float" office:value="141.8333">
            <text:p>141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0-11-20T12:00:00">
            <text:p>Fri Nov 20 12:00:00 2020</text:p>
          </table:table-cell>
          <table:table-cell office:value-type="float" office:value="107.5">
            <text:p>107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0-11-20T13:00:00">
            <text:p>Fri Nov 20 13:00:00 2020</text:p>
          </table:table-cell>
          <table:table-cell office:value-type="float" office:value="48.3333">
            <text:p>48.3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0-11-20T14:00:00">
            <text:p>Fri Nov 20 14:00:00 2020</text:p>
          </table:table-cell>
          <table:table-cell office:value-type="float" office:value="22.8333">
            <text:p>22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0-11-21T05:00:00">
            <text:p>Sat Nov 21 05:00:00 2020</text:p>
          </table:table-cell>
          <table:table-cell office:value-type="float" office:value="234.6667">
            <text:p>234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0-11-21T06:00:00">
            <text:p>Sat Nov 21 06:00:00 2020</text:p>
          </table:table-cell>
          <table:table-cell office:value-type="float" office:value="240.8333">
            <text:p>240.8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0-11-21T07:00:00">
            <text:p>Sat Nov 21 07:00:00 2020</text:p>
          </table:table-cell>
          <table:table-cell office:value-type="float" office:value="252.1667">
            <text:p>252.1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0-11-21T08:00:00">
            <text:p>Sat Nov 21 08:00:00 2020</text:p>
          </table:table-cell>
          <table:table-cell office:value-type="float" office:value="165.3333">
            <text:p>165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11-21T09:00:00">
            <text:p>Sat Nov 21 09:00:00 2020</text:p>
          </table:table-cell>
          <table:table-cell office:value-type="float" office:value="135.1667">
            <text:p>135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11-21T10:00:00">
            <text:p>Sat Nov 21 10:00:00 2020</text:p>
          </table:table-cell>
          <table:table-cell office:value-type="float" office:value="188.5">
            <text:p>188.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0-11-21T11:00:00">
            <text:p>Sat Nov 21 11:00:00 2020</text:p>
          </table:table-cell>
          <table:table-cell office:value-type="float" office:value="88.0">
            <text:p>88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0-11-21T12:00:00">
            <text:p>Sat Nov 21 12:00:00 2020</text:p>
          </table:table-cell>
          <table:table-cell office:value-type="float" office:value="99.1667">
            <text:p>99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0-11-21T13:00:00">
            <text:p>Sat Nov 21 13:00:00 2020</text:p>
          </table:table-cell>
          <table:table-cell office:value-type="float" office:value="81.6667">
            <text:p>81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0-11-21T14:00:00">
            <text:p>Sat Nov 21 14:00:00 2020</text:p>
          </table:table-cell>
          <table:table-cell office:value-type="float" office:value="74.0">
            <text:p>74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0-11-21T15:00:00">
            <text:p>Sat Nov 21 15:00:00 2020</text:p>
          </table:table-cell>
          <table:table-cell office:value-type="float" office:value="38.0">
            <text:p>38.0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0-11-22T19:00:00">
            <text:p>Sun Nov 22 19:00:00 2020</text:p>
          </table:table-cell>
          <table:table-cell office:value-type="float" office:value="216.8333">
            <text:p>216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0-11-23T07:00:00">
            <text:p>Mon Nov 23 07:00:00 2020</text:p>
          </table:table-cell>
          <table:table-cell office:value-type="float" office:value="211.3333">
            <text:p>211.3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0-11-23T08:00:00">
            <text:p>Mon Nov 23 08:00:00 2020</text:p>
          </table:table-cell>
          <table:table-cell office:value-type="float" office:value="203.8333">
            <text:p>203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1-23T09:00:00">
            <text:p>Mon Nov 23 09:00:00 2020</text:p>
          </table:table-cell>
          <table:table-cell office:value-type="float" office:value="168.5">
            <text:p>168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0-11-23T19:00:00">
            <text:p>Mon Nov 23 19:00:00 2020</text:p>
          </table:table-cell>
          <table:table-cell office:value-type="float" office:value="193.0">
            <text:p>193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0-11-23T20:00:00">
            <text:p>Mon Nov 23 20:00:00 2020</text:p>
          </table:table-cell>
          <table:table-cell office:value-type="float" office:value="77.5">
            <text:p>77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11-23T21:00:00">
            <text:p>Mon Nov 23 21:00:00 2020</text:p>
          </table:table-cell>
          <table:table-cell office:value-type="float" office:value="211.8333">
            <text:p>211.8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0-11-24T00:00:00">
            <text:p>Tue Nov 24 00:00:00 2020</text:p>
          </table:table-cell>
          <table:table-cell office:value-type="float" office:value="133.8333">
            <text:p>133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11-24T01:00:00">
            <text:p>Tue Nov 24 01:00:00 2020</text:p>
          </table:table-cell>
          <table:table-cell office:value-type="float" office:value="169.1667">
            <text:p>169.1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0-11-24T02:00:00">
            <text:p>Tue Nov 24 02:00:00 2020</text:p>
          </table:table-cell>
          <table:table-cell office:value-type="float" office:value="188.8333">
            <text:p>188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0-11-24T03:00:00">
            <text:p>Tue Nov 24 03:00:00 2020</text:p>
          </table:table-cell>
          <table:table-cell office:value-type="float" office:value="178.1667">
            <text:p>178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0-11-24T09:00:00">
            <text:p>Tue Nov 24 09:00:00 2020</text:p>
          </table:table-cell>
          <table:table-cell office:value-type="float" office:value="196.1667">
            <text:p>196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1-24T10:00:00">
            <text:p>Tue Nov 24 10:00:00 2020</text:p>
          </table:table-cell>
          <table:table-cell office:value-type="float" office:value="97.8333">
            <text:p>97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0-11-24T11:00:00">
            <text:p>Tue Nov 24 11:00:00 2020</text:p>
          </table:table-cell>
          <table:table-cell office:value-type="float" office:value="83.0">
            <text:p>83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0-11-24T12:00:00">
            <text:p>Tue Nov 24 12:00:00 2020</text:p>
          </table:table-cell>
          <table:table-cell office:value-type="float" office:value="93.1667">
            <text:p>93.1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0-11-24T13:00:00">
            <text:p>Tue Nov 24 13:00:00 2020</text:p>
          </table:table-cell>
          <table:table-cell office:value-type="float" office:value="104.0">
            <text:p>104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0-11-26T10:00:00">
            <text:p>Thu Nov 26 10:00:00 2020</text:p>
          </table:table-cell>
          <table:table-cell office:value-type="float" office:value="246.6667">
            <text:p>246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0-11-26T22:00:00">
            <text:p>Thu Nov 26 22:00:00 2020</text:p>
          </table:table-cell>
          <table:table-cell office:value-type="float" office:value="219.1667">
            <text:p>219.1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11-26T23:00:00">
            <text:p>Thu Nov 26 23:00:00 2020</text:p>
          </table:table-cell>
          <table:table-cell office:value-type="float" office:value="144.3333">
            <text:p>144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0-11-27T23:00:00">
            <text:p>Fri Nov 27 23:00:00 2020</text:p>
          </table:table-cell>
          <table:table-cell office:value-type="float" office:value="177.1667">
            <text:p>177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0-11-28T10:00:00">
            <text:p>Sat Nov 28 10:00:00 2020</text:p>
          </table:table-cell>
          <table:table-cell office:value-type="float" office:value="100.8333">
            <text:p>100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0-11-28T12:00:00">
            <text:p>Sat Nov 28 12:00:00 2020</text:p>
          </table:table-cell>
          <table:table-cell office:value-type="float" office:value="107.3333">
            <text:p>107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11-28T13:00:00">
            <text:p>Sat Nov 28 13:00:00 2020</text:p>
          </table:table-cell>
          <table:table-cell office:value-type="float" office:value="91.6667">
            <text:p>91.6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0-11-29T06:00:00">
            <text:p>Sun Nov 29 06:00:00 2020</text:p>
          </table:table-cell>
          <table:table-cell office:value-type="float" office:value="178.5">
            <text:p>178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11-29T07:00:00">
            <text:p>Sun Nov 29 07:00:00 2020</text:p>
          </table:table-cell>
          <table:table-cell office:value-type="float" office:value="277.8333">
            <text:p>277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11-29T08:00:00">
            <text:p>Sun Nov 29 08:00:00 2020</text:p>
          </table:table-cell>
          <table:table-cell office:value-type="float" office:value="127.5">
            <text:p>127.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11-29T09:00:00">
            <text:p>Sun Nov 29 09:00:00 2020</text:p>
          </table:table-cell>
          <table:table-cell office:value-type="float" office:value="146.3333">
            <text:p>146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11-29T10:00:00">
            <text:p>Sun Nov 29 10:00:00 2020</text:p>
          </table:table-cell>
          <table:table-cell office:value-type="float" office:value="128.5">
            <text:p>128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0-11-29T11:00:00">
            <text:p>Sun Nov 29 11:00:00 2020</text:p>
          </table:table-cell>
          <table:table-cell office:value-type="float" office:value="55.3333">
            <text:p>55.3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0-11-29T12:00:00">
            <text:p>Sun Nov 29 12:00:00 2020</text:p>
          </table:table-cell>
          <table:table-cell office:value-type="float" office:value="86.8333">
            <text:p>86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0-11-29T13:00:00">
            <text:p>Sun Nov 29 13:00:00 2020</text:p>
          </table:table-cell>
          <table:table-cell office:value-type="float" office:value="77.5">
            <text:p>77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0-12-01T19:00:00">
            <text:p>Tue Dec  1 19:00:00 2020</text:p>
          </table:table-cell>
          <table:table-cell office:value-type="float" office:value="190.1667">
            <text:p>190.1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0-12-01T20:00:00">
            <text:p>Tue Dec  1 20:00:00 2020</text:p>
          </table:table-cell>
          <table:table-cell office:value-type="float" office:value="122.8333">
            <text:p>122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12-01T21:00:00">
            <text:p>Tue Dec  1 21:00:00 2020</text:p>
          </table:table-cell>
          <table:table-cell office:value-type="float" office:value="188.1667">
            <text:p>188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12-01T22:00:00">
            <text:p>Tue Dec  1 22:00:00 2020</text:p>
          </table:table-cell>
          <table:table-cell office:value-type="float" office:value="216.5">
            <text:p>216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12-01T23:00:00">
            <text:p>Tue Dec  1 23:00:00 2020</text:p>
          </table:table-cell>
          <table:table-cell office:value-type="float" office:value="143.8333">
            <text:p>143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0-12-02T00:00:00">
            <text:p>Wed Dec  2 00:00:00 2020</text:p>
          </table:table-cell>
          <table:table-cell office:value-type="float" office:value="175.0">
            <text:p>175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0-12-02T01:00:00">
            <text:p>Wed Dec  2 01:00:00 2020</text:p>
          </table:table-cell>
          <table:table-cell office:value-type="float" office:value="136.8333">
            <text:p>136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0-12-02T03:00:00">
            <text:p>Wed Dec  2 03:00:00 2020</text:p>
          </table:table-cell>
          <table:table-cell office:value-type="float" office:value="155.3333">
            <text:p>155.3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0-12-02T06:00:00">
            <text:p>Wed Dec  2 06:00:00 2020</text:p>
          </table:table-cell>
          <table:table-cell office:value-type="float" office:value="183.3333">
            <text:p>183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0-12-02T07:00:00">
            <text:p>Wed Dec  2 07:00:00 2020</text:p>
          </table:table-cell>
          <table:table-cell office:value-type="float" office:value="173.3333">
            <text:p>173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0-12-02T08:00:00">
            <text:p>Wed Dec  2 08:00:00 2020</text:p>
          </table:table-cell>
          <table:table-cell office:value-type="float" office:value="258.8333">
            <text:p>258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0-12-02T09:00:00">
            <text:p>Wed Dec  2 09:00:00 2020</text:p>
          </table:table-cell>
          <table:table-cell office:value-type="float" office:value="117.5">
            <text:p>117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12-02T10:00:00">
            <text:p>Wed Dec  2 10:00:00 2020</text:p>
          </table:table-cell>
          <table:table-cell office:value-type="float" office:value="70.5">
            <text:p>70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0-12-02T11:00:00">
            <text:p>Wed Dec  2 11:00:00 2020</text:p>
          </table:table-cell>
          <table:table-cell office:value-type="float" office:value="90.6667">
            <text:p>90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0-12-02T12:00:00">
            <text:p>Wed Dec  2 12:00:00 2020</text:p>
          </table:table-cell>
          <table:table-cell office:value-type="float" office:value="101.5">
            <text:p>101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0-12-02T13:00:00">
            <text:p>Wed Dec  2 13:00:00 2020</text:p>
          </table:table-cell>
          <table:table-cell office:value-type="float" office:value="57.5">
            <text:p>57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0-12-02T14:00:00">
            <text:p>Wed Dec  2 14:00:00 2020</text:p>
          </table:table-cell>
          <table:table-cell office:value-type="float" office:value="127.3333">
            <text:p>127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0-12-02T15:00:00">
            <text:p>Wed Dec  2 15:00:00 2020</text:p>
          </table:table-cell>
          <table:table-cell office:value-type="float" office:value="24.1667">
            <text:p>24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0-12-12T21:00:00">
            <text:p>Sat Dec 12 21:00:00 2020</text:p>
          </table:table-cell>
          <table:table-cell office:value-type="float" office:value="252.3333">
            <text:p>252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12-12T22:00:00">
            <text:p>Sat Dec 12 22:00:00 2020</text:p>
          </table:table-cell>
          <table:table-cell office:value-type="float" office:value="141.1667">
            <text:p>141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0-12-12T23:00:00">
            <text:p>Sat Dec 12 23:00:00 2020</text:p>
          </table:table-cell>
          <table:table-cell office:value-type="float" office:value="124.1667">
            <text:p>124.1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0-12-13T00:00:00">
            <text:p>Sun Dec 13 00:00:00 2020</text:p>
          </table:table-cell>
          <table:table-cell office:value-type="float" office:value="148.6667">
            <text:p>148.6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0-12-13T09:00:00">
            <text:p>Sun Dec 13 09:00:00 2020</text:p>
          </table:table-cell>
          <table:table-cell office:value-type="float" office:value="100.6667">
            <text:p>100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0-12-13T10:00:00">
            <text:p>Sun Dec 13 10:00:00 2020</text:p>
          </table:table-cell>
          <table:table-cell office:value-type="float" office:value="152.5">
            <text:p>152.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12-13T11:00:00">
            <text:p>Sun Dec 13 11:00:00 2020</text:p>
          </table:table-cell>
          <table:table-cell office:value-type="float" office:value="79.6667">
            <text:p>79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0-12-13T12:00:00">
            <text:p>Sun Dec 13 12:00:00 2020</text:p>
          </table:table-cell>
          <table:table-cell office:value-type="float" office:value="48.5">
            <text:p>48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0-12-13T13:00:00">
            <text:p>Sun Dec 13 13:00:00 2020</text:p>
          </table:table-cell>
          <table:table-cell office:value-type="float" office:value="111.1667">
            <text:p>111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0-12-13T14:00:00">
            <text:p>Sun Dec 13 14:00:00 2020</text:p>
          </table:table-cell>
          <table:table-cell office:value-type="float" office:value="98.8333">
            <text:p>98.8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0-12-13T15:00:00">
            <text:p>Sun Dec 13 15:00:00 2020</text:p>
          </table:table-cell>
          <table:table-cell office:value-type="float" office:value="113.5">
            <text:p>113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0-12-13T16:00:00">
            <text:p>Sun Dec 13 16:00:00 2020</text:p>
          </table:table-cell>
          <table:table-cell office:value-type="float" office:value="180.3333">
            <text:p>180.3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0-12-13T17:00:00">
            <text:p>Sun Dec 13 17:00:00 2020</text:p>
          </table:table-cell>
          <table:table-cell office:value-type="float" office:value="111.6667">
            <text:p>111.6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0-12-13T18:00:00">
            <text:p>Sun Dec 13 18:00:00 2020</text:p>
          </table:table-cell>
          <table:table-cell office:value-type="float" office:value="80.5">
            <text:p>80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0-12-14T04:00:00">
            <text:p>Mon Dec 14 04:00:00 2020</text:p>
          </table:table-cell>
          <table:table-cell office:value-type="float" office:value="196.5">
            <text:p>196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0-12-14T05:00:00">
            <text:p>Mon Dec 14 05:00:00 2020</text:p>
          </table:table-cell>
          <table:table-cell office:value-type="float" office:value="179.6667">
            <text:p>179.6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0-12-14T06:00:00">
            <text:p>Mon Dec 14 06:00:00 2020</text:p>
          </table:table-cell>
          <table:table-cell office:value-type="float" office:value="188.6667">
            <text:p>188.6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0-12-14T07:00:00">
            <text:p>Mon Dec 14 07:00:00 2020</text:p>
          </table:table-cell>
          <table:table-cell office:value-type="float" office:value="197.8333">
            <text:p>197.8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0-12-14T08:00:00">
            <text:p>Mon Dec 14 08:00:00 2020</text:p>
          </table:table-cell>
          <table:table-cell office:value-type="float" office:value="143.0">
            <text:p>143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12-14T09:00:00">
            <text:p>Mon Dec 14 09:00:00 2020</text:p>
          </table:table-cell>
          <table:table-cell office:value-type="float" office:value="202.8333">
            <text:p>202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12-14T10:00:00">
            <text:p>Mon Dec 14 10:00:00 2020</text:p>
          </table:table-cell>
          <table:table-cell office:value-type="float" office:value="114.0">
            <text:p>114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12-14T11:00:00">
            <text:p>Mon Dec 14 11:00:00 2020</text:p>
          </table:table-cell>
          <table:table-cell office:value-type="float" office:value="99.3333">
            <text:p>99.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0-12-14T12:00:00">
            <text:p>Mon Dec 14 12:00:00 2020</text:p>
          </table:table-cell>
          <table:table-cell office:value-type="float" office:value="113.6667">
            <text:p>113.6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0-12-14T13:00:00">
            <text:p>Mon Dec 14 13:00:00 2020</text:p>
          </table:table-cell>
          <table:table-cell office:value-type="float" office:value="114.0">
            <text:p>114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0-12-14T16:00:00">
            <text:p>Mon Dec 14 16:00:00 2020</text:p>
          </table:table-cell>
          <table:table-cell office:value-type="float" office:value="241.5">
            <text:p>241.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12-14T17:00:00">
            <text:p>Mon Dec 14 17:00:00 2020</text:p>
          </table:table-cell>
          <table:table-cell office:value-type="float" office:value="81.0">
            <text:p>81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0-12-14T18:00:00">
            <text:p>Mon Dec 14 18:00:00 2020</text:p>
          </table:table-cell>
          <table:table-cell office:value-type="float" office:value="148.8333">
            <text:p>148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12-15T02:00:00">
            <text:p>Tue Dec 15 02:00:00 2020</text:p>
          </table:table-cell>
          <table:table-cell office:value-type="float" office:value="155.0">
            <text:p>155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0-12-15T03:00:00">
            <text:p>Tue Dec 15 03:00:00 2020</text:p>
          </table:table-cell>
          <table:table-cell office:value-type="float" office:value="200.0">
            <text:p>200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0-12-16T05:00:00">
            <text:p>Wed Dec 16 05:00:00 2020</text:p>
          </table:table-cell>
          <table:table-cell office:value-type="float" office:value="126.5">
            <text:p>126.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0-12-16T06:00:00">
            <text:p>Wed Dec 16 06:00:00 2020</text:p>
          </table:table-cell>
          <table:table-cell office:value-type="float" office:value="153.5">
            <text:p>153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0-12-16T07:00:00">
            <text:p>Wed Dec 16 07:00:00 2020</text:p>
          </table:table-cell>
          <table:table-cell office:value-type="float" office:value="120.0">
            <text:p>120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0-12-16T08:00:00">
            <text:p>Wed Dec 16 08:00:00 2020</text:p>
          </table:table-cell>
          <table:table-cell office:value-type="float" office:value="203.3333">
            <text:p>203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12-16T09:00:00">
            <text:p>Wed Dec 16 09:00:00 2020</text:p>
          </table:table-cell>
          <table:table-cell office:value-type="float" office:value="189.3333">
            <text:p>189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2-16T10:00:00">
            <text:p>Wed Dec 16 10:00:00 2020</text:p>
          </table:table-cell>
          <table:table-cell office:value-type="float" office:value="145.1667">
            <text:p>145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12-16T11:00:00">
            <text:p>Wed Dec 16 11:00:00 2020</text:p>
          </table:table-cell>
          <table:table-cell office:value-type="float" office:value="129.0">
            <text:p>129.0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0-12-16T12:00:00">
            <text:p>Wed Dec 16 12:00:00 2020</text:p>
          </table:table-cell>
          <table:table-cell office:value-type="float" office:value="260.3333">
            <text:p>260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12-16T13:00:00">
            <text:p>Wed Dec 16 13:00:00 2020</text:p>
          </table:table-cell>
          <table:table-cell office:value-type="float" office:value="125.3333">
            <text:p>125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12-16T14:00:00">
            <text:p>Wed Dec 16 14:00:00 2020</text:p>
          </table:table-cell>
          <table:table-cell office:value-type="float" office:value="291.3333">
            <text:p>291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0-12-16T15:00:00">
            <text:p>Wed Dec 16 15:00:00 2020</text:p>
          </table:table-cell>
          <table:table-cell office:value-type="float" office:value="186.8333">
            <text:p>186.8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0-12-16T16:00:00">
            <text:p>Wed Dec 16 16:00:00 2020</text:p>
          </table:table-cell>
          <table:table-cell office:value-type="float" office:value="220.1667">
            <text:p>220.1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0-12-16T17:00:00">
            <text:p>Wed Dec 16 17:00:00 2020</text:p>
          </table:table-cell>
          <table:table-cell office:value-type="float" office:value="121.0">
            <text:p>121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0-12-17T09:00:00">
            <text:p>Thu Dec 17 09:00:00 2020</text:p>
          </table:table-cell>
          <table:table-cell office:value-type="float" office:value="132.1667">
            <text:p>132.1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0-12-17T12:00:00">
            <text:p>Thu Dec 17 12:00:00 2020</text:p>
          </table:table-cell>
          <table:table-cell office:value-type="float" office:value="150.8333">
            <text:p>150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12-17T17:00:00">
            <text:p>Thu Dec 17 17:00:00 2020</text:p>
          </table:table-cell>
          <table:table-cell office:value-type="float" office:value="281.5">
            <text:p>281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0-12-18T03:00:00">
            <text:p>Fri Dec 18 03:00:00 2020</text:p>
          </table:table-cell>
          <table:table-cell office:value-type="float" office:value="249.5">
            <text:p>249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0-12-18T04:00:00">
            <text:p>Fri Dec 18 04:00:00 2020</text:p>
          </table:table-cell>
          <table:table-cell office:value-type="float" office:value="151.0">
            <text:p>151.0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0-12-18T05:00:00">
            <text:p>Fri Dec 18 05:00:00 2020</text:p>
          </table:table-cell>
          <table:table-cell office:value-type="float" office:value="87.0">
            <text:p>87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0-12-18T15:00:00">
            <text:p>Fri Dec 18 15:00:00 2020</text:p>
          </table:table-cell>
          <table:table-cell office:value-type="float" office:value="296.8333">
            <text:p>296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0-12-19T09:00:00">
            <text:p>Sat Dec 19 09:00:00 2020</text:p>
          </table:table-cell>
          <table:table-cell office:value-type="float" office:value="103.1667">
            <text:p>103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0-12-19T10:00:00">
            <text:p>Sat Dec 19 10:00:00 2020</text:p>
          </table:table-cell>
          <table:table-cell office:value-type="float" office:value="240.0">
            <text:p>240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12-19T11:00:00">
            <text:p>Sat Dec 19 11:00:00 2020</text:p>
          </table:table-cell>
          <table:table-cell office:value-type="float" office:value="202.6667">
            <text:p>202.6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0-12-19T12:00:00">
            <text:p>Sat Dec 19 12:00:00 2020</text:p>
          </table:table-cell>
          <table:table-cell office:value-type="float" office:value="100.3333">
            <text:p>100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0-12-19T13:00:00">
            <text:p>Sat Dec 19 13:00:00 2020</text:p>
          </table:table-cell>
          <table:table-cell office:value-type="float" office:value="142.1667">
            <text:p>142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0-12-19T14:00:00">
            <text:p>Sat Dec 19 14:00:00 2020</text:p>
          </table:table-cell>
          <table:table-cell office:value-type="float" office:value="249.5">
            <text:p>249.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0-12-19T15:00:00">
            <text:p>Sat Dec 19 15:00:00 2020</text:p>
          </table:table-cell>
          <table:table-cell office:value-type="float" office:value="286.0">
            <text:p>286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0-12-21T02:00:00">
            <text:p>Mon Dec 21 02:00:00 2020</text:p>
          </table:table-cell>
          <table:table-cell office:value-type="float" office:value="167.3333">
            <text:p>167.3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12-21T03:00:00">
            <text:p>Mon Dec 21 03:00:00 2020</text:p>
          </table:table-cell>
          <table:table-cell office:value-type="float" office:value="126.3333">
            <text:p>126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12-21T04:00:00">
            <text:p>Mon Dec 21 04:00:00 2020</text:p>
          </table:table-cell>
          <table:table-cell office:value-type="float" office:value="100.5">
            <text:p>100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12-21T05:00:00">
            <text:p>Mon Dec 21 05:00:00 2020</text:p>
          </table:table-cell>
          <table:table-cell office:value-type="float" office:value="141.8333">
            <text:p>141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12-21T06:00:00">
            <text:p>Mon Dec 21 06:00:00 2020</text:p>
          </table:table-cell>
          <table:table-cell office:value-type="float" office:value="219.1667">
            <text:p>219.1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0-12-21T07:00:00">
            <text:p>Mon Dec 21 07:00:00 2020</text:p>
          </table:table-cell>
          <table:table-cell office:value-type="float" office:value="180.8333">
            <text:p>180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0-12-21T08:00:00">
            <text:p>Mon Dec 21 08:00:00 2020</text:p>
          </table:table-cell>
          <table:table-cell office:value-type="float" office:value="119.0">
            <text:p>119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0-12-21T09:00:00">
            <text:p>Mon Dec 21 09:00:00 2020</text:p>
          </table:table-cell>
          <table:table-cell office:value-type="float" office:value="160.1667">
            <text:p>160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0-12-21T10:00:00">
            <text:p>Mon Dec 21 10:00:00 2020</text:p>
          </table:table-cell>
          <table:table-cell office:value-type="float" office:value="150.1667">
            <text:p>150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0-12-21T11:00:00">
            <text:p>Mon Dec 21 11:00:00 2020</text:p>
          </table:table-cell>
          <table:table-cell office:value-type="float" office:value="149.6667">
            <text:p>149.6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0-12-21T12:00:00">
            <text:p>Mon Dec 21 12:00:00 2020</text:p>
          </table:table-cell>
          <table:table-cell office:value-type="float" office:value="73.0">
            <text:p>73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0-12-21T13:00:00">
            <text:p>Mon Dec 21 13:00:00 2020</text:p>
          </table:table-cell>
          <table:table-cell office:value-type="float" office:value="28.8333">
            <text:p>28.8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0-12-21T14:00:00">
            <text:p>Mon Dec 21 14:00:00 2020</text:p>
          </table:table-cell>
          <table:table-cell office:value-type="float" office:value="42.3333">
            <text:p>42.3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12-21T15:00:00">
            <text:p>Mon Dec 21 15:00:00 2020</text:p>
          </table:table-cell>
          <table:table-cell office:value-type="float" office:value="39.5">
            <text:p>39.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0-12-22T11:00:00">
            <text:p>Tue Dec 22 11:00:00 2020</text:p>
          </table:table-cell>
          <table:table-cell office:value-type="float" office:value="246.1667">
            <text:p>246.1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0-12-22T13:00:00">
            <text:p>Tue Dec 22 13:00:00 2020</text:p>
          </table:table-cell>
          <table:table-cell office:value-type="float" office:value="138.3333">
            <text:p>138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0-12-22T14:00:00">
            <text:p>Tue Dec 22 14:00:00 2020</text:p>
          </table:table-cell>
          <table:table-cell office:value-type="float" office:value="107.8333">
            <text:p>107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0-12-23T12:00:00">
            <text:p>Wed Dec 23 12:00:00 2020</text:p>
          </table:table-cell>
          <table:table-cell office:value-type="float" office:value="188.5">
            <text:p>188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0-12-23T13:00:00">
            <text:p>Wed Dec 23 13:00:00 2020</text:p>
          </table:table-cell>
          <table:table-cell office:value-type="float" office:value="103.0">
            <text:p>103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0-12-23T14:00:00">
            <text:p>Wed Dec 23 14:00:00 2020</text:p>
          </table:table-cell>
          <table:table-cell office:value-type="float" office:value="75.5">
            <text:p>75.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0-12-24T09:00:00">
            <text:p>Thu Dec 24 09:00:00 2020</text:p>
          </table:table-cell>
          <table:table-cell office:value-type="float" office:value="87.8333">
            <text:p>87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0-12-24T10:00:00">
            <text:p>Thu Dec 24 10:00:00 2020</text:p>
          </table:table-cell>
          <table:table-cell office:value-type="float" office:value="107.8333">
            <text:p>107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0-12-24T11:00:00">
            <text:p>Thu Dec 24 11:00:00 2020</text:p>
          </table:table-cell>
          <table:table-cell office:value-type="float" office:value="295.6667">
            <text:p>295.6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0-12-24T12:00:00">
            <text:p>Thu Dec 24 12:00:00 2020</text:p>
          </table:table-cell>
          <table:table-cell office:value-type="float" office:value="183.0">
            <text:p>183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0-12-24T13:00:00">
            <text:p>Thu Dec 24 13:00:00 2020</text:p>
          </table:table-cell>
          <table:table-cell office:value-type="float" office:value="115.1667">
            <text:p>115.1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0-12-24T14:00:00">
            <text:p>Thu Dec 24 14:00:00 2020</text:p>
          </table:table-cell>
          <table:table-cell office:value-type="float" office:value="124.5">
            <text:p>124.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0-12-24T15:00:00">
            <text:p>Thu Dec 24 15:00:00 2020</text:p>
          </table:table-cell>
          <table:table-cell office:value-type="float" office:value="290.1667">
            <text:p>290.1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0-12-24T16:00:00">
            <text:p>Thu Dec 24 16:00:00 2020</text:p>
          </table:table-cell>
          <table:table-cell office:value-type="float" office:value="132.6667">
            <text:p>132.6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0-12-25T07:00:00">
            <text:p>Fri Dec 25 07:00:00 2020</text:p>
          </table:table-cell>
          <table:table-cell office:value-type="float" office:value="102.6667">
            <text:p>102.6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0-12-25T08:00:00">
            <text:p>Fri Dec 25 08:00:00 2020</text:p>
          </table:table-cell>
          <table:table-cell office:value-type="float" office:value="103.6667">
            <text:p>103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0-12-25T09:00:00">
            <text:p>Fri Dec 25 09:00:00 2020</text:p>
          </table:table-cell>
          <table:table-cell office:value-type="float" office:value="129.3333">
            <text:p>129.3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0-12-25T10:00:00">
            <text:p>Fri Dec 25 10:00:00 2020</text:p>
          </table:table-cell>
          <table:table-cell office:value-type="float" office:value="139.5">
            <text:p>139.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0-12-25T11:00:00">
            <text:p>Fri Dec 25 11:00:00 2020</text:p>
          </table:table-cell>
          <table:table-cell office:value-type="float" office:value="258.6667">
            <text:p>258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0-12-25T12:00:00">
            <text:p>Fri Dec 25 12:00:00 2020</text:p>
          </table:table-cell>
          <table:table-cell office:value-type="float" office:value="272.3333">
            <text:p>272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0-12-25T13:00:00">
            <text:p>Fri Dec 25 13:00:00 2020</text:p>
          </table:table-cell>
          <table:table-cell office:value-type="float" office:value="91.1667">
            <text:p>91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12-25T14:00:00">
            <text:p>Fri Dec 25 14:00:00 2020</text:p>
          </table:table-cell>
          <table:table-cell office:value-type="float" office:value="85.5">
            <text:p>85.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0-12-25T15:00:00">
            <text:p>Fri Dec 25 15:00:00 2020</text:p>
          </table:table-cell>
          <table:table-cell office:value-type="float" office:value="51.3333">
            <text:p>51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0-12-25T16:00:00">
            <text:p>Fri Dec 25 16:00:00 2020</text:p>
          </table:table-cell>
          <table:table-cell office:value-type="float" office:value="46.3333">
            <text:p>46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0-12-27T02:00:00">
            <text:p>Sun Dec 27 02:00:00 2020</text:p>
          </table:table-cell>
          <table:table-cell office:value-type="float" office:value="251.8333">
            <text:p>251.8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0-12-27T03:00:00">
            <text:p>Sun Dec 27 03:00:00 2020</text:p>
          </table:table-cell>
          <table:table-cell office:value-type="float" office:value="191.6667">
            <text:p>191.6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0-12-27T04:00:00">
            <text:p>Sun Dec 27 04:00:00 2020</text:p>
          </table:table-cell>
          <table:table-cell office:value-type="float" office:value="129.1667">
            <text:p>129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0-12-27T05:00:00">
            <text:p>Sun Dec 27 05:00:00 2020</text:p>
          </table:table-cell>
          <table:table-cell office:value-type="float" office:value="257.5">
            <text:p>257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0-12-27T06:00:00">
            <text:p>Sun Dec 27 06:00:00 2020</text:p>
          </table:table-cell>
          <table:table-cell office:value-type="float" office:value="114.0">
            <text:p>114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0-12-27T07:00:00">
            <text:p>Sun Dec 27 07:00:00 2020</text:p>
          </table:table-cell>
          <table:table-cell office:value-type="float" office:value="235.5">
            <text:p>235.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0-12-27T08:00:00">
            <text:p>Sun Dec 27 08:00:00 2020</text:p>
          </table:table-cell>
          <table:table-cell office:value-type="float" office:value="109.8333">
            <text:p>109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0-12-27T09:00:00">
            <text:p>Sun Dec 27 09:00:00 2020</text:p>
          </table:table-cell>
          <table:table-cell office:value-type="float" office:value="99.0">
            <text:p>99.0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0-12-27T10:00:00">
            <text:p>Sun Dec 27 10:00:00 2020</text:p>
          </table:table-cell>
          <table:table-cell office:value-type="float" office:value="64.8333">
            <text:p>64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0-12-27T11:00:00">
            <text:p>Sun Dec 27 11:00:00 2020</text:p>
          </table:table-cell>
          <table:table-cell office:value-type="float" office:value="66.6667">
            <text:p>66.6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0-12-27T12:00:00">
            <text:p>Sun Dec 27 12:00:00 2020</text:p>
          </table:table-cell>
          <table:table-cell office:value-type="float" office:value="153.8333">
            <text:p>153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12-27T13:00:00">
            <text:p>Sun Dec 27 13:00:00 2020</text:p>
          </table:table-cell>
          <table:table-cell office:value-type="float" office:value="85.8333">
            <text:p>85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0-12-27T14:00:00">
            <text:p>Sun Dec 27 14:00:00 2020</text:p>
          </table:table-cell>
          <table:table-cell office:value-type="float" office:value="124.0">
            <text:p>124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0-12-27T15:00:00">
            <text:p>Sun Dec 27 15:00:00 2020</text:p>
          </table:table-cell>
          <table:table-cell office:value-type="float" office:value="21.1667">
            <text:p>21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0-12-27T16:00:00">
            <text:p>Sun Dec 27 16:00:00 2020</text:p>
          </table:table-cell>
          <table:table-cell office:value-type="float" office:value="69.0">
            <text:p>69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0-12-27T17:00:00">
            <text:p>Sun Dec 27 17:00:00 2020</text:p>
          </table:table-cell>
          <table:table-cell office:value-type="float" office:value="120.1667">
            <text:p>120.1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0-12-30T09:00:00">
            <text:p>Wed Dec 30 09:00:00 2020</text:p>
          </table:table-cell>
          <table:table-cell office:value-type="float" office:value="147.6667">
            <text:p>147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12-30T11:00:00">
            <text:p>Wed Dec 30 11:00:00 2020</text:p>
          </table:table-cell>
          <table:table-cell office:value-type="float" office:value="200.6667">
            <text:p>200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0-12-30T16:00:00">
            <text:p>Wed Dec 30 16:00:00 2020</text:p>
          </table:table-cell>
          <table:table-cell office:value-type="float" office:value="86.5">
            <text:p>86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0-12-30T19:00:00">
            <text:p>Wed Dec 30 19:00:00 2020</text:p>
          </table:table-cell>
          <table:table-cell office:value-type="float" office:value="147.0">
            <text:p>147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0-12-30T20:00:00">
            <text:p>Wed Dec 30 20:00:00 2020</text:p>
          </table:table-cell>
          <table:table-cell office:value-type="float" office:value="125.3333">
            <text:p>125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12-30T21:00:00">
            <text:p>Wed Dec 30 21:00:00 2020</text:p>
          </table:table-cell>
          <table:table-cell office:value-type="float" office:value="135.6667">
            <text:p>135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2-30T22:00:00">
            <text:p>Wed Dec 30 22:00:00 2020</text:p>
          </table:table-cell>
          <table:table-cell office:value-type="float" office:value="88.8333">
            <text:p>88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12-30T23:00:00">
            <text:p>Wed Dec 30 23:00:00 2020</text:p>
          </table:table-cell>
          <table:table-cell office:value-type="float" office:value="158.6667">
            <text:p>158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12-31T01:00:00">
            <text:p>Thu Dec 31 01:00:00 2020</text:p>
          </table:table-cell>
          <table:table-cell office:value-type="float" office:value="130.3333">
            <text:p>130.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0-12-31T02:00:00">
            <text:p>Thu Dec 31 02:00:00 2020</text:p>
          </table:table-cell>
          <table:table-cell office:value-type="float" office:value="179.3333">
            <text:p>179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0-12-31T03:00:00">
            <text:p>Thu Dec 31 03:00:00 2020</text:p>
          </table:table-cell>
          <table:table-cell office:value-type="float" office:value="157.5">
            <text:p>157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0-12-31T04:00:00">
            <text:p>Thu Dec 31 04:00:00 2020</text:p>
          </table:table-cell>
          <table:table-cell office:value-type="float" office:value="211.0">
            <text:p>211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0-12-31T05:00:00">
            <text:p>Thu Dec 31 05:00:00 2020</text:p>
          </table:table-cell>
          <table:table-cell office:value-type="float" office:value="214.1667">
            <text:p>214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0-12-31T06:00:00">
            <text:p>Thu Dec 31 06:00:00 2020</text:p>
          </table:table-cell>
          <table:table-cell office:value-type="float" office:value="211.1667">
            <text:p>211.1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0-12-31T07:00:00">
            <text:p>Thu Dec 31 07:00:00 2020</text:p>
          </table:table-cell>
          <table:table-cell office:value-type="float" office:value="140.8333">
            <text:p>140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0-12-31T08:00:00">
            <text:p>Thu Dec 31 08:00:00 2020</text:p>
          </table:table-cell>
          <table:table-cell office:value-type="float" office:value="119.3333">
            <text:p>119.3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0-12-31T09:00:00">
            <text:p>Thu Dec 31 09:00:00 2020</text:p>
          </table:table-cell>
          <table:table-cell office:value-type="float" office:value="96.5">
            <text:p>96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12-31T10:00:00">
            <text:p>Thu Dec 31 10:00:00 2020</text:p>
          </table:table-cell>
          <table:table-cell office:value-type="float" office:value="101.0">
            <text:p>101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0-12-31T11:00:00">
            <text:p>Thu Dec 31 11:00:00 2020</text:p>
          </table:table-cell>
          <table:table-cell office:value-type="float" office:value="72.6667">
            <text:p>72.6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0-12-31T12:00:00">
            <text:p>Thu Dec 31 12:00:00 2020</text:p>
          </table:table-cell>
          <table:table-cell office:value-type="float" office:value="51.6667">
            <text:p>51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12-31T13:00:00">
            <text:p>Thu Dec 31 13:00:00 2020</text:p>
          </table:table-cell>
          <table:table-cell office:value-type="float" office:value="54.3333">
            <text:p>54.3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0-12-31T15:00:00">
            <text:p>Thu Dec 31 15:00:00 2020</text:p>
          </table:table-cell>
          <table:table-cell office:value-type="float" office:value="82.3333">
            <text:p>82.3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1-01-03T10:00:00">
            <text:p>Sun Jan  3 10:00:00 2021</text:p>
          </table:table-cell>
          <table:table-cell office:value-type="float" office:value="212.3333">
            <text:p>212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1-01-03T11:00:00">
            <text:p>Sun Jan  3 11:00:00 2021</text:p>
          </table:table-cell>
          <table:table-cell office:value-type="float" office:value="141.8333">
            <text:p>141.8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1-01-03T19:00:00">
            <text:p>Sun Jan  3 19:00:00 2021</text:p>
          </table:table-cell>
          <table:table-cell office:value-type="float" office:value="205.8333">
            <text:p>205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1-01-04T04:00:00">
            <text:p>Mon Jan  4 04:00:00 2021</text:p>
          </table:table-cell>
          <table:table-cell office:value-type="float" office:value="198.8333">
            <text:p>198.8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1-01-04T05:00:00">
            <text:p>Mon Jan  4 05:00:00 2021</text:p>
          </table:table-cell>
          <table:table-cell office:value-type="float" office:value="198.8333">
            <text:p>198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1-01-04T06:00:00">
            <text:p>Mon Jan  4 06:00:00 2021</text:p>
          </table:table-cell>
          <table:table-cell office:value-type="float" office:value="264.3333">
            <text:p>264.3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1-01-04T07:00:00">
            <text:p>Mon Jan  4 07:00:00 2021</text:p>
          </table:table-cell>
          <table:table-cell office:value-type="float" office:value="224.5">
            <text:p>224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1-01-04T08:00:00">
            <text:p>Mon Jan  4 08:00:00 2021</text:p>
          </table:table-cell>
          <table:table-cell office:value-type="float" office:value="171.0">
            <text:p>171.0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1-01-04T09:00:00">
            <text:p>Mon Jan  4 09:00:00 2021</text:p>
          </table:table-cell>
          <table:table-cell office:value-type="float" office:value="126.0">
            <text:p>126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1-01-04T10:00:00">
            <text:p>Mon Jan  4 10:00:00 2021</text:p>
          </table:table-cell>
          <table:table-cell office:value-type="float" office:value="148.5">
            <text:p>148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1-01-04T11:00:00">
            <text:p>Mon Jan  4 11:00:00 2021</text:p>
          </table:table-cell>
          <table:table-cell office:value-type="float" office:value="53.0">
            <text:p>53.0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1-01-05T10:00:00">
            <text:p>Tue Jan  5 10:00:00 2021</text:p>
          </table:table-cell>
          <table:table-cell office:value-type="float" office:value="162.6667">
            <text:p>162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1-01-05T12:00:00">
            <text:p>Tue Jan  5 12:00:00 2021</text:p>
          </table:table-cell>
          <table:table-cell office:value-type="float" office:value="245.6667">
            <text:p>245.6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1-01-11T05:00:00">
            <text:p>Mon Jan 11 05:00:00 2021</text:p>
          </table:table-cell>
          <table:table-cell office:value-type="float" office:value="151.5">
            <text:p>151.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1-01-11T07:00:00">
            <text:p>Mon Jan 11 07:00:00 2021</text:p>
          </table:table-cell>
          <table:table-cell office:value-type="float" office:value="142.8333">
            <text:p>142.8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1-01-11T08:00:00">
            <text:p>Mon Jan 11 08:00:00 2021</text:p>
          </table:table-cell>
          <table:table-cell office:value-type="float" office:value="231.0">
            <text:p>231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1-01-11T09:00:00">
            <text:p>Mon Jan 11 09:00:00 2021</text:p>
          </table:table-cell>
          <table:table-cell office:value-type="float" office:value="210.3333">
            <text:p>210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1-01-11T10:00:00">
            <text:p>Mon Jan 11 10:00:00 2021</text:p>
          </table:table-cell>
          <table:table-cell office:value-type="float" office:value="128.6667">
            <text:p>128.6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1-01-11T11:00:00">
            <text:p>Mon Jan 11 11:00:00 2021</text:p>
          </table:table-cell>
          <table:table-cell office:value-type="float" office:value="236.5">
            <text:p>236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1-01-11T12:00:00">
            <text:p>Mon Jan 11 12:00:00 2021</text:p>
          </table:table-cell>
          <table:table-cell office:value-type="float" office:value="129.6667">
            <text:p>129.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1-01-11T13:00:00">
            <text:p>Mon Jan 11 13:00:00 2021</text:p>
          </table:table-cell>
          <table:table-cell office:value-type="float" office:value="85.0">
            <text:p>85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1-01-11T15:00:00">
            <text:p>Mon Jan 11 15:00:00 2021</text:p>
          </table:table-cell>
          <table:table-cell office:value-type="float" office:value="81.5">
            <text:p>81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1-01-12T09:00:00">
            <text:p>Tue Jan 12 09:00:00 2021</text:p>
          </table:table-cell>
          <table:table-cell office:value-type="float" office:value="172.0">
            <text:p>172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1-01-12T10:00:00">
            <text:p>Tue Jan 12 10:00:00 2021</text:p>
          </table:table-cell>
          <table:table-cell office:value-type="float" office:value="177.0">
            <text:p>177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1-01-12T11:00:00">
            <text:p>Tue Jan 12 11:00:00 2021</text:p>
          </table:table-cell>
          <table:table-cell office:value-type="float" office:value="88.5">
            <text:p>88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1-01-12T12:00:00">
            <text:p>Tue Jan 12 12:00:00 2021</text:p>
          </table:table-cell>
          <table:table-cell office:value-type="float" office:value="87.8333">
            <text:p>87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01-12T13:00:00">
            <text:p>Tue Jan 12 13:00:00 2021</text:p>
          </table:table-cell>
          <table:table-cell office:value-type="float" office:value="56.0">
            <text:p>56.0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1-01-12T14:00:00">
            <text:p>Tue Jan 12 14:00:00 2021</text:p>
          </table:table-cell>
          <table:table-cell office:value-type="float" office:value="69.3333">
            <text:p>69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1-01-13T10:00:00">
            <text:p>Wed Jan 13 10:00:00 2021</text:p>
          </table:table-cell>
          <table:table-cell office:value-type="float" office:value="89.6667">
            <text:p>89.6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1-01-13T11:00:00">
            <text:p>Wed Jan 13 11:00:00 2021</text:p>
          </table:table-cell>
          <table:table-cell office:value-type="float" office:value="70.3333">
            <text:p>70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1-01-13T12:00:00">
            <text:p>Wed Jan 13 12:00:00 2021</text:p>
          </table:table-cell>
          <table:table-cell office:value-type="float" office:value="85.8333">
            <text:p>85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1-01-13T15:00:00">
            <text:p>Wed Jan 13 15:00:00 2021</text:p>
          </table:table-cell>
          <table:table-cell office:value-type="float" office:value="21.8333">
            <text:p>21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1-01-14T01:00:00">
            <text:p>Thu Jan 14 01:00:00 2021</text:p>
          </table:table-cell>
          <table:table-cell office:value-type="float" office:value="176.0">
            <text:p>176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1-01-14T02:00:00">
            <text:p>Thu Jan 14 02:00:00 2021</text:p>
          </table:table-cell>
          <table:table-cell office:value-type="float" office:value="126.0">
            <text:p>126.0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1-01-14T03:00:00">
            <text:p>Thu Jan 14 03:00:00 2021</text:p>
          </table:table-cell>
          <table:table-cell office:value-type="float" office:value="123.5">
            <text:p>123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1-01-14T04:00:00">
            <text:p>Thu Jan 14 04:00:00 2021</text:p>
          </table:table-cell>
          <table:table-cell office:value-type="float" office:value="213.8333">
            <text:p>213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1-01-14T05:00:00">
            <text:p>Thu Jan 14 05:00:00 2021</text:p>
          </table:table-cell>
          <table:table-cell office:value-type="float" office:value="196.5">
            <text:p>196.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1-01-14T06:00:00">
            <text:p>Thu Jan 14 06:00:00 2021</text:p>
          </table:table-cell>
          <table:table-cell office:value-type="float" office:value="115.6667">
            <text:p>115.6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1-01-14T07:00:00">
            <text:p>Thu Jan 14 07:00:00 2021</text:p>
          </table:table-cell>
          <table:table-cell office:value-type="float" office:value="116.1667">
            <text:p>116.1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1-01-14T08:00:00">
            <text:p>Thu Jan 14 08:00:00 2021</text:p>
          </table:table-cell>
          <table:table-cell office:value-type="float" office:value="149.1667">
            <text:p>149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1-01-14T10:00:00">
            <text:p>Thu Jan 14 10:00:00 2021</text:p>
          </table:table-cell>
          <table:table-cell office:value-type="float" office:value="92.0">
            <text:p>92.0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1-01-14T11:00:00">
            <text:p>Thu Jan 14 11:00:00 2021</text:p>
          </table:table-cell>
          <table:table-cell office:value-type="float" office:value="86.5">
            <text:p>86.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1-01-14T12:00:00">
            <text:p>Thu Jan 14 12:00:00 2021</text:p>
          </table:table-cell>
          <table:table-cell office:value-type="float" office:value="69.3333">
            <text:p>69.3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1-01-14T13:00:00">
            <text:p>Thu Jan 14 13:00:00 2021</text:p>
          </table:table-cell>
          <table:table-cell office:value-type="float" office:value="131.6667">
            <text:p>131.6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1-01-14T14:00:00">
            <text:p>Thu Jan 14 14:00:00 2021</text:p>
          </table:table-cell>
          <table:table-cell office:value-type="float" office:value="35.8333">
            <text:p>35.8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1-01-15T06:00:00">
            <text:p>Fri Jan 15 06:00:00 2021</text:p>
          </table:table-cell>
          <table:table-cell office:value-type="float" office:value="166.5">
            <text:p>166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1-01-15T09:00:00">
            <text:p>Fri Jan 15 09:00:00 2021</text:p>
          </table:table-cell>
          <table:table-cell office:value-type="float" office:value="187.1667">
            <text:p>187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01-15T10:00:00">
            <text:p>Fri Jan 15 10:00:00 2021</text:p>
          </table:table-cell>
          <table:table-cell office:value-type="float" office:value="120.1667">
            <text:p>120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1-01-15T11:00:00">
            <text:p>Fri Jan 15 11:00:00 2021</text:p>
          </table:table-cell>
          <table:table-cell office:value-type="float" office:value="111.0">
            <text:p>111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1-01-15T12:00:00">
            <text:p>Fri Jan 15 12:00:00 2021</text:p>
          </table:table-cell>
          <table:table-cell office:value-type="float" office:value="113.6667">
            <text:p>113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1-01-16T09:00:00">
            <text:p>Sat Jan 16 09:00:00 2021</text:p>
          </table:table-cell>
          <table:table-cell office:value-type="float" office:value="157.8333">
            <text:p>157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1-01-16T10:00:00">
            <text:p>Sat Jan 16 10:00:00 2021</text:p>
          </table:table-cell>
          <table:table-cell office:value-type="float" office:value="123.3333">
            <text:p>123.3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1-01-16T11:00:00">
            <text:p>Sat Jan 16 11:00:00 2021</text:p>
          </table:table-cell>
          <table:table-cell office:value-type="float" office:value="105.0">
            <text:p>105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1-01-16T12:00:00">
            <text:p>Sat Jan 16 12:00:00 2021</text:p>
          </table:table-cell>
          <table:table-cell office:value-type="float" office:value="90.6667">
            <text:p>90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1-01-17T08:00:00">
            <text:p>Sun Jan 17 08:00:00 2021</text:p>
          </table:table-cell>
          <table:table-cell office:value-type="float" office:value="164.0">
            <text:p>164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1-01-17T09:00:00">
            <text:p>Sun Jan 17 09:00:00 2021</text:p>
          </table:table-cell>
          <table:table-cell office:value-type="float" office:value="127.5">
            <text:p>127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1-01-17T10:00:00">
            <text:p>Sun Jan 17 10:00:00 2021</text:p>
          </table:table-cell>
          <table:table-cell office:value-type="float" office:value="128.3333">
            <text:p>128.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1-01-17T11:00:00">
            <text:p>Sun Jan 17 11:00:00 2021</text:p>
          </table:table-cell>
          <table:table-cell office:value-type="float" office:value="47.6667">
            <text:p>47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1-01-17T12:00:00">
            <text:p>Sun Jan 17 12:00:00 2021</text:p>
          </table:table-cell>
          <table:table-cell office:value-type="float" office:value="136.5">
            <text:p>136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1-01-18T06:00:00">
            <text:p>Mon Jan 18 06:00:00 2021</text:p>
          </table:table-cell>
          <table:table-cell office:value-type="float" office:value="191.8333">
            <text:p>191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1-01-18T07:00:00">
            <text:p>Mon Jan 18 07:00:00 2021</text:p>
          </table:table-cell>
          <table:table-cell office:value-type="float" office:value="283.1667">
            <text:p>283.1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1-01-18T08:00:00">
            <text:p>Mon Jan 18 08:00:00 2021</text:p>
          </table:table-cell>
          <table:table-cell office:value-type="float" office:value="152.5">
            <text:p>152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1-01-18T09:00:00">
            <text:p>Mon Jan 18 09:00:00 2021</text:p>
          </table:table-cell>
          <table:table-cell office:value-type="float" office:value="175.1667">
            <text:p>175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1-01-18T14:00:00">
            <text:p>Mon Jan 18 14:00:00 2021</text:p>
          </table:table-cell>
          <table:table-cell office:value-type="float" office:value="203.0">
            <text:p>203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1-01-18T15:00:00">
            <text:p>Mon Jan 18 15:00:00 2021</text:p>
          </table:table-cell>
          <table:table-cell office:value-type="float" office:value="206.1667">
            <text:p>206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1-01-18T18:00:00">
            <text:p>Mon Jan 18 18:00:00 2021</text:p>
          </table:table-cell>
          <table:table-cell office:value-type="float" office:value="181.3333">
            <text:p>181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1-01-19T02:00:00">
            <text:p>Tue Jan 19 02:00:00 2021</text:p>
          </table:table-cell>
          <table:table-cell office:value-type="float" office:value="150.8333">
            <text:p>150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1-01-19T03:00:00">
            <text:p>Tue Jan 19 03:00:00 2021</text:p>
          </table:table-cell>
          <table:table-cell office:value-type="float" office:value="124.0">
            <text:p>124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1-01-19T04:00:00">
            <text:p>Tue Jan 19 04:00:00 2021</text:p>
          </table:table-cell>
          <table:table-cell office:value-type="float" office:value="169.5">
            <text:p>169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1-01-19T05:00:00">
            <text:p>Tue Jan 19 05:00:00 2021</text:p>
          </table:table-cell>
          <table:table-cell office:value-type="float" office:value="142.3333">
            <text:p>142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1-01-19T06:00:00">
            <text:p>Tue Jan 19 06:00:00 2021</text:p>
          </table:table-cell>
          <table:table-cell office:value-type="float" office:value="186.0">
            <text:p>186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1-01-19T07:00:00">
            <text:p>Tue Jan 19 07:00:00 2021</text:p>
          </table:table-cell>
          <table:table-cell office:value-type="float" office:value="170.8333">
            <text:p>170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1-01-19T08:00:00">
            <text:p>Tue Jan 19 08:00:00 2021</text:p>
          </table:table-cell>
          <table:table-cell office:value-type="float" office:value="171.0">
            <text:p>171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1-01-19T09:00:00">
            <text:p>Tue Jan 19 09:00:00 2021</text:p>
          </table:table-cell>
          <table:table-cell office:value-type="float" office:value="125.5">
            <text:p>125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1-01-19T10:00:00">
            <text:p>Tue Jan 19 10:00:00 2021</text:p>
          </table:table-cell>
          <table:table-cell office:value-type="float" office:value="63.8333">
            <text:p>63.8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1-01-19T11:00:00">
            <text:p>Tue Jan 19 11:00:00 2021</text:p>
          </table:table-cell>
          <table:table-cell office:value-type="float" office:value="98.8333">
            <text:p>98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1-01-19T12:00:00">
            <text:p>Tue Jan 19 12:00:00 2021</text:p>
          </table:table-cell>
          <table:table-cell office:value-type="float" office:value="43.8333">
            <text:p>43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1-01-19T13:00:00">
            <text:p>Tue Jan 19 13:00:00 2021</text:p>
          </table:table-cell>
          <table:table-cell office:value-type="float" office:value="46.6667">
            <text:p>46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1-01-19T14:00:00">
            <text:p>Tue Jan 19 14:00:00 2021</text:p>
          </table:table-cell>
          <table:table-cell office:value-type="float" office:value="194.0">
            <text:p>194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1-01-19T16:00:00">
            <text:p>Tue Jan 19 16:00:00 2021</text:p>
          </table:table-cell>
          <table:table-cell office:value-type="float" office:value="76.6667">
            <text:p>76.6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1-01-20T06:00:00">
            <text:p>Wed Jan 20 06:00:00 2021</text:p>
          </table:table-cell>
          <table:table-cell office:value-type="float" office:value="187.6667">
            <text:p>187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1-01-20T07:00:00">
            <text:p>Wed Jan 20 07:00:00 2021</text:p>
          </table:table-cell>
          <table:table-cell office:value-type="float" office:value="167.5">
            <text:p>167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1-01-20T08:00:00">
            <text:p>Wed Jan 20 08:00:00 2021</text:p>
          </table:table-cell>
          <table:table-cell office:value-type="float" office:value="133.8333">
            <text:p>133.8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1-01-25T12:00:00">
            <text:p>Mon Jan 25 12:00:00 2021</text:p>
          </table:table-cell>
          <table:table-cell office:value-type="float" office:value="250.1667">
            <text:p>250.1667</text:p>
          </table:table-cell>
          <table:table-cell office:value-type="float" office:value="59.2">
            <text:p>59.2</text:p>
          </table:table-cell>
        </table:table-row>
        <table:table-row>
          <table:table-cell table:style-name="pd1" office:value-type="date" office:date-value="2021-01-25T13:00:00">
            <text:p>Mon Jan 25 13:00:00 2021</text:p>
          </table:table-cell>
          <table:table-cell office:value-type="float" office:value="252.0">
            <text:p>252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1-01-25T14:00:00">
            <text:p>Mon Jan 25 14:00:00 2021</text:p>
          </table:table-cell>
          <table:table-cell office:value-type="float" office:value="255.6667">
            <text:p>255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1-01-25T15:00:00">
            <text:p>Mon Jan 25 15:00:00 2021</text:p>
          </table:table-cell>
          <table:table-cell office:value-type="float" office:value="259.1667">
            <text:p>259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1-01-25T16:00:00">
            <text:p>Mon Jan 25 16:00:00 2021</text:p>
          </table:table-cell>
          <table:table-cell office:value-type="float" office:value="261.8333">
            <text:p>261.8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1-01-25T17:00:00">
            <text:p>Mon Jan 25 17:00:00 2021</text:p>
          </table:table-cell>
          <table:table-cell office:value-type="float" office:value="261.5">
            <text:p>261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1-01-25T18:00:00">
            <text:p>Mon Jan 25 18:00:00 2021</text:p>
          </table:table-cell>
          <table:table-cell office:value-type="float" office:value="266.5">
            <text:p>266.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1-01-25T19:00:00">
            <text:p>Mon Jan 25 19:00:00 2021</text:p>
          </table:table-cell>
          <table:table-cell office:value-type="float" office:value="257.1667">
            <text:p>257.1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1-01-25T20:00:00">
            <text:p>Mon Jan 25 20:00:00 2021</text:p>
          </table:table-cell>
          <table:table-cell office:value-type="float" office:value="250.3333">
            <text:p>250.3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1-01-25T21:00:00">
            <text:p>Mon Jan 25 21:00:00 2021</text:p>
          </table:table-cell>
          <table:table-cell office:value-type="float" office:value="249.0">
            <text:p>249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1-01-25T22:00:00">
            <text:p>Mon Jan 25 22:00:00 2021</text:p>
          </table:table-cell>
          <table:table-cell office:value-type="float" office:value="248.6667">
            <text:p>248.6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1-01-25T23:00:00">
            <text:p>Mon Jan 25 23:00:00 2021</text:p>
          </table:table-cell>
          <table:table-cell office:value-type="float" office:value="251.3333">
            <text:p>251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1-01-26T15:00:00">
            <text:p>Tue Jan 26 15:00:00 2021</text:p>
          </table:table-cell>
          <table:table-cell office:value-type="float" office:value="193.3333">
            <text:p>193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1-01-26T16:00:00">
            <text:p>Tue Jan 26 16:00:00 2021</text:p>
          </table:table-cell>
          <table:table-cell office:value-type="float" office:value="283.3333">
            <text:p>283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1-01-26T17:00:00">
            <text:p>Tue Jan 26 17:00:00 2021</text:p>
          </table:table-cell>
          <table:table-cell office:value-type="float" office:value="219.8333">
            <text:p>219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1-01-26T18:00:00">
            <text:p>Tue Jan 26 18:00:00 2021</text:p>
          </table:table-cell>
          <table:table-cell office:value-type="float" office:value="267.3333">
            <text:p>267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1-01-26T19:00:00">
            <text:p>Tue Jan 26 19:00:00 2021</text:p>
          </table:table-cell>
          <table:table-cell office:value-type="float" office:value="267.6667">
            <text:p>267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1-01-26T20:00:00">
            <text:p>Tue Jan 26 20:00:00 2021</text:p>
          </table:table-cell>
          <table:table-cell office:value-type="float" office:value="204.0">
            <text:p>204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1-01-26T21:00:00">
            <text:p>Tue Jan 26 21:00:00 2021</text:p>
          </table:table-cell>
          <table:table-cell office:value-type="float" office:value="156.5">
            <text:p>156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1-01-26T22:00:00">
            <text:p>Tue Jan 26 22:00:00 2021</text:p>
          </table:table-cell>
          <table:table-cell office:value-type="float" office:value="113.6667">
            <text:p>113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1-01-26T23:00:00">
            <text:p>Tue Jan 26 23:00:00 2021</text:p>
          </table:table-cell>
          <table:table-cell office:value-type="float" office:value="194.5">
            <text:p>194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1-01-27T00:00:00">
            <text:p>Wed Jan 27 00:00:00 2021</text:p>
          </table:table-cell>
          <table:table-cell office:value-type="float" office:value="177.3333">
            <text:p>177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1-01-27T01:00:00">
            <text:p>Wed Jan 27 01:00:00 2021</text:p>
          </table:table-cell>
          <table:table-cell office:value-type="float" office:value="180.1667">
            <text:p>180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1-01-27T02:00:00">
            <text:p>Wed Jan 27 02:00:00 2021</text:p>
          </table:table-cell>
          <table:table-cell office:value-type="float" office:value="122.5">
            <text:p>122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1-01-27T03:00:00">
            <text:p>Wed Jan 27 03:00:00 2021</text:p>
          </table:table-cell>
          <table:table-cell office:value-type="float" office:value="240.1667">
            <text:p>240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1-01-27T04:00:00">
            <text:p>Wed Jan 27 04:00:00 2021</text:p>
          </table:table-cell>
          <table:table-cell office:value-type="float" office:value="157.6667">
            <text:p>157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1-01-27T05:00:00">
            <text:p>Wed Jan 27 05:00:00 2021</text:p>
          </table:table-cell>
          <table:table-cell office:value-type="float" office:value="100.1667">
            <text:p>100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1-01-27T06:00:00">
            <text:p>Wed Jan 27 06:00:00 2021</text:p>
          </table:table-cell>
          <table:table-cell office:value-type="float" office:value="126.0">
            <text:p>126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1-01-27T07:00:00">
            <text:p>Wed Jan 27 07:00:00 2021</text:p>
          </table:table-cell>
          <table:table-cell office:value-type="float" office:value="233.0">
            <text:p>233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1-01-27T08:00:00">
            <text:p>Wed Jan 27 08:00:00 2021</text:p>
          </table:table-cell>
          <table:table-cell office:value-type="float" office:value="68.6667">
            <text:p>68.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1-01-27T09:00:00">
            <text:p>Wed Jan 27 09:00:00 2021</text:p>
          </table:table-cell>
          <table:table-cell office:value-type="float" office:value="228.3333">
            <text:p>228.3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1-01-27T10:00:00">
            <text:p>Wed Jan 27 10:00:00 2021</text:p>
          </table:table-cell>
          <table:table-cell office:value-type="float" office:value="160.0">
            <text:p>160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1-01-27T11:00:00">
            <text:p>Wed Jan 27 11:00:00 2021</text:p>
          </table:table-cell>
          <table:table-cell office:value-type="float" office:value="212.6667">
            <text:p>212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1-01-27T12:00:00">
            <text:p>Wed Jan 27 12:00:00 2021</text:p>
          </table:table-cell>
          <table:table-cell office:value-type="float" office:value="249.3333">
            <text:p>249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1-01-27T13:00:00">
            <text:p>Wed Jan 27 13:00:00 2021</text:p>
          </table:table-cell>
          <table:table-cell office:value-type="float" office:value="247.6667">
            <text:p>247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1-01-27T14:00:00">
            <text:p>Wed Jan 27 14:00:00 2021</text:p>
          </table:table-cell>
          <table:table-cell office:value-type="float" office:value="270.8333">
            <text:p>270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1-01-27T15:00:00">
            <text:p>Wed Jan 27 15:00:00 2021</text:p>
          </table:table-cell>
          <table:table-cell office:value-type="float" office:value="36.1667">
            <text:p>36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1-01-27T16:00:00">
            <text:p>Wed Jan 27 16:00:00 2021</text:p>
          </table:table-cell>
          <table:table-cell office:value-type="float" office:value="179.8333">
            <text:p>179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1-01-27T17:00:00">
            <text:p>Wed Jan 27 17:00:00 2021</text:p>
          </table:table-cell>
          <table:table-cell office:value-type="float" office:value="84.0">
            <text:p>84.0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1-01-27T18:00:00">
            <text:p>Wed Jan 27 18:00:00 2021</text:p>
          </table:table-cell>
          <table:table-cell office:value-type="float" office:value="209.3333">
            <text:p>209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1-01-28T06:00:00">
            <text:p>Thu Jan 28 06:00:00 2021</text:p>
          </table:table-cell>
          <table:table-cell office:value-type="float" office:value="85.3333">
            <text:p>85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1-01-28T07:00:00">
            <text:p>Thu Jan 28 07:00:00 2021</text:p>
          </table:table-cell>
          <table:table-cell office:value-type="float" office:value="87.3333">
            <text:p>87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1-01-28T12:00:00">
            <text:p>Thu Jan 28 12:00:00 2021</text:p>
          </table:table-cell>
          <table:table-cell office:value-type="float" office:value="121.3333">
            <text:p>121.3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1-01-28T13:00:00">
            <text:p>Thu Jan 28 13:00:00 2021</text:p>
          </table:table-cell>
          <table:table-cell office:value-type="float" office:value="51.8333">
            <text:p>51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1-01-29T10:00:00">
            <text:p>Fri Jan 29 10:00:00 2021</text:p>
          </table:table-cell>
          <table:table-cell office:value-type="float" office:value="139.8333">
            <text:p>139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1-01-29T11:00:00">
            <text:p>Fri Jan 29 11:00:00 2021</text:p>
          </table:table-cell>
          <table:table-cell office:value-type="float" office:value="258.0">
            <text:p>258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1-01-29T12:00:00">
            <text:p>Fri Jan 29 12:00:00 2021</text:p>
          </table:table-cell>
          <table:table-cell office:value-type="float" office:value="157.6667">
            <text:p>157.6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1-01-29T13:00:00">
            <text:p>Fri Jan 29 13:00:00 2021</text:p>
          </table:table-cell>
          <table:table-cell office:value-type="float" office:value="148.0">
            <text:p>148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1-01-29T14:00:00">
            <text:p>Fri Jan 29 14:00:00 2021</text:p>
          </table:table-cell>
          <table:table-cell office:value-type="float" office:value="180.3333">
            <text:p>180.3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1-01-29T15:00:00">
            <text:p>Fri Jan 29 15:00:00 2021</text:p>
          </table:table-cell>
          <table:table-cell office:value-type="float" office:value="42.1667">
            <text:p>42.1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1-01-30T08:00:00">
            <text:p>Sat Jan 30 08:00:00 2021</text:p>
          </table:table-cell>
          <table:table-cell office:value-type="float" office:value="223.3333">
            <text:p>223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1-01-30T09:00:00">
            <text:p>Sat Jan 30 09:00:00 2021</text:p>
          </table:table-cell>
          <table:table-cell office:value-type="float" office:value="184.6667">
            <text:p>184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1-01-30T10:00:00">
            <text:p>Sat Jan 30 10:00:00 2021</text:p>
          </table:table-cell>
          <table:table-cell office:value-type="float" office:value="240.1667">
            <text:p>240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1-01-30T11:00:00">
            <text:p>Sat Jan 30 11:00:00 2021</text:p>
          </table:table-cell>
          <table:table-cell office:value-type="float" office:value="226.1667">
            <text:p>226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1-01-30T12:00:00">
            <text:p>Sat Jan 30 12:00:00 2021</text:p>
          </table:table-cell>
          <table:table-cell office:value-type="float" office:value="249.8333">
            <text:p>249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1-01-30T13:00:00">
            <text:p>Sat Jan 30 13:00:00 2021</text:p>
          </table:table-cell>
          <table:table-cell office:value-type="float" office:value="258.1667">
            <text:p>258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1-01-30T14:00:00">
            <text:p>Sat Jan 30 14:00:00 2021</text:p>
          </table:table-cell>
          <table:table-cell office:value-type="float" office:value="259.3333">
            <text:p>259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1-01-30T15:00:00">
            <text:p>Sat Jan 30 15:00:00 2021</text:p>
          </table:table-cell>
          <table:table-cell office:value-type="float" office:value="262.3333">
            <text:p>262.3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1-02-01T01:00:00">
            <text:p>Mon Feb  1 01:00:00 2021</text:p>
          </table:table-cell>
          <table:table-cell office:value-type="float" office:value="254.3333">
            <text:p>254.3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1-02-01T02:00:00">
            <text:p>Mon Feb  1 02:00:00 2021</text:p>
          </table:table-cell>
          <table:table-cell office:value-type="float" office:value="251.3333">
            <text:p>251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1-02-01T03:00:00">
            <text:p>Mon Feb  1 03:00:00 2021</text:p>
          </table:table-cell>
          <table:table-cell office:value-type="float" office:value="249.3333">
            <text:p>249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1-02-01T04:00:00">
            <text:p>Mon Feb  1 04:00:00 2021</text:p>
          </table:table-cell>
          <table:table-cell office:value-type="float" office:value="250.1667">
            <text:p>250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1-02-01T05:00:00">
            <text:p>Mon Feb  1 05:00:00 2021</text:p>
          </table:table-cell>
          <table:table-cell office:value-type="float" office:value="245.0">
            <text:p>245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1-02-01T06:00:00">
            <text:p>Mon Feb  1 06:00:00 2021</text:p>
          </table:table-cell>
          <table:table-cell office:value-type="float" office:value="239.1667">
            <text:p>239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1-02-01T07:00:00">
            <text:p>Mon Feb  1 07:00:00 2021</text:p>
          </table:table-cell>
          <table:table-cell office:value-type="float" office:value="248.8333">
            <text:p>248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1-02-01T08:00:00">
            <text:p>Mon Feb  1 08:00:00 2021</text:p>
          </table:table-cell>
          <table:table-cell office:value-type="float" office:value="251.8333">
            <text:p>251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1-02-01T09:00:00">
            <text:p>Mon Feb  1 09:00:00 2021</text:p>
          </table:table-cell>
          <table:table-cell office:value-type="float" office:value="268.3333">
            <text:p>268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1-02-01T10:00:00">
            <text:p>Mon Feb  1 10:00:00 2021</text:p>
          </table:table-cell>
          <table:table-cell office:value-type="float" office:value="246.6667">
            <text:p>246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1-02-01T11:00:00">
            <text:p>Mon Feb  1 11:00:00 2021</text:p>
          </table:table-cell>
          <table:table-cell office:value-type="float" office:value="216.8333">
            <text:p>216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1-02-01T12:00:00">
            <text:p>Mon Feb  1 12:00:00 2021</text:p>
          </table:table-cell>
          <table:table-cell office:value-type="float" office:value="200.6667">
            <text:p>200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1-02-01T13:00:00">
            <text:p>Mon Feb  1 13:00:00 2021</text:p>
          </table:table-cell>
          <table:table-cell office:value-type="float" office:value="274.5">
            <text:p>274.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1-02-01T14:00:00">
            <text:p>Mon Feb  1 14:00:00 2021</text:p>
          </table:table-cell>
          <table:table-cell office:value-type="float" office:value="272.3333">
            <text:p>272.3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1-02-01T15:00:00">
            <text:p>Mon Feb  1 15:00:00 2021</text:p>
          </table:table-cell>
          <table:table-cell office:value-type="float" office:value="271.1667">
            <text:p>271.1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1-02-01T16:00:00">
            <text:p>Mon Feb  1 16:00:00 2021</text:p>
          </table:table-cell>
          <table:table-cell office:value-type="float" office:value="276.3333">
            <text:p>276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1-02-01T17:00:00">
            <text:p>Mon Feb  1 17:00:00 2021</text:p>
          </table:table-cell>
          <table:table-cell office:value-type="float" office:value="277.3333">
            <text:p>277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1-02-01T18:00:00">
            <text:p>Mon Feb  1 18:00:00 2021</text:p>
          </table:table-cell>
          <table:table-cell office:value-type="float" office:value="277.3333">
            <text:p>277.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1-02-01T19:00:00">
            <text:p>Mon Feb  1 19:00:00 2021</text:p>
          </table:table-cell>
          <table:table-cell office:value-type="float" office:value="273.1667">
            <text:p>273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1-02-01T20:00:00">
            <text:p>Mon Feb  1 20:00:00 2021</text:p>
          </table:table-cell>
          <table:table-cell office:value-type="float" office:value="84.5">
            <text:p>84.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1-02-01T21:00:00">
            <text:p>Mon Feb  1 21:00:00 2021</text:p>
          </table:table-cell>
          <table:table-cell office:value-type="float" office:value="207.5">
            <text:p>207.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1-02-01T22:00:00">
            <text:p>Mon Feb  1 22:00:00 2021</text:p>
          </table:table-cell>
          <table:table-cell office:value-type="float" office:value="101.1667">
            <text:p>101.1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1-02-01T23:00:00">
            <text:p>Mon Feb  1 23:00:00 2021</text:p>
          </table:table-cell>
          <table:table-cell office:value-type="float" office:value="300.0">
            <text:p>300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1-02-02T00:00:00">
            <text:p>Tue Feb  2 00:00:00 2021</text:p>
          </table:table-cell>
          <table:table-cell office:value-type="float" office:value="275.6667">
            <text:p>275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1-02-02T01:00:00">
            <text:p>Tue Feb  2 01:00:00 2021</text:p>
          </table:table-cell>
          <table:table-cell office:value-type="float" office:value="224.5">
            <text:p>224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1-02-02T02:00:00">
            <text:p>Tue Feb  2 02:00:00 2021</text:p>
          </table:table-cell>
          <table:table-cell office:value-type="float" office:value="195.1667">
            <text:p>195.1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1-02-02T04:00:00">
            <text:p>Tue Feb  2 04:00:00 2021</text:p>
          </table:table-cell>
          <table:table-cell office:value-type="float" office:value="140.5">
            <text:p>140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1-02-02T06:00:00">
            <text:p>Tue Feb  2 06:00:00 2021</text:p>
          </table:table-cell>
          <table:table-cell office:value-type="float" office:value="143.1667">
            <text:p>143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1-02-02T07:00:00">
            <text:p>Tue Feb  2 07:00:00 2021</text:p>
          </table:table-cell>
          <table:table-cell office:value-type="float" office:value="153.8333">
            <text:p>153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1-02-02T08:00:00">
            <text:p>Tue Feb  2 08:00:00 2021</text:p>
          </table:table-cell>
          <table:table-cell office:value-type="float" office:value="117.1667">
            <text:p>117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1-02-02T09:00:00">
            <text:p>Tue Feb  2 09:00:00 2021</text:p>
          </table:table-cell>
          <table:table-cell office:value-type="float" office:value="100.0">
            <text:p>100.0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1-02-02T10:00:00">
            <text:p>Tue Feb  2 10:00:00 2021</text:p>
          </table:table-cell>
          <table:table-cell office:value-type="float" office:value="95.5">
            <text:p>95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1-02-02T11:00:00">
            <text:p>Tue Feb  2 11:00:00 2021</text:p>
          </table:table-cell>
          <table:table-cell office:value-type="float" office:value="119.3333">
            <text:p>119.3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1-02-02T12:00:00">
            <text:p>Tue Feb  2 12:00:00 2021</text:p>
          </table:table-cell>
          <table:table-cell office:value-type="float" office:value="85.0">
            <text:p>85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1-02-02T13:00:00">
            <text:p>Tue Feb  2 13:00:00 2021</text:p>
          </table:table-cell>
          <table:table-cell office:value-type="float" office:value="110.6667">
            <text:p>110.6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1-02-02T14:00:00">
            <text:p>Tue Feb  2 14:00:00 2021</text:p>
          </table:table-cell>
          <table:table-cell office:value-type="float" office:value="179.6667">
            <text:p>179.6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1-02-02T15:00:00">
            <text:p>Tue Feb  2 15:00:00 2021</text:p>
          </table:table-cell>
          <table:table-cell office:value-type="float" office:value="178.8333">
            <text:p>178.8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1-02-02T16:00:00">
            <text:p>Tue Feb  2 16:00:00 2021</text:p>
          </table:table-cell>
          <table:table-cell office:value-type="float" office:value="180.3333">
            <text:p>180.3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1-02-02T17:00:00">
            <text:p>Tue Feb  2 17:00:00 2021</text:p>
          </table:table-cell>
          <table:table-cell office:value-type="float" office:value="181.6667">
            <text:p>181.6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1-02-03T07:00:00">
            <text:p>Wed Feb  3 07:00:00 2021</text:p>
          </table:table-cell>
          <table:table-cell office:value-type="float" office:value="169.3333">
            <text:p>169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1-02-03T08:00:00">
            <text:p>Wed Feb  3 08:00:00 2021</text:p>
          </table:table-cell>
          <table:table-cell office:value-type="float" office:value="178.1667">
            <text:p>178.1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1-02-03T09:00:00">
            <text:p>Wed Feb  3 09:00:00 2021</text:p>
          </table:table-cell>
          <table:table-cell office:value-type="float" office:value="176.3333">
            <text:p>176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1-02-04T09:00:00">
            <text:p>Thu Feb  4 09:00:00 2021</text:p>
          </table:table-cell>
          <table:table-cell office:value-type="float" office:value="229.0">
            <text:p>229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1-02-11T08:00:00">
            <text:p>Thu Feb 11 08:00:00 2021</text:p>
          </table:table-cell>
          <table:table-cell office:value-type="float" office:value="170.1667">
            <text:p>170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1-02-11T09:00:00">
            <text:p>Thu Feb 11 09:00:00 2021</text:p>
          </table:table-cell>
          <table:table-cell office:value-type="float" office:value="241.6667">
            <text:p>241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1-02-11T10:00:00">
            <text:p>Thu Feb 11 10:00:00 2021</text:p>
          </table:table-cell>
          <table:table-cell office:value-type="float" office:value="212.0">
            <text:p>212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1-02-11T11:00:00">
            <text:p>Thu Feb 11 11:00:00 2021</text:p>
          </table:table-cell>
          <table:table-cell office:value-type="float" office:value="114.5">
            <text:p>114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1-02-11T12:00:00">
            <text:p>Thu Feb 11 12:00:00 2021</text:p>
          </table:table-cell>
          <table:table-cell office:value-type="float" office:value="193.6667">
            <text:p>193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1-02-13T12:00:00">
            <text:p>Sat Feb 13 12:00:00 2021</text:p>
          </table:table-cell>
          <table:table-cell office:value-type="float" office:value="147.6667">
            <text:p>147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1-02-14T09:00:00">
            <text:p>Sun Feb 14 09:00:00 2021</text:p>
          </table:table-cell>
          <table:table-cell office:value-type="float" office:value="238.1667">
            <text:p>238.1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1-02-14T10:00:00">
            <text:p>Sun Feb 14 10:00:00 2021</text:p>
          </table:table-cell>
          <table:table-cell office:value-type="float" office:value="76.0">
            <text:p>76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1-02-14T11:00:00">
            <text:p>Sun Feb 14 11:00:00 2021</text:p>
          </table:table-cell>
          <table:table-cell office:value-type="float" office:value="138.0">
            <text:p>138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1-02-14T12:00:00">
            <text:p>Sun Feb 14 12:00:00 2021</text:p>
          </table:table-cell>
          <table:table-cell office:value-type="float" office:value="27.3333">
            <text:p>27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1-02-14T13:00:00">
            <text:p>Sun Feb 14 13:00:00 2021</text:p>
          </table:table-cell>
          <table:table-cell office:value-type="float" office:value="92.8333">
            <text:p>92.8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1-02-15T20:00:00">
            <text:p>Mon Feb 15 20:00:00 2021</text:p>
          </table:table-cell>
          <table:table-cell office:value-type="float" office:value="224.3333">
            <text:p>224.3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1-02-16T08:00:00">
            <text:p>Tue Feb 16 08:00:00 2021</text:p>
          </table:table-cell>
          <table:table-cell office:value-type="float" office:value="159.3333">
            <text:p>159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1-02-16T09:00:00">
            <text:p>Tue Feb 16 09:00:00 2021</text:p>
          </table:table-cell>
          <table:table-cell office:value-type="float" office:value="170.1667">
            <text:p>170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1-02-16T10:00:00">
            <text:p>Tue Feb 16 10:00:00 2021</text:p>
          </table:table-cell>
          <table:table-cell office:value-type="float" office:value="121.3333">
            <text:p>121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1-02-16T11:00:00">
            <text:p>Tue Feb 16 11:00:00 2021</text:p>
          </table:table-cell>
          <table:table-cell office:value-type="float" office:value="89.0">
            <text:p>89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1-02-16T12:00:00">
            <text:p>Tue Feb 16 12:00:00 2021</text:p>
          </table:table-cell>
          <table:table-cell office:value-type="float" office:value="56.1667">
            <text:p>56.1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1-02-16T13:00:00">
            <text:p>Tue Feb 16 13:00:00 2021</text:p>
          </table:table-cell>
          <table:table-cell office:value-type="float" office:value="183.1667">
            <text:p>183.1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1-02-17T09:00:00">
            <text:p>Wed Feb 17 09:00:00 2021</text:p>
          </table:table-cell>
          <table:table-cell office:value-type="float" office:value="97.8333">
            <text:p>97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1-02-17T10:00:00">
            <text:p>Wed Feb 17 10:00:00 2021</text:p>
          </table:table-cell>
          <table:table-cell office:value-type="float" office:value="67.8333">
            <text:p>67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1-02-17T11:00:00">
            <text:p>Wed Feb 17 11:00:00 2021</text:p>
          </table:table-cell>
          <table:table-cell office:value-type="float" office:value="60.0">
            <text:p>60.0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1-02-17T12:00:00">
            <text:p>Wed Feb 17 12:00:00 2021</text:p>
          </table:table-cell>
          <table:table-cell office:value-type="float" office:value="132.6667">
            <text:p>132.6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1-02-17T13:00:00">
            <text:p>Wed Feb 17 13:00:00 2021</text:p>
          </table:table-cell>
          <table:table-cell office:value-type="float" office:value="49.0">
            <text:p>49.0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1-02-17T16:00:00">
            <text:p>Wed Feb 17 16:00:00 2021</text:p>
          </table:table-cell>
          <table:table-cell office:value-type="float" office:value="52.8333">
            <text:p>52.8333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1-02-17T17:00:00">
            <text:p>Wed Feb 17 17:00:00 2021</text:p>
          </table:table-cell>
          <table:table-cell office:value-type="float" office:value="47.0">
            <text:p>47.0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1-02-18T08:00:00">
            <text:p>Thu Feb 18 08:00:00 2021</text:p>
          </table:table-cell>
          <table:table-cell office:value-type="float" office:value="171.1667">
            <text:p>171.1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1-02-18T09:00:00">
            <text:p>Thu Feb 18 09:00:00 2021</text:p>
          </table:table-cell>
          <table:table-cell office:value-type="float" office:value="141.5">
            <text:p>141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1-02-18T10:00:00">
            <text:p>Thu Feb 18 10:00:00 2021</text:p>
          </table:table-cell>
          <table:table-cell office:value-type="float" office:value="80.0">
            <text:p>80.0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1-02-18T15:00:00">
            <text:p>Thu Feb 18 15:00:00 2021</text:p>
          </table:table-cell>
          <table:table-cell office:value-type="float" office:value="181.0">
            <text:p>181.0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1-02-18T16:00:00">
            <text:p>Thu Feb 18 16:00:00 2021</text:p>
          </table:table-cell>
          <table:table-cell office:value-type="float" office:value="322.5">
            <text:p>322.5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21-02-19T08:00:00">
            <text:p>Fri Feb 19 08:00:00 2021</text:p>
          </table:table-cell>
          <table:table-cell office:value-type="float" office:value="275.5">
            <text:p>275.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1-02-19T12:00:00">
            <text:p>Fri Feb 19 12:00:00 2021</text:p>
          </table:table-cell>
          <table:table-cell office:value-type="float" office:value="332.6667">
            <text:p>332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1-02-19T13:00:00">
            <text:p>Fri Feb 19 13:00:00 2021</text:p>
          </table:table-cell>
          <table:table-cell office:value-type="float" office:value="233.3333">
            <text:p>233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1-02-19T14:00:00">
            <text:p>Fri Feb 19 14:00:00 2021</text:p>
          </table:table-cell>
          <table:table-cell office:value-type="float" office:value="215.1667">
            <text:p>215.1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1-02-19T15:00:00">
            <text:p>Fri Feb 19 15:00:00 2021</text:p>
          </table:table-cell>
          <table:table-cell office:value-type="float" office:value="292.1667">
            <text:p>292.1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1-02-20T08:00:00">
            <text:p>Sat Feb 20 08:00:00 2021</text:p>
          </table:table-cell>
          <table:table-cell office:value-type="float" office:value="271.6667">
            <text:p>271.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1-02-20T09:00:00">
            <text:p>Sat Feb 20 09:00:00 2021</text:p>
          </table:table-cell>
          <table:table-cell office:value-type="float" office:value="282.0">
            <text:p>282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1-02-20T10:00:00">
            <text:p>Sat Feb 20 10:00:00 2021</text:p>
          </table:table-cell>
          <table:table-cell office:value-type="float" office:value="185.5">
            <text:p>185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1-02-21T10:00:00">
            <text:p>Sun Feb 21 10:00:00 2021</text:p>
          </table:table-cell>
          <table:table-cell office:value-type="float" office:value="115.1667">
            <text:p>115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1-02-21T11:00:00">
            <text:p>Sun Feb 21 11:00:00 2021</text:p>
          </table:table-cell>
          <table:table-cell office:value-type="float" office:value="197.1667">
            <text:p>197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1-02-21T12:00:00">
            <text:p>Sun Feb 21 12:00:00 2021</text:p>
          </table:table-cell>
          <table:table-cell office:value-type="float" office:value="108.6667">
            <text:p>108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1-02-23T14:00:00">
            <text:p>Tue Feb 23 14:00:00 2021</text:p>
          </table:table-cell>
          <table:table-cell office:value-type="float" office:value="87.6667">
            <text:p>87.6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1-02-23T15:00:00">
            <text:p>Tue Feb 23 15:00:00 2021</text:p>
          </table:table-cell>
          <table:table-cell office:value-type="float" office:value="86.6667">
            <text:p>86.6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1-02-25T12:00:00">
            <text:p>Thu Feb 25 12:00:00 2021</text:p>
          </table:table-cell>
          <table:table-cell office:value-type="float" office:value="265.1667">
            <text:p>265.1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1-02-25T20:00:00">
            <text:p>Thu Feb 25 20:00:00 2021</text:p>
          </table:table-cell>
          <table:table-cell office:value-type="float" office:value="116.3333">
            <text:p>116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1-02-25T21:00:00">
            <text:p>Thu Feb 25 21:00:00 2021</text:p>
          </table:table-cell>
          <table:table-cell office:value-type="float" office:value="113.6667">
            <text:p>113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1-02-27T07:00:00">
            <text:p>Sat Feb 27 07:00:00 2021</text:p>
          </table:table-cell>
          <table:table-cell office:value-type="float" office:value="236.6667">
            <text:p>236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1-02-27T08:00:00">
            <text:p>Sat Feb 27 08:00:00 2021</text:p>
          </table:table-cell>
          <table:table-cell office:value-type="float" office:value="200.0">
            <text:p>200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1-02-27T09:00:00">
            <text:p>Sat Feb 27 09:00:00 2021</text:p>
          </table:table-cell>
          <table:table-cell office:value-type="float" office:value="89.0">
            <text:p>89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1-02-27T10:00:00">
            <text:p>Sat Feb 27 10:00:00 2021</text:p>
          </table:table-cell>
          <table:table-cell office:value-type="float" office:value="171.0">
            <text:p>171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1-02-27T11:00:00">
            <text:p>Sat Feb 27 11:00:00 2021</text:p>
          </table:table-cell>
          <table:table-cell office:value-type="float" office:value="141.3333">
            <text:p>141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1-02-27T12:00:00">
            <text:p>Sat Feb 27 12:00:00 2021</text:p>
          </table:table-cell>
          <table:table-cell office:value-type="float" office:value="60.0">
            <text:p>60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1-02-27T13:00:00">
            <text:p>Sat Feb 27 13:00:00 2021</text:p>
          </table:table-cell>
          <table:table-cell office:value-type="float" office:value="47.6667">
            <text:p>47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1-02-27T14:00:00">
            <text:p>Sat Feb 27 14:00:00 2021</text:p>
          </table:table-cell>
          <table:table-cell office:value-type="float" office:value="109.1667">
            <text:p>109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1-02-27T15:00:00">
            <text:p>Sat Feb 27 15:00:00 2021</text:p>
          </table:table-cell>
          <table:table-cell office:value-type="float" office:value="91.6667">
            <text:p>91.6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1-02-27T16:00:00">
            <text:p>Sat Feb 27 16:00:00 2021</text:p>
          </table:table-cell>
          <table:table-cell office:value-type="float" office:value="126.3333">
            <text:p>126.3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1-02-28T04:00:00">
            <text:p>Sun Feb 28 04:00:00 2021</text:p>
          </table:table-cell>
          <table:table-cell office:value-type="float" office:value="161.1667">
            <text:p>161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1-02-28T05:00:00">
            <text:p>Sun Feb 28 05:00:00 2021</text:p>
          </table:table-cell>
          <table:table-cell office:value-type="float" office:value="122.3333">
            <text:p>122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1-02-28T06:00:00">
            <text:p>Sun Feb 28 06:00:00 2021</text:p>
          </table:table-cell>
          <table:table-cell office:value-type="float" office:value="149.3333">
            <text:p>149.3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1-02-28T07:00:00">
            <text:p>Sun Feb 28 07:00:00 2021</text:p>
          </table:table-cell>
          <table:table-cell office:value-type="float" office:value="138.8333">
            <text:p>138.8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1-02-28T08:00:00">
            <text:p>Sun Feb 28 08:00:00 2021</text:p>
          </table:table-cell>
          <table:table-cell office:value-type="float" office:value="121.3333">
            <text:p>121.3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1-02-28T09:00:00">
            <text:p>Sun Feb 28 09:00:00 2021</text:p>
          </table:table-cell>
          <table:table-cell office:value-type="float" office:value="150.3333">
            <text:p>150.3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1-02-28T10:00:00">
            <text:p>Sun Feb 28 10:00:00 2021</text:p>
          </table:table-cell>
          <table:table-cell office:value-type="float" office:value="151.1667">
            <text:p>151.1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1-02-28T11:00:00">
            <text:p>Sun Feb 28 11:00:00 2021</text:p>
          </table:table-cell>
          <table:table-cell office:value-type="float" office:value="118.3333">
            <text:p>118.3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1-02-28T12:00:00">
            <text:p>Sun Feb 28 12:00:00 2021</text:p>
          </table:table-cell>
          <table:table-cell office:value-type="float" office:value="120.1667">
            <text:p>120.1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1-03-03T11:00:00">
            <text:p>Wed Mar  3 11:00:00 2021</text:p>
          </table:table-cell>
          <table:table-cell office:value-type="float" office:value="224.8333">
            <text:p>224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1-03-03T12:00:00">
            <text:p>Wed Mar  3 12:00:00 2021</text:p>
          </table:table-cell>
          <table:table-cell office:value-type="float" office:value="87.0">
            <text:p>87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1-03-03T14:00:00">
            <text:p>Wed Mar  3 14:00:00 2021</text:p>
          </table:table-cell>
          <table:table-cell office:value-type="float" office:value="300.0">
            <text:p>300.0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1-03-03T15:00:00">
            <text:p>Wed Mar  3 15:00:00 2021</text:p>
          </table:table-cell>
          <table:table-cell office:value-type="float" office:value="320.0">
            <text:p>320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1-03-03T16:00:00">
            <text:p>Wed Mar  3 16:00:00 2021</text:p>
          </table:table-cell>
          <table:table-cell office:value-type="float" office:value="185.8333">
            <text:p>185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1-03-03T17:00:00">
            <text:p>Wed Mar  3 17:00:00 2021</text:p>
          </table:table-cell>
          <table:table-cell office:value-type="float" office:value="262.6667">
            <text:p>262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1-03-03T18:00:00">
            <text:p>Wed Mar  3 18:00:00 2021</text:p>
          </table:table-cell>
          <table:table-cell office:value-type="float" office:value="216.1667">
            <text:p>216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1-03-03T19:00:00">
            <text:p>Wed Mar  3 19:00:00 2021</text:p>
          </table:table-cell>
          <table:table-cell office:value-type="float" office:value="129.6667">
            <text:p>129.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1-03-03T20:00:00">
            <text:p>Wed Mar  3 20:00:00 2021</text:p>
          </table:table-cell>
          <table:table-cell office:value-type="float" office:value="180.1667">
            <text:p>180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1-03-03T21:00:00">
            <text:p>Wed Mar  3 21:00:00 2021</text:p>
          </table:table-cell>
          <table:table-cell office:value-type="float" office:value="160.5">
            <text:p>160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1-03-03T22:00:00">
            <text:p>Wed Mar  3 22:00:00 2021</text:p>
          </table:table-cell>
          <table:table-cell office:value-type="float" office:value="194.8333">
            <text:p>194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1-03-03T23:00:00">
            <text:p>Wed Mar  3 23:00:00 2021</text:p>
          </table:table-cell>
          <table:table-cell office:value-type="float" office:value="195.8333">
            <text:p>195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1-03-04T00:00:00">
            <text:p>Thu Mar  4 00:00:00 2021</text:p>
          </table:table-cell>
          <table:table-cell office:value-type="float" office:value="195.8333">
            <text:p>195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1-03-07T21:00:00">
            <text:p>Sun Mar  7 21:00:00 2021</text:p>
          </table:table-cell>
          <table:table-cell office:value-type="float" office:value="225.8333">
            <text:p>225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1-03-07T22:00:00">
            <text:p>Sun Mar  7 22:00:00 2021</text:p>
          </table:table-cell>
          <table:table-cell office:value-type="float" office:value="225.1667">
            <text:p>225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1-03-07T23:00:00">
            <text:p>Sun Mar  7 23:00:00 2021</text:p>
          </table:table-cell>
          <table:table-cell office:value-type="float" office:value="124.6667">
            <text:p>124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1-03-08T00:00:00">
            <text:p>Mon Mar  8 00:00:00 2021</text:p>
          </table:table-cell>
          <table:table-cell office:value-type="float" office:value="181.3333">
            <text:p>181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1-03-08T01:00:00">
            <text:p>Mon Mar  8 01:00:00 2021</text:p>
          </table:table-cell>
          <table:table-cell office:value-type="float" office:value="166.3333">
            <text:p>166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1-03-08T02:00:00">
            <text:p>Mon Mar  8 02:00:00 2021</text:p>
          </table:table-cell>
          <table:table-cell office:value-type="float" office:value="143.8333">
            <text:p>143.8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1-03-08T03:00:00">
            <text:p>Mon Mar  8 03:00:00 2021</text:p>
          </table:table-cell>
          <table:table-cell office:value-type="float" office:value="107.5">
            <text:p>107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1-03-08T04:00:00">
            <text:p>Mon Mar  8 04:00:00 2021</text:p>
          </table:table-cell>
          <table:table-cell office:value-type="float" office:value="202.5">
            <text:p>202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1-03-08T05:00:00">
            <text:p>Mon Mar  8 05:00:00 2021</text:p>
          </table:table-cell>
          <table:table-cell office:value-type="float" office:value="180.1667">
            <text:p>180.1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1-03-08T06:00:00">
            <text:p>Mon Mar  8 06:00:00 2021</text:p>
          </table:table-cell>
          <table:table-cell office:value-type="float" office:value="93.8333">
            <text:p>93.8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1-03-08T07:00:00">
            <text:p>Mon Mar  8 07:00:00 2021</text:p>
          </table:table-cell>
          <table:table-cell office:value-type="float" office:value="197.0">
            <text:p>197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1-03-08T08:00:00">
            <text:p>Mon Mar  8 08:00:00 2021</text:p>
          </table:table-cell>
          <table:table-cell office:value-type="float" office:value="131.5">
            <text:p>131.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1-03-08T09:00:00">
            <text:p>Mon Mar  8 09:00:00 2021</text:p>
          </table:table-cell>
          <table:table-cell office:value-type="float" office:value="98.5">
            <text:p>98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1-03-08T10:00:00">
            <text:p>Mon Mar  8 10:00:00 2021</text:p>
          </table:table-cell>
          <table:table-cell office:value-type="float" office:value="82.5">
            <text:p>82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1-03-08T11:00:00">
            <text:p>Mon Mar  8 11:00:00 2021</text:p>
          </table:table-cell>
          <table:table-cell office:value-type="float" office:value="97.5">
            <text:p>97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1-03-08T12:00:00">
            <text:p>Mon Mar  8 12:00:00 2021</text:p>
          </table:table-cell>
          <table:table-cell office:value-type="float" office:value="220.3333">
            <text:p>220.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1-03-08T14:00:00">
            <text:p>Mon Mar  8 14:00:00 2021</text:p>
          </table:table-cell>
          <table:table-cell office:value-type="float" office:value="162.0">
            <text:p>162.0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1-03-08T15:00:00">
            <text:p>Mon Mar  8 15:00:00 2021</text:p>
          </table:table-cell>
          <table:table-cell office:value-type="float" office:value="76.5">
            <text:p>76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1-03-08T16:00:00">
            <text:p>Mon Mar  8 16:00:00 2021</text:p>
          </table:table-cell>
          <table:table-cell office:value-type="float" office:value="33.6667">
            <text:p>33.6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1-03-08T17:00:00">
            <text:p>Mon Mar  8 17:00:00 2021</text:p>
          </table:table-cell>
          <table:table-cell office:value-type="float" office:value="84.8333">
            <text:p>84.8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1-03-08T18:00:00">
            <text:p>Mon Mar  8 18:00:00 2021</text:p>
          </table:table-cell>
          <table:table-cell office:value-type="float" office:value="120.3333">
            <text:p>120.3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1-03-09T05:00:00">
            <text:p>Tue Mar  9 05:00:00 2021</text:p>
          </table:table-cell>
          <table:table-cell office:value-type="float" office:value="85.6667">
            <text:p>85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1-03-09T06:00:00">
            <text:p>Tue Mar  9 06:00:00 2021</text:p>
          </table:table-cell>
          <table:table-cell office:value-type="float" office:value="116.8333">
            <text:p>116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1-03-09T07:00:00">
            <text:p>Tue Mar  9 07:00:00 2021</text:p>
          </table:table-cell>
          <table:table-cell office:value-type="float" office:value="151.8333">
            <text:p>151.8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1-03-09T08:00:00">
            <text:p>Tue Mar  9 08:00:00 2021</text:p>
          </table:table-cell>
          <table:table-cell office:value-type="float" office:value="126.3333">
            <text:p>126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1-03-09T09:00:00">
            <text:p>Tue Mar  9 09:00:00 2021</text:p>
          </table:table-cell>
          <table:table-cell office:value-type="float" office:value="190.8333">
            <text:p>190.8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1-03-09T10:00:00">
            <text:p>Tue Mar  9 10:00:00 2021</text:p>
          </table:table-cell>
          <table:table-cell office:value-type="float" office:value="93.6667">
            <text:p>93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1-03-09T11:00:00">
            <text:p>Tue Mar  9 11:00:00 2021</text:p>
          </table:table-cell>
          <table:table-cell office:value-type="float" office:value="80.1667">
            <text:p>80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1-03-09T12:00:00">
            <text:p>Tue Mar  9 12:00:00 2021</text:p>
          </table:table-cell>
          <table:table-cell office:value-type="float" office:value="102.3333">
            <text:p>102.3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1-03-09T13:00:00">
            <text:p>Tue Mar  9 13:00:00 2021</text:p>
          </table:table-cell>
          <table:table-cell office:value-type="float" office:value="113.1667">
            <text:p>113.1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1-03-09T14:00:00">
            <text:p>Tue Mar  9 14:00:00 2021</text:p>
          </table:table-cell>
          <table:table-cell office:value-type="float" office:value="134.3333">
            <text:p>134.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1-03-09T15:00:00">
            <text:p>Tue Mar  9 15:00:00 2021</text:p>
          </table:table-cell>
          <table:table-cell office:value-type="float" office:value="131.5">
            <text:p>131.5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1-03-10T06:00:00">
            <text:p>Wed Mar 10 06:00:00 2021</text:p>
          </table:table-cell>
          <table:table-cell office:value-type="float" office:value="190.8333">
            <text:p>190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1-03-10T07:00:00">
            <text:p>Wed Mar 10 07:00:00 2021</text:p>
          </table:table-cell>
          <table:table-cell office:value-type="float" office:value="71.3333">
            <text:p>71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1-03-10T08:00:00">
            <text:p>Wed Mar 10 08:00:00 2021</text:p>
          </table:table-cell>
          <table:table-cell office:value-type="float" office:value="129.8333">
            <text:p>129.8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1-03-10T09:00:00">
            <text:p>Wed Mar 10 09:00:00 2021</text:p>
          </table:table-cell>
          <table:table-cell office:value-type="float" office:value="73.3333">
            <text:p>73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1-03-10T10:00:00">
            <text:p>Wed Mar 10 10:00:00 2021</text:p>
          </table:table-cell>
          <table:table-cell office:value-type="float" office:value="79.6667">
            <text:p>79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1-03-10T11:00:00">
            <text:p>Wed Mar 10 11:00:00 2021</text:p>
          </table:table-cell>
          <table:table-cell office:value-type="float" office:value="69.1667">
            <text:p>69.1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1-03-10T12:00:00">
            <text:p>Wed Mar 10 12:00:00 2021</text:p>
          </table:table-cell>
          <table:table-cell office:value-type="float" office:value="57.5">
            <text:p>57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1-03-10T13:00:00">
            <text:p>Wed Mar 10 13:00:00 2021</text:p>
          </table:table-cell>
          <table:table-cell office:value-type="float" office:value="53.0">
            <text:p>53.0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1-03-11T08:00:00">
            <text:p>Thu Mar 11 08:00:00 2021</text:p>
          </table:table-cell>
          <table:table-cell office:value-type="float" office:value="169.3333">
            <text:p>169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1-03-11T09:00:00">
            <text:p>Thu Mar 11 09:00:00 2021</text:p>
          </table:table-cell>
          <table:table-cell office:value-type="float" office:value="108.3333">
            <text:p>108.3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1-03-11T11:00:00">
            <text:p>Thu Mar 11 11:00:00 2021</text:p>
          </table:table-cell>
          <table:table-cell office:value-type="float" office:value="281.6667">
            <text:p>281.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1-03-11T12:00:00">
            <text:p>Thu Mar 11 12:00:00 2021</text:p>
          </table:table-cell>
          <table:table-cell office:value-type="float" office:value="284.3333">
            <text:p>284.3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1-03-11T13:00:00">
            <text:p>Thu Mar 11 13:00:00 2021</text:p>
          </table:table-cell>
          <table:table-cell office:value-type="float" office:value="227.5">
            <text:p>227.5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1-03-11T14:00:00">
            <text:p>Thu Mar 11 14:00:00 2021</text:p>
          </table:table-cell>
          <table:table-cell office:value-type="float" office:value="221.6667">
            <text:p>221.6667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1-03-12T09:00:00">
            <text:p>Fri Mar 12 09:00:00 2021</text:p>
          </table:table-cell>
          <table:table-cell office:value-type="float" office:value="94.8333">
            <text:p>94.8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1-03-12T10:00:00">
            <text:p>Fri Mar 12 10:00:00 2021</text:p>
          </table:table-cell>
          <table:table-cell office:value-type="float" office:value="97.8333">
            <text:p>97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1-03-12T11:00:00">
            <text:p>Fri Mar 12 11:00:00 2021</text:p>
          </table:table-cell>
          <table:table-cell office:value-type="float" office:value="127.1667">
            <text:p>127.1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1-03-12T12:00:00">
            <text:p>Fri Mar 12 12:00:00 2021</text:p>
          </table:table-cell>
          <table:table-cell office:value-type="float" office:value="208.1667">
            <text:p>208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1-03-13T08:00:00">
            <text:p>Sat Mar 13 08:00:00 2021</text:p>
          </table:table-cell>
          <table:table-cell office:value-type="float" office:value="260.3333">
            <text:p>260.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1-03-13T09:00:00">
            <text:p>Sat Mar 13 09:00:00 2021</text:p>
          </table:table-cell>
          <table:table-cell office:value-type="float" office:value="118.3333">
            <text:p>118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1-03-13T10:00:00">
            <text:p>Sat Mar 13 10:00:00 2021</text:p>
          </table:table-cell>
          <table:table-cell office:value-type="float" office:value="68.8333">
            <text:p>68.8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1-03-13T11:00:00">
            <text:p>Sat Mar 13 11:00:00 2021</text:p>
          </table:table-cell>
          <table:table-cell office:value-type="float" office:value="327.1667">
            <text:p>327.1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1-03-13T12:00:00">
            <text:p>Sat Mar 13 12:00:00 2021</text:p>
          </table:table-cell>
          <table:table-cell office:value-type="float" office:value="339.5">
            <text:p>339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1-03-13T13:00:00">
            <text:p>Sat Mar 13 13:00:00 2021</text:p>
          </table:table-cell>
          <table:table-cell office:value-type="float" office:value="77.8333">
            <text:p>77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1-03-13T14:00:00">
            <text:p>Sat Mar 13 14:00:00 2021</text:p>
          </table:table-cell>
          <table:table-cell office:value-type="float" office:value="212.0">
            <text:p>212.0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1-03-13T15:00:00">
            <text:p>Sat Mar 13 15:00:00 2021</text:p>
          </table:table-cell>
          <table:table-cell office:value-type="float" office:value="277.6667">
            <text:p>277.6667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1-03-14T13:00:00">
            <text:p>Sun Mar 14 13:00:00 2021</text:p>
          </table:table-cell>
          <table:table-cell office:value-type="float" office:value="81.8333">
            <text:p>81.8333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21-03-14T14:00:00">
            <text:p>Sun Mar 14 14:00:00 2021</text:p>
          </table:table-cell>
          <table:table-cell office:value-type="float" office:value="50.1667">
            <text:p>50.1667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1-03-14T15:00:00">
            <text:p>Sun Mar 14 15:00:00 2021</text:p>
          </table:table-cell>
          <table:table-cell office:value-type="float" office:value="45.0">
            <text:p>45.0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1-03-15T09:00:00">
            <text:p>Mon Mar 15 09:00:00 2021</text:p>
          </table:table-cell>
          <table:table-cell office:value-type="float" office:value="154.0">
            <text:p>154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1-03-15T21:00:00">
            <text:p>Mon Mar 15 21:00:00 2021</text:p>
          </table:table-cell>
          <table:table-cell office:value-type="float" office:value="189.1667">
            <text:p>189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1-03-16T08:00:00">
            <text:p>Tue Mar 16 08:00:00 2021</text:p>
          </table:table-cell>
          <table:table-cell office:value-type="float" office:value="232.1667">
            <text:p>232.1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1-03-16T10:00:00">
            <text:p>Tue Mar 16 10:00:00 2021</text:p>
          </table:table-cell>
          <table:table-cell office:value-type="float" office:value="232.3333">
            <text:p>232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1-03-16T12:00:00">
            <text:p>Tue Mar 16 12:00:00 2021</text:p>
          </table:table-cell>
          <table:table-cell office:value-type="float" office:value="117.0">
            <text:p>117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1-03-16T13:00:00">
            <text:p>Tue Mar 16 13:00:00 2021</text:p>
          </table:table-cell>
          <table:table-cell office:value-type="float" office:value="91.8333">
            <text:p>91.8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1-03-22T12:00:00">
            <text:p>Mon Mar 22 12:00:00 2021</text:p>
          </table:table-cell>
          <table:table-cell office:value-type="float" office:value="49.8333">
            <text:p>49.8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1-03-22T13:00:00">
            <text:p>Mon Mar 22 13:00:00 2021</text:p>
          </table:table-cell>
          <table:table-cell office:value-type="float" office:value="34.5">
            <text:p>34.5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1-03-23T08:00:00">
            <text:p>Tue Mar 23 08:00:00 2021</text:p>
          </table:table-cell>
          <table:table-cell office:value-type="float" office:value="230.0">
            <text:p>230.0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1-03-23T09:00:00">
            <text:p>Tue Mar 23 09:00:00 2021</text:p>
          </table:table-cell>
          <table:table-cell office:value-type="float" office:value="122.8333">
            <text:p>122.8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1-03-23T10:00:00">
            <text:p>Tue Mar 23 10:00:00 2021</text:p>
          </table:table-cell>
          <table:table-cell office:value-type="float" office:value="65.3333">
            <text:p>65.3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1-03-23T11:00:00">
            <text:p>Tue Mar 23 11:00:00 2021</text:p>
          </table:table-cell>
          <table:table-cell office:value-type="float" office:value="127.8333">
            <text:p>127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1-03-23T12:00:00">
            <text:p>Tue Mar 23 12:00:00 2021</text:p>
          </table:table-cell>
          <table:table-cell office:value-type="float" office:value="126.8333">
            <text:p>126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1-03-23T13:00:00">
            <text:p>Tue Mar 23 13:00:00 2021</text:p>
          </table:table-cell>
          <table:table-cell office:value-type="float" office:value="226.6667">
            <text:p>226.6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1-03-24T11:00:00">
            <text:p>Wed Mar 24 11:00:00 2021</text:p>
          </table:table-cell>
          <table:table-cell office:value-type="float" office:value="211.6667">
            <text:p>211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1-03-25T09:00:00">
            <text:p>Thu Mar 25 09:00:00 2021</text:p>
          </table:table-cell>
          <table:table-cell office:value-type="float" office:value="99.6667">
            <text:p>99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1-03-25T10:00:00">
            <text:p>Thu Mar 25 10:00:00 2021</text:p>
          </table:table-cell>
          <table:table-cell office:value-type="float" office:value="93.3333">
            <text:p>93.3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1-03-25T11:00:00">
            <text:p>Thu Mar 25 11:00:00 2021</text:p>
          </table:table-cell>
          <table:table-cell office:value-type="float" office:value="40.6667">
            <text:p>40.6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1-03-25T12:00:00">
            <text:p>Thu Mar 25 12:00:00 2021</text:p>
          </table:table-cell>
          <table:table-cell office:value-type="float" office:value="135.0">
            <text:p>135.0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1-03-25T13:00:00">
            <text:p>Thu Mar 25 13:00:00 2021</text:p>
          </table:table-cell>
          <table:table-cell office:value-type="float" office:value="159.8333">
            <text:p>159.8333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21-03-25T14:00:00">
            <text:p>Thu Mar 25 14:00:00 2021</text:p>
          </table:table-cell>
          <table:table-cell office:value-type="float" office:value="162.6667">
            <text:p>162.6667</text:p>
          </table:table-cell>
          <table:table-cell office:value-type="float" office:value="117.1667">
            <text:p>117.1667</text:p>
          </table:table-cell>
        </table:table-row>
        <table:table-row>
          <table:table-cell table:style-name="pd1" office:value-type="date" office:date-value="2021-03-27T12:00:00">
            <text:p>Sat Mar 27 12:00:00 2021</text:p>
          </table:table-cell>
          <table:table-cell office:value-type="float" office:value="92.6667">
            <text:p>92.6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1-04-17T12:00:00">
            <text:p>Sat Apr 17 12:00:00 2021</text:p>
          </table:table-cell>
          <table:table-cell office:value-type="float" office:value="321.3333">
            <text:p>321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1-04-17T13:00:00">
            <text:p>Sat Apr 17 13:00:00 2021</text:p>
          </table:table-cell>
          <table:table-cell office:value-type="float" office:value="230.6667">
            <text:p>230.6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1-04-26T11:00:00">
            <text:p>Mon Apr 26 11:00:00 2021</text:p>
          </table:table-cell>
          <table:table-cell office:value-type="float" office:value="248.1667">
            <text:p>248.1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1-04-26T12:00:00">
            <text:p>Mon Apr 26 12:00:00 2021</text:p>
          </table:table-cell>
          <table:table-cell office:value-type="float" office:value="280.0">
            <text:p>280.0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1-04-27T09:00:00">
            <text:p>Tue Apr 27 09:00:00 2021</text:p>
          </table:table-cell>
          <table:table-cell office:value-type="float" office:value="181.0">
            <text:p>181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1-04-27T11:00:00">
            <text:p>Tue Apr 27 11:00:00 2021</text:p>
          </table:table-cell>
          <table:table-cell office:value-type="float" office:value="238.5">
            <text:p>238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1-04-27T12:00:00">
            <text:p>Tue Apr 27 12:00:00 2021</text:p>
          </table:table-cell>
          <table:table-cell office:value-type="float" office:value="166.0">
            <text:p>166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1-04-27T13:00:00">
            <text:p>Tue Apr 27 13:00:00 2021</text:p>
          </table:table-cell>
          <table:table-cell office:value-type="float" office:value="85.5">
            <text:p>85.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1-04-27T14:00:00">
            <text:p>Tue Apr 27 14:00:00 2021</text:p>
          </table:table-cell>
          <table:table-cell office:value-type="float" office:value="99.6667">
            <text:p>99.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1-04-27T15:00:00">
            <text:p>Tue Apr 27 15:00:00 2021</text:p>
          </table:table-cell>
          <table:table-cell office:value-type="float" office:value="196.5">
            <text:p>196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1-04-27T17:00:00">
            <text:p>Tue Apr 27 17:00:00 2021</text:p>
          </table:table-cell>
          <table:table-cell office:value-type="float" office:value="118.0">
            <text:p>118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1-04-27T18:00:00">
            <text:p>Tue Apr 27 18:00:00 2021</text:p>
          </table:table-cell>
          <table:table-cell office:value-type="float" office:value="141.6667">
            <text:p>141.6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1-04-28T14:00:00">
            <text:p>Wed Apr 28 14:00:00 2021</text:p>
          </table:table-cell>
          <table:table-cell office:value-type="float" office:value="275.5">
            <text:p>275.5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1-04-28T15:00:00">
            <text:p>Wed Apr 28 15:00:00 2021</text:p>
          </table:table-cell>
          <table:table-cell office:value-type="float" office:value="263.0">
            <text:p>263.0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1-05-05T14:00:00">
            <text:p>Wed May  5 14:00:00 2021</text:p>
          </table:table-cell>
          <table:table-cell office:value-type="float" office:value="85.6667">
            <text:p>85.6667</text:p>
          </table:table-cell>
          <table:table-cell office:value-type="float" office:value="109.6667">
            <text:p>109.6667</text:p>
          </table:table-cell>
        </table:table-row>
        <table:table-row>
          <table:table-cell table:style-name="pd1" office:value-type="date" office:date-value="2021-05-10T08:00:00">
            <text:p>Mon May 10 08:00:00 2021</text:p>
          </table:table-cell>
          <table:table-cell office:value-type="float" office:value="268.5">
            <text:p>268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1-05-10T09:00:00">
            <text:p>Mon May 10 09:00:00 2021</text:p>
          </table:table-cell>
          <table:table-cell office:value-type="float" office:value="243.8333">
            <text:p>243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1-05-17T12:00:00">
            <text:p>Mon May 17 12:00:00 2021</text:p>
          </table:table-cell>
          <table:table-cell office:value-type="float" office:value="128.1667">
            <text:p>128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1-05-17T13:00:00">
            <text:p>Mon May 17 13:00:00 2021</text:p>
          </table:table-cell>
          <table:table-cell office:value-type="float" office:value="183.6667">
            <text:p>183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1-05-17T14:00:00">
            <text:p>Mon May 17 14:00:00 2021</text:p>
          </table:table-cell>
          <table:table-cell office:value-type="float" office:value="217.3333">
            <text:p>217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1-05-17T15:00:00">
            <text:p>Mon May 17 15:00:00 2021</text:p>
          </table:table-cell>
          <table:table-cell office:value-type="float" office:value="165.3333">
            <text:p>165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1-05-18T13:00:00">
            <text:p>Tue May 18 13:00:00 2021</text:p>
          </table:table-cell>
          <table:table-cell office:value-type="float" office:value="190.6667">
            <text:p>190.6667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1-05-19T13:00:00">
            <text:p>Wed May 19 13:00:00 2021</text:p>
          </table:table-cell>
          <table:table-cell office:value-type="float" office:value="31.1667">
            <text:p>31.1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1-05-31T15:00:00">
            <text:p>Mon May 31 15:00:00 2021</text:p>
          </table:table-cell>
          <table:table-cell office:value-type="float" office:value="108.0">
            <text:p>108.0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1-06-16T16:00:00">
            <text:p>Wed Jun 16 16:00:00 2021</text:p>
          </table:table-cell>
          <table:table-cell office:value-type="float" office:value="244.8333">
            <text:p>244.8333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21-06-17T16:00:00">
            <text:p>Thu Jun 17 16:00:00 2021</text:p>
          </table:table-cell>
          <table:table-cell office:value-type="float" office:value="267.3333">
            <text:p>267.3333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1-06-17T17:00:00">
            <text:p>Thu Jun 17 17:00:00 2021</text:p>
          </table:table-cell>
          <table:table-cell office:value-type="float" office:value="266.8333">
            <text:p>266.8333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1-06-17T18:00:00">
            <text:p>Thu Jun 17 18:00:00 2021</text:p>
          </table:table-cell>
          <table:table-cell office:value-type="float" office:value="270.8333">
            <text:p>270.8333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1-06-17T19:00:00">
            <text:p>Thu Jun 17 19:00:00 2021</text:p>
          </table:table-cell>
          <table:table-cell office:value-type="float" office:value="269.1667">
            <text:p>269.1667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1-06-18T14:00:00">
            <text:p>Fri Jun 18 14:00:00 2021</text:p>
          </table:table-cell>
          <table:table-cell office:value-type="float" office:value="281.8333">
            <text:p>281.8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1-06-18T15:00:00">
            <text:p>Fri Jun 18 15:00:00 2021</text:p>
          </table:table-cell>
          <table:table-cell office:value-type="float" office:value="286.0">
            <text:p>286.0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1-06-18T16:00:00">
            <text:p>Fri Jun 18 16:00:00 2021</text:p>
          </table:table-cell>
          <table:table-cell office:value-type="float" office:value="276.3333">
            <text:p>276.3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1-06-18T17:00:00">
            <text:p>Fri Jun 18 17:00:00 2021</text:p>
          </table:table-cell>
          <table:table-cell office:value-type="float" office:value="277.0">
            <text:p>277.0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1-06-18T18:00:00">
            <text:p>Fri Jun 18 18:00:00 2021</text:p>
          </table:table-cell>
          <table:table-cell office:value-type="float" office:value="273.6667">
            <text:p>273.6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1-06-18T19:00:00">
            <text:p>Fri Jun 18 19:00:00 2021</text:p>
          </table:table-cell>
          <table:table-cell office:value-type="float" office:value="273.8333">
            <text:p>273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1-06-18T20:00:00">
            <text:p>Fri Jun 18 20:00:00 2021</text:p>
          </table:table-cell>
          <table:table-cell office:value-type="float" office:value="256.1667">
            <text:p>256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1-06-19T23:00:00">
            <text:p>Sat Jun 19 23:00:00 2021</text:p>
          </table:table-cell>
          <table:table-cell office:value-type="float" office:value="156.1667">
            <text:p>156.1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1-06-20T00:00:00">
            <text:p>Sun Jun 20 00:00:00 2021</text:p>
          </table:table-cell>
          <table:table-cell office:value-type="float" office:value="206.1667">
            <text:p>206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1-06-20T11:00:00">
            <text:p>Sun Jun 20 11:00:00 2021</text:p>
          </table:table-cell>
          <table:table-cell office:value-type="float" office:value="111.1667">
            <text:p>111.1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1-06-20T12:00:00">
            <text:p>Sun Jun 20 12:00:00 2021</text:p>
          </table:table-cell>
          <table:table-cell office:value-type="float" office:value="185.0">
            <text:p>185.0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1-06-20T13:00:00">
            <text:p>Sun Jun 20 13:00:00 2021</text:p>
          </table:table-cell>
          <table:table-cell office:value-type="float" office:value="215.6667">
            <text:p>215.6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1-06-20T14:00:00">
            <text:p>Sun Jun 20 14:00:00 2021</text:p>
          </table:table-cell>
          <table:table-cell office:value-type="float" office:value="267.3333">
            <text:p>267.3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1-07-11T08:00:00">
            <text:p>Sun Jul 11 08:00:00 2021</text:p>
          </table:table-cell>
          <table:table-cell office:value-type="float" office:value="183.8333">
            <text:p>183.8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1-07-11T09:00:00">
            <text:p>Sun Jul 11 09:00:00 2021</text:p>
          </table:table-cell>
          <table:table-cell office:value-type="float" office:value="206.8333">
            <text:p>206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1-07-11T10:00:00">
            <text:p>Sun Jul 11 10:00:00 2021</text:p>
          </table:table-cell>
          <table:table-cell office:value-type="float" office:value="229.6667">
            <text:p>229.6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1-07-11T11:00:00">
            <text:p>Sun Jul 11 11:00:00 2021</text:p>
          </table:table-cell>
          <table:table-cell office:value-type="float" office:value="276.1667">
            <text:p>276.1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1-07-11T14:00:00">
            <text:p>Sun Jul 11 14:00:00 2021</text:p>
          </table:table-cell>
          <table:table-cell office:value-type="float" office:value="51.6667">
            <text:p>51.6667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21-07-19T14:00:00">
            <text:p>Mon Jul 19 14:00:00 2021</text:p>
          </table:table-cell>
          <table:table-cell office:value-type="float" office:value="247.5">
            <text:p>247.5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21-07-20T13:00:00">
            <text:p>Tue Jul 20 13:00:00 2021</text:p>
          </table:table-cell>
          <table:table-cell office:value-type="float" office:value="251.1667">
            <text:p>251.1667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1-07-26T13:00:00">
            <text:p>Mon Jul 26 13:00:00 2021</text:p>
          </table:table-cell>
          <table:table-cell office:value-type="float" office:value="279.8333">
            <text:p>279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1-07-26T14:00:00">
            <text:p>Mon Jul 26 14:00:00 2021</text:p>
          </table:table-cell>
          <table:table-cell office:value-type="float" office:value="296.8333">
            <text:p>296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1-07-27T14:00:00">
            <text:p>Tue Jul 27 14:00:00 2021</text:p>
          </table:table-cell>
          <table:table-cell office:value-type="float" office:value="218.6667">
            <text:p>218.6667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21-08-05T10:00:00">
            <text:p>Thu Aug  5 10:00:00 2021</text:p>
          </table:table-cell>
          <table:table-cell office:value-type="float" office:value="254.3333">
            <text:p>254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1-08-05T13:00:00">
            <text:p>Thu Aug  5 13:00:00 2021</text:p>
          </table:table-cell>
          <table:table-cell office:value-type="float" office:value="129.6667">
            <text:p>129.6667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1-08-08T12:00:00">
            <text:p>Sun Aug  8 12:00:00 2021</text:p>
          </table:table-cell>
          <table:table-cell office:value-type="float" office:value="191.5">
            <text:p>191.5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1-08-08T13:00:00">
            <text:p>Sun Aug  8 13:00:00 2021</text:p>
          </table:table-cell>
          <table:table-cell office:value-type="float" office:value="265.5">
            <text:p>265.5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1-08-08T14:00:00">
            <text:p>Sun Aug  8 14:00:00 2021</text:p>
          </table:table-cell>
          <table:table-cell office:value-type="float" office:value="307.8333">
            <text:p>307.8333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1-08-08T15:00:00">
            <text:p>Sun Aug  8 15:00:00 2021</text:p>
          </table:table-cell>
          <table:table-cell office:value-type="float" office:value="204.1667">
            <text:p>204.1667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1-08-09T14:00:00">
            <text:p>Mon Aug  9 14:00:00 2021</text:p>
          </table:table-cell>
          <table:table-cell office:value-type="float" office:value="326.0">
            <text:p>326.0</text:p>
          </table:table-cell>
          <table:table-cell office:value-type="float" office:value="104.5">
            <text:p>104.5</text:p>
          </table:table-cell>
        </table:table-row>
        <table:table-row>
          <table:table-cell table:style-name="pd1" office:value-type="date" office:date-value="2021-08-09T16:00:00">
            <text:p>Mon Aug  9 16:00:00 2021</text:p>
          </table:table-cell>
          <table:table-cell office:value-type="float" office:value="182.1667">
            <text:p>182.1667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1-08-09T18:00:00">
            <text:p>Mon Aug  9 18:00:00 2021</text:p>
          </table:table-cell>
          <table:table-cell office:value-type="float" office:value="155.1667">
            <text:p>155.1667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21-08-10T13:00:00">
            <text:p>Tue Aug 10 13:00:00 2021</text:p>
          </table:table-cell>
          <table:table-cell office:value-type="float" office:value="155.5">
            <text:p>155.5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1-08-10T14:00:00">
            <text:p>Tue Aug 10 14:00:00 2021</text:p>
          </table:table-cell>
          <table:table-cell office:value-type="float" office:value="127.6667">
            <text:p>127.6667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21-08-10T15:00:00">
            <text:p>Tue Aug 10 15:00:00 2021</text:p>
          </table:table-cell>
          <table:table-cell office:value-type="float" office:value="258.8333">
            <text:p>258.8333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21-08-10T16:00:00">
            <text:p>Tue Aug 10 16:00:00 2021</text:p>
          </table:table-cell>
          <table:table-cell office:value-type="float" office:value="292.5">
            <text:p>292.5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21-08-10T17:00:00">
            <text:p>Tue Aug 10 17:00:00 2021</text:p>
          </table:table-cell>
          <table:table-cell office:value-type="float" office:value="261.0">
            <text:p>261.0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1-08-10T18:00:00">
            <text:p>Tue Aug 10 18:00:00 2021</text:p>
          </table:table-cell>
          <table:table-cell office:value-type="float" office:value="117.0">
            <text:p>117.0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1-08-10T19:00:00">
            <text:p>Tue Aug 10 19:00:00 2021</text:p>
          </table:table-cell>
          <table:table-cell office:value-type="float" office:value="52.6667">
            <text:p>52.6667</text:p>
          </table:table-cell>
          <table:table-cell office:value-type="float" office:value="110.0">
            <text:p>110.0</text:p>
          </table:table-cell>
        </table:table-row>
        <table:table-row>
          <table:table-cell table:style-name="pd1" office:value-type="date" office:date-value="2021-08-10T20:00:00">
            <text:p>Tue Aug 10 20:00:00 2021</text:p>
          </table:table-cell>
          <table:table-cell office:value-type="float" office:value="91.5">
            <text:p>91.5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21-08-11T12:00:00">
            <text:p>Wed Aug 11 12:00:00 2021</text:p>
          </table:table-cell>
          <table:table-cell office:value-type="float" office:value="101.1667">
            <text:p>101.1667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1-08-11T13:00:00">
            <text:p>Wed Aug 11 13:00:00 2021</text:p>
          </table:table-cell>
          <table:table-cell office:value-type="float" office:value="85.6667">
            <text:p>85.6667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1-08-11T14:00:00">
            <text:p>Wed Aug 11 14:00:00 2021</text:p>
          </table:table-cell>
          <table:table-cell office:value-type="float" office:value="120.1667">
            <text:p>120.1667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1-08-11T15:00:00">
            <text:p>Wed Aug 11 15:00:00 2021</text:p>
          </table:table-cell>
          <table:table-cell office:value-type="float" office:value="202.5">
            <text:p>202.5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1-08-11T16:00:00">
            <text:p>Wed Aug 11 16:00:00 2021</text:p>
          </table:table-cell>
          <table:table-cell office:value-type="float" office:value="250.3333">
            <text:p>250.3333</text:p>
          </table:table-cell>
          <table:table-cell office:value-type="float" office:value="106.8333">
            <text:p>106.8333</text:p>
          </table:table-cell>
        </table:table-row>
        <table:table-row>
          <table:table-cell table:style-name="pd1" office:value-type="date" office:date-value="2021-08-12T12:00:00">
            <text:p>Thu Aug 12 12:00:00 2021</text:p>
          </table:table-cell>
          <table:table-cell office:value-type="float" office:value="178.6667">
            <text:p>178.6667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1-08-12T13:00:00">
            <text:p>Thu Aug 12 13:00:00 2021</text:p>
          </table:table-cell>
          <table:table-cell office:value-type="float" office:value="93.8333">
            <text:p>93.8333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21-08-12T14:00:00">
            <text:p>Thu Aug 12 14:00:00 2021</text:p>
          </table:table-cell>
          <table:table-cell office:value-type="float" office:value="162.3333">
            <text:p>162.3333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1-08-12T15:00:00">
            <text:p>Thu Aug 12 15:00:00 2021</text:p>
          </table:table-cell>
          <table:table-cell office:value-type="float" office:value="32.1667">
            <text:p>32.1667</text:p>
          </table:table-cell>
          <table:table-cell office:value-type="float" office:value="111.8333">
            <text:p>111.8333</text:p>
          </table:table-cell>
        </table:table-row>
        <table:table-row>
          <table:table-cell table:style-name="pd1" office:value-type="date" office:date-value="2021-08-12T16:00:00">
            <text:p>Thu Aug 12 16:00:00 2021</text:p>
          </table:table-cell>
          <table:table-cell office:value-type="float" office:value="307.3333">
            <text:p>307.3333</text:p>
          </table:table-cell>
          <table:table-cell office:value-type="float" office:value="109.6667">
            <text:p>109.6667</text:p>
          </table:table-cell>
        </table:table-row>
        <table:table-row>
          <table:table-cell table:style-name="pd1" office:value-type="date" office:date-value="2021-08-12T17:00:00">
            <text:p>Thu Aug 12 17:00:00 2021</text:p>
          </table:table-cell>
          <table:table-cell office:value-type="float" office:value="299.1667">
            <text:p>299.1667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21-08-13T07:00:00">
            <text:p>Fri Aug 13 07:00:00 2021</text:p>
          </table:table-cell>
          <table:table-cell office:value-type="float" office:value="251.0">
            <text:p>251.0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1-08-13T08:00:00">
            <text:p>Fri Aug 13 08:00:00 2021</text:p>
          </table:table-cell>
          <table:table-cell office:value-type="float" office:value="178.3333">
            <text:p>178.3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1-08-13T09:00:00">
            <text:p>Fri Aug 13 09:00:00 2021</text:p>
          </table:table-cell>
          <table:table-cell office:value-type="float" office:value="166.3333">
            <text:p>166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1-08-13T10:00:00">
            <text:p>Fri Aug 13 10:00:00 2021</text:p>
          </table:table-cell>
          <table:table-cell office:value-type="float" office:value="190.8333">
            <text:p>190.8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1-08-13T11:00:00">
            <text:p>Fri Aug 13 11:00:00 2021</text:p>
          </table:table-cell>
          <table:table-cell office:value-type="float" office:value="239.0">
            <text:p>239.0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1-08-13T12:00:00">
            <text:p>Fri Aug 13 12:00:00 2021</text:p>
          </table:table-cell>
          <table:table-cell office:value-type="float" office:value="287.1667">
            <text:p>287.1667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1-08-13T13:00:00">
            <text:p>Fri Aug 13 13:00:00 2021</text:p>
          </table:table-cell>
          <table:table-cell office:value-type="float" office:value="298.3333">
            <text:p>298.3333</text:p>
          </table:table-cell>
          <table:table-cell office:value-type="float" office:value="108.8333">
            <text:p>108.8333</text:p>
          </table:table-cell>
        </table:table-row>
        <table:table-row>
          <table:table-cell table:style-name="pd1" office:value-type="date" office:date-value="2021-08-13T14:00:00">
            <text:p>Fri Aug 13 14:00:00 2021</text:p>
          </table:table-cell>
          <table:table-cell office:value-type="float" office:value="127.0">
            <text:p>127.0</text:p>
          </table:table-cell>
          <table:table-cell office:value-type="float" office:value="119.1667">
            <text:p>119.1667</text:p>
          </table:table-cell>
        </table:table-row>
        <table:table-row>
          <table:table-cell table:style-name="pd1" office:value-type="date" office:date-value="2021-08-13T15:00:00">
            <text:p>Fri Aug 13 15:00:00 2021</text:p>
          </table:table-cell>
          <table:table-cell office:value-type="float" office:value="139.8333">
            <text:p>139.8333</text:p>
          </table:table-cell>
          <table:table-cell office:value-type="float" office:value="133.5">
            <text:p>133.5</text:p>
          </table:table-cell>
        </table:table-row>
        <table:table-row>
          <table:table-cell table:style-name="pd1" office:value-type="date" office:date-value="2021-08-13T17:00:00">
            <text:p>Fri Aug 13 17:00:00 2021</text:p>
          </table:table-cell>
          <table:table-cell office:value-type="float" office:value="70.8333">
            <text:p>70.8333</text:p>
          </table:table-cell>
          <table:table-cell office:value-type="float" office:value="137.1667">
            <text:p>137.1667</text:p>
          </table:table-cell>
        </table:table-row>
        <table:table-row>
          <table:table-cell table:style-name="pd1" office:value-type="date" office:date-value="2021-08-14T11:00:00">
            <text:p>Sat Aug 14 11:00:00 2021</text:p>
          </table:table-cell>
          <table:table-cell office:value-type="float" office:value="320.3333">
            <text:p>320.3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1-08-14T12:00:00">
            <text:p>Sat Aug 14 12:00:00 2021</text:p>
          </table:table-cell>
          <table:table-cell office:value-type="float" office:value="142.1667">
            <text:p>142.1667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1-08-14T13:00:00">
            <text:p>Sat Aug 14 13:00:00 2021</text:p>
          </table:table-cell>
          <table:table-cell office:value-type="float" office:value="137.5">
            <text:p>137.5</text:p>
          </table:table-cell>
          <table:table-cell office:value-type="float" office:value="124.0">
            <text:p>124.0</text:p>
          </table:table-cell>
        </table:table-row>
        <table:table-row>
          <table:table-cell table:style-name="pd1" office:value-type="date" office:date-value="2021-08-14T14:00:00">
            <text:p>Sat Aug 14 14:00:00 2021</text:p>
          </table:table-cell>
          <table:table-cell office:value-type="float" office:value="87.1667">
            <text:p>87.1667</text:p>
          </table:table-cell>
          <table:table-cell office:value-type="float" office:value="131.5">
            <text:p>131.5</text:p>
          </table:table-cell>
        </table:table-row>
        <table:table-row>
          <table:table-cell table:style-name="pd1" office:value-type="date" office:date-value="2021-08-14T15:00:00">
            <text:p>Sat Aug 14 15:00:00 2021</text:p>
          </table:table-cell>
          <table:table-cell office:value-type="float" office:value="108.8333">
            <text:p>108.8333</text:p>
          </table:table-cell>
          <table:table-cell office:value-type="float" office:value="127.3333">
            <text:p>127.3333</text:p>
          </table:table-cell>
        </table:table-row>
        <table:table-row>
          <table:table-cell table:style-name="pd1" office:value-type="date" office:date-value="2021-08-15T12:00:00">
            <text:p>Sun Aug 15 12:00:00 2021</text:p>
          </table:table-cell>
          <table:table-cell office:value-type="float" office:value="288.5">
            <text:p>288.5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1-08-15T14:00:00">
            <text:p>Sun Aug 15 14:00:00 2021</text:p>
          </table:table-cell>
          <table:table-cell office:value-type="float" office:value="138.0">
            <text:p>138.0</text:p>
          </table:table-cell>
          <table:table-cell office:value-type="float" office:value="111.8333">
            <text:p>111.8333</text:p>
          </table:table-cell>
        </table:table-row>
        <table:table-row>
          <table:table-cell table:style-name="pd1" office:value-type="date" office:date-value="2021-08-15T15:00:00">
            <text:p>Sun Aug 15 15:00:00 2021</text:p>
          </table:table-cell>
          <table:table-cell office:value-type="float" office:value="125.3333">
            <text:p>125.3333</text:p>
          </table:table-cell>
          <table:table-cell office:value-type="float" office:value="119.8333">
            <text:p>119.8333</text:p>
          </table:table-cell>
        </table:table-row>
        <table:table-row>
          <table:table-cell table:style-name="pd1" office:value-type="date" office:date-value="2021-08-16T11:00:00">
            <text:p>Mon Aug 16 11:00:00 2021</text:p>
          </table:table-cell>
          <table:table-cell office:value-type="float" office:value="235.8333">
            <text:p>235.8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1-08-16T12:00:00">
            <text:p>Mon Aug 16 12:00:00 2021</text:p>
          </table:table-cell>
          <table:table-cell office:value-type="float" office:value="161.5">
            <text:p>161.5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21-08-16T13:00:00">
            <text:p>Mon Aug 16 13:00:00 2021</text:p>
          </table:table-cell>
          <table:table-cell office:value-type="float" office:value="129.3333">
            <text:p>129.3333</text:p>
          </table:table-cell>
          <table:table-cell office:value-type="float" office:value="108.5">
            <text:p>108.5</text:p>
          </table:table-cell>
        </table:table-row>
        <table:table-row>
          <table:table-cell table:style-name="pd1" office:value-type="date" office:date-value="2021-08-16T14:00:00">
            <text:p>Mon Aug 16 14:00:00 2021</text:p>
          </table:table-cell>
          <table:table-cell office:value-type="float" office:value="299.6667">
            <text:p>299.6667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21-08-18T13:00:00">
            <text:p>Wed Aug 18 13:00:00 2021</text:p>
          </table:table-cell>
          <table:table-cell office:value-type="float" office:value="258.0">
            <text:p>258.0</text:p>
          </table:table-cell>
          <table:table-cell office:value-type="float" office:value="108.5">
            <text:p>108.5</text:p>
          </table:table-cell>
        </table:table-row>
        <table:table-row>
          <table:table-cell table:style-name="pd1" office:value-type="date" office:date-value="2021-08-18T14:00:00">
            <text:p>Wed Aug 18 14:00:00 2021</text:p>
          </table:table-cell>
          <table:table-cell office:value-type="float" office:value="271.0">
            <text:p>271.0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21-08-18T15:00:00">
            <text:p>Wed Aug 18 15:00:00 2021</text:p>
          </table:table-cell>
          <table:table-cell office:value-type="float" office:value="287.6667">
            <text:p>287.6667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21-08-18T16:00:00">
            <text:p>Wed Aug 18 16:00:00 2021</text:p>
          </table:table-cell>
          <table:table-cell office:value-type="float" office:value="279.0">
            <text:p>279.0</text:p>
          </table:table-cell>
          <table:table-cell office:value-type="float" office:value="115.0">
            <text:p>115.0</text:p>
          </table:table-cell>
        </table:table-row>
        <table:table-row>
          <table:table-cell table:style-name="pd1" office:value-type="date" office:date-value="2021-08-18T17:00:00">
            <text:p>Wed Aug 18 17:00:00 2021</text:p>
          </table:table-cell>
          <table:table-cell office:value-type="float" office:value="285.1667">
            <text:p>285.1667</text:p>
          </table:table-cell>
          <table:table-cell office:value-type="float" office:value="116.3333">
            <text:p>116.3333</text:p>
          </table:table-cell>
        </table:table-row>
        <table:table-row>
          <table:table-cell table:style-name="pd1" office:value-type="date" office:date-value="2021-08-18T18:00:00">
            <text:p>Wed Aug 18 18:00:00 2021</text:p>
          </table:table-cell>
          <table:table-cell office:value-type="float" office:value="273.6667">
            <text:p>273.6667</text:p>
          </table:table-cell>
          <table:table-cell office:value-type="float" office:value="120.0">
            <text:p>120.0</text:p>
          </table:table-cell>
        </table:table-row>
        <table:table-row>
          <table:table-cell table:style-name="pd1" office:value-type="date" office:date-value="2021-08-18T20:00:00">
            <text:p>Wed Aug 18 20:00:00 2021</text:p>
          </table:table-cell>
          <table:table-cell office:value-type="float" office:value="270.8333">
            <text:p>270.8333</text:p>
          </table:table-cell>
          <table:table-cell office:value-type="float" office:value="118.5">
            <text:p>118.5</text:p>
          </table:table-cell>
        </table:table-row>
        <table:table-row>
          <table:table-cell table:style-name="pd1" office:value-type="date" office:date-value="2021-08-19T16:00:00">
            <text:p>Thu Aug 19 16:00:00 2021</text:p>
          </table:table-cell>
          <table:table-cell office:value-type="float" office:value="306.6667">
            <text:p>306.6667</text:p>
          </table:table-cell>
          <table:table-cell office:value-type="float" office:value="110.3333">
            <text:p>110.3333</text:p>
          </table:table-cell>
        </table:table-row>
        <table:table-row>
          <table:table-cell table:style-name="pd1" office:value-type="date" office:date-value="2021-08-19T17:00:00">
            <text:p>Thu Aug 19 17:00:00 2021</text:p>
          </table:table-cell>
          <table:table-cell office:value-type="float" office:value="272.6667">
            <text:p>272.6667</text:p>
          </table:table-cell>
          <table:table-cell office:value-type="float" office:value="117.3333">
            <text:p>117.3333</text:p>
          </table:table-cell>
        </table:table-row>
        <table:table-row>
          <table:table-cell table:style-name="pd1" office:value-type="date" office:date-value="2021-08-19T18:00:00">
            <text:p>Thu Aug 19 18:00:00 2021</text:p>
          </table:table-cell>
          <table:table-cell office:value-type="float" office:value="270.5">
            <text:p>270.5</text:p>
          </table:table-cell>
          <table:table-cell office:value-type="float" office:value="119.8333">
            <text:p>119.8333</text:p>
          </table:table-cell>
        </table:table-row>
        <table:table-row>
          <table:table-cell table:style-name="pd1" office:value-type="date" office:date-value="2021-08-19T19:00:00">
            <text:p>Thu Aug 19 19:00:00 2021</text:p>
          </table:table-cell>
          <table:table-cell office:value-type="float" office:value="272.0">
            <text:p>272.0</text:p>
          </table:table-cell>
          <table:table-cell office:value-type="float" office:value="118.0">
            <text:p>118.0</text:p>
          </table:table-cell>
        </table:table-row>
        <table:table-row>
          <table:table-cell table:style-name="pd1" office:value-type="date" office:date-value="2021-08-20T14:00:00">
            <text:p>Fri Aug 20 14:00:00 2021</text:p>
          </table:table-cell>
          <table:table-cell office:value-type="float" office:value="198.1667">
            <text:p>198.1667</text:p>
          </table:table-cell>
          <table:table-cell office:value-type="float" office:value="114.5">
            <text:p>114.5</text:p>
          </table:table-cell>
        </table:table-row>
        <table:table-row>
          <table:table-cell table:style-name="pd1" office:value-type="date" office:date-value="2021-08-20T15:00:00">
            <text:p>Fri Aug 20 15:00:00 2021</text:p>
          </table:table-cell>
          <table:table-cell office:value-type="float" office:value="259.0">
            <text:p>259.0</text:p>
          </table:table-cell>
          <table:table-cell office:value-type="float" office:value="114.0">
            <text:p>114.0</text:p>
          </table:table-cell>
        </table:table-row>
        <table:table-row>
          <table:table-cell table:style-name="pd1" office:value-type="date" office:date-value="2021-08-20T16:00:00">
            <text:p>Fri Aug 20 16:00:00 2021</text:p>
          </table:table-cell>
          <table:table-cell office:value-type="float" office:value="219.5">
            <text:p>219.5</text:p>
          </table:table-cell>
          <table:table-cell office:value-type="float" office:value="116.3333">
            <text:p>116.3333</text:p>
          </table:table-cell>
        </table:table-row>
        <table:table-row>
          <table:table-cell table:style-name="pd1" office:value-type="date" office:date-value="2021-08-20T17:00:00">
            <text:p>Fri Aug 20 17:00:00 2021</text:p>
          </table:table-cell>
          <table:table-cell office:value-type="float" office:value="191.6667">
            <text:p>191.6667</text:p>
          </table:table-cell>
          <table:table-cell office:value-type="float" office:value="114.8333">
            <text:p>114.8333</text:p>
          </table:table-cell>
        </table:table-row>
        <table:table-row>
          <table:table-cell table:style-name="pd1" office:value-type="date" office:date-value="2021-08-20T19:00:00">
            <text:p>Fri Aug 20 19:00:00 2021</text:p>
          </table:table-cell>
          <table:table-cell office:value-type="float" office:value="280.1667">
            <text:p>280.1667</text:p>
          </table:table-cell>
          <table:table-cell office:value-type="float" office:value="124.8333">
            <text:p>124.8333</text:p>
          </table:table-cell>
        </table:table-row>
        <table:table-row>
          <table:table-cell table:style-name="pd1" office:value-type="date" office:date-value="2021-08-21T13:00:00">
            <text:p>Sat Aug 21 13:00:00 2021</text:p>
          </table:table-cell>
          <table:table-cell office:value-type="float" office:value="208.6667">
            <text:p>208.6667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21-08-21T15:00:00">
            <text:p>Sat Aug 21 15:00:00 2021</text:p>
          </table:table-cell>
          <table:table-cell office:value-type="float" office:value="114.3333">
            <text:p>114.3333</text:p>
          </table:table-cell>
          <table:table-cell office:value-type="float" office:value="124.0">
            <text:p>124.0</text:p>
          </table:table-cell>
        </table:table-row>
        <table:table-row>
          <table:table-cell table:style-name="pd1" office:value-type="date" office:date-value="2021-08-21T16:00:00">
            <text:p>Sat Aug 21 16:00:00 2021</text:p>
          </table:table-cell>
          <table:table-cell office:value-type="float" office:value="287.8333">
            <text:p>287.8333</text:p>
          </table:table-cell>
          <table:table-cell office:value-type="float" office:value="121.8333">
            <text:p>121.8333</text:p>
          </table:table-cell>
        </table:table-row>
        <table:table-row>
          <table:table-cell table:style-name="pd1" office:value-type="date" office:date-value="2021-08-21T17:00:00">
            <text:p>Sat Aug 21 17:00:00 2021</text:p>
          </table:table-cell>
          <table:table-cell office:value-type="float" office:value="162.1667">
            <text:p>162.1667</text:p>
          </table:table-cell>
          <table:table-cell office:value-type="float" office:value="116.6667">
            <text:p>116.6667</text:p>
          </table:table-cell>
        </table:table-row>
        <table:table-row>
          <table:table-cell table:style-name="pd1" office:value-type="date" office:date-value="2021-08-21T18:00:00">
            <text:p>Sat Aug 21 18:00:00 2021</text:p>
          </table:table-cell>
          <table:table-cell office:value-type="float" office:value="86.3333">
            <text:p>86.3333</text:p>
          </table:table-cell>
          <table:table-cell office:value-type="float" office:value="115.5">
            <text:p>115.5</text:p>
          </table:table-cell>
        </table:table-row>
        <table:table-row>
          <table:table-cell table:style-name="pd1" office:value-type="date" office:date-value="2021-08-22T09:00:00">
            <text:p>Sun Aug 22 09:00:00 2021</text:p>
          </table:table-cell>
          <table:table-cell office:value-type="float" office:value="196.8333">
            <text:p>196.8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1-08-22T10:00:00">
            <text:p>Sun Aug 22 10:00:00 2021</text:p>
          </table:table-cell>
          <table:table-cell office:value-type="float" office:value="234.6667">
            <text:p>234.6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1-08-22T11:00:00">
            <text:p>Sun Aug 22 11:00:00 2021</text:p>
          </table:table-cell>
          <table:table-cell office:value-type="float" office:value="217.8333">
            <text:p>217.8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1-08-22T12:00:00">
            <text:p>Sun Aug 22 12:00:00 2021</text:p>
          </table:table-cell>
          <table:table-cell office:value-type="float" office:value="117.1667">
            <text:p>117.1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1-08-22T13:00:00">
            <text:p>Sun Aug 22 13:00:00 2021</text:p>
          </table:table-cell>
          <table:table-cell office:value-type="float" office:value="79.8333">
            <text:p>79.8333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1-08-22T14:00:00">
            <text:p>Sun Aug 22 14:00:00 2021</text:p>
          </table:table-cell>
          <table:table-cell office:value-type="float" office:value="154.6667">
            <text:p>154.6667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21-08-22T15:00:00">
            <text:p>Sun Aug 22 15:00:00 2021</text:p>
          </table:table-cell>
          <table:table-cell office:value-type="float" office:value="170.3333">
            <text:p>170.3333</text:p>
          </table:table-cell>
          <table:table-cell office:value-type="float" office:value="103.1667">
            <text:p>103.1667</text:p>
          </table:table-cell>
        </table:table-row>
        <table:table-row>
          <table:table-cell table:style-name="pd1" office:value-type="date" office:date-value="2021-08-22T16:00:00">
            <text:p>Sun Aug 22 16:00:00 2021</text:p>
          </table:table-cell>
          <table:table-cell office:value-type="float" office:value="279.6667">
            <text:p>279.6667</text:p>
          </table:table-cell>
          <table:table-cell office:value-type="float" office:value="108.0">
            <text:p>108.0</text:p>
          </table:table-cell>
        </table:table-row>
        <table:table-row>
          <table:table-cell table:style-name="pd1" office:value-type="date" office:date-value="2021-08-22T17:00:00">
            <text:p>Sun Aug 22 17:00:00 2021</text:p>
          </table:table-cell>
          <table:table-cell office:value-type="float" office:value="273.6667">
            <text:p>273.6667</text:p>
          </table:table-cell>
          <table:table-cell office:value-type="float" office:value="107.0">
            <text:p>107.0</text:p>
          </table:table-cell>
        </table:table-row>
        <table:table-row>
          <table:table-cell table:style-name="pd1" office:value-type="date" office:date-value="2021-08-23T12:00:00">
            <text:p>Mon Aug 23 12:00:00 2021</text:p>
          </table:table-cell>
          <table:table-cell office:value-type="float" office:value="99.1667">
            <text:p>99.1667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1-08-23T13:00:00">
            <text:p>Mon Aug 23 13:00:00 2021</text:p>
          </table:table-cell>
          <table:table-cell office:value-type="float" office:value="160.0">
            <text:p>160.0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1-08-23T14:00:00">
            <text:p>Mon Aug 23 14:00:00 2021</text:p>
          </table:table-cell>
          <table:table-cell office:value-type="float" office:value="192.0">
            <text:p>192.0</text:p>
          </table:table-cell>
          <table:table-cell office:value-type="float" office:value="103.6667">
            <text:p>103.6667</text:p>
          </table:table-cell>
        </table:table-row>
        <table:table-row>
          <table:table-cell table:style-name="pd1" office:value-type="date" office:date-value="2021-08-23T15:00:00">
            <text:p>Mon Aug 23 15:00:00 2021</text:p>
          </table:table-cell>
          <table:table-cell office:value-type="float" office:value="287.8333">
            <text:p>287.8333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21-08-23T16:00:00">
            <text:p>Mon Aug 23 16:00:00 2021</text:p>
          </table:table-cell>
          <table:table-cell office:value-type="float" office:value="250.1667">
            <text:p>250.1667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1-08-23T17:00:00">
            <text:p>Mon Aug 23 17:00:00 2021</text:p>
          </table:table-cell>
          <table:table-cell office:value-type="float" office:value="199.1667">
            <text:p>199.1667</text:p>
          </table:table-cell>
          <table:table-cell office:value-type="float" office:value="105.1667">
            <text:p>105.1667</text:p>
          </table:table-cell>
        </table:table-row>
        <table:table-row>
          <table:table-cell table:style-name="pd1" office:value-type="date" office:date-value="2021-08-23T18:00:00">
            <text:p>Mon Aug 23 18:00:00 2021</text:p>
          </table:table-cell>
          <table:table-cell office:value-type="float" office:value="257.8333">
            <text:p>257.8333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1-08-23T19:00:00">
            <text:p>Mon Aug 23 19:00:00 2021</text:p>
          </table:table-cell>
          <table:table-cell office:value-type="float" office:value="127.8333">
            <text:p>127.8333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21-08-23T20:00:00">
            <text:p>Mon Aug 23 20:00:00 2021</text:p>
          </table:table-cell>
          <table:table-cell office:value-type="float" office:value="217.0">
            <text:p>217.0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1-08-23T21:00:00">
            <text:p>Mon Aug 23 21:00:00 2021</text:p>
          </table:table-cell>
          <table:table-cell office:value-type="float" office:value="245.1667">
            <text:p>245.1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1-08-24T08:00:00">
            <text:p>Tue Aug 24 08:00:00 2021</text:p>
          </table:table-cell>
          <table:table-cell office:value-type="float" office:value="213.5">
            <text:p>213.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1-08-24T09:00:00">
            <text:p>Tue Aug 24 09:00:00 2021</text:p>
          </table:table-cell>
          <table:table-cell office:value-type="float" office:value="217.5">
            <text:p>217.5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1-08-24T10:00:00">
            <text:p>Tue Aug 24 10:00:00 2021</text:p>
          </table:table-cell>
          <table:table-cell office:value-type="float" office:value="90.0">
            <text:p>90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1-08-24T11:00:00">
            <text:p>Tue Aug 24 11:00:00 2021</text:p>
          </table:table-cell>
          <table:table-cell office:value-type="float" office:value="88.0">
            <text:p>88.0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1-08-24T12:00:00">
            <text:p>Tue Aug 24 12:00:00 2021</text:p>
          </table:table-cell>
          <table:table-cell office:value-type="float" office:value="60.3333">
            <text:p>60.3333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1-08-24T13:00:00">
            <text:p>Tue Aug 24 13:00:00 2021</text:p>
          </table:table-cell>
          <table:table-cell office:value-type="float" office:value="23.3333">
            <text:p>23.3333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1-08-24T14:00:00">
            <text:p>Tue Aug 24 14:00:00 2021</text:p>
          </table:table-cell>
          <table:table-cell office:value-type="float" office:value="166.3333">
            <text:p>166.3333</text:p>
          </table:table-cell>
          <table:table-cell office:value-type="float" office:value="106.5">
            <text:p>106.5</text:p>
          </table:table-cell>
        </table:table-row>
        <table:table-row>
          <table:table-cell table:style-name="pd1" office:value-type="date" office:date-value="2021-08-24T15:00:00">
            <text:p>Tue Aug 24 15:00:00 2021</text:p>
          </table:table-cell>
          <table:table-cell office:value-type="float" office:value="124.6667">
            <text:p>124.6667</text:p>
          </table:table-cell>
          <table:table-cell office:value-type="float" office:value="113.0">
            <text:p>113.0</text:p>
          </table:table-cell>
        </table:table-row>
        <table:table-row>
          <table:table-cell table:style-name="pd1" office:value-type="date" office:date-value="2021-08-24T16:00:00">
            <text:p>Tue Aug 24 16:00:00 2021</text:p>
          </table:table-cell>
          <table:table-cell office:value-type="float" office:value="199.8333">
            <text:p>199.8333</text:p>
          </table:table-cell>
          <table:table-cell office:value-type="float" office:value="115.0">
            <text:p>115.0</text:p>
          </table:table-cell>
        </table:table-row>
        <table:table-row>
          <table:table-cell table:style-name="pd1" office:value-type="date" office:date-value="2021-08-24T17:00:00">
            <text:p>Tue Aug 24 17:00:00 2021</text:p>
          </table:table-cell>
          <table:table-cell office:value-type="float" office:value="286.0">
            <text:p>286.0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1-08-24T18:00:00">
            <text:p>Tue Aug 24 18:00:00 2021</text:p>
          </table:table-cell>
          <table:table-cell office:value-type="float" office:value="273.6667">
            <text:p>273.6667</text:p>
          </table:table-cell>
          <table:table-cell office:value-type="float" office:value="114.8333">
            <text:p>114.8333</text:p>
          </table:table-cell>
        </table:table-row>
        <table:table-row>
          <table:table-cell table:style-name="pd1" office:value-type="date" office:date-value="2021-08-25T09:00:00">
            <text:p>Wed Aug 25 09:00:00 2021</text:p>
          </table:table-cell>
          <table:table-cell office:value-type="float" office:value="301.1667">
            <text:p>301.1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1-08-25T10:00:00">
            <text:p>Wed Aug 25 10:00:00 2021</text:p>
          </table:table-cell>
          <table:table-cell office:value-type="float" office:value="334.1667">
            <text:p>334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1-08-25T11:00:00">
            <text:p>Wed Aug 25 11:00:00 2021</text:p>
          </table:table-cell>
          <table:table-cell office:value-type="float" office:value="223.5">
            <text:p>223.5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1-08-25T12:00:00">
            <text:p>Wed Aug 25 12:00:00 2021</text:p>
          </table:table-cell>
          <table:table-cell office:value-type="float" office:value="228.3333">
            <text:p>228.3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1-08-25T13:00:00">
            <text:p>Wed Aug 25 13:00:00 2021</text:p>
          </table:table-cell>
          <table:table-cell office:value-type="float" office:value="159.1667">
            <text:p>159.1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1-08-25T14:00:00">
            <text:p>Wed Aug 25 14:00:00 2021</text:p>
          </table:table-cell>
          <table:table-cell office:value-type="float" office:value="309.6667">
            <text:p>309.6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1-08-25T15:00:00">
            <text:p>Wed Aug 25 15:00:00 2021</text:p>
          </table:table-cell>
          <table:table-cell office:value-type="float" office:value="281.0">
            <text:p>281.0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1-08-25T16:00:00">
            <text:p>Wed Aug 25 16:00:00 2021</text:p>
          </table:table-cell>
          <table:table-cell office:value-type="float" office:value="239.3333">
            <text:p>239.3333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1-08-25T17:00:00">
            <text:p>Wed Aug 25 17:00:00 2021</text:p>
          </table:table-cell>
          <table:table-cell office:value-type="float" office:value="224.0">
            <text:p>224.0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1-08-25T18:00:00">
            <text:p>Wed Aug 25 18:00:00 2021</text:p>
          </table:table-cell>
          <table:table-cell office:value-type="float" office:value="275.0">
            <text:p>275.0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21-08-25T19:00:00">
            <text:p>Wed Aug 25 19:00:00 2021</text:p>
          </table:table-cell>
          <table:table-cell office:value-type="float" office:value="261.5">
            <text:p>261.5</text:p>
          </table:table-cell>
          <table:table-cell office:value-type="float" office:value="104.5">
            <text:p>104.5</text:p>
          </table:table-cell>
        </table:table-row>
        <table:table-row>
          <table:table-cell table:style-name="pd1" office:value-type="date" office:date-value="2021-08-25T20:00:00">
            <text:p>Wed Aug 25 20:00:00 2021</text:p>
          </table:table-cell>
          <table:table-cell office:value-type="float" office:value="278.8333">
            <text:p>278.8333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1-08-25T21:00:00">
            <text:p>Wed Aug 25 21:00:00 2021</text:p>
          </table:table-cell>
          <table:table-cell office:value-type="float" office:value="270.5">
            <text:p>270.5</text:p>
          </table:table-cell>
          <table:table-cell office:value-type="float" office:value="107.0">
            <text:p>107.0</text:p>
          </table:table-cell>
        </table:table-row>
        <table:table-row>
          <table:table-cell table:style-name="pd1" office:value-type="date" office:date-value="2021-08-26T13:00:00">
            <text:p>Thu Aug 26 13:00:00 2021</text:p>
          </table:table-cell>
          <table:table-cell office:value-type="float" office:value="97.8333">
            <text:p>97.8333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1-08-26T14:00:00">
            <text:p>Thu Aug 26 14:00:00 2021</text:p>
          </table:table-cell>
          <table:table-cell office:value-type="float" office:value="140.5">
            <text:p>140.5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21-08-26T15:00:00">
            <text:p>Thu Aug 26 15:00:00 2021</text:p>
          </table:table-cell>
          <table:table-cell office:value-type="float" office:value="88.1667">
            <text:p>88.1667</text:p>
          </table:table-cell>
          <table:table-cell office:value-type="float" office:value="111.1667">
            <text:p>111.1667</text:p>
          </table:table-cell>
        </table:table-row>
        <table:table-row>
          <table:table-cell table:style-name="pd1" office:value-type="date" office:date-value="2021-08-26T16:00:00">
            <text:p>Thu Aug 26 16:00:00 2021</text:p>
          </table:table-cell>
          <table:table-cell office:value-type="float" office:value="189.3333">
            <text:p>189.3333</text:p>
          </table:table-cell>
          <table:table-cell office:value-type="float" office:value="117.0">
            <text:p>117.0</text:p>
          </table:table-cell>
        </table:table-row>
        <table:table-row>
          <table:table-cell table:style-name="pd1" office:value-type="date" office:date-value="2021-08-26T17:00:00">
            <text:p>Thu Aug 26 17:00:00 2021</text:p>
          </table:table-cell>
          <table:table-cell office:value-type="float" office:value="236.0">
            <text:p>236.0</text:p>
          </table:table-cell>
          <table:table-cell office:value-type="float" office:value="120.6667">
            <text:p>120.6667</text:p>
          </table:table-cell>
        </table:table-row>
        <table:table-row>
          <table:table-cell table:style-name="pd1" office:value-type="date" office:date-value="2021-08-26T18:00:00">
            <text:p>Thu Aug 26 18:00:00 2021</text:p>
          </table:table-cell>
          <table:table-cell office:value-type="float" office:value="89.3333">
            <text:p>89.3333</text:p>
          </table:table-cell>
          <table:table-cell office:value-type="float" office:value="119.6667">
            <text:p>119.6667</text:p>
          </table:table-cell>
        </table:table-row>
        <table:table-row>
          <table:table-cell table:style-name="pd1" office:value-type="date" office:date-value="2021-08-26T19:00:00">
            <text:p>Thu Aug 26 19:00:00 2021</text:p>
          </table:table-cell>
          <table:table-cell office:value-type="float" office:value="162.6667">
            <text:p>162.6667</text:p>
          </table:table-cell>
          <table:table-cell office:value-type="float" office:value="118.6667">
            <text:p>118.6667</text:p>
          </table:table-cell>
        </table:table-row>
        <table:table-row>
          <table:table-cell table:style-name="pd1" office:value-type="date" office:date-value="2021-08-27T12:00:00">
            <text:p>Fri Aug 27 12:00:00 2021</text:p>
          </table:table-cell>
          <table:table-cell office:value-type="float" office:value="117.5">
            <text:p>117.5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1-08-27T13:00:00">
            <text:p>Fri Aug 27 13:00:00 2021</text:p>
          </table:table-cell>
          <table:table-cell office:value-type="float" office:value="138.1667">
            <text:p>138.1667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21-08-27T14:00:00">
            <text:p>Fri Aug 27 14:00:00 2021</text:p>
          </table:table-cell>
          <table:table-cell office:value-type="float" office:value="296.0">
            <text:p>296.0</text:p>
          </table:table-cell>
          <table:table-cell office:value-type="float" office:value="114.3333">
            <text:p>114.3333</text:p>
          </table:table-cell>
        </table:table-row>
        <table:table-row>
          <table:table-cell table:style-name="pd1" office:value-type="date" office:date-value="2021-08-27T15:00:00">
            <text:p>Fri Aug 27 15:00:00 2021</text:p>
          </table:table-cell>
          <table:table-cell office:value-type="float" office:value="211.1667">
            <text:p>211.1667</text:p>
          </table:table-cell>
          <table:table-cell office:value-type="float" office:value="118.6667">
            <text:p>118.6667</text:p>
          </table:table-cell>
        </table:table-row>
        <table:table-row>
          <table:table-cell table:style-name="pd1" office:value-type="date" office:date-value="2021-08-28T14:00:00">
            <text:p>Sat Aug 28 14:00:00 2021</text:p>
          </table:table-cell>
          <table:table-cell office:value-type="float" office:value="286.6667">
            <text:p>286.6667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1-08-28T15:00:00">
            <text:p>Sat Aug 28 15:00:00 2021</text:p>
          </table:table-cell>
          <table:table-cell office:value-type="float" office:value="288.1667">
            <text:p>288.1667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1-08-28T20:00:00">
            <text:p>Sat Aug 28 20:00:00 2021</text:p>
          </table:table-cell>
          <table:table-cell office:value-type="float" office:value="267.3333">
            <text:p>267.3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1-08-29T11:00:00">
            <text:p>Sun Aug 29 11:00:00 2021</text:p>
          </table:table-cell>
          <table:table-cell office:value-type="float" office:value="101.3333">
            <text:p>101.3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1-08-29T12:00:00">
            <text:p>Sun Aug 29 12:00:00 2021</text:p>
          </table:table-cell>
          <table:table-cell office:value-type="float" office:value="155.3333">
            <text:p>155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1-08-29T13:00:00">
            <text:p>Sun Aug 29 13:00:00 2021</text:p>
          </table:table-cell>
          <table:table-cell office:value-type="float" office:value="26.6667">
            <text:p>26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1-08-29T14:00:00">
            <text:p>Sun Aug 29 14:00:00 2021</text:p>
          </table:table-cell>
          <table:table-cell office:value-type="float" office:value="192.6667">
            <text:p>192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1-08-29T15:00:00">
            <text:p>Sun Aug 29 15:00:00 2021</text:p>
          </table:table-cell>
          <table:table-cell office:value-type="float" office:value="242.8333">
            <text:p>242.8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1-08-29T16:00:00">
            <text:p>Sun Aug 29 16:00:00 2021</text:p>
          </table:table-cell>
          <table:table-cell office:value-type="float" office:value="276.3333">
            <text:p>276.3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1-08-29T17:00:00">
            <text:p>Sun Aug 29 17:00:00 2021</text:p>
          </table:table-cell>
          <table:table-cell office:value-type="float" office:value="270.1667">
            <text:p>270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1-08-29T18:00:00">
            <text:p>Sun Aug 29 18:00:00 2021</text:p>
          </table:table-cell>
          <table:table-cell office:value-type="float" office:value="274.3333">
            <text:p>274.3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1-08-29T19:00:00">
            <text:p>Sun Aug 29 19:00:00 2021</text:p>
          </table:table-cell>
          <table:table-cell office:value-type="float" office:value="266.8333">
            <text:p>266.8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1-08-29T20:00:00">
            <text:p>Sun Aug 29 20:00:00 2021</text:p>
          </table:table-cell>
          <table:table-cell office:value-type="float" office:value="272.0">
            <text:p>272.0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1-08-29T21:00:00">
            <text:p>Sun Aug 29 21:00:00 2021</text:p>
          </table:table-cell>
          <table:table-cell office:value-type="float" office:value="275.3333">
            <text:p>275.3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1-08-30T13:00:00">
            <text:p>Mon Aug 30 13:00:00 2021</text:p>
          </table:table-cell>
          <table:table-cell office:value-type="float" office:value="155.3333">
            <text:p>155.3333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1-08-30T14:00:00">
            <text:p>Mon Aug 30 14:00:00 2021</text:p>
          </table:table-cell>
          <table:table-cell office:value-type="float" office:value="168.8333">
            <text:p>168.8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1-08-30T15:00:00">
            <text:p>Mon Aug 30 15:00:00 2021</text:p>
          </table:table-cell>
          <table:table-cell office:value-type="float" office:value="116.8333">
            <text:p>116.8333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1-08-30T16:00:00">
            <text:p>Mon Aug 30 16:00:00 2021</text:p>
          </table:table-cell>
          <table:table-cell office:value-type="float" office:value="269.5">
            <text:p>269.5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1-08-30T17:00:00">
            <text:p>Mon Aug 30 17:00:00 2021</text:p>
          </table:table-cell>
          <table:table-cell office:value-type="float" office:value="191.8333">
            <text:p>191.8333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1-08-30T18:00:00">
            <text:p>Mon Aug 30 18:00:00 2021</text:p>
          </table:table-cell>
          <table:table-cell office:value-type="float" office:value="309.0">
            <text:p>309.0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1-08-30T19:00:00">
            <text:p>Mon Aug 30 19:00:00 2021</text:p>
          </table:table-cell>
          <table:table-cell office:value-type="float" office:value="287.3333">
            <text:p>287.3333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21-08-31T12:00:00">
            <text:p>Tue Aug 31 12:00:00 2021</text:p>
          </table:table-cell>
          <table:table-cell office:value-type="float" office:value="33.5">
            <text:p>33.5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1-08-31T13:00:00">
            <text:p>Tue Aug 31 13:00:00 2021</text:p>
          </table:table-cell>
          <table:table-cell office:value-type="float" office:value="216.0">
            <text:p>216.0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1-08-31T14:00:00">
            <text:p>Tue Aug 31 14:00:00 2021</text:p>
          </table:table-cell>
          <table:table-cell office:value-type="float" office:value="128.0">
            <text:p>128.0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21-08-31T15:00:00">
            <text:p>Tue Aug 31 15:00:00 2021</text:p>
          </table:table-cell>
          <table:table-cell office:value-type="float" office:value="173.0">
            <text:p>173.0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1-08-31T16:00:00">
            <text:p>Tue Aug 31 16:00:00 2021</text:p>
          </table:table-cell>
          <table:table-cell office:value-type="float" office:value="169.3333">
            <text:p>169.3333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21-08-31T17:00:00">
            <text:p>Tue Aug 31 17:00:00 2021</text:p>
          </table:table-cell>
          <table:table-cell office:value-type="float" office:value="167.6667">
            <text:p>167.6667</text:p>
          </table:table-cell>
          <table:table-cell office:value-type="float" office:value="110.3333">
            <text:p>110.3333</text:p>
          </table:table-cell>
        </table:table-row>
        <table:table-row>
          <table:table-cell table:style-name="pd1" office:value-type="date" office:date-value="2021-09-01T14:00:00">
            <text:p>Wed Sep  1 14:00:00 2021</text:p>
          </table:table-cell>
          <table:table-cell office:value-type="float" office:value="198.5">
            <text:p>198.5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21-09-01T15:00:00">
            <text:p>Wed Sep  1 15:00:00 2021</text:p>
          </table:table-cell>
          <table:table-cell office:value-type="float" office:value="116.5">
            <text:p>116.5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21-09-01T16:00:00">
            <text:p>Wed Sep  1 16:00:00 2021</text:p>
          </table:table-cell>
          <table:table-cell office:value-type="float" office:value="322.5">
            <text:p>322.5</text:p>
          </table:table-cell>
          <table:table-cell office:value-type="float" office:value="102.0">
            <text:p>102.0</text:p>
          </table:table-cell>
        </table:table-row>
        <table:table-row>
          <table:table-cell table:style-name="pd1" office:value-type="date" office:date-value="2021-09-01T17:00:00">
            <text:p>Wed Sep  1 17:00:00 2021</text:p>
          </table:table-cell>
          <table:table-cell office:value-type="float" office:value="199.8333">
            <text:p>199.8333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1-09-01T18:00:00">
            <text:p>Wed Sep  1 18:00:00 2021</text:p>
          </table:table-cell>
          <table:table-cell office:value-type="float" office:value="264.8333">
            <text:p>264.8333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1-09-01T19:00:00">
            <text:p>Wed Sep  1 19:00:00 2021</text:p>
          </table:table-cell>
          <table:table-cell office:value-type="float" office:value="253.3333">
            <text:p>253.3333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1-09-01T20:00:00">
            <text:p>Wed Sep  1 20:00:00 2021</text:p>
          </table:table-cell>
          <table:table-cell office:value-type="float" office:value="254.0">
            <text:p>254.0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1-09-14T03:00:00">
            <text:p>Tue Sep 14 03:00:00 2021</text:p>
          </table:table-cell>
          <table:table-cell office:value-type="float" office:value="242.0">
            <text:p>242.0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1-09-14T05:00:00">
            <text:p>Tue Sep 14 05:00:00 2021</text:p>
          </table:table-cell>
          <table:table-cell office:value-type="float" office:value="90.1667">
            <text:p>90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1-09-14T06:00:00">
            <text:p>Tue Sep 14 06:00:00 2021</text:p>
          </table:table-cell>
          <table:table-cell office:value-type="float" office:value="171.3333">
            <text:p>171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1-09-14T07:00:00">
            <text:p>Tue Sep 14 07:00:00 2021</text:p>
          </table:table-cell>
          <table:table-cell office:value-type="float" office:value="191.8333">
            <text:p>191.8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1-09-14T08:00:00">
            <text:p>Tue Sep 14 08:00:00 2021</text:p>
          </table:table-cell>
          <table:table-cell office:value-type="float" office:value="103.6667">
            <text:p>103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1-09-14T09:00:00">
            <text:p>Tue Sep 14 09:00:00 2021</text:p>
          </table:table-cell>
          <table:table-cell office:value-type="float" office:value="109.3333">
            <text:p>109.3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1-09-14T10:00:00">
            <text:p>Tue Sep 14 10:00:00 2021</text:p>
          </table:table-cell>
          <table:table-cell office:value-type="float" office:value="118.5">
            <text:p>118.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1-09-14T11:00:00">
            <text:p>Tue Sep 14 11:00:00 2021</text:p>
          </table:table-cell>
          <table:table-cell office:value-type="float" office:value="100.3333">
            <text:p>100.3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1-09-14T12:00:00">
            <text:p>Tue Sep 14 12:00:00 2021</text:p>
          </table:table-cell>
          <table:table-cell office:value-type="float" office:value="132.1667">
            <text:p>132.1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1-09-14T13:00:00">
            <text:p>Tue Sep 14 13:00:00 2021</text:p>
          </table:table-cell>
          <table:table-cell office:value-type="float" office:value="201.3333">
            <text:p>201.3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1-09-14T14:00:00">
            <text:p>Tue Sep 14 14:00:00 2021</text:p>
          </table:table-cell>
          <table:table-cell office:value-type="float" office:value="181.8333">
            <text:p>181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1-09-14T15:00:00">
            <text:p>Tue Sep 14 15:00:00 2021</text:p>
          </table:table-cell>
          <table:table-cell office:value-type="float" office:value="249.0">
            <text:p>249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1-09-14T16:00:00">
            <text:p>Tue Sep 14 16:00:00 2021</text:p>
          </table:table-cell>
          <table:table-cell office:value-type="float" office:value="265.5">
            <text:p>265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1-09-14T17:00:00">
            <text:p>Tue Sep 14 17:00:00 2021</text:p>
          </table:table-cell>
          <table:table-cell office:value-type="float" office:value="128.0">
            <text:p>128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1-09-14T18:00:00">
            <text:p>Tue Sep 14 18:00:00 2021</text:p>
          </table:table-cell>
          <table:table-cell office:value-type="float" office:value="204.5">
            <text:p>204.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1-09-15T07:00:00">
            <text:p>Wed Sep 15 07:00:00 2021</text:p>
          </table:table-cell>
          <table:table-cell office:value-type="float" office:value="98.0">
            <text:p>98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1-09-15T08:00:00">
            <text:p>Wed Sep 15 08:00:00 2021</text:p>
          </table:table-cell>
          <table:table-cell office:value-type="float" office:value="84.3333">
            <text:p>84.3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1-09-15T09:00:00">
            <text:p>Wed Sep 15 09:00:00 2021</text:p>
          </table:table-cell>
          <table:table-cell office:value-type="float" office:value="153.5">
            <text:p>153.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1-09-15T10:00:00">
            <text:p>Wed Sep 15 10:00:00 2021</text:p>
          </table:table-cell>
          <table:table-cell office:value-type="float" office:value="179.5">
            <text:p>179.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1-09-15T11:00:00">
            <text:p>Wed Sep 15 11:00:00 2021</text:p>
          </table:table-cell>
          <table:table-cell office:value-type="float" office:value="70.6667">
            <text:p>70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1-09-15T12:00:00">
            <text:p>Wed Sep 15 12:00:00 2021</text:p>
          </table:table-cell>
          <table:table-cell office:value-type="float" office:value="212.1667">
            <text:p>212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09-15T13:00:00">
            <text:p>Wed Sep 15 13:00:00 2021</text:p>
          </table:table-cell>
          <table:table-cell office:value-type="float" office:value="302.6667">
            <text:p>302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1-09-15T14:00:00">
            <text:p>Wed Sep 15 14:00:00 2021</text:p>
          </table:table-cell>
          <table:table-cell office:value-type="float" office:value="262.8333">
            <text:p>262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1-09-16T08:00:00">
            <text:p>Thu Sep 16 08:00:00 2021</text:p>
          </table:table-cell>
          <table:table-cell office:value-type="float" office:value="186.5">
            <text:p>186.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1-09-16T09:00:00">
            <text:p>Thu Sep 16 09:00:00 2021</text:p>
          </table:table-cell>
          <table:table-cell office:value-type="float" office:value="189.5">
            <text:p>189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1-09-16T10:00:00">
            <text:p>Thu Sep 16 10:00:00 2021</text:p>
          </table:table-cell>
          <table:table-cell office:value-type="float" office:value="220.0">
            <text:p>220.0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1-09-16T11:00:00">
            <text:p>Thu Sep 16 11:00:00 2021</text:p>
          </table:table-cell>
          <table:table-cell office:value-type="float" office:value="104.8333">
            <text:p>104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1-09-16T12:00:00">
            <text:p>Thu Sep 16 12:00:00 2021</text:p>
          </table:table-cell>
          <table:table-cell office:value-type="float" office:value="99.1667">
            <text:p>99.1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1-09-16T13:00:00">
            <text:p>Thu Sep 16 13:00:00 2021</text:p>
          </table:table-cell>
          <table:table-cell office:value-type="float" office:value="124.0">
            <text:p>124.0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1-09-16T14:00:00">
            <text:p>Thu Sep 16 14:00:00 2021</text:p>
          </table:table-cell>
          <table:table-cell office:value-type="float" office:value="151.0">
            <text:p>151.0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1-09-16T15:00:00">
            <text:p>Thu Sep 16 15:00:00 2021</text:p>
          </table:table-cell>
          <table:table-cell office:value-type="float" office:value="257.5">
            <text:p>257.5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1-09-17T10:00:00">
            <text:p>Fri Sep 17 10:00:00 2021</text:p>
          </table:table-cell>
          <table:table-cell office:value-type="float" office:value="158.0">
            <text:p>158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1-09-17T11:00:00">
            <text:p>Fri Sep 17 11:00:00 2021</text:p>
          </table:table-cell>
          <table:table-cell office:value-type="float" office:value="224.8333">
            <text:p>224.8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1-09-17T12:00:00">
            <text:p>Fri Sep 17 12:00:00 2021</text:p>
          </table:table-cell>
          <table:table-cell office:value-type="float" office:value="168.3333">
            <text:p>168.3333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1-09-17T13:00:00">
            <text:p>Fri Sep 17 13:00:00 2021</text:p>
          </table:table-cell>
          <table:table-cell office:value-type="float" office:value="123.6667">
            <text:p>123.6667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1-09-17T14:00:00">
            <text:p>Fri Sep 17 14:00:00 2021</text:p>
          </table:table-cell>
          <table:table-cell office:value-type="float" office:value="190.3333">
            <text:p>190.3333</text:p>
          </table:table-cell>
          <table:table-cell office:value-type="float" office:value="111.6667">
            <text:p>111.6667</text:p>
          </table:table-cell>
        </table:table-row>
        <table:table-row>
          <table:table-cell table:style-name="pd1" office:value-type="date" office:date-value="2021-09-21T15:00:00">
            <text:p>Tue Sep 21 15:00:00 2021</text:p>
          </table:table-cell>
          <table:table-cell office:value-type="float" office:value="141.5">
            <text:p>141.5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1-09-21T16:00:00">
            <text:p>Tue Sep 21 16:00:00 2021</text:p>
          </table:table-cell>
          <table:table-cell office:value-type="float" office:value="42.6667">
            <text:p>42.6667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1-09-27T09:00:00">
            <text:p>Mon Sep 27 09:00:00 2021</text:p>
          </table:table-cell>
          <table:table-cell office:value-type="float" office:value="150.3333">
            <text:p>150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1-09-27T15:00:00">
            <text:p>Mon Sep 27 15:00:00 2021</text:p>
          </table:table-cell>
          <table:table-cell office:value-type="float" office:value="117.6667">
            <text:p>117.6667</text:p>
          </table:table-cell>
          <table:table-cell office:value-type="float" office:value="118.6667">
            <text:p>118.6667</text:p>
          </table:table-cell>
        </table:table-row>
        <table:table-row>
          <table:table-cell table:style-name="pd1" office:value-type="date" office:date-value="2021-10-04T18:00:00">
            <text:p>Mon Oct  4 18:00:00 2021</text:p>
          </table:table-cell>
          <table:table-cell office:value-type="float" office:value="98.6667">
            <text:p>98.6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1-10-04T20:00:00">
            <text:p>Mon Oct  4 20:00:00 2021</text:p>
          </table:table-cell>
          <table:table-cell office:value-type="float" office:value="148.8333">
            <text:p>148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1-10-04T21:00:00">
            <text:p>Mon Oct  4 21:00:00 2021</text:p>
          </table:table-cell>
          <table:table-cell office:value-type="float" office:value="174.0">
            <text:p>174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1-10-04T22:00:00">
            <text:p>Mon Oct  4 22:00:00 2021</text:p>
          </table:table-cell>
          <table:table-cell office:value-type="float" office:value="126.8333">
            <text:p>126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1-10-05T08:00:00">
            <text:p>Tue Oct  5 08:00:00 2021</text:p>
          </table:table-cell>
          <table:table-cell office:value-type="float" office:value="158.0">
            <text:p>158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1-10-05T09:00:00">
            <text:p>Tue Oct  5 09:00:00 2021</text:p>
          </table:table-cell>
          <table:table-cell office:value-type="float" office:value="74.0">
            <text:p>74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1-10-05T10:00:00">
            <text:p>Tue Oct  5 10:00:00 2021</text:p>
          </table:table-cell>
          <table:table-cell office:value-type="float" office:value="57.3333">
            <text:p>57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1-10-05T11:00:00">
            <text:p>Tue Oct  5 11:00:00 2021</text:p>
          </table:table-cell>
          <table:table-cell office:value-type="float" office:value="74.5">
            <text:p>74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1-10-05T12:00:00">
            <text:p>Tue Oct  5 12:00:00 2021</text:p>
          </table:table-cell>
          <table:table-cell office:value-type="float" office:value="43.1667">
            <text:p>43.1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1-10-05T13:00:00">
            <text:p>Tue Oct  5 13:00:00 2021</text:p>
          </table:table-cell>
          <table:table-cell office:value-type="float" office:value="20.3333">
            <text:p>20.3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1-10-05T14:00:00">
            <text:p>Tue Oct  5 14:00:00 2021</text:p>
          </table:table-cell>
          <table:table-cell office:value-type="float" office:value="139.3333">
            <text:p>139.3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1-10-05T16:00:00">
            <text:p>Tue Oct  5 16:00:00 2021</text:p>
          </table:table-cell>
          <table:table-cell office:value-type="float" office:value="63.8333">
            <text:p>63.8333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1-10-05T17:00:00">
            <text:p>Tue Oct  5 17:00:00 2021</text:p>
          </table:table-cell>
          <table:table-cell office:value-type="float" office:value="78.8333">
            <text:p>78.8333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21-10-06T09:00:00">
            <text:p>Wed Oct  6 09:00:00 2021</text:p>
          </table:table-cell>
          <table:table-cell office:value-type="float" office:value="142.0">
            <text:p>142.0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1-10-06T10:00:00">
            <text:p>Wed Oct  6 10:00:00 2021</text:p>
          </table:table-cell>
          <table:table-cell office:value-type="float" office:value="139.1667">
            <text:p>139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1-10-06T11:00:00">
            <text:p>Wed Oct  6 11:00:00 2021</text:p>
          </table:table-cell>
          <table:table-cell office:value-type="float" office:value="77.5">
            <text:p>77.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1-10-06T12:00:00">
            <text:p>Wed Oct  6 12:00:00 2021</text:p>
          </table:table-cell>
          <table:table-cell office:value-type="float" office:value="50.3333">
            <text:p>50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1-10-06T13:00:00">
            <text:p>Wed Oct  6 13:00:00 2021</text:p>
          </table:table-cell>
          <table:table-cell office:value-type="float" office:value="83.3333">
            <text:p>83.3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1-10-06T14:00:00">
            <text:p>Wed Oct  6 14:00:00 2021</text:p>
          </table:table-cell>
          <table:table-cell office:value-type="float" office:value="120.3333">
            <text:p>120.3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1-10-06T15:00:00">
            <text:p>Wed Oct  6 15:00:00 2021</text:p>
          </table:table-cell>
          <table:table-cell office:value-type="float" office:value="44.8333">
            <text:p>44.8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1-10-06T16:00:00">
            <text:p>Wed Oct  6 16:00:00 2021</text:p>
          </table:table-cell>
          <table:table-cell office:value-type="float" office:value="59.8333">
            <text:p>59.8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1-10-06T17:00:00">
            <text:p>Wed Oct  6 17:00:00 2021</text:p>
          </table:table-cell>
          <table:table-cell office:value-type="float" office:value="87.5">
            <text:p>87.5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1-10-07T05:00:00">
            <text:p>Thu Oct  7 05:00:00 2021</text:p>
          </table:table-cell>
          <table:table-cell office:value-type="float" office:value="159.5">
            <text:p>159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1-10-07T06:00:00">
            <text:p>Thu Oct  7 06:00:00 2021</text:p>
          </table:table-cell>
          <table:table-cell office:value-type="float" office:value="214.0">
            <text:p>214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1-10-07T07:00:00">
            <text:p>Thu Oct  7 07:00:00 2021</text:p>
          </table:table-cell>
          <table:table-cell office:value-type="float" office:value="205.8333">
            <text:p>205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1-10-07T08:00:00">
            <text:p>Thu Oct  7 08:00:00 2021</text:p>
          </table:table-cell>
          <table:table-cell office:value-type="float" office:value="144.6667">
            <text:p>144.6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1-10-07T09:00:00">
            <text:p>Thu Oct  7 09:00:00 2021</text:p>
          </table:table-cell>
          <table:table-cell office:value-type="float" office:value="158.8333">
            <text:p>158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1-10-07T10:00:00">
            <text:p>Thu Oct  7 10:00:00 2021</text:p>
          </table:table-cell>
          <table:table-cell office:value-type="float" office:value="61.0">
            <text:p>61.0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1-10-07T11:00:00">
            <text:p>Thu Oct  7 11:00:00 2021</text:p>
          </table:table-cell>
          <table:table-cell office:value-type="float" office:value="64.1667">
            <text:p>64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1-10-07T12:00:00">
            <text:p>Thu Oct  7 12:00:00 2021</text:p>
          </table:table-cell>
          <table:table-cell office:value-type="float" office:value="26.5">
            <text:p>26.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1-10-07T13:00:00">
            <text:p>Thu Oct  7 13:00:00 2021</text:p>
          </table:table-cell>
          <table:table-cell office:value-type="float" office:value="230.1667">
            <text:p>230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1-10-07T14:00:00">
            <text:p>Thu Oct  7 14:00:00 2021</text:p>
          </table:table-cell>
          <table:table-cell office:value-type="float" office:value="79.8333">
            <text:p>79.8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1-10-07T15:00:00">
            <text:p>Thu Oct  7 15:00:00 2021</text:p>
          </table:table-cell>
          <table:table-cell office:value-type="float" office:value="215.1667">
            <text:p>215.1667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1-10-07T16:00:00">
            <text:p>Thu Oct  7 16:00:00 2021</text:p>
          </table:table-cell>
          <table:table-cell office:value-type="float" office:value="204.0">
            <text:p>204.0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1-10-08T06:00:00">
            <text:p>Fri Oct  8 06:00:00 2021</text:p>
          </table:table-cell>
          <table:table-cell office:value-type="float" office:value="207.6667">
            <text:p>207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1-10-08T07:00:00">
            <text:p>Fri Oct  8 07:00:00 2021</text:p>
          </table:table-cell>
          <table:table-cell office:value-type="float" office:value="189.3333">
            <text:p>189.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1-10-08T08:00:00">
            <text:p>Fri Oct  8 08:00:00 2021</text:p>
          </table:table-cell>
          <table:table-cell office:value-type="float" office:value="165.6667">
            <text:p>165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1-10-08T09:00:00">
            <text:p>Fri Oct  8 09:00:00 2021</text:p>
          </table:table-cell>
          <table:table-cell office:value-type="float" office:value="104.0">
            <text:p>104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1-10-08T10:00:00">
            <text:p>Fri Oct  8 10:00:00 2021</text:p>
          </table:table-cell>
          <table:table-cell office:value-type="float" office:value="69.5">
            <text:p>69.5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1-10-08T11:00:00">
            <text:p>Fri Oct  8 11:00:00 2021</text:p>
          </table:table-cell>
          <table:table-cell office:value-type="float" office:value="195.3333">
            <text:p>195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1-10-08T12:00:00">
            <text:p>Fri Oct  8 12:00:00 2021</text:p>
          </table:table-cell>
          <table:table-cell office:value-type="float" office:value="62.3333">
            <text:p>62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1-10-08T13:00:00">
            <text:p>Fri Oct  8 13:00:00 2021</text:p>
          </table:table-cell>
          <table:table-cell office:value-type="float" office:value="31.8333">
            <text:p>31.8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1-10-08T14:00:00">
            <text:p>Fri Oct  8 14:00:00 2021</text:p>
          </table:table-cell>
          <table:table-cell office:value-type="float" office:value="28.5">
            <text:p>28.5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1-10-08T15:00:00">
            <text:p>Fri Oct  8 15:00:00 2021</text:p>
          </table:table-cell>
          <table:table-cell office:value-type="float" office:value="146.5">
            <text:p>146.5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21-10-09T08:00:00">
            <text:p>Sat Oct  9 08:00:00 2021</text:p>
          </table:table-cell>
          <table:table-cell office:value-type="float" office:value="180.0">
            <text:p>180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1-10-09T09:00:00">
            <text:p>Sat Oct  9 09:00:00 2021</text:p>
          </table:table-cell>
          <table:table-cell office:value-type="float" office:value="188.3333">
            <text:p>188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1-10-09T10:00:00">
            <text:p>Sat Oct  9 10:00:00 2021</text:p>
          </table:table-cell>
          <table:table-cell office:value-type="float" office:value="65.8333">
            <text:p>65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1-10-09T11:00:00">
            <text:p>Sat Oct  9 11:00:00 2021</text:p>
          </table:table-cell>
          <table:table-cell office:value-type="float" office:value="93.8333">
            <text:p>93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1-10-09T12:00:00">
            <text:p>Sat Oct  9 12:00:00 2021</text:p>
          </table:table-cell>
          <table:table-cell office:value-type="float" office:value="50.1667">
            <text:p>50.1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1-10-09T13:00:00">
            <text:p>Sat Oct  9 13:00:00 2021</text:p>
          </table:table-cell>
          <table:table-cell office:value-type="float" office:value="189.1667">
            <text:p>189.1667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1-10-09T14:00:00">
            <text:p>Sat Oct  9 14:00:00 2021</text:p>
          </table:table-cell>
          <table:table-cell office:value-type="float" office:value="176.1667">
            <text:p>176.1667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1-10-09T16:00:00">
            <text:p>Sat Oct  9 16:00:00 2021</text:p>
          </table:table-cell>
          <table:table-cell office:value-type="float" office:value="88.6667">
            <text:p>88.6667</text:p>
          </table:table-cell>
          <table:table-cell office:value-type="float" office:value="118.5">
            <text:p>118.5</text:p>
          </table:table-cell>
        </table:table-row>
        <table:table-row>
          <table:table-cell table:style-name="pd1" office:value-type="date" office:date-value="2021-10-10T16:00:00">
            <text:p>Sun Oct 10 16:00:00 2021</text:p>
          </table:table-cell>
          <table:table-cell office:value-type="float" office:value="93.1667">
            <text:p>93.1667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1-10-11T00:00:00">
            <text:p>Mon Oct 11 00:00:00 2021</text:p>
          </table:table-cell>
          <table:table-cell office:value-type="float" office:value="189.8333">
            <text:p>189.8333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1-10-11T01:00:00">
            <text:p>Mon Oct 11 01:00:00 2021</text:p>
          </table:table-cell>
          <table:table-cell office:value-type="float" office:value="199.0">
            <text:p>199.0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21-10-13T09:00:00">
            <text:p>Wed Oct 13 09:00:00 2021</text:p>
          </table:table-cell>
          <table:table-cell office:value-type="float" office:value="82.0">
            <text:p>82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1-10-13T10:00:00">
            <text:p>Wed Oct 13 10:00:00 2021</text:p>
          </table:table-cell>
          <table:table-cell office:value-type="float" office:value="80.3333">
            <text:p>80.3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1-10-13T11:00:00">
            <text:p>Wed Oct 13 11:00:00 2021</text:p>
          </table:table-cell>
          <table:table-cell office:value-type="float" office:value="88.0">
            <text:p>88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1-10-13T12:00:00">
            <text:p>Wed Oct 13 12:00:00 2021</text:p>
          </table:table-cell>
          <table:table-cell office:value-type="float" office:value="69.3333">
            <text:p>69.3333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1-10-13T13:00:00">
            <text:p>Wed Oct 13 13:00:00 2021</text:p>
          </table:table-cell>
          <table:table-cell office:value-type="float" office:value="153.8333">
            <text:p>153.8333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1-10-14T08:00:00">
            <text:p>Thu Oct 14 08:00:00 2021</text:p>
          </table:table-cell>
          <table:table-cell office:value-type="float" office:value="208.3333">
            <text:p>208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1-10-14T09:00:00">
            <text:p>Thu Oct 14 09:00:00 2021</text:p>
          </table:table-cell>
          <table:table-cell office:value-type="float" office:value="164.1667">
            <text:p>164.1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1-10-14T10:00:00">
            <text:p>Thu Oct 14 10:00:00 2021</text:p>
          </table:table-cell>
          <table:table-cell office:value-type="float" office:value="44.1667">
            <text:p>44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1-10-14T11:00:00">
            <text:p>Thu Oct 14 11:00:00 2021</text:p>
          </table:table-cell>
          <table:table-cell office:value-type="float" office:value="48.0">
            <text:p>48.0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1-10-14T12:00:00">
            <text:p>Thu Oct 14 12:00:00 2021</text:p>
          </table:table-cell>
          <table:table-cell office:value-type="float" office:value="119.0">
            <text:p>119.0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1-10-15T09:00:00">
            <text:p>Fri Oct 15 09:00:00 2021</text:p>
          </table:table-cell>
          <table:table-cell office:value-type="float" office:value="119.1667">
            <text:p>119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1-10-15T10:00:00">
            <text:p>Fri Oct 15 10:00:00 2021</text:p>
          </table:table-cell>
          <table:table-cell office:value-type="float" office:value="135.5">
            <text:p>135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1-10-15T11:00:00">
            <text:p>Fri Oct 15 11:00:00 2021</text:p>
          </table:table-cell>
          <table:table-cell office:value-type="float" office:value="133.3333">
            <text:p>133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1-10-15T12:00:00">
            <text:p>Fri Oct 15 12:00:00 2021</text:p>
          </table:table-cell>
          <table:table-cell office:value-type="float" office:value="96.3333">
            <text:p>96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1-10-15T13:00:00">
            <text:p>Fri Oct 15 13:00:00 2021</text:p>
          </table:table-cell>
          <table:table-cell office:value-type="float" office:value="197.0">
            <text:p>197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1-10-16T09:00:00">
            <text:p>Sat Oct 16 09:00:00 2021</text:p>
          </table:table-cell>
          <table:table-cell office:value-type="float" office:value="186.3333">
            <text:p>186.3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1-10-16T11:00:00">
            <text:p>Sat Oct 16 11:00:00 2021</text:p>
          </table:table-cell>
          <table:table-cell office:value-type="float" office:value="100.1667">
            <text:p>100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1-10-16T13:00:00">
            <text:p>Sat Oct 16 13:00:00 2021</text:p>
          </table:table-cell>
          <table:table-cell office:value-type="float" office:value="136.8333">
            <text:p>136.8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1-10-16T14:00:00">
            <text:p>Sat Oct 16 14:00:00 2021</text:p>
          </table:table-cell>
          <table:table-cell office:value-type="float" office:value="69.3333">
            <text:p>69.3333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1-10-17T11:00:00">
            <text:p>Sun Oct 17 11:00:00 2021</text:p>
          </table:table-cell>
          <table:table-cell office:value-type="float" office:value="241.0">
            <text:p>241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1-10-18T09:00:00">
            <text:p>Mon Oct 18 09:00:00 2021</text:p>
          </table:table-cell>
          <table:table-cell office:value-type="float" office:value="129.8333">
            <text:p>129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1-10-18T10:00:00">
            <text:p>Mon Oct 18 10:00:00 2021</text:p>
          </table:table-cell>
          <table:table-cell office:value-type="float" office:value="133.5">
            <text:p>133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1-10-18T11:00:00">
            <text:p>Mon Oct 18 11:00:00 2021</text:p>
          </table:table-cell>
          <table:table-cell office:value-type="float" office:value="65.0">
            <text:p>65.0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1-10-18T12:00:00">
            <text:p>Mon Oct 18 12:00:00 2021</text:p>
          </table:table-cell>
          <table:table-cell office:value-type="float" office:value="43.8333">
            <text:p>43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1-10-20T23:00:00">
            <text:p>Wed Oct 20 23:00:00 2021</text:p>
          </table:table-cell>
          <table:table-cell office:value-type="float" office:value="201.5">
            <text:p>201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1-10-21T11:00:00">
            <text:p>Thu Oct 21 11:00:00 2021</text:p>
          </table:table-cell>
          <table:table-cell office:value-type="float" office:value="63.8333">
            <text:p>63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1-10-21T12:00:00">
            <text:p>Thu Oct 21 12:00:00 2021</text:p>
          </table:table-cell>
          <table:table-cell office:value-type="float" office:value="185.6667">
            <text:p>185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1-10-21T13:00:00">
            <text:p>Thu Oct 21 13:00:00 2021</text:p>
          </table:table-cell>
          <table:table-cell office:value-type="float" office:value="181.1667">
            <text:p>181.1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1-10-22T15:00:00">
            <text:p>Fri Oct 22 15:00:00 2021</text:p>
          </table:table-cell>
          <table:table-cell office:value-type="float" office:value="112.6667">
            <text:p>112.6667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1-10-24T08:00:00">
            <text:p>Sun Oct 24 08:00:00 2021</text:p>
          </table:table-cell>
          <table:table-cell office:value-type="float" office:value="204.6667">
            <text:p>204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1-10-24T09:00:00">
            <text:p>Sun Oct 24 09:00:00 2021</text:p>
          </table:table-cell>
          <table:table-cell office:value-type="float" office:value="150.6667">
            <text:p>150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1-10-24T10:00:00">
            <text:p>Sun Oct 24 10:00:00 2021</text:p>
          </table:table-cell>
          <table:table-cell office:value-type="float" office:value="65.1667">
            <text:p>65.1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1-10-24T11:00:00">
            <text:p>Sun Oct 24 11:00:00 2021</text:p>
          </table:table-cell>
          <table:table-cell office:value-type="float" office:value="61.0">
            <text:p>61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1-10-25T20:00:00">
            <text:p>Mon Oct 25 20:00:00 2021</text:p>
          </table:table-cell>
          <table:table-cell office:value-type="float" office:value="241.0">
            <text:p>241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1-10-26T09:00:00">
            <text:p>Tue Oct 26 09:00:00 2021</text:p>
          </table:table-cell>
          <table:table-cell office:value-type="float" office:value="222.5">
            <text:p>222.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1-10-26T10:00:00">
            <text:p>Tue Oct 26 10:00:00 2021</text:p>
          </table:table-cell>
          <table:table-cell office:value-type="float" office:value="82.8333">
            <text:p>82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1-10-27T21:00:00">
            <text:p>Wed Oct 27 21:00:00 2021</text:p>
          </table:table-cell>
          <table:table-cell office:value-type="float" office:value="185.5">
            <text:p>185.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1-10-27T22:00:00">
            <text:p>Wed Oct 27 22:00:00 2021</text:p>
          </table:table-cell>
          <table:table-cell office:value-type="float" office:value="169.1667">
            <text:p>169.1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1-10-28T20:00:00">
            <text:p>Thu Oct 28 20:00:00 2021</text:p>
          </table:table-cell>
          <table:table-cell office:value-type="float" office:value="225.5">
            <text:p>225.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1-11-01T17:00:00">
            <text:p>Mon Nov  1 17:00:00 2021</text:p>
          </table:table-cell>
          <table:table-cell office:value-type="float" office:value="250.8333">
            <text:p>250.8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1-11-09T08:00:00">
            <text:p>Tue Nov  9 08:00:00 2021</text:p>
          </table:table-cell>
          <table:table-cell office:value-type="float" office:value="121.8333">
            <text:p>121.8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1-11-09T09:00:00">
            <text:p>Tue Nov  9 09:00:00 2021</text:p>
          </table:table-cell>
          <table:table-cell office:value-type="float" office:value="153.1667">
            <text:p>153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1-11-09T10:00:00">
            <text:p>Tue Nov  9 10:00:00 2021</text:p>
          </table:table-cell>
          <table:table-cell office:value-type="float" office:value="138.6667">
            <text:p>138.6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1-11-10T09:00:00">
            <text:p>Wed Nov 10 09:00:00 2021</text:p>
          </table:table-cell>
          <table:table-cell office:value-type="float" office:value="118.1667">
            <text:p>118.1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1-11-11T09:00:00">
            <text:p>Thu Nov 11 09:00:00 2021</text:p>
          </table:table-cell>
          <table:table-cell office:value-type="float" office:value="123.3333">
            <text:p>123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1-11-11T10:00:00">
            <text:p>Thu Nov 11 10:00:00 2021</text:p>
          </table:table-cell>
          <table:table-cell office:value-type="float" office:value="48.5">
            <text:p>48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1-11-15T19:00:00">
            <text:p>Mon Nov 15 19:00:00 2021</text:p>
          </table:table-cell>
          <table:table-cell office:value-type="float" office:value="78.1667">
            <text:p>78.1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1-11-15T20:00:00">
            <text:p>Mon Nov 15 20:00:00 2021</text:p>
          </table:table-cell>
          <table:table-cell office:value-type="float" office:value="137.3333">
            <text:p>137.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1-11-15T21:00:00">
            <text:p>Mon Nov 15 21:00:00 2021</text:p>
          </table:table-cell>
          <table:table-cell office:value-type="float" office:value="164.3333">
            <text:p>164.3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1-11-15T22:00:00">
            <text:p>Mon Nov 15 22:00:00 2021</text:p>
          </table:table-cell>
          <table:table-cell office:value-type="float" office:value="172.0">
            <text:p>172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1-11-15T23:00:00">
            <text:p>Mon Nov 15 23:00:00 2021</text:p>
          </table:table-cell>
          <table:table-cell office:value-type="float" office:value="171.5">
            <text:p>171.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1-11-16T00:00:00">
            <text:p>Tue Nov 16 00:00:00 2021</text:p>
          </table:table-cell>
          <table:table-cell office:value-type="float" office:value="180.1667">
            <text:p>180.1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1-11-16T01:00:00">
            <text:p>Tue Nov 16 01:00:00 2021</text:p>
          </table:table-cell>
          <table:table-cell office:value-type="float" office:value="185.8333">
            <text:p>185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11-16T02:00:00">
            <text:p>Tue Nov 16 02:00:00 2021</text:p>
          </table:table-cell>
          <table:table-cell office:value-type="float" office:value="163.1667">
            <text:p>163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1-11-16T16:00:00">
            <text:p>Tue Nov 16 16:00:00 2021</text:p>
          </table:table-cell>
          <table:table-cell office:value-type="float" office:value="91.8333">
            <text:p>91.8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1-11-16T19:00:00">
            <text:p>Tue Nov 16 19:00:00 2021</text:p>
          </table:table-cell>
          <table:table-cell office:value-type="float" office:value="214.1667">
            <text:p>214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1-11-17T08:00:00">
            <text:p>Wed Nov 17 08:00:00 2021</text:p>
          </table:table-cell>
          <table:table-cell office:value-type="float" office:value="127.8333">
            <text:p>127.8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1-11-17T09:00:00">
            <text:p>Wed Nov 17 09:00:00 2021</text:p>
          </table:table-cell>
          <table:table-cell office:value-type="float" office:value="131.8333">
            <text:p>131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1-11-17T10:00:00">
            <text:p>Wed Nov 17 10:00:00 2021</text:p>
          </table:table-cell>
          <table:table-cell office:value-type="float" office:value="90.5">
            <text:p>90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1-11-17T11:00:00">
            <text:p>Wed Nov 17 11:00:00 2021</text:p>
          </table:table-cell>
          <table:table-cell office:value-type="float" office:value="184.8333">
            <text:p>184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1-11-17T12:00:00">
            <text:p>Wed Nov 17 12:00:00 2021</text:p>
          </table:table-cell>
          <table:table-cell office:value-type="float" office:value="88.8333">
            <text:p>88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1-11-21T00:00:00">
            <text:p>Sun Nov 21 00:00:00 2021</text:p>
          </table:table-cell>
          <table:table-cell office:value-type="float" office:value="134.8333">
            <text:p>134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1-11-21T01:00:00">
            <text:p>Sun Nov 21 01:00:00 2021</text:p>
          </table:table-cell>
          <table:table-cell office:value-type="float" office:value="227.8333">
            <text:p>227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1-11-21T02:00:00">
            <text:p>Sun Nov 21 02:00:00 2021</text:p>
          </table:table-cell>
          <table:table-cell office:value-type="float" office:value="217.5">
            <text:p>217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11-21T03:00:00">
            <text:p>Sun Nov 21 03:00:00 2021</text:p>
          </table:table-cell>
          <table:table-cell office:value-type="float" office:value="180.0">
            <text:p>180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1-11-21T04:00:00">
            <text:p>Sun Nov 21 04:00:00 2021</text:p>
          </table:table-cell>
          <table:table-cell office:value-type="float" office:value="278.8333">
            <text:p>278.8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1-11-21T05:00:00">
            <text:p>Sun Nov 21 05:00:00 2021</text:p>
          </table:table-cell>
          <table:table-cell office:value-type="float" office:value="92.0">
            <text:p>92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1-11-21T06:00:00">
            <text:p>Sun Nov 21 06:00:00 2021</text:p>
          </table:table-cell>
          <table:table-cell office:value-type="float" office:value="101.0">
            <text:p>101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1-11-21T07:00:00">
            <text:p>Sun Nov 21 07:00:00 2021</text:p>
          </table:table-cell>
          <table:table-cell office:value-type="float" office:value="149.8333">
            <text:p>149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1-11-21T08:00:00">
            <text:p>Sun Nov 21 08:00:00 2021</text:p>
          </table:table-cell>
          <table:table-cell office:value-type="float" office:value="127.0">
            <text:p>127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1-11-21T09:00:00">
            <text:p>Sun Nov 21 09:00:00 2021</text:p>
          </table:table-cell>
          <table:table-cell office:value-type="float" office:value="150.8333">
            <text:p>150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1-11-21T10:00:00">
            <text:p>Sun Nov 21 10:00:00 2021</text:p>
          </table:table-cell>
          <table:table-cell office:value-type="float" office:value="77.5">
            <text:p>77.5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1-11-21T11:00:00">
            <text:p>Sun Nov 21 11:00:00 2021</text:p>
          </table:table-cell>
          <table:table-cell office:value-type="float" office:value="50.8333">
            <text:p>50.8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1-11-21T12:00:00">
            <text:p>Sun Nov 21 12:00:00 2021</text:p>
          </table:table-cell>
          <table:table-cell office:value-type="float" office:value="136.3333">
            <text:p>136.3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1-11-21T13:00:00">
            <text:p>Sun Nov 21 13:00:00 2021</text:p>
          </table:table-cell>
          <table:table-cell office:value-type="float" office:value="97.1667">
            <text:p>97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1-11-21T14:00:00">
            <text:p>Sun Nov 21 14:00:00 2021</text:p>
          </table:table-cell>
          <table:table-cell office:value-type="float" office:value="76.8333">
            <text:p>76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1-11-21T15:00:00">
            <text:p>Sun Nov 21 15:00:00 2021</text:p>
          </table:table-cell>
          <table:table-cell office:value-type="float" office:value="131.3333">
            <text:p>131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1-11-21T17:00:00">
            <text:p>Sun Nov 21 17:00:00 2021</text:p>
          </table:table-cell>
          <table:table-cell office:value-type="float" office:value="117.0">
            <text:p>117.0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1-11-22T08:00:00">
            <text:p>Mon Nov 22 08:00:00 2021</text:p>
          </table:table-cell>
          <table:table-cell office:value-type="float" office:value="99.8333">
            <text:p>99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1-11-22T10:00:00">
            <text:p>Mon Nov 22 10:00:00 2021</text:p>
          </table:table-cell>
          <table:table-cell office:value-type="float" office:value="151.0">
            <text:p>151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1-11-22T11:00:00">
            <text:p>Mon Nov 22 11:00:00 2021</text:p>
          </table:table-cell>
          <table:table-cell office:value-type="float" office:value="119.6667">
            <text:p>119.6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1-11-22T12:00:00">
            <text:p>Mon Nov 22 12:00:00 2021</text:p>
          </table:table-cell>
          <table:table-cell office:value-type="float" office:value="97.0">
            <text:p>97.0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1-11-22T13:00:00">
            <text:p>Mon Nov 22 13:00:00 2021</text:p>
          </table:table-cell>
          <table:table-cell office:value-type="float" office:value="93.6667">
            <text:p>93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1-11-22T14:00:00">
            <text:p>Mon Nov 22 14:00:00 2021</text:p>
          </table:table-cell>
          <table:table-cell office:value-type="float" office:value="103.6667">
            <text:p>103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1-11-23T13:00:00">
            <text:p>Tue Nov 23 13:00:00 2021</text:p>
          </table:table-cell>
          <table:table-cell office:value-type="float" office:value="320.1667">
            <text:p>320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1-11-23T14:00:00">
            <text:p>Tue Nov 23 14:00:00 2021</text:p>
          </table:table-cell>
          <table:table-cell office:value-type="float" office:value="190.1667">
            <text:p>190.1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1-11-23T15:00:00">
            <text:p>Tue Nov 23 15:00:00 2021</text:p>
          </table:table-cell>
          <table:table-cell office:value-type="float" office:value="87.3333">
            <text:p>87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1-11-23T16:00:00">
            <text:p>Tue Nov 23 16:00:00 2021</text:p>
          </table:table-cell>
          <table:table-cell office:value-type="float" office:value="53.0">
            <text:p>53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1-11-23T17:00:00">
            <text:p>Tue Nov 23 17:00:00 2021</text:p>
          </table:table-cell>
          <table:table-cell office:value-type="float" office:value="146.1667">
            <text:p>146.1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1-11-23T18:00:00">
            <text:p>Tue Nov 23 18:00:00 2021</text:p>
          </table:table-cell>
          <table:table-cell office:value-type="float" office:value="280.8333">
            <text:p>280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1-11-23T19:00:00">
            <text:p>Tue Nov 23 19:00:00 2021</text:p>
          </table:table-cell>
          <table:table-cell office:value-type="float" office:value="277.5">
            <text:p>277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1-11-23T20:00:00">
            <text:p>Tue Nov 23 20:00:00 2021</text:p>
          </table:table-cell>
          <table:table-cell office:value-type="float" office:value="270.0">
            <text:p>270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1-11-23T21:00:00">
            <text:p>Tue Nov 23 21:00:00 2021</text:p>
          </table:table-cell>
          <table:table-cell office:value-type="float" office:value="273.8333">
            <text:p>273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1-11-23T22:00:00">
            <text:p>Tue Nov 23 22:00:00 2021</text:p>
          </table:table-cell>
          <table:table-cell office:value-type="float" office:value="277.0">
            <text:p>277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1-11-23T23:00:00">
            <text:p>Tue Nov 23 23:00:00 2021</text:p>
          </table:table-cell>
          <table:table-cell office:value-type="float" office:value="102.6667">
            <text:p>102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1-11-24T10:00:00">
            <text:p>Wed Nov 24 10:00:00 2021</text:p>
          </table:table-cell>
          <table:table-cell office:value-type="float" office:value="154.5">
            <text:p>154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1-11-24T11:00:00">
            <text:p>Wed Nov 24 11:00:00 2021</text:p>
          </table:table-cell>
          <table:table-cell office:value-type="float" office:value="268.0">
            <text:p>268.0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1-11-24T12:00:00">
            <text:p>Wed Nov 24 12:00:00 2021</text:p>
          </table:table-cell>
          <table:table-cell office:value-type="float" office:value="166.1667">
            <text:p>166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1-11-24T13:00:00">
            <text:p>Wed Nov 24 13:00:00 2021</text:p>
          </table:table-cell>
          <table:table-cell office:value-type="float" office:value="145.3333">
            <text:p>145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1-11-24T14:00:00">
            <text:p>Wed Nov 24 14:00:00 2021</text:p>
          </table:table-cell>
          <table:table-cell office:value-type="float" office:value="285.8333">
            <text:p>285.8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1-11-24T15:00:00">
            <text:p>Wed Nov 24 15:00:00 2021</text:p>
          </table:table-cell>
          <table:table-cell office:value-type="float" office:value="260.6667">
            <text:p>260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1-11-24T16:00:00">
            <text:p>Wed Nov 24 16:00:00 2021</text:p>
          </table:table-cell>
          <table:table-cell office:value-type="float" office:value="272.6667">
            <text:p>272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1-11-24T17:00:00">
            <text:p>Wed Nov 24 17:00:00 2021</text:p>
          </table:table-cell>
          <table:table-cell office:value-type="float" office:value="261.1667">
            <text:p>261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11-24T18:00:00">
            <text:p>Wed Nov 24 18:00:00 2021</text:p>
          </table:table-cell>
          <table:table-cell office:value-type="float" office:value="249.1667">
            <text:p>249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1-11-24T19:00:00">
            <text:p>Wed Nov 24 19:00:00 2021</text:p>
          </table:table-cell>
          <table:table-cell office:value-type="float" office:value="199.3333">
            <text:p>199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1-11-24T20:00:00">
            <text:p>Wed Nov 24 20:00:00 2021</text:p>
          </table:table-cell>
          <table:table-cell office:value-type="float" office:value="250.3333">
            <text:p>250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1-11-24T21:00:00">
            <text:p>Wed Nov 24 21:00:00 2021</text:p>
          </table:table-cell>
          <table:table-cell office:value-type="float" office:value="255.0">
            <text:p>255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1-11-24T22:00:00">
            <text:p>Wed Nov 24 22:00:00 2021</text:p>
          </table:table-cell>
          <table:table-cell office:value-type="float" office:value="252.8333">
            <text:p>252.8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1-11-24T23:00:00">
            <text:p>Wed Nov 24 23:00:00 2021</text:p>
          </table:table-cell>
          <table:table-cell office:value-type="float" office:value="254.0">
            <text:p>254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1-11-25T00:00:00">
            <text:p>Thu Nov 25 00:00:00 2021</text:p>
          </table:table-cell>
          <table:table-cell office:value-type="float" office:value="261.1667">
            <text:p>261.1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1-11-25T15:00:00">
            <text:p>Thu Nov 25 15:00:00 2021</text:p>
          </table:table-cell>
          <table:table-cell office:value-type="float" office:value="168.0">
            <text:p>168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1-11-25T16:00:00">
            <text:p>Thu Nov 25 16:00:00 2021</text:p>
          </table:table-cell>
          <table:table-cell office:value-type="float" office:value="225.0">
            <text:p>225.0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1-11-25T19:00:00">
            <text:p>Thu Nov 25 19:00:00 2021</text:p>
          </table:table-cell>
          <table:table-cell office:value-type="float" office:value="130.0">
            <text:p>130.0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1-11-25T20:00:00">
            <text:p>Thu Nov 25 20:00:00 2021</text:p>
          </table:table-cell>
          <table:table-cell office:value-type="float" office:value="233.0">
            <text:p>233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11-25T21:00:00">
            <text:p>Thu Nov 25 21:00:00 2021</text:p>
          </table:table-cell>
          <table:table-cell office:value-type="float" office:value="277.1667">
            <text:p>277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11-25T22:00:00">
            <text:p>Thu Nov 25 22:00:00 2021</text:p>
          </table:table-cell>
          <table:table-cell office:value-type="float" office:value="202.5">
            <text:p>202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1-11-25T23:00:00">
            <text:p>Thu Nov 25 23:00:00 2021</text:p>
          </table:table-cell>
          <table:table-cell office:value-type="float" office:value="132.8333">
            <text:p>132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1-11-26T00:00:00">
            <text:p>Fri Nov 26 00:00:00 2021</text:p>
          </table:table-cell>
          <table:table-cell office:value-type="float" office:value="183.3333">
            <text:p>183.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1-11-26T01:00:00">
            <text:p>Fri Nov 26 01:00:00 2021</text:p>
          </table:table-cell>
          <table:table-cell office:value-type="float" office:value="162.8333">
            <text:p>162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1-11-26T02:00:00">
            <text:p>Fri Nov 26 02:00:00 2021</text:p>
          </table:table-cell>
          <table:table-cell office:value-type="float" office:value="259.1667">
            <text:p>259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1-11-26T03:00:00">
            <text:p>Fri Nov 26 03:00:00 2021</text:p>
          </table:table-cell>
          <table:table-cell office:value-type="float" office:value="137.3333">
            <text:p>137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1-11-26T04:00:00">
            <text:p>Fri Nov 26 04:00:00 2021</text:p>
          </table:table-cell>
          <table:table-cell office:value-type="float" office:value="255.8333">
            <text:p>255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1-11-26T05:00:00">
            <text:p>Fri Nov 26 05:00:00 2021</text:p>
          </table:table-cell>
          <table:table-cell office:value-type="float" office:value="88.3333">
            <text:p>88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1-11-26T06:00:00">
            <text:p>Fri Nov 26 06:00:00 2021</text:p>
          </table:table-cell>
          <table:table-cell office:value-type="float" office:value="287.3333">
            <text:p>287.3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1-11-26T07:00:00">
            <text:p>Fri Nov 26 07:00:00 2021</text:p>
          </table:table-cell>
          <table:table-cell office:value-type="float" office:value="245.0">
            <text:p>245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1-11-26T08:00:00">
            <text:p>Fri Nov 26 08:00:00 2021</text:p>
          </table:table-cell>
          <table:table-cell office:value-type="float" office:value="94.1667">
            <text:p>94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1-11-26T09:00:00">
            <text:p>Fri Nov 26 09:00:00 2021</text:p>
          </table:table-cell>
          <table:table-cell office:value-type="float" office:value="119.0">
            <text:p>119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1-11-26T10:00:00">
            <text:p>Fri Nov 26 10:00:00 2021</text:p>
          </table:table-cell>
          <table:table-cell office:value-type="float" office:value="138.5">
            <text:p>138.5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1-11-26T11:00:00">
            <text:p>Fri Nov 26 11:00:00 2021</text:p>
          </table:table-cell>
          <table:table-cell office:value-type="float" office:value="132.3333">
            <text:p>132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1-11-26T12:00:00">
            <text:p>Fri Nov 26 12:00:00 2021</text:p>
          </table:table-cell>
          <table:table-cell office:value-type="float" office:value="111.5">
            <text:p>111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1-11-26T13:00:00">
            <text:p>Fri Nov 26 13:00:00 2021</text:p>
          </table:table-cell>
          <table:table-cell office:value-type="float" office:value="51.1667">
            <text:p>51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1-11-26T14:00:00">
            <text:p>Fri Nov 26 14:00:00 2021</text:p>
          </table:table-cell>
          <table:table-cell office:value-type="float" office:value="150.5">
            <text:p>150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1-11-28T09:00:00">
            <text:p>Sun Nov 28 09:00:00 2021</text:p>
          </table:table-cell>
          <table:table-cell office:value-type="float" office:value="114.0">
            <text:p>114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1-11-28T10:00:00">
            <text:p>Sun Nov 28 10:00:00 2021</text:p>
          </table:table-cell>
          <table:table-cell office:value-type="float" office:value="46.6667">
            <text:p>46.6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1-11-28T11:00:00">
            <text:p>Sun Nov 28 11:00:00 2021</text:p>
          </table:table-cell>
          <table:table-cell office:value-type="float" office:value="112.8333">
            <text:p>112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1-11-28T12:00:00">
            <text:p>Sun Nov 28 12:00:00 2021</text:p>
          </table:table-cell>
          <table:table-cell office:value-type="float" office:value="109.1667">
            <text:p>109.1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1-11-28T13:00:00">
            <text:p>Sun Nov 28 13:00:00 2021</text:p>
          </table:table-cell>
          <table:table-cell office:value-type="float" office:value="93.5">
            <text:p>93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1-11-29T22:00:00">
            <text:p>Mon Nov 29 22:00:00 2021</text:p>
          </table:table-cell>
          <table:table-cell office:value-type="float" office:value="132.8333">
            <text:p>132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1-11-29T23:00:00">
            <text:p>Mon Nov 29 23:00:00 2021</text:p>
          </table:table-cell>
          <table:table-cell office:value-type="float" office:value="221.0">
            <text:p>221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1-11-30T02:00:00">
            <text:p>Tue Nov 30 02:00:00 2021</text:p>
          </table:table-cell>
          <table:table-cell office:value-type="float" office:value="174.3333">
            <text:p>174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1-11-30T04:00:00">
            <text:p>Tue Nov 30 04:00:00 2021</text:p>
          </table:table-cell>
          <table:table-cell office:value-type="float" office:value="139.3333">
            <text:p>139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1-11-30T05:00:00">
            <text:p>Tue Nov 30 05:00:00 2021</text:p>
          </table:table-cell>
          <table:table-cell office:value-type="float" office:value="129.1667">
            <text:p>129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1-11-30T06:00:00">
            <text:p>Tue Nov 30 06:00:00 2021</text:p>
          </table:table-cell>
          <table:table-cell office:value-type="float" office:value="145.3333">
            <text:p>145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1-11-30T07:00:00">
            <text:p>Tue Nov 30 07:00:00 2021</text:p>
          </table:table-cell>
          <table:table-cell office:value-type="float" office:value="166.1667">
            <text:p>166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1-11-30T08:00:00">
            <text:p>Tue Nov 30 08:00:00 2021</text:p>
          </table:table-cell>
          <table:table-cell office:value-type="float" office:value="100.0">
            <text:p>100.0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1-11-30T09:00:00">
            <text:p>Tue Nov 30 09:00:00 2021</text:p>
          </table:table-cell>
          <table:table-cell office:value-type="float" office:value="155.3333">
            <text:p>155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1-11-30T10:00:00">
            <text:p>Tue Nov 30 10:00:00 2021</text:p>
          </table:table-cell>
          <table:table-cell office:value-type="float" office:value="71.1667">
            <text:p>71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1-11-30T11:00:00">
            <text:p>Tue Nov 30 11:00:00 2021</text:p>
          </table:table-cell>
          <table:table-cell office:value-type="float" office:value="60.1667">
            <text:p>60.1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1-11-30T12:00:00">
            <text:p>Tue Nov 30 12:00:00 2021</text:p>
          </table:table-cell>
          <table:table-cell office:value-type="float" office:value="59.3333">
            <text:p>59.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1-11-30T13:00:00">
            <text:p>Tue Nov 30 13:00:00 2021</text:p>
          </table:table-cell>
          <table:table-cell office:value-type="float" office:value="50.0">
            <text:p>50.0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1-11-30T14:00:00">
            <text:p>Tue Nov 30 14:00:00 2021</text:p>
          </table:table-cell>
          <table:table-cell office:value-type="float" office:value="101.1667">
            <text:p>101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1-11-30T15:00:00">
            <text:p>Tue Nov 30 15:00:00 2021</text:p>
          </table:table-cell>
          <table:table-cell office:value-type="float" office:value="89.1667">
            <text:p>89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1-11-30T16:00:00">
            <text:p>Tue Nov 30 16:00:00 2021</text:p>
          </table:table-cell>
          <table:table-cell office:value-type="float" office:value="42.5">
            <text:p>42.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1-12-01T05:00:00">
            <text:p>Wed Dec  1 05:00:00 2021</text:p>
          </table:table-cell>
          <table:table-cell office:value-type="float" office:value="196.0">
            <text:p>196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1-12-01T06:00:00">
            <text:p>Wed Dec  1 06:00:00 2021</text:p>
          </table:table-cell>
          <table:table-cell office:value-type="float" office:value="233.3333">
            <text:p>233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1-12-01T07:00:00">
            <text:p>Wed Dec  1 07:00:00 2021</text:p>
          </table:table-cell>
          <table:table-cell office:value-type="float" office:value="217.5">
            <text:p>217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1-12-01T08:00:00">
            <text:p>Wed Dec  1 08:00:00 2021</text:p>
          </table:table-cell>
          <table:table-cell office:value-type="float" office:value="161.8333">
            <text:p>161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1-12-01T09:00:00">
            <text:p>Wed Dec  1 09:00:00 2021</text:p>
          </table:table-cell>
          <table:table-cell office:value-type="float" office:value="135.0">
            <text:p>135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1-12-01T10:00:00">
            <text:p>Wed Dec  1 10:00:00 2021</text:p>
          </table:table-cell>
          <table:table-cell office:value-type="float" office:value="124.8333">
            <text:p>124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1-12-01T11:00:00">
            <text:p>Wed Dec  1 11:00:00 2021</text:p>
          </table:table-cell>
          <table:table-cell office:value-type="float" office:value="63.5">
            <text:p>63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1-12-01T12:00:00">
            <text:p>Wed Dec  1 12:00:00 2021</text:p>
          </table:table-cell>
          <table:table-cell office:value-type="float" office:value="188.1667">
            <text:p>188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1-12-01T13:00:00">
            <text:p>Wed Dec  1 13:00:00 2021</text:p>
          </table:table-cell>
          <table:table-cell office:value-type="float" office:value="219.3333">
            <text:p>219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1-12-01T14:00:00">
            <text:p>Wed Dec  1 14:00:00 2021</text:p>
          </table:table-cell>
          <table:table-cell office:value-type="float" office:value="205.8333">
            <text:p>205.8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1-12-02T19:00:00">
            <text:p>Thu Dec  2 19:00:00 2021</text:p>
          </table:table-cell>
          <table:table-cell office:value-type="float" office:value="205.6667">
            <text:p>205.6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1-12-02T20:00:00">
            <text:p>Thu Dec  2 20:00:00 2021</text:p>
          </table:table-cell>
          <table:table-cell office:value-type="float" office:value="157.5">
            <text:p>157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1-12-02T21:00:00">
            <text:p>Thu Dec  2 21:00:00 2021</text:p>
          </table:table-cell>
          <table:table-cell office:value-type="float" office:value="259.0">
            <text:p>259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1-12-02T22:00:00">
            <text:p>Thu Dec  2 22:00:00 2021</text:p>
          </table:table-cell>
          <table:table-cell office:value-type="float" office:value="253.0">
            <text:p>253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1-12-02T23:00:00">
            <text:p>Thu Dec  2 23:00:00 2021</text:p>
          </table:table-cell>
          <table:table-cell office:value-type="float" office:value="226.5">
            <text:p>226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1-12-03T00:00:00">
            <text:p>Fri Dec  3 00:00:00 2021</text:p>
          </table:table-cell>
          <table:table-cell office:value-type="float" office:value="209.5">
            <text:p>209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1-12-03T01:00:00">
            <text:p>Fri Dec  3 01:00:00 2021</text:p>
          </table:table-cell>
          <table:table-cell office:value-type="float" office:value="166.0">
            <text:p>166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1-12-03T02:00:00">
            <text:p>Fri Dec  3 02:00:00 2021</text:p>
          </table:table-cell>
          <table:table-cell office:value-type="float" office:value="160.8333">
            <text:p>160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1-12-03T03:00:00">
            <text:p>Fri Dec  3 03:00:00 2021</text:p>
          </table:table-cell>
          <table:table-cell office:value-type="float" office:value="145.3333">
            <text:p>145.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1-12-03T04:00:00">
            <text:p>Fri Dec  3 04:00:00 2021</text:p>
          </table:table-cell>
          <table:table-cell office:value-type="float" office:value="134.5">
            <text:p>134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1-12-03T05:00:00">
            <text:p>Fri Dec  3 05:00:00 2021</text:p>
          </table:table-cell>
          <table:table-cell office:value-type="float" office:value="159.0">
            <text:p>159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1-12-03T06:00:00">
            <text:p>Fri Dec  3 06:00:00 2021</text:p>
          </table:table-cell>
          <table:table-cell office:value-type="float" office:value="261.5">
            <text:p>261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1-12-03T07:00:00">
            <text:p>Fri Dec  3 07:00:00 2021</text:p>
          </table:table-cell>
          <table:table-cell office:value-type="float" office:value="109.3333">
            <text:p>109.3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1-12-03T08:00:00">
            <text:p>Fri Dec  3 08:00:00 2021</text:p>
          </table:table-cell>
          <table:table-cell office:value-type="float" office:value="103.6667">
            <text:p>103.6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1-12-03T09:00:00">
            <text:p>Fri Dec  3 09:00:00 2021</text:p>
          </table:table-cell>
          <table:table-cell office:value-type="float" office:value="216.8333">
            <text:p>216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1-12-03T10:00:00">
            <text:p>Fri Dec  3 10:00:00 2021</text:p>
          </table:table-cell>
          <table:table-cell office:value-type="float" office:value="112.8333">
            <text:p>112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1-12-03T11:00:00">
            <text:p>Fri Dec  3 11:00:00 2021</text:p>
          </table:table-cell>
          <table:table-cell office:value-type="float" office:value="155.5">
            <text:p>155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1-12-03T12:00:00">
            <text:p>Fri Dec  3 12:00:00 2021</text:p>
          </table:table-cell>
          <table:table-cell office:value-type="float" office:value="116.8333">
            <text:p>116.8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1-12-03T13:00:00">
            <text:p>Fri Dec  3 13:00:00 2021</text:p>
          </table:table-cell>
          <table:table-cell office:value-type="float" office:value="69.0">
            <text:p>69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1-12-03T14:00:00">
            <text:p>Fri Dec  3 14:00:00 2021</text:p>
          </table:table-cell>
          <table:table-cell office:value-type="float" office:value="74.6667">
            <text:p>74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1-12-03T15:00:00">
            <text:p>Fri Dec  3 15:00:00 2021</text:p>
          </table:table-cell>
          <table:table-cell office:value-type="float" office:value="145.6667">
            <text:p>145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1-12-04T05:00:00">
            <text:p>Sat Dec  4 05:00:00 2021</text:p>
          </table:table-cell>
          <table:table-cell office:value-type="float" office:value="146.8333">
            <text:p>146.8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1-12-04T06:00:00">
            <text:p>Sat Dec  4 06:00:00 2021</text:p>
          </table:table-cell>
          <table:table-cell office:value-type="float" office:value="171.3333">
            <text:p>171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1-12-04T07:00:00">
            <text:p>Sat Dec  4 07:00:00 2021</text:p>
          </table:table-cell>
          <table:table-cell office:value-type="float" office:value="156.8333">
            <text:p>156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1-12-04T08:00:00">
            <text:p>Sat Dec  4 08:00:00 2021</text:p>
          </table:table-cell>
          <table:table-cell office:value-type="float" office:value="249.0">
            <text:p>249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1-12-04T09:00:00">
            <text:p>Sat Dec  4 09:00:00 2021</text:p>
          </table:table-cell>
          <table:table-cell office:value-type="float" office:value="100.6667">
            <text:p>100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1-12-04T10:00:00">
            <text:p>Sat Dec  4 10:00:00 2021</text:p>
          </table:table-cell>
          <table:table-cell office:value-type="float" office:value="96.5">
            <text:p>96.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1-12-04T11:00:00">
            <text:p>Sat Dec  4 11:00:00 2021</text:p>
          </table:table-cell>
          <table:table-cell office:value-type="float" office:value="108.3333">
            <text:p>108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1-12-04T12:00:00">
            <text:p>Sat Dec  4 12:00:00 2021</text:p>
          </table:table-cell>
          <table:table-cell office:value-type="float" office:value="192.5">
            <text:p>192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1-12-04T13:00:00">
            <text:p>Sat Dec  4 13:00:00 2021</text:p>
          </table:table-cell>
          <table:table-cell office:value-type="float" office:value="186.8333">
            <text:p>186.8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1-12-04T14:00:00">
            <text:p>Sat Dec  4 14:00:00 2021</text:p>
          </table:table-cell>
          <table:table-cell office:value-type="float" office:value="93.5">
            <text:p>93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1-12-04T15:00:00">
            <text:p>Sat Dec  4 15:00:00 2021</text:p>
          </table:table-cell>
          <table:table-cell office:value-type="float" office:value="61.0">
            <text:p>61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1-12-06T09:00:00">
            <text:p>Mon Dec  6 09:00:00 2021</text:p>
          </table:table-cell>
          <table:table-cell office:value-type="float" office:value="214.5">
            <text:p>214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1-12-06T10:00:00">
            <text:p>Mon Dec  6 10:00:00 2021</text:p>
          </table:table-cell>
          <table:table-cell office:value-type="float" office:value="72.5">
            <text:p>72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1-12-06T11:00:00">
            <text:p>Mon Dec  6 11:00:00 2021</text:p>
          </table:table-cell>
          <table:table-cell office:value-type="float" office:value="169.8333">
            <text:p>169.8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1-12-06T12:00:00">
            <text:p>Mon Dec  6 12:00:00 2021</text:p>
          </table:table-cell>
          <table:table-cell office:value-type="float" office:value="41.8333">
            <text:p>41.8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1-12-06T13:00:00">
            <text:p>Mon Dec  6 13:00:00 2021</text:p>
          </table:table-cell>
          <table:table-cell office:value-type="float" office:value="45.6667">
            <text:p>45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1-12-06T14:00:00">
            <text:p>Mon Dec  6 14:00:00 2021</text:p>
          </table:table-cell>
          <table:table-cell office:value-type="float" office:value="174.3333">
            <text:p>174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1-12-06T15:00:00">
            <text:p>Mon Dec  6 15:00:00 2021</text:p>
          </table:table-cell>
          <table:table-cell office:value-type="float" office:value="158.6667">
            <text:p>158.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1-12-06T16:00:00">
            <text:p>Mon Dec  6 16:00:00 2021</text:p>
          </table:table-cell>
          <table:table-cell office:value-type="float" office:value="230.5">
            <text:p>230.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1-12-06T17:00:00">
            <text:p>Mon Dec  6 17:00:00 2021</text:p>
          </table:table-cell>
          <table:table-cell office:value-type="float" office:value="121.1667">
            <text:p>121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1-12-06T18:00:00">
            <text:p>Mon Dec  6 18:00:00 2021</text:p>
          </table:table-cell>
          <table:table-cell office:value-type="float" office:value="159.3333">
            <text:p>159.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1-12-06T19:00:00">
            <text:p>Mon Dec  6 19:00:00 2021</text:p>
          </table:table-cell>
          <table:table-cell office:value-type="float" office:value="172.6667">
            <text:p>172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1-12-06T20:00:00">
            <text:p>Mon Dec  6 20:00:00 2021</text:p>
          </table:table-cell>
          <table:table-cell office:value-type="float" office:value="152.0">
            <text:p>152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1-12-07T05:00:00">
            <text:p>Tue Dec  7 05:00:00 2021</text:p>
          </table:table-cell>
          <table:table-cell office:value-type="float" office:value="134.0">
            <text:p>134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1-12-07T06:00:00">
            <text:p>Tue Dec  7 06:00:00 2021</text:p>
          </table:table-cell>
          <table:table-cell office:value-type="float" office:value="109.1667">
            <text:p>109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1-12-07T07:00:00">
            <text:p>Tue Dec  7 07:00:00 2021</text:p>
          </table:table-cell>
          <table:table-cell office:value-type="float" office:value="88.5">
            <text:p>88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1-12-07T08:00:00">
            <text:p>Tue Dec  7 08:00:00 2021</text:p>
          </table:table-cell>
          <table:table-cell office:value-type="float" office:value="88.5">
            <text:p>88.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1-12-07T09:00:00">
            <text:p>Tue Dec  7 09:00:00 2021</text:p>
          </table:table-cell>
          <table:table-cell office:value-type="float" office:value="233.5">
            <text:p>233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1-12-07T10:00:00">
            <text:p>Tue Dec  7 10:00:00 2021</text:p>
          </table:table-cell>
          <table:table-cell office:value-type="float" office:value="104.6667">
            <text:p>104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1-12-07T11:00:00">
            <text:p>Tue Dec  7 11:00:00 2021</text:p>
          </table:table-cell>
          <table:table-cell office:value-type="float" office:value="258.0">
            <text:p>258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1-12-07T12:00:00">
            <text:p>Tue Dec  7 12:00:00 2021</text:p>
          </table:table-cell>
          <table:table-cell office:value-type="float" office:value="72.0">
            <text:p>72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1-12-07T13:00:00">
            <text:p>Tue Dec  7 13:00:00 2021</text:p>
          </table:table-cell>
          <table:table-cell office:value-type="float" office:value="81.1667">
            <text:p>81.1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1-12-07T14:00:00">
            <text:p>Tue Dec  7 14:00:00 2021</text:p>
          </table:table-cell>
          <table:table-cell office:value-type="float" office:value="180.5">
            <text:p>180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1-12-07T15:00:00">
            <text:p>Tue Dec  7 15:00:00 2021</text:p>
          </table:table-cell>
          <table:table-cell office:value-type="float" office:value="62.3333">
            <text:p>62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1-12-07T16:00:00">
            <text:p>Tue Dec  7 16:00:00 2021</text:p>
          </table:table-cell>
          <table:table-cell office:value-type="float" office:value="102.3333">
            <text:p>102.3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1-12-09T00:00:00">
            <text:p>Thu Dec  9 00:00:00 2021</text:p>
          </table:table-cell>
          <table:table-cell office:value-type="float" office:value="253.6667">
            <text:p>253.6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1-12-09T01:00:00">
            <text:p>Thu Dec  9 01:00:00 2021</text:p>
          </table:table-cell>
          <table:table-cell office:value-type="float" office:value="262.0">
            <text:p>262.0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1-12-09T02:00:00">
            <text:p>Thu Dec  9 02:00:00 2021</text:p>
          </table:table-cell>
          <table:table-cell office:value-type="float" office:value="262.3333">
            <text:p>262.3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1-12-09T03:00:00">
            <text:p>Thu Dec  9 03:00:00 2021</text:p>
          </table:table-cell>
          <table:table-cell office:value-type="float" office:value="259.0">
            <text:p>259.0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1-12-09T04:00:00">
            <text:p>Thu Dec  9 04:00:00 2021</text:p>
          </table:table-cell>
          <table:table-cell office:value-type="float" office:value="265.1667">
            <text:p>265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1-12-09T05:00:00">
            <text:p>Thu Dec  9 05:00:00 2021</text:p>
          </table:table-cell>
          <table:table-cell office:value-type="float" office:value="264.6667">
            <text:p>264.6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1-12-09T06:00:00">
            <text:p>Thu Dec  9 06:00:00 2021</text:p>
          </table:table-cell>
          <table:table-cell office:value-type="float" office:value="262.3333">
            <text:p>262.3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1-12-09T08:00:00">
            <text:p>Thu Dec  9 08:00:00 2021</text:p>
          </table:table-cell>
          <table:table-cell office:value-type="float" office:value="175.0">
            <text:p>175.0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1-12-09T09:00:00">
            <text:p>Thu Dec  9 09:00:00 2021</text:p>
          </table:table-cell>
          <table:table-cell office:value-type="float" office:value="224.6667">
            <text:p>224.6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1-12-09T10:00:00">
            <text:p>Thu Dec  9 10:00:00 2021</text:p>
          </table:table-cell>
          <table:table-cell office:value-type="float" office:value="213.8333">
            <text:p>213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1-12-09T11:00:00">
            <text:p>Thu Dec  9 11:00:00 2021</text:p>
          </table:table-cell>
          <table:table-cell office:value-type="float" office:value="270.1667">
            <text:p>270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1-12-09T12:00:00">
            <text:p>Thu Dec  9 12:00:00 2021</text:p>
          </table:table-cell>
          <table:table-cell office:value-type="float" office:value="260.6667">
            <text:p>260.6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1-12-09T13:00:00">
            <text:p>Thu Dec  9 13:00:00 2021</text:p>
          </table:table-cell>
          <table:table-cell office:value-type="float" office:value="283.0">
            <text:p>283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1-12-09T14:00:00">
            <text:p>Thu Dec  9 14:00:00 2021</text:p>
          </table:table-cell>
          <table:table-cell office:value-type="float" office:value="277.1667">
            <text:p>277.1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1-12-09T15:00:00">
            <text:p>Thu Dec  9 15:00:00 2021</text:p>
          </table:table-cell>
          <table:table-cell office:value-type="float" office:value="206.6667">
            <text:p>206.6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1-12-09T16:00:00">
            <text:p>Thu Dec  9 16:00:00 2021</text:p>
          </table:table-cell>
          <table:table-cell office:value-type="float" office:value="273.1667">
            <text:p>273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1-12-09T17:00:00">
            <text:p>Thu Dec  9 17:00:00 2021</text:p>
          </table:table-cell>
          <table:table-cell office:value-type="float" office:value="268.6667">
            <text:p>268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1-12-09T18:00:00">
            <text:p>Thu Dec  9 18:00:00 2021</text:p>
          </table:table-cell>
          <table:table-cell office:value-type="float" office:value="259.3333">
            <text:p>259.3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1-12-09T19:00:00">
            <text:p>Thu Dec  9 19:00:00 2021</text:p>
          </table:table-cell>
          <table:table-cell office:value-type="float" office:value="253.6667">
            <text:p>253.6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1-12-09T20:00:00">
            <text:p>Thu Dec  9 20:00:00 2021</text:p>
          </table:table-cell>
          <table:table-cell office:value-type="float" office:value="246.8333">
            <text:p>246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1-12-09T21:00:00">
            <text:p>Thu Dec  9 21:00:00 2021</text:p>
          </table:table-cell>
          <table:table-cell office:value-type="float" office:value="249.6667">
            <text:p>249.6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1-12-09T22:00:00">
            <text:p>Thu Dec  9 22:00:00 2021</text:p>
          </table:table-cell>
          <table:table-cell office:value-type="float" office:value="246.3333">
            <text:p>246.3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1-12-09T23:00:00">
            <text:p>Thu Dec  9 23:00:00 2021</text:p>
          </table:table-cell>
          <table:table-cell office:value-type="float" office:value="249.3333">
            <text:p>249.3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1-12-10T00:00:00">
            <text:p>Fri Dec 10 00:00:00 2021</text:p>
          </table:table-cell>
          <table:table-cell office:value-type="float" office:value="249.6667">
            <text:p>249.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1-12-10T01:00:00">
            <text:p>Fri Dec 10 01:00:00 2021</text:p>
          </table:table-cell>
          <table:table-cell office:value-type="float" office:value="258.8333">
            <text:p>258.8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1-12-10T02:00:00">
            <text:p>Fri Dec 10 02:00:00 2021</text:p>
          </table:table-cell>
          <table:table-cell office:value-type="float" office:value="263.8333">
            <text:p>263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1-12-10T03:00:00">
            <text:p>Fri Dec 10 03:00:00 2021</text:p>
          </table:table-cell>
          <table:table-cell office:value-type="float" office:value="223.0">
            <text:p>223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1-12-10T10:00:00">
            <text:p>Fri Dec 10 10:00:00 2021</text:p>
          </table:table-cell>
          <table:table-cell office:value-type="float" office:value="234.1667">
            <text:p>234.1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1-12-10T11:00:00">
            <text:p>Fri Dec 10 11:00:00 2021</text:p>
          </table:table-cell>
          <table:table-cell office:value-type="float" office:value="194.0">
            <text:p>194.0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1-12-10T12:00:00">
            <text:p>Fri Dec 10 12:00:00 2021</text:p>
          </table:table-cell>
          <table:table-cell office:value-type="float" office:value="241.8333">
            <text:p>241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1-12-10T13:00:00">
            <text:p>Fri Dec 10 13:00:00 2021</text:p>
          </table:table-cell>
          <table:table-cell office:value-type="float" office:value="261.5">
            <text:p>261.5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1-12-10T14:00:00">
            <text:p>Fri Dec 10 14:00:00 2021</text:p>
          </table:table-cell>
          <table:table-cell office:value-type="float" office:value="267.1667">
            <text:p>267.1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1-12-10T15:00:00">
            <text:p>Fri Dec 10 15:00:00 2021</text:p>
          </table:table-cell>
          <table:table-cell office:value-type="float" office:value="255.8333">
            <text:p>255.8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1-12-10T16:00:00">
            <text:p>Fri Dec 10 16:00:00 2021</text:p>
          </table:table-cell>
          <table:table-cell office:value-type="float" office:value="254.3333">
            <text:p>254.3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1-12-10T17:00:00">
            <text:p>Fri Dec 10 17:00:00 2021</text:p>
          </table:table-cell>
          <table:table-cell office:value-type="float" office:value="257.3333">
            <text:p>257.3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1-12-10T18:00:00">
            <text:p>Fri Dec 10 18:00:00 2021</text:p>
          </table:table-cell>
          <table:table-cell office:value-type="float" office:value="243.0">
            <text:p>243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1-12-10T19:00:00">
            <text:p>Fri Dec 10 19:00:00 2021</text:p>
          </table:table-cell>
          <table:table-cell office:value-type="float" office:value="252.8333">
            <text:p>252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1-12-10T20:00:00">
            <text:p>Fri Dec 10 20:00:00 2021</text:p>
          </table:table-cell>
          <table:table-cell office:value-type="float" office:value="248.0">
            <text:p>248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1-12-10T21:00:00">
            <text:p>Fri Dec 10 21:00:00 2021</text:p>
          </table:table-cell>
          <table:table-cell office:value-type="float" office:value="249.1667">
            <text:p>249.1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1-12-10T22:00:00">
            <text:p>Fri Dec 10 22:00:00 2021</text:p>
          </table:table-cell>
          <table:table-cell office:value-type="float" office:value="249.6667">
            <text:p>249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1-12-10T23:00:00">
            <text:p>Fri Dec 10 23:00:00 2021</text:p>
          </table:table-cell>
          <table:table-cell office:value-type="float" office:value="258.5">
            <text:p>258.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1-12-11T00:00:00">
            <text:p>Sat Dec 11 00:00:00 2021</text:p>
          </table:table-cell>
          <table:table-cell office:value-type="float" office:value="242.1667">
            <text:p>242.1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1-12-11T01:00:00">
            <text:p>Sat Dec 11 01:00:00 2021</text:p>
          </table:table-cell>
          <table:table-cell office:value-type="float" office:value="257.3333">
            <text:p>257.3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1-12-11T02:00:00">
            <text:p>Sat Dec 11 02:00:00 2021</text:p>
          </table:table-cell>
          <table:table-cell office:value-type="float" office:value="185.8333">
            <text:p>185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1-12-11T04:00:00">
            <text:p>Sat Dec 11 04:00:00 2021</text:p>
          </table:table-cell>
          <table:table-cell office:value-type="float" office:value="192.3333">
            <text:p>192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1-12-11T05:00:00">
            <text:p>Sat Dec 11 05:00:00 2021</text:p>
          </table:table-cell>
          <table:table-cell office:value-type="float" office:value="156.5">
            <text:p>156.5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1-12-11T06:00:00">
            <text:p>Sat Dec 11 06:00:00 2021</text:p>
          </table:table-cell>
          <table:table-cell office:value-type="float" office:value="226.3333">
            <text:p>226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1-12-11T07:00:00">
            <text:p>Sat Dec 11 07:00:00 2021</text:p>
          </table:table-cell>
          <table:table-cell office:value-type="float" office:value="208.3333">
            <text:p>208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1-12-11T08:00:00">
            <text:p>Sat Dec 11 08:00:00 2021</text:p>
          </table:table-cell>
          <table:table-cell office:value-type="float" office:value="161.5">
            <text:p>161.5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1-12-11T09:00:00">
            <text:p>Sat Dec 11 09:00:00 2021</text:p>
          </table:table-cell>
          <table:table-cell office:value-type="float" office:value="206.6667">
            <text:p>206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1-12-11T10:00:00">
            <text:p>Sat Dec 11 10:00:00 2021</text:p>
          </table:table-cell>
          <table:table-cell office:value-type="float" office:value="246.5">
            <text:p>246.5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1-12-11T11:00:00">
            <text:p>Sat Dec 11 11:00:00 2021</text:p>
          </table:table-cell>
          <table:table-cell office:value-type="float" office:value="41.1667">
            <text:p>41.1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1-12-11T12:00:00">
            <text:p>Sat Dec 11 12:00:00 2021</text:p>
          </table:table-cell>
          <table:table-cell office:value-type="float" office:value="33.1667">
            <text:p>33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1-12-11T13:00:00">
            <text:p>Sat Dec 11 13:00:00 2021</text:p>
          </table:table-cell>
          <table:table-cell office:value-type="float" office:value="86.8333">
            <text:p>86.8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1-12-11T14:00:00">
            <text:p>Sat Dec 11 14:00:00 2021</text:p>
          </table:table-cell>
          <table:table-cell office:value-type="float" office:value="93.8333">
            <text:p>93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1-12-11T15:00:00">
            <text:p>Sat Dec 11 15:00:00 2021</text:p>
          </table:table-cell>
          <table:table-cell office:value-type="float" office:value="192.5">
            <text:p>192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1-12-11T16:00:00">
            <text:p>Sat Dec 11 16:00:00 2021</text:p>
          </table:table-cell>
          <table:table-cell office:value-type="float" office:value="131.3333">
            <text:p>131.3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1-12-11T17:00:00">
            <text:p>Sat Dec 11 17:00:00 2021</text:p>
          </table:table-cell>
          <table:table-cell office:value-type="float" office:value="186.5">
            <text:p>186.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1-12-11T18:00:00">
            <text:p>Sat Dec 11 18:00:00 2021</text:p>
          </table:table-cell>
          <table:table-cell office:value-type="float" office:value="285.8333">
            <text:p>285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1-12-11T19:00:00">
            <text:p>Sat Dec 11 19:00:00 2021</text:p>
          </table:table-cell>
          <table:table-cell office:value-type="float" office:value="220.0">
            <text:p>220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1-12-11T20:00:00">
            <text:p>Sat Dec 11 20:00:00 2021</text:p>
          </table:table-cell>
          <table:table-cell office:value-type="float" office:value="194.1667">
            <text:p>194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1-12-11T21:00:00">
            <text:p>Sat Dec 11 21:00:00 2021</text:p>
          </table:table-cell>
          <table:table-cell office:value-type="float" office:value="140.1667">
            <text:p>140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1-12-12T08:00:00">
            <text:p>Sun Dec 12 08:00:00 2021</text:p>
          </table:table-cell>
          <table:table-cell office:value-type="float" office:value="142.3333">
            <text:p>142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1-12-12T09:00:00">
            <text:p>Sun Dec 12 09:00:00 2021</text:p>
          </table:table-cell>
          <table:table-cell office:value-type="float" office:value="211.1667">
            <text:p>211.1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1-12-12T10:00:00">
            <text:p>Sun Dec 12 10:00:00 2021</text:p>
          </table:table-cell>
          <table:table-cell office:value-type="float" office:value="183.3333">
            <text:p>183.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1-12-12T11:00:00">
            <text:p>Sun Dec 12 11:00:00 2021</text:p>
          </table:table-cell>
          <table:table-cell office:value-type="float" office:value="51.1667">
            <text:p>51.1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1-12-12T12:00:00">
            <text:p>Sun Dec 12 12:00:00 2021</text:p>
          </table:table-cell>
          <table:table-cell office:value-type="float" office:value="47.3333">
            <text:p>47.3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12-12T13:00:00">
            <text:p>Sun Dec 12 13:00:00 2021</text:p>
          </table:table-cell>
          <table:table-cell office:value-type="float" office:value="63.0">
            <text:p>63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1-12-12T14:00:00">
            <text:p>Sun Dec 12 14:00:00 2021</text:p>
          </table:table-cell>
          <table:table-cell office:value-type="float" office:value="185.3333">
            <text:p>185.3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1-12-12T15:00:00">
            <text:p>Sun Dec 12 15:00:00 2021</text:p>
          </table:table-cell>
          <table:table-cell office:value-type="float" office:value="304.6667">
            <text:p>304.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1-12-14T11:00:00">
            <text:p>Tue Dec 14 11:00:00 2021</text:p>
          </table:table-cell>
          <table:table-cell office:value-type="float" office:value="150.0">
            <text:p>150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1-12-14T23:00:00">
            <text:p>Tue Dec 14 23:00:00 2021</text:p>
          </table:table-cell>
          <table:table-cell office:value-type="float" office:value="251.1667">
            <text:p>251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1-12-15T00:00:00">
            <text:p>Wed Dec 15 00:00:00 2021</text:p>
          </table:table-cell>
          <table:table-cell office:value-type="float" office:value="246.1667">
            <text:p>246.1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1-12-15T01:00:00">
            <text:p>Wed Dec 15 01:00:00 2021</text:p>
          </table:table-cell>
          <table:table-cell office:value-type="float" office:value="216.8333">
            <text:p>216.8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1-12-15T02:00:00">
            <text:p>Wed Dec 15 02:00:00 2021</text:p>
          </table:table-cell>
          <table:table-cell office:value-type="float" office:value="193.6667">
            <text:p>193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1-12-15T03:00:00">
            <text:p>Wed Dec 15 03:00:00 2021</text:p>
          </table:table-cell>
          <table:table-cell office:value-type="float" office:value="196.0">
            <text:p>196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1-12-15T05:00:00">
            <text:p>Wed Dec 15 05:00:00 2021</text:p>
          </table:table-cell>
          <table:table-cell office:value-type="float" office:value="155.8333">
            <text:p>155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1-12-15T07:00:00">
            <text:p>Wed Dec 15 07:00:00 2021</text:p>
          </table:table-cell>
          <table:table-cell office:value-type="float" office:value="179.6667">
            <text:p>179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1-12-15T08:00:00">
            <text:p>Wed Dec 15 08:00:00 2021</text:p>
          </table:table-cell>
          <table:table-cell office:value-type="float" office:value="192.0">
            <text:p>192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1-12-15T10:00:00">
            <text:p>Wed Dec 15 10:00:00 2021</text:p>
          </table:table-cell>
          <table:table-cell office:value-type="float" office:value="97.8333">
            <text:p>97.8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1-12-21T01:00:00">
            <text:p>Tue Dec 21 01:00:00 2021</text:p>
          </table:table-cell>
          <table:table-cell office:value-type="float" office:value="209.6667">
            <text:p>209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1-12-21T02:00:00">
            <text:p>Tue Dec 21 02:00:00 2021</text:p>
          </table:table-cell>
          <table:table-cell office:value-type="float" office:value="147.8333">
            <text:p>147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1-12-21T03:00:00">
            <text:p>Tue Dec 21 03:00:00 2021</text:p>
          </table:table-cell>
          <table:table-cell office:value-type="float" office:value="136.8333">
            <text:p>136.8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1-12-21T04:00:00">
            <text:p>Tue Dec 21 04:00:00 2021</text:p>
          </table:table-cell>
          <table:table-cell office:value-type="float" office:value="274.5">
            <text:p>274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1-12-21T05:00:00">
            <text:p>Tue Dec 21 05:00:00 2021</text:p>
          </table:table-cell>
          <table:table-cell office:value-type="float" office:value="182.3333">
            <text:p>182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1-12-21T06:00:00">
            <text:p>Tue Dec 21 06:00:00 2021</text:p>
          </table:table-cell>
          <table:table-cell office:value-type="float" office:value="101.6667">
            <text:p>101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1-12-21T07:00:00">
            <text:p>Tue Dec 21 07:00:00 2021</text:p>
          </table:table-cell>
          <table:table-cell office:value-type="float" office:value="163.3333">
            <text:p>163.3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1-12-21T08:00:00">
            <text:p>Tue Dec 21 08:00:00 2021</text:p>
          </table:table-cell>
          <table:table-cell office:value-type="float" office:value="174.5">
            <text:p>174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1-12-21T09:00:00">
            <text:p>Tue Dec 21 09:00:00 2021</text:p>
          </table:table-cell>
          <table:table-cell office:value-type="float" office:value="125.6667">
            <text:p>125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1-12-21T10:00:00">
            <text:p>Tue Dec 21 10:00:00 2021</text:p>
          </table:table-cell>
          <table:table-cell office:value-type="float" office:value="221.5">
            <text:p>221.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1-12-21T11:00:00">
            <text:p>Tue Dec 21 11:00:00 2021</text:p>
          </table:table-cell>
          <table:table-cell office:value-type="float" office:value="150.8333">
            <text:p>150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1-12-21T12:00:00">
            <text:p>Tue Dec 21 12:00:00 2021</text:p>
          </table:table-cell>
          <table:table-cell office:value-type="float" office:value="190.8333">
            <text:p>190.8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1-12-21T13:00:00">
            <text:p>Tue Dec 21 13:00:00 2021</text:p>
          </table:table-cell>
          <table:table-cell office:value-type="float" office:value="232.8333">
            <text:p>232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12-21T14:00:00">
            <text:p>Tue Dec 21 14:00:00 2021</text:p>
          </table:table-cell>
          <table:table-cell office:value-type="float" office:value="288.6667">
            <text:p>288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1-12-21T15:00:00">
            <text:p>Tue Dec 21 15:00:00 2021</text:p>
          </table:table-cell>
          <table:table-cell office:value-type="float" office:value="226.1667">
            <text:p>226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1-12-22T01:00:00">
            <text:p>Wed Dec 22 01:00:00 2021</text:p>
          </table:table-cell>
          <table:table-cell office:value-type="float" office:value="229.6667">
            <text:p>229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1-12-22T02:00:00">
            <text:p>Wed Dec 22 02:00:00 2021</text:p>
          </table:table-cell>
          <table:table-cell office:value-type="float" office:value="256.0">
            <text:p>256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1-12-22T03:00:00">
            <text:p>Wed Dec 22 03:00:00 2021</text:p>
          </table:table-cell>
          <table:table-cell office:value-type="float" office:value="261.0">
            <text:p>261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1-12-22T04:00:00">
            <text:p>Wed Dec 22 04:00:00 2021</text:p>
          </table:table-cell>
          <table:table-cell office:value-type="float" office:value="230.8333">
            <text:p>230.8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1-12-22T05:00:00">
            <text:p>Wed Dec 22 05:00:00 2021</text:p>
          </table:table-cell>
          <table:table-cell office:value-type="float" office:value="117.3333">
            <text:p>117.3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1-12-22T06:00:00">
            <text:p>Wed Dec 22 06:00:00 2021</text:p>
          </table:table-cell>
          <table:table-cell office:value-type="float" office:value="132.3333">
            <text:p>132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1-12-22T07:00:00">
            <text:p>Wed Dec 22 07:00:00 2021</text:p>
          </table:table-cell>
          <table:table-cell office:value-type="float" office:value="158.1667">
            <text:p>158.1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1-12-22T08:00:00">
            <text:p>Wed Dec 22 08:00:00 2021</text:p>
          </table:table-cell>
          <table:table-cell office:value-type="float" office:value="95.6667">
            <text:p>95.6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1-12-22T19:00:00">
            <text:p>Wed Dec 22 19:00:00 2021</text:p>
          </table:table-cell>
          <table:table-cell office:value-type="float" office:value="164.6667">
            <text:p>164.6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1-12-22T21:00:00">
            <text:p>Wed Dec 22 21:00:00 2021</text:p>
          </table:table-cell>
          <table:table-cell office:value-type="float" office:value="138.1667">
            <text:p>138.1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1-12-22T22:00:00">
            <text:p>Wed Dec 22 22:00:00 2021</text:p>
          </table:table-cell>
          <table:table-cell office:value-type="float" office:value="149.0">
            <text:p>149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1-12-22T23:00:00">
            <text:p>Wed Dec 22 23:00:00 2021</text:p>
          </table:table-cell>
          <table:table-cell office:value-type="float" office:value="100.0">
            <text:p>100.0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1-12-23T00:00:00">
            <text:p>Thu Dec 23 00:00:00 2021</text:p>
          </table:table-cell>
          <table:table-cell office:value-type="float" office:value="168.0">
            <text:p>168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1-12-23T01:00:00">
            <text:p>Thu Dec 23 01:00:00 2021</text:p>
          </table:table-cell>
          <table:table-cell office:value-type="float" office:value="173.6667">
            <text:p>173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1-12-23T02:00:00">
            <text:p>Thu Dec 23 02:00:00 2021</text:p>
          </table:table-cell>
          <table:table-cell office:value-type="float" office:value="210.0">
            <text:p>210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1-12-23T03:00:00">
            <text:p>Thu Dec 23 03:00:00 2021</text:p>
          </table:table-cell>
          <table:table-cell office:value-type="float" office:value="194.8333">
            <text:p>194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1-12-24T12:00:00">
            <text:p>Fri Dec 24 12:00:00 2021</text:p>
          </table:table-cell>
          <table:table-cell office:value-type="float" office:value="95.8333">
            <text:p>95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1-12-24T13:00:00">
            <text:p>Fri Dec 24 13:00:00 2021</text:p>
          </table:table-cell>
          <table:table-cell office:value-type="float" office:value="115.0">
            <text:p>115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1-12-26T21:00:00">
            <text:p>Sun Dec 26 21:00:00 2021</text:p>
          </table:table-cell>
          <table:table-cell office:value-type="float" office:value="248.3333">
            <text:p>248.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1-12-26T22:00:00">
            <text:p>Sun Dec 26 22:00:00 2021</text:p>
          </table:table-cell>
          <table:table-cell office:value-type="float" office:value="250.0">
            <text:p>250.0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1-12-26T23:00:00">
            <text:p>Sun Dec 26 23:00:00 2021</text:p>
          </table:table-cell>
          <table:table-cell office:value-type="float" office:value="246.6667">
            <text:p>246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1-12-27T00:00:00">
            <text:p>Mon Dec 27 00:00:00 2021</text:p>
          </table:table-cell>
          <table:table-cell office:value-type="float" office:value="250.3333">
            <text:p>250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1-12-27T04:00:00">
            <text:p>Mon Dec 27 04:00:00 2021</text:p>
          </table:table-cell>
          <table:table-cell office:value-type="float" office:value="258.5">
            <text:p>258.5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1-12-27T05:00:00">
            <text:p>Mon Dec 27 05:00:00 2021</text:p>
          </table:table-cell>
          <table:table-cell office:value-type="float" office:value="258.8333">
            <text:p>258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1-12-27T06:00:00">
            <text:p>Mon Dec 27 06:00:00 2021</text:p>
          </table:table-cell>
          <table:table-cell office:value-type="float" office:value="255.0">
            <text:p>255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1-12-27T07:00:00">
            <text:p>Mon Dec 27 07:00:00 2021</text:p>
          </table:table-cell>
          <table:table-cell office:value-type="float" office:value="256.6667">
            <text:p>256.6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1-12-27T08:00:00">
            <text:p>Mon Dec 27 08:00:00 2021</text:p>
          </table:table-cell>
          <table:table-cell office:value-type="float" office:value="246.8333">
            <text:p>246.8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1-12-27T09:00:00">
            <text:p>Mon Dec 27 09:00:00 2021</text:p>
          </table:table-cell>
          <table:table-cell office:value-type="float" office:value="47.0">
            <text:p>47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1-12-27T10:00:00">
            <text:p>Mon Dec 27 10:00:00 2021</text:p>
          </table:table-cell>
          <table:table-cell office:value-type="float" office:value="267.1667">
            <text:p>267.1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1-12-27T11:00:00">
            <text:p>Mon Dec 27 11:00:00 2021</text:p>
          </table:table-cell>
          <table:table-cell office:value-type="float" office:value="263.8333">
            <text:p>263.8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1-12-27T12:00:00">
            <text:p>Mon Dec 27 12:00:00 2021</text:p>
          </table:table-cell>
          <table:table-cell office:value-type="float" office:value="244.6667">
            <text:p>244.6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1-12-27T13:00:00">
            <text:p>Mon Dec 27 13:00:00 2021</text:p>
          </table:table-cell>
          <table:table-cell office:value-type="float" office:value="261.1667">
            <text:p>261.1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1-12-27T14:00:00">
            <text:p>Mon Dec 27 14:00:00 2021</text:p>
          </table:table-cell>
          <table:table-cell office:value-type="float" office:value="272.1667">
            <text:p>272.1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1-12-27T15:00:00">
            <text:p>Mon Dec 27 15:00:00 2021</text:p>
          </table:table-cell>
          <table:table-cell office:value-type="float" office:value="264.0">
            <text:p>264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1-12-27T16:00:00">
            <text:p>Mon Dec 27 16:00:00 2021</text:p>
          </table:table-cell>
          <table:table-cell office:value-type="float" office:value="251.5">
            <text:p>251.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1-12-27T17:00:00">
            <text:p>Mon Dec 27 17:00:00 2021</text:p>
          </table:table-cell>
          <table:table-cell office:value-type="float" office:value="246.5">
            <text:p>246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1-12-27T18:00:00">
            <text:p>Mon Dec 27 18:00:00 2021</text:p>
          </table:table-cell>
          <table:table-cell office:value-type="float" office:value="243.8333">
            <text:p>243.8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1-12-27T19:00:00">
            <text:p>Mon Dec 27 19:00:00 2021</text:p>
          </table:table-cell>
          <table:table-cell office:value-type="float" office:value="243.3333">
            <text:p>243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1-12-27T20:00:00">
            <text:p>Mon Dec 27 20:00:00 2021</text:p>
          </table:table-cell>
          <table:table-cell office:value-type="float" office:value="213.0">
            <text:p>213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1-12-27T23:00:00">
            <text:p>Mon Dec 27 23:00:00 2021</text:p>
          </table:table-cell>
          <table:table-cell office:value-type="float" office:value="109.0">
            <text:p>109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1-12-28T00:00:00">
            <text:p>Tue Dec 28 00:00:00 2021</text:p>
          </table:table-cell>
          <table:table-cell office:value-type="float" office:value="212.3333">
            <text:p>212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1-12-28T01:00:00">
            <text:p>Tue Dec 28 01:00:00 2021</text:p>
          </table:table-cell>
          <table:table-cell office:value-type="float" office:value="257.8333">
            <text:p>257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1-12-28T02:00:00">
            <text:p>Tue Dec 28 02:00:00 2021</text:p>
          </table:table-cell>
          <table:table-cell office:value-type="float" office:value="166.6667">
            <text:p>166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1-12-28T03:00:00">
            <text:p>Tue Dec 28 03:00:00 2021</text:p>
          </table:table-cell>
          <table:table-cell office:value-type="float" office:value="144.1667">
            <text:p>144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1-12-28T04:00:00">
            <text:p>Tue Dec 28 04:00:00 2021</text:p>
          </table:table-cell>
          <table:table-cell office:value-type="float" office:value="210.1667">
            <text:p>210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1-12-28T05:00:00">
            <text:p>Tue Dec 28 05:00:00 2021</text:p>
          </table:table-cell>
          <table:table-cell office:value-type="float" office:value="256.6667">
            <text:p>256.6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1-12-28T06:00:00">
            <text:p>Tue Dec 28 06:00:00 2021</text:p>
          </table:table-cell>
          <table:table-cell office:value-type="float" office:value="266.6667">
            <text:p>266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1-12-28T07:00:00">
            <text:p>Tue Dec 28 07:00:00 2021</text:p>
          </table:table-cell>
          <table:table-cell office:value-type="float" office:value="262.8333">
            <text:p>262.8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1-12-28T08:00:00">
            <text:p>Tue Dec 28 08:00:00 2021</text:p>
          </table:table-cell>
          <table:table-cell office:value-type="float" office:value="248.0">
            <text:p>248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1-12-30T08:00:00">
            <text:p>Thu Dec 30 08:00:00 2021</text:p>
          </table:table-cell>
          <table:table-cell office:value-type="float" office:value="223.0">
            <text:p>223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1-12-30T09:00:00">
            <text:p>Thu Dec 30 09:00:00 2021</text:p>
          </table:table-cell>
          <table:table-cell office:value-type="float" office:value="170.0">
            <text:p>170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12-30T10:00:00">
            <text:p>Thu Dec 30 10:00:00 2021</text:p>
          </table:table-cell>
          <table:table-cell office:value-type="float" office:value="54.8333">
            <text:p>54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1-12-30T11:00:00">
            <text:p>Thu Dec 30 11:00:00 2021</text:p>
          </table:table-cell>
          <table:table-cell office:value-type="float" office:value="73.5">
            <text:p>73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1-12-30T12:00:00">
            <text:p>Thu Dec 30 12:00:00 2021</text:p>
          </table:table-cell>
          <table:table-cell office:value-type="float" office:value="81.3333">
            <text:p>81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1-12-30T14:00:00">
            <text:p>Thu Dec 30 14:00:00 2021</text:p>
          </table:table-cell>
          <table:table-cell office:value-type="float" office:value="63.6667">
            <text:p>63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1-12-30T15:00:00">
            <text:p>Thu Dec 30 15:00:00 2021</text:p>
          </table:table-cell>
          <table:table-cell office:value-type="float" office:value="27.0">
            <text:p>27.0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1-12-30T17:00:00">
            <text:p>Thu Dec 30 17:00:00 2021</text:p>
          </table:table-cell>
          <table:table-cell office:value-type="float" office:value="58.6667">
            <text:p>58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1-12-31T08:00:00">
            <text:p>Fri Dec 31 08:00:00 2021</text:p>
          </table:table-cell>
          <table:table-cell office:value-type="float" office:value="95.0">
            <text:p>95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1-12-31T09:00:00">
            <text:p>Fri Dec 31 09:00:00 2021</text:p>
          </table:table-cell>
          <table:table-cell office:value-type="float" office:value="72.8333">
            <text:p>72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1-12-31T11:00:00">
            <text:p>Fri Dec 31 11:00:00 2021</text:p>
          </table:table-cell>
          <table:table-cell office:value-type="float" office:value="92.5">
            <text:p>92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1-12-31T12:00:00">
            <text:p>Fri Dec 31 12:00:00 2021</text:p>
          </table:table-cell>
          <table:table-cell office:value-type="float" office:value="122.3333">
            <text:p>122.3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01-01T05:00:00">
            <text:p>Sat Jan  1 05:00:00 2022</text:p>
          </table:table-cell>
          <table:table-cell office:value-type="float" office:value="252.3333">
            <text:p>252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01-01T06:00:00">
            <text:p>Sat Jan  1 06:00:00 2022</text:p>
          </table:table-cell>
          <table:table-cell office:value-type="float" office:value="230.0">
            <text:p>230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01-01T07:00:00">
            <text:p>Sat Jan  1 07:00:00 2022</text:p>
          </table:table-cell>
          <table:table-cell office:value-type="float" office:value="90.1667">
            <text:p>90.1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01-01T08:00:00">
            <text:p>Sat Jan  1 08:00:00 2022</text:p>
          </table:table-cell>
          <table:table-cell office:value-type="float" office:value="259.1667">
            <text:p>259.1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01-01T09:00:00">
            <text:p>Sat Jan  1 09:00:00 2022</text:p>
          </table:table-cell>
          <table:table-cell office:value-type="float" office:value="248.0">
            <text:p>248.0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01-01T10:00:00">
            <text:p>Sat Jan  1 10:00:00 2022</text:p>
          </table:table-cell>
          <table:table-cell office:value-type="float" office:value="118.8333">
            <text:p>118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01-02T05:00:00">
            <text:p>Sun Jan  2 05:00:00 2022</text:p>
          </table:table-cell>
          <table:table-cell office:value-type="float" office:value="206.1667">
            <text:p>206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1-02T06:00:00">
            <text:p>Sun Jan  2 06:00:00 2022</text:p>
          </table:table-cell>
          <table:table-cell office:value-type="float" office:value="174.8333">
            <text:p>174.8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01-02T08:00:00">
            <text:p>Sun Jan  2 08:00:00 2022</text:p>
          </table:table-cell>
          <table:table-cell office:value-type="float" office:value="281.6667">
            <text:p>281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01-02T09:00:00">
            <text:p>Sun Jan  2 09:00:00 2022</text:p>
          </table:table-cell>
          <table:table-cell office:value-type="float" office:value="231.5">
            <text:p>231.5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01-02T10:00:00">
            <text:p>Sun Jan  2 10:00:00 2022</text:p>
          </table:table-cell>
          <table:table-cell office:value-type="float" office:value="108.1667">
            <text:p>108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1-02T11:00:00">
            <text:p>Sun Jan  2 11:00:00 2022</text:p>
          </table:table-cell>
          <table:table-cell office:value-type="float" office:value="165.6667">
            <text:p>165.6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01-02T12:00:00">
            <text:p>Sun Jan  2 12:00:00 2022</text:p>
          </table:table-cell>
          <table:table-cell office:value-type="float" office:value="125.6667">
            <text:p>125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1-02T13:00:00">
            <text:p>Sun Jan  2 13:00:00 2022</text:p>
          </table:table-cell>
          <table:table-cell office:value-type="float" office:value="114.8333">
            <text:p>114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1-02T14:00:00">
            <text:p>Sun Jan  2 14:00:00 2022</text:p>
          </table:table-cell>
          <table:table-cell office:value-type="float" office:value="130.1667">
            <text:p>130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1-03T04:00:00">
            <text:p>Mon Jan  3 04:00:00 2022</text:p>
          </table:table-cell>
          <table:table-cell office:value-type="float" office:value="123.6667">
            <text:p>123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1-03T05:00:00">
            <text:p>Mon Jan  3 05:00:00 2022</text:p>
          </table:table-cell>
          <table:table-cell office:value-type="float" office:value="121.0">
            <text:p>121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1-03T06:00:00">
            <text:p>Mon Jan  3 06:00:00 2022</text:p>
          </table:table-cell>
          <table:table-cell office:value-type="float" office:value="128.6667">
            <text:p>128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1-03T08:00:00">
            <text:p>Mon Jan  3 08:00:00 2022</text:p>
          </table:table-cell>
          <table:table-cell office:value-type="float" office:value="132.1667">
            <text:p>132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01-03T09:00:00">
            <text:p>Mon Jan  3 09:00:00 2022</text:p>
          </table:table-cell>
          <table:table-cell office:value-type="float" office:value="111.8333">
            <text:p>111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1-03T10:00:00">
            <text:p>Mon Jan  3 10:00:00 2022</text:p>
          </table:table-cell>
          <table:table-cell office:value-type="float" office:value="226.1667">
            <text:p>226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01-03T11:00:00">
            <text:p>Mon Jan  3 11:00:00 2022</text:p>
          </table:table-cell>
          <table:table-cell office:value-type="float" office:value="136.8333">
            <text:p>136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01-03T12:00:00">
            <text:p>Mon Jan  3 12:00:00 2022</text:p>
          </table:table-cell>
          <table:table-cell office:value-type="float" office:value="228.0">
            <text:p>228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1-03T13:00:00">
            <text:p>Mon Jan  3 13:00:00 2022</text:p>
          </table:table-cell>
          <table:table-cell office:value-type="float" office:value="63.8333">
            <text:p>63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1-03T14:00:00">
            <text:p>Mon Jan  3 14:00:00 2022</text:p>
          </table:table-cell>
          <table:table-cell office:value-type="float" office:value="49.1667">
            <text:p>49.1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01-03T15:00:00">
            <text:p>Mon Jan  3 15:00:00 2022</text:p>
          </table:table-cell>
          <table:table-cell office:value-type="float" office:value="32.1667">
            <text:p>32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1-04T05:00:00">
            <text:p>Tue Jan  4 05:00:00 2022</text:p>
          </table:table-cell>
          <table:table-cell office:value-type="float" office:value="125.6667">
            <text:p>125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01-04T06:00:00">
            <text:p>Tue Jan  4 06:00:00 2022</text:p>
          </table:table-cell>
          <table:table-cell office:value-type="float" office:value="105.8333">
            <text:p>105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1-04T07:00:00">
            <text:p>Tue Jan  4 07:00:00 2022</text:p>
          </table:table-cell>
          <table:table-cell office:value-type="float" office:value="159.1667">
            <text:p>159.1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01-04T08:00:00">
            <text:p>Tue Jan  4 08:00:00 2022</text:p>
          </table:table-cell>
          <table:table-cell office:value-type="float" office:value="214.5">
            <text:p>214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1-04T09:00:00">
            <text:p>Tue Jan  4 09:00:00 2022</text:p>
          </table:table-cell>
          <table:table-cell office:value-type="float" office:value="213.3333">
            <text:p>213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01-04T10:00:00">
            <text:p>Tue Jan  4 10:00:00 2022</text:p>
          </table:table-cell>
          <table:table-cell office:value-type="float" office:value="138.3333">
            <text:p>138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01-04T11:00:00">
            <text:p>Tue Jan  4 11:00:00 2022</text:p>
          </table:table-cell>
          <table:table-cell office:value-type="float" office:value="71.3333">
            <text:p>71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01-04T12:00:00">
            <text:p>Tue Jan  4 12:00:00 2022</text:p>
          </table:table-cell>
          <table:table-cell office:value-type="float" office:value="167.3333">
            <text:p>167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01-04T13:00:00">
            <text:p>Tue Jan  4 13:00:00 2022</text:p>
          </table:table-cell>
          <table:table-cell office:value-type="float" office:value="90.8333">
            <text:p>90.8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01-10T09:00:00">
            <text:p>Mon Jan 10 09:00:00 2022</text:p>
          </table:table-cell>
          <table:table-cell office:value-type="float" office:value="178.5">
            <text:p>178.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01-11T09:00:00">
            <text:p>Tue Jan 11 09:00:00 2022</text:p>
          </table:table-cell>
          <table:table-cell office:value-type="float" office:value="202.0">
            <text:p>202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01-11T10:00:00">
            <text:p>Tue Jan 11 10:00:00 2022</text:p>
          </table:table-cell>
          <table:table-cell office:value-type="float" office:value="180.8333">
            <text:p>180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01-12T08:00:00">
            <text:p>Wed Jan 12 08:00:00 2022</text:p>
          </table:table-cell>
          <table:table-cell office:value-type="float" office:value="129.1667">
            <text:p>129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01-12T09:00:00">
            <text:p>Wed Jan 12 09:00:00 2022</text:p>
          </table:table-cell>
          <table:table-cell office:value-type="float" office:value="78.5">
            <text:p>78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01-12T10:00:00">
            <text:p>Wed Jan 12 10:00:00 2022</text:p>
          </table:table-cell>
          <table:table-cell office:value-type="float" office:value="91.0">
            <text:p>91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01-16T04:00:00">
            <text:p>Sun Jan 16 04:00:00 2022</text:p>
          </table:table-cell>
          <table:table-cell office:value-type="float" office:value="209.8333">
            <text:p>209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1-16T06:00:00">
            <text:p>Sun Jan 16 06:00:00 2022</text:p>
          </table:table-cell>
          <table:table-cell office:value-type="float" office:value="255.5">
            <text:p>255.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1-16T08:00:00">
            <text:p>Sun Jan 16 08:00:00 2022</text:p>
          </table:table-cell>
          <table:table-cell office:value-type="float" office:value="153.3333">
            <text:p>153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1-17T08:00:00">
            <text:p>Mon Jan 17 08:00:00 2022</text:p>
          </table:table-cell>
          <table:table-cell office:value-type="float" office:value="281.5">
            <text:p>281.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01-17T09:00:00">
            <text:p>Mon Jan 17 09:00:00 2022</text:p>
          </table:table-cell>
          <table:table-cell office:value-type="float" office:value="237.0">
            <text:p>237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1-17T13:00:00">
            <text:p>Mon Jan 17 13:00:00 2022</text:p>
          </table:table-cell>
          <table:table-cell office:value-type="float" office:value="39.6667">
            <text:p>39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1-17T14:00:00">
            <text:p>Mon Jan 17 14:00:00 2022</text:p>
          </table:table-cell>
          <table:table-cell office:value-type="float" office:value="127.1667">
            <text:p>127.1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1-18T02:00:00">
            <text:p>Tue Jan 18 02:00:00 2022</text:p>
          </table:table-cell>
          <table:table-cell office:value-type="float" office:value="231.0">
            <text:p>231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1-18T09:00:00">
            <text:p>Tue Jan 18 09:00:00 2022</text:p>
          </table:table-cell>
          <table:table-cell office:value-type="float" office:value="212.5">
            <text:p>212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01-18T10:00:00">
            <text:p>Tue Jan 18 10:00:00 2022</text:p>
          </table:table-cell>
          <table:table-cell office:value-type="float" office:value="154.3333">
            <text:p>154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01-18T11:00:00">
            <text:p>Tue Jan 18 11:00:00 2022</text:p>
          </table:table-cell>
          <table:table-cell office:value-type="float" office:value="76.1667">
            <text:p>76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1-18T12:00:00">
            <text:p>Tue Jan 18 12:00:00 2022</text:p>
          </table:table-cell>
          <table:table-cell office:value-type="float" office:value="143.3333">
            <text:p>143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01-18T13:00:00">
            <text:p>Tue Jan 18 13:00:00 2022</text:p>
          </table:table-cell>
          <table:table-cell office:value-type="float" office:value="120.6667">
            <text:p>120.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01-18T14:00:00">
            <text:p>Tue Jan 18 14:00:00 2022</text:p>
          </table:table-cell>
          <table:table-cell office:value-type="float" office:value="235.8333">
            <text:p>235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1-18T15:00:00">
            <text:p>Tue Jan 18 15:00:00 2022</text:p>
          </table:table-cell>
          <table:table-cell office:value-type="float" office:value="172.1667">
            <text:p>172.1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1-19T03:00:00">
            <text:p>Wed Jan 19 03:00:00 2022</text:p>
          </table:table-cell>
          <table:table-cell office:value-type="float" office:value="138.6667">
            <text:p>138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1-19T04:00:00">
            <text:p>Wed Jan 19 04:00:00 2022</text:p>
          </table:table-cell>
          <table:table-cell office:value-type="float" office:value="193.3333">
            <text:p>193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01-19T05:00:00">
            <text:p>Wed Jan 19 05:00:00 2022</text:p>
          </table:table-cell>
          <table:table-cell office:value-type="float" office:value="192.5">
            <text:p>192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1-19T06:00:00">
            <text:p>Wed Jan 19 06:00:00 2022</text:p>
          </table:table-cell>
          <table:table-cell office:value-type="float" office:value="158.6667">
            <text:p>158.6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01-19T07:00:00">
            <text:p>Wed Jan 19 07:00:00 2022</text:p>
          </table:table-cell>
          <table:table-cell office:value-type="float" office:value="201.6667">
            <text:p>201.6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1-19T08:00:00">
            <text:p>Wed Jan 19 08:00:00 2022</text:p>
          </table:table-cell>
          <table:table-cell office:value-type="float" office:value="115.8333">
            <text:p>115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01-19T09:00:00">
            <text:p>Wed Jan 19 09:00:00 2022</text:p>
          </table:table-cell>
          <table:table-cell office:value-type="float" office:value="66.0">
            <text:p>66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01-19T10:00:00">
            <text:p>Wed Jan 19 10:00:00 2022</text:p>
          </table:table-cell>
          <table:table-cell office:value-type="float" office:value="65.0">
            <text:p>65.0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01-19T11:00:00">
            <text:p>Wed Jan 19 11:00:00 2022</text:p>
          </table:table-cell>
          <table:table-cell office:value-type="float" office:value="103.5">
            <text:p>103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1-19T12:00:00">
            <text:p>Wed Jan 19 12:00:00 2022</text:p>
          </table:table-cell>
          <table:table-cell office:value-type="float" office:value="247.3333">
            <text:p>247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1-20T08:00:00">
            <text:p>Thu Jan 20 08:00:00 2022</text:p>
          </table:table-cell>
          <table:table-cell office:value-type="float" office:value="228.6667">
            <text:p>228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01-20T09:00:00">
            <text:p>Thu Jan 20 09:00:00 2022</text:p>
          </table:table-cell>
          <table:table-cell office:value-type="float" office:value="200.8333">
            <text:p>200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1-20T10:00:00">
            <text:p>Thu Jan 20 10:00:00 2022</text:p>
          </table:table-cell>
          <table:table-cell office:value-type="float" office:value="112.3333">
            <text:p>112.3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01-20T11:00:00">
            <text:p>Thu Jan 20 11:00:00 2022</text:p>
          </table:table-cell>
          <table:table-cell office:value-type="float" office:value="153.3333">
            <text:p>153.3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01-20T12:00:00">
            <text:p>Thu Jan 20 12:00:00 2022</text:p>
          </table:table-cell>
          <table:table-cell office:value-type="float" office:value="172.8333">
            <text:p>172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01-21T10:00:00">
            <text:p>Fri Jan 21 10:00:00 2022</text:p>
          </table:table-cell>
          <table:table-cell office:value-type="float" office:value="71.8333">
            <text:p>71.8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01-21T11:00:00">
            <text:p>Fri Jan 21 11:00:00 2022</text:p>
          </table:table-cell>
          <table:table-cell office:value-type="float" office:value="68.3333">
            <text:p>68.3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01-25T09:00:00">
            <text:p>Tue Jan 25 09:00:00 2022</text:p>
          </table:table-cell>
          <table:table-cell office:value-type="float" office:value="224.3333">
            <text:p>224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1-30T20:00:00">
            <text:p>Sun Jan 30 20:00:00 2022</text:p>
          </table:table-cell>
          <table:table-cell office:value-type="float" office:value="144.1667">
            <text:p>144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01-30T21:00:00">
            <text:p>Sun Jan 30 21:00:00 2022</text:p>
          </table:table-cell>
          <table:table-cell office:value-type="float" office:value="207.0">
            <text:p>207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01-30T23:00:00">
            <text:p>Sun Jan 30 23:00:00 2022</text:p>
          </table:table-cell>
          <table:table-cell office:value-type="float" office:value="186.1667">
            <text:p>186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1-31T00:00:00">
            <text:p>Mon Jan 31 00:00:00 2022</text:p>
          </table:table-cell>
          <table:table-cell office:value-type="float" office:value="123.8333">
            <text:p>123.8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1-31T01:00:00">
            <text:p>Mon Jan 31 01:00:00 2022</text:p>
          </table:table-cell>
          <table:table-cell office:value-type="float" office:value="176.5">
            <text:p>176.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01-31T05:00:00">
            <text:p>Mon Jan 31 05:00:00 2022</text:p>
          </table:table-cell>
          <table:table-cell office:value-type="float" office:value="124.3333">
            <text:p>124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1-31T06:00:00">
            <text:p>Mon Jan 31 06:00:00 2022</text:p>
          </table:table-cell>
          <table:table-cell office:value-type="float" office:value="91.6667">
            <text:p>91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1-31T08:00:00">
            <text:p>Mon Jan 31 08:00:00 2022</text:p>
          </table:table-cell>
          <table:table-cell office:value-type="float" office:value="301.3333">
            <text:p>301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01-31T09:00:00">
            <text:p>Mon Jan 31 09:00:00 2022</text:p>
          </table:table-cell>
          <table:table-cell office:value-type="float" office:value="128.3333">
            <text:p>128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01-31T10:00:00">
            <text:p>Mon Jan 31 10:00:00 2022</text:p>
          </table:table-cell>
          <table:table-cell office:value-type="float" office:value="60.6667">
            <text:p>60.6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01-31T11:00:00">
            <text:p>Mon Jan 31 11:00:00 2022</text:p>
          </table:table-cell>
          <table:table-cell office:value-type="float" office:value="81.3333">
            <text:p>81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01-31T12:00:00">
            <text:p>Mon Jan 31 12:00:00 2022</text:p>
          </table:table-cell>
          <table:table-cell office:value-type="float" office:value="65.3333">
            <text:p>65.3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1-31T13:00:00">
            <text:p>Mon Jan 31 13:00:00 2022</text:p>
          </table:table-cell>
          <table:table-cell office:value-type="float" office:value="50.5">
            <text:p>50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1-31T14:00:00">
            <text:p>Mon Jan 31 14:00:00 2022</text:p>
          </table:table-cell>
          <table:table-cell office:value-type="float" office:value="28.5">
            <text:p>28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2-01T07:00:00">
            <text:p>Tue Feb  1 07:00:00 2022</text:p>
          </table:table-cell>
          <table:table-cell office:value-type="float" office:value="144.6667">
            <text:p>144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2-01T08:00:00">
            <text:p>Tue Feb  1 08:00:00 2022</text:p>
          </table:table-cell>
          <table:table-cell office:value-type="float" office:value="148.6667">
            <text:p>148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2-01T09:00:00">
            <text:p>Tue Feb  1 09:00:00 2022</text:p>
          </table:table-cell>
          <table:table-cell office:value-type="float" office:value="135.0">
            <text:p>135.0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02-01T10:00:00">
            <text:p>Tue Feb  1 10:00:00 2022</text:p>
          </table:table-cell>
          <table:table-cell office:value-type="float" office:value="107.8333">
            <text:p>107.8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2-02T07:00:00">
            <text:p>Wed Feb  2 07:00:00 2022</text:p>
          </table:table-cell>
          <table:table-cell office:value-type="float" office:value="251.0">
            <text:p>251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2-02T11:00:00">
            <text:p>Wed Feb  2 11:00:00 2022</text:p>
          </table:table-cell>
          <table:table-cell office:value-type="float" office:value="83.0">
            <text:p>83.0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02-02T12:00:00">
            <text:p>Wed Feb  2 12:00:00 2022</text:p>
          </table:table-cell>
          <table:table-cell office:value-type="float" office:value="53.1667">
            <text:p>53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2-02T19:00:00">
            <text:p>Wed Feb  2 19:00:00 2022</text:p>
          </table:table-cell>
          <table:table-cell office:value-type="float" office:value="200.8333">
            <text:p>200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02-02T20:00:00">
            <text:p>Wed Feb  2 20:00:00 2022</text:p>
          </table:table-cell>
          <table:table-cell office:value-type="float" office:value="189.5">
            <text:p>189.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2-02T21:00:00">
            <text:p>Wed Feb  2 21:00:00 2022</text:p>
          </table:table-cell>
          <table:table-cell office:value-type="float" office:value="156.8333">
            <text:p>156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2-02T22:00:00">
            <text:p>Wed Feb  2 22:00:00 2022</text:p>
          </table:table-cell>
          <table:table-cell office:value-type="float" office:value="137.0">
            <text:p>137.0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2-03T03:00:00">
            <text:p>Thu Feb  3 03:00:00 2022</text:p>
          </table:table-cell>
          <table:table-cell office:value-type="float" office:value="224.6667">
            <text:p>224.6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2-03T04:00:00">
            <text:p>Thu Feb  3 04:00:00 2022</text:p>
          </table:table-cell>
          <table:table-cell office:value-type="float" office:value="224.5">
            <text:p>224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2-03T05:00:00">
            <text:p>Thu Feb  3 05:00:00 2022</text:p>
          </table:table-cell>
          <table:table-cell office:value-type="float" office:value="238.8333">
            <text:p>238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2-03T06:00:00">
            <text:p>Thu Feb  3 06:00:00 2022</text:p>
          </table:table-cell>
          <table:table-cell office:value-type="float" office:value="199.8333">
            <text:p>199.8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2-03T07:00:00">
            <text:p>Thu Feb  3 07:00:00 2022</text:p>
          </table:table-cell>
          <table:table-cell office:value-type="float" office:value="141.0">
            <text:p>141.0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02-03T08:00:00">
            <text:p>Thu Feb  3 08:00:00 2022</text:p>
          </table:table-cell>
          <table:table-cell office:value-type="float" office:value="234.3333">
            <text:p>234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02-03T09:00:00">
            <text:p>Thu Feb  3 09:00:00 2022</text:p>
          </table:table-cell>
          <table:table-cell office:value-type="float" office:value="124.8333">
            <text:p>124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02-03T10:00:00">
            <text:p>Thu Feb  3 10:00:00 2022</text:p>
          </table:table-cell>
          <table:table-cell office:value-type="float" office:value="112.0">
            <text:p>112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02-03T11:00:00">
            <text:p>Thu Feb  3 11:00:00 2022</text:p>
          </table:table-cell>
          <table:table-cell office:value-type="float" office:value="55.5">
            <text:p>55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02-03T12:00:00">
            <text:p>Thu Feb  3 12:00:00 2022</text:p>
          </table:table-cell>
          <table:table-cell office:value-type="float" office:value="57.5">
            <text:p>57.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02-03T13:00:00">
            <text:p>Thu Feb  3 13:00:00 2022</text:p>
          </table:table-cell>
          <table:table-cell office:value-type="float" office:value="182.0">
            <text:p>182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2-03T14:00:00">
            <text:p>Thu Feb  3 14:00:00 2022</text:p>
          </table:table-cell>
          <table:table-cell office:value-type="float" office:value="20.5">
            <text:p>20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2-03T15:00:00">
            <text:p>Thu Feb  3 15:00:00 2022</text:p>
          </table:table-cell>
          <table:table-cell office:value-type="float" office:value="76.1667">
            <text:p>76.1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2-04T10:00:00">
            <text:p>Fri Feb  4 10:00:00 2022</text:p>
          </table:table-cell>
          <table:table-cell office:value-type="float" office:value="71.3333">
            <text:p>71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02-04T11:00:00">
            <text:p>Fri Feb  4 11:00:00 2022</text:p>
          </table:table-cell>
          <table:table-cell office:value-type="float" office:value="117.8333">
            <text:p>117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2-04T12:00:00">
            <text:p>Fri Feb  4 12:00:00 2022</text:p>
          </table:table-cell>
          <table:table-cell office:value-type="float" office:value="116.5">
            <text:p>116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02-04T13:00:00">
            <text:p>Fri Feb  4 13:00:00 2022</text:p>
          </table:table-cell>
          <table:table-cell office:value-type="float" office:value="105.5">
            <text:p>105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02-04T14:00:00">
            <text:p>Fri Feb  4 14:00:00 2022</text:p>
          </table:table-cell>
          <table:table-cell office:value-type="float" office:value="58.8333">
            <text:p>58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02-04T15:00:00">
            <text:p>Fri Feb  4 15:00:00 2022</text:p>
          </table:table-cell>
          <table:table-cell office:value-type="float" office:value="50.3333">
            <text:p>50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2-04T16:00:00">
            <text:p>Fri Feb  4 16:00:00 2022</text:p>
          </table:table-cell>
          <table:table-cell office:value-type="float" office:value="135.5">
            <text:p>135.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2-04T17:00:00">
            <text:p>Fri Feb  4 17:00:00 2022</text:p>
          </table:table-cell>
          <table:table-cell office:value-type="float" office:value="196.0">
            <text:p>196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2-05T06:00:00">
            <text:p>Sat Feb  5 06:00:00 2022</text:p>
          </table:table-cell>
          <table:table-cell office:value-type="float" office:value="97.8333">
            <text:p>97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2-05T07:00:00">
            <text:p>Sat Feb  5 07:00:00 2022</text:p>
          </table:table-cell>
          <table:table-cell office:value-type="float" office:value="126.8333">
            <text:p>126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2-05T08:00:00">
            <text:p>Sat Feb  5 08:00:00 2022</text:p>
          </table:table-cell>
          <table:table-cell office:value-type="float" office:value="103.6667">
            <text:p>103.6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02-05T09:00:00">
            <text:p>Sat Feb  5 09:00:00 2022</text:p>
          </table:table-cell>
          <table:table-cell office:value-type="float" office:value="105.5">
            <text:p>105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02-05T10:00:00">
            <text:p>Sat Feb  5 10:00:00 2022</text:p>
          </table:table-cell>
          <table:table-cell office:value-type="float" office:value="307.3333">
            <text:p>307.3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02-05T11:00:00">
            <text:p>Sat Feb  5 11:00:00 2022</text:p>
          </table:table-cell>
          <table:table-cell office:value-type="float" office:value="224.0">
            <text:p>224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2-05T12:00:00">
            <text:p>Sat Feb  5 12:00:00 2022</text:p>
          </table:table-cell>
          <table:table-cell office:value-type="float" office:value="99.1667">
            <text:p>99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2-05T13:00:00">
            <text:p>Sat Feb  5 13:00:00 2022</text:p>
          </table:table-cell>
          <table:table-cell office:value-type="float" office:value="99.5">
            <text:p>99.5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2-05T14:00:00">
            <text:p>Sat Feb  5 14:00:00 2022</text:p>
          </table:table-cell>
          <table:table-cell office:value-type="float" office:value="216.6667">
            <text:p>216.6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2-05T15:00:00">
            <text:p>Sat Feb  5 15:00:00 2022</text:p>
          </table:table-cell>
          <table:table-cell office:value-type="float" office:value="128.8333">
            <text:p>128.8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2-02-05T16:00:00">
            <text:p>Sat Feb  5 16:00:00 2022</text:p>
          </table:table-cell>
          <table:table-cell office:value-type="float" office:value="45.6667">
            <text:p>45.6667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2-02-06T06:00:00">
            <text:p>Sun Feb  6 06:00:00 2022</text:p>
          </table:table-cell>
          <table:table-cell office:value-type="float" office:value="192.8333">
            <text:p>192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2-06T07:00:00">
            <text:p>Sun Feb  6 07:00:00 2022</text:p>
          </table:table-cell>
          <table:table-cell office:value-type="float" office:value="240.8333">
            <text:p>240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2-06T08:00:00">
            <text:p>Sun Feb  6 08:00:00 2022</text:p>
          </table:table-cell>
          <table:table-cell office:value-type="float" office:value="144.3333">
            <text:p>144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2-06T09:00:00">
            <text:p>Sun Feb  6 09:00:00 2022</text:p>
          </table:table-cell>
          <table:table-cell office:value-type="float" office:value="133.5">
            <text:p>133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2-06T10:00:00">
            <text:p>Sun Feb  6 10:00:00 2022</text:p>
          </table:table-cell>
          <table:table-cell office:value-type="float" office:value="176.1667">
            <text:p>176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2-06T11:00:00">
            <text:p>Sun Feb  6 11:00:00 2022</text:p>
          </table:table-cell>
          <table:table-cell office:value-type="float" office:value="133.8333">
            <text:p>133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2-06T12:00:00">
            <text:p>Sun Feb  6 12:00:00 2022</text:p>
          </table:table-cell>
          <table:table-cell office:value-type="float" office:value="70.1667">
            <text:p>70.1667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2-02-06T13:00:00">
            <text:p>Sun Feb  6 13:00:00 2022</text:p>
          </table:table-cell>
          <table:table-cell office:value-type="float" office:value="73.5">
            <text:p>73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2-06T14:00:00">
            <text:p>Sun Feb  6 14:00:00 2022</text:p>
          </table:table-cell>
          <table:table-cell office:value-type="float" office:value="67.0">
            <text:p>67.0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2-07T04:00:00">
            <text:p>Mon Feb  7 04:00:00 2022</text:p>
          </table:table-cell>
          <table:table-cell office:value-type="float" office:value="165.5">
            <text:p>165.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02-07T05:00:00">
            <text:p>Mon Feb  7 05:00:00 2022</text:p>
          </table:table-cell>
          <table:table-cell office:value-type="float" office:value="131.8333">
            <text:p>131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2-07T06:00:00">
            <text:p>Mon Feb  7 06:00:00 2022</text:p>
          </table:table-cell>
          <table:table-cell office:value-type="float" office:value="186.3333">
            <text:p>186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2-07T07:00:00">
            <text:p>Mon Feb  7 07:00:00 2022</text:p>
          </table:table-cell>
          <table:table-cell office:value-type="float" office:value="60.3333">
            <text:p>60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2-07T08:00:00">
            <text:p>Mon Feb  7 08:00:00 2022</text:p>
          </table:table-cell>
          <table:table-cell office:value-type="float" office:value="222.3333">
            <text:p>222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02-07T09:00:00">
            <text:p>Mon Feb  7 09:00:00 2022</text:p>
          </table:table-cell>
          <table:table-cell office:value-type="float" office:value="149.5">
            <text:p>149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02-07T10:00:00">
            <text:p>Mon Feb  7 10:00:00 2022</text:p>
          </table:table-cell>
          <table:table-cell office:value-type="float" office:value="69.5">
            <text:p>69.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02-07T11:00:00">
            <text:p>Mon Feb  7 11:00:00 2022</text:p>
          </table:table-cell>
          <table:table-cell office:value-type="float" office:value="256.5">
            <text:p>256.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2-07T12:00:00">
            <text:p>Mon Feb  7 12:00:00 2022</text:p>
          </table:table-cell>
          <table:table-cell office:value-type="float" office:value="114.8333">
            <text:p>114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2-07T13:00:00">
            <text:p>Mon Feb  7 13:00:00 2022</text:p>
          </table:table-cell>
          <table:table-cell office:value-type="float" office:value="63.1667">
            <text:p>63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2-07T14:00:00">
            <text:p>Mon Feb  7 14:00:00 2022</text:p>
          </table:table-cell>
          <table:table-cell office:value-type="float" office:value="103.8333">
            <text:p>103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2-07T15:00:00">
            <text:p>Mon Feb  7 15:00:00 2022</text:p>
          </table:table-cell>
          <table:table-cell office:value-type="float" office:value="102.8333">
            <text:p>102.8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2-07T17:00:00">
            <text:p>Mon Feb  7 17:00:00 2022</text:p>
          </table:table-cell>
          <table:table-cell office:value-type="float" office:value="79.5">
            <text:p>79.5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2-02-09T09:00:00">
            <text:p>Wed Feb  9 09:00:00 2022</text:p>
          </table:table-cell>
          <table:table-cell office:value-type="float" office:value="270.8333">
            <text:p>270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02-09T20:00:00">
            <text:p>Wed Feb  9 20:00:00 2022</text:p>
          </table:table-cell>
          <table:table-cell office:value-type="float" office:value="203.6667">
            <text:p>203.6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02-09T21:00:00">
            <text:p>Wed Feb  9 21:00:00 2022</text:p>
          </table:table-cell>
          <table:table-cell office:value-type="float" office:value="210.0">
            <text:p>210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2-10T09:00:00">
            <text:p>Thu Feb 10 09:00:00 2022</text:p>
          </table:table-cell>
          <table:table-cell office:value-type="float" office:value="95.5">
            <text:p>95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02-10T10:00:00">
            <text:p>Thu Feb 10 10:00:00 2022</text:p>
          </table:table-cell>
          <table:table-cell office:value-type="float" office:value="69.6667">
            <text:p>69.6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02-10T11:00:00">
            <text:p>Thu Feb 10 11:00:00 2022</text:p>
          </table:table-cell>
          <table:table-cell office:value-type="float" office:value="101.3333">
            <text:p>101.3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2-10T12:00:00">
            <text:p>Thu Feb 10 12:00:00 2022</text:p>
          </table:table-cell>
          <table:table-cell office:value-type="float" office:value="49.8333">
            <text:p>49.8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2-11T08:00:00">
            <text:p>Fri Feb 11 08:00:00 2022</text:p>
          </table:table-cell>
          <table:table-cell office:value-type="float" office:value="142.6667">
            <text:p>142.6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02-11T09:00:00">
            <text:p>Fri Feb 11 09:00:00 2022</text:p>
          </table:table-cell>
          <table:table-cell office:value-type="float" office:value="121.0">
            <text:p>121.0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2-11T10:00:00">
            <text:p>Fri Feb 11 10:00:00 2022</text:p>
          </table:table-cell>
          <table:table-cell office:value-type="float" office:value="118.5">
            <text:p>118.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02-11T11:00:00">
            <text:p>Fri Feb 11 11:00:00 2022</text:p>
          </table:table-cell>
          <table:table-cell office:value-type="float" office:value="81.6667">
            <text:p>81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2-11T12:00:00">
            <text:p>Fri Feb 11 12:00:00 2022</text:p>
          </table:table-cell>
          <table:table-cell office:value-type="float" office:value="100.3333">
            <text:p>100.3333</text:p>
          </table:table-cell>
          <table:table-cell office:value-type="float" office:value="68.2">
            <text:p>68.2</text:p>
          </table:table-cell>
        </table:table-row>
        <table:table-row>
          <table:table-cell table:style-name="pd1" office:value-type="date" office:date-value="2022-02-11T13:00:00">
            <text:p>Fri Feb 11 13:00:00 2022</text:p>
          </table:table-cell>
          <table:table-cell office:value-type="float" office:value="140.0">
            <text:p>140.0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2-02-11T14:00:00">
            <text:p>Fri Feb 11 14:00:00 2022</text:p>
          </table:table-cell>
          <table:table-cell office:value-type="float" office:value="37.5">
            <text:p>37.5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2-12T04:00:00">
            <text:p>Sat Feb 12 04:00:00 2022</text:p>
          </table:table-cell>
          <table:table-cell office:value-type="float" office:value="193.3333">
            <text:p>193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2-12T05:00:00">
            <text:p>Sat Feb 12 05:00:00 2022</text:p>
          </table:table-cell>
          <table:table-cell office:value-type="float" office:value="194.8333">
            <text:p>194.8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2-12T06:00:00">
            <text:p>Sat Feb 12 06:00:00 2022</text:p>
          </table:table-cell>
          <table:table-cell office:value-type="float" office:value="258.6667">
            <text:p>258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2-12T07:00:00">
            <text:p>Sat Feb 12 07:00:00 2022</text:p>
          </table:table-cell>
          <table:table-cell office:value-type="float" office:value="138.1667">
            <text:p>138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2-12T08:00:00">
            <text:p>Sat Feb 12 08:00:00 2022</text:p>
          </table:table-cell>
          <table:table-cell office:value-type="float" office:value="223.6667">
            <text:p>223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02-12T09:00:00">
            <text:p>Sat Feb 12 09:00:00 2022</text:p>
          </table:table-cell>
          <table:table-cell office:value-type="float" office:value="236.3333">
            <text:p>236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02-12T10:00:00">
            <text:p>Sat Feb 12 10:00:00 2022</text:p>
          </table:table-cell>
          <table:table-cell office:value-type="float" office:value="108.0">
            <text:p>108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2-12T11:00:00">
            <text:p>Sat Feb 12 11:00:00 2022</text:p>
          </table:table-cell>
          <table:table-cell office:value-type="float" office:value="181.6667">
            <text:p>181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2-12T12:00:00">
            <text:p>Sat Feb 12 12:00:00 2022</text:p>
          </table:table-cell>
          <table:table-cell office:value-type="float" office:value="45.8333">
            <text:p>45.8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2-12T13:00:00">
            <text:p>Sat Feb 12 13:00:00 2022</text:p>
          </table:table-cell>
          <table:table-cell office:value-type="float" office:value="85.6667">
            <text:p>85.6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2-02-12T15:00:00">
            <text:p>Sat Feb 12 15:00:00 2022</text:p>
          </table:table-cell>
          <table:table-cell office:value-type="float" office:value="29.6667">
            <text:p>29.6667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2-02-13T08:00:00">
            <text:p>Sun Feb 13 08:00:00 2022</text:p>
          </table:table-cell>
          <table:table-cell office:value-type="float" office:value="209.1667">
            <text:p>209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02-13T09:00:00">
            <text:p>Sun Feb 13 09:00:00 2022</text:p>
          </table:table-cell>
          <table:table-cell office:value-type="float" office:value="154.3333">
            <text:p>154.3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02-13T10:00:00">
            <text:p>Sun Feb 13 10:00:00 2022</text:p>
          </table:table-cell>
          <table:table-cell office:value-type="float" office:value="90.8333">
            <text:p>90.8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02-13T11:00:00">
            <text:p>Sun Feb 13 11:00:00 2022</text:p>
          </table:table-cell>
          <table:table-cell office:value-type="float" office:value="37.1667">
            <text:p>37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2-13T12:00:00">
            <text:p>Sun Feb 13 12:00:00 2022</text:p>
          </table:table-cell>
          <table:table-cell office:value-type="float" office:value="222.1667">
            <text:p>222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2-15T14:00:00">
            <text:p>Tue Feb 15 14:00:00 2022</text:p>
          </table:table-cell>
          <table:table-cell office:value-type="float" office:value="273.3333">
            <text:p>273.3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2-15T15:00:00">
            <text:p>Tue Feb 15 15:00:00 2022</text:p>
          </table:table-cell>
          <table:table-cell office:value-type="float" office:value="264.5">
            <text:p>264.5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2-02-15T20:00:00">
            <text:p>Tue Feb 15 20:00:00 2022</text:p>
          </table:table-cell>
          <table:table-cell office:value-type="float" office:value="201.6667">
            <text:p>201.6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02-15T21:00:00">
            <text:p>Tue Feb 15 21:00:00 2022</text:p>
          </table:table-cell>
          <table:table-cell office:value-type="float" office:value="95.5">
            <text:p>95.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02-15T22:00:00">
            <text:p>Tue Feb 15 22:00:00 2022</text:p>
          </table:table-cell>
          <table:table-cell office:value-type="float" office:value="100.6667">
            <text:p>100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2-15T23:00:00">
            <text:p>Tue Feb 15 23:00:00 2022</text:p>
          </table:table-cell>
          <table:table-cell office:value-type="float" office:value="186.5">
            <text:p>186.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02-16T00:00:00">
            <text:p>Wed Feb 16 00:00:00 2022</text:p>
          </table:table-cell>
          <table:table-cell office:value-type="float" office:value="199.6667">
            <text:p>199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2-16T08:00:00">
            <text:p>Wed Feb 16 08:00:00 2022</text:p>
          </table:table-cell>
          <table:table-cell office:value-type="float" office:value="220.0">
            <text:p>220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02-16T09:00:00">
            <text:p>Wed Feb 16 09:00:00 2022</text:p>
          </table:table-cell>
          <table:table-cell office:value-type="float" office:value="164.1667">
            <text:p>164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02-16T10:00:00">
            <text:p>Wed Feb 16 10:00:00 2022</text:p>
          </table:table-cell>
          <table:table-cell office:value-type="float" office:value="73.6667">
            <text:p>73.6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02-16T11:00:00">
            <text:p>Wed Feb 16 11:00:00 2022</text:p>
          </table:table-cell>
          <table:table-cell office:value-type="float" office:value="76.6667">
            <text:p>76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2-16T12:00:00">
            <text:p>Wed Feb 16 12:00:00 2022</text:p>
          </table:table-cell>
          <table:table-cell office:value-type="float" office:value="73.0">
            <text:p>73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2-16T13:00:00">
            <text:p>Wed Feb 16 13:00:00 2022</text:p>
          </table:table-cell>
          <table:table-cell office:value-type="float" office:value="112.6667">
            <text:p>112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2-16T14:00:00">
            <text:p>Wed Feb 16 14:00:00 2022</text:p>
          </table:table-cell>
          <table:table-cell office:value-type="float" office:value="185.8333">
            <text:p>185.8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2-02-16T15:00:00">
            <text:p>Wed Feb 16 15:00:00 2022</text:p>
          </table:table-cell>
          <table:table-cell office:value-type="float" office:value="115.3333">
            <text:p>115.3333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2-02-16T16:00:00">
            <text:p>Wed Feb 16 16:00:00 2022</text:p>
          </table:table-cell>
          <table:table-cell office:value-type="float" office:value="173.0">
            <text:p>173.0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2-02-17T09:00:00">
            <text:p>Thu Feb 17 09:00:00 2022</text:p>
          </table:table-cell>
          <table:table-cell office:value-type="float" office:value="122.0">
            <text:p>122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02-17T10:00:00">
            <text:p>Thu Feb 17 10:00:00 2022</text:p>
          </table:table-cell>
          <table:table-cell office:value-type="float" office:value="56.3333">
            <text:p>56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2-17T11:00:00">
            <text:p>Thu Feb 17 11:00:00 2022</text:p>
          </table:table-cell>
          <table:table-cell office:value-type="float" office:value="70.1667">
            <text:p>70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2-17T12:00:00">
            <text:p>Thu Feb 17 12:00:00 2022</text:p>
          </table:table-cell>
          <table:table-cell office:value-type="float" office:value="70.3333">
            <text:p>70.3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2-02-17T13:00:00">
            <text:p>Thu Feb 17 13:00:00 2022</text:p>
          </table:table-cell>
          <table:table-cell office:value-type="float" office:value="68.0">
            <text:p>68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2-17T14:00:00">
            <text:p>Thu Feb 17 14:00:00 2022</text:p>
          </table:table-cell>
          <table:table-cell office:value-type="float" office:value="69.1667">
            <text:p>69.1667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2-02-17T15:00:00">
            <text:p>Thu Feb 17 15:00:00 2022</text:p>
          </table:table-cell>
          <table:table-cell office:value-type="float" office:value="44.0">
            <text:p>44.0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02-17T16:00:00">
            <text:p>Thu Feb 17 16:00:00 2022</text:p>
          </table:table-cell>
          <table:table-cell office:value-type="float" office:value="251.8333">
            <text:p>251.8333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22-02-17T17:00:00">
            <text:p>Thu Feb 17 17:00:00 2022</text:p>
          </table:table-cell>
          <table:table-cell office:value-type="float" office:value="143.8333">
            <text:p>143.8333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22-02-18T05:00:00">
            <text:p>Fri Feb 18 05:00:00 2022</text:p>
          </table:table-cell>
          <table:table-cell office:value-type="float" office:value="206.8333">
            <text:p>206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2-18T06:00:00">
            <text:p>Fri Feb 18 06:00:00 2022</text:p>
          </table:table-cell>
          <table:table-cell office:value-type="float" office:value="218.5">
            <text:p>218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2-18T07:00:00">
            <text:p>Fri Feb 18 07:00:00 2022</text:p>
          </table:table-cell>
          <table:table-cell office:value-type="float" office:value="252.6667">
            <text:p>252.6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02-18T08:00:00">
            <text:p>Fri Feb 18 08:00:00 2022</text:p>
          </table:table-cell>
          <table:table-cell office:value-type="float" office:value="176.6667">
            <text:p>176.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02-18T09:00:00">
            <text:p>Fri Feb 18 09:00:00 2022</text:p>
          </table:table-cell>
          <table:table-cell office:value-type="float" office:value="172.5">
            <text:p>172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02-18T10:00:00">
            <text:p>Fri Feb 18 10:00:00 2022</text:p>
          </table:table-cell>
          <table:table-cell office:value-type="float" office:value="113.0">
            <text:p>113.0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02-18T11:00:00">
            <text:p>Fri Feb 18 11:00:00 2022</text:p>
          </table:table-cell>
          <table:table-cell office:value-type="float" office:value="226.5">
            <text:p>226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02-18T12:00:00">
            <text:p>Fri Feb 18 12:00:00 2022</text:p>
          </table:table-cell>
          <table:table-cell office:value-type="float" office:value="59.8333">
            <text:p>59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2-18T13:00:00">
            <text:p>Fri Feb 18 13:00:00 2022</text:p>
          </table:table-cell>
          <table:table-cell office:value-type="float" office:value="61.1667">
            <text:p>61.1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2-18T14:00:00">
            <text:p>Fri Feb 18 14:00:00 2022</text:p>
          </table:table-cell>
          <table:table-cell office:value-type="float" office:value="49.5">
            <text:p>49.5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2-02-18T15:00:00">
            <text:p>Fri Feb 18 15:00:00 2022</text:p>
          </table:table-cell>
          <table:table-cell office:value-type="float" office:value="88.6667">
            <text:p>88.6667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2-02-19T11:00:00">
            <text:p>Sat Feb 19 11:00:00 2022</text:p>
          </table:table-cell>
          <table:table-cell office:value-type="float" office:value="49.3333">
            <text:p>49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2-19T12:00:00">
            <text:p>Sat Feb 19 12:00:00 2022</text:p>
          </table:table-cell>
          <table:table-cell office:value-type="float" office:value="66.8333">
            <text:p>66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2-19T13:00:00">
            <text:p>Sat Feb 19 13:00:00 2022</text:p>
          </table:table-cell>
          <table:table-cell office:value-type="float" office:value="42.5">
            <text:p>42.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02-19T14:00:00">
            <text:p>Sat Feb 19 14:00:00 2022</text:p>
          </table:table-cell>
          <table:table-cell office:value-type="float" office:value="178.5">
            <text:p>178.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2-19T15:00:00">
            <text:p>Sat Feb 19 15:00:00 2022</text:p>
          </table:table-cell>
          <table:table-cell office:value-type="float" office:value="322.1667">
            <text:p>322.1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2-19T16:00:00">
            <text:p>Sat Feb 19 16:00:00 2022</text:p>
          </table:table-cell>
          <table:table-cell office:value-type="float" office:value="241.1667">
            <text:p>241.1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2-19T17:00:00">
            <text:p>Sat Feb 19 17:00:00 2022</text:p>
          </table:table-cell>
          <table:table-cell office:value-type="float" office:value="275.8333">
            <text:p>275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2-19T18:00:00">
            <text:p>Sat Feb 19 18:00:00 2022</text:p>
          </table:table-cell>
          <table:table-cell office:value-type="float" office:value="262.1667">
            <text:p>262.1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2-19T19:00:00">
            <text:p>Sat Feb 19 19:00:00 2022</text:p>
          </table:table-cell>
          <table:table-cell office:value-type="float" office:value="127.5">
            <text:p>127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2-19T20:00:00">
            <text:p>Sat Feb 19 20:00:00 2022</text:p>
          </table:table-cell>
          <table:table-cell office:value-type="float" office:value="269.0">
            <text:p>269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2-19T21:00:00">
            <text:p>Sat Feb 19 21:00:00 2022</text:p>
          </table:table-cell>
          <table:table-cell office:value-type="float" office:value="259.1667">
            <text:p>259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2-19T22:00:00">
            <text:p>Sat Feb 19 22:00:00 2022</text:p>
          </table:table-cell>
          <table:table-cell office:value-type="float" office:value="260.0">
            <text:p>260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2-20T07:00:00">
            <text:p>Sun Feb 20 07:00:00 2022</text:p>
          </table:table-cell>
          <table:table-cell office:value-type="float" office:value="290.0">
            <text:p>290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2-20T08:00:00">
            <text:p>Sun Feb 20 08:00:00 2022</text:p>
          </table:table-cell>
          <table:table-cell office:value-type="float" office:value="276.8333">
            <text:p>276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2-20T09:00:00">
            <text:p>Sun Feb 20 09:00:00 2022</text:p>
          </table:table-cell>
          <table:table-cell office:value-type="float" office:value="118.6667">
            <text:p>118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2-20T10:00:00">
            <text:p>Sun Feb 20 10:00:00 2022</text:p>
          </table:table-cell>
          <table:table-cell office:value-type="float" office:value="74.0">
            <text:p>74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2-20T11:00:00">
            <text:p>Sun Feb 20 11:00:00 2022</text:p>
          </table:table-cell>
          <table:table-cell office:value-type="float" office:value="72.6667">
            <text:p>72.6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02-20T12:00:00">
            <text:p>Sun Feb 20 12:00:00 2022</text:p>
          </table:table-cell>
          <table:table-cell office:value-type="float" office:value="25.8333">
            <text:p>25.8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02-20T13:00:00">
            <text:p>Sun Feb 20 13:00:00 2022</text:p>
          </table:table-cell>
          <table:table-cell office:value-type="float" office:value="28.6667">
            <text:p>28.6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2-20T14:00:00">
            <text:p>Sun Feb 20 14:00:00 2022</text:p>
          </table:table-cell>
          <table:table-cell office:value-type="float" office:value="56.6667">
            <text:p>56.6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2-02-20T15:00:00">
            <text:p>Sun Feb 20 15:00:00 2022</text:p>
          </table:table-cell>
          <table:table-cell office:value-type="float" office:value="67.1667">
            <text:p>67.1667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2-02-20T16:00:00">
            <text:p>Sun Feb 20 16:00:00 2022</text:p>
          </table:table-cell>
          <table:table-cell office:value-type="float" office:value="270.0">
            <text:p>270.0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2-02-20T17:00:00">
            <text:p>Sun Feb 20 17:00:00 2022</text:p>
          </table:table-cell>
          <table:table-cell office:value-type="float" office:value="140.1667">
            <text:p>140.1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2-21T06:00:00">
            <text:p>Mon Feb 21 06:00:00 2022</text:p>
          </table:table-cell>
          <table:table-cell office:value-type="float" office:value="273.5">
            <text:p>273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2-21T07:00:00">
            <text:p>Mon Feb 21 07:00:00 2022</text:p>
          </table:table-cell>
          <table:table-cell office:value-type="float" office:value="193.1667">
            <text:p>193.1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2-21T08:00:00">
            <text:p>Mon Feb 21 08:00:00 2022</text:p>
          </table:table-cell>
          <table:table-cell office:value-type="float" office:value="109.3333">
            <text:p>109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02-21T09:00:00">
            <text:p>Mon Feb 21 09:00:00 2022</text:p>
          </table:table-cell>
          <table:table-cell office:value-type="float" office:value="102.3333">
            <text:p>102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02-21T10:00:00">
            <text:p>Mon Feb 21 10:00:00 2022</text:p>
          </table:table-cell>
          <table:table-cell office:value-type="float" office:value="113.0">
            <text:p>113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2-21T11:00:00">
            <text:p>Mon Feb 21 11:00:00 2022</text:p>
          </table:table-cell>
          <table:table-cell office:value-type="float" office:value="57.6667">
            <text:p>57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02-21T12:00:00">
            <text:p>Mon Feb 21 12:00:00 2022</text:p>
          </table:table-cell>
          <table:table-cell office:value-type="float" office:value="197.6667">
            <text:p>197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2-21T13:00:00">
            <text:p>Mon Feb 21 13:00:00 2022</text:p>
          </table:table-cell>
          <table:table-cell office:value-type="float" office:value="152.5">
            <text:p>152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2-21T14:00:00">
            <text:p>Mon Feb 21 14:00:00 2022</text:p>
          </table:table-cell>
          <table:table-cell office:value-type="float" office:value="79.5">
            <text:p>79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2-21T15:00:00">
            <text:p>Mon Feb 21 15:00:00 2022</text:p>
          </table:table-cell>
          <table:table-cell office:value-type="float" office:value="86.0">
            <text:p>86.0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2-02-21T16:00:00">
            <text:p>Mon Feb 21 16:00:00 2022</text:p>
          </table:table-cell>
          <table:table-cell office:value-type="float" office:value="97.6667">
            <text:p>97.6667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2-02-21T17:00:00">
            <text:p>Mon Feb 21 17:00:00 2022</text:p>
          </table:table-cell>
          <table:table-cell office:value-type="float" office:value="48.0">
            <text:p>48.0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2-02-22T08:00:00">
            <text:p>Tue Feb 22 08:00:00 2022</text:p>
          </table:table-cell>
          <table:table-cell office:value-type="float" office:value="204.5">
            <text:p>204.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02-22T09:00:00">
            <text:p>Tue Feb 22 09:00:00 2022</text:p>
          </table:table-cell>
          <table:table-cell office:value-type="float" office:value="100.8333">
            <text:p>100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2-22T10:00:00">
            <text:p>Tue Feb 22 10:00:00 2022</text:p>
          </table:table-cell>
          <table:table-cell office:value-type="float" office:value="86.0">
            <text:p>86.0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02-22T11:00:00">
            <text:p>Tue Feb 22 11:00:00 2022</text:p>
          </table:table-cell>
          <table:table-cell office:value-type="float" office:value="102.1667">
            <text:p>102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2-22T12:00:00">
            <text:p>Tue Feb 22 12:00:00 2022</text:p>
          </table:table-cell>
          <table:table-cell office:value-type="float" office:value="224.3333">
            <text:p>224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2-22T13:00:00">
            <text:p>Tue Feb 22 13:00:00 2022</text:p>
          </table:table-cell>
          <table:table-cell office:value-type="float" office:value="217.8333">
            <text:p>217.8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2-22T14:00:00">
            <text:p>Tue Feb 22 14:00:00 2022</text:p>
          </table:table-cell>
          <table:table-cell office:value-type="float" office:value="230.6667">
            <text:p>230.6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2-02-22T15:00:00">
            <text:p>Tue Feb 22 15:00:00 2022</text:p>
          </table:table-cell>
          <table:table-cell office:value-type="float" office:value="76.6667">
            <text:p>76.6667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2-02-23T08:00:00">
            <text:p>Wed Feb 23 08:00:00 2022</text:p>
          </table:table-cell>
          <table:table-cell office:value-type="float" office:value="177.6667">
            <text:p>177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02-24T06:00:00">
            <text:p>Thu Feb 24 06:00:00 2022</text:p>
          </table:table-cell>
          <table:table-cell office:value-type="float" office:value="183.1667">
            <text:p>183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2-24T07:00:00">
            <text:p>Thu Feb 24 07:00:00 2022</text:p>
          </table:table-cell>
          <table:table-cell office:value-type="float" office:value="217.3333">
            <text:p>217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02-24T08:00:00">
            <text:p>Thu Feb 24 08:00:00 2022</text:p>
          </table:table-cell>
          <table:table-cell office:value-type="float" office:value="220.0">
            <text:p>220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02-24T09:00:00">
            <text:p>Thu Feb 24 09:00:00 2022</text:p>
          </table:table-cell>
          <table:table-cell office:value-type="float" office:value="138.3333">
            <text:p>138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02-24T10:00:00">
            <text:p>Thu Feb 24 10:00:00 2022</text:p>
          </table:table-cell>
          <table:table-cell office:value-type="float" office:value="84.0">
            <text:p>84.0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02-24T11:00:00">
            <text:p>Thu Feb 24 11:00:00 2022</text:p>
          </table:table-cell>
          <table:table-cell office:value-type="float" office:value="80.5">
            <text:p>80.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2-24T12:00:00">
            <text:p>Thu Feb 24 12:00:00 2022</text:p>
          </table:table-cell>
          <table:table-cell office:value-type="float" office:value="158.3333">
            <text:p>158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2-24T13:00:00">
            <text:p>Thu Feb 24 13:00:00 2022</text:p>
          </table:table-cell>
          <table:table-cell office:value-type="float" office:value="84.8333">
            <text:p>84.8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2-24T14:00:00">
            <text:p>Thu Feb 24 14:00:00 2022</text:p>
          </table:table-cell>
          <table:table-cell office:value-type="float" office:value="66.3333">
            <text:p>66.3333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2-24T15:00:00">
            <text:p>Thu Feb 24 15:00:00 2022</text:p>
          </table:table-cell>
          <table:table-cell office:value-type="float" office:value="123.0">
            <text:p>123.0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02-24T16:00:00">
            <text:p>Thu Feb 24 16:00:00 2022</text:p>
          </table:table-cell>
          <table:table-cell office:value-type="float" office:value="320.5">
            <text:p>320.5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2-02-27T23:00:00">
            <text:p>Sun Feb 27 23:00:00 2022</text:p>
          </table:table-cell>
          <table:table-cell office:value-type="float" office:value="194.1667">
            <text:p>194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2-28T00:00:00">
            <text:p>Mon Feb 28 00:00:00 2022</text:p>
          </table:table-cell>
          <table:table-cell office:value-type="float" office:value="209.8333">
            <text:p>209.8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2-28T03:00:00">
            <text:p>Mon Feb 28 03:00:00 2022</text:p>
          </table:table-cell>
          <table:table-cell office:value-type="float" office:value="188.6667">
            <text:p>188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02-28T04:00:00">
            <text:p>Mon Feb 28 04:00:00 2022</text:p>
          </table:table-cell>
          <table:table-cell office:value-type="float" office:value="171.8333">
            <text:p>171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2-28T05:00:00">
            <text:p>Mon Feb 28 05:00:00 2022</text:p>
          </table:table-cell>
          <table:table-cell office:value-type="float" office:value="104.0">
            <text:p>104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2-28T06:00:00">
            <text:p>Mon Feb 28 06:00:00 2022</text:p>
          </table:table-cell>
          <table:table-cell office:value-type="float" office:value="57.0">
            <text:p>57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2-28T07:00:00">
            <text:p>Mon Feb 28 07:00:00 2022</text:p>
          </table:table-cell>
          <table:table-cell office:value-type="float" office:value="117.1667">
            <text:p>117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2-28T08:00:00">
            <text:p>Mon Feb 28 08:00:00 2022</text:p>
          </table:table-cell>
          <table:table-cell office:value-type="float" office:value="129.6667">
            <text:p>129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2-28T09:00:00">
            <text:p>Mon Feb 28 09:00:00 2022</text:p>
          </table:table-cell>
          <table:table-cell office:value-type="float" office:value="162.8333">
            <text:p>162.8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02-28T10:00:00">
            <text:p>Mon Feb 28 10:00:00 2022</text:p>
          </table:table-cell>
          <table:table-cell office:value-type="float" office:value="291.6667">
            <text:p>291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2-28T11:00:00">
            <text:p>Mon Feb 28 11:00:00 2022</text:p>
          </table:table-cell>
          <table:table-cell office:value-type="float" office:value="85.3333">
            <text:p>85.3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2-28T12:00:00">
            <text:p>Mon Feb 28 12:00:00 2022</text:p>
          </table:table-cell>
          <table:table-cell office:value-type="float" office:value="58.0">
            <text:p>58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2-28T13:00:00">
            <text:p>Mon Feb 28 13:00:00 2022</text:p>
          </table:table-cell>
          <table:table-cell office:value-type="float" office:value="166.5">
            <text:p>166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2-28T14:00:00">
            <text:p>Mon Feb 28 14:00:00 2022</text:p>
          </table:table-cell>
          <table:table-cell office:value-type="float" office:value="95.0">
            <text:p>95.0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2-02-28T15:00:00">
            <text:p>Mon Feb 28 15:00:00 2022</text:p>
          </table:table-cell>
          <table:table-cell office:value-type="float" office:value="160.3333">
            <text:p>160.3333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2-02-28T16:00:00">
            <text:p>Mon Feb 28 16:00:00 2022</text:p>
          </table:table-cell>
          <table:table-cell office:value-type="float" office:value="93.8333">
            <text:p>93.8333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2-02-28T17:00:00">
            <text:p>Mon Feb 28 17:00:00 2022</text:p>
          </table:table-cell>
          <table:table-cell office:value-type="float" office:value="128.0">
            <text:p>128.0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22-03-01T09:00:00">
            <text:p>Tue Mar  1 09:00:00 2022</text:p>
          </table:table-cell>
          <table:table-cell office:value-type="float" office:value="81.6667">
            <text:p>81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03-01T10:00:00">
            <text:p>Tue Mar  1 10:00:00 2022</text:p>
          </table:table-cell>
          <table:table-cell office:value-type="float" office:value="73.6667">
            <text:p>73.6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03-01T11:00:00">
            <text:p>Tue Mar  1 11:00:00 2022</text:p>
          </table:table-cell>
          <table:table-cell office:value-type="float" office:value="79.3333">
            <text:p>79.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3-01T12:00:00">
            <text:p>Tue Mar  1 12:00:00 2022</text:p>
          </table:table-cell>
          <table:table-cell office:value-type="float" office:value="42.3333">
            <text:p>42.3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3-01T13:00:00">
            <text:p>Tue Mar  1 13:00:00 2022</text:p>
          </table:table-cell>
          <table:table-cell office:value-type="float" office:value="50.0">
            <text:p>50.0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3-01T14:00:00">
            <text:p>Tue Mar  1 14:00:00 2022</text:p>
          </table:table-cell>
          <table:table-cell office:value-type="float" office:value="79.5">
            <text:p>79.5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3-01T15:00:00">
            <text:p>Tue Mar  1 15:00:00 2022</text:p>
          </table:table-cell>
          <table:table-cell office:value-type="float" office:value="87.3333">
            <text:p>87.3333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22-03-01T16:00:00">
            <text:p>Tue Mar  1 16:00:00 2022</text:p>
          </table:table-cell>
          <table:table-cell office:value-type="float" office:value="105.6667">
            <text:p>105.6667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2-03-01T17:00:00">
            <text:p>Tue Mar  1 17:00:00 2022</text:p>
          </table:table-cell>
          <table:table-cell office:value-type="float" office:value="167.5">
            <text:p>167.5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2-03-02T07:00:00">
            <text:p>Wed Mar  2 07:00:00 2022</text:p>
          </table:table-cell>
          <table:table-cell office:value-type="float" office:value="190.0">
            <text:p>190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03-02T08:00:00">
            <text:p>Wed Mar  2 08:00:00 2022</text:p>
          </table:table-cell>
          <table:table-cell office:value-type="float" office:value="104.0">
            <text:p>104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03-02T09:00:00">
            <text:p>Wed Mar  2 09:00:00 2022</text:p>
          </table:table-cell>
          <table:table-cell office:value-type="float" office:value="92.3333">
            <text:p>92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3-02T10:00:00">
            <text:p>Wed Mar  2 10:00:00 2022</text:p>
          </table:table-cell>
          <table:table-cell office:value-type="float" office:value="84.1667">
            <text:p>84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3-02T11:00:00">
            <text:p>Wed Mar  2 11:00:00 2022</text:p>
          </table:table-cell>
          <table:table-cell office:value-type="float" office:value="108.6667">
            <text:p>108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3-02T12:00:00">
            <text:p>Wed Mar  2 12:00:00 2022</text:p>
          </table:table-cell>
          <table:table-cell office:value-type="float" office:value="129.5">
            <text:p>129.5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3-02T13:00:00">
            <text:p>Wed Mar  2 13:00:00 2022</text:p>
          </table:table-cell>
          <table:table-cell office:value-type="float" office:value="174.0">
            <text:p>174.0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03-02T14:00:00">
            <text:p>Wed Mar  2 14:00:00 2022</text:p>
          </table:table-cell>
          <table:table-cell office:value-type="float" office:value="274.8333">
            <text:p>274.8333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2-03-03T09:00:00">
            <text:p>Thu Mar  3 09:00:00 2022</text:p>
          </table:table-cell>
          <table:table-cell office:value-type="float" office:value="155.3333">
            <text:p>155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03-03T10:00:00">
            <text:p>Thu Mar  3 10:00:00 2022</text:p>
          </table:table-cell>
          <table:table-cell office:value-type="float" office:value="182.6667">
            <text:p>182.6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03-03T11:00:00">
            <text:p>Thu Mar  3 11:00:00 2022</text:p>
          </table:table-cell>
          <table:table-cell office:value-type="float" office:value="221.8333">
            <text:p>221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03-03T12:00:00">
            <text:p>Thu Mar  3 12:00:00 2022</text:p>
          </table:table-cell>
          <table:table-cell office:value-type="float" office:value="52.0">
            <text:p>52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03-03T13:00:00">
            <text:p>Thu Mar  3 13:00:00 2022</text:p>
          </table:table-cell>
          <table:table-cell office:value-type="float" office:value="47.0">
            <text:p>47.0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3-03T14:00:00">
            <text:p>Thu Mar  3 14:00:00 2022</text:p>
          </table:table-cell>
          <table:table-cell office:value-type="float" office:value="55.0">
            <text:p>55.0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3-03T15:00:00">
            <text:p>Thu Mar  3 15:00:00 2022</text:p>
          </table:table-cell>
          <table:table-cell office:value-type="float" office:value="63.8333">
            <text:p>63.8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3-03T16:00:00">
            <text:p>Thu Mar  3 16:00:00 2022</text:p>
          </table:table-cell>
          <table:table-cell office:value-type="float" office:value="154.8333">
            <text:p>154.8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3-03T17:00:00">
            <text:p>Thu Mar  3 17:00:00 2022</text:p>
          </table:table-cell>
          <table:table-cell office:value-type="float" office:value="252.5">
            <text:p>252.5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3-03T18:00:00">
            <text:p>Thu Mar  3 18:00:00 2022</text:p>
          </table:table-cell>
          <table:table-cell office:value-type="float" office:value="264.3333">
            <text:p>264.3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3-03T19:00:00">
            <text:p>Thu Mar  3 19:00:00 2022</text:p>
          </table:table-cell>
          <table:table-cell office:value-type="float" office:value="255.1667">
            <text:p>255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3-03T20:00:00">
            <text:p>Thu Mar  3 20:00:00 2022</text:p>
          </table:table-cell>
          <table:table-cell office:value-type="float" office:value="256.0">
            <text:p>256.0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3-05T03:00:00">
            <text:p>Sat Mar  5 03:00:00 2022</text:p>
          </table:table-cell>
          <table:table-cell office:value-type="float" office:value="219.8333">
            <text:p>219.8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3-05T04:00:00">
            <text:p>Sat Mar  5 04:00:00 2022</text:p>
          </table:table-cell>
          <table:table-cell office:value-type="float" office:value="134.1667">
            <text:p>134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3-05T05:00:00">
            <text:p>Sat Mar  5 05:00:00 2022</text:p>
          </table:table-cell>
          <table:table-cell office:value-type="float" office:value="173.1667">
            <text:p>173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03-05T06:00:00">
            <text:p>Sat Mar  5 06:00:00 2022</text:p>
          </table:table-cell>
          <table:table-cell office:value-type="float" office:value="151.6667">
            <text:p>151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3-05T07:00:00">
            <text:p>Sat Mar  5 07:00:00 2022</text:p>
          </table:table-cell>
          <table:table-cell office:value-type="float" office:value="162.1667">
            <text:p>162.1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03-05T09:00:00">
            <text:p>Sat Mar  5 09:00:00 2022</text:p>
          </table:table-cell>
          <table:table-cell office:value-type="float" office:value="90.5">
            <text:p>90.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2-03-07T15:00:00">
            <text:p>Mon Mar  7 15:00:00 2022</text:p>
          </table:table-cell>
          <table:table-cell office:value-type="float" office:value="191.8333">
            <text:p>191.8333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3-08T23:00:00">
            <text:p>Tue Mar  8 23:00:00 2022</text:p>
          </table:table-cell>
          <table:table-cell office:value-type="float" office:value="183.8333">
            <text:p>183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3-09T08:00:00">
            <text:p>Wed Mar  9 08:00:00 2022</text:p>
          </table:table-cell>
          <table:table-cell office:value-type="float" office:value="218.3333">
            <text:p>218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03-09T10:00:00">
            <text:p>Wed Mar  9 10:00:00 2022</text:p>
          </table:table-cell>
          <table:table-cell office:value-type="float" office:value="64.6667">
            <text:p>64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3-09T11:00:00">
            <text:p>Wed Mar  9 11:00:00 2022</text:p>
          </table:table-cell>
          <table:table-cell office:value-type="float" office:value="62.1667">
            <text:p>62.1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3-10T08:00:00">
            <text:p>Thu Mar 10 08:00:00 2022</text:p>
          </table:table-cell>
          <table:table-cell office:value-type="float" office:value="195.5">
            <text:p>195.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3-15T13:00:00">
            <text:p>Tue Mar 15 13:00:00 2022</text:p>
          </table:table-cell>
          <table:table-cell office:value-type="float" office:value="121.6667">
            <text:p>121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3-15T14:00:00">
            <text:p>Tue Mar 15 14:00:00 2022</text:p>
          </table:table-cell>
          <table:table-cell office:value-type="float" office:value="124.5">
            <text:p>124.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3-15T15:00:00">
            <text:p>Tue Mar 15 15:00:00 2022</text:p>
          </table:table-cell>
          <table:table-cell office:value-type="float" office:value="119.3333">
            <text:p>119.3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3-15T16:00:00">
            <text:p>Tue Mar 15 16:00:00 2022</text:p>
          </table:table-cell>
          <table:table-cell office:value-type="float" office:value="116.1667">
            <text:p>116.1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3-15T17:00:00">
            <text:p>Tue Mar 15 17:00:00 2022</text:p>
          </table:table-cell>
          <table:table-cell office:value-type="float" office:value="101.5">
            <text:p>101.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3-15T18:00:00">
            <text:p>Tue Mar 15 18:00:00 2022</text:p>
          </table:table-cell>
          <table:table-cell office:value-type="float" office:value="99.1667">
            <text:p>99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3-15T19:00:00">
            <text:p>Tue Mar 15 19:00:00 2022</text:p>
          </table:table-cell>
          <table:table-cell office:value-type="float" office:value="98.5">
            <text:p>98.5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3-15T20:00:00">
            <text:p>Tue Mar 15 20:00:00 2022</text:p>
          </table:table-cell>
          <table:table-cell office:value-type="float" office:value="105.6667">
            <text:p>105.6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3-16T13:00:00">
            <text:p>Wed Mar 16 13:00:00 2022</text:p>
          </table:table-cell>
          <table:table-cell office:value-type="float" office:value="84.6667">
            <text:p>84.6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3-16T15:00:00">
            <text:p>Wed Mar 16 15:00:00 2022</text:p>
          </table:table-cell>
          <table:table-cell office:value-type="float" office:value="144.1667">
            <text:p>144.1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03-16T16:00:00">
            <text:p>Wed Mar 16 16:00:00 2022</text:p>
          </table:table-cell>
          <table:table-cell office:value-type="float" office:value="146.5">
            <text:p>146.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3-16T17:00:00">
            <text:p>Wed Mar 16 17:00:00 2022</text:p>
          </table:table-cell>
          <table:table-cell office:value-type="float" office:value="139.5">
            <text:p>139.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2-03-16T18:00:00">
            <text:p>Wed Mar 16 18:00:00 2022</text:p>
          </table:table-cell>
          <table:table-cell office:value-type="float" office:value="274.5">
            <text:p>274.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3-16T19:00:00">
            <text:p>Wed Mar 16 19:00:00 2022</text:p>
          </table:table-cell>
          <table:table-cell office:value-type="float" office:value="259.3333">
            <text:p>259.3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3-16T20:00:00">
            <text:p>Wed Mar 16 20:00:00 2022</text:p>
          </table:table-cell>
          <table:table-cell office:value-type="float" office:value="129.8333">
            <text:p>129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3-16T21:00:00">
            <text:p>Wed Mar 16 21:00:00 2022</text:p>
          </table:table-cell>
          <table:table-cell office:value-type="float" office:value="85.8333">
            <text:p>85.8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03-16T22:00:00">
            <text:p>Wed Mar 16 22:00:00 2022</text:p>
          </table:table-cell>
          <table:table-cell office:value-type="float" office:value="246.1667">
            <text:p>246.1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3-16T23:00:00">
            <text:p>Wed Mar 16 23:00:00 2022</text:p>
          </table:table-cell>
          <table:table-cell office:value-type="float" office:value="193.0">
            <text:p>193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3-17T02:00:00">
            <text:p>Thu Mar 17 02:00:00 2022</text:p>
          </table:table-cell>
          <table:table-cell office:value-type="float" office:value="215.8333">
            <text:p>215.8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3-17T03:00:00">
            <text:p>Thu Mar 17 03:00:00 2022</text:p>
          </table:table-cell>
          <table:table-cell office:value-type="float" office:value="268.8333">
            <text:p>268.8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3-17T04:00:00">
            <text:p>Thu Mar 17 04:00:00 2022</text:p>
          </table:table-cell>
          <table:table-cell office:value-type="float" office:value="270.8333">
            <text:p>270.8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3-17T05:00:00">
            <text:p>Thu Mar 17 05:00:00 2022</text:p>
          </table:table-cell>
          <table:table-cell office:value-type="float" office:value="269.8333">
            <text:p>269.8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3-17T06:00:00">
            <text:p>Thu Mar 17 06:00:00 2022</text:p>
          </table:table-cell>
          <table:table-cell office:value-type="float" office:value="261.3333">
            <text:p>261.3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3-17T07:00:00">
            <text:p>Thu Mar 17 07:00:00 2022</text:p>
          </table:table-cell>
          <table:table-cell office:value-type="float" office:value="261.1667">
            <text:p>261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3-17T08:00:00">
            <text:p>Thu Mar 17 08:00:00 2022</text:p>
          </table:table-cell>
          <table:table-cell office:value-type="float" office:value="252.3333">
            <text:p>252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3-17T09:00:00">
            <text:p>Thu Mar 17 09:00:00 2022</text:p>
          </table:table-cell>
          <table:table-cell office:value-type="float" office:value="249.1667">
            <text:p>249.1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03-17T10:00:00">
            <text:p>Thu Mar 17 10:00:00 2022</text:p>
          </table:table-cell>
          <table:table-cell office:value-type="float" office:value="257.8333">
            <text:p>257.8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3-17T11:00:00">
            <text:p>Thu Mar 17 11:00:00 2022</text:p>
          </table:table-cell>
          <table:table-cell office:value-type="float" office:value="274.0">
            <text:p>274.0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3-17T12:00:00">
            <text:p>Thu Mar 17 12:00:00 2022</text:p>
          </table:table-cell>
          <table:table-cell office:value-type="float" office:value="106.0">
            <text:p>106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3-17T13:00:00">
            <text:p>Thu Mar 17 13:00:00 2022</text:p>
          </table:table-cell>
          <table:table-cell office:value-type="float" office:value="34.3333">
            <text:p>34.3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3-17T14:00:00">
            <text:p>Thu Mar 17 14:00:00 2022</text:p>
          </table:table-cell>
          <table:table-cell office:value-type="float" office:value="52.8333">
            <text:p>52.833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2-03-17T15:00:00">
            <text:p>Thu Mar 17 15:00:00 2022</text:p>
          </table:table-cell>
          <table:table-cell office:value-type="float" office:value="47.3333">
            <text:p>47.3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03-17T16:00:00">
            <text:p>Thu Mar 17 16:00:00 2022</text:p>
          </table:table-cell>
          <table:table-cell office:value-type="float" office:value="47.6667">
            <text:p>47.6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3-18T08:00:00">
            <text:p>Fri Mar 18 08:00:00 2022</text:p>
          </table:table-cell>
          <table:table-cell office:value-type="float" office:value="217.1667">
            <text:p>217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03-18T11:00:00">
            <text:p>Fri Mar 18 11:00:00 2022</text:p>
          </table:table-cell>
          <table:table-cell office:value-type="float" office:value="66.6667">
            <text:p>66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03-18T12:00:00">
            <text:p>Fri Mar 18 12:00:00 2022</text:p>
          </table:table-cell>
          <table:table-cell office:value-type="float" office:value="51.3333">
            <text:p>51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18T13:00:00">
            <text:p>Fri Mar 18 13:00:00 2022</text:p>
          </table:table-cell>
          <table:table-cell office:value-type="float" office:value="68.8333">
            <text:p>68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3-18T14:00:00">
            <text:p>Fri Mar 18 14:00:00 2022</text:p>
          </table:table-cell>
          <table:table-cell office:value-type="float" office:value="53.1667">
            <text:p>53.1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3-18T15:00:00">
            <text:p>Fri Mar 18 15:00:00 2022</text:p>
          </table:table-cell>
          <table:table-cell office:value-type="float" office:value="56.0">
            <text:p>56.0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3-18T16:00:00">
            <text:p>Fri Mar 18 16:00:00 2022</text:p>
          </table:table-cell>
          <table:table-cell office:value-type="float" office:value="60.3333">
            <text:p>60.3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3-18T17:00:00">
            <text:p>Fri Mar 18 17:00:00 2022</text:p>
          </table:table-cell>
          <table:table-cell office:value-type="float" office:value="62.6667">
            <text:p>62.6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3-18T18:00:00">
            <text:p>Fri Mar 18 18:00:00 2022</text:p>
          </table:table-cell>
          <table:table-cell office:value-type="float" office:value="62.8333">
            <text:p>62.8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03-18T19:00:00">
            <text:p>Fri Mar 18 19:00:00 2022</text:p>
          </table:table-cell>
          <table:table-cell office:value-type="float" office:value="85.0">
            <text:p>85.0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3-18T20:00:00">
            <text:p>Fri Mar 18 20:00:00 2022</text:p>
          </table:table-cell>
          <table:table-cell office:value-type="float" office:value="119.1667">
            <text:p>119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3-18T21:00:00">
            <text:p>Fri Mar 18 21:00:00 2022</text:p>
          </table:table-cell>
          <table:table-cell office:value-type="float" office:value="88.0">
            <text:p>88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03-19T10:00:00">
            <text:p>Sat Mar 19 10:00:00 2022</text:p>
          </table:table-cell>
          <table:table-cell office:value-type="float" office:value="288.8333">
            <text:p>288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3-22T09:00:00">
            <text:p>Tue Mar 22 09:00:00 2022</text:p>
          </table:table-cell>
          <table:table-cell office:value-type="float" office:value="84.1667">
            <text:p>84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3-22T10:00:00">
            <text:p>Tue Mar 22 10:00:00 2022</text:p>
          </table:table-cell>
          <table:table-cell office:value-type="float" office:value="70.1667">
            <text:p>70.1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3-22T11:00:00">
            <text:p>Tue Mar 22 11:00:00 2022</text:p>
          </table:table-cell>
          <table:table-cell office:value-type="float" office:value="64.0">
            <text:p>64.0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3-22T12:00:00">
            <text:p>Tue Mar 22 12:00:00 2022</text:p>
          </table:table-cell>
          <table:table-cell office:value-type="float" office:value="50.5">
            <text:p>50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3-22T15:00:00">
            <text:p>Tue Mar 22 15:00:00 2022</text:p>
          </table:table-cell>
          <table:table-cell office:value-type="float" office:value="202.5">
            <text:p>202.5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2-03-26T11:00:00">
            <text:p>Sat Mar 26 11:00:00 2022</text:p>
          </table:table-cell>
          <table:table-cell office:value-type="float" office:value="219.8333">
            <text:p>219.8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3-26T14:00:00">
            <text:p>Sat Mar 26 14:00:00 2022</text:p>
          </table:table-cell>
          <table:table-cell office:value-type="float" office:value="45.6667">
            <text:p>45.6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3-26T15:00:00">
            <text:p>Sat Mar 26 15:00:00 2022</text:p>
          </table:table-cell>
          <table:table-cell office:value-type="float" office:value="84.6667">
            <text:p>84.6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03-26T16:00:00">
            <text:p>Sat Mar 26 16:00:00 2022</text:p>
          </table:table-cell>
          <table:table-cell office:value-type="float" office:value="58.1667">
            <text:p>58.1667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2-03-26T17:00:00">
            <text:p>Sat Mar 26 17:00:00 2022</text:p>
          </table:table-cell>
          <table:table-cell office:value-type="float" office:value="81.0">
            <text:p>81.0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3-26T19:00:00">
            <text:p>Sat Mar 26 19:00:00 2022</text:p>
          </table:table-cell>
          <table:table-cell office:value-type="float" office:value="37.5">
            <text:p>37.5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2-03-29T12:00:00">
            <text:p>Tue Mar 29 12:00:00 2022</text:p>
          </table:table-cell>
          <table:table-cell office:value-type="float" office:value="266.8333">
            <text:p>266.8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03-29T13:00:00">
            <text:p>Tue Mar 29 13:00:00 2022</text:p>
          </table:table-cell>
          <table:table-cell office:value-type="float" office:value="264.8333">
            <text:p>264.8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3-29T14:00:00">
            <text:p>Tue Mar 29 14:00:00 2022</text:p>
          </table:table-cell>
          <table:table-cell office:value-type="float" office:value="263.0">
            <text:p>263.0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3-29T17:00:00">
            <text:p>Tue Mar 29 17:00:00 2022</text:p>
          </table:table-cell>
          <table:table-cell office:value-type="float" office:value="174.3333">
            <text:p>174.3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3-30T14:00:00">
            <text:p>Wed Mar 30 14:00:00 2022</text:p>
          </table:table-cell>
          <table:table-cell office:value-type="float" office:value="259.6667">
            <text:p>259.6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30T15:00:00">
            <text:p>Wed Mar 30 15:00:00 2022</text:p>
          </table:table-cell>
          <table:table-cell office:value-type="float" office:value="269.6667">
            <text:p>269.6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3-30T17:00:00">
            <text:p>Wed Mar 30 17:00:00 2022</text:p>
          </table:table-cell>
          <table:table-cell office:value-type="float" office:value="254.1667">
            <text:p>254.1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3-30T18:00:00">
            <text:p>Wed Mar 30 18:00:00 2022</text:p>
          </table:table-cell>
          <table:table-cell office:value-type="float" office:value="217.3333">
            <text:p>217.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30T20:00:00">
            <text:p>Wed Mar 30 20:00:00 2022</text:p>
          </table:table-cell>
          <table:table-cell office:value-type="float" office:value="188.8333">
            <text:p>188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3-30T21:00:00">
            <text:p>Wed Mar 30 21:00:00 2022</text:p>
          </table:table-cell>
          <table:table-cell office:value-type="float" office:value="164.1667">
            <text:p>164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3-30T22:00:00">
            <text:p>Wed Mar 30 22:00:00 2022</text:p>
          </table:table-cell>
          <table:table-cell office:value-type="float" office:value="146.6667">
            <text:p>146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03-30T23:00:00">
            <text:p>Wed Mar 30 23:00:00 2022</text:p>
          </table:table-cell>
          <table:table-cell office:value-type="float" office:value="165.5">
            <text:p>165.5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3-31T00:00:00">
            <text:p>Thu Mar 31 00:00:00 2022</text:p>
          </table:table-cell>
          <table:table-cell office:value-type="float" office:value="162.0">
            <text:p>162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4-05T23:00:00">
            <text:p>Tue Apr  5 23:00:00 2022</text:p>
          </table:table-cell>
          <table:table-cell office:value-type="float" office:value="308.8333">
            <text:p>308.8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4-06T01:00:00">
            <text:p>Wed Apr  6 01:00:00 2022</text:p>
          </table:table-cell>
          <table:table-cell office:value-type="float" office:value="294.6667">
            <text:p>294.6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4-06T08:00:00">
            <text:p>Wed Apr  6 08:00:00 2022</text:p>
          </table:table-cell>
          <table:table-cell office:value-type="float" office:value="253.6667">
            <text:p>253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4-06T09:00:00">
            <text:p>Wed Apr  6 09:00:00 2022</text:p>
          </table:table-cell>
          <table:table-cell office:value-type="float" office:value="136.1667">
            <text:p>136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04-06T10:00:00">
            <text:p>Wed Apr  6 10:00:00 2022</text:p>
          </table:table-cell>
          <table:table-cell office:value-type="float" office:value="274.8333">
            <text:p>274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4-06T11:00:00">
            <text:p>Wed Apr  6 11:00:00 2022</text:p>
          </table:table-cell>
          <table:table-cell office:value-type="float" office:value="220.6667">
            <text:p>220.6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04-06T12:00:00">
            <text:p>Wed Apr  6 12:00:00 2022</text:p>
          </table:table-cell>
          <table:table-cell office:value-type="float" office:value="197.0">
            <text:p>197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04-06T13:00:00">
            <text:p>Wed Apr  6 13:00:00 2022</text:p>
          </table:table-cell>
          <table:table-cell office:value-type="float" office:value="49.8333">
            <text:p>49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4-06T14:00:00">
            <text:p>Wed Apr  6 14:00:00 2022</text:p>
          </table:table-cell>
          <table:table-cell office:value-type="float" office:value="74.3333">
            <text:p>74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4-06T15:00:00">
            <text:p>Wed Apr  6 15:00:00 2022</text:p>
          </table:table-cell>
          <table:table-cell office:value-type="float" office:value="235.5">
            <text:p>235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4-06T16:00:00">
            <text:p>Wed Apr  6 16:00:00 2022</text:p>
          </table:table-cell>
          <table:table-cell office:value-type="float" office:value="122.0">
            <text:p>122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4-06T17:00:00">
            <text:p>Wed Apr  6 17:00:00 2022</text:p>
          </table:table-cell>
          <table:table-cell office:value-type="float" office:value="148.3333">
            <text:p>148.3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4-06T18:00:00">
            <text:p>Wed Apr  6 18:00:00 2022</text:p>
          </table:table-cell>
          <table:table-cell office:value-type="float" office:value="221.3333">
            <text:p>221.3333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2-04-06T20:00:00">
            <text:p>Wed Apr  6 20:00:00 2022</text:p>
          </table:table-cell>
          <table:table-cell office:value-type="float" office:value="190.0">
            <text:p>190.0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4-06T21:00:00">
            <text:p>Wed Apr  6 21:00:00 2022</text:p>
          </table:table-cell>
          <table:table-cell office:value-type="float" office:value="137.1667">
            <text:p>137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4-06T22:00:00">
            <text:p>Wed Apr  6 22:00:00 2022</text:p>
          </table:table-cell>
          <table:table-cell office:value-type="float" office:value="165.3333">
            <text:p>165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4-07T12:00:00">
            <text:p>Thu Apr  7 12:00:00 2022</text:p>
          </table:table-cell>
          <table:table-cell office:value-type="float" office:value="100.5">
            <text:p>100.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4-07T13:00:00">
            <text:p>Thu Apr  7 13:00:00 2022</text:p>
          </table:table-cell>
          <table:table-cell office:value-type="float" office:value="114.1667">
            <text:p>114.1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4-07T14:00:00">
            <text:p>Thu Apr  7 14:00:00 2022</text:p>
          </table:table-cell>
          <table:table-cell office:value-type="float" office:value="38.5">
            <text:p>38.5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2-04-07T15:00:00">
            <text:p>Thu Apr  7 15:00:00 2022</text:p>
          </table:table-cell>
          <table:table-cell office:value-type="float" office:value="278.5">
            <text:p>278.5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2-04-07T16:00:00">
            <text:p>Thu Apr  7 16:00:00 2022</text:p>
          </table:table-cell>
          <table:table-cell office:value-type="float" office:value="281.1667">
            <text:p>281.1667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2-04-08T08:00:00">
            <text:p>Fri Apr  8 08:00:00 2022</text:p>
          </table:table-cell>
          <table:table-cell office:value-type="float" office:value="133.8333">
            <text:p>133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04-08T09:00:00">
            <text:p>Fri Apr  8 09:00:00 2022</text:p>
          </table:table-cell>
          <table:table-cell office:value-type="float" office:value="160.1667">
            <text:p>160.1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04-08T10:00:00">
            <text:p>Fri Apr  8 10:00:00 2022</text:p>
          </table:table-cell>
          <table:table-cell office:value-type="float" office:value="82.5">
            <text:p>82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04-08T11:00:00">
            <text:p>Fri Apr  8 11:00:00 2022</text:p>
          </table:table-cell>
          <table:table-cell office:value-type="float" office:value="93.6667">
            <text:p>93.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4-08T12:00:00">
            <text:p>Fri Apr  8 12:00:00 2022</text:p>
          </table:table-cell>
          <table:table-cell office:value-type="float" office:value="281.1667">
            <text:p>281.1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4-08T13:00:00">
            <text:p>Fri Apr  8 13:00:00 2022</text:p>
          </table:table-cell>
          <table:table-cell office:value-type="float" office:value="312.6667">
            <text:p>312.6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4-08T14:00:00">
            <text:p>Fri Apr  8 14:00:00 2022</text:p>
          </table:table-cell>
          <table:table-cell office:value-type="float" office:value="224.3333">
            <text:p>224.3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4-08T15:00:00">
            <text:p>Fri Apr  8 15:00:00 2022</text:p>
          </table:table-cell>
          <table:table-cell office:value-type="float" office:value="250.5">
            <text:p>250.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4-09T09:00:00">
            <text:p>Sat Apr  9 09:00:00 2022</text:p>
          </table:table-cell>
          <table:table-cell office:value-type="float" office:value="148.8333">
            <text:p>148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04-09T12:00:00">
            <text:p>Sat Apr  9 12:00:00 2022</text:p>
          </table:table-cell>
          <table:table-cell office:value-type="float" office:value="44.6667">
            <text:p>44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4-09T13:00:00">
            <text:p>Sat Apr  9 13:00:00 2022</text:p>
          </table:table-cell>
          <table:table-cell office:value-type="float" office:value="229.6667">
            <text:p>229.6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4-09T14:00:00">
            <text:p>Sat Apr  9 14:00:00 2022</text:p>
          </table:table-cell>
          <table:table-cell office:value-type="float" office:value="276.5">
            <text:p>276.5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2-04-09T15:00:00">
            <text:p>Sat Apr  9 15:00:00 2022</text:p>
          </table:table-cell>
          <table:table-cell office:value-type="float" office:value="216.8333">
            <text:p>216.8333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04-09T16:00:00">
            <text:p>Sat Apr  9 16:00:00 2022</text:p>
          </table:table-cell>
          <table:table-cell office:value-type="float" office:value="261.5">
            <text:p>261.5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4-10T09:00:00">
            <text:p>Sun Apr 10 09:00:00 2022</text:p>
          </table:table-cell>
          <table:table-cell office:value-type="float" office:value="73.1667">
            <text:p>73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4-10T10:00:00">
            <text:p>Sun Apr 10 10:00:00 2022</text:p>
          </table:table-cell>
          <table:table-cell office:value-type="float" office:value="130.5">
            <text:p>130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4-10T11:00:00">
            <text:p>Sun Apr 10 11:00:00 2022</text:p>
          </table:table-cell>
          <table:table-cell office:value-type="float" office:value="108.1667">
            <text:p>108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4-10T12:00:00">
            <text:p>Sun Apr 10 12:00:00 2022</text:p>
          </table:table-cell>
          <table:table-cell office:value-type="float" office:value="93.5">
            <text:p>93.5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4-10T13:00:00">
            <text:p>Sun Apr 10 13:00:00 2022</text:p>
          </table:table-cell>
          <table:table-cell office:value-type="float" office:value="93.0">
            <text:p>93.0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4-10T14:00:00">
            <text:p>Sun Apr 10 14:00:00 2022</text:p>
          </table:table-cell>
          <table:table-cell office:value-type="float" office:value="90.1667">
            <text:p>90.1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2-04-10T15:00:00">
            <text:p>Sun Apr 10 15:00:00 2022</text:p>
          </table:table-cell>
          <table:table-cell office:value-type="float" office:value="81.0">
            <text:p>81.0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4-11T14:00:00">
            <text:p>Mon Apr 11 14:00:00 2022</text:p>
          </table:table-cell>
          <table:table-cell office:value-type="float" office:value="281.8333">
            <text:p>281.8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04-11T15:00:00">
            <text:p>Mon Apr 11 15:00:00 2022</text:p>
          </table:table-cell>
          <table:table-cell office:value-type="float" office:value="216.8333">
            <text:p>216.8333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2-04-11T17:00:00">
            <text:p>Mon Apr 11 17:00:00 2022</text:p>
          </table:table-cell>
          <table:table-cell office:value-type="float" office:value="263.8333">
            <text:p>263.8333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22-04-11T18:00:00">
            <text:p>Mon Apr 11 18:00:00 2022</text:p>
          </table:table-cell>
          <table:table-cell office:value-type="float" office:value="259.5">
            <text:p>259.5</text:p>
          </table:table-cell>
          <table:table-cell office:value-type="float" office:value="102.0">
            <text:p>102.0</text:p>
          </table:table-cell>
        </table:table-row>
        <table:table-row>
          <table:table-cell table:style-name="pd1" office:value-type="date" office:date-value="2022-04-13T11:00:00">
            <text:p>Wed Apr 13 11:00:00 2022</text:p>
          </table:table-cell>
          <table:table-cell office:value-type="float" office:value="264.8333">
            <text:p>264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4-13T12:00:00">
            <text:p>Wed Apr 13 12:00:00 2022</text:p>
          </table:table-cell>
          <table:table-cell office:value-type="float" office:value="235.0">
            <text:p>235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4-13T15:00:00">
            <text:p>Wed Apr 13 15:00:00 2022</text:p>
          </table:table-cell>
          <table:table-cell office:value-type="float" office:value="110.3333">
            <text:p>110.333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2-04-13T16:00:00">
            <text:p>Wed Apr 13 16:00:00 2022</text:p>
          </table:table-cell>
          <table:table-cell office:value-type="float" office:value="173.8333">
            <text:p>173.8333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2-04-13T17:00:00">
            <text:p>Wed Apr 13 17:00:00 2022</text:p>
          </table:table-cell>
          <table:table-cell office:value-type="float" office:value="208.8333">
            <text:p>208.8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04-13T18:00:00">
            <text:p>Wed Apr 13 18:00:00 2022</text:p>
          </table:table-cell>
          <table:table-cell office:value-type="float" office:value="263.8333">
            <text:p>263.833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2-04-14T09:00:00">
            <text:p>Thu Apr 14 09:00:00 2022</text:p>
          </table:table-cell>
          <table:table-cell office:value-type="float" office:value="234.6667">
            <text:p>234.6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04-14T10:00:00">
            <text:p>Thu Apr 14 10:00:00 2022</text:p>
          </table:table-cell>
          <table:table-cell office:value-type="float" office:value="248.1667">
            <text:p>248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4-14T11:00:00">
            <text:p>Thu Apr 14 11:00:00 2022</text:p>
          </table:table-cell>
          <table:table-cell office:value-type="float" office:value="283.5">
            <text:p>283.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4-14T12:00:00">
            <text:p>Thu Apr 14 12:00:00 2022</text:p>
          </table:table-cell>
          <table:table-cell office:value-type="float" office:value="185.1667">
            <text:p>185.1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4-14T13:00:00">
            <text:p>Thu Apr 14 13:00:00 2022</text:p>
          </table:table-cell>
          <table:table-cell office:value-type="float" office:value="84.5">
            <text:p>84.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4-14T14:00:00">
            <text:p>Thu Apr 14 14:00:00 2022</text:p>
          </table:table-cell>
          <table:table-cell office:value-type="float" office:value="102.5">
            <text:p>102.5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2-04-14T15:00:00">
            <text:p>Thu Apr 14 15:00:00 2022</text:p>
          </table:table-cell>
          <table:table-cell office:value-type="float" office:value="72.3333">
            <text:p>72.3333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2-04-14T16:00:00">
            <text:p>Thu Apr 14 16:00:00 2022</text:p>
          </table:table-cell>
          <table:table-cell office:value-type="float" office:value="54.3333">
            <text:p>54.3333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2-04-14T17:00:00">
            <text:p>Thu Apr 14 17:00:00 2022</text:p>
          </table:table-cell>
          <table:table-cell office:value-type="float" office:value="48.5">
            <text:p>48.5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2-04-14T18:00:00">
            <text:p>Thu Apr 14 18:00:00 2022</text:p>
          </table:table-cell>
          <table:table-cell office:value-type="float" office:value="82.5">
            <text:p>82.5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2-04-14T19:00:00">
            <text:p>Thu Apr 14 19:00:00 2022</text:p>
          </table:table-cell>
          <table:table-cell office:value-type="float" office:value="35.1667">
            <text:p>35.1667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2-04-15T09:00:00">
            <text:p>Fri Apr 15 09:00:00 2022</text:p>
          </table:table-cell>
          <table:table-cell office:value-type="float" office:value="141.1667">
            <text:p>141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04-15T10:00:00">
            <text:p>Fri Apr 15 10:00:00 2022</text:p>
          </table:table-cell>
          <table:table-cell office:value-type="float" office:value="224.5">
            <text:p>224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04-15T11:00:00">
            <text:p>Fri Apr 15 11:00:00 2022</text:p>
          </table:table-cell>
          <table:table-cell office:value-type="float" office:value="254.6667">
            <text:p>254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4-15T12:00:00">
            <text:p>Fri Apr 15 12:00:00 2022</text:p>
          </table:table-cell>
          <table:table-cell office:value-type="float" office:value="135.3333">
            <text:p>135.3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4-15T13:00:00">
            <text:p>Fri Apr 15 13:00:00 2022</text:p>
          </table:table-cell>
          <table:table-cell office:value-type="float" office:value="34.8333">
            <text:p>34.8333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2-04-15T14:00:00">
            <text:p>Fri Apr 15 14:00:00 2022</text:p>
          </table:table-cell>
          <table:table-cell office:value-type="float" office:value="42.8333">
            <text:p>42.8333</text:p>
          </table:table-cell>
          <table:table-cell office:value-type="float" office:value="102.3333">
            <text:p>102.3333</text:p>
          </table:table-cell>
        </table:table-row>
        <table:table-row>
          <table:table-cell table:style-name="pd1" office:value-type="date" office:date-value="2022-04-15T15:00:00">
            <text:p>Fri Apr 15 15:00:00 2022</text:p>
          </table:table-cell>
          <table:table-cell office:value-type="float" office:value="106.6667">
            <text:p>106.6667</text:p>
          </table:table-cell>
          <table:table-cell office:value-type="float" office:value="103.1667">
            <text:p>103.1667</text:p>
          </table:table-cell>
        </table:table-row>
        <table:table-row>
          <table:table-cell table:style-name="pd1" office:value-type="date" office:date-value="2022-04-15T16:00:00">
            <text:p>Fri Apr 15 16:00:00 2022</text:p>
          </table:table-cell>
          <table:table-cell office:value-type="float" office:value="52.6667">
            <text:p>52.6667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2-04-15T17:00:00">
            <text:p>Fri Apr 15 17:00:00 2022</text:p>
          </table:table-cell>
          <table:table-cell office:value-type="float" office:value="99.8333">
            <text:p>99.8333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2-04-15T18:00:00">
            <text:p>Fri Apr 15 18:00:00 2022</text:p>
          </table:table-cell>
          <table:table-cell office:value-type="float" office:value="82.0">
            <text:p>82.0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22-04-15T19:00:00">
            <text:p>Fri Apr 15 19:00:00 2022</text:p>
          </table:table-cell>
          <table:table-cell office:value-type="float" office:value="43.6667">
            <text:p>43.6667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22-04-16T09:00:00">
            <text:p>Sat Apr 16 09:00:00 2022</text:p>
          </table:table-cell>
          <table:table-cell office:value-type="float" office:value="79.3333">
            <text:p>79.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4-16T10:00:00">
            <text:p>Sat Apr 16 10:00:00 2022</text:p>
          </table:table-cell>
          <table:table-cell office:value-type="float" office:value="88.5">
            <text:p>88.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4-16T11:00:00">
            <text:p>Sat Apr 16 11:00:00 2022</text:p>
          </table:table-cell>
          <table:table-cell office:value-type="float" office:value="72.6667">
            <text:p>72.6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4-16T12:00:00">
            <text:p>Sat Apr 16 12:00:00 2022</text:p>
          </table:table-cell>
          <table:table-cell office:value-type="float" office:value="24.6667">
            <text:p>24.6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2-04-16T13:00:00">
            <text:p>Sat Apr 16 13:00:00 2022</text:p>
          </table:table-cell>
          <table:table-cell office:value-type="float" office:value="29.0">
            <text:p>29.0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4-16T14:00:00">
            <text:p>Sat Apr 16 14:00:00 2022</text:p>
          </table:table-cell>
          <table:table-cell office:value-type="float" office:value="159.0">
            <text:p>159.0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2-04-16T15:00:00">
            <text:p>Sat Apr 16 15:00:00 2022</text:p>
          </table:table-cell>
          <table:table-cell office:value-type="float" office:value="302.5">
            <text:p>302.5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22-04-16T16:00:00">
            <text:p>Sat Apr 16 16:00:00 2022</text:p>
          </table:table-cell>
          <table:table-cell office:value-type="float" office:value="256.3333">
            <text:p>256.3333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22-04-16T17:00:00">
            <text:p>Sat Apr 16 17:00:00 2022</text:p>
          </table:table-cell>
          <table:table-cell office:value-type="float" office:value="130.8333">
            <text:p>130.8333</text:p>
          </table:table-cell>
          <table:table-cell office:value-type="float" office:value="103.1667">
            <text:p>103.1667</text:p>
          </table:table-cell>
        </table:table-row>
        <table:table-row>
          <table:table-cell table:style-name="pd1" office:value-type="date" office:date-value="2022-04-16T18:00:00">
            <text:p>Sat Apr 16 18:00:00 2022</text:p>
          </table:table-cell>
          <table:table-cell office:value-type="float" office:value="132.3333">
            <text:p>132.3333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2-04-17T13:00:00">
            <text:p>Sun Apr 17 13:00:00 2022</text:p>
          </table:table-cell>
          <table:table-cell office:value-type="float" office:value="226.5">
            <text:p>226.5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2-04-17T14:00:00">
            <text:p>Sun Apr 17 14:00:00 2022</text:p>
          </table:table-cell>
          <table:table-cell office:value-type="float" office:value="71.6667">
            <text:p>71.6667</text:p>
          </table:table-cell>
          <table:table-cell office:value-type="float" office:value="106.5">
            <text:p>106.5</text:p>
          </table:table-cell>
        </table:table-row>
        <table:table-row>
          <table:table-cell table:style-name="pd1" office:value-type="date" office:date-value="2022-04-17T15:00:00">
            <text:p>Sun Apr 17 15:00:00 2022</text:p>
          </table:table-cell>
          <table:table-cell office:value-type="float" office:value="208.1667">
            <text:p>208.1667</text:p>
          </table:table-cell>
          <table:table-cell office:value-type="float" office:value="109.5">
            <text:p>109.5</text:p>
          </table:table-cell>
        </table:table-row>
        <table:table-row>
          <table:table-cell table:style-name="pd1" office:value-type="date" office:date-value="2022-04-17T16:00:00">
            <text:p>Sun Apr 17 16:00:00 2022</text:p>
          </table:table-cell>
          <table:table-cell office:value-type="float" office:value="139.5">
            <text:p>139.5</text:p>
          </table:table-cell>
          <table:table-cell office:value-type="float" office:value="113.1667">
            <text:p>113.1667</text:p>
          </table:table-cell>
        </table:table-row>
        <table:table-row>
          <table:table-cell table:style-name="pd1" office:value-type="date" office:date-value="2022-04-17T17:00:00">
            <text:p>Sun Apr 17 17:00:00 2022</text:p>
          </table:table-cell>
          <table:table-cell office:value-type="float" office:value="211.1667">
            <text:p>211.1667</text:p>
          </table:table-cell>
          <table:table-cell office:value-type="float" office:value="115.3333">
            <text:p>115.3333</text:p>
          </table:table-cell>
        </table:table-row>
        <table:table-row>
          <table:table-cell table:style-name="pd1" office:value-type="date" office:date-value="2022-04-17T18:00:00">
            <text:p>Sun Apr 17 18:00:00 2022</text:p>
          </table:table-cell>
          <table:table-cell office:value-type="float" office:value="98.3333">
            <text:p>98.3333</text:p>
          </table:table-cell>
          <table:table-cell office:value-type="float" office:value="115.5">
            <text:p>115.5</text:p>
          </table:table-cell>
        </table:table-row>
        <table:table-row>
          <table:table-cell table:style-name="pd1" office:value-type="date" office:date-value="2022-04-17T19:00:00">
            <text:p>Sun Apr 17 19:00:00 2022</text:p>
          </table:table-cell>
          <table:table-cell office:value-type="float" office:value="38.0">
            <text:p>38.0</text:p>
          </table:table-cell>
          <table:table-cell office:value-type="float" office:value="112.0">
            <text:p>112.0</text:p>
          </table:table-cell>
        </table:table-row>
        <table:table-row>
          <table:table-cell table:style-name="pd1" office:value-type="date" office:date-value="2022-04-17T20:00:00">
            <text:p>Sun Apr 17 20:00:00 2022</text:p>
          </table:table-cell>
          <table:table-cell office:value-type="float" office:value="123.0">
            <text:p>123.0</text:p>
          </table:table-cell>
          <table:table-cell office:value-type="float" office:value="111.8333">
            <text:p>111.8333</text:p>
          </table:table-cell>
        </table:table-row>
        <table:table-row>
          <table:table-cell table:style-name="pd1" office:value-type="date" office:date-value="2022-04-18T09:00:00">
            <text:p>Mon Apr 18 09:00:00 2022</text:p>
          </table:table-cell>
          <table:table-cell office:value-type="float" office:value="165.6667">
            <text:p>165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04-18T12:00:00">
            <text:p>Mon Apr 18 12:00:00 2022</text:p>
          </table:table-cell>
          <table:table-cell office:value-type="float" office:value="205.0">
            <text:p>205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5-05T14:00:00">
            <text:p>Thu May  5 14:00:00 2022</text:p>
          </table:table-cell>
          <table:table-cell office:value-type="float" office:value="180.0">
            <text:p>180.0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2-05-06T12:00:00">
            <text:p>Fri May  6 12:00:00 2022</text:p>
          </table:table-cell>
          <table:table-cell office:value-type="float" office:value="187.1667">
            <text:p>187.1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2-05-13T15:00:00">
            <text:p>Fri May 13 15:00:00 2022</text:p>
          </table:table-cell>
          <table:table-cell office:value-type="float" office:value="185.1667">
            <text:p>185.1667</text:p>
          </table:table-cell>
          <table:table-cell office:value-type="float" office:value="113.1667">
            <text:p>113.1667</text:p>
          </table:table-cell>
        </table:table-row>
        <table:table-row>
          <table:table-cell table:style-name="pd1" office:value-type="date" office:date-value="2022-05-13T16:00:00">
            <text:p>Fri May 13 16:00:00 2022</text:p>
          </table:table-cell>
          <table:table-cell office:value-type="float" office:value="189.8333">
            <text:p>189.8333</text:p>
          </table:table-cell>
          <table:table-cell office:value-type="float" office:value="116.3333">
            <text:p>116.3333</text:p>
          </table:table-cell>
        </table:table-row>
        <table:table-row>
          <table:table-cell table:style-name="pd1" office:value-type="date" office:date-value="2022-05-14T14:00:00">
            <text:p>Sat May 14 14:00:00 2022</text:p>
          </table:table-cell>
          <table:table-cell office:value-type="float" office:value="269.8333">
            <text:p>269.8333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2-05-14T15:00:00">
            <text:p>Sat May 14 15:00:00 2022</text:p>
          </table:table-cell>
          <table:table-cell office:value-type="float" office:value="189.1667">
            <text:p>189.1667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22-05-14T16:00:00">
            <text:p>Sat May 14 16:00:00 2022</text:p>
          </table:table-cell>
          <table:table-cell office:value-type="float" office:value="218.0">
            <text:p>218.0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22-05-14T17:00:00">
            <text:p>Sat May 14 17:00:00 2022</text:p>
          </table:table-cell>
          <table:table-cell office:value-type="float" office:value="182.5">
            <text:p>182.5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22-05-14T18:00:00">
            <text:p>Sat May 14 18:00:00 2022</text:p>
          </table:table-cell>
          <table:table-cell office:value-type="float" office:value="187.0">
            <text:p>187.0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22-05-15T14:00:00">
            <text:p>Sun May 15 14:00:00 2022</text:p>
          </table:table-cell>
          <table:table-cell office:value-type="float" office:value="316.1667">
            <text:p>316.1667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2-05-15T15:00:00">
            <text:p>Sun May 15 15:00:00 2022</text:p>
          </table:table-cell>
          <table:table-cell office:value-type="float" office:value="295.3333">
            <text:p>295.3333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5-15T16:00:00">
            <text:p>Sun May 15 16:00:00 2022</text:p>
          </table:table-cell>
          <table:table-cell office:value-type="float" office:value="270.5">
            <text:p>270.5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2-05-15T17:00:00">
            <text:p>Sun May 15 17:00:00 2022</text:p>
          </table:table-cell>
          <table:table-cell office:value-type="float" office:value="263.1667">
            <text:p>263.1667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5-15T18:00:00">
            <text:p>Sun May 15 18:00:00 2022</text:p>
          </table:table-cell>
          <table:table-cell office:value-type="float" office:value="267.0">
            <text:p>267.0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2-05-15T19:00:00">
            <text:p>Sun May 15 19:00:00 2022</text:p>
          </table:table-cell>
          <table:table-cell office:value-type="float" office:value="269.0">
            <text:p>269.0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05-15T20:00:00">
            <text:p>Sun May 15 20:00:00 2022</text:p>
          </table:table-cell>
          <table:table-cell office:value-type="float" office:value="267.6667">
            <text:p>267.6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5-15T21:00:00">
            <text:p>Sun May 15 21:00:00 2022</text:p>
          </table:table-cell>
          <table:table-cell office:value-type="float" office:value="267.0">
            <text:p>267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5-15T22:00:00">
            <text:p>Sun May 15 22:00:00 2022</text:p>
          </table:table-cell>
          <table:table-cell office:value-type="float" office:value="269.5">
            <text:p>269.5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5-16T14:00:00">
            <text:p>Mon May 16 14:00:00 2022</text:p>
          </table:table-cell>
          <table:table-cell office:value-type="float" office:value="319.5">
            <text:p>319.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5-16T15:00:00">
            <text:p>Mon May 16 15:00:00 2022</text:p>
          </table:table-cell>
          <table:table-cell office:value-type="float" office:value="276.5">
            <text:p>276.5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5-16T16:00:00">
            <text:p>Mon May 16 16:00:00 2022</text:p>
          </table:table-cell>
          <table:table-cell office:value-type="float" office:value="242.5">
            <text:p>242.5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2-05-16T17:00:00">
            <text:p>Mon May 16 17:00:00 2022</text:p>
          </table:table-cell>
          <table:table-cell office:value-type="float" office:value="252.5">
            <text:p>252.5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2-05-16T18:00:00">
            <text:p>Mon May 16 18:00:00 2022</text:p>
          </table:table-cell>
          <table:table-cell office:value-type="float" office:value="282.6667">
            <text:p>282.6667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2-05-16T19:00:00">
            <text:p>Mon May 16 19:00:00 2022</text:p>
          </table:table-cell>
          <table:table-cell office:value-type="float" office:value="266.1667">
            <text:p>266.1667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2-05-16T20:00:00">
            <text:p>Mon May 16 20:00:00 2022</text:p>
          </table:table-cell>
          <table:table-cell office:value-type="float" office:value="265.0">
            <text:p>265.0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5-17T13:00:00">
            <text:p>Tue May 17 13:00:00 2022</text:p>
          </table:table-cell>
          <table:table-cell office:value-type="float" office:value="273.5">
            <text:p>273.5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05-17T14:00:00">
            <text:p>Tue May 17 14:00:00 2022</text:p>
          </table:table-cell>
          <table:table-cell office:value-type="float" office:value="177.0">
            <text:p>177.0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2-05-17T15:00:00">
            <text:p>Tue May 17 15:00:00 2022</text:p>
          </table:table-cell>
          <table:table-cell office:value-type="float" office:value="264.0">
            <text:p>264.0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22-05-17T16:00:00">
            <text:p>Tue May 17 16:00:00 2022</text:p>
          </table:table-cell>
          <table:table-cell office:value-type="float" office:value="236.5">
            <text:p>236.5</text:p>
          </table:table-cell>
          <table:table-cell office:value-type="float" office:value="116.5">
            <text:p>116.5</text:p>
          </table:table-cell>
        </table:table-row>
        <table:table-row>
          <table:table-cell table:style-name="pd1" office:value-type="date" office:date-value="2022-05-18T11:00:00">
            <text:p>Wed May 18 11:00:00 2022</text:p>
          </table:table-cell>
          <table:table-cell office:value-type="float" office:value="146.3333">
            <text:p>146.3333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5-18T13:00:00">
            <text:p>Wed May 18 13:00:00 2022</text:p>
          </table:table-cell>
          <table:table-cell office:value-type="float" office:value="185.3333">
            <text:p>185.3333</text:p>
          </table:table-cell>
          <table:table-cell office:value-type="float" office:value="118.3333">
            <text:p>118.3333</text:p>
          </table:table-cell>
        </table:table-row>
        <table:table-row>
          <table:table-cell table:style-name="pd1" office:value-type="date" office:date-value="2022-05-18T14:00:00">
            <text:p>Wed May 18 14:00:00 2022</text:p>
          </table:table-cell>
          <table:table-cell office:value-type="float" office:value="169.5">
            <text:p>169.5</text:p>
          </table:table-cell>
          <table:table-cell office:value-type="float" office:value="125.8333">
            <text:p>125.8333</text:p>
          </table:table-cell>
        </table:table-row>
        <table:table-row>
          <table:table-cell table:style-name="pd1" office:value-type="date" office:date-value="2022-05-23T13:00:00">
            <text:p>Mon May 23 13:00:00 2022</text:p>
          </table:table-cell>
          <table:table-cell office:value-type="float" office:value="313.6667">
            <text:p>313.6667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2-05-23T14:00:00">
            <text:p>Mon May 23 14:00:00 2022</text:p>
          </table:table-cell>
          <table:table-cell office:value-type="float" office:value="302.1667">
            <text:p>302.1667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2-05-23T15:00:00">
            <text:p>Mon May 23 15:00:00 2022</text:p>
          </table:table-cell>
          <table:table-cell office:value-type="float" office:value="309.5">
            <text:p>309.5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2-05-23T16:00:00">
            <text:p>Mon May 23 16:00:00 2022</text:p>
          </table:table-cell>
          <table:table-cell office:value-type="float" office:value="279.0">
            <text:p>279.0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6-09T08:00:00">
            <text:p>Thu Jun  9 08:00:00 2022</text:p>
          </table:table-cell>
          <table:table-cell office:value-type="float" office:value="127.6667">
            <text:p>127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06-09T09:00:00">
            <text:p>Thu Jun  9 09:00:00 2022</text:p>
          </table:table-cell>
          <table:table-cell office:value-type="float" office:value="136.8333">
            <text:p>136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06-09T10:00:00">
            <text:p>Thu Jun  9 10:00:00 2022</text:p>
          </table:table-cell>
          <table:table-cell office:value-type="float" office:value="186.6667">
            <text:p>186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06-09T11:00:00">
            <text:p>Thu Jun  9 11:00:00 2022</text:p>
          </table:table-cell>
          <table:table-cell office:value-type="float" office:value="187.3333">
            <text:p>187.3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6-09T12:00:00">
            <text:p>Thu Jun  9 12:00:00 2022</text:p>
          </table:table-cell>
          <table:table-cell office:value-type="float" office:value="100.5">
            <text:p>100.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6-09T13:00:00">
            <text:p>Thu Jun  9 13:00:00 2022</text:p>
          </table:table-cell>
          <table:table-cell office:value-type="float" office:value="54.3333">
            <text:p>54.3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6-09T14:00:00">
            <text:p>Thu Jun  9 14:00:00 2022</text:p>
          </table:table-cell>
          <table:table-cell office:value-type="float" office:value="150.1667">
            <text:p>150.1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6-09T15:00:00">
            <text:p>Thu Jun  9 15:00:00 2022</text:p>
          </table:table-cell>
          <table:table-cell office:value-type="float" office:value="193.0">
            <text:p>193.0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6-09T16:00:00">
            <text:p>Thu Jun  9 16:00:00 2022</text:p>
          </table:table-cell>
          <table:table-cell office:value-type="float" office:value="92.5">
            <text:p>92.5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06-09T17:00:00">
            <text:p>Thu Jun  9 17:00:00 2022</text:p>
          </table:table-cell>
          <table:table-cell office:value-type="float" office:value="131.1667">
            <text:p>131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6-09T18:00:00">
            <text:p>Thu Jun  9 18:00:00 2022</text:p>
          </table:table-cell>
          <table:table-cell office:value-type="float" office:value="94.8333">
            <text:p>94.8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6-10T14:00:00">
            <text:p>Fri Jun 10 14:00:00 2022</text:p>
          </table:table-cell>
          <table:table-cell office:value-type="float" office:value="249.3333">
            <text:p>249.3333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2-06-10T15:00:00">
            <text:p>Fri Jun 10 15:00:00 2022</text:p>
          </table:table-cell>
          <table:table-cell office:value-type="float" office:value="231.8333">
            <text:p>231.8333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2-06-10T17:00:00">
            <text:p>Fri Jun 10 17:00:00 2022</text:p>
          </table:table-cell>
          <table:table-cell office:value-type="float" office:value="118.5">
            <text:p>118.5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6-10T18:00:00">
            <text:p>Fri Jun 10 18:00:00 2022</text:p>
          </table:table-cell>
          <table:table-cell office:value-type="float" office:value="138.8333">
            <text:p>138.8333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2-06-15T12:00:00">
            <text:p>Wed Jun 15 12:00:00 2022</text:p>
          </table:table-cell>
          <table:table-cell office:value-type="float" office:value="222.8333">
            <text:p>222.8333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6-15T13:00:00">
            <text:p>Wed Jun 15 13:00:00 2022</text:p>
          </table:table-cell>
          <table:table-cell office:value-type="float" office:value="75.6667">
            <text:p>75.6667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22-06-15T14:00:00">
            <text:p>Wed Jun 15 14:00:00 2022</text:p>
          </table:table-cell>
          <table:table-cell office:value-type="float" office:value="95.0">
            <text:p>95.0</text:p>
          </table:table-cell>
          <table:table-cell office:value-type="float" office:value="119.5">
            <text:p>119.5</text:p>
          </table:table-cell>
        </table:table-row>
        <table:table-row>
          <table:table-cell table:style-name="pd1" office:value-type="date" office:date-value="2022-06-15T15:00:00">
            <text:p>Wed Jun 15 15:00:00 2022</text:p>
          </table:table-cell>
          <table:table-cell office:value-type="float" office:value="114.1667">
            <text:p>114.1667</text:p>
          </table:table-cell>
          <table:table-cell office:value-type="float" office:value="112.6667">
            <text:p>112.6667</text:p>
          </table:table-cell>
        </table:table-row>
        <table:table-row>
          <table:table-cell table:style-name="pd1" office:value-type="date" office:date-value="2022-06-15T16:00:00">
            <text:p>Wed Jun 15 16:00:00 2022</text:p>
          </table:table-cell>
          <table:table-cell office:value-type="float" office:value="293.1667">
            <text:p>293.1667</text:p>
          </table:table-cell>
          <table:table-cell office:value-type="float" office:value="117.8333">
            <text:p>117.8333</text:p>
          </table:table-cell>
        </table:table-row>
        <table:table-row>
          <table:table-cell table:style-name="pd1" office:value-type="date" office:date-value="2022-06-15T17:00:00">
            <text:p>Wed Jun 15 17:00:00 2022</text:p>
          </table:table-cell>
          <table:table-cell office:value-type="float" office:value="88.1667">
            <text:p>88.1667</text:p>
          </table:table-cell>
          <table:table-cell office:value-type="float" office:value="121.6667">
            <text:p>121.6667</text:p>
          </table:table-cell>
        </table:table-row>
        <table:table-row>
          <table:table-cell table:style-name="pd1" office:value-type="date" office:date-value="2022-06-16T22:00:00">
            <text:p>Thu Jun 16 22:00:00 2022</text:p>
          </table:table-cell>
          <table:table-cell office:value-type="float" office:value="236.8333">
            <text:p>236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7-25T12:00:00">
            <text:p>Mon Jul 25 12:00:00 2022</text:p>
          </table:table-cell>
          <table:table-cell office:value-type="float" office:value="218.1667">
            <text:p>218.1667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2-07-26T09:00:00">
            <text:p>Tue Jul 26 09:00:00 2022</text:p>
          </table:table-cell>
          <table:table-cell office:value-type="float" office:value="201.8333">
            <text:p>201.8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08-11T13:00:00">
            <text:p>Thu Aug 11 13:00:00 2022</text:p>
          </table:table-cell>
          <table:table-cell office:value-type="float" office:value="253.0">
            <text:p>253.0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22-08-30T13:00:00">
            <text:p>Tue Aug 30 13:00:00 2022</text:p>
          </table:table-cell>
          <table:table-cell office:value-type="float" office:value="135.6667">
            <text:p>135.6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2-08-30T14:00:00">
            <text:p>Tue Aug 30 14:00:00 2022</text:p>
          </table:table-cell>
          <table:table-cell office:value-type="float" office:value="200.0">
            <text:p>200.0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2-08-30T19:00:00">
            <text:p>Tue Aug 30 19:00:00 2022</text:p>
          </table:table-cell>
          <table:table-cell office:value-type="float" office:value="153.6667">
            <text:p>153.6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09-07T12:00:00">
            <text:p>Wed Sep  7 12:00:00 2022</text:p>
          </table:table-cell>
          <table:table-cell office:value-type="float" office:value="294.0">
            <text:p>294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09-08T10:00:00">
            <text:p>Thu Sep  8 10:00:00 2022</text:p>
          </table:table-cell>
          <table:table-cell office:value-type="float" office:value="173.5">
            <text:p>173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09-08T13:00:00">
            <text:p>Thu Sep  8 13:00:00 2022</text:p>
          </table:table-cell>
          <table:table-cell office:value-type="float" office:value="82.5">
            <text:p>82.5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9-09T13:00:00">
            <text:p>Fri Sep  9 13:00:00 2022</text:p>
          </table:table-cell>
          <table:table-cell office:value-type="float" office:value="234.3333">
            <text:p>234.3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9-09T14:00:00">
            <text:p>Fri Sep  9 14:00:00 2022</text:p>
          </table:table-cell>
          <table:table-cell office:value-type="float" office:value="181.8333">
            <text:p>181.8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9-10T13:00:00">
            <text:p>Sat Sep 10 13:00:00 2022</text:p>
          </table:table-cell>
          <table:table-cell office:value-type="float" office:value="159.8333">
            <text:p>159.8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9-12T13:00:00">
            <text:p>Mon Sep 12 13:00:00 2022</text:p>
          </table:table-cell>
          <table:table-cell office:value-type="float" office:value="224.3333">
            <text:p>224.3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2-09-16T14:00:00">
            <text:p>Fri Sep 16 14:00:00 2022</text:p>
          </table:table-cell>
          <table:table-cell office:value-type="float" office:value="96.5">
            <text:p>96.5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2-09-21T10:00:00">
            <text:p>Wed Sep 21 10:00:00 2022</text:p>
          </table:table-cell>
          <table:table-cell office:value-type="float" office:value="258.8333">
            <text:p>258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9-21T15:00:00">
            <text:p>Wed Sep 21 15:00:00 2022</text:p>
          </table:table-cell>
          <table:table-cell office:value-type="float" office:value="102.0">
            <text:p>102.0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9-21T17:00:00">
            <text:p>Wed Sep 21 17:00:00 2022</text:p>
          </table:table-cell>
          <table:table-cell office:value-type="float" office:value="93.3333">
            <text:p>93.3333</text:p>
          </table:table-cell>
          <table:table-cell office:value-type="float" office:value="103.1667">
            <text:p>103.1667</text:p>
          </table:table-cell>
        </table:table-row>
        <table:table-row>
          <table:table-cell table:style-name="pd1" office:value-type="date" office:date-value="2022-09-22T14:00:00">
            <text:p>Thu Sep 22 14:00:00 2022</text:p>
          </table:table-cell>
          <table:table-cell office:value-type="float" office:value="49.0">
            <text:p>49.0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22-09-23T12:00:00">
            <text:p>Fri Sep 23 12:00:00 2022</text:p>
          </table:table-cell>
          <table:table-cell office:value-type="float" office:value="128.8333">
            <text:p>128.8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9-23T13:00:00">
            <text:p>Fri Sep 23 13:00:00 2022</text:p>
          </table:table-cell>
          <table:table-cell office:value-type="float" office:value="124.1667">
            <text:p>124.1667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2-09-23T14:00:00">
            <text:p>Fri Sep 23 14:00:00 2022</text:p>
          </table:table-cell>
          <table:table-cell office:value-type="float" office:value="171.5">
            <text:p>171.5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22-10-03T08:00:00">
            <text:p>Mon Oct  3 08:00:00 2022</text:p>
          </table:table-cell>
          <table:table-cell office:value-type="float" office:value="172.6667">
            <text:p>172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0-03T09:00:00">
            <text:p>Mon Oct  3 09:00:00 2022</text:p>
          </table:table-cell>
          <table:table-cell office:value-type="float" office:value="115.1667">
            <text:p>115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0-03T10:00:00">
            <text:p>Mon Oct  3 10:00:00 2022</text:p>
          </table:table-cell>
          <table:table-cell office:value-type="float" office:value="143.0">
            <text:p>143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0-03T12:00:00">
            <text:p>Mon Oct  3 12:00:00 2022</text:p>
          </table:table-cell>
          <table:table-cell office:value-type="float" office:value="38.5">
            <text:p>38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0-05T08:00:00">
            <text:p>Wed Oct  5 08:00:00 2022</text:p>
          </table:table-cell>
          <table:table-cell office:value-type="float" office:value="188.0">
            <text:p>188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10-05T09:00:00">
            <text:p>Wed Oct  5 09:00:00 2022</text:p>
          </table:table-cell>
          <table:table-cell office:value-type="float" office:value="248.1667">
            <text:p>248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0-05T10:00:00">
            <text:p>Wed Oct  5 10:00:00 2022</text:p>
          </table:table-cell>
          <table:table-cell office:value-type="float" office:value="155.1667">
            <text:p>155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0-05T11:00:00">
            <text:p>Wed Oct  5 11:00:00 2022</text:p>
          </table:table-cell>
          <table:table-cell office:value-type="float" office:value="95.6667">
            <text:p>95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0-05T12:00:00">
            <text:p>Wed Oct  5 12:00:00 2022</text:p>
          </table:table-cell>
          <table:table-cell office:value-type="float" office:value="92.5">
            <text:p>92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10-05T13:00:00">
            <text:p>Wed Oct  5 13:00:00 2022</text:p>
          </table:table-cell>
          <table:table-cell office:value-type="float" office:value="79.8333">
            <text:p>79.8333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2-10-05T14:00:00">
            <text:p>Wed Oct  5 14:00:00 2022</text:p>
          </table:table-cell>
          <table:table-cell office:value-type="float" office:value="120.3333">
            <text:p>120.3333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22-10-07T22:00:00">
            <text:p>Fri Oct  7 22:00:00 2022</text:p>
          </table:table-cell>
          <table:table-cell office:value-type="float" office:value="179.8333">
            <text:p>179.8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10-11T13:00:00">
            <text:p>Tue Oct 11 13:00:00 2022</text:p>
          </table:table-cell>
          <table:table-cell office:value-type="float" office:value="86.6667">
            <text:p>86.6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10-11T14:00:00">
            <text:p>Tue Oct 11 14:00:00 2022</text:p>
          </table:table-cell>
          <table:table-cell office:value-type="float" office:value="136.6667">
            <text:p>136.6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10-11T15:00:00">
            <text:p>Tue Oct 11 15:00:00 2022</text:p>
          </table:table-cell>
          <table:table-cell office:value-type="float" office:value="65.5">
            <text:p>65.5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10-12T14:00:00">
            <text:p>Wed Oct 12 14:00:00 2022</text:p>
          </table:table-cell>
          <table:table-cell office:value-type="float" office:value="100.1667">
            <text:p>100.1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10-13T21:00:00">
            <text:p>Thu Oct 13 21:00:00 2022</text:p>
          </table:table-cell>
          <table:table-cell office:value-type="float" office:value="204.6667">
            <text:p>204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10-13T22:00:00">
            <text:p>Thu Oct 13 22:00:00 2022</text:p>
          </table:table-cell>
          <table:table-cell office:value-type="float" office:value="167.3333">
            <text:p>167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10-14T09:00:00">
            <text:p>Fri Oct 14 09:00:00 2022</text:p>
          </table:table-cell>
          <table:table-cell office:value-type="float" office:value="91.5">
            <text:p>91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10-14T10:00:00">
            <text:p>Fri Oct 14 10:00:00 2022</text:p>
          </table:table-cell>
          <table:table-cell office:value-type="float" office:value="71.3333">
            <text:p>71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10-14T11:00:00">
            <text:p>Fri Oct 14 11:00:00 2022</text:p>
          </table:table-cell>
          <table:table-cell office:value-type="float" office:value="67.8333">
            <text:p>67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0-14T12:00:00">
            <text:p>Fri Oct 14 12:00:00 2022</text:p>
          </table:table-cell>
          <table:table-cell office:value-type="float" office:value="67.3333">
            <text:p>67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10-14T13:00:00">
            <text:p>Fri Oct 14 13:00:00 2022</text:p>
          </table:table-cell>
          <table:table-cell office:value-type="float" office:value="45.1667">
            <text:p>45.1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10-15T14:00:00">
            <text:p>Sat Oct 15 14:00:00 2022</text:p>
          </table:table-cell>
          <table:table-cell office:value-type="float" office:value="232.0">
            <text:p>232.0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10-15T15:00:00">
            <text:p>Sat Oct 15 15:00:00 2022</text:p>
          </table:table-cell>
          <table:table-cell office:value-type="float" office:value="173.8333">
            <text:p>173.8333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2-10-16T12:00:00">
            <text:p>Sun Oct 16 12:00:00 2022</text:p>
          </table:table-cell>
          <table:table-cell office:value-type="float" office:value="146.6667">
            <text:p>146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10-16T13:00:00">
            <text:p>Sun Oct 16 13:00:00 2022</text:p>
          </table:table-cell>
          <table:table-cell office:value-type="float" office:value="91.1667">
            <text:p>91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0-16T14:00:00">
            <text:p>Sun Oct 16 14:00:00 2022</text:p>
          </table:table-cell>
          <table:table-cell office:value-type="float" office:value="93.1667">
            <text:p>93.1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0-16T15:00:00">
            <text:p>Sun Oct 16 15:00:00 2022</text:p>
          </table:table-cell>
          <table:table-cell office:value-type="float" office:value="167.0">
            <text:p>167.0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10-16T17:00:00">
            <text:p>Sun Oct 16 17:00:00 2022</text:p>
          </table:table-cell>
          <table:table-cell office:value-type="float" office:value="121.1667">
            <text:p>121.1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10-16T18:00:00">
            <text:p>Sun Oct 16 18:00:00 2022</text:p>
          </table:table-cell>
          <table:table-cell office:value-type="float" office:value="157.5">
            <text:p>157.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10-16T19:00:00">
            <text:p>Sun Oct 16 19:00:00 2022</text:p>
          </table:table-cell>
          <table:table-cell office:value-type="float" office:value="171.6667">
            <text:p>171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10-16T20:00:00">
            <text:p>Sun Oct 16 20:00:00 2022</text:p>
          </table:table-cell>
          <table:table-cell office:value-type="float" office:value="170.6667">
            <text:p>170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10-17T15:00:00">
            <text:p>Mon Oct 17 15:00:00 2022</text:p>
          </table:table-cell>
          <table:table-cell office:value-type="float" office:value="191.0">
            <text:p>191.0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10-17T16:00:00">
            <text:p>Mon Oct 17 16:00:00 2022</text:p>
          </table:table-cell>
          <table:table-cell office:value-type="float" office:value="185.3333">
            <text:p>185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10-17T17:00:00">
            <text:p>Mon Oct 17 17:00:00 2022</text:p>
          </table:table-cell>
          <table:table-cell office:value-type="float" office:value="212.1667">
            <text:p>212.1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10-17T18:00:00">
            <text:p>Mon Oct 17 18:00:00 2022</text:p>
          </table:table-cell>
          <table:table-cell office:value-type="float" office:value="243.6667">
            <text:p>243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10-17T19:00:00">
            <text:p>Mon Oct 17 19:00:00 2022</text:p>
          </table:table-cell>
          <table:table-cell office:value-type="float" office:value="236.3333">
            <text:p>236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10-17T20:00:00">
            <text:p>Mon Oct 17 20:00:00 2022</text:p>
          </table:table-cell>
          <table:table-cell office:value-type="float" office:value="237.6667">
            <text:p>237.6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0-17T21:00:00">
            <text:p>Mon Oct 17 21:00:00 2022</text:p>
          </table:table-cell>
          <table:table-cell office:value-type="float" office:value="198.3333">
            <text:p>198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0-17T22:00:00">
            <text:p>Mon Oct 17 22:00:00 2022</text:p>
          </table:table-cell>
          <table:table-cell office:value-type="float" office:value="198.5">
            <text:p>198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0-17T23:00:00">
            <text:p>Mon Oct 17 23:00:00 2022</text:p>
          </table:table-cell>
          <table:table-cell office:value-type="float" office:value="196.5">
            <text:p>196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10-18T00:00:00">
            <text:p>Tue Oct 18 00:00:00 2022</text:p>
          </table:table-cell>
          <table:table-cell office:value-type="float" office:value="206.1667">
            <text:p>206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0-18T01:00:00">
            <text:p>Tue Oct 18 01:00:00 2022</text:p>
          </table:table-cell>
          <table:table-cell office:value-type="float" office:value="199.8333">
            <text:p>199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0-18T02:00:00">
            <text:p>Tue Oct 18 02:00:00 2022</text:p>
          </table:table-cell>
          <table:table-cell office:value-type="float" office:value="188.0">
            <text:p>188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0-18T03:00:00">
            <text:p>Tue Oct 18 03:00:00 2022</text:p>
          </table:table-cell>
          <table:table-cell office:value-type="float" office:value="167.3333">
            <text:p>167.3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10-18T04:00:00">
            <text:p>Tue Oct 18 04:00:00 2022</text:p>
          </table:table-cell>
          <table:table-cell office:value-type="float" office:value="126.3333">
            <text:p>126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0-18T08:00:00">
            <text:p>Tue Oct 18 08:00:00 2022</text:p>
          </table:table-cell>
          <table:table-cell office:value-type="float" office:value="242.6667">
            <text:p>242.6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10-18T09:00:00">
            <text:p>Tue Oct 18 09:00:00 2022</text:p>
          </table:table-cell>
          <table:table-cell office:value-type="float" office:value="247.6667">
            <text:p>247.6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10-18T10:00:00">
            <text:p>Tue Oct 18 10:00:00 2022</text:p>
          </table:table-cell>
          <table:table-cell office:value-type="float" office:value="271.6667">
            <text:p>271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10-18T11:00:00">
            <text:p>Tue Oct 18 11:00:00 2022</text:p>
          </table:table-cell>
          <table:table-cell office:value-type="float" office:value="268.3333">
            <text:p>268.3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10-18T12:00:00">
            <text:p>Tue Oct 18 12:00:00 2022</text:p>
          </table:table-cell>
          <table:table-cell office:value-type="float" office:value="269.0">
            <text:p>269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10-18T13:00:00">
            <text:p>Tue Oct 18 13:00:00 2022</text:p>
          </table:table-cell>
          <table:table-cell office:value-type="float" office:value="285.3333">
            <text:p>285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10-18T14:00:00">
            <text:p>Tue Oct 18 14:00:00 2022</text:p>
          </table:table-cell>
          <table:table-cell office:value-type="float" office:value="168.5">
            <text:p>168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0-18T15:00:00">
            <text:p>Tue Oct 18 15:00:00 2022</text:p>
          </table:table-cell>
          <table:table-cell office:value-type="float" office:value="252.8333">
            <text:p>252.8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10-19T09:00:00">
            <text:p>Wed Oct 19 09:00:00 2022</text:p>
          </table:table-cell>
          <table:table-cell office:value-type="float" office:value="242.5">
            <text:p>242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0-19T10:00:00">
            <text:p>Wed Oct 19 10:00:00 2022</text:p>
          </table:table-cell>
          <table:table-cell office:value-type="float" office:value="190.1667">
            <text:p>190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0-19T11:00:00">
            <text:p>Wed Oct 19 11:00:00 2022</text:p>
          </table:table-cell>
          <table:table-cell office:value-type="float" office:value="176.3333">
            <text:p>176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0-19T12:00:00">
            <text:p>Wed Oct 19 12:00:00 2022</text:p>
          </table:table-cell>
          <table:table-cell office:value-type="float" office:value="85.0">
            <text:p>85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0-19T13:00:00">
            <text:p>Wed Oct 19 13:00:00 2022</text:p>
          </table:table-cell>
          <table:table-cell office:value-type="float" office:value="298.6667">
            <text:p>298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10-19T14:00:00">
            <text:p>Wed Oct 19 14:00:00 2022</text:p>
          </table:table-cell>
          <table:table-cell office:value-type="float" office:value="269.3333">
            <text:p>269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10-19T15:00:00">
            <text:p>Wed Oct 19 15:00:00 2022</text:p>
          </table:table-cell>
          <table:table-cell office:value-type="float" office:value="306.8333">
            <text:p>306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10-19T16:00:00">
            <text:p>Wed Oct 19 16:00:00 2022</text:p>
          </table:table-cell>
          <table:table-cell office:value-type="float" office:value="309.3333">
            <text:p>309.3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10-19T17:00:00">
            <text:p>Wed Oct 19 17:00:00 2022</text:p>
          </table:table-cell>
          <table:table-cell office:value-type="float" office:value="279.8333">
            <text:p>279.8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10-19T18:00:00">
            <text:p>Wed Oct 19 18:00:00 2022</text:p>
          </table:table-cell>
          <table:table-cell office:value-type="float" office:value="282.3333">
            <text:p>282.3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10-19T19:00:00">
            <text:p>Wed Oct 19 19:00:00 2022</text:p>
          </table:table-cell>
          <table:table-cell office:value-type="float" office:value="286.6667">
            <text:p>286.6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10-19T20:00:00">
            <text:p>Wed Oct 19 20:00:00 2022</text:p>
          </table:table-cell>
          <table:table-cell office:value-type="float" office:value="96.5">
            <text:p>96.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10-19T21:00:00">
            <text:p>Wed Oct 19 21:00:00 2022</text:p>
          </table:table-cell>
          <table:table-cell office:value-type="float" office:value="143.0">
            <text:p>143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0-19T22:00:00">
            <text:p>Wed Oct 19 22:00:00 2022</text:p>
          </table:table-cell>
          <table:table-cell office:value-type="float" office:value="155.0">
            <text:p>155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10-20T13:00:00">
            <text:p>Thu Oct 20 13:00:00 2022</text:p>
          </table:table-cell>
          <table:table-cell office:value-type="float" office:value="106.5">
            <text:p>106.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10-20T14:00:00">
            <text:p>Thu Oct 20 14:00:00 2022</text:p>
          </table:table-cell>
          <table:table-cell office:value-type="float" office:value="200.6667">
            <text:p>200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0-20T15:00:00">
            <text:p>Thu Oct 20 15:00:00 2022</text:p>
          </table:table-cell>
          <table:table-cell office:value-type="float" office:value="216.6667">
            <text:p>216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0-20T16:00:00">
            <text:p>Thu Oct 20 16:00:00 2022</text:p>
          </table:table-cell>
          <table:table-cell office:value-type="float" office:value="280.5">
            <text:p>280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10-20T17:00:00">
            <text:p>Thu Oct 20 17:00:00 2022</text:p>
          </table:table-cell>
          <table:table-cell office:value-type="float" office:value="128.1667">
            <text:p>128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10-20T18:00:00">
            <text:p>Thu Oct 20 18:00:00 2022</text:p>
          </table:table-cell>
          <table:table-cell office:value-type="float" office:value="223.3333">
            <text:p>223.3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10-20T19:00:00">
            <text:p>Thu Oct 20 19:00:00 2022</text:p>
          </table:table-cell>
          <table:table-cell office:value-type="float" office:value="166.8333">
            <text:p>166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10-20T21:00:00">
            <text:p>Thu Oct 20 21:00:00 2022</text:p>
          </table:table-cell>
          <table:table-cell office:value-type="float" office:value="221.5">
            <text:p>221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0-20T23:00:00">
            <text:p>Thu Oct 20 23:00:00 2022</text:p>
          </table:table-cell>
          <table:table-cell office:value-type="float" office:value="140.6667">
            <text:p>140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10-21T08:00:00">
            <text:p>Fri Oct 21 08:00:00 2022</text:p>
          </table:table-cell>
          <table:table-cell office:value-type="float" office:value="171.1667">
            <text:p>171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10-21T09:00:00">
            <text:p>Fri Oct 21 09:00:00 2022</text:p>
          </table:table-cell>
          <table:table-cell office:value-type="float" office:value="270.1667">
            <text:p>270.1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2-10-21T10:00:00">
            <text:p>Fri Oct 21 10:00:00 2022</text:p>
          </table:table-cell>
          <table:table-cell office:value-type="float" office:value="125.8333">
            <text:p>125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0-21T11:00:00">
            <text:p>Fri Oct 21 11:00:00 2022</text:p>
          </table:table-cell>
          <table:table-cell office:value-type="float" office:value="204.1667">
            <text:p>204.1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10-21T12:00:00">
            <text:p>Fri Oct 21 12:00:00 2022</text:p>
          </table:table-cell>
          <table:table-cell office:value-type="float" office:value="207.3333">
            <text:p>207.3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0-21T13:00:00">
            <text:p>Fri Oct 21 13:00:00 2022</text:p>
          </table:table-cell>
          <table:table-cell office:value-type="float" office:value="262.3333">
            <text:p>262.3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10-21T14:00:00">
            <text:p>Fri Oct 21 14:00:00 2022</text:p>
          </table:table-cell>
          <table:table-cell office:value-type="float" office:value="284.6667">
            <text:p>284.6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10-21T15:00:00">
            <text:p>Fri Oct 21 15:00:00 2022</text:p>
          </table:table-cell>
          <table:table-cell office:value-type="float" office:value="333.0">
            <text:p>333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10-21T16:00:00">
            <text:p>Fri Oct 21 16:00:00 2022</text:p>
          </table:table-cell>
          <table:table-cell office:value-type="float" office:value="274.8333">
            <text:p>274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10-21T17:00:00">
            <text:p>Fri Oct 21 17:00:00 2022</text:p>
          </table:table-cell>
          <table:table-cell office:value-type="float" office:value="268.3333">
            <text:p>268.3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10-21T18:00:00">
            <text:p>Fri Oct 21 18:00:00 2022</text:p>
          </table:table-cell>
          <table:table-cell office:value-type="float" office:value="272.3333">
            <text:p>272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10-21T19:00:00">
            <text:p>Fri Oct 21 19:00:00 2022</text:p>
          </table:table-cell>
          <table:table-cell office:value-type="float" office:value="280.3333">
            <text:p>280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10-21T20:00:00">
            <text:p>Fri Oct 21 20:00:00 2022</text:p>
          </table:table-cell>
          <table:table-cell office:value-type="float" office:value="177.6667">
            <text:p>177.6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0-21T21:00:00">
            <text:p>Fri Oct 21 21:00:00 2022</text:p>
          </table:table-cell>
          <table:table-cell office:value-type="float" office:value="68.5">
            <text:p>68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10-21T22:00:00">
            <text:p>Fri Oct 21 22:00:00 2022</text:p>
          </table:table-cell>
          <table:table-cell office:value-type="float" office:value="97.1667">
            <text:p>97.1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10-21T23:00:00">
            <text:p>Fri Oct 21 23:00:00 2022</text:p>
          </table:table-cell>
          <table:table-cell office:value-type="float" office:value="101.3333">
            <text:p>101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10-22T00:00:00">
            <text:p>Sat Oct 22 00:00:00 2022</text:p>
          </table:table-cell>
          <table:table-cell office:value-type="float" office:value="90.1667">
            <text:p>90.1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0-22T10:00:00">
            <text:p>Sat Oct 22 10:00:00 2022</text:p>
          </table:table-cell>
          <table:table-cell office:value-type="float" office:value="172.5">
            <text:p>172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0-22T11:00:00">
            <text:p>Sat Oct 22 11:00:00 2022</text:p>
          </table:table-cell>
          <table:table-cell office:value-type="float" office:value="84.8333">
            <text:p>84.8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0-22T12:00:00">
            <text:p>Sat Oct 22 12:00:00 2022</text:p>
          </table:table-cell>
          <table:table-cell office:value-type="float" office:value="74.5">
            <text:p>74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10-22T13:00:00">
            <text:p>Sat Oct 22 13:00:00 2022</text:p>
          </table:table-cell>
          <table:table-cell office:value-type="float" office:value="158.5">
            <text:p>158.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10-22T14:00:00">
            <text:p>Sat Oct 22 14:00:00 2022</text:p>
          </table:table-cell>
          <table:table-cell office:value-type="float" office:value="115.0">
            <text:p>115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10-22T15:00:00">
            <text:p>Sat Oct 22 15:00:00 2022</text:p>
          </table:table-cell>
          <table:table-cell office:value-type="float" office:value="127.6667">
            <text:p>127.6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10-22T16:00:00">
            <text:p>Sat Oct 22 16:00:00 2022</text:p>
          </table:table-cell>
          <table:table-cell office:value-type="float" office:value="142.0">
            <text:p>142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10-22T17:00:00">
            <text:p>Sat Oct 22 17:00:00 2022</text:p>
          </table:table-cell>
          <table:table-cell office:value-type="float" office:value="242.5">
            <text:p>242.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10-22T18:00:00">
            <text:p>Sat Oct 22 18:00:00 2022</text:p>
          </table:table-cell>
          <table:table-cell office:value-type="float" office:value="223.1667">
            <text:p>223.1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10-22T19:00:00">
            <text:p>Sat Oct 22 19:00:00 2022</text:p>
          </table:table-cell>
          <table:table-cell office:value-type="float" office:value="211.6667">
            <text:p>211.6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10-23T13:00:00">
            <text:p>Sun Oct 23 13:00:00 2022</text:p>
          </table:table-cell>
          <table:table-cell office:value-type="float" office:value="148.3333">
            <text:p>148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10-23T14:00:00">
            <text:p>Sun Oct 23 14:00:00 2022</text:p>
          </table:table-cell>
          <table:table-cell office:value-type="float" office:value="224.1667">
            <text:p>224.1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10-23T15:00:00">
            <text:p>Sun Oct 23 15:00:00 2022</text:p>
          </table:table-cell>
          <table:table-cell office:value-type="float" office:value="199.3333">
            <text:p>199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10-23T16:00:00">
            <text:p>Sun Oct 23 16:00:00 2022</text:p>
          </table:table-cell>
          <table:table-cell office:value-type="float" office:value="261.8333">
            <text:p>261.8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10-23T17:00:00">
            <text:p>Sun Oct 23 17:00:00 2022</text:p>
          </table:table-cell>
          <table:table-cell office:value-type="float" office:value="267.8333">
            <text:p>267.8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10-23T18:00:00">
            <text:p>Sun Oct 23 18:00:00 2022</text:p>
          </table:table-cell>
          <table:table-cell office:value-type="float" office:value="302.8333">
            <text:p>302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10-23T19:00:00">
            <text:p>Sun Oct 23 19:00:00 2022</text:p>
          </table:table-cell>
          <table:table-cell office:value-type="float" office:value="280.5">
            <text:p>280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10-24T09:00:00">
            <text:p>Mon Oct 24 09:00:00 2022</text:p>
          </table:table-cell>
          <table:table-cell office:value-type="float" office:value="138.1667">
            <text:p>138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10-24T15:00:00">
            <text:p>Mon Oct 24 15:00:00 2022</text:p>
          </table:table-cell>
          <table:table-cell office:value-type="float" office:value="231.0">
            <text:p>231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10-24T16:00:00">
            <text:p>Mon Oct 24 16:00:00 2022</text:p>
          </table:table-cell>
          <table:table-cell office:value-type="float" office:value="208.5">
            <text:p>208.5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10-24T18:00:00">
            <text:p>Mon Oct 24 18:00:00 2022</text:p>
          </table:table-cell>
          <table:table-cell office:value-type="float" office:value="57.6667">
            <text:p>57.6667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10-24T19:00:00">
            <text:p>Mon Oct 24 19:00:00 2022</text:p>
          </table:table-cell>
          <table:table-cell office:value-type="float" office:value="81.6667">
            <text:p>81.6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10-24T21:00:00">
            <text:p>Mon Oct 24 21:00:00 2022</text:p>
          </table:table-cell>
          <table:table-cell office:value-type="float" office:value="175.8333">
            <text:p>175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10-25T10:00:00">
            <text:p>Tue Oct 25 10:00:00 2022</text:p>
          </table:table-cell>
          <table:table-cell office:value-type="float" office:value="189.5">
            <text:p>189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10-25T12:00:00">
            <text:p>Tue Oct 25 12:00:00 2022</text:p>
          </table:table-cell>
          <table:table-cell office:value-type="float" office:value="195.1667">
            <text:p>195.1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10-25T13:00:00">
            <text:p>Tue Oct 25 13:00:00 2022</text:p>
          </table:table-cell>
          <table:table-cell office:value-type="float" office:value="218.6667">
            <text:p>218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0-26T08:00:00">
            <text:p>Wed Oct 26 08:00:00 2022</text:p>
          </table:table-cell>
          <table:table-cell office:value-type="float" office:value="222.0">
            <text:p>222.0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10-26T09:00:00">
            <text:p>Wed Oct 26 09:00:00 2022</text:p>
          </table:table-cell>
          <table:table-cell office:value-type="float" office:value="91.5">
            <text:p>91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0-26T10:00:00">
            <text:p>Wed Oct 26 10:00:00 2022</text:p>
          </table:table-cell>
          <table:table-cell office:value-type="float" office:value="111.0">
            <text:p>111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0-26T11:00:00">
            <text:p>Wed Oct 26 11:00:00 2022</text:p>
          </table:table-cell>
          <table:table-cell office:value-type="float" office:value="147.8333">
            <text:p>147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0-26T12:00:00">
            <text:p>Wed Oct 26 12:00:00 2022</text:p>
          </table:table-cell>
          <table:table-cell office:value-type="float" office:value="203.8333">
            <text:p>203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0-26T13:00:00">
            <text:p>Wed Oct 26 13:00:00 2022</text:p>
          </table:table-cell>
          <table:table-cell office:value-type="float" office:value="212.6667">
            <text:p>212.6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10-26T14:00:00">
            <text:p>Wed Oct 26 14:00:00 2022</text:p>
          </table:table-cell>
          <table:table-cell office:value-type="float" office:value="171.5">
            <text:p>171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10-26T15:00:00">
            <text:p>Wed Oct 26 15:00:00 2022</text:p>
          </table:table-cell>
          <table:table-cell office:value-type="float" office:value="289.3333">
            <text:p>289.3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10-26T16:00:00">
            <text:p>Wed Oct 26 16:00:00 2022</text:p>
          </table:table-cell>
          <table:table-cell office:value-type="float" office:value="88.8333">
            <text:p>88.8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10-26T17:00:00">
            <text:p>Wed Oct 26 17:00:00 2022</text:p>
          </table:table-cell>
          <table:table-cell office:value-type="float" office:value="175.1667">
            <text:p>175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10-26T18:00:00">
            <text:p>Wed Oct 26 18:00:00 2022</text:p>
          </table:table-cell>
          <table:table-cell office:value-type="float" office:value="139.6667">
            <text:p>139.6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10-26T19:00:00">
            <text:p>Wed Oct 26 19:00:00 2022</text:p>
          </table:table-cell>
          <table:table-cell office:value-type="float" office:value="206.8333">
            <text:p>206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10-26T23:00:00">
            <text:p>Wed Oct 26 23:00:00 2022</text:p>
          </table:table-cell>
          <table:table-cell office:value-type="float" office:value="176.6667">
            <text:p>176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10-28T01:00:00">
            <text:p>Fri Oct 28 01:00:00 2022</text:p>
          </table:table-cell>
          <table:table-cell office:value-type="float" office:value="147.6667">
            <text:p>147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10-28T08:00:00">
            <text:p>Fri Oct 28 08:00:00 2022</text:p>
          </table:table-cell>
          <table:table-cell office:value-type="float" office:value="91.0">
            <text:p>91.0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10-28T09:00:00">
            <text:p>Fri Oct 28 09:00:00 2022</text:p>
          </table:table-cell>
          <table:table-cell office:value-type="float" office:value="162.0">
            <text:p>162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0-28T10:00:00">
            <text:p>Fri Oct 28 10:00:00 2022</text:p>
          </table:table-cell>
          <table:table-cell office:value-type="float" office:value="146.6667">
            <text:p>146.6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0-28T11:00:00">
            <text:p>Fri Oct 28 11:00:00 2022</text:p>
          </table:table-cell>
          <table:table-cell office:value-type="float" office:value="205.3333">
            <text:p>205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0-28T12:00:00">
            <text:p>Fri Oct 28 12:00:00 2022</text:p>
          </table:table-cell>
          <table:table-cell office:value-type="float" office:value="193.0">
            <text:p>193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0-28T13:00:00">
            <text:p>Fri Oct 28 13:00:00 2022</text:p>
          </table:table-cell>
          <table:table-cell office:value-type="float" office:value="133.5">
            <text:p>133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0-28T14:00:00">
            <text:p>Fri Oct 28 14:00:00 2022</text:p>
          </table:table-cell>
          <table:table-cell office:value-type="float" office:value="26.3333">
            <text:p>26.3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10-29T23:00:00">
            <text:p>Sat Oct 29 23:00:00 2022</text:p>
          </table:table-cell>
          <table:table-cell office:value-type="float" office:value="215.8333">
            <text:p>215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0-30T01:00:00">
            <text:p>Sun Oct 30 01:00:00 2022</text:p>
          </table:table-cell>
          <table:table-cell office:value-type="float" office:value="188.5">
            <text:p>188.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10-30T02:00:00">
            <text:p>Sun Oct 30 02:00:00 2022</text:p>
          </table:table-cell>
          <table:table-cell office:value-type="float" office:value="199.0">
            <text:p>199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10-30T03:00:00">
            <text:p>Sun Oct 30 03:00:00 2022</text:p>
          </table:table-cell>
          <table:table-cell office:value-type="float" office:value="217.1667">
            <text:p>217.1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0-30T10:00:00">
            <text:p>Sun Oct 30 10:00:00 2022</text:p>
          </table:table-cell>
          <table:table-cell office:value-type="float" office:value="132.5">
            <text:p>132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0-30T11:00:00">
            <text:p>Sun Oct 30 11:00:00 2022</text:p>
          </table:table-cell>
          <table:table-cell office:value-type="float" office:value="101.0">
            <text:p>101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10-30T12:00:00">
            <text:p>Sun Oct 30 12:00:00 2022</text:p>
          </table:table-cell>
          <table:table-cell office:value-type="float" office:value="132.6667">
            <text:p>132.6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10-30T13:00:00">
            <text:p>Sun Oct 30 13:00:00 2022</text:p>
          </table:table-cell>
          <table:table-cell office:value-type="float" office:value="87.8333">
            <text:p>87.8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10-31T07:00:00">
            <text:p>Mon Oct 31 07:00:00 2022</text:p>
          </table:table-cell>
          <table:table-cell office:value-type="float" office:value="253.0">
            <text:p>253.0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10-31T08:00:00">
            <text:p>Mon Oct 31 08:00:00 2022</text:p>
          </table:table-cell>
          <table:table-cell office:value-type="float" office:value="257.6667">
            <text:p>257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0-31T09:00:00">
            <text:p>Mon Oct 31 09:00:00 2022</text:p>
          </table:table-cell>
          <table:table-cell office:value-type="float" office:value="205.5">
            <text:p>205.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10-31T10:00:00">
            <text:p>Mon Oct 31 10:00:00 2022</text:p>
          </table:table-cell>
          <table:table-cell office:value-type="float" office:value="134.5">
            <text:p>134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10-31T11:00:00">
            <text:p>Mon Oct 31 11:00:00 2022</text:p>
          </table:table-cell>
          <table:table-cell office:value-type="float" office:value="83.3333">
            <text:p>83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10-31T12:00:00">
            <text:p>Mon Oct 31 12:00:00 2022</text:p>
          </table:table-cell>
          <table:table-cell office:value-type="float" office:value="208.5">
            <text:p>208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10-31T13:00:00">
            <text:p>Mon Oct 31 13:00:00 2022</text:p>
          </table:table-cell>
          <table:table-cell office:value-type="float" office:value="277.3333">
            <text:p>277.3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10-31T14:00:00">
            <text:p>Mon Oct 31 14:00:00 2022</text:p>
          </table:table-cell>
          <table:table-cell office:value-type="float" office:value="190.0">
            <text:p>190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10-31T15:00:00">
            <text:p>Mon Oct 31 15:00:00 2022</text:p>
          </table:table-cell>
          <table:table-cell office:value-type="float" office:value="93.1667">
            <text:p>93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10-31T17:00:00">
            <text:p>Mon Oct 31 17:00:00 2022</text:p>
          </table:table-cell>
          <table:table-cell office:value-type="float" office:value="67.5">
            <text:p>67.5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11-01T04:00:00">
            <text:p>Tue Nov  1 04:00:00 2022</text:p>
          </table:table-cell>
          <table:table-cell office:value-type="float" office:value="156.6667">
            <text:p>156.6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1-01T05:00:00">
            <text:p>Tue Nov  1 05:00:00 2022</text:p>
          </table:table-cell>
          <table:table-cell office:value-type="float" office:value="92.6667">
            <text:p>92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11-01T06:00:00">
            <text:p>Tue Nov  1 06:00:00 2022</text:p>
          </table:table-cell>
          <table:table-cell office:value-type="float" office:value="152.1667">
            <text:p>152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11-01T07:00:00">
            <text:p>Tue Nov  1 07:00:00 2022</text:p>
          </table:table-cell>
          <table:table-cell office:value-type="float" office:value="116.1667">
            <text:p>116.1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11-01T08:00:00">
            <text:p>Tue Nov  1 08:00:00 2022</text:p>
          </table:table-cell>
          <table:table-cell office:value-type="float" office:value="126.6667">
            <text:p>126.6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1-01T09:00:00">
            <text:p>Tue Nov  1 09:00:00 2022</text:p>
          </table:table-cell>
          <table:table-cell office:value-type="float" office:value="125.5">
            <text:p>125.5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11-01T10:00:00">
            <text:p>Tue Nov  1 10:00:00 2022</text:p>
          </table:table-cell>
          <table:table-cell office:value-type="float" office:value="63.3333">
            <text:p>63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1-01T11:00:00">
            <text:p>Tue Nov  1 11:00:00 2022</text:p>
          </table:table-cell>
          <table:table-cell office:value-type="float" office:value="37.3333">
            <text:p>37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1-01T12:00:00">
            <text:p>Tue Nov  1 12:00:00 2022</text:p>
          </table:table-cell>
          <table:table-cell office:value-type="float" office:value="29.5">
            <text:p>29.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11-03T08:00:00">
            <text:p>Thu Nov  3 08:00:00 2022</text:p>
          </table:table-cell>
          <table:table-cell office:value-type="float" office:value="122.0">
            <text:p>122.0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11-03T09:00:00">
            <text:p>Thu Nov  3 09:00:00 2022</text:p>
          </table:table-cell>
          <table:table-cell office:value-type="float" office:value="88.1667">
            <text:p>88.1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1-03T10:00:00">
            <text:p>Thu Nov  3 10:00:00 2022</text:p>
          </table:table-cell>
          <table:table-cell office:value-type="float" office:value="93.8333">
            <text:p>93.8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11-03T11:00:00">
            <text:p>Thu Nov  3 11:00:00 2022</text:p>
          </table:table-cell>
          <table:table-cell office:value-type="float" office:value="89.0">
            <text:p>89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11-03T12:00:00">
            <text:p>Thu Nov  3 12:00:00 2022</text:p>
          </table:table-cell>
          <table:table-cell office:value-type="float" office:value="231.3333">
            <text:p>231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11-04T12:00:00">
            <text:p>Fri Nov  4 12:00:00 2022</text:p>
          </table:table-cell>
          <table:table-cell office:value-type="float" office:value="173.0">
            <text:p>173.0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11-04T19:00:00">
            <text:p>Fri Nov  4 19:00:00 2022</text:p>
          </table:table-cell>
          <table:table-cell office:value-type="float" office:value="210.0">
            <text:p>210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1-04T20:00:00">
            <text:p>Fri Nov  4 20:00:00 2022</text:p>
          </table:table-cell>
          <table:table-cell office:value-type="float" office:value="139.8333">
            <text:p>139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1-04T21:00:00">
            <text:p>Fri Nov  4 21:00:00 2022</text:p>
          </table:table-cell>
          <table:table-cell office:value-type="float" office:value="191.5">
            <text:p>191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11-04T22:00:00">
            <text:p>Fri Nov  4 22:00:00 2022</text:p>
          </table:table-cell>
          <table:table-cell office:value-type="float" office:value="227.5">
            <text:p>227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1-04T23:00:00">
            <text:p>Fri Nov  4 23:00:00 2022</text:p>
          </table:table-cell>
          <table:table-cell office:value-type="float" office:value="160.3333">
            <text:p>160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1-05T00:00:00">
            <text:p>Sat Nov  5 00:00:00 2022</text:p>
          </table:table-cell>
          <table:table-cell office:value-type="float" office:value="156.6667">
            <text:p>156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1-05T01:00:00">
            <text:p>Sat Nov  5 01:00:00 2022</text:p>
          </table:table-cell>
          <table:table-cell office:value-type="float" office:value="220.8333">
            <text:p>220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11-05T02:00:00">
            <text:p>Sat Nov  5 02:00:00 2022</text:p>
          </table:table-cell>
          <table:table-cell office:value-type="float" office:value="193.0">
            <text:p>193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1-05T03:00:00">
            <text:p>Sat Nov  5 03:00:00 2022</text:p>
          </table:table-cell>
          <table:table-cell office:value-type="float" office:value="103.6667">
            <text:p>103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1-05T04:00:00">
            <text:p>Sat Nov  5 04:00:00 2022</text:p>
          </table:table-cell>
          <table:table-cell office:value-type="float" office:value="142.1667">
            <text:p>142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1-05T05:00:00">
            <text:p>Sat Nov  5 05:00:00 2022</text:p>
          </table:table-cell>
          <table:table-cell office:value-type="float" office:value="125.1667">
            <text:p>125.1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11-05T06:00:00">
            <text:p>Sat Nov  5 06:00:00 2022</text:p>
          </table:table-cell>
          <table:table-cell office:value-type="float" office:value="153.8333">
            <text:p>153.8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11-05T07:00:00">
            <text:p>Sat Nov  5 07:00:00 2022</text:p>
          </table:table-cell>
          <table:table-cell office:value-type="float" office:value="221.8333">
            <text:p>221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1-05T08:00:00">
            <text:p>Sat Nov  5 08:00:00 2022</text:p>
          </table:table-cell>
          <table:table-cell office:value-type="float" office:value="95.6667">
            <text:p>95.6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1-05T09:00:00">
            <text:p>Sat Nov  5 09:00:00 2022</text:p>
          </table:table-cell>
          <table:table-cell office:value-type="float" office:value="87.8333">
            <text:p>87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1-05T10:00:00">
            <text:p>Sat Nov  5 10:00:00 2022</text:p>
          </table:table-cell>
          <table:table-cell office:value-type="float" office:value="89.1667">
            <text:p>89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1-05T11:00:00">
            <text:p>Sat Nov  5 11:00:00 2022</text:p>
          </table:table-cell>
          <table:table-cell office:value-type="float" office:value="76.6667">
            <text:p>76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11-05T12:00:00">
            <text:p>Sat Nov  5 12:00:00 2022</text:p>
          </table:table-cell>
          <table:table-cell office:value-type="float" office:value="67.8333">
            <text:p>67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11-05T13:00:00">
            <text:p>Sat Nov  5 13:00:00 2022</text:p>
          </table:table-cell>
          <table:table-cell office:value-type="float" office:value="39.8333">
            <text:p>39.8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11-05T14:00:00">
            <text:p>Sat Nov  5 14:00:00 2022</text:p>
          </table:table-cell>
          <table:table-cell office:value-type="float" office:value="47.5">
            <text:p>47.5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11-06T05:00:00">
            <text:p>Sun Nov  6 05:00:00 2022</text:p>
          </table:table-cell>
          <table:table-cell office:value-type="float" office:value="168.6667">
            <text:p>168.6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1-06T06:00:00">
            <text:p>Sun Nov  6 06:00:00 2022</text:p>
          </table:table-cell>
          <table:table-cell office:value-type="float" office:value="165.3333">
            <text:p>165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1-06T07:00:00">
            <text:p>Sun Nov  6 07:00:00 2022</text:p>
          </table:table-cell>
          <table:table-cell office:value-type="float" office:value="186.8333">
            <text:p>186.8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1-06T08:00:00">
            <text:p>Sun Nov  6 08:00:00 2022</text:p>
          </table:table-cell>
          <table:table-cell office:value-type="float" office:value="106.1667">
            <text:p>106.1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2-11-06T09:00:00">
            <text:p>Sun Nov  6 09:00:00 2022</text:p>
          </table:table-cell>
          <table:table-cell office:value-type="float" office:value="185.8333">
            <text:p>185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11-06T10:00:00">
            <text:p>Sun Nov  6 10:00:00 2022</text:p>
          </table:table-cell>
          <table:table-cell office:value-type="float" office:value="66.1667">
            <text:p>66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11-06T11:00:00">
            <text:p>Sun Nov  6 11:00:00 2022</text:p>
          </table:table-cell>
          <table:table-cell office:value-type="float" office:value="42.8333">
            <text:p>42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11-06T12:00:00">
            <text:p>Sun Nov  6 12:00:00 2022</text:p>
          </table:table-cell>
          <table:table-cell office:value-type="float" office:value="44.8333">
            <text:p>44.8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11-06T13:00:00">
            <text:p>Sun Nov  6 13:00:00 2022</text:p>
          </table:table-cell>
          <table:table-cell office:value-type="float" office:value="44.6667">
            <text:p>44.6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11-07T08:00:00">
            <text:p>Mon Nov  7 08:00:00 2022</text:p>
          </table:table-cell>
          <table:table-cell office:value-type="float" office:value="188.0">
            <text:p>188.0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11-07T09:00:00">
            <text:p>Mon Nov  7 09:00:00 2022</text:p>
          </table:table-cell>
          <table:table-cell office:value-type="float" office:value="253.0">
            <text:p>253.0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1-08T10:00:00">
            <text:p>Tue Nov  8 10:00:00 2022</text:p>
          </table:table-cell>
          <table:table-cell office:value-type="float" office:value="60.3333">
            <text:p>60.3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1-08T11:00:00">
            <text:p>Tue Nov  8 11:00:00 2022</text:p>
          </table:table-cell>
          <table:table-cell office:value-type="float" office:value="72.0">
            <text:p>72.0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1-08T13:00:00">
            <text:p>Tue Nov  8 13:00:00 2022</text:p>
          </table:table-cell>
          <table:table-cell office:value-type="float" office:value="166.8333">
            <text:p>166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11-08T14:00:00">
            <text:p>Tue Nov  8 14:00:00 2022</text:p>
          </table:table-cell>
          <table:table-cell office:value-type="float" office:value="67.6667">
            <text:p>67.6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11-08T15:00:00">
            <text:p>Tue Nov  8 15:00:00 2022</text:p>
          </table:table-cell>
          <table:table-cell office:value-type="float" office:value="37.6667">
            <text:p>37.6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2-11-09T09:00:00">
            <text:p>Wed Nov  9 09:00:00 2022</text:p>
          </table:table-cell>
          <table:table-cell office:value-type="float" office:value="93.6667">
            <text:p>93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1-09T10:00:00">
            <text:p>Wed Nov  9 10:00:00 2022</text:p>
          </table:table-cell>
          <table:table-cell office:value-type="float" office:value="145.3333">
            <text:p>145.3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1-09T11:00:00">
            <text:p>Wed Nov  9 11:00:00 2022</text:p>
          </table:table-cell>
          <table:table-cell office:value-type="float" office:value="210.8333">
            <text:p>210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11-09T12:00:00">
            <text:p>Wed Nov  9 12:00:00 2022</text:p>
          </table:table-cell>
          <table:table-cell office:value-type="float" office:value="81.5">
            <text:p>81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1-09T13:00:00">
            <text:p>Wed Nov  9 13:00:00 2022</text:p>
          </table:table-cell>
          <table:table-cell office:value-type="float" office:value="42.1667">
            <text:p>42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11-09T14:00:00">
            <text:p>Wed Nov  9 14:00:00 2022</text:p>
          </table:table-cell>
          <table:table-cell office:value-type="float" office:value="171.5">
            <text:p>171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1-09T15:00:00">
            <text:p>Wed Nov  9 15:00:00 2022</text:p>
          </table:table-cell>
          <table:table-cell office:value-type="float" office:value="98.8333">
            <text:p>98.8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11-09T16:00:00">
            <text:p>Wed Nov  9 16:00:00 2022</text:p>
          </table:table-cell>
          <table:table-cell office:value-type="float" office:value="97.3333">
            <text:p>97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11-09T17:00:00">
            <text:p>Wed Nov  9 17:00:00 2022</text:p>
          </table:table-cell>
          <table:table-cell office:value-type="float" office:value="103.0">
            <text:p>103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11-09T18:00:00">
            <text:p>Wed Nov  9 18:00:00 2022</text:p>
          </table:table-cell>
          <table:table-cell office:value-type="float" office:value="108.8333">
            <text:p>108.8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1-09T19:00:00">
            <text:p>Wed Nov  9 19:00:00 2022</text:p>
          </table:table-cell>
          <table:table-cell office:value-type="float" office:value="118.3333">
            <text:p>118.3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1-09T20:00:00">
            <text:p>Wed Nov  9 20:00:00 2022</text:p>
          </table:table-cell>
          <table:table-cell office:value-type="float" office:value="156.8333">
            <text:p>156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1-10T02:00:00">
            <text:p>Thu Nov 10 02:00:00 2022</text:p>
          </table:table-cell>
          <table:table-cell office:value-type="float" office:value="163.8333">
            <text:p>163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1-10T03:00:00">
            <text:p>Thu Nov 10 03:00:00 2022</text:p>
          </table:table-cell>
          <table:table-cell office:value-type="float" office:value="109.1667">
            <text:p>109.1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1-10T04:00:00">
            <text:p>Thu Nov 10 04:00:00 2022</text:p>
          </table:table-cell>
          <table:table-cell office:value-type="float" office:value="206.5">
            <text:p>206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1-10T05:00:00">
            <text:p>Thu Nov 10 05:00:00 2022</text:p>
          </table:table-cell>
          <table:table-cell office:value-type="float" office:value="132.8333">
            <text:p>132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1-10T06:00:00">
            <text:p>Thu Nov 10 06:00:00 2022</text:p>
          </table:table-cell>
          <table:table-cell office:value-type="float" office:value="78.6667">
            <text:p>78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1-10T07:00:00">
            <text:p>Thu Nov 10 07:00:00 2022</text:p>
          </table:table-cell>
          <table:table-cell office:value-type="float" office:value="170.5">
            <text:p>170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1-10T08:00:00">
            <text:p>Thu Nov 10 08:00:00 2022</text:p>
          </table:table-cell>
          <table:table-cell office:value-type="float" office:value="173.5">
            <text:p>173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1-10T09:00:00">
            <text:p>Thu Nov 10 09:00:00 2022</text:p>
          </table:table-cell>
          <table:table-cell office:value-type="float" office:value="92.3333">
            <text:p>92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1-10T10:00:00">
            <text:p>Thu Nov 10 10:00:00 2022</text:p>
          </table:table-cell>
          <table:table-cell office:value-type="float" office:value="66.8333">
            <text:p>66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1-10T11:00:00">
            <text:p>Thu Nov 10 11:00:00 2022</text:p>
          </table:table-cell>
          <table:table-cell office:value-type="float" office:value="146.6667">
            <text:p>146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11-10T12:00:00">
            <text:p>Thu Nov 10 12:00:00 2022</text:p>
          </table:table-cell>
          <table:table-cell office:value-type="float" office:value="47.5">
            <text:p>47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1-10T13:00:00">
            <text:p>Thu Nov 10 13:00:00 2022</text:p>
          </table:table-cell>
          <table:table-cell office:value-type="float" office:value="140.3333">
            <text:p>140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11-10T14:00:00">
            <text:p>Thu Nov 10 14:00:00 2022</text:p>
          </table:table-cell>
          <table:table-cell office:value-type="float" office:value="41.0">
            <text:p>41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11-10T15:00:00">
            <text:p>Thu Nov 10 15:00:00 2022</text:p>
          </table:table-cell>
          <table:table-cell office:value-type="float" office:value="103.0">
            <text:p>103.0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11-14T08:00:00">
            <text:p>Mon Nov 14 08:00:00 2022</text:p>
          </table:table-cell>
          <table:table-cell office:value-type="float" office:value="165.0">
            <text:p>165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1-14T09:00:00">
            <text:p>Mon Nov 14 09:00:00 2022</text:p>
          </table:table-cell>
          <table:table-cell office:value-type="float" office:value="130.3333">
            <text:p>130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1-14T10:00:00">
            <text:p>Mon Nov 14 10:00:00 2022</text:p>
          </table:table-cell>
          <table:table-cell office:value-type="float" office:value="62.0">
            <text:p>62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1-14T11:00:00">
            <text:p>Mon Nov 14 11:00:00 2022</text:p>
          </table:table-cell>
          <table:table-cell office:value-type="float" office:value="78.5">
            <text:p>78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11-14T13:00:00">
            <text:p>Mon Nov 14 13:00:00 2022</text:p>
          </table:table-cell>
          <table:table-cell office:value-type="float" office:value="87.1667">
            <text:p>87.1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11-14T14:00:00">
            <text:p>Mon Nov 14 14:00:00 2022</text:p>
          </table:table-cell>
          <table:table-cell office:value-type="float" office:value="74.8333">
            <text:p>74.8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11-20T21:00:00">
            <text:p>Sun Nov 20 21:00:00 2022</text:p>
          </table:table-cell>
          <table:table-cell office:value-type="float" office:value="192.3333">
            <text:p>192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11-20T22:00:00">
            <text:p>Sun Nov 20 22:00:00 2022</text:p>
          </table:table-cell>
          <table:table-cell office:value-type="float" office:value="165.1667">
            <text:p>165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11-21T08:00:00">
            <text:p>Mon Nov 21 08:00:00 2022</text:p>
          </table:table-cell>
          <table:table-cell office:value-type="float" office:value="259.6667">
            <text:p>259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1-21T10:00:00">
            <text:p>Mon Nov 21 10:00:00 2022</text:p>
          </table:table-cell>
          <table:table-cell office:value-type="float" office:value="78.1667">
            <text:p>78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11-23T21:00:00">
            <text:p>Wed Nov 23 21:00:00 2022</text:p>
          </table:table-cell>
          <table:table-cell office:value-type="float" office:value="198.5">
            <text:p>198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1-23T22:00:00">
            <text:p>Wed Nov 23 22:00:00 2022</text:p>
          </table:table-cell>
          <table:table-cell office:value-type="float" office:value="191.5">
            <text:p>191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11-23T23:00:00">
            <text:p>Wed Nov 23 23:00:00 2022</text:p>
          </table:table-cell>
          <table:table-cell office:value-type="float" office:value="166.0">
            <text:p>166.0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11-24T01:00:00">
            <text:p>Thu Nov 24 01:00:00 2022</text:p>
          </table:table-cell>
          <table:table-cell office:value-type="float" office:value="185.3333">
            <text:p>185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11-24T03:00:00">
            <text:p>Thu Nov 24 03:00:00 2022</text:p>
          </table:table-cell>
          <table:table-cell office:value-type="float" office:value="145.5">
            <text:p>145.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11-24T04:00:00">
            <text:p>Thu Nov 24 04:00:00 2022</text:p>
          </table:table-cell>
          <table:table-cell office:value-type="float" office:value="119.5">
            <text:p>119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1-24T05:00:00">
            <text:p>Thu Nov 24 05:00:00 2022</text:p>
          </table:table-cell>
          <table:table-cell office:value-type="float" office:value="100.1667">
            <text:p>100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1-24T06:00:00">
            <text:p>Thu Nov 24 06:00:00 2022</text:p>
          </table:table-cell>
          <table:table-cell office:value-type="float" office:value="125.5">
            <text:p>125.5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11-24T07:00:00">
            <text:p>Thu Nov 24 07:00:00 2022</text:p>
          </table:table-cell>
          <table:table-cell office:value-type="float" office:value="173.3333">
            <text:p>173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1-24T08:00:00">
            <text:p>Thu Nov 24 08:00:00 2022</text:p>
          </table:table-cell>
          <table:table-cell office:value-type="float" office:value="134.0">
            <text:p>134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1-24T09:00:00">
            <text:p>Thu Nov 24 09:00:00 2022</text:p>
          </table:table-cell>
          <table:table-cell office:value-type="float" office:value="94.1667">
            <text:p>94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11-24T10:00:00">
            <text:p>Thu Nov 24 10:00:00 2022</text:p>
          </table:table-cell>
          <table:table-cell office:value-type="float" office:value="129.8333">
            <text:p>129.8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11-24T11:00:00">
            <text:p>Thu Nov 24 11:00:00 2022</text:p>
          </table:table-cell>
          <table:table-cell office:value-type="float" office:value="158.6667">
            <text:p>158.6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11-24T12:00:00">
            <text:p>Thu Nov 24 12:00:00 2022</text:p>
          </table:table-cell>
          <table:table-cell office:value-type="float" office:value="59.0">
            <text:p>59.0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11-24T13:00:00">
            <text:p>Thu Nov 24 13:00:00 2022</text:p>
          </table:table-cell>
          <table:table-cell office:value-type="float" office:value="172.5">
            <text:p>172.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11-24T14:00:00">
            <text:p>Thu Nov 24 14:00:00 2022</text:p>
          </table:table-cell>
          <table:table-cell office:value-type="float" office:value="224.6667">
            <text:p>224.6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2-11-25T08:00:00">
            <text:p>Fri Nov 25 08:00:00 2022</text:p>
          </table:table-cell>
          <table:table-cell office:value-type="float" office:value="81.8333">
            <text:p>81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11-25T09:00:00">
            <text:p>Fri Nov 25 09:00:00 2022</text:p>
          </table:table-cell>
          <table:table-cell office:value-type="float" office:value="146.0">
            <text:p>146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1-25T10:00:00">
            <text:p>Fri Nov 25 10:00:00 2022</text:p>
          </table:table-cell>
          <table:table-cell office:value-type="float" office:value="113.6667">
            <text:p>113.6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11-25T11:00:00">
            <text:p>Fri Nov 25 11:00:00 2022</text:p>
          </table:table-cell>
          <table:table-cell office:value-type="float" office:value="108.8333">
            <text:p>108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1-25T12:00:00">
            <text:p>Fri Nov 25 12:00:00 2022</text:p>
          </table:table-cell>
          <table:table-cell office:value-type="float" office:value="272.8333">
            <text:p>272.8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11-25T13:00:00">
            <text:p>Fri Nov 25 13:00:00 2022</text:p>
          </table:table-cell>
          <table:table-cell office:value-type="float" office:value="316.6667">
            <text:p>316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11-25T16:00:00">
            <text:p>Fri Nov 25 16:00:00 2022</text:p>
          </table:table-cell>
          <table:table-cell office:value-type="float" office:value="127.1667">
            <text:p>127.1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2-11-25T17:00:00">
            <text:p>Fri Nov 25 17:00:00 2022</text:p>
          </table:table-cell>
          <table:table-cell office:value-type="float" office:value="47.5">
            <text:p>47.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11-26T09:00:00">
            <text:p>Sat Nov 26 09:00:00 2022</text:p>
          </table:table-cell>
          <table:table-cell office:value-type="float" office:value="167.8333">
            <text:p>167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11-26T10:00:00">
            <text:p>Sat Nov 26 10:00:00 2022</text:p>
          </table:table-cell>
          <table:table-cell office:value-type="float" office:value="194.0">
            <text:p>194.0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11-26T12:00:00">
            <text:p>Sat Nov 26 12:00:00 2022</text:p>
          </table:table-cell>
          <table:table-cell office:value-type="float" office:value="48.8333">
            <text:p>48.8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11-26T13:00:00">
            <text:p>Sat Nov 26 13:00:00 2022</text:p>
          </table:table-cell>
          <table:table-cell office:value-type="float" office:value="123.5">
            <text:p>123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11-26T16:00:00">
            <text:p>Sat Nov 26 16:00:00 2022</text:p>
          </table:table-cell>
          <table:table-cell office:value-type="float" office:value="70.5">
            <text:p>70.5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11-27T04:00:00">
            <text:p>Sun Nov 27 04:00:00 2022</text:p>
          </table:table-cell>
          <table:table-cell office:value-type="float" office:value="176.8333">
            <text:p>176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1-27T05:00:00">
            <text:p>Sun Nov 27 05:00:00 2022</text:p>
          </table:table-cell>
          <table:table-cell office:value-type="float" office:value="201.5">
            <text:p>201.5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1-27T06:00:00">
            <text:p>Sun Nov 27 06:00:00 2022</text:p>
          </table:table-cell>
          <table:table-cell office:value-type="float" office:value="134.5">
            <text:p>134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1-27T07:00:00">
            <text:p>Sun Nov 27 07:00:00 2022</text:p>
          </table:table-cell>
          <table:table-cell office:value-type="float" office:value="268.0">
            <text:p>268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1-27T08:00:00">
            <text:p>Sun Nov 27 08:00:00 2022</text:p>
          </table:table-cell>
          <table:table-cell office:value-type="float" office:value="225.0">
            <text:p>225.0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11-27T09:00:00">
            <text:p>Sun Nov 27 09:00:00 2022</text:p>
          </table:table-cell>
          <table:table-cell office:value-type="float" office:value="181.6667">
            <text:p>181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11-27T10:00:00">
            <text:p>Sun Nov 27 10:00:00 2022</text:p>
          </table:table-cell>
          <table:table-cell office:value-type="float" office:value="137.8333">
            <text:p>137.8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1-27T11:00:00">
            <text:p>Sun Nov 27 11:00:00 2022</text:p>
          </table:table-cell>
          <table:table-cell office:value-type="float" office:value="220.8333">
            <text:p>220.8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11-27T12:00:00">
            <text:p>Sun Nov 27 12:00:00 2022</text:p>
          </table:table-cell>
          <table:table-cell office:value-type="float" office:value="124.5">
            <text:p>124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11-29T03:00:00">
            <text:p>Tue Nov 29 03:00:00 2022</text:p>
          </table:table-cell>
          <table:table-cell office:value-type="float" office:value="175.6667">
            <text:p>175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1-29T04:00:00">
            <text:p>Tue Nov 29 04:00:00 2022</text:p>
          </table:table-cell>
          <table:table-cell office:value-type="float" office:value="157.3333">
            <text:p>157.3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1-29T05:00:00">
            <text:p>Tue Nov 29 05:00:00 2022</text:p>
          </table:table-cell>
          <table:table-cell office:value-type="float" office:value="118.8333">
            <text:p>118.8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1-29T06:00:00">
            <text:p>Tue Nov 29 06:00:00 2022</text:p>
          </table:table-cell>
          <table:table-cell office:value-type="float" office:value="81.6667">
            <text:p>81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29T07:00:00">
            <text:p>Tue Nov 29 07:00:00 2022</text:p>
          </table:table-cell>
          <table:table-cell office:value-type="float" office:value="127.0">
            <text:p>127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1-29T08:00:00">
            <text:p>Tue Nov 29 08:00:00 2022</text:p>
          </table:table-cell>
          <table:table-cell office:value-type="float" office:value="109.3333">
            <text:p>109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11-29T09:00:00">
            <text:p>Tue Nov 29 09:00:00 2022</text:p>
          </table:table-cell>
          <table:table-cell office:value-type="float" office:value="93.8333">
            <text:p>93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1-29T10:00:00">
            <text:p>Tue Nov 29 10:00:00 2022</text:p>
          </table:table-cell>
          <table:table-cell office:value-type="float" office:value="64.1667">
            <text:p>64.1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2-11-29T11:00:00">
            <text:p>Tue Nov 29 11:00:00 2022</text:p>
          </table:table-cell>
          <table:table-cell office:value-type="float" office:value="67.6667">
            <text:p>67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11-29T12:00:00">
            <text:p>Tue Nov 29 12:00:00 2022</text:p>
          </table:table-cell>
          <table:table-cell office:value-type="float" office:value="50.1667">
            <text:p>50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11-29T13:00:00">
            <text:p>Tue Nov 29 13:00:00 2022</text:p>
          </table:table-cell>
          <table:table-cell office:value-type="float" office:value="119.6667">
            <text:p>119.6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11-29T14:00:00">
            <text:p>Tue Nov 29 14:00:00 2022</text:p>
          </table:table-cell>
          <table:table-cell office:value-type="float" office:value="86.1667">
            <text:p>86.1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11-30T05:00:00">
            <text:p>Wed Nov 30 05:00:00 2022</text:p>
          </table:table-cell>
          <table:table-cell office:value-type="float" office:value="166.8333">
            <text:p>166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11-30T06:00:00">
            <text:p>Wed Nov 30 06:00:00 2022</text:p>
          </table:table-cell>
          <table:table-cell office:value-type="float" office:value="201.6667">
            <text:p>201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1-30T07:00:00">
            <text:p>Wed Nov 30 07:00:00 2022</text:p>
          </table:table-cell>
          <table:table-cell office:value-type="float" office:value="258.8333">
            <text:p>258.8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11-30T08:00:00">
            <text:p>Wed Nov 30 08:00:00 2022</text:p>
          </table:table-cell>
          <table:table-cell office:value-type="float" office:value="129.3333">
            <text:p>129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1-30T09:00:00">
            <text:p>Wed Nov 30 09:00:00 2022</text:p>
          </table:table-cell>
          <table:table-cell office:value-type="float" office:value="58.0">
            <text:p>58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1-30T10:00:00">
            <text:p>Wed Nov 30 10:00:00 2022</text:p>
          </table:table-cell>
          <table:table-cell office:value-type="float" office:value="59.1667">
            <text:p>59.1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1-30T11:00:00">
            <text:p>Wed Nov 30 11:00:00 2022</text:p>
          </table:table-cell>
          <table:table-cell office:value-type="float" office:value="50.1667">
            <text:p>50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1-30T12:00:00">
            <text:p>Wed Nov 30 12:00:00 2022</text:p>
          </table:table-cell>
          <table:table-cell office:value-type="float" office:value="86.5">
            <text:p>86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11-30T13:00:00">
            <text:p>Wed Nov 30 13:00:00 2022</text:p>
          </table:table-cell>
          <table:table-cell office:value-type="float" office:value="65.0">
            <text:p>65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1-30T14:00:00">
            <text:p>Wed Nov 30 14:00:00 2022</text:p>
          </table:table-cell>
          <table:table-cell office:value-type="float" office:value="162.1667">
            <text:p>162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1-30T15:00:00">
            <text:p>Wed Nov 30 15:00:00 2022</text:p>
          </table:table-cell>
          <table:table-cell office:value-type="float" office:value="31.3333">
            <text:p>31.3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11-30T16:00:00">
            <text:p>Wed Nov 30 16:00:00 2022</text:p>
          </table:table-cell>
          <table:table-cell office:value-type="float" office:value="156.3333">
            <text:p>156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2-01T04:00:00">
            <text:p>Thu Dec  1 04:00:00 2022</text:p>
          </table:table-cell>
          <table:table-cell office:value-type="float" office:value="109.5">
            <text:p>109.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12-01T05:00:00">
            <text:p>Thu Dec  1 05:00:00 2022</text:p>
          </table:table-cell>
          <table:table-cell office:value-type="float" office:value="90.8333">
            <text:p>90.8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12-01T06:00:00">
            <text:p>Thu Dec  1 06:00:00 2022</text:p>
          </table:table-cell>
          <table:table-cell office:value-type="float" office:value="162.8333">
            <text:p>162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2-01T07:00:00">
            <text:p>Thu Dec  1 07:00:00 2022</text:p>
          </table:table-cell>
          <table:table-cell office:value-type="float" office:value="108.3333">
            <text:p>108.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12-01T08:00:00">
            <text:p>Thu Dec  1 08:00:00 2022</text:p>
          </table:table-cell>
          <table:table-cell office:value-type="float" office:value="163.3333">
            <text:p>163.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12-01T09:00:00">
            <text:p>Thu Dec  1 09:00:00 2022</text:p>
          </table:table-cell>
          <table:table-cell office:value-type="float" office:value="121.5">
            <text:p>121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2-01T10:00:00">
            <text:p>Thu Dec  1 10:00:00 2022</text:p>
          </table:table-cell>
          <table:table-cell office:value-type="float" office:value="219.6667">
            <text:p>219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2-01T11:00:00">
            <text:p>Thu Dec  1 11:00:00 2022</text:p>
          </table:table-cell>
          <table:table-cell office:value-type="float" office:value="96.6667">
            <text:p>96.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12-01T12:00:00">
            <text:p>Thu Dec  1 12:00:00 2022</text:p>
          </table:table-cell>
          <table:table-cell office:value-type="float" office:value="67.3333">
            <text:p>67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12-01T13:00:00">
            <text:p>Thu Dec  1 13:00:00 2022</text:p>
          </table:table-cell>
          <table:table-cell office:value-type="float" office:value="112.6667">
            <text:p>112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2-02T10:00:00">
            <text:p>Fri Dec  2 10:00:00 2022</text:p>
          </table:table-cell>
          <table:table-cell office:value-type="float" office:value="54.3333">
            <text:p>54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2-02T11:00:00">
            <text:p>Fri Dec  2 11:00:00 2022</text:p>
          </table:table-cell>
          <table:table-cell office:value-type="float" office:value="85.3333">
            <text:p>85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12-02T12:00:00">
            <text:p>Fri Dec  2 12:00:00 2022</text:p>
          </table:table-cell>
          <table:table-cell office:value-type="float" office:value="262.8333">
            <text:p>262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12-02T13:00:00">
            <text:p>Fri Dec  2 13:00:00 2022</text:p>
          </table:table-cell>
          <table:table-cell office:value-type="float" office:value="185.6667">
            <text:p>185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2-02T14:00:00">
            <text:p>Fri Dec  2 14:00:00 2022</text:p>
          </table:table-cell>
          <table:table-cell office:value-type="float" office:value="165.0">
            <text:p>165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12-02T15:00:00">
            <text:p>Fri Dec  2 15:00:00 2022</text:p>
          </table:table-cell>
          <table:table-cell office:value-type="float" office:value="81.0">
            <text:p>81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12-02T18:00:00">
            <text:p>Fri Dec  2 18:00:00 2022</text:p>
          </table:table-cell>
          <table:table-cell office:value-type="float" office:value="240.3333">
            <text:p>240.3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2-02T19:00:00">
            <text:p>Fri Dec  2 19:00:00 2022</text:p>
          </table:table-cell>
          <table:table-cell office:value-type="float" office:value="191.3333">
            <text:p>191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12-02T20:00:00">
            <text:p>Fri Dec  2 20:00:00 2022</text:p>
          </table:table-cell>
          <table:table-cell office:value-type="float" office:value="184.3333">
            <text:p>184.3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12-02T21:00:00">
            <text:p>Fri Dec  2 21:00:00 2022</text:p>
          </table:table-cell>
          <table:table-cell office:value-type="float" office:value="185.5">
            <text:p>185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12-03T19:00:00">
            <text:p>Sat Dec  3 19:00:00 2022</text:p>
          </table:table-cell>
          <table:table-cell office:value-type="float" office:value="206.1667">
            <text:p>206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12-03T20:00:00">
            <text:p>Sat Dec  3 20:00:00 2022</text:p>
          </table:table-cell>
          <table:table-cell office:value-type="float" office:value="123.1667">
            <text:p>123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12-03T21:00:00">
            <text:p>Sat Dec  3 21:00:00 2022</text:p>
          </table:table-cell>
          <table:table-cell office:value-type="float" office:value="126.0">
            <text:p>126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12-03T22:00:00">
            <text:p>Sat Dec  3 22:00:00 2022</text:p>
          </table:table-cell>
          <table:table-cell office:value-type="float" office:value="166.5">
            <text:p>166.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12-04T18:00:00">
            <text:p>Sun Dec  4 18:00:00 2022</text:p>
          </table:table-cell>
          <table:table-cell office:value-type="float" office:value="224.3333">
            <text:p>224.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12-04T19:00:00">
            <text:p>Sun Dec  4 19:00:00 2022</text:p>
          </table:table-cell>
          <table:table-cell office:value-type="float" office:value="249.5">
            <text:p>249.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12-04T20:00:00">
            <text:p>Sun Dec  4 20:00:00 2022</text:p>
          </table:table-cell>
          <table:table-cell office:value-type="float" office:value="232.6667">
            <text:p>232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2-05T02:00:00">
            <text:p>Mon Dec  5 02:00:00 2022</text:p>
          </table:table-cell>
          <table:table-cell office:value-type="float" office:value="200.1667">
            <text:p>200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2-05T03:00:00">
            <text:p>Mon Dec  5 03:00:00 2022</text:p>
          </table:table-cell>
          <table:table-cell office:value-type="float" office:value="173.5">
            <text:p>173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12-05T04:00:00">
            <text:p>Mon Dec  5 04:00:00 2022</text:p>
          </table:table-cell>
          <table:table-cell office:value-type="float" office:value="201.6667">
            <text:p>201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05T05:00:00">
            <text:p>Mon Dec  5 05:00:00 2022</text:p>
          </table:table-cell>
          <table:table-cell office:value-type="float" office:value="193.3333">
            <text:p>193.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12-05T06:00:00">
            <text:p>Mon Dec  5 06:00:00 2022</text:p>
          </table:table-cell>
          <table:table-cell office:value-type="float" office:value="157.6667">
            <text:p>157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2-05T07:00:00">
            <text:p>Mon Dec  5 07:00:00 2022</text:p>
          </table:table-cell>
          <table:table-cell office:value-type="float" office:value="141.0">
            <text:p>141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12-05T08:00:00">
            <text:p>Mon Dec  5 08:00:00 2022</text:p>
          </table:table-cell>
          <table:table-cell office:value-type="float" office:value="127.3333">
            <text:p>127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2-05T09:00:00">
            <text:p>Mon Dec  5 09:00:00 2022</text:p>
          </table:table-cell>
          <table:table-cell office:value-type="float" office:value="123.5">
            <text:p>123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12-05T10:00:00">
            <text:p>Mon Dec  5 10:00:00 2022</text:p>
          </table:table-cell>
          <table:table-cell office:value-type="float" office:value="115.1667">
            <text:p>115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2-05T11:00:00">
            <text:p>Mon Dec  5 11:00:00 2022</text:p>
          </table:table-cell>
          <table:table-cell office:value-type="float" office:value="138.6667">
            <text:p>138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12-05T12:00:00">
            <text:p>Mon Dec  5 12:00:00 2022</text:p>
          </table:table-cell>
          <table:table-cell office:value-type="float" office:value="122.6667">
            <text:p>122.6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12-05T15:00:00">
            <text:p>Mon Dec  5 15:00:00 2022</text:p>
          </table:table-cell>
          <table:table-cell office:value-type="float" office:value="122.3333">
            <text:p>122.3333</text:p>
          </table:table-cell>
          <table:table-cell office:value-type="float" office:value="44.8">
            <text:p>44.8</text:p>
          </table:table-cell>
        </table:table-row>
        <table:table-row>
          <table:table-cell table:style-name="pd1" office:value-type="date" office:date-value="2022-12-05T16:00:00">
            <text:p>Mon Dec  5 16:00:00 2022</text:p>
          </table:table-cell>
          <table:table-cell office:value-type="float" office:value="100.8333">
            <text:p>100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2-06T05:00:00">
            <text:p>Tue Dec  6 05:00:00 2022</text:p>
          </table:table-cell>
          <table:table-cell office:value-type="float" office:value="229.5">
            <text:p>229.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12-06T08:00:00">
            <text:p>Tue Dec  6 08:00:00 2022</text:p>
          </table:table-cell>
          <table:table-cell office:value-type="float" office:value="245.8333">
            <text:p>245.8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12-06T09:00:00">
            <text:p>Tue Dec  6 09:00:00 2022</text:p>
          </table:table-cell>
          <table:table-cell office:value-type="float" office:value="109.8333">
            <text:p>109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12-06T10:00:00">
            <text:p>Tue Dec  6 10:00:00 2022</text:p>
          </table:table-cell>
          <table:table-cell office:value-type="float" office:value="85.8333">
            <text:p>85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2-07T08:00:00">
            <text:p>Wed Dec  7 08:00:00 2022</text:p>
          </table:table-cell>
          <table:table-cell office:value-type="float" office:value="173.1667">
            <text:p>173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12-07T09:00:00">
            <text:p>Wed Dec  7 09:00:00 2022</text:p>
          </table:table-cell>
          <table:table-cell office:value-type="float" office:value="121.0">
            <text:p>121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2-07T10:00:00">
            <text:p>Wed Dec  7 10:00:00 2022</text:p>
          </table:table-cell>
          <table:table-cell office:value-type="float" office:value="100.5">
            <text:p>100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2-07T11:00:00">
            <text:p>Wed Dec  7 11:00:00 2022</text:p>
          </table:table-cell>
          <table:table-cell office:value-type="float" office:value="66.6667">
            <text:p>66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12-07T14:00:00">
            <text:p>Wed Dec  7 14:00:00 2022</text:p>
          </table:table-cell>
          <table:table-cell office:value-type="float" office:value="182.8333">
            <text:p>182.8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12-07T20:00:00">
            <text:p>Wed Dec  7 20:00:00 2022</text:p>
          </table:table-cell>
          <table:table-cell office:value-type="float" office:value="156.0">
            <text:p>156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2-08T04:00:00">
            <text:p>Thu Dec  8 04:00:00 2022</text:p>
          </table:table-cell>
          <table:table-cell office:value-type="float" office:value="172.5">
            <text:p>172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2-08T05:00:00">
            <text:p>Thu Dec  8 05:00:00 2022</text:p>
          </table:table-cell>
          <table:table-cell office:value-type="float" office:value="171.8333">
            <text:p>171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2-08T06:00:00">
            <text:p>Thu Dec  8 06:00:00 2022</text:p>
          </table:table-cell>
          <table:table-cell office:value-type="float" office:value="132.5">
            <text:p>132.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12-08T07:00:00">
            <text:p>Thu Dec  8 07:00:00 2022</text:p>
          </table:table-cell>
          <table:table-cell office:value-type="float" office:value="152.1667">
            <text:p>152.1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12-08T08:00:00">
            <text:p>Thu Dec  8 08:00:00 2022</text:p>
          </table:table-cell>
          <table:table-cell office:value-type="float" office:value="252.1667">
            <text:p>252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2-08T09:00:00">
            <text:p>Thu Dec  8 09:00:00 2022</text:p>
          </table:table-cell>
          <table:table-cell office:value-type="float" office:value="184.8333">
            <text:p>184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12-16T16:00:00">
            <text:p>Fri Dec 16 16:00:00 2022</text:p>
          </table:table-cell>
          <table:table-cell office:value-type="float" office:value="229.5">
            <text:p>229.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12-16T17:00:00">
            <text:p>Fri Dec 16 17:00:00 2022</text:p>
          </table:table-cell>
          <table:table-cell office:value-type="float" office:value="261.1667">
            <text:p>261.1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12-16T18:00:00">
            <text:p>Fri Dec 16 18:00:00 2022</text:p>
          </table:table-cell>
          <table:table-cell office:value-type="float" office:value="165.6667">
            <text:p>165.6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2-16T19:00:00">
            <text:p>Fri Dec 16 19:00:00 2022</text:p>
          </table:table-cell>
          <table:table-cell office:value-type="float" office:value="171.8333">
            <text:p>171.8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12-16T20:00:00">
            <text:p>Fri Dec 16 20:00:00 2022</text:p>
          </table:table-cell>
          <table:table-cell office:value-type="float" office:value="147.5">
            <text:p>147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2-16T21:00:00">
            <text:p>Fri Dec 16 21:00:00 2022</text:p>
          </table:table-cell>
          <table:table-cell office:value-type="float" office:value="140.1667">
            <text:p>140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2-16T22:00:00">
            <text:p>Fri Dec 16 22:00:00 2022</text:p>
          </table:table-cell>
          <table:table-cell office:value-type="float" office:value="101.6667">
            <text:p>101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2-16T23:00:00">
            <text:p>Fri Dec 16 23:00:00 2022</text:p>
          </table:table-cell>
          <table:table-cell office:value-type="float" office:value="147.3333">
            <text:p>147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12-17T00:00:00">
            <text:p>Sat Dec 17 00:00:00 2022</text:p>
          </table:table-cell>
          <table:table-cell office:value-type="float" office:value="178.1667">
            <text:p>178.1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12-17T01:00:00">
            <text:p>Sat Dec 17 01:00:00 2022</text:p>
          </table:table-cell>
          <table:table-cell office:value-type="float" office:value="217.5">
            <text:p>217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12-17T02:00:00">
            <text:p>Sat Dec 17 02:00:00 2022</text:p>
          </table:table-cell>
          <table:table-cell office:value-type="float" office:value="174.5">
            <text:p>174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12-17T03:00:00">
            <text:p>Sat Dec 17 03:00:00 2022</text:p>
          </table:table-cell>
          <table:table-cell office:value-type="float" office:value="117.3333">
            <text:p>117.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12-17T04:00:00">
            <text:p>Sat Dec 17 04:00:00 2022</text:p>
          </table:table-cell>
          <table:table-cell office:value-type="float" office:value="158.6667">
            <text:p>158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12-18T01:00:00">
            <text:p>Sun Dec 18 01:00:00 2022</text:p>
          </table:table-cell>
          <table:table-cell office:value-type="float" office:value="166.1667">
            <text:p>166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12-18T02:00:00">
            <text:p>Sun Dec 18 02:00:00 2022</text:p>
          </table:table-cell>
          <table:table-cell office:value-type="float" office:value="139.8333">
            <text:p>139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12-18T03:00:00">
            <text:p>Sun Dec 18 03:00:00 2022</text:p>
          </table:table-cell>
          <table:table-cell office:value-type="float" office:value="117.0">
            <text:p>117.0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12-18T04:00:00">
            <text:p>Sun Dec 18 04:00:00 2022</text:p>
          </table:table-cell>
          <table:table-cell office:value-type="float" office:value="146.6667">
            <text:p>146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12-18T05:00:00">
            <text:p>Sun Dec 18 05:00:00 2022</text:p>
          </table:table-cell>
          <table:table-cell office:value-type="float" office:value="101.0">
            <text:p>101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2-18T06:00:00">
            <text:p>Sun Dec 18 06:00:00 2022</text:p>
          </table:table-cell>
          <table:table-cell office:value-type="float" office:value="113.3333">
            <text:p>113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12-18T07:00:00">
            <text:p>Sun Dec 18 07:00:00 2022</text:p>
          </table:table-cell>
          <table:table-cell office:value-type="float" office:value="138.5">
            <text:p>138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2-18T08:00:00">
            <text:p>Sun Dec 18 08:00:00 2022</text:p>
          </table:table-cell>
          <table:table-cell office:value-type="float" office:value="209.1667">
            <text:p>209.1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12-18T09:00:00">
            <text:p>Sun Dec 18 09:00:00 2022</text:p>
          </table:table-cell>
          <table:table-cell office:value-type="float" office:value="175.0">
            <text:p>175.0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12-18T10:00:00">
            <text:p>Sun Dec 18 10:00:00 2022</text:p>
          </table:table-cell>
          <table:table-cell office:value-type="float" office:value="176.6667">
            <text:p>176.6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12-18T11:00:00">
            <text:p>Sun Dec 18 11:00:00 2022</text:p>
          </table:table-cell>
          <table:table-cell office:value-type="float" office:value="77.8333">
            <text:p>77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2-18T12:00:00">
            <text:p>Sun Dec 18 12:00:00 2022</text:p>
          </table:table-cell>
          <table:table-cell office:value-type="float" office:value="78.0">
            <text:p>78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12-18T13:00:00">
            <text:p>Sun Dec 18 13:00:00 2022</text:p>
          </table:table-cell>
          <table:table-cell office:value-type="float" office:value="255.3333">
            <text:p>255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12-18T15:00:00">
            <text:p>Sun Dec 18 15:00:00 2022</text:p>
          </table:table-cell>
          <table:table-cell office:value-type="float" office:value="113.0">
            <text:p>113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12-19T01:00:00">
            <text:p>Mon Dec 19 01:00:00 2022</text:p>
          </table:table-cell>
          <table:table-cell office:value-type="float" office:value="151.1667">
            <text:p>151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12-19T02:00:00">
            <text:p>Mon Dec 19 02:00:00 2022</text:p>
          </table:table-cell>
          <table:table-cell office:value-type="float" office:value="153.6667">
            <text:p>153.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2-19T03:00:00">
            <text:p>Mon Dec 19 03:00:00 2022</text:p>
          </table:table-cell>
          <table:table-cell office:value-type="float" office:value="182.5">
            <text:p>182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12-19T04:00:00">
            <text:p>Mon Dec 19 04:00:00 2022</text:p>
          </table:table-cell>
          <table:table-cell office:value-type="float" office:value="227.6667">
            <text:p>227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12-19T05:00:00">
            <text:p>Mon Dec 19 05:00:00 2022</text:p>
          </table:table-cell>
          <table:table-cell office:value-type="float" office:value="160.5">
            <text:p>160.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12-19T06:00:00">
            <text:p>Mon Dec 19 06:00:00 2022</text:p>
          </table:table-cell>
          <table:table-cell office:value-type="float" office:value="168.8333">
            <text:p>168.8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12-19T07:00:00">
            <text:p>Mon Dec 19 07:00:00 2022</text:p>
          </table:table-cell>
          <table:table-cell office:value-type="float" office:value="215.1667">
            <text:p>215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12-19T08:00:00">
            <text:p>Mon Dec 19 08:00:00 2022</text:p>
          </table:table-cell>
          <table:table-cell office:value-type="float" office:value="133.0">
            <text:p>133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12-19T09:00:00">
            <text:p>Mon Dec 19 09:00:00 2022</text:p>
          </table:table-cell>
          <table:table-cell office:value-type="float" office:value="106.5">
            <text:p>106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12-19T10:00:00">
            <text:p>Mon Dec 19 10:00:00 2022</text:p>
          </table:table-cell>
          <table:table-cell office:value-type="float" office:value="187.8333">
            <text:p>187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12-19T11:00:00">
            <text:p>Mon Dec 19 11:00:00 2022</text:p>
          </table:table-cell>
          <table:table-cell office:value-type="float" office:value="265.1667">
            <text:p>265.1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2-19T12:00:00">
            <text:p>Mon Dec 19 12:00:00 2022</text:p>
          </table:table-cell>
          <table:table-cell office:value-type="float" office:value="76.0">
            <text:p>76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2-19T13:00:00">
            <text:p>Mon Dec 19 13:00:00 2022</text:p>
          </table:table-cell>
          <table:table-cell office:value-type="float" office:value="44.3333">
            <text:p>44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12-19T14:00:00">
            <text:p>Mon Dec 19 14:00:00 2022</text:p>
          </table:table-cell>
          <table:table-cell office:value-type="float" office:value="95.0">
            <text:p>95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12-20T11:00:00">
            <text:p>Tue Dec 20 11:00:00 2022</text:p>
          </table:table-cell>
          <table:table-cell office:value-type="float" office:value="161.6667">
            <text:p>161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2-20T12:00:00">
            <text:p>Tue Dec 20 12:00:00 2022</text:p>
          </table:table-cell>
          <table:table-cell office:value-type="float" office:value="211.1667">
            <text:p>211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2-20T13:00:00">
            <text:p>Tue Dec 20 13:00:00 2022</text:p>
          </table:table-cell>
          <table:table-cell office:value-type="float" office:value="182.8333">
            <text:p>182.8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12-20T14:00:00">
            <text:p>Tue Dec 20 14:00:00 2022</text:p>
          </table:table-cell>
          <table:table-cell office:value-type="float" office:value="140.0">
            <text:p>140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2-20T15:00:00">
            <text:p>Tue Dec 20 15:00:00 2022</text:p>
          </table:table-cell>
          <table:table-cell office:value-type="float" office:value="151.8333">
            <text:p>151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2-20T16:00:00">
            <text:p>Tue Dec 20 16:00:00 2022</text:p>
          </table:table-cell>
          <table:table-cell office:value-type="float" office:value="197.6667">
            <text:p>197.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12-20T17:00:00">
            <text:p>Tue Dec 20 17:00:00 2022</text:p>
          </table:table-cell>
          <table:table-cell office:value-type="float" office:value="45.0">
            <text:p>45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12-22T01:00:00">
            <text:p>Thu Dec 22 01:00:00 2022</text:p>
          </table:table-cell>
          <table:table-cell office:value-type="float" office:value="136.6667">
            <text:p>136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12-22T08:00:00">
            <text:p>Thu Dec 22 08:00:00 2022</text:p>
          </table:table-cell>
          <table:table-cell office:value-type="float" office:value="132.1667">
            <text:p>132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12-22T09:00:00">
            <text:p>Thu Dec 22 09:00:00 2022</text:p>
          </table:table-cell>
          <table:table-cell office:value-type="float" office:value="100.6667">
            <text:p>100.6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12-22T10:00:00">
            <text:p>Thu Dec 22 10:00:00 2022</text:p>
          </table:table-cell>
          <table:table-cell office:value-type="float" office:value="171.3333">
            <text:p>171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12-22T11:00:00">
            <text:p>Thu Dec 22 11:00:00 2022</text:p>
          </table:table-cell>
          <table:table-cell office:value-type="float" office:value="292.1667">
            <text:p>292.1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12-22T12:00:00">
            <text:p>Thu Dec 22 12:00:00 2022</text:p>
          </table:table-cell>
          <table:table-cell office:value-type="float" office:value="134.1667">
            <text:p>134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12-22T13:00:00">
            <text:p>Thu Dec 22 13:00:00 2022</text:p>
          </table:table-cell>
          <table:table-cell office:value-type="float" office:value="31.0">
            <text:p>31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12-22T14:00:00">
            <text:p>Thu Dec 22 14:00:00 2022</text:p>
          </table:table-cell>
          <table:table-cell office:value-type="float" office:value="78.8333">
            <text:p>78.8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12-22T15:00:00">
            <text:p>Thu Dec 22 15:00:00 2022</text:p>
          </table:table-cell>
          <table:table-cell office:value-type="float" office:value="70.6667">
            <text:p>70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12-22T16:00:00">
            <text:p>Thu Dec 22 16:00:00 2022</text:p>
          </table:table-cell>
          <table:table-cell office:value-type="float" office:value="70.8333">
            <text:p>70.8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12-23T01:00:00">
            <text:p>Fri Dec 23 01:00:00 2022</text:p>
          </table:table-cell>
          <table:table-cell office:value-type="float" office:value="162.6667">
            <text:p>162.6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12-23T02:00:00">
            <text:p>Fri Dec 23 02:00:00 2022</text:p>
          </table:table-cell>
          <table:table-cell office:value-type="float" office:value="176.0">
            <text:p>176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12-23T03:00:00">
            <text:p>Fri Dec 23 03:00:00 2022</text:p>
          </table:table-cell>
          <table:table-cell office:value-type="float" office:value="144.1667">
            <text:p>144.1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12-23T04:00:00">
            <text:p>Fri Dec 23 04:00:00 2022</text:p>
          </table:table-cell>
          <table:table-cell office:value-type="float" office:value="138.5">
            <text:p>138.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12-23T05:00:00">
            <text:p>Fri Dec 23 05:00:00 2022</text:p>
          </table:table-cell>
          <table:table-cell office:value-type="float" office:value="114.0">
            <text:p>114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2-23T06:00:00">
            <text:p>Fri Dec 23 06:00:00 2022</text:p>
          </table:table-cell>
          <table:table-cell office:value-type="float" office:value="242.8333">
            <text:p>242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23T07:00:00">
            <text:p>Fri Dec 23 07:00:00 2022</text:p>
          </table:table-cell>
          <table:table-cell office:value-type="float" office:value="183.6667">
            <text:p>183.6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2-12-23T08:00:00">
            <text:p>Fri Dec 23 08:00:00 2022</text:p>
          </table:table-cell>
          <table:table-cell office:value-type="float" office:value="146.1667">
            <text:p>146.1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2-23T10:00:00">
            <text:p>Fri Dec 23 10:00:00 2022</text:p>
          </table:table-cell>
          <table:table-cell office:value-type="float" office:value="105.3333">
            <text:p>105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12-23T11:00:00">
            <text:p>Fri Dec 23 11:00:00 2022</text:p>
          </table:table-cell>
          <table:table-cell office:value-type="float" office:value="298.3333">
            <text:p>298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2-23T12:00:00">
            <text:p>Fri Dec 23 12:00:00 2022</text:p>
          </table:table-cell>
          <table:table-cell office:value-type="float" office:value="147.0">
            <text:p>147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12-23T13:00:00">
            <text:p>Fri Dec 23 13:00:00 2022</text:p>
          </table:table-cell>
          <table:table-cell office:value-type="float" office:value="91.5">
            <text:p>91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2-23T14:00:00">
            <text:p>Fri Dec 23 14:00:00 2022</text:p>
          </table:table-cell>
          <table:table-cell office:value-type="float" office:value="78.3333">
            <text:p>78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2-23T15:00:00">
            <text:p>Fri Dec 23 15:00:00 2022</text:p>
          </table:table-cell>
          <table:table-cell office:value-type="float" office:value="139.0">
            <text:p>139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12-23T16:00:00">
            <text:p>Fri Dec 23 16:00:00 2022</text:p>
          </table:table-cell>
          <table:table-cell office:value-type="float" office:value="43.8333">
            <text:p>43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12-24T08:00:00">
            <text:p>Sat Dec 24 08:00:00 2022</text:p>
          </table:table-cell>
          <table:table-cell office:value-type="float" office:value="99.8333">
            <text:p>99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12-24T09:00:00">
            <text:p>Sat Dec 24 09:00:00 2022</text:p>
          </table:table-cell>
          <table:table-cell office:value-type="float" office:value="159.1667">
            <text:p>159.1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12-24T10:00:00">
            <text:p>Sat Dec 24 10:00:00 2022</text:p>
          </table:table-cell>
          <table:table-cell office:value-type="float" office:value="129.1667">
            <text:p>129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2-24T11:00:00">
            <text:p>Sat Dec 24 11:00:00 2022</text:p>
          </table:table-cell>
          <table:table-cell office:value-type="float" office:value="274.8333">
            <text:p>274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24T12:00:00">
            <text:p>Sat Dec 24 12:00:00 2022</text:p>
          </table:table-cell>
          <table:table-cell office:value-type="float" office:value="115.0">
            <text:p>115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2-24T13:00:00">
            <text:p>Sat Dec 24 13:00:00 2022</text:p>
          </table:table-cell>
          <table:table-cell office:value-type="float" office:value="87.5">
            <text:p>87.5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12-24T15:00:00">
            <text:p>Sat Dec 24 15:00:00 2022</text:p>
          </table:table-cell>
          <table:table-cell office:value-type="float" office:value="80.8333">
            <text:p>80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12-24T16:00:00">
            <text:p>Sat Dec 24 16:00:00 2022</text:p>
          </table:table-cell>
          <table:table-cell office:value-type="float" office:value="46.3333">
            <text:p>46.3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12-25T08:00:00">
            <text:p>Sun Dec 25 08:00:00 2022</text:p>
          </table:table-cell>
          <table:table-cell office:value-type="float" office:value="249.8333">
            <text:p>249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12-25T09:00:00">
            <text:p>Sun Dec 25 09:00:00 2022</text:p>
          </table:table-cell>
          <table:table-cell office:value-type="float" office:value="107.6667">
            <text:p>107.6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12-25T10:00:00">
            <text:p>Sun Dec 25 10:00:00 2022</text:p>
          </table:table-cell>
          <table:table-cell office:value-type="float" office:value="122.8333">
            <text:p>122.8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12-25T11:00:00">
            <text:p>Sun Dec 25 11:00:00 2022</text:p>
          </table:table-cell>
          <table:table-cell office:value-type="float" office:value="213.1667">
            <text:p>213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12-25T12:00:00">
            <text:p>Sun Dec 25 12:00:00 2022</text:p>
          </table:table-cell>
          <table:table-cell office:value-type="float" office:value="139.6667">
            <text:p>139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2-25T13:00:00">
            <text:p>Sun Dec 25 13:00:00 2022</text:p>
          </table:table-cell>
          <table:table-cell office:value-type="float" office:value="156.1667">
            <text:p>156.1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2-25T14:00:00">
            <text:p>Sun Dec 25 14:00:00 2022</text:p>
          </table:table-cell>
          <table:table-cell office:value-type="float" office:value="192.3333">
            <text:p>192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2-25T15:00:00">
            <text:p>Sun Dec 25 15:00:00 2022</text:p>
          </table:table-cell>
          <table:table-cell office:value-type="float" office:value="100.0">
            <text:p>100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2-26T08:00:00">
            <text:p>Mon Dec 26 08:00:00 2022</text:p>
          </table:table-cell>
          <table:table-cell office:value-type="float" office:value="151.3333">
            <text:p>151.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12-26T09:00:00">
            <text:p>Mon Dec 26 09:00:00 2022</text:p>
          </table:table-cell>
          <table:table-cell office:value-type="float" office:value="176.1667">
            <text:p>176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2-12-26T10:00:00">
            <text:p>Mon Dec 26 10:00:00 2022</text:p>
          </table:table-cell>
          <table:table-cell office:value-type="float" office:value="292.3333">
            <text:p>292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2-26T11:00:00">
            <text:p>Mon Dec 26 11:00:00 2022</text:p>
          </table:table-cell>
          <table:table-cell office:value-type="float" office:value="185.8333">
            <text:p>185.8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2-26T12:00:00">
            <text:p>Mon Dec 26 12:00:00 2022</text:p>
          </table:table-cell>
          <table:table-cell office:value-type="float" office:value="69.0">
            <text:p>69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12-26T13:00:00">
            <text:p>Mon Dec 26 13:00:00 2022</text:p>
          </table:table-cell>
          <table:table-cell office:value-type="float" office:value="53.5">
            <text:p>53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2-26T14:00:00">
            <text:p>Mon Dec 26 14:00:00 2022</text:p>
          </table:table-cell>
          <table:table-cell office:value-type="float" office:value="229.0">
            <text:p>229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2-26T18:00:00">
            <text:p>Mon Dec 26 18:00:00 2022</text:p>
          </table:table-cell>
          <table:table-cell office:value-type="float" office:value="231.1667">
            <text:p>231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2-27T05:00:00">
            <text:p>Tue Dec 27 05:00:00 2022</text:p>
          </table:table-cell>
          <table:table-cell office:value-type="float" office:value="153.1667">
            <text:p>153.1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2-27T06:00:00">
            <text:p>Tue Dec 27 06:00:00 2022</text:p>
          </table:table-cell>
          <table:table-cell office:value-type="float" office:value="172.3333">
            <text:p>172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2-27T07:00:00">
            <text:p>Tue Dec 27 07:00:00 2022</text:p>
          </table:table-cell>
          <table:table-cell office:value-type="float" office:value="193.5">
            <text:p>193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2-27T08:00:00">
            <text:p>Tue Dec 27 08:00:00 2022</text:p>
          </table:table-cell>
          <table:table-cell office:value-type="float" office:value="101.6667">
            <text:p>101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2-27T09:00:00">
            <text:p>Tue Dec 27 09:00:00 2022</text:p>
          </table:table-cell>
          <table:table-cell office:value-type="float" office:value="200.3333">
            <text:p>200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27T10:00:00">
            <text:p>Tue Dec 27 10:00:00 2022</text:p>
          </table:table-cell>
          <table:table-cell office:value-type="float" office:value="235.5">
            <text:p>235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12-27T11:00:00">
            <text:p>Tue Dec 27 11:00:00 2022</text:p>
          </table:table-cell>
          <table:table-cell office:value-type="float" office:value="135.5">
            <text:p>135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2-27T12:00:00">
            <text:p>Tue Dec 27 12:00:00 2022</text:p>
          </table:table-cell>
          <table:table-cell office:value-type="float" office:value="98.0">
            <text:p>98.0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12-28T07:00:00">
            <text:p>Wed Dec 28 07:00:00 2022</text:p>
          </table:table-cell>
          <table:table-cell office:value-type="float" office:value="84.1667">
            <text:p>84.1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12-29T02:00:00">
            <text:p>Thu Dec 29 02:00:00 2022</text:p>
          </table:table-cell>
          <table:table-cell office:value-type="float" office:value="106.0">
            <text:p>106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2-29T03:00:00">
            <text:p>Thu Dec 29 03:00:00 2022</text:p>
          </table:table-cell>
          <table:table-cell office:value-type="float" office:value="217.6667">
            <text:p>217.6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2-29T04:00:00">
            <text:p>Thu Dec 29 04:00:00 2022</text:p>
          </table:table-cell>
          <table:table-cell office:value-type="float" office:value="208.5">
            <text:p>208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12-29T05:00:00">
            <text:p>Thu Dec 29 05:00:00 2022</text:p>
          </table:table-cell>
          <table:table-cell office:value-type="float" office:value="181.6667">
            <text:p>181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12-29T06:00:00">
            <text:p>Thu Dec 29 06:00:00 2022</text:p>
          </table:table-cell>
          <table:table-cell office:value-type="float" office:value="100.1667">
            <text:p>100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2-29T07:00:00">
            <text:p>Thu Dec 29 07:00:00 2022</text:p>
          </table:table-cell>
          <table:table-cell office:value-type="float" office:value="267.0">
            <text:p>267.0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2-29T08:00:00">
            <text:p>Thu Dec 29 08:00:00 2022</text:p>
          </table:table-cell>
          <table:table-cell office:value-type="float" office:value="230.0">
            <text:p>230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2-29T09:00:00">
            <text:p>Thu Dec 29 09:00:00 2022</text:p>
          </table:table-cell>
          <table:table-cell office:value-type="float" office:value="156.1667">
            <text:p>156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2-29T10:00:00">
            <text:p>Thu Dec 29 10:00:00 2022</text:p>
          </table:table-cell>
          <table:table-cell office:value-type="float" office:value="97.8333">
            <text:p>97.8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12-29T11:00:00">
            <text:p>Thu Dec 29 11:00:00 2022</text:p>
          </table:table-cell>
          <table:table-cell office:value-type="float" office:value="176.5">
            <text:p>176.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2-29T12:00:00">
            <text:p>Thu Dec 29 12:00:00 2022</text:p>
          </table:table-cell>
          <table:table-cell office:value-type="float" office:value="109.6667">
            <text:p>109.6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2-29T13:00:00">
            <text:p>Thu Dec 29 13:00:00 2022</text:p>
          </table:table-cell>
          <table:table-cell office:value-type="float" office:value="76.1667">
            <text:p>76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12-29T14:00:00">
            <text:p>Thu Dec 29 14:00:00 2022</text:p>
          </table:table-cell>
          <table:table-cell office:value-type="float" office:value="135.3333">
            <text:p>135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2-29T15:00:00">
            <text:p>Thu Dec 29 15:00:00 2022</text:p>
          </table:table-cell>
          <table:table-cell office:value-type="float" office:value="64.0">
            <text:p>64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2-30T12:00:00">
            <text:p>Fri Dec 30 12:00:00 2022</text:p>
          </table:table-cell>
          <table:table-cell office:value-type="float" office:value="59.0">
            <text:p>59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2-30T13:00:00">
            <text:p>Fri Dec 30 13:00:00 2022</text:p>
          </table:table-cell>
          <table:table-cell office:value-type="float" office:value="58.5">
            <text:p>58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12-30T14:00:00">
            <text:p>Fri Dec 30 14:00:00 2022</text:p>
          </table:table-cell>
          <table:table-cell office:value-type="float" office:value="121.8333">
            <text:p>121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2-30T15:00:00">
            <text:p>Fri Dec 30 15:00:00 2022</text:p>
          </table:table-cell>
          <table:table-cell office:value-type="float" office:value="216.1667">
            <text:p>216.1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12-30T18:00:00">
            <text:p>Fri Dec 30 18:00:00 2022</text:p>
          </table:table-cell>
          <table:table-cell office:value-type="float" office:value="82.1667">
            <text:p>82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12-31T10:00:00">
            <text:p>Sat Dec 31 10:00:00 2022</text:p>
          </table:table-cell>
          <table:table-cell office:value-type="float" office:value="181.0">
            <text:p>181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2-31T11:00:00">
            <text:p>Sat Dec 31 11:00:00 2022</text:p>
          </table:table-cell>
          <table:table-cell office:value-type="float" office:value="267.5">
            <text:p>267.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12-31T12:00:00">
            <text:p>Sat Dec 31 12:00:00 2022</text:p>
          </table:table-cell>
          <table:table-cell office:value-type="float" office:value="165.3333">
            <text:p>165.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2-31T13:00:00">
            <text:p>Sat Dec 31 13:00:00 2022</text:p>
          </table:table-cell>
          <table:table-cell office:value-type="float" office:value="68.8333">
            <text:p>68.8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12-31T14:00:00">
            <text:p>Sat Dec 31 14:00:00 2022</text:p>
          </table:table-cell>
          <table:table-cell office:value-type="float" office:value="183.5">
            <text:p>183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2-31T15:00:00">
            <text:p>Sat Dec 31 15:00:00 2022</text:p>
          </table:table-cell>
          <table:table-cell office:value-type="float" office:value="84.6667">
            <text:p>84.6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12-31T16:00:00">
            <text:p>Sat Dec 31 16:00:00 2022</text:p>
          </table:table-cell>
          <table:table-cell office:value-type="float" office:value="133.3333">
            <text:p>133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1-01T01:00:00">
            <text:p>Sun Jan  1 01:00:00 2023</text:p>
          </table:table-cell>
          <table:table-cell office:value-type="float" office:value="107.3333">
            <text:p>107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1-01T04:00:00">
            <text:p>Sun Jan  1 04:00:00 2023</text:p>
          </table:table-cell>
          <table:table-cell office:value-type="float" office:value="236.8333">
            <text:p>236.8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1-01T05:00:00">
            <text:p>Sun Jan  1 05:00:00 2023</text:p>
          </table:table-cell>
          <table:table-cell office:value-type="float" office:value="168.8333">
            <text:p>168.8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01-01T06:00:00">
            <text:p>Sun Jan  1 06:00:00 2023</text:p>
          </table:table-cell>
          <table:table-cell office:value-type="float" office:value="193.0">
            <text:p>193.0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01-01T07:00:00">
            <text:p>Sun Jan  1 07:00:00 2023</text:p>
          </table:table-cell>
          <table:table-cell office:value-type="float" office:value="211.5">
            <text:p>211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1-01T08:00:00">
            <text:p>Sun Jan  1 08:00:00 2023</text:p>
          </table:table-cell>
          <table:table-cell office:value-type="float" office:value="221.3333">
            <text:p>221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1-01T09:00:00">
            <text:p>Sun Jan  1 09:00:00 2023</text:p>
          </table:table-cell>
          <table:table-cell office:value-type="float" office:value="166.6667">
            <text:p>166.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01-01T10:00:00">
            <text:p>Sun Jan  1 10:00:00 2023</text:p>
          </table:table-cell>
          <table:table-cell office:value-type="float" office:value="249.5">
            <text:p>249.5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1-01T11:00:00">
            <text:p>Sun Jan  1 11:00:00 2023</text:p>
          </table:table-cell>
          <table:table-cell office:value-type="float" office:value="217.0">
            <text:p>217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1-01T13:00:00">
            <text:p>Sun Jan  1 13:00:00 2023</text:p>
          </table:table-cell>
          <table:table-cell office:value-type="float" office:value="183.0">
            <text:p>183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1-02T06:00:00">
            <text:p>Mon Jan  2 06:00:00 2023</text:p>
          </table:table-cell>
          <table:table-cell office:value-type="float" office:value="154.3333">
            <text:p>154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1-02T07:00:00">
            <text:p>Mon Jan  2 07:00:00 2023</text:p>
          </table:table-cell>
          <table:table-cell office:value-type="float" office:value="217.8333">
            <text:p>217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1-02T08:00:00">
            <text:p>Mon Jan  2 08:00:00 2023</text:p>
          </table:table-cell>
          <table:table-cell office:value-type="float" office:value="149.1667">
            <text:p>149.1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1-02T09:00:00">
            <text:p>Mon Jan  2 09:00:00 2023</text:p>
          </table:table-cell>
          <table:table-cell office:value-type="float" office:value="144.3333">
            <text:p>144.3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1-02T10:00:00">
            <text:p>Mon Jan  2 10:00:00 2023</text:p>
          </table:table-cell>
          <table:table-cell office:value-type="float" office:value="122.8333">
            <text:p>122.8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1-02T13:00:00">
            <text:p>Mon Jan  2 13:00:00 2023</text:p>
          </table:table-cell>
          <table:table-cell office:value-type="float" office:value="147.3333">
            <text:p>147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1-02T14:00:00">
            <text:p>Mon Jan  2 14:00:00 2023</text:p>
          </table:table-cell>
          <table:table-cell office:value-type="float" office:value="126.5">
            <text:p>126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1-02T15:00:00">
            <text:p>Mon Jan  2 15:00:00 2023</text:p>
          </table:table-cell>
          <table:table-cell office:value-type="float" office:value="94.5">
            <text:p>94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1-03T03:00:00">
            <text:p>Tue Jan  3 03:00:00 2023</text:p>
          </table:table-cell>
          <table:table-cell office:value-type="float" office:value="69.0">
            <text:p>69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1-03T04:00:00">
            <text:p>Tue Jan  3 04:00:00 2023</text:p>
          </table:table-cell>
          <table:table-cell office:value-type="float" office:value="169.5">
            <text:p>169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1-03T05:00:00">
            <text:p>Tue Jan  3 05:00:00 2023</text:p>
          </table:table-cell>
          <table:table-cell office:value-type="float" office:value="161.3333">
            <text:p>161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1-03T06:00:00">
            <text:p>Tue Jan  3 06:00:00 2023</text:p>
          </table:table-cell>
          <table:table-cell office:value-type="float" office:value="143.0">
            <text:p>143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01-03T07:00:00">
            <text:p>Tue Jan  3 07:00:00 2023</text:p>
          </table:table-cell>
          <table:table-cell office:value-type="float" office:value="294.8333">
            <text:p>294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03T08:00:00">
            <text:p>Tue Jan  3 08:00:00 2023</text:p>
          </table:table-cell>
          <table:table-cell office:value-type="float" office:value="256.1667">
            <text:p>256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03T09:00:00">
            <text:p>Tue Jan  3 09:00:00 2023</text:p>
          </table:table-cell>
          <table:table-cell office:value-type="float" office:value="169.6667">
            <text:p>169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03T10:00:00">
            <text:p>Tue Jan  3 10:00:00 2023</text:p>
          </table:table-cell>
          <table:table-cell office:value-type="float" office:value="55.3333">
            <text:p>55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03T11:00:00">
            <text:p>Tue Jan  3 11:00:00 2023</text:p>
          </table:table-cell>
          <table:table-cell office:value-type="float" office:value="128.5">
            <text:p>128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1-03T12:00:00">
            <text:p>Tue Jan  3 12:00:00 2023</text:p>
          </table:table-cell>
          <table:table-cell office:value-type="float" office:value="335.8333">
            <text:p>335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1-03T13:00:00">
            <text:p>Tue Jan  3 13:00:00 2023</text:p>
          </table:table-cell>
          <table:table-cell office:value-type="float" office:value="287.3333">
            <text:p>287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1-03T14:00:00">
            <text:p>Tue Jan  3 14:00:00 2023</text:p>
          </table:table-cell>
          <table:table-cell office:value-type="float" office:value="128.5">
            <text:p>128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1-04T10:00:00">
            <text:p>Wed Jan  4 10:00:00 2023</text:p>
          </table:table-cell>
          <table:table-cell office:value-type="float" office:value="129.0">
            <text:p>129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1-04T11:00:00">
            <text:p>Wed Jan  4 11:00:00 2023</text:p>
          </table:table-cell>
          <table:table-cell office:value-type="float" office:value="73.6667">
            <text:p>73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1-04T12:00:00">
            <text:p>Wed Jan  4 12:00:00 2023</text:p>
          </table:table-cell>
          <table:table-cell office:value-type="float" office:value="54.3333">
            <text:p>54.3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01-04T13:00:00">
            <text:p>Wed Jan  4 13:00:00 2023</text:p>
          </table:table-cell>
          <table:table-cell office:value-type="float" office:value="162.3333">
            <text:p>162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1-04T14:00:00">
            <text:p>Wed Jan  4 14:00:00 2023</text:p>
          </table:table-cell>
          <table:table-cell office:value-type="float" office:value="236.6667">
            <text:p>236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1-04T15:00:00">
            <text:p>Wed Jan  4 15:00:00 2023</text:p>
          </table:table-cell>
          <table:table-cell office:value-type="float" office:value="162.1667">
            <text:p>162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1-05T07:00:00">
            <text:p>Thu Jan  5 07:00:00 2023</text:p>
          </table:table-cell>
          <table:table-cell office:value-type="float" office:value="187.6667">
            <text:p>187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1-05T08:00:00">
            <text:p>Thu Jan  5 08:00:00 2023</text:p>
          </table:table-cell>
          <table:table-cell office:value-type="float" office:value="230.5">
            <text:p>230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1-05T10:00:00">
            <text:p>Thu Jan  5 10:00:00 2023</text:p>
          </table:table-cell>
          <table:table-cell office:value-type="float" office:value="188.1667">
            <text:p>188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01-05T11:00:00">
            <text:p>Thu Jan  5 11:00:00 2023</text:p>
          </table:table-cell>
          <table:table-cell office:value-type="float" office:value="159.8333">
            <text:p>159.8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1-05T12:00:00">
            <text:p>Thu Jan  5 12:00:00 2023</text:p>
          </table:table-cell>
          <table:table-cell office:value-type="float" office:value="303.3333">
            <text:p>303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1-05T13:00:00">
            <text:p>Thu Jan  5 13:00:00 2023</text:p>
          </table:table-cell>
          <table:table-cell office:value-type="float" office:value="72.3333">
            <text:p>72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1-05T14:00:00">
            <text:p>Thu Jan  5 14:00:00 2023</text:p>
          </table:table-cell>
          <table:table-cell office:value-type="float" office:value="106.3333">
            <text:p>106.3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1-05T15:00:00">
            <text:p>Thu Jan  5 15:00:00 2023</text:p>
          </table:table-cell>
          <table:table-cell office:value-type="float" office:value="93.1667">
            <text:p>93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1-05T16:00:00">
            <text:p>Thu Jan  5 16:00:00 2023</text:p>
          </table:table-cell>
          <table:table-cell office:value-type="float" office:value="90.0">
            <text:p>90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1-06T07:00:00">
            <text:p>Fri Jan  6 07:00:00 2023</text:p>
          </table:table-cell>
          <table:table-cell office:value-type="float" office:value="145.5">
            <text:p>145.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01-06T08:00:00">
            <text:p>Fri Jan  6 08:00:00 2023</text:p>
          </table:table-cell>
          <table:table-cell office:value-type="float" office:value="202.1667">
            <text:p>202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01-06T09:00:00">
            <text:p>Fri Jan  6 09:00:00 2023</text:p>
          </table:table-cell>
          <table:table-cell office:value-type="float" office:value="251.1667">
            <text:p>251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1-06T10:00:00">
            <text:p>Fri Jan  6 10:00:00 2023</text:p>
          </table:table-cell>
          <table:table-cell office:value-type="float" office:value="79.3333">
            <text:p>79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1-06T11:00:00">
            <text:p>Fri Jan  6 11:00:00 2023</text:p>
          </table:table-cell>
          <table:table-cell office:value-type="float" office:value="57.8333">
            <text:p>57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1-06T12:00:00">
            <text:p>Fri Jan  6 12:00:00 2023</text:p>
          </table:table-cell>
          <table:table-cell office:value-type="float" office:value="34.1667">
            <text:p>34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1-06T13:00:00">
            <text:p>Fri Jan  6 13:00:00 2023</text:p>
          </table:table-cell>
          <table:table-cell office:value-type="float" office:value="153.3333">
            <text:p>153.3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1-06T16:00:00">
            <text:p>Fri Jan  6 16:00:00 2023</text:p>
          </table:table-cell>
          <table:table-cell office:value-type="float" office:value="46.3333">
            <text:p>46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1-07T06:00:00">
            <text:p>Sat Jan  7 06:00:00 2023</text:p>
          </table:table-cell>
          <table:table-cell office:value-type="float" office:value="192.5">
            <text:p>192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1-07T07:00:00">
            <text:p>Sat Jan  7 07:00:00 2023</text:p>
          </table:table-cell>
          <table:table-cell office:value-type="float" office:value="182.3333">
            <text:p>182.3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1-07T08:00:00">
            <text:p>Sat Jan  7 08:00:00 2023</text:p>
          </table:table-cell>
          <table:table-cell office:value-type="float" office:value="213.5">
            <text:p>213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1-07T09:00:00">
            <text:p>Sat Jan  7 09:00:00 2023</text:p>
          </table:table-cell>
          <table:table-cell office:value-type="float" office:value="96.0">
            <text:p>96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1-07T10:00:00">
            <text:p>Sat Jan  7 10:00:00 2023</text:p>
          </table:table-cell>
          <table:table-cell office:value-type="float" office:value="119.8333">
            <text:p>119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1-07T11:00:00">
            <text:p>Sat Jan  7 11:00:00 2023</text:p>
          </table:table-cell>
          <table:table-cell office:value-type="float" office:value="169.8333">
            <text:p>169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1-07T12:00:00">
            <text:p>Sat Jan  7 12:00:00 2023</text:p>
          </table:table-cell>
          <table:table-cell office:value-type="float" office:value="159.5">
            <text:p>159.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1-09T14:00:00">
            <text:p>Mon Jan  9 14:00:00 2023</text:p>
          </table:table-cell>
          <table:table-cell office:value-type="float" office:value="253.8333">
            <text:p>253.8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1-09T15:00:00">
            <text:p>Mon Jan  9 15:00:00 2023</text:p>
          </table:table-cell>
          <table:table-cell office:value-type="float" office:value="261.3333">
            <text:p>261.3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1-09T16:00:00">
            <text:p>Mon Jan  9 16:00:00 2023</text:p>
          </table:table-cell>
          <table:table-cell office:value-type="float" office:value="262.8333">
            <text:p>262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1-09T17:00:00">
            <text:p>Mon Jan  9 17:00:00 2023</text:p>
          </table:table-cell>
          <table:table-cell office:value-type="float" office:value="266.3333">
            <text:p>266.3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1-09T18:00:00">
            <text:p>Mon Jan  9 18:00:00 2023</text:p>
          </table:table-cell>
          <table:table-cell office:value-type="float" office:value="248.8333">
            <text:p>248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1-09T19:00:00">
            <text:p>Mon Jan  9 19:00:00 2023</text:p>
          </table:table-cell>
          <table:table-cell office:value-type="float" office:value="252.5">
            <text:p>252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1-09T20:00:00">
            <text:p>Mon Jan  9 20:00:00 2023</text:p>
          </table:table-cell>
          <table:table-cell office:value-type="float" office:value="161.6667">
            <text:p>161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1-09T21:00:00">
            <text:p>Mon Jan  9 21:00:00 2023</text:p>
          </table:table-cell>
          <table:table-cell office:value-type="float" office:value="83.5">
            <text:p>83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1-09T22:00:00">
            <text:p>Mon Jan  9 22:00:00 2023</text:p>
          </table:table-cell>
          <table:table-cell office:value-type="float" office:value="91.1667">
            <text:p>91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1-09T23:00:00">
            <text:p>Mon Jan  9 23:00:00 2023</text:p>
          </table:table-cell>
          <table:table-cell office:value-type="float" office:value="113.8333">
            <text:p>113.8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01-10T00:00:00">
            <text:p>Tue Jan 10 00:00:00 2023</text:p>
          </table:table-cell>
          <table:table-cell office:value-type="float" office:value="152.0">
            <text:p>152.0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1-10T01:00:00">
            <text:p>Tue Jan 10 01:00:00 2023</text:p>
          </table:table-cell>
          <table:table-cell office:value-type="float" office:value="159.1667">
            <text:p>159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1-10T02:00:00">
            <text:p>Tue Jan 10 02:00:00 2023</text:p>
          </table:table-cell>
          <table:table-cell office:value-type="float" office:value="107.1667">
            <text:p>107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1-10T03:00:00">
            <text:p>Tue Jan 10 03:00:00 2023</text:p>
          </table:table-cell>
          <table:table-cell office:value-type="float" office:value="172.8333">
            <text:p>172.8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01-10T04:00:00">
            <text:p>Tue Jan 10 04:00:00 2023</text:p>
          </table:table-cell>
          <table:table-cell office:value-type="float" office:value="209.0">
            <text:p>209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1-10T05:00:00">
            <text:p>Tue Jan 10 05:00:00 2023</text:p>
          </table:table-cell>
          <table:table-cell office:value-type="float" office:value="97.8333">
            <text:p>97.8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1-10T06:00:00">
            <text:p>Tue Jan 10 06:00:00 2023</text:p>
          </table:table-cell>
          <table:table-cell office:value-type="float" office:value="205.0">
            <text:p>205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1-10T07:00:00">
            <text:p>Tue Jan 10 07:00:00 2023</text:p>
          </table:table-cell>
          <table:table-cell office:value-type="float" office:value="168.6667">
            <text:p>168.6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01-10T08:00:00">
            <text:p>Tue Jan 10 08:00:00 2023</text:p>
          </table:table-cell>
          <table:table-cell office:value-type="float" office:value="106.6667">
            <text:p>106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1-10T09:00:00">
            <text:p>Tue Jan 10 09:00:00 2023</text:p>
          </table:table-cell>
          <table:table-cell office:value-type="float" office:value="128.8333">
            <text:p>128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1-10T10:00:00">
            <text:p>Tue Jan 10 10:00:00 2023</text:p>
          </table:table-cell>
          <table:table-cell office:value-type="float" office:value="117.6667">
            <text:p>117.6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1-10T11:00:00">
            <text:p>Tue Jan 10 11:00:00 2023</text:p>
          </table:table-cell>
          <table:table-cell office:value-type="float" office:value="276.6667">
            <text:p>276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01-10T12:00:00">
            <text:p>Tue Jan 10 12:00:00 2023</text:p>
          </table:table-cell>
          <table:table-cell office:value-type="float" office:value="310.5">
            <text:p>310.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1-10T13:00:00">
            <text:p>Tue Jan 10 13:00:00 2023</text:p>
          </table:table-cell>
          <table:table-cell office:value-type="float" office:value="208.0">
            <text:p>208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1-10T14:00:00">
            <text:p>Tue Jan 10 14:00:00 2023</text:p>
          </table:table-cell>
          <table:table-cell office:value-type="float" office:value="290.8333">
            <text:p>290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01-10T15:00:00">
            <text:p>Tue Jan 10 15:00:00 2023</text:p>
          </table:table-cell>
          <table:table-cell office:value-type="float" office:value="218.5">
            <text:p>218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1-10T16:00:00">
            <text:p>Tue Jan 10 16:00:00 2023</text:p>
          </table:table-cell>
          <table:table-cell office:value-type="float" office:value="304.3333">
            <text:p>304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1-10T17:00:00">
            <text:p>Tue Jan 10 17:00:00 2023</text:p>
          </table:table-cell>
          <table:table-cell office:value-type="float" office:value="302.5">
            <text:p>302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1-10T18:00:00">
            <text:p>Tue Jan 10 18:00:00 2023</text:p>
          </table:table-cell>
          <table:table-cell office:value-type="float" office:value="133.5">
            <text:p>133.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1-10T19:00:00">
            <text:p>Tue Jan 10 19:00:00 2023</text:p>
          </table:table-cell>
          <table:table-cell office:value-type="float" office:value="111.6667">
            <text:p>111.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1-11T10:00:00">
            <text:p>Wed Jan 11 10:00:00 2023</text:p>
          </table:table-cell>
          <table:table-cell office:value-type="float" office:value="121.5">
            <text:p>121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1-11T12:00:00">
            <text:p>Wed Jan 11 12:00:00 2023</text:p>
          </table:table-cell>
          <table:table-cell office:value-type="float" office:value="109.3333">
            <text:p>109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1-11T13:00:00">
            <text:p>Wed Jan 11 13:00:00 2023</text:p>
          </table:table-cell>
          <table:table-cell office:value-type="float" office:value="122.5">
            <text:p>122.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1-11T14:00:00">
            <text:p>Wed Jan 11 14:00:00 2023</text:p>
          </table:table-cell>
          <table:table-cell office:value-type="float" office:value="107.8333">
            <text:p>107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1-12T04:00:00">
            <text:p>Thu Jan 12 04:00:00 2023</text:p>
          </table:table-cell>
          <table:table-cell office:value-type="float" office:value="193.6667">
            <text:p>193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1-12T05:00:00">
            <text:p>Thu Jan 12 05:00:00 2023</text:p>
          </table:table-cell>
          <table:table-cell office:value-type="float" office:value="170.6667">
            <text:p>170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1-12T06:00:00">
            <text:p>Thu Jan 12 06:00:00 2023</text:p>
          </table:table-cell>
          <table:table-cell office:value-type="float" office:value="214.3333">
            <text:p>214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1-12T07:00:00">
            <text:p>Thu Jan 12 07:00:00 2023</text:p>
          </table:table-cell>
          <table:table-cell office:value-type="float" office:value="214.3333">
            <text:p>214.3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1-12T08:00:00">
            <text:p>Thu Jan 12 08:00:00 2023</text:p>
          </table:table-cell>
          <table:table-cell office:value-type="float" office:value="173.5">
            <text:p>173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1-12T09:00:00">
            <text:p>Thu Jan 12 09:00:00 2023</text:p>
          </table:table-cell>
          <table:table-cell office:value-type="float" office:value="99.3333">
            <text:p>99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1-12T10:00:00">
            <text:p>Thu Jan 12 10:00:00 2023</text:p>
          </table:table-cell>
          <table:table-cell office:value-type="float" office:value="140.5">
            <text:p>140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01-12T11:00:00">
            <text:p>Thu Jan 12 11:00:00 2023</text:p>
          </table:table-cell>
          <table:table-cell office:value-type="float" office:value="87.5">
            <text:p>87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01-12T12:00:00">
            <text:p>Thu Jan 12 12:00:00 2023</text:p>
          </table:table-cell>
          <table:table-cell office:value-type="float" office:value="100.0">
            <text:p>100.0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1-12T13:00:00">
            <text:p>Thu Jan 12 13:00:00 2023</text:p>
          </table:table-cell>
          <table:table-cell office:value-type="float" office:value="221.6667">
            <text:p>221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1-12T14:00:00">
            <text:p>Thu Jan 12 14:00:00 2023</text:p>
          </table:table-cell>
          <table:table-cell office:value-type="float" office:value="190.1667">
            <text:p>190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1-12T15:00:00">
            <text:p>Thu Jan 12 15:00:00 2023</text:p>
          </table:table-cell>
          <table:table-cell office:value-type="float" office:value="221.1667">
            <text:p>221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1-12T16:00:00">
            <text:p>Thu Jan 12 16:00:00 2023</text:p>
          </table:table-cell>
          <table:table-cell office:value-type="float" office:value="206.0">
            <text:p>206.0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1-12T17:00:00">
            <text:p>Thu Jan 12 17:00:00 2023</text:p>
          </table:table-cell>
          <table:table-cell office:value-type="float" office:value="152.6667">
            <text:p>152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1-12T18:00:00">
            <text:p>Thu Jan 12 18:00:00 2023</text:p>
          </table:table-cell>
          <table:table-cell office:value-type="float" office:value="77.8333">
            <text:p>77.8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1-13T07:00:00">
            <text:p>Fri Jan 13 07:00:00 2023</text:p>
          </table:table-cell>
          <table:table-cell office:value-type="float" office:value="106.3333">
            <text:p>106.3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1-13T10:00:00">
            <text:p>Fri Jan 13 10:00:00 2023</text:p>
          </table:table-cell>
          <table:table-cell office:value-type="float" office:value="77.5">
            <text:p>77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1-13T11:00:00">
            <text:p>Fri Jan 13 11:00:00 2023</text:p>
          </table:table-cell>
          <table:table-cell office:value-type="float" office:value="91.8333">
            <text:p>91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1-13T12:00:00">
            <text:p>Fri Jan 13 12:00:00 2023</text:p>
          </table:table-cell>
          <table:table-cell office:value-type="float" office:value="75.0">
            <text:p>75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1-13T13:00:00">
            <text:p>Fri Jan 13 13:00:00 2023</text:p>
          </table:table-cell>
          <table:table-cell office:value-type="float" office:value="29.3333">
            <text:p>29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1-13T14:00:00">
            <text:p>Fri Jan 13 14:00:00 2023</text:p>
          </table:table-cell>
          <table:table-cell office:value-type="float" office:value="275.6667">
            <text:p>275.6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1-13T15:00:00">
            <text:p>Fri Jan 13 15:00:00 2023</text:p>
          </table:table-cell>
          <table:table-cell office:value-type="float" office:value="283.5">
            <text:p>283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1-13T16:00:00">
            <text:p>Fri Jan 13 16:00:00 2023</text:p>
          </table:table-cell>
          <table:table-cell office:value-type="float" office:value="109.3333">
            <text:p>109.3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1-14T08:00:00">
            <text:p>Sat Jan 14 08:00:00 2023</text:p>
          </table:table-cell>
          <table:table-cell office:value-type="float" office:value="253.6667">
            <text:p>253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01-14T09:00:00">
            <text:p>Sat Jan 14 09:00:00 2023</text:p>
          </table:table-cell>
          <table:table-cell office:value-type="float" office:value="202.3333">
            <text:p>202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01-14T10:00:00">
            <text:p>Sat Jan 14 10:00:00 2023</text:p>
          </table:table-cell>
          <table:table-cell office:value-type="float" office:value="84.5">
            <text:p>84.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01-14T11:00:00">
            <text:p>Sat Jan 14 11:00:00 2023</text:p>
          </table:table-cell>
          <table:table-cell office:value-type="float" office:value="296.5">
            <text:p>296.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1-14T12:00:00">
            <text:p>Sat Jan 14 12:00:00 2023</text:p>
          </table:table-cell>
          <table:table-cell office:value-type="float" office:value="104.3333">
            <text:p>104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1-14T13:00:00">
            <text:p>Sat Jan 14 13:00:00 2023</text:p>
          </table:table-cell>
          <table:table-cell office:value-type="float" office:value="87.1667">
            <text:p>87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1-14T14:00:00">
            <text:p>Sat Jan 14 14:00:00 2023</text:p>
          </table:table-cell>
          <table:table-cell office:value-type="float" office:value="56.0">
            <text:p>56.0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1-14T15:00:00">
            <text:p>Sat Jan 14 15:00:00 2023</text:p>
          </table:table-cell>
          <table:table-cell office:value-type="float" office:value="229.3333">
            <text:p>229.3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1-14T16:00:00">
            <text:p>Sat Jan 14 16:00:00 2023</text:p>
          </table:table-cell>
          <table:table-cell office:value-type="float" office:value="180.1667">
            <text:p>180.1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1-15T08:00:00">
            <text:p>Sun Jan 15 08:00:00 2023</text:p>
          </table:table-cell>
          <table:table-cell office:value-type="float" office:value="175.5">
            <text:p>175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1-15T09:00:00">
            <text:p>Sun Jan 15 09:00:00 2023</text:p>
          </table:table-cell>
          <table:table-cell office:value-type="float" office:value="150.3333">
            <text:p>150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01-15T10:00:00">
            <text:p>Sun Jan 15 10:00:00 2023</text:p>
          </table:table-cell>
          <table:table-cell office:value-type="float" office:value="121.8333">
            <text:p>121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15T11:00:00">
            <text:p>Sun Jan 15 11:00:00 2023</text:p>
          </table:table-cell>
          <table:table-cell office:value-type="float" office:value="161.3333">
            <text:p>161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1-15T12:00:00">
            <text:p>Sun Jan 15 12:00:00 2023</text:p>
          </table:table-cell>
          <table:table-cell office:value-type="float" office:value="85.6667">
            <text:p>85.6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1-15T13:00:00">
            <text:p>Sun Jan 15 13:00:00 2023</text:p>
          </table:table-cell>
          <table:table-cell office:value-type="float" office:value="291.6667">
            <text:p>291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1-15T14:00:00">
            <text:p>Sun Jan 15 14:00:00 2023</text:p>
          </table:table-cell>
          <table:table-cell office:value-type="float" office:value="181.1667">
            <text:p>181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1-15T15:00:00">
            <text:p>Sun Jan 15 15:00:00 2023</text:p>
          </table:table-cell>
          <table:table-cell office:value-type="float" office:value="86.3333">
            <text:p>86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1-16T12:00:00">
            <text:p>Mon Jan 16 12:00:00 2023</text:p>
          </table:table-cell>
          <table:table-cell office:value-type="float" office:value="258.8333">
            <text:p>258.8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1-16T13:00:00">
            <text:p>Mon Jan 16 13:00:00 2023</text:p>
          </table:table-cell>
          <table:table-cell office:value-type="float" office:value="196.1667">
            <text:p>196.1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1-16T14:00:00">
            <text:p>Mon Jan 16 14:00:00 2023</text:p>
          </table:table-cell>
          <table:table-cell office:value-type="float" office:value="250.0">
            <text:p>250.0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1-16T15:00:00">
            <text:p>Mon Jan 16 15:00:00 2023</text:p>
          </table:table-cell>
          <table:table-cell office:value-type="float" office:value="249.0">
            <text:p>249.0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1-16T22:00:00">
            <text:p>Mon Jan 16 22:00:00 2023</text:p>
          </table:table-cell>
          <table:table-cell office:value-type="float" office:value="241.6667">
            <text:p>241.6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1-20T20:00:00">
            <text:p>Fri Jan 20 20:00:00 2023</text:p>
          </table:table-cell>
          <table:table-cell office:value-type="float" office:value="159.0">
            <text:p>159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1-21T00:00:00">
            <text:p>Sat Jan 21 00:00:00 2023</text:p>
          </table:table-cell>
          <table:table-cell office:value-type="float" office:value="139.3333">
            <text:p>139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1-21T01:00:00">
            <text:p>Sat Jan 21 01:00:00 2023</text:p>
          </table:table-cell>
          <table:table-cell office:value-type="float" office:value="125.3333">
            <text:p>125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01-21T02:00:00">
            <text:p>Sat Jan 21 02:00:00 2023</text:p>
          </table:table-cell>
          <table:table-cell office:value-type="float" office:value="153.3333">
            <text:p>153.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21T03:00:00">
            <text:p>Sat Jan 21 03:00:00 2023</text:p>
          </table:table-cell>
          <table:table-cell office:value-type="float" office:value="228.3333">
            <text:p>228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01-21T04:00:00">
            <text:p>Sat Jan 21 04:00:00 2023</text:p>
          </table:table-cell>
          <table:table-cell office:value-type="float" office:value="114.8333">
            <text:p>114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1-21T05:00:00">
            <text:p>Sat Jan 21 05:00:00 2023</text:p>
          </table:table-cell>
          <table:table-cell office:value-type="float" office:value="147.5">
            <text:p>147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1-21T06:00:00">
            <text:p>Sat Jan 21 06:00:00 2023</text:p>
          </table:table-cell>
          <table:table-cell office:value-type="float" office:value="183.3333">
            <text:p>183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1-21T07:00:00">
            <text:p>Sat Jan 21 07:00:00 2023</text:p>
          </table:table-cell>
          <table:table-cell office:value-type="float" office:value="149.0">
            <text:p>149.0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1-21T08:00:00">
            <text:p>Sat Jan 21 08:00:00 2023</text:p>
          </table:table-cell>
          <table:table-cell office:value-type="float" office:value="241.5">
            <text:p>241.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1-21T09:00:00">
            <text:p>Sat Jan 21 09:00:00 2023</text:p>
          </table:table-cell>
          <table:table-cell office:value-type="float" office:value="155.0">
            <text:p>155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21T10:00:00">
            <text:p>Sat Jan 21 10:00:00 2023</text:p>
          </table:table-cell>
          <table:table-cell office:value-type="float" office:value="75.0">
            <text:p>75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01-21T11:00:00">
            <text:p>Sat Jan 21 11:00:00 2023</text:p>
          </table:table-cell>
          <table:table-cell office:value-type="float" office:value="84.3333">
            <text:p>84.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1-25T09:00:00">
            <text:p>Wed Jan 25 09:00:00 2023</text:p>
          </table:table-cell>
          <table:table-cell office:value-type="float" office:value="101.8333">
            <text:p>101.8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01-25T10:00:00">
            <text:p>Wed Jan 25 10:00:00 2023</text:p>
          </table:table-cell>
          <table:table-cell office:value-type="float" office:value="211.6667">
            <text:p>211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01-25T11:00:00">
            <text:p>Wed Jan 25 11:00:00 2023</text:p>
          </table:table-cell>
          <table:table-cell office:value-type="float" office:value="145.0">
            <text:p>145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01-25T12:00:00">
            <text:p>Wed Jan 25 12:00:00 2023</text:p>
          </table:table-cell>
          <table:table-cell office:value-type="float" office:value="86.1667">
            <text:p>86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01-25T13:00:00">
            <text:p>Wed Jan 25 13:00:00 2023</text:p>
          </table:table-cell>
          <table:table-cell office:value-type="float" office:value="137.8333">
            <text:p>137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1-25T14:00:00">
            <text:p>Wed Jan 25 14:00:00 2023</text:p>
          </table:table-cell>
          <table:table-cell office:value-type="float" office:value="88.8333">
            <text:p>88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1-26T06:00:00">
            <text:p>Thu Jan 26 06:00:00 2023</text:p>
          </table:table-cell>
          <table:table-cell office:value-type="float" office:value="210.6667">
            <text:p>210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1-26T07:00:00">
            <text:p>Thu Jan 26 07:00:00 2023</text:p>
          </table:table-cell>
          <table:table-cell office:value-type="float" office:value="74.8333">
            <text:p>74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1-26T08:00:00">
            <text:p>Thu Jan 26 08:00:00 2023</text:p>
          </table:table-cell>
          <table:table-cell office:value-type="float" office:value="201.1667">
            <text:p>201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26T09:00:00">
            <text:p>Thu Jan 26 09:00:00 2023</text:p>
          </table:table-cell>
          <table:table-cell office:value-type="float" office:value="108.8333">
            <text:p>108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26T10:00:00">
            <text:p>Thu Jan 26 10:00:00 2023</text:p>
          </table:table-cell>
          <table:table-cell office:value-type="float" office:value="119.1667">
            <text:p>119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1-26T11:00:00">
            <text:p>Thu Jan 26 11:00:00 2023</text:p>
          </table:table-cell>
          <table:table-cell office:value-type="float" office:value="68.5">
            <text:p>68.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1-26T12:00:00">
            <text:p>Thu Jan 26 12:00:00 2023</text:p>
          </table:table-cell>
          <table:table-cell office:value-type="float" office:value="82.0">
            <text:p>82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1-26T13:00:00">
            <text:p>Thu Jan 26 13:00:00 2023</text:p>
          </table:table-cell>
          <table:table-cell office:value-type="float" office:value="80.3333">
            <text:p>80.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1-27T08:00:00">
            <text:p>Fri Jan 27 08:00:00 2023</text:p>
          </table:table-cell>
          <table:table-cell office:value-type="float" office:value="140.1667">
            <text:p>140.1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01-27T09:00:00">
            <text:p>Fri Jan 27 09:00:00 2023</text:p>
          </table:table-cell>
          <table:table-cell office:value-type="float" office:value="125.3333">
            <text:p>125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29T10:00:00">
            <text:p>Sun Jan 29 10:00:00 2023</text:p>
          </table:table-cell>
          <table:table-cell office:value-type="float" office:value="114.3333">
            <text:p>114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1-29T11:00:00">
            <text:p>Sun Jan 29 11:00:00 2023</text:p>
          </table:table-cell>
          <table:table-cell office:value-type="float" office:value="180.1667">
            <text:p>180.1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1-29T12:00:00">
            <text:p>Sun Jan 29 12:00:00 2023</text:p>
          </table:table-cell>
          <table:table-cell office:value-type="float" office:value="46.3333">
            <text:p>46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1-31T00:00:00">
            <text:p>Tue Jan 31 00:00:00 2023</text:p>
          </table:table-cell>
          <table:table-cell office:value-type="float" office:value="238.0">
            <text:p>238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1-31T04:00:00">
            <text:p>Tue Jan 31 04:00:00 2023</text:p>
          </table:table-cell>
          <table:table-cell office:value-type="float" office:value="160.3333">
            <text:p>160.3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1-31T05:00:00">
            <text:p>Tue Jan 31 05:00:00 2023</text:p>
          </table:table-cell>
          <table:table-cell office:value-type="float" office:value="197.6667">
            <text:p>197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1-31T07:00:00">
            <text:p>Tue Jan 31 07:00:00 2023</text:p>
          </table:table-cell>
          <table:table-cell office:value-type="float" office:value="137.0">
            <text:p>137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1-31T08:00:00">
            <text:p>Tue Jan 31 08:00:00 2023</text:p>
          </table:table-cell>
          <table:table-cell office:value-type="float" office:value="102.1667">
            <text:p>102.1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01-31T09:00:00">
            <text:p>Tue Jan 31 09:00:00 2023</text:p>
          </table:table-cell>
          <table:table-cell office:value-type="float" office:value="145.1667">
            <text:p>145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31T13:00:00">
            <text:p>Tue Jan 31 13:00:00 2023</text:p>
          </table:table-cell>
          <table:table-cell office:value-type="float" office:value="127.5">
            <text:p>127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2-01T08:00:00">
            <text:p>Wed Feb  1 08:00:00 2023</text:p>
          </table:table-cell>
          <table:table-cell office:value-type="float" office:value="236.5">
            <text:p>236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2-01T10:00:00">
            <text:p>Wed Feb  1 10:00:00 2023</text:p>
          </table:table-cell>
          <table:table-cell office:value-type="float" office:value="137.0">
            <text:p>137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02-01T11:00:00">
            <text:p>Wed Feb  1 11:00:00 2023</text:p>
          </table:table-cell>
          <table:table-cell office:value-type="float" office:value="266.1667">
            <text:p>266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2-01T12:00:00">
            <text:p>Wed Feb  1 12:00:00 2023</text:p>
          </table:table-cell>
          <table:table-cell office:value-type="float" office:value="145.0">
            <text:p>145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2-01T13:00:00">
            <text:p>Wed Feb  1 13:00:00 2023</text:p>
          </table:table-cell>
          <table:table-cell office:value-type="float" office:value="46.0">
            <text:p>46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2-02T07:00:00">
            <text:p>Thu Feb  2 07:00:00 2023</text:p>
          </table:table-cell>
          <table:table-cell office:value-type="float" office:value="178.8333">
            <text:p>178.8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2-02T08:00:00">
            <text:p>Thu Feb  2 08:00:00 2023</text:p>
          </table:table-cell>
          <table:table-cell office:value-type="float" office:value="157.0">
            <text:p>157.0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02-02T09:00:00">
            <text:p>Thu Feb  2 09:00:00 2023</text:p>
          </table:table-cell>
          <table:table-cell office:value-type="float" office:value="255.5">
            <text:p>255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2-02T10:00:00">
            <text:p>Thu Feb  2 10:00:00 2023</text:p>
          </table:table-cell>
          <table:table-cell office:value-type="float" office:value="143.3333">
            <text:p>143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02-02T11:00:00">
            <text:p>Thu Feb  2 11:00:00 2023</text:p>
          </table:table-cell>
          <table:table-cell office:value-type="float" office:value="125.1667">
            <text:p>125.1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2-02T12:00:00">
            <text:p>Thu Feb  2 12:00:00 2023</text:p>
          </table:table-cell>
          <table:table-cell office:value-type="float" office:value="306.8333">
            <text:p>306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2-03T10:00:00">
            <text:p>Fri Feb  3 10:00:00 2023</text:p>
          </table:table-cell>
          <table:table-cell office:value-type="float" office:value="135.0">
            <text:p>135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2-03T12:00:00">
            <text:p>Fri Feb  3 12:00:00 2023</text:p>
          </table:table-cell>
          <table:table-cell office:value-type="float" office:value="268.1667">
            <text:p>268.1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2-04T10:00:00">
            <text:p>Sat Feb  4 10:00:00 2023</text:p>
          </table:table-cell>
          <table:table-cell office:value-type="float" office:value="130.3333">
            <text:p>130.3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2-04T11:00:00">
            <text:p>Sat Feb  4 11:00:00 2023</text:p>
          </table:table-cell>
          <table:table-cell office:value-type="float" office:value="232.3333">
            <text:p>232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2-05T05:00:00">
            <text:p>Sun Feb  5 05:00:00 2023</text:p>
          </table:table-cell>
          <table:table-cell office:value-type="float" office:value="167.5">
            <text:p>167.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2-05T07:00:00">
            <text:p>Sun Feb  5 07:00:00 2023</text:p>
          </table:table-cell>
          <table:table-cell office:value-type="float" office:value="119.3333">
            <text:p>119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2-05T08:00:00">
            <text:p>Sun Feb  5 08:00:00 2023</text:p>
          </table:table-cell>
          <table:table-cell office:value-type="float" office:value="158.6667">
            <text:p>158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2-05T09:00:00">
            <text:p>Sun Feb  5 09:00:00 2023</text:p>
          </table:table-cell>
          <table:table-cell office:value-type="float" office:value="170.1667">
            <text:p>170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2-05T10:00:00">
            <text:p>Sun Feb  5 10:00:00 2023</text:p>
          </table:table-cell>
          <table:table-cell office:value-type="float" office:value="194.1667">
            <text:p>194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2-05T11:00:00">
            <text:p>Sun Feb  5 11:00:00 2023</text:p>
          </table:table-cell>
          <table:table-cell office:value-type="float" office:value="47.6667">
            <text:p>47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2-06T07:00:00">
            <text:p>Mon Feb  6 07:00:00 2023</text:p>
          </table:table-cell>
          <table:table-cell office:value-type="float" office:value="155.6667">
            <text:p>155.6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2-06T08:00:00">
            <text:p>Mon Feb  6 08:00:00 2023</text:p>
          </table:table-cell>
          <table:table-cell office:value-type="float" office:value="168.0">
            <text:p>168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2-06T09:00:00">
            <text:p>Mon Feb  6 09:00:00 2023</text:p>
          </table:table-cell>
          <table:table-cell office:value-type="float" office:value="175.0">
            <text:p>175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2-06T10:00:00">
            <text:p>Mon Feb  6 10:00:00 2023</text:p>
          </table:table-cell>
          <table:table-cell office:value-type="float" office:value="82.6667">
            <text:p>82.6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2-06T11:00:00">
            <text:p>Mon Feb  6 11:00:00 2023</text:p>
          </table:table-cell>
          <table:table-cell office:value-type="float" office:value="86.8333">
            <text:p>86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2-06T12:00:00">
            <text:p>Mon Feb  6 12:00:00 2023</text:p>
          </table:table-cell>
          <table:table-cell office:value-type="float" office:value="89.0">
            <text:p>89.0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2-07T09:00:00">
            <text:p>Tue Feb  7 09:00:00 2023</text:p>
          </table:table-cell>
          <table:table-cell office:value-type="float" office:value="251.5">
            <text:p>251.5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2-07T10:00:00">
            <text:p>Tue Feb  7 10:00:00 2023</text:p>
          </table:table-cell>
          <table:table-cell office:value-type="float" office:value="186.6667">
            <text:p>186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2-07T11:00:00">
            <text:p>Tue Feb  7 11:00:00 2023</text:p>
          </table:table-cell>
          <table:table-cell office:value-type="float" office:value="149.6667">
            <text:p>149.6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02-07T13:00:00">
            <text:p>Tue Feb  7 13:00:00 2023</text:p>
          </table:table-cell>
          <table:table-cell office:value-type="float" office:value="123.8333">
            <text:p>123.8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2-21T12:00:00">
            <text:p>Tue Feb 21 12:00:00 2023</text:p>
          </table:table-cell>
          <table:table-cell office:value-type="float" office:value="259.1667">
            <text:p>259.1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2-21T15:00:00">
            <text:p>Tue Feb 21 15:00:00 2023</text:p>
          </table:table-cell>
          <table:table-cell office:value-type="float" office:value="217.8333">
            <text:p>217.8333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3-02-22T11:00:00">
            <text:p>Wed Feb 22 11:00:00 2023</text:p>
          </table:table-cell>
          <table:table-cell office:value-type="float" office:value="341.1667">
            <text:p>341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2-22T12:00:00">
            <text:p>Wed Feb 22 12:00:00 2023</text:p>
          </table:table-cell>
          <table:table-cell office:value-type="float" office:value="197.5">
            <text:p>197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2-22T13:00:00">
            <text:p>Wed Feb 22 13:00:00 2023</text:p>
          </table:table-cell>
          <table:table-cell office:value-type="float" office:value="183.5">
            <text:p>183.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2-22T14:00:00">
            <text:p>Wed Feb 22 14:00:00 2023</text:p>
          </table:table-cell>
          <table:table-cell office:value-type="float" office:value="305.0">
            <text:p>305.0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2-22T21:00:00">
            <text:p>Wed Feb 22 21:00:00 2023</text:p>
          </table:table-cell>
          <table:table-cell office:value-type="float" office:value="169.8333">
            <text:p>169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2-23T08:00:00">
            <text:p>Thu Feb 23 08:00:00 2023</text:p>
          </table:table-cell>
          <table:table-cell office:value-type="float" office:value="190.6667">
            <text:p>190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2-23T09:00:00">
            <text:p>Thu Feb 23 09:00:00 2023</text:p>
          </table:table-cell>
          <table:table-cell office:value-type="float" office:value="187.1667">
            <text:p>187.1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2-23T11:00:00">
            <text:p>Thu Feb 23 11:00:00 2023</text:p>
          </table:table-cell>
          <table:table-cell office:value-type="float" office:value="171.0">
            <text:p>171.0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2-23T12:00:00">
            <text:p>Thu Feb 23 12:00:00 2023</text:p>
          </table:table-cell>
          <table:table-cell office:value-type="float" office:value="112.8333">
            <text:p>112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2-23T13:00:00">
            <text:p>Thu Feb 23 13:00:00 2023</text:p>
          </table:table-cell>
          <table:table-cell office:value-type="float" office:value="255.6667">
            <text:p>255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2-24T13:00:00">
            <text:p>Fri Feb 24 13:00:00 2023</text:p>
          </table:table-cell>
          <table:table-cell office:value-type="float" office:value="249.6667">
            <text:p>249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2-24T14:00:00">
            <text:p>Fri Feb 24 14:00:00 2023</text:p>
          </table:table-cell>
          <table:table-cell office:value-type="float" office:value="129.3333">
            <text:p>129.3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2-26T11:00:00">
            <text:p>Sun Feb 26 11:00:00 2023</text:p>
          </table:table-cell>
          <table:table-cell office:value-type="float" office:value="199.3333">
            <text:p>199.3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3-01T08:00:00">
            <text:p>Wed Mar  1 08:00:00 2023</text:p>
          </table:table-cell>
          <table:table-cell office:value-type="float" office:value="199.8333">
            <text:p>199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03-01T09:00:00">
            <text:p>Wed Mar  1 09:00:00 2023</text:p>
          </table:table-cell>
          <table:table-cell office:value-type="float" office:value="107.6667">
            <text:p>107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3-01T10:00:00">
            <text:p>Wed Mar  1 10:00:00 2023</text:p>
          </table:table-cell>
          <table:table-cell office:value-type="float" office:value="88.5">
            <text:p>88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3-01T11:00:00">
            <text:p>Wed Mar  1 11:00:00 2023</text:p>
          </table:table-cell>
          <table:table-cell office:value-type="float" office:value="89.5">
            <text:p>89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3-03T08:00:00">
            <text:p>Fri Mar  3 08:00:00 2023</text:p>
          </table:table-cell>
          <table:table-cell office:value-type="float" office:value="237.8333">
            <text:p>237.8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3-03T09:00:00">
            <text:p>Fri Mar  3 09:00:00 2023</text:p>
          </table:table-cell>
          <table:table-cell office:value-type="float" office:value="106.1667">
            <text:p>106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03-03T13:00:00">
            <text:p>Fri Mar  3 13:00:00 2023</text:p>
          </table:table-cell>
          <table:table-cell office:value-type="float" office:value="129.1667">
            <text:p>129.1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3-04T10:00:00">
            <text:p>Sat Mar  4 10:00:00 2023</text:p>
          </table:table-cell>
          <table:table-cell office:value-type="float" office:value="149.0">
            <text:p>149.0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3-04T11:00:00">
            <text:p>Sat Mar  4 11:00:00 2023</text:p>
          </table:table-cell>
          <table:table-cell office:value-type="float" office:value="80.3333">
            <text:p>80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3-05T11:00:00">
            <text:p>Sun Mar  5 11:00:00 2023</text:p>
          </table:table-cell>
          <table:table-cell office:value-type="float" office:value="172.3333">
            <text:p>172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3-05T12:00:00">
            <text:p>Sun Mar  5 12:00:00 2023</text:p>
          </table:table-cell>
          <table:table-cell office:value-type="float" office:value="183.1667">
            <text:p>183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3-05T13:00:00">
            <text:p>Sun Mar  5 13:00:00 2023</text:p>
          </table:table-cell>
          <table:table-cell office:value-type="float" office:value="227.5">
            <text:p>227.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3-05T14:00:00">
            <text:p>Sun Mar  5 14:00:00 2023</text:p>
          </table:table-cell>
          <table:table-cell office:value-type="float" office:value="137.8333">
            <text:p>137.8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3-05T19:00:00">
            <text:p>Sun Mar  5 19:00:00 2023</text:p>
          </table:table-cell>
          <table:table-cell office:value-type="float" office:value="112.0">
            <text:p>112.0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3-07T09:00:00">
            <text:p>Tue Mar  7 09:00:00 2023</text:p>
          </table:table-cell>
          <table:table-cell office:value-type="float" office:value="232.8333">
            <text:p>232.8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3-08T07:00:00">
            <text:p>Wed Mar  8 07:00:00 2023</text:p>
          </table:table-cell>
          <table:table-cell office:value-type="float" office:value="231.8333">
            <text:p>231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3-08T09:00:00">
            <text:p>Wed Mar  8 09:00:00 2023</text:p>
          </table:table-cell>
          <table:table-cell office:value-type="float" office:value="84.1667">
            <text:p>84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03-08T10:00:00">
            <text:p>Wed Mar  8 10:00:00 2023</text:p>
          </table:table-cell>
          <table:table-cell office:value-type="float" office:value="168.8333">
            <text:p>168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3-08T11:00:00">
            <text:p>Wed Mar  8 11:00:00 2023</text:p>
          </table:table-cell>
          <table:table-cell office:value-type="float" office:value="161.6667">
            <text:p>161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3-08T12:00:00">
            <text:p>Wed Mar  8 12:00:00 2023</text:p>
          </table:table-cell>
          <table:table-cell office:value-type="float" office:value="253.0">
            <text:p>253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3-08T13:00:00">
            <text:p>Wed Mar  8 13:00:00 2023</text:p>
          </table:table-cell>
          <table:table-cell office:value-type="float" office:value="202.8333">
            <text:p>202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3-08T14:00:00">
            <text:p>Wed Mar  8 14:00:00 2023</text:p>
          </table:table-cell>
          <table:table-cell office:value-type="float" office:value="231.3333">
            <text:p>231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3-08T15:00:00">
            <text:p>Wed Mar  8 15:00:00 2023</text:p>
          </table:table-cell>
          <table:table-cell office:value-type="float" office:value="246.6667">
            <text:p>246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3-08T16:00:00">
            <text:p>Wed Mar  8 16:00:00 2023</text:p>
          </table:table-cell>
          <table:table-cell office:value-type="float" office:value="256.1667">
            <text:p>256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3-08T17:00:00">
            <text:p>Wed Mar  8 17:00:00 2023</text:p>
          </table:table-cell>
          <table:table-cell office:value-type="float" office:value="266.0">
            <text:p>266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3-08T18:00:00">
            <text:p>Wed Mar  8 18:00:00 2023</text:p>
          </table:table-cell>
          <table:table-cell office:value-type="float" office:value="262.8333">
            <text:p>262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3-08T19:00:00">
            <text:p>Wed Mar  8 19:00:00 2023</text:p>
          </table:table-cell>
          <table:table-cell office:value-type="float" office:value="267.8333">
            <text:p>267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3-08T20:00:00">
            <text:p>Wed Mar  8 20:00:00 2023</text:p>
          </table:table-cell>
          <table:table-cell office:value-type="float" office:value="270.3333">
            <text:p>270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3-08T21:00:00">
            <text:p>Wed Mar  8 21:00:00 2023</text:p>
          </table:table-cell>
          <table:table-cell office:value-type="float" office:value="246.0">
            <text:p>246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3-08T22:00:00">
            <text:p>Wed Mar  8 22:00:00 2023</text:p>
          </table:table-cell>
          <table:table-cell office:value-type="float" office:value="230.8333">
            <text:p>230.8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3-08T23:00:00">
            <text:p>Wed Mar  8 23:00:00 2023</text:p>
          </table:table-cell>
          <table:table-cell office:value-type="float" office:value="164.0">
            <text:p>164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3-09T00:00:00">
            <text:p>Thu Mar  9 00:00:00 2023</text:p>
          </table:table-cell>
          <table:table-cell office:value-type="float" office:value="125.8333">
            <text:p>125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3-09T01:00:00">
            <text:p>Thu Mar  9 01:00:00 2023</text:p>
          </table:table-cell>
          <table:table-cell office:value-type="float" office:value="139.1667">
            <text:p>139.1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3-09T02:00:00">
            <text:p>Thu Mar  9 02:00:00 2023</text:p>
          </table:table-cell>
          <table:table-cell office:value-type="float" office:value="143.5">
            <text:p>143.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3-09T03:00:00">
            <text:p>Thu Mar  9 03:00:00 2023</text:p>
          </table:table-cell>
          <table:table-cell office:value-type="float" office:value="127.8333">
            <text:p>127.8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3-09T04:00:00">
            <text:p>Thu Mar  9 04:00:00 2023</text:p>
          </table:table-cell>
          <table:table-cell office:value-type="float" office:value="171.1667">
            <text:p>171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3-09T05:00:00">
            <text:p>Thu Mar  9 05:00:00 2023</text:p>
          </table:table-cell>
          <table:table-cell office:value-type="float" office:value="110.0">
            <text:p>110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3-09T06:00:00">
            <text:p>Thu Mar  9 06:00:00 2023</text:p>
          </table:table-cell>
          <table:table-cell office:value-type="float" office:value="167.1667">
            <text:p>167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3-09T07:00:00">
            <text:p>Thu Mar  9 07:00:00 2023</text:p>
          </table:table-cell>
          <table:table-cell office:value-type="float" office:value="189.3333">
            <text:p>189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3-09T08:00:00">
            <text:p>Thu Mar  9 08:00:00 2023</text:p>
          </table:table-cell>
          <table:table-cell office:value-type="float" office:value="159.5">
            <text:p>159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3-09T09:00:00">
            <text:p>Thu Mar  9 09:00:00 2023</text:p>
          </table:table-cell>
          <table:table-cell office:value-type="float" office:value="229.8333">
            <text:p>229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3-09T10:00:00">
            <text:p>Thu Mar  9 10:00:00 2023</text:p>
          </table:table-cell>
          <table:table-cell office:value-type="float" office:value="104.5">
            <text:p>104.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3-09T11:00:00">
            <text:p>Thu Mar  9 11:00:00 2023</text:p>
          </table:table-cell>
          <table:table-cell office:value-type="float" office:value="116.1667">
            <text:p>116.1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3-09T12:00:00">
            <text:p>Thu Mar  9 12:00:00 2023</text:p>
          </table:table-cell>
          <table:table-cell office:value-type="float" office:value="173.1667">
            <text:p>173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3-09T14:00:00">
            <text:p>Thu Mar  9 14:00:00 2023</text:p>
          </table:table-cell>
          <table:table-cell office:value-type="float" office:value="253.8333">
            <text:p>253.8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3-09T15:00:00">
            <text:p>Thu Mar  9 15:00:00 2023</text:p>
          </table:table-cell>
          <table:table-cell office:value-type="float" office:value="251.5">
            <text:p>251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3-09T16:00:00">
            <text:p>Thu Mar  9 16:00:00 2023</text:p>
          </table:table-cell>
          <table:table-cell office:value-type="float" office:value="255.0">
            <text:p>255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3-09T17:00:00">
            <text:p>Thu Mar  9 17:00:00 2023</text:p>
          </table:table-cell>
          <table:table-cell office:value-type="float" office:value="245.0">
            <text:p>245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3-09T18:00:00">
            <text:p>Thu Mar  9 18:00:00 2023</text:p>
          </table:table-cell>
          <table:table-cell office:value-type="float" office:value="244.0">
            <text:p>244.0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3-09T19:00:00">
            <text:p>Thu Mar  9 19:00:00 2023</text:p>
          </table:table-cell>
          <table:table-cell office:value-type="float" office:value="246.8333">
            <text:p>246.8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3-11T05:00:00">
            <text:p>Sat Mar 11 05:00:00 2023</text:p>
          </table:table-cell>
          <table:table-cell office:value-type="float" office:value="177.8333">
            <text:p>177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3-11T06:00:00">
            <text:p>Sat Mar 11 06:00:00 2023</text:p>
          </table:table-cell>
          <table:table-cell office:value-type="float" office:value="98.1667">
            <text:p>98.1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3-11T07:00:00">
            <text:p>Sat Mar 11 07:00:00 2023</text:p>
          </table:table-cell>
          <table:table-cell office:value-type="float" office:value="157.1667">
            <text:p>157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3-11T08:00:00">
            <text:p>Sat Mar 11 08:00:00 2023</text:p>
          </table:table-cell>
          <table:table-cell office:value-type="float" office:value="248.5">
            <text:p>248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3-11T09:00:00">
            <text:p>Sat Mar 11 09:00:00 2023</text:p>
          </table:table-cell>
          <table:table-cell office:value-type="float" office:value="93.3333">
            <text:p>93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3-11T10:00:00">
            <text:p>Sat Mar 11 10:00:00 2023</text:p>
          </table:table-cell>
          <table:table-cell office:value-type="float" office:value="92.5">
            <text:p>92.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3-11T11:00:00">
            <text:p>Sat Mar 11 11:00:00 2023</text:p>
          </table:table-cell>
          <table:table-cell office:value-type="float" office:value="167.1667">
            <text:p>167.1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3-11T12:00:00">
            <text:p>Sat Mar 11 12:00:00 2023</text:p>
          </table:table-cell>
          <table:table-cell office:value-type="float" office:value="332.1667">
            <text:p>332.1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3-11T13:00:00">
            <text:p>Sat Mar 11 13:00:00 2023</text:p>
          </table:table-cell>
          <table:table-cell office:value-type="float" office:value="323.3333">
            <text:p>323.3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3-12T03:00:00">
            <text:p>Sun Mar 12 03:00:00 2023</text:p>
          </table:table-cell>
          <table:table-cell office:value-type="float" office:value="155.5">
            <text:p>155.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3-12T04:00:00">
            <text:p>Sun Mar 12 04:00:00 2023</text:p>
          </table:table-cell>
          <table:table-cell office:value-type="float" office:value="123.8333">
            <text:p>123.8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3-12T05:00:00">
            <text:p>Sun Mar 12 05:00:00 2023</text:p>
          </table:table-cell>
          <table:table-cell office:value-type="float" office:value="151.8333">
            <text:p>151.8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3-12T06:00:00">
            <text:p>Sun Mar 12 06:00:00 2023</text:p>
          </table:table-cell>
          <table:table-cell office:value-type="float" office:value="107.8333">
            <text:p>107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3-12T07:00:00">
            <text:p>Sun Mar 12 07:00:00 2023</text:p>
          </table:table-cell>
          <table:table-cell office:value-type="float" office:value="129.0">
            <text:p>129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3-12T08:00:00">
            <text:p>Sun Mar 12 08:00:00 2023</text:p>
          </table:table-cell>
          <table:table-cell office:value-type="float" office:value="141.0">
            <text:p>141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3-12T09:00:00">
            <text:p>Sun Mar 12 09:00:00 2023</text:p>
          </table:table-cell>
          <table:table-cell office:value-type="float" office:value="102.8333">
            <text:p>102.8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3-12T10:00:00">
            <text:p>Sun Mar 12 10:00:00 2023</text:p>
          </table:table-cell>
          <table:table-cell office:value-type="float" office:value="80.5">
            <text:p>80.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3-12T11:00:00">
            <text:p>Sun Mar 12 11:00:00 2023</text:p>
          </table:table-cell>
          <table:table-cell office:value-type="float" office:value="50.5">
            <text:p>50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3-12T12:00:00">
            <text:p>Sun Mar 12 12:00:00 2023</text:p>
          </table:table-cell>
          <table:table-cell office:value-type="float" office:value="62.8333">
            <text:p>62.8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3-12T13:00:00">
            <text:p>Sun Mar 12 13:00:00 2023</text:p>
          </table:table-cell>
          <table:table-cell office:value-type="float" office:value="41.3333">
            <text:p>41.3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3-12T14:00:00">
            <text:p>Sun Mar 12 14:00:00 2023</text:p>
          </table:table-cell>
          <table:table-cell office:value-type="float" office:value="129.6667">
            <text:p>129.6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3-12T15:00:00">
            <text:p>Sun Mar 12 15:00:00 2023</text:p>
          </table:table-cell>
          <table:table-cell office:value-type="float" office:value="142.1667">
            <text:p>142.1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3-12T16:00:00">
            <text:p>Sun Mar 12 16:00:00 2023</text:p>
          </table:table-cell>
          <table:table-cell office:value-type="float" office:value="69.1667">
            <text:p>69.1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3-13T06:00:00">
            <text:p>Mon Mar 13 06:00:00 2023</text:p>
          </table:table-cell>
          <table:table-cell office:value-type="float" office:value="100.5">
            <text:p>100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3-13T07:00:00">
            <text:p>Mon Mar 13 07:00:00 2023</text:p>
          </table:table-cell>
          <table:table-cell office:value-type="float" office:value="188.0">
            <text:p>188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3-13T08:00:00">
            <text:p>Mon Mar 13 08:00:00 2023</text:p>
          </table:table-cell>
          <table:table-cell office:value-type="float" office:value="167.6667">
            <text:p>167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3-13T09:00:00">
            <text:p>Mon Mar 13 09:00:00 2023</text:p>
          </table:table-cell>
          <table:table-cell office:value-type="float" office:value="93.1667">
            <text:p>93.1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3-15T09:00:00">
            <text:p>Wed Mar 15 09:00:00 2023</text:p>
          </table:table-cell>
          <table:table-cell office:value-type="float" office:value="277.3333">
            <text:p>277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03-15T10:00:00">
            <text:p>Wed Mar 15 10:00:00 2023</text:p>
          </table:table-cell>
          <table:table-cell office:value-type="float" office:value="135.1667">
            <text:p>135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3-15T13:00:00">
            <text:p>Wed Mar 15 13:00:00 2023</text:p>
          </table:table-cell>
          <table:table-cell office:value-type="float" office:value="123.3333">
            <text:p>123.33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3-21T09:00:00">
            <text:p>Tue Mar 21 09:00:00 2023</text:p>
          </table:table-cell>
          <table:table-cell office:value-type="float" office:value="146.6667">
            <text:p>146.6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3-21T11:00:00">
            <text:p>Tue Mar 21 11:00:00 2023</text:p>
          </table:table-cell>
          <table:table-cell office:value-type="float" office:value="109.8333">
            <text:p>109.8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3-25T12:00:00">
            <text:p>Sat Mar 25 12:00:00 2023</text:p>
          </table:table-cell>
          <table:table-cell office:value-type="float" office:value="85.0">
            <text:p>85.0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3-25T13:00:00">
            <text:p>Sat Mar 25 13:00:00 2023</text:p>
          </table:table-cell>
          <table:table-cell office:value-type="float" office:value="170.0">
            <text:p>170.0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3-03-25T14:00:00">
            <text:p>Sat Mar 25 14:00:00 2023</text:p>
          </table:table-cell>
          <table:table-cell office:value-type="float" office:value="216.5">
            <text:p>216.5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03-25T15:00:00">
            <text:p>Sat Mar 25 15:00:00 2023</text:p>
          </table:table-cell>
          <table:table-cell office:value-type="float" office:value="175.3333">
            <text:p>175.3333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3-03-26T12:00:00">
            <text:p>Sun Mar 26 12:00:00 2023</text:p>
          </table:table-cell>
          <table:table-cell office:value-type="float" office:value="312.3333">
            <text:p>312.3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3-26T13:00:00">
            <text:p>Sun Mar 26 13:00:00 2023</text:p>
          </table:table-cell>
          <table:table-cell office:value-type="float" office:value="296.3333">
            <text:p>296.3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3-26T14:00:00">
            <text:p>Sun Mar 26 14:00:00 2023</text:p>
          </table:table-cell>
          <table:table-cell office:value-type="float" office:value="262.8333">
            <text:p>262.8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3-27T14:00:00">
            <text:p>Mon Mar 27 14:00:00 2023</text:p>
          </table:table-cell>
          <table:table-cell office:value-type="float" office:value="178.0">
            <text:p>178.0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3-03-27T15:00:00">
            <text:p>Mon Mar 27 15:00:00 2023</text:p>
          </table:table-cell>
          <table:table-cell office:value-type="float" office:value="144.8333">
            <text:p>144.8333</text:p>
          </table:table-cell>
          <table:table-cell office:value-type="float" office:value="96.8333">
            <text:p>96.8333</text:p>
          </table:table-cell>
        </table:table-row>
        <table:table-row>
          <table:table-cell table:style-name="pd1" office:value-type="date" office:date-value="2023-03-28T09:00:00">
            <text:p>Tue Mar 28 09:00:00 2023</text:p>
          </table:table-cell>
          <table:table-cell office:value-type="float" office:value="156.1667">
            <text:p>156.1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3-28T15:00:00">
            <text:p>Tue Mar 28 15:00:00 2023</text:p>
          </table:table-cell>
          <table:table-cell office:value-type="float" office:value="184.5">
            <text:p>184.5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3-04-26T13:00:00">
            <text:p>Wed Apr 26 13:00:00 2023</text:p>
          </table:table-cell>
          <table:table-cell office:value-type="float" office:value="123.1667">
            <text:p>123.1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4-28T09:00:00">
            <text:p>Fri Apr 28 09:00:00 2023</text:p>
          </table:table-cell>
          <table:table-cell office:value-type="float" office:value="269.6667">
            <text:p>269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04-28T10:00:00">
            <text:p>Fri Apr 28 10:00:00 2023</text:p>
          </table:table-cell>
          <table:table-cell office:value-type="float" office:value="274.0">
            <text:p>274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4-28T11:00:00">
            <text:p>Fri Apr 28 11:00:00 2023</text:p>
          </table:table-cell>
          <table:table-cell office:value-type="float" office:value="315.5">
            <text:p>315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4-28T12:00:00">
            <text:p>Fri Apr 28 12:00:00 2023</text:p>
          </table:table-cell>
          <table:table-cell office:value-type="float" office:value="184.3333">
            <text:p>184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4-28T13:00:00">
            <text:p>Fri Apr 28 13:00:00 2023</text:p>
          </table:table-cell>
          <table:table-cell office:value-type="float" office:value="85.8333">
            <text:p>85.8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4-28T14:00:00">
            <text:p>Fri Apr 28 14:00:00 2023</text:p>
          </table:table-cell>
          <table:table-cell office:value-type="float" office:value="182.5">
            <text:p>182.5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4-30T11:00:00">
            <text:p>Sun Apr 30 11:00:00 2023</text:p>
          </table:table-cell>
          <table:table-cell office:value-type="float" office:value="208.3333">
            <text:p>208.3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4-30T12:00:00">
            <text:p>Sun Apr 30 12:00:00 2023</text:p>
          </table:table-cell>
          <table:table-cell office:value-type="float" office:value="189.3333">
            <text:p>189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4-30T13:00:00">
            <text:p>Sun Apr 30 13:00:00 2023</text:p>
          </table:table-cell>
          <table:table-cell office:value-type="float" office:value="79.6667">
            <text:p>79.6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4-30T14:00:00">
            <text:p>Sun Apr 30 14:00:00 2023</text:p>
          </table:table-cell>
          <table:table-cell office:value-type="float" office:value="217.8333">
            <text:p>217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4-30T15:00:00">
            <text:p>Sun Apr 30 15:00:00 2023</text:p>
          </table:table-cell>
          <table:table-cell office:value-type="float" office:value="91.1667">
            <text:p>91.1667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4-30T16:00:00">
            <text:p>Sun Apr 30 16:00:00 2023</text:p>
          </table:table-cell>
          <table:table-cell office:value-type="float" office:value="198.8333">
            <text:p>198.8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5-02T09:00:00">
            <text:p>Tue May  2 09:00:00 2023</text:p>
          </table:table-cell>
          <table:table-cell office:value-type="float" office:value="277.6667">
            <text:p>277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5-02T11:00:00">
            <text:p>Tue May  2 11:00:00 2023</text:p>
          </table:table-cell>
          <table:table-cell office:value-type="float" office:value="265.1667">
            <text:p>265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5-02T12:00:00">
            <text:p>Tue May  2 12:00:00 2023</text:p>
          </table:table-cell>
          <table:table-cell office:value-type="float" office:value="125.1667">
            <text:p>125.1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6-03T11:00:00">
            <text:p>Sat Jun  3 11:00:00 2023</text:p>
          </table:table-cell>
          <table:table-cell office:value-type="float" office:value="270.0">
            <text:p>270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6-08T10:00:00">
            <text:p>Thu Jun  8 10:00:00 2023</text:p>
          </table:table-cell>
          <table:table-cell office:value-type="float" office:value="167.0">
            <text:p>167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6-08T11:00:00">
            <text:p>Thu Jun  8 11:00:00 2023</text:p>
          </table:table-cell>
          <table:table-cell office:value-type="float" office:value="281.6667">
            <text:p>281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6-08T12:00:00">
            <text:p>Thu Jun  8 12:00:00 2023</text:p>
          </table:table-cell>
          <table:table-cell office:value-type="float" office:value="254.8333">
            <text:p>254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6-08T13:00:00">
            <text:p>Thu Jun  8 13:00:00 2023</text:p>
          </table:table-cell>
          <table:table-cell office:value-type="float" office:value="153.5">
            <text:p>153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6-08T14:00:00">
            <text:p>Thu Jun  8 14:00:00 2023</text:p>
          </table:table-cell>
          <table:table-cell office:value-type="float" office:value="144.0">
            <text:p>144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6-08T15:00:00">
            <text:p>Thu Jun  8 15:00:00 2023</text:p>
          </table:table-cell>
          <table:table-cell office:value-type="float" office:value="93.8333">
            <text:p>93.8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6-08T16:00:00">
            <text:p>Thu Jun  8 16:00:00 2023</text:p>
          </table:table-cell>
          <table:table-cell office:value-type="float" office:value="54.0">
            <text:p>54.0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6-08T17:00:00">
            <text:p>Thu Jun  8 17:00:00 2023</text:p>
          </table:table-cell>
          <table:table-cell office:value-type="float" office:value="110.3333">
            <text:p>110.3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8-09T13:00:00">
            <text:p>Wed Aug  9 13:00:00 2023</text:p>
          </table:table-cell>
          <table:table-cell office:value-type="float" office:value="161.6667">
            <text:p>161.6667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8-10T13:00:00">
            <text:p>Thu Aug 10 13:00:00 2023</text:p>
          </table:table-cell>
          <table:table-cell office:value-type="float" office:value="161.8333">
            <text:p>161.8333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3-08-14T12:00:00">
            <text:p>Mon Aug 14 12:00:00 2023</text:p>
          </table:table-cell>
          <table:table-cell office:value-type="float" office:value="169.1667">
            <text:p>169.1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8-14T13:00:00">
            <text:p>Mon Aug 14 13:00:00 2023</text:p>
          </table:table-cell>
          <table:table-cell office:value-type="float" office:value="73.0">
            <text:p>73.0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8-14T14:00:00">
            <text:p>Mon Aug 14 14:00:00 2023</text:p>
          </table:table-cell>
          <table:table-cell office:value-type="float" office:value="85.1667">
            <text:p>85.1667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23-08-20T11:00:00">
            <text:p>Sun Aug 20 11:00:00 2023</text:p>
          </table:table-cell>
          <table:table-cell office:value-type="float" office:value="64.5">
            <text:p>64.5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8-20T12:00:00">
            <text:p>Sun Aug 20 12:00:00 2023</text:p>
          </table:table-cell>
          <table:table-cell office:value-type="float" office:value="35.0">
            <text:p>35.0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8-20T14:00:00">
            <text:p>Sun Aug 20 14:00:00 2023</text:p>
          </table:table-cell>
          <table:table-cell office:value-type="float" office:value="22.3333">
            <text:p>22.3333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3-09-04T09:00:00">
            <text:p>Mon Sep  4 09:00:00 2023</text:p>
          </table:table-cell>
          <table:table-cell office:value-type="float" office:value="284.0">
            <text:p>284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9-22T09:00:00">
            <text:p>Fri Sep 22 09:00:00 2023</text:p>
          </table:table-cell>
          <table:table-cell office:value-type="float" office:value="267.8333">
            <text:p>267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9-22T10:00:00">
            <text:p>Fri Sep 22 10:00:00 2023</text:p>
          </table:table-cell>
          <table:table-cell office:value-type="float" office:value="276.6667">
            <text:p>276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9-23T14:00:00">
            <text:p>Sat Sep 23 14:00:00 2023</text:p>
          </table:table-cell>
          <table:table-cell office:value-type="float" office:value="168.8333">
            <text:p>168.8333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3-09-25T09:00:00">
            <text:p>Mon Sep 25 09:00:00 2023</text:p>
          </table:table-cell>
          <table:table-cell office:value-type="float" office:value="90.1667">
            <text:p>90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09-25T10:00:00">
            <text:p>Mon Sep 25 10:00:00 2023</text:p>
          </table:table-cell>
          <table:table-cell office:value-type="float" office:value="87.3333">
            <text:p>87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9-25T11:00:00">
            <text:p>Mon Sep 25 11:00:00 2023</text:p>
          </table:table-cell>
          <table:table-cell office:value-type="float" office:value="54.6667">
            <text:p>54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9-25T12:00:00">
            <text:p>Mon Sep 25 12:00:00 2023</text:p>
          </table:table-cell>
          <table:table-cell office:value-type="float" office:value="152.5">
            <text:p>152.5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9-25T13:00:00">
            <text:p>Mon Sep 25 13:00:00 2023</text:p>
          </table:table-cell>
          <table:table-cell office:value-type="float" office:value="90.8333">
            <text:p>90.8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9-25T15:00:00">
            <text:p>Mon Sep 25 15:00:00 2023</text:p>
          </table:table-cell>
          <table:table-cell office:value-type="float" office:value="121.6667">
            <text:p>121.6667</text:p>
          </table:table-cell>
          <table:table-cell office:value-type="float" office:value="101.8333">
            <text:p>101.8333</text:p>
          </table:table-cell>
        </table:table-row>
        <table:table-row>
          <table:table-cell table:style-name="pd1" office:value-type="date" office:date-value="2023-09-26T15:00:00">
            <text:p>Tue Sep 26 15:00:00 2023</text:p>
          </table:table-cell>
          <table:table-cell office:value-type="float" office:value="143.8333">
            <text:p>143.8333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3-09-28T09:00:00">
            <text:p>Thu Sep 28 09:00:00 2023</text:p>
          </table:table-cell>
          <table:table-cell office:value-type="float" office:value="144.8333">
            <text:p>144.8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09-29T13:00:00">
            <text:p>Fri Sep 29 13:00:00 2023</text:p>
          </table:table-cell>
          <table:table-cell office:value-type="float" office:value="117.0">
            <text:p>117.0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3-10-11T10:00:00">
            <text:p>Wed Oct 11 10:00:00 2023</text:p>
          </table:table-cell>
          <table:table-cell office:value-type="float" office:value="262.1667">
            <text:p>262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10-11T11:00:00">
            <text:p>Wed Oct 11 11:00:00 2023</text:p>
          </table:table-cell>
          <table:table-cell office:value-type="float" office:value="249.5">
            <text:p>249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0-12T09:00:00">
            <text:p>Thu Oct 12 09:00:00 2023</text:p>
          </table:table-cell>
          <table:table-cell office:value-type="float" office:value="159.5">
            <text:p>159.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10-12T12:00:00">
            <text:p>Thu Oct 12 12:00:00 2023</text:p>
          </table:table-cell>
          <table:table-cell office:value-type="float" office:value="59.1667">
            <text:p>59.1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10-14T22:00:00">
            <text:p>Sat Oct 14 22:00:00 2023</text:p>
          </table:table-cell>
          <table:table-cell office:value-type="float" office:value="89.3333">
            <text:p>89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0-14T23:00:00">
            <text:p>Sat Oct 14 23:00:00 2023</text:p>
          </table:table-cell>
          <table:table-cell office:value-type="float" office:value="180.0">
            <text:p>180.0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0-15T00:00:00">
            <text:p>Sun Oct 15 00:00:00 2023</text:p>
          </table:table-cell>
          <table:table-cell office:value-type="float" office:value="192.3333">
            <text:p>192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0-15T02:00:00">
            <text:p>Sun Oct 15 02:00:00 2023</text:p>
          </table:table-cell>
          <table:table-cell office:value-type="float" office:value="201.6667">
            <text:p>201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10-15T05:00:00">
            <text:p>Sun Oct 15 05:00:00 2023</text:p>
          </table:table-cell>
          <table:table-cell office:value-type="float" office:value="145.6667">
            <text:p>145.6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0-15T06:00:00">
            <text:p>Sun Oct 15 06:00:00 2023</text:p>
          </table:table-cell>
          <table:table-cell office:value-type="float" office:value="135.0">
            <text:p>135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0-15T07:00:00">
            <text:p>Sun Oct 15 07:00:00 2023</text:p>
          </table:table-cell>
          <table:table-cell office:value-type="float" office:value="102.0">
            <text:p>102.0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10-15T08:00:00">
            <text:p>Sun Oct 15 08:00:00 2023</text:p>
          </table:table-cell>
          <table:table-cell office:value-type="float" office:value="90.8333">
            <text:p>90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0-15T09:00:00">
            <text:p>Sun Oct 15 09:00:00 2023</text:p>
          </table:table-cell>
          <table:table-cell office:value-type="float" office:value="102.1667">
            <text:p>102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0-15T10:00:00">
            <text:p>Sun Oct 15 10:00:00 2023</text:p>
          </table:table-cell>
          <table:table-cell office:value-type="float" office:value="185.1667">
            <text:p>185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0-15T11:00:00">
            <text:p>Sun Oct 15 11:00:00 2023</text:p>
          </table:table-cell>
          <table:table-cell office:value-type="float" office:value="55.1667">
            <text:p>55.1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0-15T12:00:00">
            <text:p>Sun Oct 15 12:00:00 2023</text:p>
          </table:table-cell>
          <table:table-cell office:value-type="float" office:value="68.0">
            <text:p>68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10-15T13:00:00">
            <text:p>Sun Oct 15 13:00:00 2023</text:p>
          </table:table-cell>
          <table:table-cell office:value-type="float" office:value="36.3333">
            <text:p>36.3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10-15T14:00:00">
            <text:p>Sun Oct 15 14:00:00 2023</text:p>
          </table:table-cell>
          <table:table-cell office:value-type="float" office:value="115.1667">
            <text:p>115.1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10-15T15:00:00">
            <text:p>Sun Oct 15 15:00:00 2023</text:p>
          </table:table-cell>
          <table:table-cell office:value-type="float" office:value="271.5">
            <text:p>271.5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10-16T15:00:00">
            <text:p>Mon Oct 16 15:00:00 2023</text:p>
          </table:table-cell>
          <table:table-cell office:value-type="float" office:value="295.1667">
            <text:p>295.1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10-16T16:00:00">
            <text:p>Mon Oct 16 16:00:00 2023</text:p>
          </table:table-cell>
          <table:table-cell office:value-type="float" office:value="220.3333">
            <text:p>220.3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10-16T17:00:00">
            <text:p>Mon Oct 16 17:00:00 2023</text:p>
          </table:table-cell>
          <table:table-cell office:value-type="float" office:value="161.5">
            <text:p>161.5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10-16T18:00:00">
            <text:p>Mon Oct 16 18:00:00 2023</text:p>
          </table:table-cell>
          <table:table-cell office:value-type="float" office:value="115.5">
            <text:p>115.5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10-16T21:00:00">
            <text:p>Mon Oct 16 21:00:00 2023</text:p>
          </table:table-cell>
          <table:table-cell office:value-type="float" office:value="202.1667">
            <text:p>202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10-16T22:00:00">
            <text:p>Mon Oct 16 22:00:00 2023</text:p>
          </table:table-cell>
          <table:table-cell office:value-type="float" office:value="140.6667">
            <text:p>140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10-16T23:00:00">
            <text:p>Mon Oct 16 23:00:00 2023</text:p>
          </table:table-cell>
          <table:table-cell office:value-type="float" office:value="178.6667">
            <text:p>178.6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10-17T00:00:00">
            <text:p>Tue Oct 17 00:00:00 2023</text:p>
          </table:table-cell>
          <table:table-cell office:value-type="float" office:value="148.0">
            <text:p>148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0-17T08:00:00">
            <text:p>Tue Oct 17 08:00:00 2023</text:p>
          </table:table-cell>
          <table:table-cell office:value-type="float" office:value="93.1667">
            <text:p>93.1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0-17T09:00:00">
            <text:p>Tue Oct 17 09:00:00 2023</text:p>
          </table:table-cell>
          <table:table-cell office:value-type="float" office:value="133.8333">
            <text:p>133.8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0-17T10:00:00">
            <text:p>Tue Oct 17 10:00:00 2023</text:p>
          </table:table-cell>
          <table:table-cell office:value-type="float" office:value="128.5">
            <text:p>128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0-17T11:00:00">
            <text:p>Tue Oct 17 11:00:00 2023</text:p>
          </table:table-cell>
          <table:table-cell office:value-type="float" office:value="127.1667">
            <text:p>127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10-17T12:00:00">
            <text:p>Tue Oct 17 12:00:00 2023</text:p>
          </table:table-cell>
          <table:table-cell office:value-type="float" office:value="107.6667">
            <text:p>107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10-17T13:00:00">
            <text:p>Tue Oct 17 13:00:00 2023</text:p>
          </table:table-cell>
          <table:table-cell office:value-type="float" office:value="131.1667">
            <text:p>131.1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10-17T14:00:00">
            <text:p>Tue Oct 17 14:00:00 2023</text:p>
          </table:table-cell>
          <table:table-cell office:value-type="float" office:value="222.1667">
            <text:p>222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0-17T15:00:00">
            <text:p>Tue Oct 17 15:00:00 2023</text:p>
          </table:table-cell>
          <table:table-cell office:value-type="float" office:value="209.5">
            <text:p>209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0-17T16:00:00">
            <text:p>Tue Oct 17 16:00:00 2023</text:p>
          </table:table-cell>
          <table:table-cell office:value-type="float" office:value="201.3333">
            <text:p>201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10-17T17:00:00">
            <text:p>Tue Oct 17 17:00:00 2023</text:p>
          </table:table-cell>
          <table:table-cell office:value-type="float" office:value="208.0">
            <text:p>208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10-17T18:00:00">
            <text:p>Tue Oct 17 18:00:00 2023</text:p>
          </table:table-cell>
          <table:table-cell office:value-type="float" office:value="189.0">
            <text:p>189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10-17T19:00:00">
            <text:p>Tue Oct 17 19:00:00 2023</text:p>
          </table:table-cell>
          <table:table-cell office:value-type="float" office:value="219.1667">
            <text:p>219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10-21T16:00:00">
            <text:p>Sat Oct 21 16:00:00 2023</text:p>
          </table:table-cell>
          <table:table-cell office:value-type="float" office:value="171.5">
            <text:p>171.5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3-10-21T17:00:00">
            <text:p>Sat Oct 21 17:00:00 2023</text:p>
          </table:table-cell>
          <table:table-cell office:value-type="float" office:value="185.6667">
            <text:p>185.6667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3-10-21T18:00:00">
            <text:p>Sat Oct 21 18:00:00 2023</text:p>
          </table:table-cell>
          <table:table-cell office:value-type="float" office:value="173.3333">
            <text:p>173.3333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3-10-21T21:00:00">
            <text:p>Sat Oct 21 21:00:00 2023</text:p>
          </table:table-cell>
          <table:table-cell office:value-type="float" office:value="151.1667">
            <text:p>151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10-22T13:00:00">
            <text:p>Sun Oct 22 13:00:00 2023</text:p>
          </table:table-cell>
          <table:table-cell office:value-type="float" office:value="129.3333">
            <text:p>129.3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10-22T14:00:00">
            <text:p>Sun Oct 22 14:00:00 2023</text:p>
          </table:table-cell>
          <table:table-cell office:value-type="float" office:value="129.0">
            <text:p>129.0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10-22T15:00:00">
            <text:p>Sun Oct 22 15:00:00 2023</text:p>
          </table:table-cell>
          <table:table-cell office:value-type="float" office:value="112.0">
            <text:p>112.0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10-26T13:00:00">
            <text:p>Thu Oct 26 13:00:00 2023</text:p>
          </table:table-cell>
          <table:table-cell office:value-type="float" office:value="213.3333">
            <text:p>213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10-26T14:00:00">
            <text:p>Thu Oct 26 14:00:00 2023</text:p>
          </table:table-cell>
          <table:table-cell office:value-type="float" office:value="250.6667">
            <text:p>250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10-28T10:00:00">
            <text:p>Sat Oct 28 10:00:00 2023</text:p>
          </table:table-cell>
          <table:table-cell office:value-type="float" office:value="273.5">
            <text:p>273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0-28T11:00:00">
            <text:p>Sat Oct 28 11:00:00 2023</text:p>
          </table:table-cell>
          <table:table-cell office:value-type="float" office:value="228.5">
            <text:p>228.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10-28T12:00:00">
            <text:p>Sat Oct 28 12:00:00 2023</text:p>
          </table:table-cell>
          <table:table-cell office:value-type="float" office:value="216.8333">
            <text:p>216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10-29T08:00:00">
            <text:p>Sun Oct 29 08:00:00 2023</text:p>
          </table:table-cell>
          <table:table-cell office:value-type="float" office:value="149.1667">
            <text:p>149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10-29T09:00:00">
            <text:p>Sun Oct 29 09:00:00 2023</text:p>
          </table:table-cell>
          <table:table-cell office:value-type="float" office:value="181.6667">
            <text:p>181.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0-29T10:00:00">
            <text:p>Sun Oct 29 10:00:00 2023</text:p>
          </table:table-cell>
          <table:table-cell office:value-type="float" office:value="51.0">
            <text:p>51.0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0-29T11:00:00">
            <text:p>Sun Oct 29 11:00:00 2023</text:p>
          </table:table-cell>
          <table:table-cell office:value-type="float" office:value="96.0">
            <text:p>96.0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10-29T12:00:00">
            <text:p>Sun Oct 29 12:00:00 2023</text:p>
          </table:table-cell>
          <table:table-cell office:value-type="float" office:value="85.8333">
            <text:p>85.8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10-31T01:00:00">
            <text:p>Tue Oct 31 01:00:00 2023</text:p>
          </table:table-cell>
          <table:table-cell office:value-type="float" office:value="156.8333">
            <text:p>156.8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10-31T04:00:00">
            <text:p>Tue Oct 31 04:00:00 2023</text:p>
          </table:table-cell>
          <table:table-cell office:value-type="float" office:value="181.5">
            <text:p>181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10-31T05:00:00">
            <text:p>Tue Oct 31 05:00:00 2023</text:p>
          </table:table-cell>
          <table:table-cell office:value-type="float" office:value="124.0">
            <text:p>124.0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10-31T06:00:00">
            <text:p>Tue Oct 31 06:00:00 2023</text:p>
          </table:table-cell>
          <table:table-cell office:value-type="float" office:value="171.5">
            <text:p>171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10-31T08:00:00">
            <text:p>Tue Oct 31 08:00:00 2023</text:p>
          </table:table-cell>
          <table:table-cell office:value-type="float" office:value="234.8333">
            <text:p>234.8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0-31T09:00:00">
            <text:p>Tue Oct 31 09:00:00 2023</text:p>
          </table:table-cell>
          <table:table-cell office:value-type="float" office:value="98.6667">
            <text:p>98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0-31T10:00:00">
            <text:p>Tue Oct 31 10:00:00 2023</text:p>
          </table:table-cell>
          <table:table-cell office:value-type="float" office:value="87.3333">
            <text:p>87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10-31T11:00:00">
            <text:p>Tue Oct 31 11:00:00 2023</text:p>
          </table:table-cell>
          <table:table-cell office:value-type="float" office:value="208.3333">
            <text:p>208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10-31T12:00:00">
            <text:p>Tue Oct 31 12:00:00 2023</text:p>
          </table:table-cell>
          <table:table-cell office:value-type="float" office:value="286.8333">
            <text:p>286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0-31T13:00:00">
            <text:p>Tue Oct 31 13:00:00 2023</text:p>
          </table:table-cell>
          <table:table-cell office:value-type="float" office:value="215.8333">
            <text:p>215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10-31T14:00:00">
            <text:p>Tue Oct 31 14:00:00 2023</text:p>
          </table:table-cell>
          <table:table-cell office:value-type="float" office:value="239.0">
            <text:p>239.0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10-31T15:00:00">
            <text:p>Tue Oct 31 15:00:00 2023</text:p>
          </table:table-cell>
          <table:table-cell office:value-type="float" office:value="110.0">
            <text:p>110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10-31T16:00:00">
            <text:p>Tue Oct 31 16:00:00 2023</text:p>
          </table:table-cell>
          <table:table-cell office:value-type="float" office:value="112.6667">
            <text:p>112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10-31T17:00:00">
            <text:p>Tue Oct 31 17:00:00 2023</text:p>
          </table:table-cell>
          <table:table-cell office:value-type="float" office:value="196.5">
            <text:p>196.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0-31T18:00:00">
            <text:p>Tue Oct 31 18:00:00 2023</text:p>
          </table:table-cell>
          <table:table-cell office:value-type="float" office:value="307.3333">
            <text:p>307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0-31T19:00:00">
            <text:p>Tue Oct 31 19:00:00 2023</text:p>
          </table:table-cell>
          <table:table-cell office:value-type="float" office:value="169.3333">
            <text:p>169.3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0-31T20:00:00">
            <text:p>Tue Oct 31 20:00:00 2023</text:p>
          </table:table-cell>
          <table:table-cell office:value-type="float" office:value="156.1667">
            <text:p>156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0-31T21:00:00">
            <text:p>Tue Oct 31 21:00:00 2023</text:p>
          </table:table-cell>
          <table:table-cell office:value-type="float" office:value="209.0">
            <text:p>209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0-31T22:00:00">
            <text:p>Tue Oct 31 22:00:00 2023</text:p>
          </table:table-cell>
          <table:table-cell office:value-type="float" office:value="102.0">
            <text:p>102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0-31T23:00:00">
            <text:p>Tue Oct 31 23:00:00 2023</text:p>
          </table:table-cell>
          <table:table-cell office:value-type="float" office:value="112.1667">
            <text:p>112.1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1-01T00:00:00">
            <text:p>Wed Nov  1 00:00:00 2023</text:p>
          </table:table-cell>
          <table:table-cell office:value-type="float" office:value="126.0">
            <text:p>126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1-01T01:00:00">
            <text:p>Wed Nov  1 01:00:00 2023</text:p>
          </table:table-cell>
          <table:table-cell office:value-type="float" office:value="181.8333">
            <text:p>181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01T02:00:00">
            <text:p>Wed Nov  1 02:00:00 2023</text:p>
          </table:table-cell>
          <table:table-cell office:value-type="float" office:value="200.5">
            <text:p>200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01T03:00:00">
            <text:p>Wed Nov  1 03:00:00 2023</text:p>
          </table:table-cell>
          <table:table-cell office:value-type="float" office:value="204.5">
            <text:p>204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1-01T04:00:00">
            <text:p>Wed Nov  1 04:00:00 2023</text:p>
          </table:table-cell>
          <table:table-cell office:value-type="float" office:value="125.0">
            <text:p>125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1-01T05:00:00">
            <text:p>Wed Nov  1 05:00:00 2023</text:p>
          </table:table-cell>
          <table:table-cell office:value-type="float" office:value="128.1667">
            <text:p>128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1-01T06:00:00">
            <text:p>Wed Nov  1 06:00:00 2023</text:p>
          </table:table-cell>
          <table:table-cell office:value-type="float" office:value="180.0">
            <text:p>180.0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11-01T09:00:00">
            <text:p>Wed Nov  1 09:00:00 2023</text:p>
          </table:table-cell>
          <table:table-cell office:value-type="float" office:value="142.3333">
            <text:p>142.3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1-01T10:00:00">
            <text:p>Wed Nov  1 10:00:00 2023</text:p>
          </table:table-cell>
          <table:table-cell office:value-type="float" office:value="152.5">
            <text:p>152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1-01T11:00:00">
            <text:p>Wed Nov  1 11:00:00 2023</text:p>
          </table:table-cell>
          <table:table-cell office:value-type="float" office:value="199.5">
            <text:p>199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11-06T08:00:00">
            <text:p>Mon Nov  6 08:00:00 2023</text:p>
          </table:table-cell>
          <table:table-cell office:value-type="float" office:value="158.1667">
            <text:p>158.1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1-06T09:00:00">
            <text:p>Mon Nov  6 09:00:00 2023</text:p>
          </table:table-cell>
          <table:table-cell office:value-type="float" office:value="158.3333">
            <text:p>158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11-08T09:00:00">
            <text:p>Wed Nov  8 09:00:00 2023</text:p>
          </table:table-cell>
          <table:table-cell office:value-type="float" office:value="87.5">
            <text:p>87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1-08T10:00:00">
            <text:p>Wed Nov  8 10:00:00 2023</text:p>
          </table:table-cell>
          <table:table-cell office:value-type="float" office:value="144.5">
            <text:p>144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1-09T07:00:00">
            <text:p>Thu Nov  9 07:00:00 2023</text:p>
          </table:table-cell>
          <table:table-cell office:value-type="float" office:value="213.5">
            <text:p>213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1-09T08:00:00">
            <text:p>Thu Nov  9 08:00:00 2023</text:p>
          </table:table-cell>
          <table:table-cell office:value-type="float" office:value="132.3333">
            <text:p>132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1-09T09:00:00">
            <text:p>Thu Nov  9 09:00:00 2023</text:p>
          </table:table-cell>
          <table:table-cell office:value-type="float" office:value="59.1667">
            <text:p>59.1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1-09T10:00:00">
            <text:p>Thu Nov  9 10:00:00 2023</text:p>
          </table:table-cell>
          <table:table-cell office:value-type="float" office:value="143.3333">
            <text:p>143.3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11-09T11:00:00">
            <text:p>Thu Nov  9 11:00:00 2023</text:p>
          </table:table-cell>
          <table:table-cell office:value-type="float" office:value="43.3333">
            <text:p>43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1-09T12:00:00">
            <text:p>Thu Nov  9 12:00:00 2023</text:p>
          </table:table-cell>
          <table:table-cell office:value-type="float" office:value="78.3333">
            <text:p>78.3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1-10T03:00:00">
            <text:p>Fri Nov 10 03:00:00 2023</text:p>
          </table:table-cell>
          <table:table-cell office:value-type="float" office:value="219.6667">
            <text:p>219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1-10T04:00:00">
            <text:p>Fri Nov 10 04:00:00 2023</text:p>
          </table:table-cell>
          <table:table-cell office:value-type="float" office:value="81.6667">
            <text:p>81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1-10T05:00:00">
            <text:p>Fri Nov 10 05:00:00 2023</text:p>
          </table:table-cell>
          <table:table-cell office:value-type="float" office:value="177.3333">
            <text:p>177.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1-10T06:00:00">
            <text:p>Fri Nov 10 06:00:00 2023</text:p>
          </table:table-cell>
          <table:table-cell office:value-type="float" office:value="276.8333">
            <text:p>276.8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11-10T07:00:00">
            <text:p>Fri Nov 10 07:00:00 2023</text:p>
          </table:table-cell>
          <table:table-cell office:value-type="float" office:value="227.6667">
            <text:p>227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11-10T08:00:00">
            <text:p>Fri Nov 10 08:00:00 2023</text:p>
          </table:table-cell>
          <table:table-cell office:value-type="float" office:value="191.1667">
            <text:p>191.1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1-10T09:00:00">
            <text:p>Fri Nov 10 09:00:00 2023</text:p>
          </table:table-cell>
          <table:table-cell office:value-type="float" office:value="247.3333">
            <text:p>247.3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11-11T08:00:00">
            <text:p>Sat Nov 11 08:00:00 2023</text:p>
          </table:table-cell>
          <table:table-cell office:value-type="float" office:value="193.5">
            <text:p>193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1-11T09:00:00">
            <text:p>Sat Nov 11 09:00:00 2023</text:p>
          </table:table-cell>
          <table:table-cell office:value-type="float" office:value="130.5">
            <text:p>130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1-11T10:00:00">
            <text:p>Sat Nov 11 10:00:00 2023</text:p>
          </table:table-cell>
          <table:table-cell office:value-type="float" office:value="127.0">
            <text:p>127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11-11T11:00:00">
            <text:p>Sat Nov 11 11:00:00 2023</text:p>
          </table:table-cell>
          <table:table-cell office:value-type="float" office:value="43.8333">
            <text:p>43.8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11-12T02:00:00">
            <text:p>Sun Nov 12 02:00:00 2023</text:p>
          </table:table-cell>
          <table:table-cell office:value-type="float" office:value="125.6667">
            <text:p>125.6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11-12T06:00:00">
            <text:p>Sun Nov 12 06:00:00 2023</text:p>
          </table:table-cell>
          <table:table-cell office:value-type="float" office:value="206.8333">
            <text:p>206.8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11-12T07:00:00">
            <text:p>Sun Nov 12 07:00:00 2023</text:p>
          </table:table-cell>
          <table:table-cell office:value-type="float" office:value="136.8333">
            <text:p>136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1-12T08:00:00">
            <text:p>Sun Nov 12 08:00:00 2023</text:p>
          </table:table-cell>
          <table:table-cell office:value-type="float" office:value="181.0">
            <text:p>181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1-12T09:00:00">
            <text:p>Sun Nov 12 09:00:00 2023</text:p>
          </table:table-cell>
          <table:table-cell office:value-type="float" office:value="168.6667">
            <text:p>168.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1-12T10:00:00">
            <text:p>Sun Nov 12 10:00:00 2023</text:p>
          </table:table-cell>
          <table:table-cell office:value-type="float" office:value="133.1667">
            <text:p>133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1-12T11:00:00">
            <text:p>Sun Nov 12 11:00:00 2023</text:p>
          </table:table-cell>
          <table:table-cell office:value-type="float" office:value="49.6667">
            <text:p>49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1-13T05:00:00">
            <text:p>Mon Nov 13 05:00:00 2023</text:p>
          </table:table-cell>
          <table:table-cell office:value-type="float" office:value="194.1667">
            <text:p>194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11-13T06:00:00">
            <text:p>Mon Nov 13 06:00:00 2023</text:p>
          </table:table-cell>
          <table:table-cell office:value-type="float" office:value="107.1667">
            <text:p>107.1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1-13T07:00:00">
            <text:p>Mon Nov 13 07:00:00 2023</text:p>
          </table:table-cell>
          <table:table-cell office:value-type="float" office:value="117.5">
            <text:p>117.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1-13T08:00:00">
            <text:p>Mon Nov 13 08:00:00 2023</text:p>
          </table:table-cell>
          <table:table-cell office:value-type="float" office:value="146.1667">
            <text:p>146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1-13T09:00:00">
            <text:p>Mon Nov 13 09:00:00 2023</text:p>
          </table:table-cell>
          <table:table-cell office:value-type="float" office:value="176.8333">
            <text:p>176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1-13T10:00:00">
            <text:p>Mon Nov 13 10:00:00 2023</text:p>
          </table:table-cell>
          <table:table-cell office:value-type="float" office:value="65.1667">
            <text:p>65.1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1-13T11:00:00">
            <text:p>Mon Nov 13 11:00:00 2023</text:p>
          </table:table-cell>
          <table:table-cell office:value-type="float" office:value="60.8333">
            <text:p>60.8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11-13T12:00:00">
            <text:p>Mon Nov 13 12:00:00 2023</text:p>
          </table:table-cell>
          <table:table-cell office:value-type="float" office:value="73.5">
            <text:p>73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1-13T13:00:00">
            <text:p>Mon Nov 13 13:00:00 2023</text:p>
          </table:table-cell>
          <table:table-cell office:value-type="float" office:value="92.0">
            <text:p>92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1-13T15:00:00">
            <text:p>Mon Nov 13 15:00:00 2023</text:p>
          </table:table-cell>
          <table:table-cell office:value-type="float" office:value="65.3333">
            <text:p>65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11-14T03:00:00">
            <text:p>Tue Nov 14 03:00:00 2023</text:p>
          </table:table-cell>
          <table:table-cell office:value-type="float" office:value="138.3333">
            <text:p>138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1-14T04:00:00">
            <text:p>Tue Nov 14 04:00:00 2023</text:p>
          </table:table-cell>
          <table:table-cell office:value-type="float" office:value="195.0">
            <text:p>195.0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11-14T05:00:00">
            <text:p>Tue Nov 14 05:00:00 2023</text:p>
          </table:table-cell>
          <table:table-cell office:value-type="float" office:value="162.6667">
            <text:p>162.6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1-14T06:00:00">
            <text:p>Tue Nov 14 06:00:00 2023</text:p>
          </table:table-cell>
          <table:table-cell office:value-type="float" office:value="89.6667">
            <text:p>89.6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1-14T07:00:00">
            <text:p>Tue Nov 14 07:00:00 2023</text:p>
          </table:table-cell>
          <table:table-cell office:value-type="float" office:value="76.1667">
            <text:p>76.1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1-14T08:00:00">
            <text:p>Tue Nov 14 08:00:00 2023</text:p>
          </table:table-cell>
          <table:table-cell office:value-type="float" office:value="267.0">
            <text:p>267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1-14T12:00:00">
            <text:p>Tue Nov 14 12:00:00 2023</text:p>
          </table:table-cell>
          <table:table-cell office:value-type="float" office:value="95.6667">
            <text:p>95.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11-14T13:00:00">
            <text:p>Tue Nov 14 13:00:00 2023</text:p>
          </table:table-cell>
          <table:table-cell office:value-type="float" office:value="206.6667">
            <text:p>206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11-14T14:00:00">
            <text:p>Tue Nov 14 14:00:00 2023</text:p>
          </table:table-cell>
          <table:table-cell office:value-type="float" office:value="93.0">
            <text:p>93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11-14T15:00:00">
            <text:p>Tue Nov 14 15:00:00 2023</text:p>
          </table:table-cell>
          <table:table-cell office:value-type="float" office:value="30.0">
            <text:p>30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11-15T03:00:00">
            <text:p>Wed Nov 15 03:00:00 2023</text:p>
          </table:table-cell>
          <table:table-cell office:value-type="float" office:value="121.1667">
            <text:p>121.1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11-15T04:00:00">
            <text:p>Wed Nov 15 04:00:00 2023</text:p>
          </table:table-cell>
          <table:table-cell office:value-type="float" office:value="233.1667">
            <text:p>233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1-15T05:00:00">
            <text:p>Wed Nov 15 05:00:00 2023</text:p>
          </table:table-cell>
          <table:table-cell office:value-type="float" office:value="229.5">
            <text:p>229.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11-15T06:00:00">
            <text:p>Wed Nov 15 06:00:00 2023</text:p>
          </table:table-cell>
          <table:table-cell office:value-type="float" office:value="150.8333">
            <text:p>150.8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11-15T07:00:00">
            <text:p>Wed Nov 15 07:00:00 2023</text:p>
          </table:table-cell>
          <table:table-cell office:value-type="float" office:value="202.6667">
            <text:p>202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11-15T08:00:00">
            <text:p>Wed Nov 15 08:00:00 2023</text:p>
          </table:table-cell>
          <table:table-cell office:value-type="float" office:value="121.1667">
            <text:p>121.1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1-15T09:00:00">
            <text:p>Wed Nov 15 09:00:00 2023</text:p>
          </table:table-cell>
          <table:table-cell office:value-type="float" office:value="178.5">
            <text:p>178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15T10:00:00">
            <text:p>Wed Nov 15 10:00:00 2023</text:p>
          </table:table-cell>
          <table:table-cell office:value-type="float" office:value="152.8333">
            <text:p>152.8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1-15T11:00:00">
            <text:p>Wed Nov 15 11:00:00 2023</text:p>
          </table:table-cell>
          <table:table-cell office:value-type="float" office:value="161.6667">
            <text:p>161.6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1-15T12:00:00">
            <text:p>Wed Nov 15 12:00:00 2023</text:p>
          </table:table-cell>
          <table:table-cell office:value-type="float" office:value="89.6667">
            <text:p>89.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11-15T13:00:00">
            <text:p>Wed Nov 15 13:00:00 2023</text:p>
          </table:table-cell>
          <table:table-cell office:value-type="float" office:value="29.1667">
            <text:p>29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11-15T14:00:00">
            <text:p>Wed Nov 15 14:00:00 2023</text:p>
          </table:table-cell>
          <table:table-cell office:value-type="float" office:value="45.0">
            <text:p>45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11-15T16:00:00">
            <text:p>Wed Nov 15 16:00:00 2023</text:p>
          </table:table-cell>
          <table:table-cell office:value-type="float" office:value="130.1667">
            <text:p>130.1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11-16T06:00:00">
            <text:p>Thu Nov 16 06:00:00 2023</text:p>
          </table:table-cell>
          <table:table-cell office:value-type="float" office:value="171.5">
            <text:p>171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16T07:00:00">
            <text:p>Thu Nov 16 07:00:00 2023</text:p>
          </table:table-cell>
          <table:table-cell office:value-type="float" office:value="205.6667">
            <text:p>205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1-16T08:00:00">
            <text:p>Thu Nov 16 08:00:00 2023</text:p>
          </table:table-cell>
          <table:table-cell office:value-type="float" office:value="203.1667">
            <text:p>203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1-16T09:00:00">
            <text:p>Thu Nov 16 09:00:00 2023</text:p>
          </table:table-cell>
          <table:table-cell office:value-type="float" office:value="131.6667">
            <text:p>131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1-16T10:00:00">
            <text:p>Thu Nov 16 10:00:00 2023</text:p>
          </table:table-cell>
          <table:table-cell office:value-type="float" office:value="102.5">
            <text:p>102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1-16T11:00:00">
            <text:p>Thu Nov 16 11:00:00 2023</text:p>
          </table:table-cell>
          <table:table-cell office:value-type="float" office:value="138.1667">
            <text:p>138.1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11-16T12:00:00">
            <text:p>Thu Nov 16 12:00:00 2023</text:p>
          </table:table-cell>
          <table:table-cell office:value-type="float" office:value="78.0">
            <text:p>78.0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1-16T13:00:00">
            <text:p>Thu Nov 16 13:00:00 2023</text:p>
          </table:table-cell>
          <table:table-cell office:value-type="float" office:value="51.8333">
            <text:p>51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1-16T14:00:00">
            <text:p>Thu Nov 16 14:00:00 2023</text:p>
          </table:table-cell>
          <table:table-cell office:value-type="float" office:value="118.6667">
            <text:p>118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1-17T08:00:00">
            <text:p>Fri Nov 17 08:00:00 2023</text:p>
          </table:table-cell>
          <table:table-cell office:value-type="float" office:value="127.0">
            <text:p>127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1-17T09:00:00">
            <text:p>Fri Nov 17 09:00:00 2023</text:p>
          </table:table-cell>
          <table:table-cell office:value-type="float" office:value="161.3333">
            <text:p>161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1-17T10:00:00">
            <text:p>Fri Nov 17 10:00:00 2023</text:p>
          </table:table-cell>
          <table:table-cell office:value-type="float" office:value="68.0">
            <text:p>68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1-17T11:00:00">
            <text:p>Fri Nov 17 11:00:00 2023</text:p>
          </table:table-cell>
          <table:table-cell office:value-type="float" office:value="71.0">
            <text:p>71.0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1-17T12:00:00">
            <text:p>Fri Nov 17 12:00:00 2023</text:p>
          </table:table-cell>
          <table:table-cell office:value-type="float" office:value="65.3333">
            <text:p>65.3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11-17T13:00:00">
            <text:p>Fri Nov 17 13:00:00 2023</text:p>
          </table:table-cell>
          <table:table-cell office:value-type="float" office:value="28.3333">
            <text:p>28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11-17T14:00:00">
            <text:p>Fri Nov 17 14:00:00 2023</text:p>
          </table:table-cell>
          <table:table-cell office:value-type="float" office:value="43.1667">
            <text:p>43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11-18T05:00:00">
            <text:p>Sat Nov 18 05:00:00 2023</text:p>
          </table:table-cell>
          <table:table-cell office:value-type="float" office:value="128.0">
            <text:p>128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1-18T06:00:00">
            <text:p>Sat Nov 18 06:00:00 2023</text:p>
          </table:table-cell>
          <table:table-cell office:value-type="float" office:value="96.8333">
            <text:p>96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1-18T07:00:00">
            <text:p>Sat Nov 18 07:00:00 2023</text:p>
          </table:table-cell>
          <table:table-cell office:value-type="float" office:value="114.1667">
            <text:p>114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11-18T08:00:00">
            <text:p>Sat Nov 18 08:00:00 2023</text:p>
          </table:table-cell>
          <table:table-cell office:value-type="float" office:value="223.1667">
            <text:p>223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11-18T09:00:00">
            <text:p>Sat Nov 18 09:00:00 2023</text:p>
          </table:table-cell>
          <table:table-cell office:value-type="float" office:value="241.1667">
            <text:p>241.1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1-18T10:00:00">
            <text:p>Sat Nov 18 10:00:00 2023</text:p>
          </table:table-cell>
          <table:table-cell office:value-type="float" office:value="62.8333">
            <text:p>62.8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11-18T11:00:00">
            <text:p>Sat Nov 18 11:00:00 2023</text:p>
          </table:table-cell>
          <table:table-cell office:value-type="float" office:value="100.5">
            <text:p>100.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11-19T04:00:00">
            <text:p>Sun Nov 19 04:00:00 2023</text:p>
          </table:table-cell>
          <table:table-cell office:value-type="float" office:value="174.1667">
            <text:p>174.1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11-19T05:00:00">
            <text:p>Sun Nov 19 05:00:00 2023</text:p>
          </table:table-cell>
          <table:table-cell office:value-type="float" office:value="183.0">
            <text:p>183.0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1-19T06:00:00">
            <text:p>Sun Nov 19 06:00:00 2023</text:p>
          </table:table-cell>
          <table:table-cell office:value-type="float" office:value="235.5">
            <text:p>235.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11-19T07:00:00">
            <text:p>Sun Nov 19 07:00:00 2023</text:p>
          </table:table-cell>
          <table:table-cell office:value-type="float" office:value="150.5">
            <text:p>150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1-19T08:00:00">
            <text:p>Sun Nov 19 08:00:00 2023</text:p>
          </table:table-cell>
          <table:table-cell office:value-type="float" office:value="167.3333">
            <text:p>167.3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11-19T09:00:00">
            <text:p>Sun Nov 19 09:00:00 2023</text:p>
          </table:table-cell>
          <table:table-cell office:value-type="float" office:value="160.0">
            <text:p>160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1-19T10:00:00">
            <text:p>Sun Nov 19 10:00:00 2023</text:p>
          </table:table-cell>
          <table:table-cell office:value-type="float" office:value="216.6667">
            <text:p>216.6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1-19T11:00:00">
            <text:p>Sun Nov 19 11:00:00 2023</text:p>
          </table:table-cell>
          <table:table-cell office:value-type="float" office:value="62.1667">
            <text:p>62.1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11-19T12:00:00">
            <text:p>Sun Nov 19 12:00:00 2023</text:p>
          </table:table-cell>
          <table:table-cell office:value-type="float" office:value="151.8333">
            <text:p>151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11-19T13:00:00">
            <text:p>Sun Nov 19 13:00:00 2023</text:p>
          </table:table-cell>
          <table:table-cell office:value-type="float" office:value="114.1667">
            <text:p>114.1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11-20T04:00:00">
            <text:p>Mon Nov 20 04:00:00 2023</text:p>
          </table:table-cell>
          <table:table-cell office:value-type="float" office:value="219.0">
            <text:p>219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1-20T05:00:00">
            <text:p>Mon Nov 20 05:00:00 2023</text:p>
          </table:table-cell>
          <table:table-cell office:value-type="float" office:value="225.5">
            <text:p>225.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1-20T06:00:00">
            <text:p>Mon Nov 20 06:00:00 2023</text:p>
          </table:table-cell>
          <table:table-cell office:value-type="float" office:value="201.1667">
            <text:p>201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1-20T07:00:00">
            <text:p>Mon Nov 20 07:00:00 2023</text:p>
          </table:table-cell>
          <table:table-cell office:value-type="float" office:value="194.1667">
            <text:p>194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11-20T08:00:00">
            <text:p>Mon Nov 20 08:00:00 2023</text:p>
          </table:table-cell>
          <table:table-cell office:value-type="float" office:value="157.6667">
            <text:p>157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11-20T09:00:00">
            <text:p>Mon Nov 20 09:00:00 2023</text:p>
          </table:table-cell>
          <table:table-cell office:value-type="float" office:value="154.1667">
            <text:p>154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1-20T10:00:00">
            <text:p>Mon Nov 20 10:00:00 2023</text:p>
          </table:table-cell>
          <table:table-cell office:value-type="float" office:value="83.8333">
            <text:p>83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1-21T09:00:00">
            <text:p>Tue Nov 21 09:00:00 2023</text:p>
          </table:table-cell>
          <table:table-cell office:value-type="float" office:value="89.0">
            <text:p>89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11-21T10:00:00">
            <text:p>Tue Nov 21 10:00:00 2023</text:p>
          </table:table-cell>
          <table:table-cell office:value-type="float" office:value="155.0">
            <text:p>155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1-21T12:00:00">
            <text:p>Tue Nov 21 12:00:00 2023</text:p>
          </table:table-cell>
          <table:table-cell office:value-type="float" office:value="90.8333">
            <text:p>90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11-24T01:00:00">
            <text:p>Fri Nov 24 01:00:00 2023</text:p>
          </table:table-cell>
          <table:table-cell office:value-type="float" office:value="194.6667">
            <text:p>194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1-24T08:00:00">
            <text:p>Fri Nov 24 08:00:00 2023</text:p>
          </table:table-cell>
          <table:table-cell office:value-type="float" office:value="182.3333">
            <text:p>182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24T09:00:00">
            <text:p>Fri Nov 24 09:00:00 2023</text:p>
          </table:table-cell>
          <table:table-cell office:value-type="float" office:value="178.0">
            <text:p>178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11-24T10:00:00">
            <text:p>Fri Nov 24 10:00:00 2023</text:p>
          </table:table-cell>
          <table:table-cell office:value-type="float" office:value="82.8333">
            <text:p>82.8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3-11-24T11:00:00">
            <text:p>Fri Nov 24 11:00:00 2023</text:p>
          </table:table-cell>
          <table:table-cell office:value-type="float" office:value="51.0">
            <text:p>51.0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11-24T12:00:00">
            <text:p>Fri Nov 24 12:00:00 2023</text:p>
          </table:table-cell>
          <table:table-cell office:value-type="float" office:value="21.8333">
            <text:p>21.8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11-24T13:00:00">
            <text:p>Fri Nov 24 13:00:00 2023</text:p>
          </table:table-cell>
          <table:table-cell office:value-type="float" office:value="86.8333">
            <text:p>86.8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11-24T14:00:00">
            <text:p>Fri Nov 24 14:00:00 2023</text:p>
          </table:table-cell>
          <table:table-cell office:value-type="float" office:value="46.6667">
            <text:p>46.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11-25T04:00:00">
            <text:p>Sat Nov 25 04:00:00 2023</text:p>
          </table:table-cell>
          <table:table-cell office:value-type="float" office:value="158.6667">
            <text:p>158.6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11-25T07:00:00">
            <text:p>Sat Nov 25 07:00:00 2023</text:p>
          </table:table-cell>
          <table:table-cell office:value-type="float" office:value="142.6667">
            <text:p>142.6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11-25T08:00:00">
            <text:p>Sat Nov 25 08:00:00 2023</text:p>
          </table:table-cell>
          <table:table-cell office:value-type="float" office:value="84.0">
            <text:p>84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1-25T10:00:00">
            <text:p>Sat Nov 25 10:00:00 2023</text:p>
          </table:table-cell>
          <table:table-cell office:value-type="float" office:value="71.8333">
            <text:p>71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11-25T11:00:00">
            <text:p>Sat Nov 25 11:00:00 2023</text:p>
          </table:table-cell>
          <table:table-cell office:value-type="float" office:value="88.1667">
            <text:p>88.1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11-25T12:00:00">
            <text:p>Sat Nov 25 12:00:00 2023</text:p>
          </table:table-cell>
          <table:table-cell office:value-type="float" office:value="68.5">
            <text:p>68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1-26T04:00:00">
            <text:p>Sun Nov 26 04:00:00 2023</text:p>
          </table:table-cell>
          <table:table-cell office:value-type="float" office:value="186.5">
            <text:p>186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1-26T05:00:00">
            <text:p>Sun Nov 26 05:00:00 2023</text:p>
          </table:table-cell>
          <table:table-cell office:value-type="float" office:value="142.8333">
            <text:p>142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1-26T07:00:00">
            <text:p>Sun Nov 26 07:00:00 2023</text:p>
          </table:table-cell>
          <table:table-cell office:value-type="float" office:value="213.0">
            <text:p>213.0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11-26T09:00:00">
            <text:p>Sun Nov 26 09:00:00 2023</text:p>
          </table:table-cell>
          <table:table-cell office:value-type="float" office:value="149.8333">
            <text:p>149.8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11-26T10:00:00">
            <text:p>Sun Nov 26 10:00:00 2023</text:p>
          </table:table-cell>
          <table:table-cell office:value-type="float" office:value="105.6667">
            <text:p>105.6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1-26T11:00:00">
            <text:p>Sun Nov 26 11:00:00 2023</text:p>
          </table:table-cell>
          <table:table-cell office:value-type="float" office:value="90.0">
            <text:p>90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11-26T12:00:00">
            <text:p>Sun Nov 26 12:00:00 2023</text:p>
          </table:table-cell>
          <table:table-cell office:value-type="float" office:value="98.5">
            <text:p>98.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11-26T13:00:00">
            <text:p>Sun Nov 26 13:00:00 2023</text:p>
          </table:table-cell>
          <table:table-cell office:value-type="float" office:value="34.5">
            <text:p>34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11-27T06:00:00">
            <text:p>Mon Nov 27 06:00:00 2023</text:p>
          </table:table-cell>
          <table:table-cell office:value-type="float" office:value="241.1667">
            <text:p>241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1-27T07:00:00">
            <text:p>Mon Nov 27 07:00:00 2023</text:p>
          </table:table-cell>
          <table:table-cell office:value-type="float" office:value="202.6667">
            <text:p>202.6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27T08:00:00">
            <text:p>Mon Nov 27 08:00:00 2023</text:p>
          </table:table-cell>
          <table:table-cell office:value-type="float" office:value="121.6667">
            <text:p>121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1-27T09:00:00">
            <text:p>Mon Nov 27 09:00:00 2023</text:p>
          </table:table-cell>
          <table:table-cell office:value-type="float" office:value="114.5">
            <text:p>114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27T10:00:00">
            <text:p>Mon Nov 27 10:00:00 2023</text:p>
          </table:table-cell>
          <table:table-cell office:value-type="float" office:value="76.6667">
            <text:p>76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1-27T11:00:00">
            <text:p>Mon Nov 27 11:00:00 2023</text:p>
          </table:table-cell>
          <table:table-cell office:value-type="float" office:value="81.8333">
            <text:p>81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1-27T12:00:00">
            <text:p>Mon Nov 27 12:00:00 2023</text:p>
          </table:table-cell>
          <table:table-cell office:value-type="float" office:value="65.0">
            <text:p>65.0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11-28T07:00:00">
            <text:p>Tue Nov 28 07:00:00 2023</text:p>
          </table:table-cell>
          <table:table-cell office:value-type="float" office:value="202.1667">
            <text:p>202.1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1-28T08:00:00">
            <text:p>Tue Nov 28 08:00:00 2023</text:p>
          </table:table-cell>
          <table:table-cell office:value-type="float" office:value="114.0">
            <text:p>114.0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1-28T09:00:00">
            <text:p>Tue Nov 28 09:00:00 2023</text:p>
          </table:table-cell>
          <table:table-cell office:value-type="float" office:value="111.6667">
            <text:p>111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11-28T10:00:00">
            <text:p>Tue Nov 28 10:00:00 2023</text:p>
          </table:table-cell>
          <table:table-cell office:value-type="float" office:value="133.0">
            <text:p>133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1-28T11:00:00">
            <text:p>Tue Nov 28 11:00:00 2023</text:p>
          </table:table-cell>
          <table:table-cell office:value-type="float" office:value="81.8333">
            <text:p>81.8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11-28T12:00:00">
            <text:p>Tue Nov 28 12:00:00 2023</text:p>
          </table:table-cell>
          <table:table-cell office:value-type="float" office:value="124.0">
            <text:p>124.0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1-28T13:00:00">
            <text:p>Tue Nov 28 13:00:00 2023</text:p>
          </table:table-cell>
          <table:table-cell office:value-type="float" office:value="62.3333">
            <text:p>62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1-28T14:00:00">
            <text:p>Tue Nov 28 14:00:00 2023</text:p>
          </table:table-cell>
          <table:table-cell office:value-type="float" office:value="39.3333">
            <text:p>39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11-29T09:00:00">
            <text:p>Wed Nov 29 09:00:00 2023</text:p>
          </table:table-cell>
          <table:table-cell office:value-type="float" office:value="158.3333">
            <text:p>158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11-29T10:00:00">
            <text:p>Wed Nov 29 10:00:00 2023</text:p>
          </table:table-cell>
          <table:table-cell office:value-type="float" office:value="282.8333">
            <text:p>282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11-29T11:00:00">
            <text:p>Wed Nov 29 11:00:00 2023</text:p>
          </table:table-cell>
          <table:table-cell office:value-type="float" office:value="97.8333">
            <text:p>97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1-29T12:00:00">
            <text:p>Wed Nov 29 12:00:00 2023</text:p>
          </table:table-cell>
          <table:table-cell office:value-type="float" office:value="73.8333">
            <text:p>73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1-29T13:00:00">
            <text:p>Wed Nov 29 13:00:00 2023</text:p>
          </table:table-cell>
          <table:table-cell office:value-type="float" office:value="234.1667">
            <text:p>234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1-29T14:00:00">
            <text:p>Wed Nov 29 14:00:00 2023</text:p>
          </table:table-cell>
          <table:table-cell office:value-type="float" office:value="84.8333">
            <text:p>84.8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11-29T17:00:00">
            <text:p>Wed Nov 29 17:00:00 2023</text:p>
          </table:table-cell>
          <table:table-cell office:value-type="float" office:value="132.1667">
            <text:p>132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11-29T21:00:00">
            <text:p>Wed Nov 29 21:00:00 2023</text:p>
          </table:table-cell>
          <table:table-cell office:value-type="float" office:value="97.8333">
            <text:p>97.8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1-30T01:00:00">
            <text:p>Thu Nov 30 01:00:00 2023</text:p>
          </table:table-cell>
          <table:table-cell office:value-type="float" office:value="163.8333">
            <text:p>163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11-30T02:00:00">
            <text:p>Thu Nov 30 02:00:00 2023</text:p>
          </table:table-cell>
          <table:table-cell office:value-type="float" office:value="180.0">
            <text:p>180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1-30T03:00:00">
            <text:p>Thu Nov 30 03:00:00 2023</text:p>
          </table:table-cell>
          <table:table-cell office:value-type="float" office:value="156.6667">
            <text:p>156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11-30T04:00:00">
            <text:p>Thu Nov 30 04:00:00 2023</text:p>
          </table:table-cell>
          <table:table-cell office:value-type="float" office:value="158.6667">
            <text:p>158.6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11-30T11:00:00">
            <text:p>Thu Nov 30 11:00:00 2023</text:p>
          </table:table-cell>
          <table:table-cell office:value-type="float" office:value="121.5">
            <text:p>121.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12-02T19:00:00">
            <text:p>Sat Dec  2 19:00:00 2023</text:p>
          </table:table-cell>
          <table:table-cell office:value-type="float" office:value="142.5">
            <text:p>142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2-02T20:00:00">
            <text:p>Sat Dec  2 20:00:00 2023</text:p>
          </table:table-cell>
          <table:table-cell office:value-type="float" office:value="133.1667">
            <text:p>133.1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12-02T21:00:00">
            <text:p>Sat Dec  2 21:00:00 2023</text:p>
          </table:table-cell>
          <table:table-cell office:value-type="float" office:value="117.8333">
            <text:p>117.8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2-02T22:00:00">
            <text:p>Sat Dec  2 22:00:00 2023</text:p>
          </table:table-cell>
          <table:table-cell office:value-type="float" office:value="218.5">
            <text:p>218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2-02T23:00:00">
            <text:p>Sat Dec  2 23:00:00 2023</text:p>
          </table:table-cell>
          <table:table-cell office:value-type="float" office:value="144.3333">
            <text:p>144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12-03T00:00:00">
            <text:p>Sun Dec  3 00:00:00 2023</text:p>
          </table:table-cell>
          <table:table-cell office:value-type="float" office:value="156.0">
            <text:p>156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2-03T02:00:00">
            <text:p>Sun Dec  3 02:00:00 2023</text:p>
          </table:table-cell>
          <table:table-cell office:value-type="float" office:value="120.3333">
            <text:p>120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2-03T07:00:00">
            <text:p>Sun Dec  3 07:00:00 2023</text:p>
          </table:table-cell>
          <table:table-cell office:value-type="float" office:value="127.0">
            <text:p>127.0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12-04T05:00:00">
            <text:p>Mon Dec  4 05:00:00 2023</text:p>
          </table:table-cell>
          <table:table-cell office:value-type="float" office:value="182.6667">
            <text:p>182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2-04T07:00:00">
            <text:p>Mon Dec  4 07:00:00 2023</text:p>
          </table:table-cell>
          <table:table-cell office:value-type="float" office:value="185.3333">
            <text:p>185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2-04T08:00:00">
            <text:p>Mon Dec  4 08:00:00 2023</text:p>
          </table:table-cell>
          <table:table-cell office:value-type="float" office:value="259.5">
            <text:p>259.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2-04T09:00:00">
            <text:p>Mon Dec  4 09:00:00 2023</text:p>
          </table:table-cell>
          <table:table-cell office:value-type="float" office:value="246.0">
            <text:p>246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04T10:00:00">
            <text:p>Mon Dec  4 10:00:00 2023</text:p>
          </table:table-cell>
          <table:table-cell office:value-type="float" office:value="126.1667">
            <text:p>126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12-04T11:00:00">
            <text:p>Mon Dec  4 11:00:00 2023</text:p>
          </table:table-cell>
          <table:table-cell office:value-type="float" office:value="215.0">
            <text:p>215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2-04T12:00:00">
            <text:p>Mon Dec  4 12:00:00 2023</text:p>
          </table:table-cell>
          <table:table-cell office:value-type="float" office:value="273.1667">
            <text:p>273.1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2-04T13:00:00">
            <text:p>Mon Dec  4 13:00:00 2023</text:p>
          </table:table-cell>
          <table:table-cell office:value-type="float" office:value="111.8333">
            <text:p>111.8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12-04T14:00:00">
            <text:p>Mon Dec  4 14:00:00 2023</text:p>
          </table:table-cell>
          <table:table-cell office:value-type="float" office:value="181.1667">
            <text:p>181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2-04T15:00:00">
            <text:p>Mon Dec  4 15:00:00 2023</text:p>
          </table:table-cell>
          <table:table-cell office:value-type="float" office:value="112.3333">
            <text:p>112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2-04T16:00:00">
            <text:p>Mon Dec  4 16:00:00 2023</text:p>
          </table:table-cell>
          <table:table-cell office:value-type="float" office:value="109.3333">
            <text:p>109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12-04T17:00:00">
            <text:p>Mon Dec  4 17:00:00 2023</text:p>
          </table:table-cell>
          <table:table-cell office:value-type="float" office:value="53.3333">
            <text:p>53.3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12-04T18:00:00">
            <text:p>Mon Dec  4 18:00:00 2023</text:p>
          </table:table-cell>
          <table:table-cell office:value-type="float" office:value="70.1667">
            <text:p>70.1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12-04T19:00:00">
            <text:p>Mon Dec  4 19:00:00 2023</text:p>
          </table:table-cell>
          <table:table-cell office:value-type="float" office:value="110.3333">
            <text:p>110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12-05T08:00:00">
            <text:p>Tue Dec  5 08:00:00 2023</text:p>
          </table:table-cell>
          <table:table-cell office:value-type="float" office:value="121.8333">
            <text:p>121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12-05T09:00:00">
            <text:p>Tue Dec  5 09:00:00 2023</text:p>
          </table:table-cell>
          <table:table-cell office:value-type="float" office:value="90.3333">
            <text:p>90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2-05T10:00:00">
            <text:p>Tue Dec  5 10:00:00 2023</text:p>
          </table:table-cell>
          <table:table-cell office:value-type="float" office:value="155.1667">
            <text:p>155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12-05T11:00:00">
            <text:p>Tue Dec  5 11:00:00 2023</text:p>
          </table:table-cell>
          <table:table-cell office:value-type="float" office:value="86.3333">
            <text:p>86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12-05T12:00:00">
            <text:p>Tue Dec  5 12:00:00 2023</text:p>
          </table:table-cell>
          <table:table-cell office:value-type="float" office:value="117.0">
            <text:p>117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2-05T13:00:00">
            <text:p>Tue Dec  5 13:00:00 2023</text:p>
          </table:table-cell>
          <table:table-cell office:value-type="float" office:value="142.8333">
            <text:p>142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12-05T14:00:00">
            <text:p>Tue Dec  5 14:00:00 2023</text:p>
          </table:table-cell>
          <table:table-cell office:value-type="float" office:value="255.1667">
            <text:p>255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12-05T15:00:00">
            <text:p>Tue Dec  5 15:00:00 2023</text:p>
          </table:table-cell>
          <table:table-cell office:value-type="float" office:value="209.8333">
            <text:p>209.8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12-05T16:00:00">
            <text:p>Tue Dec  5 16:00:00 2023</text:p>
          </table:table-cell>
          <table:table-cell office:value-type="float" office:value="181.1667">
            <text:p>181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05T17:00:00">
            <text:p>Tue Dec  5 17:00:00 2023</text:p>
          </table:table-cell>
          <table:table-cell office:value-type="float" office:value="171.8333">
            <text:p>171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05T23:00:00">
            <text:p>Tue Dec  5 23:00:00 2023</text:p>
          </table:table-cell>
          <table:table-cell office:value-type="float" office:value="128.1667">
            <text:p>128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12-06T00:00:00">
            <text:p>Wed Dec  6 00:00:00 2023</text:p>
          </table:table-cell>
          <table:table-cell office:value-type="float" office:value="179.3333">
            <text:p>179.3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12-06T01:00:00">
            <text:p>Wed Dec  6 01:00:00 2023</text:p>
          </table:table-cell>
          <table:table-cell office:value-type="float" office:value="162.1667">
            <text:p>162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12-06T02:00:00">
            <text:p>Wed Dec  6 02:00:00 2023</text:p>
          </table:table-cell>
          <table:table-cell office:value-type="float" office:value="151.3333">
            <text:p>151.3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12-06T23:00:00">
            <text:p>Wed Dec  6 23:00:00 2023</text:p>
          </table:table-cell>
          <table:table-cell office:value-type="float" office:value="140.8333">
            <text:p>140.8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07T01:00:00">
            <text:p>Thu Dec  7 01:00:00 2023</text:p>
          </table:table-cell>
          <table:table-cell office:value-type="float" office:value="170.1667">
            <text:p>170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2-07T02:00:00">
            <text:p>Thu Dec  7 02:00:00 2023</text:p>
          </table:table-cell>
          <table:table-cell office:value-type="float" office:value="219.3333">
            <text:p>219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2-07T03:00:00">
            <text:p>Thu Dec  7 03:00:00 2023</text:p>
          </table:table-cell>
          <table:table-cell office:value-type="float" office:value="173.6667">
            <text:p>173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2-07T04:00:00">
            <text:p>Thu Dec  7 04:00:00 2023</text:p>
          </table:table-cell>
          <table:table-cell office:value-type="float" office:value="124.5">
            <text:p>124.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12-07T05:00:00">
            <text:p>Thu Dec  7 05:00:00 2023</text:p>
          </table:table-cell>
          <table:table-cell office:value-type="float" office:value="142.0">
            <text:p>142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2-07T06:00:00">
            <text:p>Thu Dec  7 06:00:00 2023</text:p>
          </table:table-cell>
          <table:table-cell office:value-type="float" office:value="93.0">
            <text:p>93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2-07T07:00:00">
            <text:p>Thu Dec  7 07:00:00 2023</text:p>
          </table:table-cell>
          <table:table-cell office:value-type="float" office:value="73.0">
            <text:p>73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2-07T08:00:00">
            <text:p>Thu Dec  7 08:00:00 2023</text:p>
          </table:table-cell>
          <table:table-cell office:value-type="float" office:value="126.0">
            <text:p>126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07T09:00:00">
            <text:p>Thu Dec  7 09:00:00 2023</text:p>
          </table:table-cell>
          <table:table-cell office:value-type="float" office:value="190.5">
            <text:p>190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07T10:00:00">
            <text:p>Thu Dec  7 10:00:00 2023</text:p>
          </table:table-cell>
          <table:table-cell office:value-type="float" office:value="100.8333">
            <text:p>100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2-07T11:00:00">
            <text:p>Thu Dec  7 11:00:00 2023</text:p>
          </table:table-cell>
          <table:table-cell office:value-type="float" office:value="295.0">
            <text:p>295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07T12:00:00">
            <text:p>Thu Dec  7 12:00:00 2023</text:p>
          </table:table-cell>
          <table:table-cell office:value-type="float" office:value="183.3333">
            <text:p>183.3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07T13:00:00">
            <text:p>Thu Dec  7 13:00:00 2023</text:p>
          </table:table-cell>
          <table:table-cell office:value-type="float" office:value="309.0">
            <text:p>309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12-07T14:00:00">
            <text:p>Thu Dec  7 14:00:00 2023</text:p>
          </table:table-cell>
          <table:table-cell office:value-type="float" office:value="182.5">
            <text:p>182.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12-07T15:00:00">
            <text:p>Thu Dec  7 15:00:00 2023</text:p>
          </table:table-cell>
          <table:table-cell office:value-type="float" office:value="119.5">
            <text:p>119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12-09T06:00:00">
            <text:p>Sat Dec  9 06:00:00 2023</text:p>
          </table:table-cell>
          <table:table-cell office:value-type="float" office:value="189.5">
            <text:p>189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12-09T07:00:00">
            <text:p>Sat Dec  9 07:00:00 2023</text:p>
          </table:table-cell>
          <table:table-cell office:value-type="float" office:value="170.5">
            <text:p>170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2-09T08:00:00">
            <text:p>Sat Dec  9 08:00:00 2023</text:p>
          </table:table-cell>
          <table:table-cell office:value-type="float" office:value="172.5">
            <text:p>172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2-09T10:00:00">
            <text:p>Sat Dec  9 10:00:00 2023</text:p>
          </table:table-cell>
          <table:table-cell office:value-type="float" office:value="81.8333">
            <text:p>81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12-09T11:00:00">
            <text:p>Sat Dec  9 11:00:00 2023</text:p>
          </table:table-cell>
          <table:table-cell office:value-type="float" office:value="214.0">
            <text:p>214.0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2-09T12:00:00">
            <text:p>Sat Dec  9 12:00:00 2023</text:p>
          </table:table-cell>
          <table:table-cell office:value-type="float" office:value="128.3333">
            <text:p>128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2-09T13:00:00">
            <text:p>Sat Dec  9 13:00:00 2023</text:p>
          </table:table-cell>
          <table:table-cell office:value-type="float" office:value="44.1667">
            <text:p>44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2-09T14:00:00">
            <text:p>Sat Dec  9 14:00:00 2023</text:p>
          </table:table-cell>
          <table:table-cell office:value-type="float" office:value="48.8333">
            <text:p>48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12-09T15:00:00">
            <text:p>Sat Dec  9 15:00:00 2023</text:p>
          </table:table-cell>
          <table:table-cell office:value-type="float" office:value="88.1667">
            <text:p>88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12-09T16:00:00">
            <text:p>Sat Dec  9 16:00:00 2023</text:p>
          </table:table-cell>
          <table:table-cell office:value-type="float" office:value="198.5">
            <text:p>198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12-09T18:00:00">
            <text:p>Sat Dec  9 18:00:00 2023</text:p>
          </table:table-cell>
          <table:table-cell office:value-type="float" office:value="128.1667">
            <text:p>128.1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12-09T19:00:00">
            <text:p>Sat Dec  9 19:00:00 2023</text:p>
          </table:table-cell>
          <table:table-cell office:value-type="float" office:value="204.6667">
            <text:p>204.6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12-09T20:00:00">
            <text:p>Sat Dec  9 20:00:00 2023</text:p>
          </table:table-cell>
          <table:table-cell office:value-type="float" office:value="159.8333">
            <text:p>159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2-10T06:00:00">
            <text:p>Sun Dec 10 06:00:00 2023</text:p>
          </table:table-cell>
          <table:table-cell office:value-type="float" office:value="132.5">
            <text:p>132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12-10T07:00:00">
            <text:p>Sun Dec 10 07:00:00 2023</text:p>
          </table:table-cell>
          <table:table-cell office:value-type="float" office:value="184.6667">
            <text:p>184.6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12-10T08:00:00">
            <text:p>Sun Dec 10 08:00:00 2023</text:p>
          </table:table-cell>
          <table:table-cell office:value-type="float" office:value="173.6667">
            <text:p>173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2-10T09:00:00">
            <text:p>Sun Dec 10 09:00:00 2023</text:p>
          </table:table-cell>
          <table:table-cell office:value-type="float" office:value="95.6667">
            <text:p>95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12-10T10:00:00">
            <text:p>Sun Dec 10 10:00:00 2023</text:p>
          </table:table-cell>
          <table:table-cell office:value-type="float" office:value="88.1667">
            <text:p>88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12-10T11:00:00">
            <text:p>Sun Dec 10 11:00:00 2023</text:p>
          </table:table-cell>
          <table:table-cell office:value-type="float" office:value="71.1667">
            <text:p>71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2-10T12:00:00">
            <text:p>Sun Dec 10 12:00:00 2023</text:p>
          </table:table-cell>
          <table:table-cell office:value-type="float" office:value="77.1667">
            <text:p>77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12-10T13:00:00">
            <text:p>Sun Dec 10 13:00:00 2023</text:p>
          </table:table-cell>
          <table:table-cell office:value-type="float" office:value="66.5">
            <text:p>66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12-10T14:00:00">
            <text:p>Sun Dec 10 14:00:00 2023</text:p>
          </table:table-cell>
          <table:table-cell office:value-type="float" office:value="67.3333">
            <text:p>67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12-10T15:00:00">
            <text:p>Sun Dec 10 15:00:00 2023</text:p>
          </table:table-cell>
          <table:table-cell office:value-type="float" office:value="139.1667">
            <text:p>139.1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12-11T05:00:00">
            <text:p>Mon Dec 11 05:00:00 2023</text:p>
          </table:table-cell>
          <table:table-cell office:value-type="float" office:value="213.5">
            <text:p>213.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12-11T06:00:00">
            <text:p>Mon Dec 11 06:00:00 2023</text:p>
          </table:table-cell>
          <table:table-cell office:value-type="float" office:value="160.1667">
            <text:p>160.1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2-11T07:00:00">
            <text:p>Mon Dec 11 07:00:00 2023</text:p>
          </table:table-cell>
          <table:table-cell office:value-type="float" office:value="81.0">
            <text:p>81.0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2-11T08:00:00">
            <text:p>Mon Dec 11 08:00:00 2023</text:p>
          </table:table-cell>
          <table:table-cell office:value-type="float" office:value="133.3333">
            <text:p>133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11T13:00:00">
            <text:p>Mon Dec 11 13:00:00 2023</text:p>
          </table:table-cell>
          <table:table-cell office:value-type="float" office:value="69.0">
            <text:p>69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2-11T14:00:00">
            <text:p>Mon Dec 11 14:00:00 2023</text:p>
          </table:table-cell>
          <table:table-cell office:value-type="float" office:value="63.8333">
            <text:p>63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11T15:00:00">
            <text:p>Mon Dec 11 15:00:00 2023</text:p>
          </table:table-cell>
          <table:table-cell office:value-type="float" office:value="79.6667">
            <text:p>79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11T16:00:00">
            <text:p>Mon Dec 11 16:00:00 2023</text:p>
          </table:table-cell>
          <table:table-cell office:value-type="float" office:value="79.0">
            <text:p>79.0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2-11T17:00:00">
            <text:p>Mon Dec 11 17:00:00 2023</text:p>
          </table:table-cell>
          <table:table-cell office:value-type="float" office:value="58.0">
            <text:p>58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12-11T18:00:00">
            <text:p>Mon Dec 11 18:00:00 2023</text:p>
          </table:table-cell>
          <table:table-cell office:value-type="float" office:value="146.6667">
            <text:p>146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2-12T05:00:00">
            <text:p>Tue Dec 12 05:00:00 2023</text:p>
          </table:table-cell>
          <table:table-cell office:value-type="float" office:value="181.5">
            <text:p>181.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2-12T06:00:00">
            <text:p>Tue Dec 12 06:00:00 2023</text:p>
          </table:table-cell>
          <table:table-cell office:value-type="float" office:value="179.8333">
            <text:p>179.8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12-12T07:00:00">
            <text:p>Tue Dec 12 07:00:00 2023</text:p>
          </table:table-cell>
          <table:table-cell office:value-type="float" office:value="209.1667">
            <text:p>209.1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12-12T08:00:00">
            <text:p>Tue Dec 12 08:00:00 2023</text:p>
          </table:table-cell>
          <table:table-cell office:value-type="float" office:value="110.6667">
            <text:p>110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12T12:00:00">
            <text:p>Tue Dec 12 12:00:00 2023</text:p>
          </table:table-cell>
          <table:table-cell office:value-type="float" office:value="73.8333">
            <text:p>73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2-12T13:00:00">
            <text:p>Tue Dec 12 13:00:00 2023</text:p>
          </table:table-cell>
          <table:table-cell office:value-type="float" office:value="55.8333">
            <text:p>55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12-12T14:00:00">
            <text:p>Tue Dec 12 14:00:00 2023</text:p>
          </table:table-cell>
          <table:table-cell office:value-type="float" office:value="62.1667">
            <text:p>62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2-12T15:00:00">
            <text:p>Tue Dec 12 15:00:00 2023</text:p>
          </table:table-cell>
          <table:table-cell office:value-type="float" office:value="43.1667">
            <text:p>43.1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12-14T09:00:00">
            <text:p>Thu Dec 14 09:00:00 2023</text:p>
          </table:table-cell>
          <table:table-cell office:value-type="float" office:value="176.1667">
            <text:p>176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2-14T10:00:00">
            <text:p>Thu Dec 14 10:00:00 2023</text:p>
          </table:table-cell>
          <table:table-cell office:value-type="float" office:value="114.1667">
            <text:p>114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2-14T11:00:00">
            <text:p>Thu Dec 14 11:00:00 2023</text:p>
          </table:table-cell>
          <table:table-cell office:value-type="float" office:value="82.5">
            <text:p>82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2-15T18:00:00">
            <text:p>Fri Dec 15 18:00:00 2023</text:p>
          </table:table-cell>
          <table:table-cell office:value-type="float" office:value="230.0">
            <text:p>230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2-15T20:00:00">
            <text:p>Fri Dec 15 20:00:00 2023</text:p>
          </table:table-cell>
          <table:table-cell office:value-type="float" office:value="108.8333">
            <text:p>108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2-15T21:00:00">
            <text:p>Fri Dec 15 21:00:00 2023</text:p>
          </table:table-cell>
          <table:table-cell office:value-type="float" office:value="209.0">
            <text:p>209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2-15T22:00:00">
            <text:p>Fri Dec 15 22:00:00 2023</text:p>
          </table:table-cell>
          <table:table-cell office:value-type="float" office:value="170.1667">
            <text:p>170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16T00:00:00">
            <text:p>Sat Dec 16 00:00:00 2023</text:p>
          </table:table-cell>
          <table:table-cell office:value-type="float" office:value="203.6667">
            <text:p>203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16T01:00:00">
            <text:p>Sat Dec 16 01:00:00 2023</text:p>
          </table:table-cell>
          <table:table-cell office:value-type="float" office:value="104.6667">
            <text:p>104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2-16T02:00:00">
            <text:p>Sat Dec 16 02:00:00 2023</text:p>
          </table:table-cell>
          <table:table-cell office:value-type="float" office:value="239.0">
            <text:p>239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2-16T03:00:00">
            <text:p>Sat Dec 16 03:00:00 2023</text:p>
          </table:table-cell>
          <table:table-cell office:value-type="float" office:value="176.6667">
            <text:p>176.6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12-16T04:00:00">
            <text:p>Sat Dec 16 04:00:00 2023</text:p>
          </table:table-cell>
          <table:table-cell office:value-type="float" office:value="126.3333">
            <text:p>126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12-16T05:00:00">
            <text:p>Sat Dec 16 05:00:00 2023</text:p>
          </table:table-cell>
          <table:table-cell office:value-type="float" office:value="174.1667">
            <text:p>174.1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12-16T06:00:00">
            <text:p>Sat Dec 16 06:00:00 2023</text:p>
          </table:table-cell>
          <table:table-cell office:value-type="float" office:value="85.3333">
            <text:p>85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12-16T08:00:00">
            <text:p>Sat Dec 16 08:00:00 2023</text:p>
          </table:table-cell>
          <table:table-cell office:value-type="float" office:value="90.5">
            <text:p>90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2-16T10:00:00">
            <text:p>Sat Dec 16 10:00:00 2023</text:p>
          </table:table-cell>
          <table:table-cell office:value-type="float" office:value="214.5">
            <text:p>214.5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12-16T11:00:00">
            <text:p>Sat Dec 16 11:00:00 2023</text:p>
          </table:table-cell>
          <table:table-cell office:value-type="float" office:value="81.0">
            <text:p>81.0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2-16T12:00:00">
            <text:p>Sat Dec 16 12:00:00 2023</text:p>
          </table:table-cell>
          <table:table-cell office:value-type="float" office:value="93.0">
            <text:p>93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12-17T02:00:00">
            <text:p>Sun Dec 17 02:00:00 2023</text:p>
          </table:table-cell>
          <table:table-cell office:value-type="float" office:value="173.5">
            <text:p>173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2-17T04:00:00">
            <text:p>Sun Dec 17 04:00:00 2023</text:p>
          </table:table-cell>
          <table:table-cell office:value-type="float" office:value="203.3333">
            <text:p>203.3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12-17T05:00:00">
            <text:p>Sun Dec 17 05:00:00 2023</text:p>
          </table:table-cell>
          <table:table-cell office:value-type="float" office:value="251.6667">
            <text:p>251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2-17T08:00:00">
            <text:p>Sun Dec 17 08:00:00 2023</text:p>
          </table:table-cell>
          <table:table-cell office:value-type="float" office:value="142.5">
            <text:p>142.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12-17T09:00:00">
            <text:p>Sun Dec 17 09:00:00 2023</text:p>
          </table:table-cell>
          <table:table-cell office:value-type="float" office:value="177.8333">
            <text:p>177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2-17T10:00:00">
            <text:p>Sun Dec 17 10:00:00 2023</text:p>
          </table:table-cell>
          <table:table-cell office:value-type="float" office:value="226.3333">
            <text:p>226.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12-17T11:00:00">
            <text:p>Sun Dec 17 11:00:00 2023</text:p>
          </table:table-cell>
          <table:table-cell office:value-type="float" office:value="60.8333">
            <text:p>60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2-17T12:00:00">
            <text:p>Sun Dec 17 12:00:00 2023</text:p>
          </table:table-cell>
          <table:table-cell office:value-type="float" office:value="80.5">
            <text:p>80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2-17T13:00:00">
            <text:p>Sun Dec 17 13:00:00 2023</text:p>
          </table:table-cell>
          <table:table-cell office:value-type="float" office:value="72.0">
            <text:p>72.0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12-18T07:00:00">
            <text:p>Mon Dec 18 07:00:00 2023</text:p>
          </table:table-cell>
          <table:table-cell office:value-type="float" office:value="170.0">
            <text:p>170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2-18T08:00:00">
            <text:p>Mon Dec 18 08:00:00 2023</text:p>
          </table:table-cell>
          <table:table-cell office:value-type="float" office:value="164.6667">
            <text:p>164.6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12-18T09:00:00">
            <text:p>Mon Dec 18 09:00:00 2023</text:p>
          </table:table-cell>
          <table:table-cell office:value-type="float" office:value="265.6667">
            <text:p>265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19T02:00:00">
            <text:p>Tue Dec 19 02:00:00 2023</text:p>
          </table:table-cell>
          <table:table-cell office:value-type="float" office:value="124.0">
            <text:p>124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2-19T04:00:00">
            <text:p>Tue Dec 19 04:00:00 2023</text:p>
          </table:table-cell>
          <table:table-cell office:value-type="float" office:value="181.1667">
            <text:p>181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2-19T05:00:00">
            <text:p>Tue Dec 19 05:00:00 2023</text:p>
          </table:table-cell>
          <table:table-cell office:value-type="float" office:value="130.6667">
            <text:p>130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12-19T06:00:00">
            <text:p>Tue Dec 19 06:00:00 2023</text:p>
          </table:table-cell>
          <table:table-cell office:value-type="float" office:value="241.8333">
            <text:p>241.8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2-19T07:00:00">
            <text:p>Tue Dec 19 07:00:00 2023</text:p>
          </table:table-cell>
          <table:table-cell office:value-type="float" office:value="165.0">
            <text:p>165.0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12-19T08:00:00">
            <text:p>Tue Dec 19 08:00:00 2023</text:p>
          </table:table-cell>
          <table:table-cell office:value-type="float" office:value="247.6667">
            <text:p>247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12-19T09:00:00">
            <text:p>Tue Dec 19 09:00:00 2023</text:p>
          </table:table-cell>
          <table:table-cell office:value-type="float" office:value="273.6667">
            <text:p>273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19T10:00:00">
            <text:p>Tue Dec 19 10:00:00 2023</text:p>
          </table:table-cell>
          <table:table-cell office:value-type="float" office:value="167.8333">
            <text:p>167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19T11:00:00">
            <text:p>Tue Dec 19 11:00:00 2023</text:p>
          </table:table-cell>
          <table:table-cell office:value-type="float" office:value="83.6667">
            <text:p>83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12-19T12:00:00">
            <text:p>Tue Dec 19 12:00:00 2023</text:p>
          </table:table-cell>
          <table:table-cell office:value-type="float" office:value="80.3333">
            <text:p>80.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12-19T13:00:00">
            <text:p>Tue Dec 19 13:00:00 2023</text:p>
          </table:table-cell>
          <table:table-cell office:value-type="float" office:value="58.1667">
            <text:p>58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12-19T14:00:00">
            <text:p>Tue Dec 19 14:00:00 2023</text:p>
          </table:table-cell>
          <table:table-cell office:value-type="float" office:value="179.3333">
            <text:p>179.3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12-20T05:00:00">
            <text:p>Wed Dec 20 05:00:00 2023</text:p>
          </table:table-cell>
          <table:table-cell office:value-type="float" office:value="148.0">
            <text:p>148.0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12-20T06:00:00">
            <text:p>Wed Dec 20 06:00:00 2023</text:p>
          </table:table-cell>
          <table:table-cell office:value-type="float" office:value="167.8333">
            <text:p>167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2-20T07:00:00">
            <text:p>Wed Dec 20 07:00:00 2023</text:p>
          </table:table-cell>
          <table:table-cell office:value-type="float" office:value="213.3333">
            <text:p>213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2-20T08:00:00">
            <text:p>Wed Dec 20 08:00:00 2023</text:p>
          </table:table-cell>
          <table:table-cell office:value-type="float" office:value="121.8333">
            <text:p>121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2-20T09:00:00">
            <text:p>Wed Dec 20 09:00:00 2023</text:p>
          </table:table-cell>
          <table:table-cell office:value-type="float" office:value="169.3333">
            <text:p>169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2-20T10:00:00">
            <text:p>Wed Dec 20 10:00:00 2023</text:p>
          </table:table-cell>
          <table:table-cell office:value-type="float" office:value="103.3333">
            <text:p>103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20T11:00:00">
            <text:p>Wed Dec 20 11:00:00 2023</text:p>
          </table:table-cell>
          <table:table-cell office:value-type="float" office:value="127.1667">
            <text:p>127.1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2-20T12:00:00">
            <text:p>Wed Dec 20 12:00:00 2023</text:p>
          </table:table-cell>
          <table:table-cell office:value-type="float" office:value="65.5">
            <text:p>65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2-20T13:00:00">
            <text:p>Wed Dec 20 13:00:00 2023</text:p>
          </table:table-cell>
          <table:table-cell office:value-type="float" office:value="179.1667">
            <text:p>179.1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2-20T14:00:00">
            <text:p>Wed Dec 20 14:00:00 2023</text:p>
          </table:table-cell>
          <table:table-cell office:value-type="float" office:value="98.6667">
            <text:p>98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2-20T15:00:00">
            <text:p>Wed Dec 20 15:00:00 2023</text:p>
          </table:table-cell>
          <table:table-cell office:value-type="float" office:value="87.5">
            <text:p>87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2-20T16:00:00">
            <text:p>Wed Dec 20 16:00:00 2023</text:p>
          </table:table-cell>
          <table:table-cell office:value-type="float" office:value="85.1667">
            <text:p>85.1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12-21T02:00:00">
            <text:p>Thu Dec 21 02:00:00 2023</text:p>
          </table:table-cell>
          <table:table-cell office:value-type="float" office:value="209.0">
            <text:p>209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12-22T02:00:00">
            <text:p>Fri Dec 22 02:00:00 2023</text:p>
          </table:table-cell>
          <table:table-cell office:value-type="float" office:value="174.1667">
            <text:p>174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2-22T04:00:00">
            <text:p>Fri Dec 22 04:00:00 2023</text:p>
          </table:table-cell>
          <table:table-cell office:value-type="float" office:value="174.5">
            <text:p>174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2-22T05:00:00">
            <text:p>Fri Dec 22 05:00:00 2023</text:p>
          </table:table-cell>
          <table:table-cell office:value-type="float" office:value="195.1667">
            <text:p>195.1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2-22T06:00:00">
            <text:p>Fri Dec 22 06:00:00 2023</text:p>
          </table:table-cell>
          <table:table-cell office:value-type="float" office:value="168.8333">
            <text:p>168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12-22T07:00:00">
            <text:p>Fri Dec 22 07:00:00 2023</text:p>
          </table:table-cell>
          <table:table-cell office:value-type="float" office:value="165.1667">
            <text:p>165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2-22T08:00:00">
            <text:p>Fri Dec 22 08:00:00 2023</text:p>
          </table:table-cell>
          <table:table-cell office:value-type="float" office:value="78.6667">
            <text:p>78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12-22T09:00:00">
            <text:p>Fri Dec 22 09:00:00 2023</text:p>
          </table:table-cell>
          <table:table-cell office:value-type="float" office:value="103.6667">
            <text:p>103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22T10:00:00">
            <text:p>Fri Dec 22 10:00:00 2023</text:p>
          </table:table-cell>
          <table:table-cell office:value-type="float" office:value="138.0">
            <text:p>138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12-22T11:00:00">
            <text:p>Fri Dec 22 11:00:00 2023</text:p>
          </table:table-cell>
          <table:table-cell office:value-type="float" office:value="181.1667">
            <text:p>181.1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2-22T14:00:00">
            <text:p>Fri Dec 22 14:00:00 2023</text:p>
          </table:table-cell>
          <table:table-cell office:value-type="float" office:value="56.5">
            <text:p>56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12-23T06:00:00">
            <text:p>Sat Dec 23 06:00:00 2023</text:p>
          </table:table-cell>
          <table:table-cell office:value-type="float" office:value="159.6667">
            <text:p>159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2-23T07:00:00">
            <text:p>Sat Dec 23 07:00:00 2023</text:p>
          </table:table-cell>
          <table:table-cell office:value-type="float" office:value="162.6667">
            <text:p>162.6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2-23T08:00:00">
            <text:p>Sat Dec 23 08:00:00 2023</text:p>
          </table:table-cell>
          <table:table-cell office:value-type="float" office:value="167.5">
            <text:p>167.5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3T09:00:00">
            <text:p>Sat Dec 23 09:00:00 2023</text:p>
          </table:table-cell>
          <table:table-cell office:value-type="float" office:value="192.3333">
            <text:p>192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23T10:00:00">
            <text:p>Sat Dec 23 10:00:00 2023</text:p>
          </table:table-cell>
          <table:table-cell office:value-type="float" office:value="83.5">
            <text:p>83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2-23T11:00:00">
            <text:p>Sat Dec 23 11:00:00 2023</text:p>
          </table:table-cell>
          <table:table-cell office:value-type="float" office:value="195.6667">
            <text:p>195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2-23T12:00:00">
            <text:p>Sat Dec 23 12:00:00 2023</text:p>
          </table:table-cell>
          <table:table-cell office:value-type="float" office:value="275.6667">
            <text:p>275.6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12-23T14:00:00">
            <text:p>Sat Dec 23 14:00:00 2023</text:p>
          </table:table-cell>
          <table:table-cell office:value-type="float" office:value="95.3333">
            <text:p>95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12-23T15:00:00">
            <text:p>Sat Dec 23 15:00:00 2023</text:p>
          </table:table-cell>
          <table:table-cell office:value-type="float" office:value="97.0">
            <text:p>97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2-23T16:00:00">
            <text:p>Sat Dec 23 16:00:00 2023</text:p>
          </table:table-cell>
          <table:table-cell office:value-type="float" office:value="134.1667">
            <text:p>134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12-23T17:00:00">
            <text:p>Sat Dec 23 17:00:00 2023</text:p>
          </table:table-cell>
          <table:table-cell office:value-type="float" office:value="108.1667">
            <text:p>108.1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12-24T05:00:00">
            <text:p>Sun Dec 24 05:00:00 2023</text:p>
          </table:table-cell>
          <table:table-cell office:value-type="float" office:value="174.5">
            <text:p>174.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2-24T06:00:00">
            <text:p>Sun Dec 24 06:00:00 2023</text:p>
          </table:table-cell>
          <table:table-cell office:value-type="float" office:value="206.3333">
            <text:p>206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12-24T07:00:00">
            <text:p>Sun Dec 24 07:00:00 2023</text:p>
          </table:table-cell>
          <table:table-cell office:value-type="float" office:value="176.8333">
            <text:p>176.8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12-24T08:00:00">
            <text:p>Sun Dec 24 08:00:00 2023</text:p>
          </table:table-cell>
          <table:table-cell office:value-type="float" office:value="130.1667">
            <text:p>130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2-24T09:00:00">
            <text:p>Sun Dec 24 09:00:00 2023</text:p>
          </table:table-cell>
          <table:table-cell office:value-type="float" office:value="228.0">
            <text:p>228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2-24T10:00:00">
            <text:p>Sun Dec 24 10:00:00 2023</text:p>
          </table:table-cell>
          <table:table-cell office:value-type="float" office:value="64.3333">
            <text:p>64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24T11:00:00">
            <text:p>Sun Dec 24 11:00:00 2023</text:p>
          </table:table-cell>
          <table:table-cell office:value-type="float" office:value="51.1667">
            <text:p>51.1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12-24T12:00:00">
            <text:p>Sun Dec 24 12:00:00 2023</text:p>
          </table:table-cell>
          <table:table-cell office:value-type="float" office:value="102.8333">
            <text:p>102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12-24T14:00:00">
            <text:p>Sun Dec 24 14:00:00 2023</text:p>
          </table:table-cell>
          <table:table-cell office:value-type="float" office:value="175.0">
            <text:p>175.0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12-24T15:00:00">
            <text:p>Sun Dec 24 15:00:00 2023</text:p>
          </table:table-cell>
          <table:table-cell office:value-type="float" office:value="80.8333">
            <text:p>80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12-25T07:00:00">
            <text:p>Mon Dec 25 07:00:00 2023</text:p>
          </table:table-cell>
          <table:table-cell office:value-type="float" office:value="193.3333">
            <text:p>193.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12-25T08:00:00">
            <text:p>Mon Dec 25 08:00:00 2023</text:p>
          </table:table-cell>
          <table:table-cell office:value-type="float" office:value="201.5">
            <text:p>201.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12-25T09:00:00">
            <text:p>Mon Dec 25 09:00:00 2023</text:p>
          </table:table-cell>
          <table:table-cell office:value-type="float" office:value="167.0">
            <text:p>167.0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2-25T10:00:00">
            <text:p>Mon Dec 25 10:00:00 2023</text:p>
          </table:table-cell>
          <table:table-cell office:value-type="float" office:value="58.5">
            <text:p>58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2-25T11:00:00">
            <text:p>Mon Dec 25 11:00:00 2023</text:p>
          </table:table-cell>
          <table:table-cell office:value-type="float" office:value="59.5">
            <text:p>59.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12-25T12:00:00">
            <text:p>Mon Dec 25 12:00:00 2023</text:p>
          </table:table-cell>
          <table:table-cell office:value-type="float" office:value="44.1667">
            <text:p>44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2-25T13:00:00">
            <text:p>Mon Dec 25 13:00:00 2023</text:p>
          </table:table-cell>
          <table:table-cell office:value-type="float" office:value="235.5">
            <text:p>235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12-25T15:00:00">
            <text:p>Mon Dec 25 15:00:00 2023</text:p>
          </table:table-cell>
          <table:table-cell office:value-type="float" office:value="37.0">
            <text:p>37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12-26T05:00:00">
            <text:p>Tue Dec 26 05:00:00 2023</text:p>
          </table:table-cell>
          <table:table-cell office:value-type="float" office:value="158.8333">
            <text:p>158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2-26T06:00:00">
            <text:p>Tue Dec 26 06:00:00 2023</text:p>
          </table:table-cell>
          <table:table-cell office:value-type="float" office:value="124.5">
            <text:p>124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2-26T07:00:00">
            <text:p>Tue Dec 26 07:00:00 2023</text:p>
          </table:table-cell>
          <table:table-cell office:value-type="float" office:value="146.5">
            <text:p>146.5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12-26T08:00:00">
            <text:p>Tue Dec 26 08:00:00 2023</text:p>
          </table:table-cell>
          <table:table-cell office:value-type="float" office:value="257.3333">
            <text:p>257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2-26T09:00:00">
            <text:p>Tue Dec 26 09:00:00 2023</text:p>
          </table:table-cell>
          <table:table-cell office:value-type="float" office:value="136.1667">
            <text:p>136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26T10:00:00">
            <text:p>Tue Dec 26 10:00:00 2023</text:p>
          </table:table-cell>
          <table:table-cell office:value-type="float" office:value="186.6667">
            <text:p>186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26T11:00:00">
            <text:p>Tue Dec 26 11:00:00 2023</text:p>
          </table:table-cell>
          <table:table-cell office:value-type="float" office:value="236.0">
            <text:p>236.0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12-26T12:00:00">
            <text:p>Tue Dec 26 12:00:00 2023</text:p>
          </table:table-cell>
          <table:table-cell office:value-type="float" office:value="77.1667">
            <text:p>77.1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2-26T13:00:00">
            <text:p>Tue Dec 26 13:00:00 2023</text:p>
          </table:table-cell>
          <table:table-cell office:value-type="float" office:value="147.5">
            <text:p>147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2-26T14:00:00">
            <text:p>Tue Dec 26 14:00:00 2023</text:p>
          </table:table-cell>
          <table:table-cell office:value-type="float" office:value="200.8333">
            <text:p>200.8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12-26T15:00:00">
            <text:p>Tue Dec 26 15:00:00 2023</text:p>
          </table:table-cell>
          <table:table-cell office:value-type="float" office:value="179.5">
            <text:p>179.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12-27T06:00:00">
            <text:p>Wed Dec 27 06:00:00 2023</text:p>
          </table:table-cell>
          <table:table-cell office:value-type="float" office:value="242.0">
            <text:p>242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2-27T07:00:00">
            <text:p>Wed Dec 27 07:00:00 2023</text:p>
          </table:table-cell>
          <table:table-cell office:value-type="float" office:value="145.8333">
            <text:p>145.8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12-27T11:00:00">
            <text:p>Wed Dec 27 11:00:00 2023</text:p>
          </table:table-cell>
          <table:table-cell office:value-type="float" office:value="88.1667">
            <text:p>88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2-27T12:00:00">
            <text:p>Wed Dec 27 12:00:00 2023</text:p>
          </table:table-cell>
          <table:table-cell office:value-type="float" office:value="62.1667">
            <text:p>62.1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2-27T13:00:00">
            <text:p>Wed Dec 27 13:00:00 2023</text:p>
          </table:table-cell>
          <table:table-cell office:value-type="float" office:value="213.3333">
            <text:p>213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2-27T14:00:00">
            <text:p>Wed Dec 27 14:00:00 2023</text:p>
          </table:table-cell>
          <table:table-cell office:value-type="float" office:value="231.1667">
            <text:p>231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12-27T15:00:00">
            <text:p>Wed Dec 27 15:00:00 2023</text:p>
          </table:table-cell>
          <table:table-cell office:value-type="float" office:value="130.5">
            <text:p>130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12-27T16:00:00">
            <text:p>Wed Dec 27 16:00:00 2023</text:p>
          </table:table-cell>
          <table:table-cell office:value-type="float" office:value="43.5">
            <text:p>43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12-28T13:00:00">
            <text:p>Thu Dec 28 13:00:00 2023</text:p>
          </table:table-cell>
          <table:table-cell office:value-type="float" office:value="64.6667">
            <text:p>64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2-28T14:00:00">
            <text:p>Thu Dec 28 14:00:00 2023</text:p>
          </table:table-cell>
          <table:table-cell office:value-type="float" office:value="271.8333">
            <text:p>271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2-28T15:00:00">
            <text:p>Thu Dec 28 15:00:00 2023</text:p>
          </table:table-cell>
          <table:table-cell office:value-type="float" office:value="236.3333">
            <text:p>236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2-28T16:00:00">
            <text:p>Thu Dec 28 16:00:00 2023</text:p>
          </table:table-cell>
          <table:table-cell office:value-type="float" office:value="46.0">
            <text:p>46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12-28T17:00:00">
            <text:p>Thu Dec 28 17:00:00 2023</text:p>
          </table:table-cell>
          <table:table-cell office:value-type="float" office:value="106.0">
            <text:p>106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12-28T18:00:00">
            <text:p>Thu Dec 28 18:00:00 2023</text:p>
          </table:table-cell>
          <table:table-cell office:value-type="float" office:value="194.6667">
            <text:p>194.6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2-29T13:00:00">
            <text:p>Fri Dec 29 13:00:00 2023</text:p>
          </table:table-cell>
          <table:table-cell office:value-type="float" office:value="94.6667">
            <text:p>94.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12-29T14:00:00">
            <text:p>Fri Dec 29 14:00:00 2023</text:p>
          </table:table-cell>
          <table:table-cell office:value-type="float" office:value="53.6667">
            <text:p>53.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12-30T09:00:00">
            <text:p>Sat Dec 30 09:00:00 2023</text:p>
          </table:table-cell>
          <table:table-cell office:value-type="float" office:value="136.3333">
            <text:p>136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2-30T10:00:00">
            <text:p>Sat Dec 30 10:00:00 2023</text:p>
          </table:table-cell>
          <table:table-cell office:value-type="float" office:value="99.1667">
            <text:p>99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2-30T11:00:00">
            <text:p>Sat Dec 30 11:00:00 2023</text:p>
          </table:table-cell>
          <table:table-cell office:value-type="float" office:value="83.3333">
            <text:p>83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2-30T12:00:00">
            <text:p>Sat Dec 30 12:00:00 2023</text:p>
          </table:table-cell>
          <table:table-cell office:value-type="float" office:value="271.5">
            <text:p>271.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31T06:00:00">
            <text:p>Sun Dec 31 06:00:00 2023</text:p>
          </table:table-cell>
          <table:table-cell office:value-type="float" office:value="113.1667">
            <text:p>113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12-31T07:00:00">
            <text:p>Sun Dec 31 07:00:00 2023</text:p>
          </table:table-cell>
          <table:table-cell office:value-type="float" office:value="192.0">
            <text:p>192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2-31T08:00:00">
            <text:p>Sun Dec 31 08:00:00 2023</text:p>
          </table:table-cell>
          <table:table-cell office:value-type="float" office:value="162.3333">
            <text:p>162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2-31T09:00:00">
            <text:p>Sun Dec 31 09:00:00 2023</text:p>
          </table:table-cell>
          <table:table-cell office:value-type="float" office:value="226.0">
            <text:p>226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12-31T10:00:00">
            <text:p>Sun Dec 31 10:00:00 2023</text:p>
          </table:table-cell>
          <table:table-cell office:value-type="float" office:value="107.8333">
            <text:p>107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2-31T11:00:00">
            <text:p>Sun Dec 31 11:00:00 2023</text:p>
          </table:table-cell>
          <table:table-cell office:value-type="float" office:value="91.3333">
            <text:p>91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2-31T12:00:00">
            <text:p>Sun Dec 31 12:00:00 2023</text:p>
          </table:table-cell>
          <table:table-cell office:value-type="float" office:value="182.8333">
            <text:p>182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2-31T13:00:00">
            <text:p>Sun Dec 31 13:00:00 2023</text:p>
          </table:table-cell>
          <table:table-cell office:value-type="float" office:value="136.5">
            <text:p>136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12-31T15:00:00">
            <text:p>Sun Dec 31 15:00:00 2023</text:p>
          </table:table-cell>
          <table:table-cell office:value-type="float" office:value="75.1667">
            <text:p>75.1667</text:p>
          </table:table-cell>
          <table:table-cell office:value-type="float" office:value="53.6667">
            <text:p>53.66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